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21in" svg:height="3.5469in" svg:x="9.3425in" svg:y="4.6335in">
            <draw:object draw:notify-on-update-of-ranges="Sheet1.B8:Sheet1.B8 Sheet1.B9:Sheet1.B4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6.2917in" svg:height="3.5469in" svg:x="9.6386in" svg:y="1.1917in">
            <draw:object draw:notify-on-update-of-ranges="Sheet1.A9:Sheet1.A494 Sheet1.I8:Sheet1.I8 Sheet1.I9:Sheet1.I494 Sheet1.J9:Sheet1.J4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Einkommen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table:style-name="Default" table:formula="of:=([.B1]-[.B4])/10000" office:value-type="float" office:value="4.118" calcext:value-type="float">
            <text:p>4.118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style-name="Default" table:formula="of:=([.B1]-14926)/10000" office:value-type="float" office:value="3.5074" calcext:value-type="float">
            <text:p>3.5074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Freibetrag</text:p>
          </table:table-cell>
          <table:table-cell table:style-name="Default" office:value-type="float" office:value="8820" calcext:value-type="float">
            <text:p>882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Grenze</text:p>
          </table:table-cell>
          <table:table-cell table:style-name="Default" office:value-type="float" office:value="10347" calcext:value-type="float">
            <text:p>10347</text:p>
          </table:table-cell>
          <table:table-cell table:style-name="Default" office:value-type="float" office:value="14926" calcext:value-type="float">
            <text:p>14926</text:p>
          </table:table-cell>
          <table:table-cell table:style-name="Default" office:value-type="float" office:value="58596" calcext:value-type="float">
            <text:p>58596</text:p>
          </table:table-cell>
          <table:table-cell table:style-name="Default" office:value-type="float" office:value="277825" calcext:value-type="float">
            <text:p>27782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Einkommen</text:p>
          </table:table-cell>
          <table:table-cell table:style-name="Default" office:value-type="string" calcext:value-type="string">
            <text:p>Lst</text:p>
          </table:table-cell>
          <table:table-cell table:style-name="Default" table:number-columns-repeated="4"/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Effekt. %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9]&lt;=[.B$6];0; IF([.A9]&lt;[.C$6];[.C9];IF([.A9]&lt;[.D$6];[.D9];IF([.A9]&lt;[.E$6];[.E9];[.F9]))))" office:value-type="float" office:value="0" calcext:value-type="float">
            <text:p>0</text:p>
          </table:table-cell>
          <table:table-cell table:formula="of:=(1088.67 * Y + 1.4) * Y" office:value-type="float" office:value="1164.0859746603" calcext:value-type="float">
            <text:p>1164</text:p>
          </table:table-cell>
          <table:table-cell table:formula="of:=(206.43 * Z + 2397) * Z + 869.32" office:value-type="float" office:value="-2248.5461418932" calcext:value-type="float">
            <text:p>-2249</text:p>
          </table:table-cell>
          <table:table-cell table:formula="of:=0.42 * [.A9]-9336.45" office:value-type="float" office:value="-9336.45" calcext:value-type="float">
            <text:p>-9336</text:p>
          </table:table-cell>
          <table:table-cell table:formula="of:=0.45 * [.A9] - 17671.2" office:value-type="float" office:value="-17671.2" calcext:value-type="float">
            <text:p>-17671</text:p>
          </table:table-cell>
          <table:table-cell table:formula="of:=([.A9]-[.$B$6])/10000" office:value-type="float" office:value="-1.0347" calcext:value-type="float">
            <text:p>-1</text:p>
          </table:table-cell>
          <table:table-cell table:formula="of:=([.A9]-14926)/10000" office:value-type="float" office:value="-1.4926" calcext:value-type="float">
            <text:p>-1</text:p>
          </table:table-cell>
          <table:table-cell table:formula="of:=[.B9]/[.A9]" office:value-type="string" office:string-value="" calcext:value-type="error">
            <text:p>#DIV/0!</text:p>
          </table:table-cell>
          <table:table-cell table:formula="of:=MROUND([.I9];0.1)" office:value-type="string" office:string-value="" calcext:value-type="error">
            <text:p>#DIV/0!</text:p>
          </table:table-cell>
        </table:table-row>
        <table:table-row table:style-name="ro1">
          <table:table-cell table:formula="of:=[.A9]+1000" office:value-type="float" office:value="1000" calcext:value-type="float">
            <text:p>1000</text:p>
          </table:table-cell>
          <table:table-cell table:formula="of:=IF([.A10]&lt;=[.B$6];0; IF([.A10]&lt;[.C$6];[.C10];IF([.A10]&lt;[.D$6];[.D10];IF([.A10]&lt;[.E$6];[.E10];[.F10]))))" office:value-type="float" office:value="0" calcext:value-type="float">
            <text:p>0</text:p>
          </table:table-cell>
          <table:table-cell table:formula="of:=(1088.67 * Y + 1.4) * Y" office:value-type="float" office:value="949.8233048603" calcext:value-type="float">
            <text:p>950</text:p>
          </table:table-cell>
          <table:table-cell table:formula="of:=(206.43 * Z + 2397) * Z + 869.32" office:value-type="float" office:value="-2068.4053254932" calcext:value-type="float">
            <text:p>-2068</text:p>
          </table:table-cell>
          <table:table-cell table:formula="of:=0.42 * [.A10]-9336.45" office:value-type="float" office:value="-8916.45" calcext:value-type="float">
            <text:p>-8916</text:p>
          </table:table-cell>
          <table:table-cell table:formula="of:=0.45 * [.A10] - 17671.2" office:value-type="float" office:value="-17221.2" calcext:value-type="float">
            <text:p>-17221</text:p>
          </table:table-cell>
          <table:table-cell table:formula="of:=([.A10]-[.$B$6])/10000" office:value-type="float" office:value="-0.9347" calcext:value-type="float">
            <text:p>-1</text:p>
          </table:table-cell>
          <table:table-cell table:formula="of:=([.A10]-14926)/10000" office:value-type="float" office:value="-1.3926" calcext:value-type="float">
            <text:p>-1</text:p>
          </table:table-cell>
          <table:table-cell table:formula="of:=[.B10]/[.A10]" office:value-type="percentage" office:value="0" calcext:value-type="percentage">
            <text:p>0.00%</text:p>
          </table:table-cell>
          <table:table-cell table:formula="of:=MROUND([.I10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0]+1000" office:value-type="float" office:value="2000" calcext:value-type="float">
            <text:p>2000</text:p>
          </table:table-cell>
          <table:table-cell table:formula="of:=IF([.A11]&lt;=[.B$6];0; IF([.A11]&lt;[.C$6];[.C11];IF([.A11]&lt;[.D$6];[.D11];IF([.A11]&lt;[.E$6];[.E11];[.F11]))))" office:value-type="float" office:value="0" calcext:value-type="float">
            <text:p>0</text:p>
          </table:table-cell>
          <table:table-cell table:formula="of:=(1088.67 * Y + 1.4) * Y" office:value-type="float" office:value="757.3340350603" calcext:value-type="float">
            <text:p>757</text:p>
          </table:table-cell>
          <table:table-cell table:formula="of:=(206.43 * Z + 2397) * Z + 869.32" office:value-type="float" office:value="-1884.1359090932" calcext:value-type="float">
            <text:p>-1884</text:p>
          </table:table-cell>
          <table:table-cell table:formula="of:=0.42 * [.A11]-9336.45" office:value-type="float" office:value="-8496.45" calcext:value-type="float">
            <text:p>-8496</text:p>
          </table:table-cell>
          <table:table-cell table:formula="of:=0.45 * [.A11] - 17671.2" office:value-type="float" office:value="-16771.2" calcext:value-type="float">
            <text:p>-16771</text:p>
          </table:table-cell>
          <table:table-cell table:formula="of:=([.A11]-[.$B$6])/10000" office:value-type="float" office:value="-0.8347" calcext:value-type="float">
            <text:p>-1</text:p>
          </table:table-cell>
          <table:table-cell table:formula="of:=([.A11]-14926)/10000" office:value-type="float" office:value="-1.2926" calcext:value-type="float">
            <text:p>-1</text:p>
          </table:table-cell>
          <table:table-cell table:formula="of:=[.B11]/[.A11]" office:value-type="percentage" office:value="0" calcext:value-type="percentage">
            <text:p>0.00%</text:p>
          </table:table-cell>
          <table:table-cell table:formula="of:=MROUND([.I11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1]+1000" office:value-type="float" office:value="3000" calcext:value-type="float">
            <text:p>3000</text:p>
          </table:table-cell>
          <table:table-cell table:formula="of:=IF([.A12]&lt;=[.B$6];0; IF([.A12]&lt;[.C$6];[.C12];IF([.A12]&lt;[.D$6];[.D12];IF([.A12]&lt;[.E$6];[.E12];[.F12]))))" office:value-type="float" office:value="0" calcext:value-type="float">
            <text:p>0</text:p>
          </table:table-cell>
          <table:table-cell table:formula="of:=(1088.67 * Y + 1.4) * Y" office:value-type="float" office:value="586.6181652603" calcext:value-type="float">
            <text:p>587</text:p>
          </table:table-cell>
          <table:table-cell table:formula="of:=(206.43 * Z + 2397) * Z + 869.32" office:value-type="float" office:value="-1695.7378926932" calcext:value-type="float">
            <text:p>-1696</text:p>
          </table:table-cell>
          <table:table-cell table:formula="of:=0.42 * [.A12]-9336.45" office:value-type="float" office:value="-8076.45" calcext:value-type="float">
            <text:p>-8076</text:p>
          </table:table-cell>
          <table:table-cell table:formula="of:=0.45 * [.A12] - 17671.2" office:value-type="float" office:value="-16321.2" calcext:value-type="float">
            <text:p>-16321</text:p>
          </table:table-cell>
          <table:table-cell table:formula="of:=([.A12]-[.$B$6])/10000" office:value-type="float" office:value="-0.7347" calcext:value-type="float">
            <text:p>-1</text:p>
          </table:table-cell>
          <table:table-cell table:formula="of:=([.A12]-14926)/10000" office:value-type="float" office:value="-1.1926" calcext:value-type="float">
            <text:p>-1</text:p>
          </table:table-cell>
          <table:table-cell table:formula="of:=[.B12]/[.A12]" office:value-type="percentage" office:value="0" calcext:value-type="percentage">
            <text:p>0.00%</text:p>
          </table:table-cell>
          <table:table-cell table:formula="of:=MROUND([.I12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2]+1000" office:value-type="float" office:value="4000" calcext:value-type="float">
            <text:p>4000</text:p>
          </table:table-cell>
          <table:table-cell table:formula="of:=IF([.A13]&lt;=[.B$6];0; IF([.A13]&lt;[.C$6];[.C13];IF([.A13]&lt;[.D$6];[.D13];IF([.A13]&lt;[.E$6];[.E13];[.F13]))))" office:value-type="float" office:value="0" calcext:value-type="float">
            <text:p>0</text:p>
          </table:table-cell>
          <table:table-cell table:formula="of:=(1088.67 * Y + 1.4) * Y" office:value-type="float" office:value="437.6756954603" calcext:value-type="float">
            <text:p>438</text:p>
          </table:table-cell>
          <table:table-cell table:formula="of:=(206.43 * Z + 2397) * Z + 869.32" office:value-type="float" office:value="-1503.2112762932" calcext:value-type="float">
            <text:p>-1503</text:p>
          </table:table-cell>
          <table:table-cell table:formula="of:=0.42 * [.A13]-9336.45" office:value-type="float" office:value="-7656.45" calcext:value-type="float">
            <text:p>-7656</text:p>
          </table:table-cell>
          <table:table-cell table:formula="of:=0.45 * [.A13] - 17671.2" office:value-type="float" office:value="-15871.2" calcext:value-type="float">
            <text:p>-15871</text:p>
          </table:table-cell>
          <table:table-cell table:formula="of:=([.A13]-[.$B$6])/10000" office:value-type="float" office:value="-0.6347" calcext:value-type="float">
            <text:p>-1</text:p>
          </table:table-cell>
          <table:table-cell table:formula="of:=([.A13]-14926)/10000" office:value-type="float" office:value="-1.0926" calcext:value-type="float">
            <text:p>-1</text:p>
          </table:table-cell>
          <table:table-cell table:formula="of:=[.B13]/[.A13]" office:value-type="percentage" office:value="0" calcext:value-type="percentage">
            <text:p>0.00%</text:p>
          </table:table-cell>
          <table:table-cell table:formula="of:=MROUND([.I13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3]+1000" office:value-type="float" office:value="5000" calcext:value-type="float">
            <text:p>5000</text:p>
          </table:table-cell>
          <table:table-cell table:formula="of:=IF([.A14]&lt;=[.B$6];0; IF([.A14]&lt;[.C$6];[.C14];IF([.A14]&lt;[.D$6];[.D14];IF([.A14]&lt;[.E$6];[.E14];[.F14]))))" office:value-type="float" office:value="0" calcext:value-type="float">
            <text:p>0</text:p>
          </table:table-cell>
          <table:table-cell table:formula="of:=(1088.67 * Y + 1.4) * Y" office:value-type="float" office:value="310.5066256603" calcext:value-type="float">
            <text:p>311</text:p>
          </table:table-cell>
          <table:table-cell table:formula="of:=(206.43 * Z + 2397) * Z + 869.32" office:value-type="float" office:value="-1306.5560598932" calcext:value-type="float">
            <text:p>-1307</text:p>
          </table:table-cell>
          <table:table-cell table:formula="of:=0.42 * [.A14]-9336.45" office:value-type="float" office:value="-7236.45" calcext:value-type="float">
            <text:p>-7236</text:p>
          </table:table-cell>
          <table:table-cell table:formula="of:=0.45 * [.A14] - 17671.2" office:value-type="float" office:value="-15421.2" calcext:value-type="float">
            <text:p>-15421</text:p>
          </table:table-cell>
          <table:table-cell table:formula="of:=([.A14]-[.$B$6])/10000" office:value-type="float" office:value="-0.5347" calcext:value-type="float">
            <text:p>-1</text:p>
          </table:table-cell>
          <table:table-cell table:formula="of:=([.A14]-14926)/10000" office:value-type="float" office:value="-0.9926" calcext:value-type="float">
            <text:p>-1</text:p>
          </table:table-cell>
          <table:table-cell table:formula="of:=[.B14]/[.A14]" office:value-type="percentage" office:value="0" calcext:value-type="percentage">
            <text:p>0.00%</text:p>
          </table:table-cell>
          <table:table-cell table:formula="of:=MROUND([.I14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4]+1000" office:value-type="float" office:value="6000" calcext:value-type="float">
            <text:p>6000</text:p>
          </table:table-cell>
          <table:table-cell table:formula="of:=IF([.A15]&lt;=[.B$6];0; IF([.A15]&lt;[.C$6];[.C15];IF([.A15]&lt;[.D$6];[.D15];IF([.A15]&lt;[.E$6];[.E15];[.F15]))))" office:value-type="float" office:value="0" calcext:value-type="float">
            <text:p>0</text:p>
          </table:table-cell>
          <table:table-cell table:formula="of:=(1088.67 * Y + 1.4) * Y" office:value-type="float" office:value="205.1109558603" calcext:value-type="float">
            <text:p>205</text:p>
          </table:table-cell>
          <table:table-cell table:formula="of:=(206.43 * Z + 2397) * Z + 869.32" office:value-type="float" office:value="-1105.7722434932" calcext:value-type="float">
            <text:p>-1106</text:p>
          </table:table-cell>
          <table:table-cell table:formula="of:=0.42 * [.A15]-9336.45" office:value-type="float" office:value="-6816.45" calcext:value-type="float">
            <text:p>-6816</text:p>
          </table:table-cell>
          <table:table-cell table:formula="of:=0.45 * [.A15] - 17671.2" office:value-type="float" office:value="-14971.2" calcext:value-type="float">
            <text:p>-14971</text:p>
          </table:table-cell>
          <table:table-cell table:formula="of:=([.A15]-[.$B$6])/10000" office:value-type="float" office:value="-0.4347" calcext:value-type="float">
            <text:p>0</text:p>
          </table:table-cell>
          <table:table-cell table:formula="of:=([.A15]-14926)/10000" office:value-type="float" office:value="-0.8926" calcext:value-type="float">
            <text:p>-1</text:p>
          </table:table-cell>
          <table:table-cell table:formula="of:=[.B15]/[.A15]" office:value-type="percentage" office:value="0" calcext:value-type="percentage">
            <text:p>0.00%</text:p>
          </table:table-cell>
          <table:table-cell table:formula="of:=MROUND([.I15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5]+1000" office:value-type="float" office:value="7000" calcext:value-type="float">
            <text:p>7000</text:p>
          </table:table-cell>
          <table:table-cell table:formula="of:=IF([.A16]&lt;=[.B$6];0; IF([.A16]&lt;[.C$6];[.C16];IF([.A16]&lt;[.D$6];[.D16];IF([.A16]&lt;[.E$6];[.E16];[.F16]))))" office:value-type="float" office:value="0" calcext:value-type="float">
            <text:p>0</text:p>
          </table:table-cell>
          <table:table-cell table:formula="of:=(1088.67 * Y + 1.4) * Y" office:value-type="float" office:value="121.4886860603" calcext:value-type="float">
            <text:p>121</text:p>
          </table:table-cell>
          <table:table-cell table:formula="of:=(206.43 * Z + 2397) * Z + 869.32" office:value-type="float" office:value="-900.8598270932" calcext:value-type="float">
            <text:p>-901</text:p>
          </table:table-cell>
          <table:table-cell table:formula="of:=0.42 * [.A16]-9336.45" office:value-type="float" office:value="-6396.45" calcext:value-type="float">
            <text:p>-6396</text:p>
          </table:table-cell>
          <table:table-cell table:formula="of:=0.45 * [.A16] - 17671.2" office:value-type="float" office:value="-14521.2" calcext:value-type="float">
            <text:p>-14521</text:p>
          </table:table-cell>
          <table:table-cell table:formula="of:=([.A16]-[.$B$6])/10000" office:value-type="float" office:value="-0.3347" calcext:value-type="float">
            <text:p>0</text:p>
          </table:table-cell>
          <table:table-cell table:formula="of:=([.A16]-14926)/10000" office:value-type="float" office:value="-0.7926" calcext:value-type="float">
            <text:p>-1</text:p>
          </table:table-cell>
          <table:table-cell table:formula="of:=[.B16]/[.A16]" office:value-type="percentage" office:value="0" calcext:value-type="percentage">
            <text:p>0.00%</text:p>
          </table:table-cell>
          <table:table-cell table:formula="of:=MROUND([.I16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6]+1000" office:value-type="float" office:value="8000" calcext:value-type="float">
            <text:p>8000</text:p>
          </table:table-cell>
          <table:table-cell table:formula="of:=IF([.A17]&lt;=[.B$6];0; IF([.A17]&lt;[.C$6];[.C17];IF([.A17]&lt;[.D$6];[.D17];IF([.A17]&lt;[.E$6];[.E17];[.F17]))))" office:value-type="float" office:value="0" calcext:value-type="float">
            <text:p>0</text:p>
          </table:table-cell>
          <table:table-cell table:formula="of:=(1088.67 * Y + 1.4) * Y" office:value-type="float" office:value="59.6398162603" calcext:value-type="float">
            <text:p>60</text:p>
          </table:table-cell>
          <table:table-cell table:formula="of:=(206.43 * Z + 2397) * Z + 869.32" office:value-type="float" office:value="-691.8188106932" calcext:value-type="float">
            <text:p>-692</text:p>
          </table:table-cell>
          <table:table-cell table:formula="of:=0.42 * [.A17]-9336.45" office:value-type="float" office:value="-5976.45" calcext:value-type="float">
            <text:p>-5976</text:p>
          </table:table-cell>
          <table:table-cell table:formula="of:=0.45 * [.A17] - 17671.2" office:value-type="float" office:value="-14071.2" calcext:value-type="float">
            <text:p>-14071</text:p>
          </table:table-cell>
          <table:table-cell table:formula="of:=([.A17]-[.$B$6])/10000" office:value-type="float" office:value="-0.2347" calcext:value-type="float">
            <text:p>0</text:p>
          </table:table-cell>
          <table:table-cell table:formula="of:=([.A17]-14926)/10000" office:value-type="float" office:value="-0.6926" calcext:value-type="float">
            <text:p>-1</text:p>
          </table:table-cell>
          <table:table-cell table:formula="of:=[.B17]/[.A17]" office:value-type="percentage" office:value="0" calcext:value-type="percentage">
            <text:p>0.00%</text:p>
          </table:table-cell>
          <table:table-cell table:formula="of:=MROUND([.I17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7]+1000" office:value-type="float" office:value="9000" calcext:value-type="float">
            <text:p>9000</text:p>
          </table:table-cell>
          <table:table-cell table:formula="of:=IF([.A18]&lt;=[.B$6];0; IF([.A18]&lt;[.C$6];[.C18];IF([.A18]&lt;[.D$6];[.D18];IF([.A18]&lt;[.E$6];[.E18];[.F18]))))" office:value-type="float" office:value="0" calcext:value-type="float">
            <text:p>0</text:p>
          </table:table-cell>
          <table:table-cell table:formula="of:=(1088.67 * Y + 1.4) * Y" office:value-type="float" office:value="19.5643464603" calcext:value-type="float">
            <text:p>20</text:p>
          </table:table-cell>
          <table:table-cell table:formula="of:=(206.43 * Z + 2397) * Z + 869.32" office:value-type="float" office:value="-478.6491942932" calcext:value-type="float">
            <text:p>-479</text:p>
          </table:table-cell>
          <table:table-cell table:formula="of:=0.42 * [.A18]-9336.45" office:value-type="float" office:value="-5556.45" calcext:value-type="float">
            <text:p>-5556</text:p>
          </table:table-cell>
          <table:table-cell table:formula="of:=0.45 * [.A18] - 17671.2" office:value-type="float" office:value="-13621.2" calcext:value-type="float">
            <text:p>-13621</text:p>
          </table:table-cell>
          <table:table-cell table:formula="of:=([.A18]-[.$B$6])/10000" office:value-type="float" office:value="-0.1347" calcext:value-type="float">
            <text:p>0</text:p>
          </table:table-cell>
          <table:table-cell table:formula="of:=([.A18]-14926)/10000" office:value-type="float" office:value="-0.5926" calcext:value-type="float">
            <text:p>-1</text:p>
          </table:table-cell>
          <table:table-cell table:formula="of:=[.B18]/[.A18]" office:value-type="percentage" office:value="0" calcext:value-type="percentage">
            <text:p>0.00%</text:p>
          </table:table-cell>
          <table:table-cell table:formula="of:=MROUND([.I18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8]+1000" office:value-type="float" office:value="10000" calcext:value-type="float">
            <text:p>10000</text:p>
          </table:table-cell>
          <table:table-cell table:formula="of:=IF([.A19]&lt;=[.B$6];0; IF([.A19]&lt;[.C$6];[.C19];IF([.A19]&lt;[.D$6];[.D19];IF([.A19]&lt;[.E$6];[.E19];[.F19]))))" office:value-type="float" office:value="0" calcext:value-type="float">
            <text:p>0</text:p>
          </table:table-cell>
          <table:table-cell table:formula="of:=(1088.67 * Y + 1.4) * Y" office:value-type="float" office:value="1.2622766603" calcext:value-type="float">
            <text:p>1</text:p>
          </table:table-cell>
          <table:table-cell table:formula="of:=(206.43 * Z + 2397) * Z + 869.32" office:value-type="float" office:value="-261.3509778932" calcext:value-type="float">
            <text:p>-261</text:p>
          </table:table-cell>
          <table:table-cell table:formula="of:=0.42 * [.A19]-9336.45" office:value-type="float" office:value="-5136.45" calcext:value-type="float">
            <text:p>-5136</text:p>
          </table:table-cell>
          <table:table-cell table:formula="of:=0.45 * [.A19] - 17671.2" office:value-type="float" office:value="-13171.2" calcext:value-type="float">
            <text:p>-13171</text:p>
          </table:table-cell>
          <table:table-cell table:formula="of:=([.A19]-[.$B$6])/10000" office:value-type="float" office:value="-0.0347" calcext:value-type="float">
            <text:p>0</text:p>
          </table:table-cell>
          <table:table-cell table:formula="of:=([.A19]-14926)/10000" office:value-type="float" office:value="-0.4926" calcext:value-type="float">
            <text:p>0</text:p>
          </table:table-cell>
          <table:table-cell table:formula="of:=[.B19]/[.A19]" office:value-type="percentage" office:value="0" calcext:value-type="percentage">
            <text:p>0.00%</text:p>
          </table:table-cell>
          <table:table-cell table:formula="of:=MROUND([.I19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19]+1000" office:value-type="float" office:value="11000" calcext:value-type="float">
            <text:p>11000</text:p>
          </table:table-cell>
          <table:table-cell table:formula="of:=IF([.A20]&lt;=[.B$6];0; IF([.A20]&lt;[.C$6];[.C20];IF([.A20]&lt;[.D$6];[.D20];IF([.A20]&lt;[.E$6];[.E20];[.F20]))))" office:value-type="float" office:value="4.7336068603" calcext:value-type="float">
            <text:p>5</text:p>
          </table:table-cell>
          <table:table-cell table:formula="of:=(1088.67 * Y + 1.4) * Y" office:value-type="float" office:value="4.7336068603" calcext:value-type="float">
            <text:p>5</text:p>
          </table:table-cell>
          <table:table-cell table:formula="of:=(206.43 * Z + 2397) * Z + 869.32" office:value-type="float" office:value="-39.9241614932" calcext:value-type="float">
            <text:p>-40</text:p>
          </table:table-cell>
          <table:table-cell table:formula="of:=0.42 * [.A20]-9336.45" office:value-type="float" office:value="-4716.45" calcext:value-type="float">
            <text:p>-4716</text:p>
          </table:table-cell>
          <table:table-cell table:formula="of:=0.45 * [.A20] - 17671.2" office:value-type="float" office:value="-12721.2" calcext:value-type="float">
            <text:p>-12721</text:p>
          </table:table-cell>
          <table:table-cell table:formula="of:=([.A20]-[.$B$6])/10000" office:value-type="float" office:value="0.0653" calcext:value-type="float">
            <text:p>0</text:p>
          </table:table-cell>
          <table:table-cell table:formula="of:=([.A20]-14926)/10000" office:value-type="float" office:value="-0.3926" calcext:value-type="float">
            <text:p>0</text:p>
          </table:table-cell>
          <table:table-cell table:formula="of:=[.B20]/[.A20]" office:value-type="percentage" office:value="0.000430327896390909" calcext:value-type="percentage">
            <text:p>0.04%</text:p>
          </table:table-cell>
          <table:table-cell table:formula="of:=MROUND([.I20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20]+1000" office:value-type="float" office:value="12000" calcext:value-type="float">
            <text:p>12000</text:p>
          </table:table-cell>
          <table:table-cell table:formula="of:=IF([.A21]&lt;=[.B$6];0; IF([.A21]&lt;[.C$6];[.C21];IF([.A21]&lt;[.D$6];[.D21];IF([.A21]&lt;[.E$6];[.E21];[.F21]))))" office:value-type="float" office:value="29.9783370603" calcext:value-type="float">
            <text:p>30</text:p>
          </table:table-cell>
          <table:table-cell table:formula="of:=(1088.67 * Y + 1.4) * Y" office:value-type="float" office:value="29.9783370603" calcext:value-type="float">
            <text:p>30</text:p>
          </table:table-cell>
          <table:table-cell table:formula="of:=(206.43 * Z + 2397) * Z + 869.32" office:value-type="float" office:value="185.6312549068" calcext:value-type="float">
            <text:p>186</text:p>
          </table:table-cell>
          <table:table-cell table:formula="of:=0.42 * [.A21]-9336.45" office:value-type="float" office:value="-4296.45" calcext:value-type="float">
            <text:p>-4296</text:p>
          </table:table-cell>
          <table:table-cell table:formula="of:=0.45 * [.A21] - 17671.2" office:value-type="float" office:value="-12271.2" calcext:value-type="float">
            <text:p>-12271</text:p>
          </table:table-cell>
          <table:table-cell table:formula="of:=([.A21]-[.$B$6])/10000" office:value-type="float" office:value="0.1653" calcext:value-type="float">
            <text:p>0</text:p>
          </table:table-cell>
          <table:table-cell table:formula="of:=([.A21]-14926)/10000" office:value-type="float" office:value="-0.2926" calcext:value-type="float">
            <text:p>0</text:p>
          </table:table-cell>
          <table:table-cell table:formula="of:=[.B21]/[.A21]" office:value-type="percentage" office:value="0.002498194755025" calcext:value-type="percentage">
            <text:p>0.25%</text:p>
          </table:table-cell>
          <table:table-cell table:formula="of:=MROUND([.I21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21]+1000" office:value-type="float" office:value="13000" calcext:value-type="float">
            <text:p>13000</text:p>
          </table:table-cell>
          <table:table-cell table:formula="of:=IF([.A22]&lt;=[.B$6];0; IF([.A22]&lt;[.C$6];[.C22];IF([.A22]&lt;[.D$6];[.D22];IF([.A22]&lt;[.E$6];[.E22];[.F22]))))" office:value-type="float" office:value="76.9964672603" calcext:value-type="float">
            <text:p>77</text:p>
          </table:table-cell>
          <table:table-cell table:formula="of:=(1088.67 * Y + 1.4) * Y" office:value-type="float" office:value="76.9964672603" calcext:value-type="float">
            <text:p>77</text:p>
          </table:table-cell>
          <table:table-cell table:formula="of:=(206.43 * Z + 2397) * Z + 869.32" office:value-type="float" office:value="415.3152713068" calcext:value-type="float">
            <text:p>415</text:p>
          </table:table-cell>
          <table:table-cell table:formula="of:=0.42 * [.A22]-9336.45" office:value-type="float" office:value="-3876.45" calcext:value-type="float">
            <text:p>-3876</text:p>
          </table:table-cell>
          <table:table-cell table:formula="of:=0.45 * [.A22] - 17671.2" office:value-type="float" office:value="-11821.2" calcext:value-type="float">
            <text:p>-11821</text:p>
          </table:table-cell>
          <table:table-cell table:formula="of:=([.A22]-[.$B$6])/10000" office:value-type="float" office:value="0.2653" calcext:value-type="float">
            <text:p>0</text:p>
          </table:table-cell>
          <table:table-cell table:formula="of:=([.A22]-14926)/10000" office:value-type="float" office:value="-0.1926" calcext:value-type="float">
            <text:p>0</text:p>
          </table:table-cell>
          <table:table-cell table:formula="of:=[.B22]/[.A22]" office:value-type="percentage" office:value="0.00592280517386923" calcext:value-type="percentage">
            <text:p>0.59%</text:p>
          </table:table-cell>
          <table:table-cell table:formula="of:=MROUND([.I22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22]+1000" office:value-type="float" office:value="14000" calcext:value-type="float">
            <text:p>14000</text:p>
          </table:table-cell>
          <table:table-cell table:formula="of:=IF([.A23]&lt;=[.B$6];0; IF([.A23]&lt;[.C$6];[.C23];IF([.A23]&lt;[.D$6];[.D23];IF([.A23]&lt;[.E$6];[.E23];[.F23]))))" office:value-type="float" office:value="145.7879974603" calcext:value-type="float">
            <text:p>146</text:p>
          </table:table-cell>
          <table:table-cell table:formula="of:=(1088.67 * Y + 1.4) * Y" office:value-type="float" office:value="145.7879974603" calcext:value-type="float">
            <text:p>146</text:p>
          </table:table-cell>
          <table:table-cell table:formula="of:=(206.43 * Z + 2397) * Z + 869.32" office:value-type="float" office:value="649.1278877068" calcext:value-type="float">
            <text:p>649</text:p>
          </table:table-cell>
          <table:table-cell table:formula="of:=0.42 * [.A23]-9336.45" office:value-type="float" office:value="-3456.45" calcext:value-type="float">
            <text:p>-3456</text:p>
          </table:table-cell>
          <table:table-cell table:formula="of:=0.45 * [.A23] - 17671.2" office:value-type="float" office:value="-11371.2" calcext:value-type="float">
            <text:p>-11371</text:p>
          </table:table-cell>
          <table:table-cell table:formula="of:=([.A23]-[.$B$6])/10000" office:value-type="float" office:value="0.3653" calcext:value-type="float">
            <text:p>0</text:p>
          </table:table-cell>
          <table:table-cell table:formula="of:=([.A23]-14926)/10000" office:value-type="float" office:value="-0.0926" calcext:value-type="float">
            <text:p>0</text:p>
          </table:table-cell>
          <table:table-cell table:formula="of:=[.B23]/[.A23]" office:value-type="percentage" office:value="0.0104134283900214" calcext:value-type="percentage">
            <text:p>1.04%</text:p>
          </table:table-cell>
          <table:table-cell table:formula="of:=MROUND([.I23];0.1)" office:value-type="percentage" office:value="0" calcext:value-type="percentage">
            <text:p>0.00%</text:p>
          </table:table-cell>
        </table:table-row>
        <table:table-row table:style-name="ro1">
          <table:table-cell table:formula="of:=[.A23]+1000" office:value-type="float" office:value="15000" calcext:value-type="float">
            <text:p>15000</text:p>
          </table:table-cell>
          <table:table-cell table:formula="of:=IF([.A24]&lt;=[.B$6];0; IF([.A24]&lt;[.C$6];[.C24];IF([.A24]&lt;[.D$6];[.D24];IF([.A24]&lt;[.E$6];[.E24];[.F24]))))" office:value-type="float" office:value="887.0691041068" calcext:value-type="float">
            <text:p>887</text:p>
          </table:table-cell>
          <table:table-cell table:formula="of:=(1088.67 * Y + 1.4) * Y" office:value-type="float" office:value="236.3529276603" calcext:value-type="float">
            <text:p>236</text:p>
          </table:table-cell>
          <table:table-cell table:formula="of:=(206.43 * Z + 2397) * Z + 869.32" office:value-type="float" office:value="887.0691041068" calcext:value-type="float">
            <text:p>887</text:p>
          </table:table-cell>
          <table:table-cell table:formula="of:=0.42 * [.A24]-9336.45" office:value-type="float" office:value="-3036.45" calcext:value-type="float">
            <text:p>-3036</text:p>
          </table:table-cell>
          <table:table-cell table:formula="of:=0.45 * [.A24] - 17671.2" office:value-type="float" office:value="-10921.2" calcext:value-type="float">
            <text:p>-10921</text:p>
          </table:table-cell>
          <table:table-cell table:formula="of:=([.A24]-[.$B$6])/10000" office:value-type="float" office:value="0.4653" calcext:value-type="float">
            <text:p>0</text:p>
          </table:table-cell>
          <table:table-cell table:formula="of:=([.A24]-14926)/10000" office:value-type="float" office:value="0.0074" calcext:value-type="float">
            <text:p>0</text:p>
          </table:table-cell>
          <table:table-cell table:formula="of:=[.B24]/[.A24]" office:value-type="percentage" office:value="0.0591379402737867" calcext:value-type="percentage">
            <text:p>5.91%</text:p>
          </table:table-cell>
          <table:table-cell table:formula="of:=MROUND([.I24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24]+1000" office:value-type="float" office:value="16000" calcext:value-type="float">
            <text:p>16000</text:p>
          </table:table-cell>
          <table:table-cell table:formula="of:=IF([.A25]&lt;=[.B$6];0; IF([.A25]&lt;[.C$6];[.C25];IF([.A25]&lt;[.D$6];[.D25];IF([.A25]&lt;[.E$6];[.E25];[.F25]))))" office:value-type="float" office:value="1129.1389205068" calcext:value-type="float">
            <text:p>1129</text:p>
          </table:table-cell>
          <table:table-cell table:formula="of:=(1088.67 * Y + 1.4) * Y" office:value-type="float" office:value="348.6912578603" calcext:value-type="float">
            <text:p>349</text:p>
          </table:table-cell>
          <table:table-cell table:formula="of:=(206.43 * Z + 2397) * Z + 869.32" office:value-type="float" office:value="1129.1389205068" calcext:value-type="float">
            <text:p>1129</text:p>
          </table:table-cell>
          <table:table-cell table:formula="of:=0.42 * [.A25]-9336.45" office:value-type="float" office:value="-2616.45" calcext:value-type="float">
            <text:p>-2616</text:p>
          </table:table-cell>
          <table:table-cell table:formula="of:=0.45 * [.A25] - 17671.2" office:value-type="float" office:value="-10471.2" calcext:value-type="float">
            <text:p>-10471</text:p>
          </table:table-cell>
          <table:table-cell table:formula="of:=([.A25]-[.$B$6])/10000" office:value-type="float" office:value="0.5653" calcext:value-type="float">
            <text:p>1</text:p>
          </table:table-cell>
          <table:table-cell table:formula="of:=([.A25]-14926)/10000" office:value-type="float" office:value="0.1074" calcext:value-type="float">
            <text:p>0</text:p>
          </table:table-cell>
          <table:table-cell table:formula="of:=[.B25]/[.A25]" office:value-type="percentage" office:value="0.070571182531675" calcext:value-type="percentage">
            <text:p>7.06%</text:p>
          </table:table-cell>
          <table:table-cell table:formula="of:=MROUND([.I25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25]+1000" office:value-type="float" office:value="17000" calcext:value-type="float">
            <text:p>17000</text:p>
          </table:table-cell>
          <table:table-cell table:formula="of:=IF([.A26]&lt;=[.B$6];0; IF([.A26]&lt;[.C$6];[.C26];IF([.A26]&lt;[.D$6];[.D26];IF([.A26]&lt;[.E$6];[.E26];[.F26]))))" office:value-type="float" office:value="1375.3373369068" calcext:value-type="float">
            <text:p>1375</text:p>
          </table:table-cell>
          <table:table-cell table:formula="of:=(1088.67 * Y + 1.4) * Y" office:value-type="float" office:value="482.8029880603" calcext:value-type="float">
            <text:p>483</text:p>
          </table:table-cell>
          <table:table-cell table:formula="of:=(206.43 * Z + 2397) * Z + 869.32" office:value-type="float" office:value="1375.3373369068" calcext:value-type="float">
            <text:p>1375</text:p>
          </table:table-cell>
          <table:table-cell table:formula="of:=0.42 * [.A26]-9336.45" office:value-type="float" office:value="-2196.45" calcext:value-type="float">
            <text:p>-2196</text:p>
          </table:table-cell>
          <table:table-cell table:formula="of:=0.45 * [.A26] - 17671.2" office:value-type="float" office:value="-10021.2" calcext:value-type="float">
            <text:p>-10021</text:p>
          </table:table-cell>
          <table:table-cell table:formula="of:=([.A26]-[.$B$6])/10000" office:value-type="float" office:value="0.6653" calcext:value-type="float">
            <text:p>1</text:p>
          </table:table-cell>
          <table:table-cell table:formula="of:=([.A26]-14926)/10000" office:value-type="float" office:value="0.2074" calcext:value-type="float">
            <text:p>0</text:p>
          </table:table-cell>
          <table:table-cell table:formula="of:=[.B26]/[.A26]" office:value-type="percentage" office:value="0.0809021962886353" calcext:value-type="percentage">
            <text:p>8.09%</text:p>
          </table:table-cell>
          <table:table-cell table:formula="of:=MROUND([.I26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26]+1000" office:value-type="float" office:value="18000" calcext:value-type="float">
            <text:p>18000</text:p>
          </table:table-cell>
          <table:table-cell table:formula="of:=IF([.A27]&lt;=[.B$6];0; IF([.A27]&lt;[.C$6];[.C27];IF([.A27]&lt;[.D$6];[.D27];IF([.A27]&lt;[.E$6];[.E27];[.F27]))))" office:value-type="float" office:value="1625.6643533068" calcext:value-type="float">
            <text:p>1626</text:p>
          </table:table-cell>
          <table:table-cell table:formula="of:=(1088.67 * Y + 1.4) * Y" office:value-type="float" office:value="638.6881182603" calcext:value-type="float">
            <text:p>639</text:p>
          </table:table-cell>
          <table:table-cell table:formula="of:=(206.43 * Z + 2397) * Z + 869.32" office:value-type="float" office:value="1625.6643533068" calcext:value-type="float">
            <text:p>1626</text:p>
          </table:table-cell>
          <table:table-cell table:formula="of:=0.42 * [.A27]-9336.45" office:value-type="float" office:value="-1776.45" calcext:value-type="float">
            <text:p>-1776</text:p>
          </table:table-cell>
          <table:table-cell table:formula="of:=0.45 * [.A27] - 17671.2" office:value-type="float" office:value="-9571.2" calcext:value-type="float">
            <text:p>-9571</text:p>
          </table:table-cell>
          <table:table-cell table:formula="of:=([.A27]-[.$B$6])/10000" office:value-type="float" office:value="0.7653" calcext:value-type="float">
            <text:p>1</text:p>
          </table:table-cell>
          <table:table-cell table:formula="of:=([.A27]-14926)/10000" office:value-type="float" office:value="0.3074" calcext:value-type="float">
            <text:p>0</text:p>
          </table:table-cell>
          <table:table-cell table:formula="of:=[.B27]/[.A27]" office:value-type="percentage" office:value="0.0903146862948222" calcext:value-type="percentage">
            <text:p>9.03%</text:p>
          </table:table-cell>
          <table:table-cell table:formula="of:=MROUND([.I27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27]+1000" office:value-type="float" office:value="19000" calcext:value-type="float">
            <text:p>19000</text:p>
          </table:table-cell>
          <table:table-cell table:formula="of:=IF([.A28]&lt;=[.B$6];0; IF([.A28]&lt;[.C$6];[.C28];IF([.A28]&lt;[.D$6];[.D28];IF([.A28]&lt;[.E$6];[.E28];[.F28]))))" office:value-type="float" office:value="1880.1199697068" calcext:value-type="float">
            <text:p>1880</text:p>
          </table:table-cell>
          <table:table-cell table:formula="of:=(1088.67 * Y + 1.4) * Y" office:value-type="float" office:value="816.3466484603" calcext:value-type="float">
            <text:p>816</text:p>
          </table:table-cell>
          <table:table-cell table:formula="of:=(206.43 * Z + 2397) * Z + 869.32" office:value-type="float" office:value="1880.1199697068" calcext:value-type="float">
            <text:p>1880</text:p>
          </table:table-cell>
          <table:table-cell table:formula="of:=0.42 * [.A28]-9336.45" office:value-type="float" office:value="-1356.45" calcext:value-type="float">
            <text:p>-1356</text:p>
          </table:table-cell>
          <table:table-cell table:formula="of:=0.45 * [.A28] - 17671.2" office:value-type="float" office:value="-9121.2" calcext:value-type="float">
            <text:p>-9121</text:p>
          </table:table-cell>
          <table:table-cell table:formula="of:=([.A28]-[.$B$6])/10000" office:value-type="float" office:value="0.8653" calcext:value-type="float">
            <text:p>1</text:p>
          </table:table-cell>
          <table:table-cell table:formula="of:=([.A28]-14926)/10000" office:value-type="float" office:value="0.4074" calcext:value-type="float">
            <text:p>0</text:p>
          </table:table-cell>
          <table:table-cell table:formula="of:=[.B28]/[.A28]" office:value-type="percentage" office:value="0.0989536826161474" calcext:value-type="percentage">
            <text:p>9.90%</text:p>
          </table:table-cell>
          <table:table-cell table:formula="of:=MROUND([.I28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28]+1000" office:value-type="float" office:value="20000" calcext:value-type="float">
            <text:p>20000</text:p>
          </table:table-cell>
          <table:table-cell table:formula="of:=IF([.A29]&lt;=[.B$6];0; IF([.A29]&lt;[.C$6];[.C29];IF([.A29]&lt;[.D$6];[.D29];IF([.A29]&lt;[.E$6];[.E29];[.F29]))))" office:value-type="float" office:value="2138.7041861068" calcext:value-type="float">
            <text:p>2139</text:p>
          </table:table-cell>
          <table:table-cell table:formula="of:=(1088.67 * Y + 1.4) * Y" office:value-type="float" office:value="1015.7785786603" calcext:value-type="float">
            <text:p>1016</text:p>
          </table:table-cell>
          <table:table-cell table:formula="of:=(206.43 * Z + 2397) * Z + 869.32" office:value-type="float" office:value="2138.7041861068" calcext:value-type="float">
            <text:p>2139</text:p>
          </table:table-cell>
          <table:table-cell table:formula="of:=0.42 * [.A29]-9336.45" office:value-type="float" office:value="-936.450000000001" calcext:value-type="float">
            <text:p>-936</text:p>
          </table:table-cell>
          <table:table-cell table:formula="of:=0.45 * [.A29] - 17671.2" office:value-type="float" office:value="-8671.2" calcext:value-type="float">
            <text:p>-8671</text:p>
          </table:table-cell>
          <table:table-cell table:formula="of:=([.A29]-[.$B$6])/10000" office:value-type="float" office:value="0.9653" calcext:value-type="float">
            <text:p>1</text:p>
          </table:table-cell>
          <table:table-cell table:formula="of:=([.A29]-14926)/10000" office:value-type="float" office:value="0.5074" calcext:value-type="float">
            <text:p>1</text:p>
          </table:table-cell>
          <table:table-cell table:formula="of:=[.B29]/[.A29]" office:value-type="percentage" office:value="0.10693520930534" calcext:value-type="percentage">
            <text:p>10.69%</text:p>
          </table:table-cell>
          <table:table-cell table:formula="of:=MROUND([.I29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29]+1000" office:value-type="float" office:value="21000" calcext:value-type="float">
            <text:p>21000</text:p>
          </table:table-cell>
          <table:table-cell table:formula="of:=IF([.A30]&lt;=[.B$6];0; IF([.A30]&lt;[.C$6];[.C30];IF([.A30]&lt;[.D$6];[.D30];IF([.A30]&lt;[.E$6];[.E30];[.F30]))))" office:value-type="float" office:value="2401.4170025068" calcext:value-type="float">
            <text:p>2401</text:p>
          </table:table-cell>
          <table:table-cell table:formula="of:=(1088.67 * Y + 1.4) * Y" office:value-type="float" office:value="1236.9839088603" calcext:value-type="float">
            <text:p>1237</text:p>
          </table:table-cell>
          <table:table-cell table:formula="of:=(206.43 * Z + 2397) * Z + 869.32" office:value-type="float" office:value="2401.4170025068" calcext:value-type="float">
            <text:p>2401</text:p>
          </table:table-cell>
          <table:table-cell table:formula="of:=0.42 * [.A30]-9336.45" office:value-type="float" office:value="-516.450000000001" calcext:value-type="float">
            <text:p>-516</text:p>
          </table:table-cell>
          <table:table-cell table:formula="of:=0.45 * [.A30] - 17671.2" office:value-type="float" office:value="-8221.2" calcext:value-type="float">
            <text:p>-8221</text:p>
          </table:table-cell>
          <table:table-cell table:formula="of:=([.A30]-[.$B$6])/10000" office:value-type="float" office:value="1.0653" calcext:value-type="float">
            <text:p>1</text:p>
          </table:table-cell>
          <table:table-cell table:formula="of:=([.A30]-14926)/10000" office:value-type="float" office:value="0.6074" calcext:value-type="float">
            <text:p>1</text:p>
          </table:table-cell>
          <table:table-cell table:formula="of:=[.B30]/[.A30]" office:value-type="percentage" office:value="0.114353190595562" calcext:value-type="percentage">
            <text:p>11.44%</text:p>
          </table:table-cell>
          <table:table-cell table:formula="of:=MROUND([.I30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30]+1000" office:value-type="float" office:value="22000" calcext:value-type="float">
            <text:p>22000</text:p>
          </table:table-cell>
          <table:table-cell table:formula="of:=IF([.A31]&lt;=[.B$6];0; IF([.A31]&lt;[.C$6];[.C31];IF([.A31]&lt;[.D$6];[.D31];IF([.A31]&lt;[.E$6];[.E31];[.F31]))))" office:value-type="float" office:value="2668.2584189068" calcext:value-type="float">
            <text:p>2668</text:p>
          </table:table-cell>
          <table:table-cell table:formula="of:=(1088.67 * Y + 1.4) * Y" office:value-type="float" office:value="1479.9626390603" calcext:value-type="float">
            <text:p>1480</text:p>
          </table:table-cell>
          <table:table-cell table:formula="of:=(206.43 * Z + 2397) * Z + 869.32" office:value-type="float" office:value="2668.2584189068" calcext:value-type="float">
            <text:p>2668</text:p>
          </table:table-cell>
          <table:table-cell table:formula="of:=0.42 * [.A31]-9336.45" office:value-type="float" office:value="-96.4500000000007" calcext:value-type="float">
            <text:p>-96</text:p>
          </table:table-cell>
          <table:table-cell table:formula="of:=0.45 * [.A31] - 17671.2" office:value-type="float" office:value="-7771.2" calcext:value-type="float">
            <text:p>-7771</text:p>
          </table:table-cell>
          <table:table-cell table:formula="of:=([.A31]-[.$B$6])/10000" office:value-type="float" office:value="1.1653" calcext:value-type="float">
            <text:p>1</text:p>
          </table:table-cell>
          <table:table-cell table:formula="of:=([.A31]-14926)/10000" office:value-type="float" office:value="0.7074" calcext:value-type="float">
            <text:p>1</text:p>
          </table:table-cell>
          <table:table-cell table:formula="of:=[.B31]/[.A31]" office:value-type="percentage" office:value="0.121284473586673" calcext:value-type="percentage">
            <text:p>12.13%</text:p>
          </table:table-cell>
          <table:table-cell table:formula="of:=MROUND([.I31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31]+1000" office:value-type="float" office:value="23000" calcext:value-type="float">
            <text:p>23000</text:p>
          </table:table-cell>
          <table:table-cell table:formula="of:=IF([.A32]&lt;=[.B$6];0; IF([.A32]&lt;[.C$6];[.C32];IF([.A32]&lt;[.D$6];[.D32];IF([.A32]&lt;[.E$6];[.E32];[.F32]))))" office:value-type="float" office:value="2939.2284353068" calcext:value-type="float">
            <text:p>2939</text:p>
          </table:table-cell>
          <table:table-cell table:formula="of:=(1088.67 * Y + 1.4) * Y" office:value-type="float" office:value="1744.7147692603" calcext:value-type="float">
            <text:p>1745</text:p>
          </table:table-cell>
          <table:table-cell table:formula="of:=(206.43 * Z + 2397) * Z + 869.32" office:value-type="float" office:value="2939.2284353068" calcext:value-type="float">
            <text:p>2939</text:p>
          </table:table-cell>
          <table:table-cell table:formula="of:=0.42 * [.A32]-9336.45" office:value-type="float" office:value="323.549999999999" calcext:value-type="float">
            <text:p>324</text:p>
          </table:table-cell>
          <table:table-cell table:formula="of:=0.45 * [.A32] - 17671.2" office:value-type="float" office:value="-7321.2" calcext:value-type="float">
            <text:p>-7321</text:p>
          </table:table-cell>
          <table:table-cell table:formula="of:=([.A32]-[.$B$6])/10000" office:value-type="float" office:value="1.2653" calcext:value-type="float">
            <text:p>1</text:p>
          </table:table-cell>
          <table:table-cell table:formula="of:=([.A32]-14926)/10000" office:value-type="float" office:value="0.8074" calcext:value-type="float">
            <text:p>1</text:p>
          </table:table-cell>
          <table:table-cell table:formula="of:=[.B32]/[.A32]" office:value-type="percentage" office:value="0.127792540665513" calcext:value-type="percentage">
            <text:p>12.78%</text:p>
          </table:table-cell>
          <table:table-cell table:formula="of:=MROUND([.I32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32]+1000" office:value-type="float" office:value="24000" calcext:value-type="float">
            <text:p>24000</text:p>
          </table:table-cell>
          <table:table-cell table:formula="of:=IF([.A33]&lt;=[.B$6];0; IF([.A33]&lt;[.C$6];[.C33];IF([.A33]&lt;[.D$6];[.D33];IF([.A33]&lt;[.E$6];[.E33];[.F33]))))" office:value-type="float" office:value="3214.3270517068" calcext:value-type="float">
            <text:p>3214</text:p>
          </table:table-cell>
          <table:table-cell table:formula="of:=(1088.67 * Y + 1.4) * Y" office:value-type="float" office:value="2031.2402994603" calcext:value-type="float">
            <text:p>2031</text:p>
          </table:table-cell>
          <table:table-cell table:formula="of:=(206.43 * Z + 2397) * Z + 869.32" office:value-type="float" office:value="3214.3270517068" calcext:value-type="float">
            <text:p>3214</text:p>
          </table:table-cell>
          <table:table-cell table:formula="of:=0.42 * [.A33]-9336.45" office:value-type="float" office:value="743.549999999999" calcext:value-type="float">
            <text:p>744</text:p>
          </table:table-cell>
          <table:table-cell table:formula="of:=0.45 * [.A33] - 17671.2" office:value-type="float" office:value="-6871.2" calcext:value-type="float">
            <text:p>-6871</text:p>
          </table:table-cell>
          <table:table-cell table:formula="of:=([.A33]-[.$B$6])/10000" office:value-type="float" office:value="1.3653" calcext:value-type="float">
            <text:p>1</text:p>
          </table:table-cell>
          <table:table-cell table:formula="of:=([.A33]-14926)/10000" office:value-type="float" office:value="0.9074" calcext:value-type="float">
            <text:p>1</text:p>
          </table:table-cell>
          <table:table-cell table:formula="of:=[.B33]/[.A33]" office:value-type="percentage" office:value="0.133930293821117" calcext:value-type="percentage">
            <text:p>13.39%</text:p>
          </table:table-cell>
          <table:table-cell table:formula="of:=MROUND([.I33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33]+1000" office:value-type="float" office:value="25000" calcext:value-type="float">
            <text:p>25000</text:p>
          </table:table-cell>
          <table:table-cell table:formula="of:=IF([.A34]&lt;=[.B$6];0; IF([.A34]&lt;[.C$6];[.C34];IF([.A34]&lt;[.D$6];[.D34];IF([.A34]&lt;[.E$6];[.E34];[.F34]))))" office:value-type="float" office:value="3493.5542681068" calcext:value-type="float">
            <text:p>3494</text:p>
          </table:table-cell>
          <table:table-cell table:formula="of:=(1088.67 * Y + 1.4) * Y" office:value-type="float" office:value="2339.5392296603" calcext:value-type="float">
            <text:p>2340</text:p>
          </table:table-cell>
          <table:table-cell table:formula="of:=(206.43 * Z + 2397) * Z + 869.32" office:value-type="float" office:value="3493.5542681068" calcext:value-type="float">
            <text:p>3494</text:p>
          </table:table-cell>
          <table:table-cell table:formula="of:=0.42 * [.A34]-9336.45" office:value-type="float" office:value="1163.55" calcext:value-type="float">
            <text:p>1164</text:p>
          </table:table-cell>
          <table:table-cell table:formula="of:=0.45 * [.A34] - 17671.2" office:value-type="float" office:value="-6421.2" calcext:value-type="float">
            <text:p>-6421</text:p>
          </table:table-cell>
          <table:table-cell table:formula="of:=([.A34]-[.$B$6])/10000" office:value-type="float" office:value="1.4653" calcext:value-type="float">
            <text:p>1</text:p>
          </table:table-cell>
          <table:table-cell table:formula="of:=([.A34]-14926)/10000" office:value-type="float" office:value="1.0074" calcext:value-type="float">
            <text:p>1</text:p>
          </table:table-cell>
          <table:table-cell table:formula="of:=[.B34]/[.A34]" office:value-type="percentage" office:value="0.139742170724272" calcext:value-type="percentage">
            <text:p>13.97%</text:p>
          </table:table-cell>
          <table:table-cell table:formula="of:=MROUND([.I34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34]+1000" office:value-type="float" office:value="26000" calcext:value-type="float">
            <text:p>26000</text:p>
          </table:table-cell>
          <table:table-cell table:formula="of:=IF([.A35]&lt;=[.B$6];0; IF([.A35]&lt;[.C$6];[.C35];IF([.A35]&lt;[.D$6];[.D35];IF([.A35]&lt;[.E$6];[.E35];[.F35]))))" office:value-type="float" office:value="3776.9100845068" calcext:value-type="float">
            <text:p>3777</text:p>
          </table:table-cell>
          <table:table-cell table:formula="of:=(1088.67 * Y + 1.4) * Y" office:value-type="float" office:value="2669.6115598603" calcext:value-type="float">
            <text:p>2670</text:p>
          </table:table-cell>
          <table:table-cell table:formula="of:=(206.43 * Z + 2397) * Z + 869.32" office:value-type="float" office:value="3776.9100845068" calcext:value-type="float">
            <text:p>3777</text:p>
          </table:table-cell>
          <table:table-cell table:formula="of:=0.42 * [.A35]-9336.45" office:value-type="float" office:value="1583.55" calcext:value-type="float">
            <text:p>1584</text:p>
          </table:table-cell>
          <table:table-cell table:formula="of:=0.45 * [.A35] - 17671.2" office:value-type="float" office:value="-5971.2" calcext:value-type="float">
            <text:p>-5971</text:p>
          </table:table-cell>
          <table:table-cell table:formula="of:=([.A35]-[.$B$6])/10000" office:value-type="float" office:value="1.5653" calcext:value-type="float">
            <text:p>2</text:p>
          </table:table-cell>
          <table:table-cell table:formula="of:=([.A35]-14926)/10000" office:value-type="float" office:value="1.1074" calcext:value-type="float">
            <text:p>1</text:p>
          </table:table-cell>
          <table:table-cell table:formula="of:=[.B35]/[.A35]" office:value-type="percentage" office:value="0.145265772481031" calcext:value-type="percentage">
            <text:p>14.53%</text:p>
          </table:table-cell>
          <table:table-cell table:formula="of:=MROUND([.I35];0.1)" office:value-type="percentage" office:value="0.1" calcext:value-type="percentage">
            <text:p>10.00%</text:p>
          </table:table-cell>
        </table:table-row>
        <table:table-row table:style-name="ro1">
          <table:table-cell table:formula="of:=[.A35]+1000" office:value-type="float" office:value="27000" calcext:value-type="float">
            <text:p>27000</text:p>
          </table:table-cell>
          <table:table-cell table:formula="of:=IF([.A36]&lt;=[.B$6];0; IF([.A36]&lt;[.C$6];[.C36];IF([.A36]&lt;[.D$6];[.D36];IF([.A36]&lt;[.E$6];[.E36];[.F36]))))" office:value-type="float" office:value="4064.3945009068" calcext:value-type="float">
            <text:p>4064</text:p>
          </table:table-cell>
          <table:table-cell table:formula="of:=(1088.67 * Y + 1.4) * Y" office:value-type="float" office:value="3021.4572900603" calcext:value-type="float">
            <text:p>3021</text:p>
          </table:table-cell>
          <table:table-cell table:formula="of:=(206.43 * Z + 2397) * Z + 869.32" office:value-type="float" office:value="4064.3945009068" calcext:value-type="float">
            <text:p>4064</text:p>
          </table:table-cell>
          <table:table-cell table:formula="of:=0.42 * [.A36]-9336.45" office:value-type="float" office:value="2003.55" calcext:value-type="float">
            <text:p>2004</text:p>
          </table:table-cell>
          <table:table-cell table:formula="of:=0.45 * [.A36] - 17671.2" office:value-type="float" office:value="-5521.2" calcext:value-type="float">
            <text:p>-5521</text:p>
          </table:table-cell>
          <table:table-cell table:formula="of:=([.A36]-[.$B$6])/10000" office:value-type="float" office:value="1.6653" calcext:value-type="float">
            <text:p>2</text:p>
          </table:table-cell>
          <table:table-cell table:formula="of:=([.A36]-14926)/10000" office:value-type="float" office:value="1.2074" calcext:value-type="float">
            <text:p>1</text:p>
          </table:table-cell>
          <table:table-cell table:formula="of:=[.B36]/[.A36]" office:value-type="percentage" office:value="0.150533129663215" calcext:value-type="percentage">
            <text:p>15.05%</text:p>
          </table:table-cell>
          <table:table-cell table:formula="of:=MROUND([.I36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36]+1000" office:value-type="float" office:value="28000" calcext:value-type="float">
            <text:p>28000</text:p>
          </table:table-cell>
          <table:table-cell table:formula="of:=IF([.A37]&lt;=[.B$6];0; IF([.A37]&lt;[.C$6];[.C37];IF([.A37]&lt;[.D$6];[.D37];IF([.A37]&lt;[.E$6];[.E37];[.F37]))))" office:value-type="float" office:value="4356.0075173068" calcext:value-type="float">
            <text:p>4356</text:p>
          </table:table-cell>
          <table:table-cell table:formula="of:=(1088.67 * Y + 1.4) * Y" office:value-type="float" office:value="3395.0764202603" calcext:value-type="float">
            <text:p>3395</text:p>
          </table:table-cell>
          <table:table-cell table:formula="of:=(206.43 * Z + 2397) * Z + 869.32" office:value-type="float" office:value="4356.0075173068" calcext:value-type="float">
            <text:p>4356</text:p>
          </table:table-cell>
          <table:table-cell table:formula="of:=0.42 * [.A37]-9336.45" office:value-type="float" office:value="2423.55" calcext:value-type="float">
            <text:p>2424</text:p>
          </table:table-cell>
          <table:table-cell table:formula="of:=0.45 * [.A37] - 17671.2" office:value-type="float" office:value="-5071.2" calcext:value-type="float">
            <text:p>-5071</text:p>
          </table:table-cell>
          <table:table-cell table:formula="of:=([.A37]-[.$B$6])/10000" office:value-type="float" office:value="1.7653" calcext:value-type="float">
            <text:p>2</text:p>
          </table:table-cell>
          <table:table-cell table:formula="of:=([.A37]-14926)/10000" office:value-type="float" office:value="1.3074" calcext:value-type="float">
            <text:p>1</text:p>
          </table:table-cell>
          <table:table-cell table:formula="of:=[.B37]/[.A37]" office:value-type="percentage" office:value="0.155571697046671" calcext:value-type="percentage">
            <text:p>15.56%</text:p>
          </table:table-cell>
          <table:table-cell table:formula="of:=MROUND([.I37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37]+1000" office:value-type="float" office:value="29000" calcext:value-type="float">
            <text:p>29000</text:p>
          </table:table-cell>
          <table:table-cell table:formula="of:=IF([.A38]&lt;=[.B$6];0; IF([.A38]&lt;[.C$6];[.C38];IF([.A38]&lt;[.D$6];[.D38];IF([.A38]&lt;[.E$6];[.E38];[.F38]))))" office:value-type="float" office:value="4651.7491337068" calcext:value-type="float">
            <text:p>4652</text:p>
          </table:table-cell>
          <table:table-cell table:formula="of:=(1088.67 * Y + 1.4) * Y" office:value-type="float" office:value="3790.4689504603" calcext:value-type="float">
            <text:p>3790</text:p>
          </table:table-cell>
          <table:table-cell table:formula="of:=(206.43 * Z + 2397) * Z + 869.32" office:value-type="float" office:value="4651.7491337068" calcext:value-type="float">
            <text:p>4652</text:p>
          </table:table-cell>
          <table:table-cell table:formula="of:=0.42 * [.A38]-9336.45" office:value-type="float" office:value="2843.55" calcext:value-type="float">
            <text:p>2844</text:p>
          </table:table-cell>
          <table:table-cell table:formula="of:=0.45 * [.A38] - 17671.2" office:value-type="float" office:value="-4621.2" calcext:value-type="float">
            <text:p>-4621</text:p>
          </table:table-cell>
          <table:table-cell table:formula="of:=([.A38]-[.$B$6])/10000" office:value-type="float" office:value="1.8653" calcext:value-type="float">
            <text:p>2</text:p>
          </table:table-cell>
          <table:table-cell table:formula="of:=([.A38]-14926)/10000" office:value-type="float" office:value="1.4074" calcext:value-type="float">
            <text:p>1</text:p>
          </table:table-cell>
          <table:table-cell table:formula="of:=[.B38]/[.A38]" office:value-type="percentage" office:value="0.160405142541614" calcext:value-type="percentage">
            <text:p>16.04%</text:p>
          </table:table-cell>
          <table:table-cell table:formula="of:=MROUND([.I38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38]+1000" office:value-type="float" office:value="30000" calcext:value-type="float">
            <text:p>30000</text:p>
          </table:table-cell>
          <table:table-cell table:formula="of:=IF([.A39]&lt;=[.B$6];0; IF([.A39]&lt;[.C$6];[.C39];IF([.A39]&lt;[.D$6];[.D39];IF([.A39]&lt;[.E$6];[.E39];[.F39]))))" office:value-type="float" office:value="4951.6193501068" calcext:value-type="float">
            <text:p>4952</text:p>
          </table:table-cell>
          <table:table-cell table:formula="of:=(1088.67 * Y + 1.4) * Y" office:value-type="float" office:value="4207.6348806603" calcext:value-type="float">
            <text:p>4208</text:p>
          </table:table-cell>
          <table:table-cell table:formula="of:=(206.43 * Z + 2397) * Z + 869.32" office:value-type="float" office:value="4951.6193501068" calcext:value-type="float">
            <text:p>4952</text:p>
          </table:table-cell>
          <table:table-cell table:formula="of:=0.42 * [.A39]-9336.45" office:value-type="float" office:value="3263.55" calcext:value-type="float">
            <text:p>3264</text:p>
          </table:table-cell>
          <table:table-cell table:formula="of:=0.45 * [.A39] - 17671.2" office:value-type="float" office:value="-4171.2" calcext:value-type="float">
            <text:p>-4171</text:p>
          </table:table-cell>
          <table:table-cell table:formula="of:=([.A39]-[.$B$6])/10000" office:value-type="float" office:value="1.9653" calcext:value-type="float">
            <text:p>2</text:p>
          </table:table-cell>
          <table:table-cell table:formula="of:=([.A39]-14926)/10000" office:value-type="float" office:value="1.5074" calcext:value-type="float">
            <text:p>2</text:p>
          </table:table-cell>
          <table:table-cell table:formula="of:=[.B39]/[.A39]" office:value-type="percentage" office:value="0.165053978336893" calcext:value-type="percentage">
            <text:p>16.51%</text:p>
          </table:table-cell>
          <table:table-cell table:formula="of:=MROUND([.I39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39]+1000" office:value-type="float" office:value="31000" calcext:value-type="float">
            <text:p>31000</text:p>
          </table:table-cell>
          <table:table-cell table:formula="of:=IF([.A40]&lt;=[.B$6];0; IF([.A40]&lt;[.C$6];[.C40];IF([.A40]&lt;[.D$6];[.D40];IF([.A40]&lt;[.E$6];[.E40];[.F40]))))" office:value-type="float" office:value="5255.6181665068" calcext:value-type="float">
            <text:p>5256</text:p>
          </table:table-cell>
          <table:table-cell table:formula="of:=(1088.67 * Y + 1.4) * Y" office:value-type="float" office:value="4646.5742108603" calcext:value-type="float">
            <text:p>4647</text:p>
          </table:table-cell>
          <table:table-cell table:formula="of:=(206.43 * Z + 2397) * Z + 869.32" office:value-type="float" office:value="5255.6181665068" calcext:value-type="float">
            <text:p>5256</text:p>
          </table:table-cell>
          <table:table-cell table:formula="of:=0.42 * [.A40]-9336.45" office:value-type="float" office:value="3683.55" calcext:value-type="float">
            <text:p>3684</text:p>
          </table:table-cell>
          <table:table-cell table:formula="of:=0.45 * [.A40] - 17671.2" office:value-type="float" office:value="-3721.2" calcext:value-type="float">
            <text:p>-3721</text:p>
          </table:table-cell>
          <table:table-cell table:formula="of:=([.A40]-[.$B$6])/10000" office:value-type="float" office:value="2.0653" calcext:value-type="float">
            <text:p>2</text:p>
          </table:table-cell>
          <table:table-cell table:formula="of:=([.A40]-14926)/10000" office:value-type="float" office:value="1.6074" calcext:value-type="float">
            <text:p>2</text:p>
          </table:table-cell>
          <table:table-cell table:formula="of:=[.B40]/[.A40]" office:value-type="percentage" office:value="0.169536069887316" calcext:value-type="percentage">
            <text:p>16.95%</text:p>
          </table:table-cell>
          <table:table-cell table:formula="of:=MROUND([.I40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0]+1000" office:value-type="float" office:value="32000" calcext:value-type="float">
            <text:p>32000</text:p>
          </table:table-cell>
          <table:table-cell table:formula="of:=IF([.A41]&lt;=[.B$6];0; IF([.A41]&lt;[.C$6];[.C41];IF([.A41]&lt;[.D$6];[.D41];IF([.A41]&lt;[.E$6];[.E41];[.F41]))))" office:value-type="float" office:value="5563.7455829068" calcext:value-type="float">
            <text:p>5564</text:p>
          </table:table-cell>
          <table:table-cell table:formula="of:=(1088.67 * Y + 1.4) * Y" office:value-type="float" office:value="5107.2869410603" calcext:value-type="float">
            <text:p>5107</text:p>
          </table:table-cell>
          <table:table-cell table:formula="of:=(206.43 * Z + 2397) * Z + 869.32" office:value-type="float" office:value="5563.7455829068" calcext:value-type="float">
            <text:p>5564</text:p>
          </table:table-cell>
          <table:table-cell table:formula="of:=0.42 * [.A41]-9336.45" office:value-type="float" office:value="4103.55" calcext:value-type="float">
            <text:p>4104</text:p>
          </table:table-cell>
          <table:table-cell table:formula="of:=0.45 * [.A41] - 17671.2" office:value-type="float" office:value="-3271.2" calcext:value-type="float">
            <text:p>-3271</text:p>
          </table:table-cell>
          <table:table-cell table:formula="of:=([.A41]-[.$B$6])/10000" office:value-type="float" office:value="2.1653" calcext:value-type="float">
            <text:p>2</text:p>
          </table:table-cell>
          <table:table-cell table:formula="of:=([.A41]-14926)/10000" office:value-type="float" office:value="1.7074" calcext:value-type="float">
            <text:p>2</text:p>
          </table:table-cell>
          <table:table-cell table:formula="of:=[.B41]/[.A41]" office:value-type="percentage" office:value="0.173867049465837" calcext:value-type="percentage">
            <text:p>17.39%</text:p>
          </table:table-cell>
          <table:table-cell table:formula="of:=MROUND([.I41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1]+1000" office:value-type="float" office:value="33000" calcext:value-type="float">
            <text:p>33000</text:p>
          </table:table-cell>
          <table:table-cell table:formula="of:=IF([.A42]&lt;=[.B$6];0; IF([.A42]&lt;[.C$6];[.C42];IF([.A42]&lt;[.D$6];[.D42];IF([.A42]&lt;[.E$6];[.E42];[.F42]))))" office:value-type="float" office:value="5876.0015993068" calcext:value-type="float">
            <text:p>5876</text:p>
          </table:table-cell>
          <table:table-cell table:formula="of:=(1088.67 * Y + 1.4) * Y" office:value-type="float" office:value="5589.7730712603" calcext:value-type="float">
            <text:p>5590</text:p>
          </table:table-cell>
          <table:table-cell table:formula="of:=(206.43 * Z + 2397) * Z + 869.32" office:value-type="float" office:value="5876.0015993068" calcext:value-type="float">
            <text:p>5876</text:p>
          </table:table-cell>
          <table:table-cell table:formula="of:=0.42 * [.A42]-9336.45" office:value-type="float" office:value="4523.55" calcext:value-type="float">
            <text:p>4524</text:p>
          </table:table-cell>
          <table:table-cell table:formula="of:=0.45 * [.A42] - 17671.2" office:value-type="float" office:value="-2821.2" calcext:value-type="float">
            <text:p>-2821</text:p>
          </table:table-cell>
          <table:table-cell table:formula="of:=([.A42]-[.$B$6])/10000" office:value-type="float" office:value="2.2653" calcext:value-type="float">
            <text:p>2</text:p>
          </table:table-cell>
          <table:table-cell table:formula="of:=([.A42]-14926)/10000" office:value-type="float" office:value="1.8074" calcext:value-type="float">
            <text:p>2</text:p>
          </table:table-cell>
          <table:table-cell table:formula="of:=[.B42]/[.A42]" office:value-type="percentage" office:value="0.178060654524448" calcext:value-type="percentage">
            <text:p>17.81%</text:p>
          </table:table-cell>
          <table:table-cell table:formula="of:=MROUND([.I42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2]+1000" office:value-type="float" office:value="34000" calcext:value-type="float">
            <text:p>34000</text:p>
          </table:table-cell>
          <table:table-cell table:formula="of:=IF([.A43]&lt;=[.B$6];0; IF([.A43]&lt;[.C$6];[.C43];IF([.A43]&lt;[.D$6];[.D43];IF([.A43]&lt;[.E$6];[.E43];[.F43]))))" office:value-type="float" office:value="6192.3862157068" calcext:value-type="float">
            <text:p>6192</text:p>
          </table:table-cell>
          <table:table-cell table:formula="of:=(1088.67 * Y + 1.4) * Y" office:value-type="float" office:value="6094.0326014603" calcext:value-type="float">
            <text:p>6094</text:p>
          </table:table-cell>
          <table:table-cell table:formula="of:=(206.43 * Z + 2397) * Z + 869.32" office:value-type="float" office:value="6192.3862157068" calcext:value-type="float">
            <text:p>6192</text:p>
          </table:table-cell>
          <table:table-cell table:formula="of:=0.42 * [.A43]-9336.45" office:value-type="float" office:value="4943.55" calcext:value-type="float">
            <text:p>4944</text:p>
          </table:table-cell>
          <table:table-cell table:formula="of:=0.45 * [.A43] - 17671.2" office:value-type="float" office:value="-2371.2" calcext:value-type="float">
            <text:p>-2371</text:p>
          </table:table-cell>
          <table:table-cell table:formula="of:=([.A43]-[.$B$6])/10000" office:value-type="float" office:value="2.3653" calcext:value-type="float">
            <text:p>2</text:p>
          </table:table-cell>
          <table:table-cell table:formula="of:=([.A43]-14926)/10000" office:value-type="float" office:value="1.9074" calcext:value-type="float">
            <text:p>2</text:p>
          </table:table-cell>
          <table:table-cell table:formula="of:=[.B43]/[.A43]" office:value-type="percentage" office:value="0.182129006344318" calcext:value-type="percentage">
            <text:p>18.21%</text:p>
          </table:table-cell>
          <table:table-cell table:formula="of:=MROUND([.I43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3]+1000" office:value-type="float" office:value="35000" calcext:value-type="float">
            <text:p>35000</text:p>
          </table:table-cell>
          <table:table-cell table:formula="of:=IF([.A44]&lt;=[.B$6];0; IF([.A44]&lt;[.C$6];[.C44];IF([.A44]&lt;[.D$6];[.D44];IF([.A44]&lt;[.E$6];[.E44];[.F44]))))" office:value-type="float" office:value="6512.8994321068" calcext:value-type="float">
            <text:p>6513</text:p>
          </table:table-cell>
          <table:table-cell table:formula="of:=(1088.67 * Y + 1.4) * Y" office:value-type="float" office:value="6620.0655316603" calcext:value-type="float">
            <text:p>6620</text:p>
          </table:table-cell>
          <table:table-cell table:formula="of:=(206.43 * Z + 2397) * Z + 869.32" office:value-type="float" office:value="6512.8994321068" calcext:value-type="float">
            <text:p>6513</text:p>
          </table:table-cell>
          <table:table-cell table:formula="of:=0.42 * [.A44]-9336.45" office:value-type="float" office:value="5363.55" calcext:value-type="float">
            <text:p>5364</text:p>
          </table:table-cell>
          <table:table-cell table:formula="of:=0.45 * [.A44] - 17671.2" office:value-type="float" office:value="-1921.2" calcext:value-type="float">
            <text:p>-1921</text:p>
          </table:table-cell>
          <table:table-cell table:formula="of:=([.A44]-[.$B$6])/10000" office:value-type="float" office:value="2.4653" calcext:value-type="float">
            <text:p>2</text:p>
          </table:table-cell>
          <table:table-cell table:formula="of:=([.A44]-14926)/10000" office:value-type="float" office:value="2.0074" calcext:value-type="float">
            <text:p>2</text:p>
          </table:table-cell>
          <table:table-cell table:formula="of:=[.B44]/[.A44]" office:value-type="percentage" office:value="0.186082840917337" calcext:value-type="percentage">
            <text:p>18.61%</text:p>
          </table:table-cell>
          <table:table-cell table:formula="of:=MROUND([.I44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4]+1000" office:value-type="float" office:value="36000" calcext:value-type="float">
            <text:p>36000</text:p>
          </table:table-cell>
          <table:table-cell table:formula="of:=IF([.A45]&lt;=[.B$6];0; IF([.A45]&lt;[.C$6];[.C45];IF([.A45]&lt;[.D$6];[.D45];IF([.A45]&lt;[.E$6];[.E45];[.F45]))))" office:value-type="float" office:value="6837.5412485068" calcext:value-type="float">
            <text:p>6838</text:p>
          </table:table-cell>
          <table:table-cell table:formula="of:=(1088.67 * Y + 1.4) * Y" office:value-type="float" office:value="7167.8718618603" calcext:value-type="float">
            <text:p>7168</text:p>
          </table:table-cell>
          <table:table-cell table:formula="of:=(206.43 * Z + 2397) * Z + 869.32" office:value-type="float" office:value="6837.5412485068" calcext:value-type="float">
            <text:p>6838</text:p>
          </table:table-cell>
          <table:table-cell table:formula="of:=0.42 * [.A45]-9336.45" office:value-type="float" office:value="5783.55" calcext:value-type="float">
            <text:p>5784</text:p>
          </table:table-cell>
          <table:table-cell table:formula="of:=0.45 * [.A45] - 17671.2" office:value-type="float" office:value="-1471.2" calcext:value-type="float">
            <text:p>-1471</text:p>
          </table:table-cell>
          <table:table-cell table:formula="of:=([.A45]-[.$B$6])/10000" office:value-type="float" office:value="2.5653" calcext:value-type="float">
            <text:p>3</text:p>
          </table:table-cell>
          <table:table-cell table:formula="of:=([.A45]-14926)/10000" office:value-type="float" office:value="2.1074" calcext:value-type="float">
            <text:p>2</text:p>
          </table:table-cell>
          <table:table-cell table:formula="of:=[.B45]/[.A45]" office:value-type="percentage" office:value="0.189931701347411" calcext:value-type="percentage">
            <text:p>18.99%</text:p>
          </table:table-cell>
          <table:table-cell table:formula="of:=MROUND([.I45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5]+1000" office:value-type="float" office:value="37000" calcext:value-type="float">
            <text:p>37000</text:p>
          </table:table-cell>
          <table:table-cell table:formula="of:=IF([.A46]&lt;=[.B$6];0; IF([.A46]&lt;[.C$6];[.C46];IF([.A46]&lt;[.D$6];[.D46];IF([.A46]&lt;[.E$6];[.E46];[.F46]))))" office:value-type="float" office:value="7166.3116649068" calcext:value-type="float">
            <text:p>7166</text:p>
          </table:table-cell>
          <table:table-cell table:formula="of:=(1088.67 * Y + 1.4) * Y" office:value-type="float" office:value="7737.4515920603" calcext:value-type="float">
            <text:p>7737</text:p>
          </table:table-cell>
          <table:table-cell table:formula="of:=(206.43 * Z + 2397) * Z + 869.32" office:value-type="float" office:value="7166.3116649068" calcext:value-type="float">
            <text:p>7166</text:p>
          </table:table-cell>
          <table:table-cell table:formula="of:=0.42 * [.A46]-9336.45" office:value-type="float" office:value="6203.55" calcext:value-type="float">
            <text:p>6204</text:p>
          </table:table-cell>
          <table:table-cell table:formula="of:=0.45 * [.A46] - 17671.2" office:value-type="float" office:value="-1021.2" calcext:value-type="float">
            <text:p>-1021</text:p>
          </table:table-cell>
          <table:table-cell table:formula="of:=([.A46]-[.$B$6])/10000" office:value-type="float" office:value="2.6653" calcext:value-type="float">
            <text:p>3</text:p>
          </table:table-cell>
          <table:table-cell table:formula="of:=([.A46]-14926)/10000" office:value-type="float" office:value="2.2074" calcext:value-type="float">
            <text:p>2</text:p>
          </table:table-cell>
          <table:table-cell table:formula="of:=[.B46]/[.A46]" office:value-type="percentage" office:value="0.193684099051535" calcext:value-type="percentage">
            <text:p>19.37%</text:p>
          </table:table-cell>
          <table:table-cell table:formula="of:=MROUND([.I46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6]+1000" office:value-type="float" office:value="38000" calcext:value-type="float">
            <text:p>38000</text:p>
          </table:table-cell>
          <table:table-cell table:formula="of:=IF([.A47]&lt;=[.B$6];0; IF([.A47]&lt;[.C$6];[.C47];IF([.A47]&lt;[.D$6];[.D47];IF([.A47]&lt;[.E$6];[.E47];[.F47]))))" office:value-type="float" office:value="7499.2106813068" calcext:value-type="float">
            <text:p>7499</text:p>
          </table:table-cell>
          <table:table-cell table:formula="of:=(1088.67 * Y + 1.4) * Y" office:value-type="float" office:value="8328.8047222603" calcext:value-type="float">
            <text:p>8329</text:p>
          </table:table-cell>
          <table:table-cell table:formula="of:=(206.43 * Z + 2397) * Z + 869.32" office:value-type="float" office:value="7499.2106813068" calcext:value-type="float">
            <text:p>7499</text:p>
          </table:table-cell>
          <table:table-cell table:formula="of:=0.42 * [.A47]-9336.45" office:value-type="float" office:value="6623.55" calcext:value-type="float">
            <text:p>6624</text:p>
          </table:table-cell>
          <table:table-cell table:formula="of:=0.45 * [.A47] - 17671.2" office:value-type="float" office:value="-571.200000000001" calcext:value-type="float">
            <text:p>-571</text:p>
          </table:table-cell>
          <table:table-cell table:formula="of:=([.A47]-[.$B$6])/10000" office:value-type="float" office:value="2.7653" calcext:value-type="float">
            <text:p>3</text:p>
          </table:table-cell>
          <table:table-cell table:formula="of:=([.A47]-14926)/10000" office:value-type="float" office:value="2.3074" calcext:value-type="float">
            <text:p>2</text:p>
          </table:table-cell>
          <table:table-cell table:formula="of:=[.B47]/[.A47]" office:value-type="percentage" office:value="0.197347649508074" calcext:value-type="percentage">
            <text:p>19.73%</text:p>
          </table:table-cell>
          <table:table-cell table:formula="of:=MROUND([.I47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7]+1000" office:value-type="float" office:value="39000" calcext:value-type="float">
            <text:p>39000</text:p>
          </table:table-cell>
          <table:table-cell table:formula="of:=IF([.A48]&lt;=[.B$6];0; IF([.A48]&lt;[.C$6];[.C48];IF([.A48]&lt;[.D$6];[.D48];IF([.A48]&lt;[.E$6];[.E48];[.F48]))))" office:value-type="float" office:value="7836.2382977068" calcext:value-type="float">
            <text:p>7836</text:p>
          </table:table-cell>
          <table:table-cell table:formula="of:=(1088.67 * Y + 1.4) * Y" office:value-type="float" office:value="8941.9312524603" calcext:value-type="float">
            <text:p>8942</text:p>
          </table:table-cell>
          <table:table-cell table:formula="of:=(206.43 * Z + 2397) * Z + 869.32" office:value-type="float" office:value="7836.2382977068" calcext:value-type="float">
            <text:p>7836</text:p>
          </table:table-cell>
          <table:table-cell table:formula="of:=0.42 * [.A48]-9336.45" office:value-type="float" office:value="7043.55" calcext:value-type="float">
            <text:p>7044</text:p>
          </table:table-cell>
          <table:table-cell table:formula="of:=0.45 * [.A48] - 17671.2" office:value-type="float" office:value="-121.200000000001" calcext:value-type="float">
            <text:p>-121</text:p>
          </table:table-cell>
          <table:table-cell table:formula="of:=([.A48]-[.$B$6])/10000" office:value-type="float" office:value="2.8653" calcext:value-type="float">
            <text:p>3</text:p>
          </table:table-cell>
          <table:table-cell table:formula="of:=([.A48]-14926)/10000" office:value-type="float" office:value="2.4074" calcext:value-type="float">
            <text:p>2</text:p>
          </table:table-cell>
          <table:table-cell table:formula="of:=[.B48]/[.A48]" office:value-type="percentage" office:value="0.200929187120687" calcext:value-type="percentage">
            <text:p>20.09%</text:p>
          </table:table-cell>
          <table:table-cell table:formula="of:=MROUND([.I48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8]+1000" office:value-type="float" office:value="40000" calcext:value-type="float">
            <text:p>40000</text:p>
          </table:table-cell>
          <table:table-cell table:formula="of:=IF([.A49]&lt;=[.B$6];0; IF([.A49]&lt;[.C$6];[.C49];IF([.A49]&lt;[.D$6];[.D49];IF([.A49]&lt;[.E$6];[.E49];[.F49]))))" office:value-type="float" office:value="8177.3945141068" calcext:value-type="float">
            <text:p>8177</text:p>
          </table:table-cell>
          <table:table-cell table:formula="of:=(1088.67 * Y + 1.4) * Y" office:value-type="float" office:value="9576.8311826603" calcext:value-type="float">
            <text:p>9577</text:p>
          </table:table-cell>
          <table:table-cell table:formula="of:=(206.43 * Z + 2397) * Z + 869.32" office:value-type="float" office:value="8177.3945141068" calcext:value-type="float">
            <text:p>8177</text:p>
          </table:table-cell>
          <table:table-cell table:formula="of:=0.42 * [.A49]-9336.45" office:value-type="float" office:value="7463.55" calcext:value-type="float">
            <text:p>7464</text:p>
          </table:table-cell>
          <table:table-cell table:formula="of:=0.45 * [.A49] - 17671.2" office:value-type="float" office:value="328.799999999999" calcext:value-type="float">
            <text:p>329</text:p>
          </table:table-cell>
          <table:table-cell table:formula="of:=([.A49]-[.$B$6])/10000" office:value-type="float" office:value="2.9653" calcext:value-type="float">
            <text:p>3</text:p>
          </table:table-cell>
          <table:table-cell table:formula="of:=([.A49]-14926)/10000" office:value-type="float" office:value="2.5074" calcext:value-type="float">
            <text:p>3</text:p>
          </table:table-cell>
          <table:table-cell table:formula="of:=[.B49]/[.A49]" office:value-type="percentage" office:value="0.20443486285267" calcext:value-type="percentage">
            <text:p>20.44%</text:p>
          </table:table-cell>
          <table:table-cell table:formula="of:=MROUND([.I49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49]+1000" office:value-type="float" office:value="41000" calcext:value-type="float">
            <text:p>41000</text:p>
          </table:table-cell>
          <table:table-cell table:formula="of:=IF([.A50]&lt;=[.B$6];0; IF([.A50]&lt;[.C$6];[.C50];IF([.A50]&lt;[.D$6];[.D50];IF([.A50]&lt;[.E$6];[.E50];[.F50]))))" office:value-type="float" office:value="8522.6793305068" calcext:value-type="float">
            <text:p>8523</text:p>
          </table:table-cell>
          <table:table-cell table:formula="of:=(1088.67 * Y + 1.4) * Y" office:value-type="float" office:value="10233.5045128603" calcext:value-type="float">
            <text:p>10234</text:p>
          </table:table-cell>
          <table:table-cell table:formula="of:=(206.43 * Z + 2397) * Z + 869.32" office:value-type="float" office:value="8522.6793305068" calcext:value-type="float">
            <text:p>8523</text:p>
          </table:table-cell>
          <table:table-cell table:formula="of:=0.42 * [.A50]-9336.45" office:value-type="float" office:value="7883.55" calcext:value-type="float">
            <text:p>7884</text:p>
          </table:table-cell>
          <table:table-cell table:formula="of:=0.45 * [.A50] - 17671.2" office:value-type="float" office:value="778.799999999999" calcext:value-type="float">
            <text:p>779</text:p>
          </table:table-cell>
          <table:table-cell table:formula="of:=([.A50]-[.$B$6])/10000" office:value-type="float" office:value="3.0653" calcext:value-type="float">
            <text:p>3</text:p>
          </table:table-cell>
          <table:table-cell table:formula="of:=([.A50]-14926)/10000" office:value-type="float" office:value="2.6074" calcext:value-type="float">
            <text:p>3</text:p>
          </table:table-cell>
          <table:table-cell table:formula="of:=[.B50]/[.A50]" office:value-type="percentage" office:value="0.207870227573337" calcext:value-type="percentage">
            <text:p>20.79%</text:p>
          </table:table-cell>
          <table:table-cell table:formula="of:=MROUND([.I50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0]+1000" office:value-type="float" office:value="42000" calcext:value-type="float">
            <text:p>42000</text:p>
          </table:table-cell>
          <table:table-cell table:formula="of:=IF([.A51]&lt;=[.B$6];0; IF([.A51]&lt;[.C$6];[.C51];IF([.A51]&lt;[.D$6];[.D51];IF([.A51]&lt;[.E$6];[.E51];[.F51]))))" office:value-type="float" office:value="8872.0927469068" calcext:value-type="float">
            <text:p>8872</text:p>
          </table:table-cell>
          <table:table-cell table:formula="of:=(1088.67 * Y + 1.4) * Y" office:value-type="float" office:value="10911.9512430603" calcext:value-type="float">
            <text:p>10912</text:p>
          </table:table-cell>
          <table:table-cell table:formula="of:=(206.43 * Z + 2397) * Z + 869.32" office:value-type="float" office:value="8872.0927469068" calcext:value-type="float">
            <text:p>8872</text:p>
          </table:table-cell>
          <table:table-cell table:formula="of:=0.42 * [.A51]-9336.45" office:value-type="float" office:value="8303.55" calcext:value-type="float">
            <text:p>8304</text:p>
          </table:table-cell>
          <table:table-cell table:formula="of:=0.45 * [.A51] - 17671.2" office:value-type="float" office:value="1228.8" calcext:value-type="float">
            <text:p>1229</text:p>
          </table:table-cell>
          <table:table-cell table:formula="of:=([.A51]-[.$B$6])/10000" office:value-type="float" office:value="3.1653" calcext:value-type="float">
            <text:p>3</text:p>
          </table:table-cell>
          <table:table-cell table:formula="of:=([.A51]-14926)/10000" office:value-type="float" office:value="2.7074" calcext:value-type="float">
            <text:p>3</text:p>
          </table:table-cell>
          <table:table-cell table:formula="of:=[.B51]/[.A51]" office:value-type="percentage" office:value="0.211240303497781" calcext:value-type="percentage">
            <text:p>21.12%</text:p>
          </table:table-cell>
          <table:table-cell table:formula="of:=MROUND([.I51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1]+1000" office:value-type="float" office:value="43000" calcext:value-type="float">
            <text:p>43000</text:p>
          </table:table-cell>
          <table:table-cell table:formula="of:=IF([.A52]&lt;=[.B$6];0; IF([.A52]&lt;[.C$6];[.C52];IF([.A52]&lt;[.D$6];[.D52];IF([.A52]&lt;[.E$6];[.E52];[.F52]))))" office:value-type="float" office:value="9225.6347633068" calcext:value-type="float">
            <text:p>9226</text:p>
          </table:table-cell>
          <table:table-cell table:formula="of:=(1088.67 * Y + 1.4) * Y" office:value-type="float" office:value="11612.1713732603" calcext:value-type="float">
            <text:p>11612</text:p>
          </table:table-cell>
          <table:table-cell table:formula="of:=(206.43 * Z + 2397) * Z + 869.32" office:value-type="float" office:value="9225.6347633068" calcext:value-type="float">
            <text:p>9226</text:p>
          </table:table-cell>
          <table:table-cell table:formula="of:=0.42 * [.A52]-9336.45" office:value-type="float" office:value="8723.55" calcext:value-type="float">
            <text:p>8724</text:p>
          </table:table-cell>
          <table:table-cell table:formula="of:=0.45 * [.A52] - 17671.2" office:value-type="float" office:value="1678.8" calcext:value-type="float">
            <text:p>1679</text:p>
          </table:table-cell>
          <table:table-cell table:formula="of:=([.A52]-[.$B$6])/10000" office:value-type="float" office:value="3.2653" calcext:value-type="float">
            <text:p>3</text:p>
          </table:table-cell>
          <table:table-cell table:formula="of:=([.A52]-14926)/10000" office:value-type="float" office:value="2.8074" calcext:value-type="float">
            <text:p>3</text:p>
          </table:table-cell>
          <table:table-cell table:formula="of:=[.B52]/[.A52]" office:value-type="percentage" office:value="0.214549645658298" calcext:value-type="percentage">
            <text:p>21.45%</text:p>
          </table:table-cell>
          <table:table-cell table:formula="of:=MROUND([.I52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2]+1000" office:value-type="float" office:value="44000" calcext:value-type="float">
            <text:p>44000</text:p>
          </table:table-cell>
          <table:table-cell table:formula="of:=IF([.A53]&lt;=[.B$6];0; IF([.A53]&lt;[.C$6];[.C53];IF([.A53]&lt;[.D$6];[.D53];IF([.A53]&lt;[.E$6];[.E53];[.F53]))))" office:value-type="float" office:value="9583.3053797068" calcext:value-type="float">
            <text:p>9583</text:p>
          </table:table-cell>
          <table:table-cell table:formula="of:=(1088.67 * Y + 1.4) * Y" office:value-type="float" office:value="12334.1649034603" calcext:value-type="float">
            <text:p>12334</text:p>
          </table:table-cell>
          <table:table-cell table:formula="of:=(206.43 * Z + 2397) * Z + 869.32" office:value-type="float" office:value="9583.3053797068" calcext:value-type="float">
            <text:p>9583</text:p>
          </table:table-cell>
          <table:table-cell table:formula="of:=0.42 * [.A53]-9336.45" office:value-type="float" office:value="9143.55" calcext:value-type="float">
            <text:p>9144</text:p>
          </table:table-cell>
          <table:table-cell table:formula="of:=0.45 * [.A53] - 17671.2" office:value-type="float" office:value="2128.8" calcext:value-type="float">
            <text:p>2129</text:p>
          </table:table-cell>
          <table:table-cell table:formula="of:=([.A53]-[.$B$6])/10000" office:value-type="float" office:value="3.3653" calcext:value-type="float">
            <text:p>3</text:p>
          </table:table-cell>
          <table:table-cell table:formula="of:=([.A53]-14926)/10000" office:value-type="float" office:value="2.9074" calcext:value-type="float">
            <text:p>3</text:p>
          </table:table-cell>
          <table:table-cell table:formula="of:=[.B53]/[.A53]" office:value-type="percentage" office:value="0.217802394993336" calcext:value-type="percentage">
            <text:p>21.78%</text:p>
          </table:table-cell>
          <table:table-cell table:formula="of:=MROUND([.I53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3]+1000" office:value-type="float" office:value="45000" calcext:value-type="float">
            <text:p>45000</text:p>
          </table:table-cell>
          <table:table-cell table:formula="of:=IF([.A54]&lt;=[.B$6];0; IF([.A54]&lt;[.C$6];[.C54];IF([.A54]&lt;[.D$6];[.D54];IF([.A54]&lt;[.E$6];[.E54];[.F54]))))" office:value-type="float" office:value="9945.1045961068" calcext:value-type="float">
            <text:p>9945</text:p>
          </table:table-cell>
          <table:table-cell table:formula="of:=(1088.67 * Y + 1.4) * Y" office:value-type="float" office:value="13077.9318336603" calcext:value-type="float">
            <text:p>13078</text:p>
          </table:table-cell>
          <table:table-cell table:formula="of:=(206.43 * Z + 2397) * Z + 869.32" office:value-type="float" office:value="9945.1045961068" calcext:value-type="float">
            <text:p>9945</text:p>
          </table:table-cell>
          <table:table-cell table:formula="of:=0.42 * [.A54]-9336.45" office:value-type="float" office:value="9563.55" calcext:value-type="float">
            <text:p>9564</text:p>
          </table:table-cell>
          <table:table-cell table:formula="of:=0.45 * [.A54] - 17671.2" office:value-type="float" office:value="2578.8" calcext:value-type="float">
            <text:p>2579</text:p>
          </table:table-cell>
          <table:table-cell table:formula="of:=([.A54]-[.$B$6])/10000" office:value-type="float" office:value="3.4653" calcext:value-type="float">
            <text:p>3</text:p>
          </table:table-cell>
          <table:table-cell table:formula="of:=([.A54]-14926)/10000" office:value-type="float" office:value="3.0074" calcext:value-type="float">
            <text:p>3</text:p>
          </table:table-cell>
          <table:table-cell table:formula="of:=[.B54]/[.A54]" office:value-type="percentage" office:value="0.221002324357929" calcext:value-type="percentage">
            <text:p>22.10%</text:p>
          </table:table-cell>
          <table:table-cell table:formula="of:=MROUND([.I54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4]+1000" office:value-type="float" office:value="46000" calcext:value-type="float">
            <text:p>46000</text:p>
          </table:table-cell>
          <table:table-cell table:formula="of:=IF([.A55]&lt;=[.B$6];0; IF([.A55]&lt;[.C$6];[.C55];IF([.A55]&lt;[.D$6];[.D55];IF([.A55]&lt;[.E$6];[.E55];[.F55]))))" office:value-type="float" office:value="10311.0324125068" calcext:value-type="float">
            <text:p>10311</text:p>
          </table:table-cell>
          <table:table-cell table:formula="of:=(1088.67 * Y + 1.4) * Y" office:value-type="float" office:value="13843.4721638603" calcext:value-type="float">
            <text:p>13843</text:p>
          </table:table-cell>
          <table:table-cell table:formula="of:=(206.43 * Z + 2397) * Z + 869.32" office:value-type="float" office:value="10311.0324125068" calcext:value-type="float">
            <text:p>10311</text:p>
          </table:table-cell>
          <table:table-cell table:formula="of:=0.42 * [.A55]-9336.45" office:value-type="float" office:value="9983.55" calcext:value-type="float">
            <text:p>9984</text:p>
          </table:table-cell>
          <table:table-cell table:formula="of:=0.45 * [.A55] - 17671.2" office:value-type="float" office:value="3028.8" calcext:value-type="float">
            <text:p>3029</text:p>
          </table:table-cell>
          <table:table-cell table:formula="of:=([.A55]-[.$B$6])/10000" office:value-type="float" office:value="3.5653" calcext:value-type="float">
            <text:p>4</text:p>
          </table:table-cell>
          <table:table-cell table:formula="of:=([.A55]-14926)/10000" office:value-type="float" office:value="3.1074" calcext:value-type="float">
            <text:p>3</text:p>
          </table:table-cell>
          <table:table-cell table:formula="of:=[.B55]/[.A55]" office:value-type="percentage" office:value="0.224152878532757" calcext:value-type="percentage">
            <text:p>22.42%</text:p>
          </table:table-cell>
          <table:table-cell table:formula="of:=MROUND([.I55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5]+1000" office:value-type="float" office:value="47000" calcext:value-type="float">
            <text:p>47000</text:p>
          </table:table-cell>
          <table:table-cell table:formula="of:=IF([.A56]&lt;=[.B$6];0; IF([.A56]&lt;[.C$6];[.C56];IF([.A56]&lt;[.D$6];[.D56];IF([.A56]&lt;[.E$6];[.E56];[.F56]))))" office:value-type="float" office:value="10681.0888289068" calcext:value-type="float">
            <text:p>10681</text:p>
          </table:table-cell>
          <table:table-cell table:formula="of:=(1088.67 * Y + 1.4) * Y" office:value-type="float" office:value="14630.7858940603" calcext:value-type="float">
            <text:p>14631</text:p>
          </table:table-cell>
          <table:table-cell table:formula="of:=(206.43 * Z + 2397) * Z + 869.32" office:value-type="float" office:value="10681.0888289068" calcext:value-type="float">
            <text:p>10681</text:p>
          </table:table-cell>
          <table:table-cell table:formula="of:=0.42 * [.A56]-9336.45" office:value-type="float" office:value="10403.55" calcext:value-type="float">
            <text:p>10404</text:p>
          </table:table-cell>
          <table:table-cell table:formula="of:=0.45 * [.A56] - 17671.2" office:value-type="float" office:value="3478.8" calcext:value-type="float">
            <text:p>3479</text:p>
          </table:table-cell>
          <table:table-cell table:formula="of:=([.A56]-[.$B$6])/10000" office:value-type="float" office:value="3.6653" calcext:value-type="float">
            <text:p>4</text:p>
          </table:table-cell>
          <table:table-cell table:formula="of:=([.A56]-14926)/10000" office:value-type="float" office:value="3.2074" calcext:value-type="float">
            <text:p>3</text:p>
          </table:table-cell>
          <table:table-cell table:formula="of:=[.B56]/[.A56]" office:value-type="percentage" office:value="0.227257209125677" calcext:value-type="percentage">
            <text:p>22.73%</text:p>
          </table:table-cell>
          <table:table-cell table:formula="of:=MROUND([.I56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6]+1000" office:value-type="float" office:value="48000" calcext:value-type="float">
            <text:p>48000</text:p>
          </table:table-cell>
          <table:table-cell table:formula="of:=IF([.A57]&lt;=[.B$6];0; IF([.A57]&lt;[.C$6];[.C57];IF([.A57]&lt;[.D$6];[.D57];IF([.A57]&lt;[.E$6];[.E57];[.F57]))))" office:value-type="float" office:value="11055.2738453068" calcext:value-type="float">
            <text:p>11055</text:p>
          </table:table-cell>
          <table:table-cell table:formula="of:=(1088.67 * Y + 1.4) * Y" office:value-type="float" office:value="15439.8730242603" calcext:value-type="float">
            <text:p>15440</text:p>
          </table:table-cell>
          <table:table-cell table:formula="of:=(206.43 * Z + 2397) * Z + 869.32" office:value-type="float" office:value="11055.2738453068" calcext:value-type="float">
            <text:p>11055</text:p>
          </table:table-cell>
          <table:table-cell table:formula="of:=0.42 * [.A57]-9336.45" office:value-type="float" office:value="10823.55" calcext:value-type="float">
            <text:p>10824</text:p>
          </table:table-cell>
          <table:table-cell table:formula="of:=0.45 * [.A57] - 17671.2" office:value-type="float" office:value="3928.8" calcext:value-type="float">
            <text:p>3929</text:p>
          </table:table-cell>
          <table:table-cell table:formula="of:=([.A57]-[.$B$6])/10000" office:value-type="float" office:value="3.7653" calcext:value-type="float">
            <text:p>4</text:p>
          </table:table-cell>
          <table:table-cell table:formula="of:=([.A57]-14926)/10000" office:value-type="float" office:value="3.3074" calcext:value-type="float">
            <text:p>3</text:p>
          </table:table-cell>
          <table:table-cell table:formula="of:=[.B57]/[.A57]" office:value-type="percentage" office:value="0.230318205110558" calcext:value-type="percentage">
            <text:p>23.03%</text:p>
          </table:table-cell>
          <table:table-cell table:formula="of:=MROUND([.I57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7]+1000" office:value-type="float" office:value="49000" calcext:value-type="float">
            <text:p>49000</text:p>
          </table:table-cell>
          <table:table-cell table:formula="of:=IF([.A58]&lt;=[.B$6];0; IF([.A58]&lt;[.C$6];[.C58];IF([.A58]&lt;[.D$6];[.D58];IF([.A58]&lt;[.E$6];[.E58];[.F58]))))" office:value-type="float" office:value="11433.5874617068" calcext:value-type="float">
            <text:p>11434</text:p>
          </table:table-cell>
          <table:table-cell table:formula="of:=(1088.67 * Y + 1.4) * Y" office:value-type="float" office:value="16270.7335544603" calcext:value-type="float">
            <text:p>16271</text:p>
          </table:table-cell>
          <table:table-cell table:formula="of:=(206.43 * Z + 2397) * Z + 869.32" office:value-type="float" office:value="11433.5874617068" calcext:value-type="float">
            <text:p>11434</text:p>
          </table:table-cell>
          <table:table-cell table:formula="of:=0.42 * [.A58]-9336.45" office:value-type="float" office:value="11243.55" calcext:value-type="float">
            <text:p>11244</text:p>
          </table:table-cell>
          <table:table-cell table:formula="of:=0.45 * [.A58] - 17671.2" office:value-type="float" office:value="4378.8" calcext:value-type="float">
            <text:p>4379</text:p>
          </table:table-cell>
          <table:table-cell table:formula="of:=([.A58]-[.$B$6])/10000" office:value-type="float" office:value="3.8653" calcext:value-type="float">
            <text:p>4</text:p>
          </table:table-cell>
          <table:table-cell table:formula="of:=([.A58]-14926)/10000" office:value-type="float" office:value="3.4074" calcext:value-type="float">
            <text:p>3</text:p>
          </table:table-cell>
          <table:table-cell table:formula="of:=[.B58]/[.A58]" office:value-type="percentage" office:value="0.233338519626669" calcext:value-type="percentage">
            <text:p>23.33%</text:p>
          </table:table-cell>
          <table:table-cell table:formula="of:=MROUND([.I58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8]+1000" office:value-type="float" office:value="50000" calcext:value-type="float">
            <text:p>50000</text:p>
          </table:table-cell>
          <table:table-cell table:formula="of:=IF([.A59]&lt;=[.B$6];0; IF([.A59]&lt;[.C$6];[.C59];IF([.A59]&lt;[.D$6];[.D59];IF([.A59]&lt;[.E$6];[.E59];[.F59]))))" office:value-type="float" office:value="11816.0296781068" calcext:value-type="float">
            <text:p>11816</text:p>
          </table:table-cell>
          <table:table-cell table:formula="of:=(1088.67 * Y + 1.4) * Y" office:value-type="float" office:value="17123.3674846603" calcext:value-type="float">
            <text:p>17123</text:p>
          </table:table-cell>
          <table:table-cell table:formula="of:=(206.43 * Z + 2397) * Z + 869.32" office:value-type="float" office:value="11816.0296781068" calcext:value-type="float">
            <text:p>11816</text:p>
          </table:table-cell>
          <table:table-cell table:formula="of:=0.42 * [.A59]-9336.45" office:value-type="float" office:value="11663.55" calcext:value-type="float">
            <text:p>11664</text:p>
          </table:table-cell>
          <table:table-cell table:formula="of:=0.45 * [.A59] - 17671.2" office:value-type="float" office:value="4828.8" calcext:value-type="float">
            <text:p>4829</text:p>
          </table:table-cell>
          <table:table-cell table:formula="of:=([.A59]-[.$B$6])/10000" office:value-type="float" office:value="3.9653" calcext:value-type="float">
            <text:p>4</text:p>
          </table:table-cell>
          <table:table-cell table:formula="of:=([.A59]-14926)/10000" office:value-type="float" office:value="3.5074" calcext:value-type="float">
            <text:p>4</text:p>
          </table:table-cell>
          <table:table-cell table:formula="of:=[.B59]/[.A59]" office:value-type="percentage" office:value="0.236320593562136" calcext:value-type="percentage">
            <text:p>23.63%</text:p>
          </table:table-cell>
          <table:table-cell table:formula="of:=MROUND([.I59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59]+1000" office:value-type="float" office:value="51000" calcext:value-type="float">
            <text:p>51000</text:p>
          </table:table-cell>
          <table:table-cell table:formula="of:=IF([.A60]&lt;=[.B$6];0; IF([.A60]&lt;[.C$6];[.C60];IF([.A60]&lt;[.D$6];[.D60];IF([.A60]&lt;[.E$6];[.E60];[.F60]))))" office:value-type="float" office:value="12202.6004945068" calcext:value-type="float">
            <text:p>12203</text:p>
          </table:table-cell>
          <table:table-cell table:formula="of:=(1088.67 * Y + 1.4) * Y" office:value-type="float" office:value="17997.7748148603" calcext:value-type="float">
            <text:p>17998</text:p>
          </table:table-cell>
          <table:table-cell table:formula="of:=(206.43 * Z + 2397) * Z + 869.32" office:value-type="float" office:value="12202.6004945068" calcext:value-type="float">
            <text:p>12203</text:p>
          </table:table-cell>
          <table:table-cell table:formula="of:=0.42 * [.A60]-9336.45" office:value-type="float" office:value="12083.55" calcext:value-type="float">
            <text:p>12084</text:p>
          </table:table-cell>
          <table:table-cell table:formula="of:=0.45 * [.A60] - 17671.2" office:value-type="float" office:value="5278.8" calcext:value-type="float">
            <text:p>5279</text:p>
          </table:table-cell>
          <table:table-cell table:formula="of:=([.A60]-[.$B$6])/10000" office:value-type="float" office:value="4.0653" calcext:value-type="float">
            <text:p>4</text:p>
          </table:table-cell>
          <table:table-cell table:formula="of:=([.A60]-14926)/10000" office:value-type="float" office:value="3.6074" calcext:value-type="float">
            <text:p>4</text:p>
          </table:table-cell>
          <table:table-cell table:formula="of:=[.B60]/[.A60]" office:value-type="percentage" office:value="0.239266676362878" calcext:value-type="percentage">
            <text:p>23.93%</text:p>
          </table:table-cell>
          <table:table-cell table:formula="of:=MROUND([.I60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60]+1000" office:value-type="float" office:value="52000" calcext:value-type="float">
            <text:p>52000</text:p>
          </table:table-cell>
          <table:table-cell table:formula="of:=IF([.A61]&lt;=[.B$6];0; IF([.A61]&lt;[.C$6];[.C61];IF([.A61]&lt;[.D$6];[.D61];IF([.A61]&lt;[.E$6];[.E61];[.F61]))))" office:value-type="float" office:value="12593.2999109068" calcext:value-type="float">
            <text:p>12593</text:p>
          </table:table-cell>
          <table:table-cell table:formula="of:=(1088.67 * Y + 1.4) * Y" office:value-type="float" office:value="18893.9555450603" calcext:value-type="float">
            <text:p>18894</text:p>
          </table:table-cell>
          <table:table-cell table:formula="of:=(206.43 * Z + 2397) * Z + 869.32" office:value-type="float" office:value="12593.2999109068" calcext:value-type="float">
            <text:p>12593</text:p>
          </table:table-cell>
          <table:table-cell table:formula="of:=0.42 * [.A61]-9336.45" office:value-type="float" office:value="12503.55" calcext:value-type="float">
            <text:p>12504</text:p>
          </table:table-cell>
          <table:table-cell table:formula="of:=0.45 * [.A61] - 17671.2" office:value-type="float" office:value="5728.8" calcext:value-type="float">
            <text:p>5729</text:p>
          </table:table-cell>
          <table:table-cell table:formula="of:=([.A61]-[.$B$6])/10000" office:value-type="float" office:value="4.1653" calcext:value-type="float">
            <text:p>4</text:p>
          </table:table-cell>
          <table:table-cell table:formula="of:=([.A61]-14926)/10000" office:value-type="float" office:value="3.7074" calcext:value-type="float">
            <text:p>4</text:p>
          </table:table-cell>
          <table:table-cell table:formula="of:=[.B61]/[.A61]" office:value-type="percentage" office:value="0.242178844440515" calcext:value-type="percentage">
            <text:p>24.22%</text:p>
          </table:table-cell>
          <table:table-cell table:formula="of:=MROUND([.I61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61]+1000" office:value-type="float" office:value="53000" calcext:value-type="float">
            <text:p>53000</text:p>
          </table:table-cell>
          <table:table-cell table:formula="of:=IF([.A62]&lt;=[.B$6];0; IF([.A62]&lt;[.C$6];[.C62];IF([.A62]&lt;[.D$6];[.D62];IF([.A62]&lt;[.E$6];[.E62];[.F62]))))" office:value-type="float" office:value="12988.1279273068" calcext:value-type="float">
            <text:p>12988</text:p>
          </table:table-cell>
          <table:table-cell table:formula="of:=(1088.67 * Y + 1.4) * Y" office:value-type="float" office:value="19811.9096752603" calcext:value-type="float">
            <text:p>19812</text:p>
          </table:table-cell>
          <table:table-cell table:formula="of:=(206.43 * Z + 2397) * Z + 869.32" office:value-type="float" office:value="12988.1279273068" calcext:value-type="float">
            <text:p>12988</text:p>
          </table:table-cell>
          <table:table-cell table:formula="of:=0.42 * [.A62]-9336.45" office:value-type="float" office:value="12923.55" calcext:value-type="float">
            <text:p>12924</text:p>
          </table:table-cell>
          <table:table-cell table:formula="of:=0.45 * [.A62] - 17671.2" office:value-type="float" office:value="6178.8" calcext:value-type="float">
            <text:p>6179</text:p>
          </table:table-cell>
          <table:table-cell table:formula="of:=([.A62]-[.$B$6])/10000" office:value-type="float" office:value="4.2653" calcext:value-type="float">
            <text:p>4</text:p>
          </table:table-cell>
          <table:table-cell table:formula="of:=([.A62]-14926)/10000" office:value-type="float" office:value="3.8074" calcext:value-type="float">
            <text:p>4</text:p>
          </table:table-cell>
          <table:table-cell table:formula="of:=[.B62]/[.A62]" office:value-type="percentage" office:value="0.245059017496355" calcext:value-type="percentage">
            <text:p>24.51%</text:p>
          </table:table-cell>
          <table:table-cell table:formula="of:=MROUND([.I62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62]+1000" office:value-type="float" office:value="54000" calcext:value-type="float">
            <text:p>54000</text:p>
          </table:table-cell>
          <table:table-cell table:formula="of:=IF([.A63]&lt;=[.B$6];0; IF([.A63]&lt;[.C$6];[.C63];IF([.A63]&lt;[.D$6];[.D63];IF([.A63]&lt;[.E$6];[.E63];[.F63]))))" office:value-type="float" office:value="13387.0845437068" calcext:value-type="float">
            <text:p>13387</text:p>
          </table:table-cell>
          <table:table-cell table:formula="of:=(1088.67 * Y + 1.4) * Y" office:value-type="float" office:value="20751.6372054603" calcext:value-type="float">
            <text:p>20752</text:p>
          </table:table-cell>
          <table:table-cell table:formula="of:=(206.43 * Z + 2397) * Z + 869.32" office:value-type="float" office:value="13387.0845437068" calcext:value-type="float">
            <text:p>13387</text:p>
          </table:table-cell>
          <table:table-cell table:formula="of:=0.42 * [.A63]-9336.45" office:value-type="float" office:value="13343.55" calcext:value-type="float">
            <text:p>13344</text:p>
          </table:table-cell>
          <table:table-cell table:formula="of:=0.45 * [.A63] - 17671.2" office:value-type="float" office:value="6628.8" calcext:value-type="float">
            <text:p>6629</text:p>
          </table:table-cell>
          <table:table-cell table:formula="of:=([.A63]-[.$B$6])/10000" office:value-type="float" office:value="4.3653" calcext:value-type="float">
            <text:p>4</text:p>
          </table:table-cell>
          <table:table-cell table:formula="of:=([.A63]-14926)/10000" office:value-type="float" office:value="3.9074" calcext:value-type="float">
            <text:p>4</text:p>
          </table:table-cell>
          <table:table-cell table:formula="of:=[.B63]/[.A63]" office:value-type="percentage" office:value="0.247908973031607" calcext:value-type="percentage">
            <text:p>24.79%</text:p>
          </table:table-cell>
          <table:table-cell table:formula="of:=MROUND([.I63];0.1)" office:value-type="percentage" office:value="0.2" calcext:value-type="percentage">
            <text:p>20.00%</text:p>
          </table:table-cell>
        </table:table-row>
        <table:table-row table:style-name="ro1">
          <table:table-cell table:formula="of:=[.A63]+1000" office:value-type="float" office:value="55000" calcext:value-type="float">
            <text:p>55000</text:p>
          </table:table-cell>
          <table:table-cell table:formula="of:=IF([.A64]&lt;=[.B$6];0; IF([.A64]&lt;[.C$6];[.C64];IF([.A64]&lt;[.D$6];[.D64];IF([.A64]&lt;[.E$6];[.E64];[.F64]))))" office:value-type="float" office:value="13790.1697601068" calcext:value-type="float">
            <text:p>13790</text:p>
          </table:table-cell>
          <table:table-cell table:formula="of:=(1088.67 * Y + 1.4) * Y" office:value-type="float" office:value="21713.1381356603" calcext:value-type="float">
            <text:p>21713</text:p>
          </table:table-cell>
          <table:table-cell table:formula="of:=(206.43 * Z + 2397) * Z + 869.32" office:value-type="float" office:value="13790.1697601068" calcext:value-type="float">
            <text:p>13790</text:p>
          </table:table-cell>
          <table:table-cell table:formula="of:=0.42 * [.A64]-9336.45" office:value-type="float" office:value="13763.55" calcext:value-type="float">
            <text:p>13764</text:p>
          </table:table-cell>
          <table:table-cell table:formula="of:=0.45 * [.A64] - 17671.2" office:value-type="float" office:value="7078.8" calcext:value-type="float">
            <text:p>7079</text:p>
          </table:table-cell>
          <table:table-cell table:formula="of:=([.A64]-[.$B$6])/10000" office:value-type="float" office:value="4.4653" calcext:value-type="float">
            <text:p>4</text:p>
          </table:table-cell>
          <table:table-cell table:formula="of:=([.A64]-14926)/10000" office:value-type="float" office:value="4.0074" calcext:value-type="float">
            <text:p>4</text:p>
          </table:table-cell>
          <table:table-cell table:formula="of:=[.B64]/[.A64]" office:value-type="percentage" office:value="0.250730359274669" calcext:value-type="percentage">
            <text:p>25.07%</text:p>
          </table:table-cell>
          <table:table-cell table:formula="of:=MROUND([.I64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64]+1000" office:value-type="float" office:value="56000" calcext:value-type="float">
            <text:p>56000</text:p>
          </table:table-cell>
          <table:table-cell table:formula="of:=IF([.A65]&lt;=[.B$6];0; IF([.A65]&lt;[.C$6];[.C65];IF([.A65]&lt;[.D$6];[.D65];IF([.A65]&lt;[.E$6];[.E65];[.F65]))))" office:value-type="float" office:value="14197.3835765068" calcext:value-type="float">
            <text:p>14197</text:p>
          </table:table-cell>
          <table:table-cell table:formula="of:=(1088.67 * Y + 1.4) * Y" office:value-type="float" office:value="22696.4124658603" calcext:value-type="float">
            <text:p>22696</text:p>
          </table:table-cell>
          <table:table-cell table:formula="of:=(206.43 * Z + 2397) * Z + 869.32" office:value-type="float" office:value="14197.3835765068" calcext:value-type="float">
            <text:p>14197</text:p>
          </table:table-cell>
          <table:table-cell table:formula="of:=0.42 * [.A65]-9336.45" office:value-type="float" office:value="14183.55" calcext:value-type="float">
            <text:p>14184</text:p>
          </table:table-cell>
          <table:table-cell table:formula="of:=0.45 * [.A65] - 17671.2" office:value-type="float" office:value="7528.8" calcext:value-type="float">
            <text:p>7529</text:p>
          </table:table-cell>
          <table:table-cell table:formula="of:=([.A65]-[.$B$6])/10000" office:value-type="float" office:value="4.5653" calcext:value-type="float">
            <text:p>5</text:p>
          </table:table-cell>
          <table:table-cell table:formula="of:=([.A65]-14926)/10000" office:value-type="float" office:value="4.1074" calcext:value-type="float">
            <text:p>4</text:p>
          </table:table-cell>
          <table:table-cell table:formula="of:=[.B65]/[.A65]" office:value-type="percentage" office:value="0.253524706723336" calcext:value-type="percentage">
            <text:p>25.35%</text:p>
          </table:table-cell>
          <table:table-cell table:formula="of:=MROUND([.I65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65]+1000" office:value-type="float" office:value="57000" calcext:value-type="float">
            <text:p>57000</text:p>
          </table:table-cell>
          <table:table-cell table:formula="of:=IF([.A66]&lt;=[.B$6];0; IF([.A66]&lt;[.C$6];[.C66];IF([.A66]&lt;[.D$6];[.D66];IF([.A66]&lt;[.E$6];[.E66];[.F66]))))" office:value-type="float" office:value="14608.7259929068" calcext:value-type="float">
            <text:p>14609</text:p>
          </table:table-cell>
          <table:table-cell table:formula="of:=(1088.67 * Y + 1.4) * Y" office:value-type="float" office:value="23701.4601960603" calcext:value-type="float">
            <text:p>23701</text:p>
          </table:table-cell>
          <table:table-cell table:formula="of:=(206.43 * Z + 2397) * Z + 869.32" office:value-type="float" office:value="14608.7259929068" calcext:value-type="float">
            <text:p>14609</text:p>
          </table:table-cell>
          <table:table-cell table:formula="of:=0.42 * [.A66]-9336.45" office:value-type="float" office:value="14603.55" calcext:value-type="float">
            <text:p>14604</text:p>
          </table:table-cell>
          <table:table-cell table:formula="of:=0.45 * [.A66] - 17671.2" office:value-type="float" office:value="7978.8" calcext:value-type="float">
            <text:p>7979</text:p>
          </table:table-cell>
          <table:table-cell table:formula="of:=([.A66]-[.$B$6])/10000" office:value-type="float" office:value="4.6653" calcext:value-type="float">
            <text:p>5</text:p>
          </table:table-cell>
          <table:table-cell table:formula="of:=([.A66]-14926)/10000" office:value-type="float" office:value="4.2074" calcext:value-type="float">
            <text:p>4</text:p>
          </table:table-cell>
          <table:table-cell table:formula="of:=[.B66]/[.A66]" office:value-type="percentage" office:value="0.256293438472049" calcext:value-type="percentage">
            <text:p>25.63%</text:p>
          </table:table-cell>
          <table:table-cell table:formula="of:=MROUND([.I66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66]+1000" office:value-type="float" office:value="58000" calcext:value-type="float">
            <text:p>58000</text:p>
          </table:table-cell>
          <table:table-cell table:formula="of:=IF([.A67]&lt;=[.B$6];0; IF([.A67]&lt;[.C$6];[.C67];IF([.A67]&lt;[.D$6];[.D67];IF([.A67]&lt;[.E$6];[.E67];[.F67]))))" office:value-type="float" office:value="15024.1970093068" calcext:value-type="float">
            <text:p>15024</text:p>
          </table:table-cell>
          <table:table-cell table:formula="of:=(1088.67 * Y + 1.4) * Y" office:value-type="float" office:value="24728.2813262603" calcext:value-type="float">
            <text:p>24728</text:p>
          </table:table-cell>
          <table:table-cell table:formula="of:=(206.43 * Z + 2397) * Z + 869.32" office:value-type="float" office:value="15024.1970093068" calcext:value-type="float">
            <text:p>15024</text:p>
          </table:table-cell>
          <table:table-cell table:formula="of:=0.42 * [.A67]-9336.45" office:value-type="float" office:value="15023.55" calcext:value-type="float">
            <text:p>15024</text:p>
          </table:table-cell>
          <table:table-cell table:formula="of:=0.45 * [.A67] - 17671.2" office:value-type="float" office:value="8428.8" calcext:value-type="float">
            <text:p>8429</text:p>
          </table:table-cell>
          <table:table-cell table:formula="of:=([.A67]-[.$B$6])/10000" office:value-type="float" office:value="4.7653" calcext:value-type="float">
            <text:p>5</text:p>
          </table:table-cell>
          <table:table-cell table:formula="of:=([.A67]-14926)/10000" office:value-type="float" office:value="4.3074" calcext:value-type="float">
            <text:p>4</text:p>
          </table:table-cell>
          <table:table-cell table:formula="of:=[.B67]/[.A67]" office:value-type="percentage" office:value="0.259037879470807" calcext:value-type="percentage">
            <text:p>25.90%</text:p>
          </table:table-cell>
          <table:table-cell table:formula="of:=MROUND([.I67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67]+1000" office:value-type="float" office:value="59000" calcext:value-type="float">
            <text:p>59000</text:p>
          </table:table-cell>
          <table:table-cell table:formula="of:=IF([.A68]&lt;=[.B$6];0; IF([.A68]&lt;[.C$6];[.C68];IF([.A68]&lt;[.D$6];[.D68];IF([.A68]&lt;[.E$6];[.E68];[.F68]))))" office:value-type="float" office:value="15443.55" calcext:value-type="float">
            <text:p>15444</text:p>
          </table:table-cell>
          <table:table-cell table:formula="of:=(1088.67 * Y + 1.4) * Y" office:value-type="float" office:value="25776.8758564603" calcext:value-type="float">
            <text:p>25777</text:p>
          </table:table-cell>
          <table:table-cell table:formula="of:=(206.43 * Z + 2397) * Z + 869.32" office:value-type="float" office:value="15443.7966257068" calcext:value-type="float">
            <text:p>15444</text:p>
          </table:table-cell>
          <table:table-cell table:formula="of:=0.42 * [.A68]-9336.45" office:value-type="float" office:value="15443.55" calcext:value-type="float">
            <text:p>15444</text:p>
          </table:table-cell>
          <table:table-cell table:formula="of:=0.45 * [.A68] - 17671.2" office:value-type="float" office:value="8878.8" calcext:value-type="float">
            <text:p>8879</text:p>
          </table:table-cell>
          <table:table-cell table:formula="of:=([.A68]-[.$B$6])/10000" office:value-type="float" office:value="4.8653" calcext:value-type="float">
            <text:p>5</text:p>
          </table:table-cell>
          <table:table-cell table:formula="of:=([.A68]-14926)/10000" office:value-type="float" office:value="4.4074" calcext:value-type="float">
            <text:p>4</text:p>
          </table:table-cell>
          <table:table-cell table:formula="of:=[.B68]/[.A68]" office:value-type="percentage" office:value="0.261755084745763" calcext:value-type="percentage">
            <text:p>26.18%</text:p>
          </table:table-cell>
          <table:table-cell table:formula="of:=MROUND([.I68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68]+1000" office:value-type="float" office:value="60000" calcext:value-type="float">
            <text:p>60000</text:p>
          </table:table-cell>
          <table:table-cell table:formula="of:=IF([.A69]&lt;=[.B$6];0; IF([.A69]&lt;[.C$6];[.C69];IF([.A69]&lt;[.D$6];[.D69];IF([.A69]&lt;[.E$6];[.E69];[.F69]))))" office:value-type="float" office:value="15863.55" calcext:value-type="float">
            <text:p>15864</text:p>
          </table:table-cell>
          <table:table-cell table:formula="of:=(1088.67 * Y + 1.4) * Y" office:value-type="float" office:value="26847.2437866603" calcext:value-type="float">
            <text:p>26847</text:p>
          </table:table-cell>
          <table:table-cell table:formula="of:=(206.43 * Z + 2397) * Z + 869.32" office:value-type="float" office:value="15867.5248421068" calcext:value-type="float">
            <text:p>15868</text:p>
          </table:table-cell>
          <table:table-cell table:formula="of:=0.42 * [.A69]-9336.45" office:value-type="float" office:value="15863.55" calcext:value-type="float">
            <text:p>15864</text:p>
          </table:table-cell>
          <table:table-cell table:formula="of:=0.45 * [.A69] - 17671.2" office:value-type="float" office:value="9328.8" calcext:value-type="float">
            <text:p>9329</text:p>
          </table:table-cell>
          <table:table-cell table:formula="of:=([.A69]-[.$B$6])/10000" office:value-type="float" office:value="4.9653" calcext:value-type="float">
            <text:p>5</text:p>
          </table:table-cell>
          <table:table-cell table:formula="of:=([.A69]-14926)/10000" office:value-type="float" office:value="4.5074" calcext:value-type="float">
            <text:p>5</text:p>
          </table:table-cell>
          <table:table-cell table:formula="of:=[.B69]/[.A69]" office:value-type="percentage" office:value="0.2643925" calcext:value-type="percentage">
            <text:p>26.44%</text:p>
          </table:table-cell>
          <table:table-cell table:formula="of:=MROUND([.I69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69]+1000" office:value-type="float" office:value="61000" calcext:value-type="float">
            <text:p>61000</text:p>
          </table:table-cell>
          <table:table-cell table:formula="of:=IF([.A70]&lt;=[.B$6];0; IF([.A70]&lt;[.C$6];[.C70];IF([.A70]&lt;[.D$6];[.D70];IF([.A70]&lt;[.E$6];[.E70];[.F70]))))" office:value-type="float" office:value="16283.55" calcext:value-type="float">
            <text:p>16284</text:p>
          </table:table-cell>
          <table:table-cell table:formula="of:=(1088.67 * Y + 1.4) * Y" office:value-type="float" office:value="27939.3851168603" calcext:value-type="float">
            <text:p>27939</text:p>
          </table:table-cell>
          <table:table-cell table:formula="of:=(206.43 * Z + 2397) * Z + 869.32" office:value-type="float" office:value="16295.3816585068" calcext:value-type="float">
            <text:p>16295</text:p>
          </table:table-cell>
          <table:table-cell table:formula="of:=0.42 * [.A70]-9336.45" office:value-type="float" office:value="16283.55" calcext:value-type="float">
            <text:p>16284</text:p>
          </table:table-cell>
          <table:table-cell table:formula="of:=0.45 * [.A70] - 17671.2" office:value-type="float" office:value="9778.8" calcext:value-type="float">
            <text:p>9779</text:p>
          </table:table-cell>
          <table:table-cell table:formula="of:=([.A70]-[.$B$6])/10000" office:value-type="float" office:value="5.0653" calcext:value-type="float">
            <text:p>5</text:p>
          </table:table-cell>
          <table:table-cell table:formula="of:=([.A70]-14926)/10000" office:value-type="float" office:value="4.6074" calcext:value-type="float">
            <text:p>5</text:p>
          </table:table-cell>
          <table:table-cell table:formula="of:=[.B70]/[.A70]" office:value-type="percentage" office:value="0.266943442622951" calcext:value-type="percentage">
            <text:p>26.69%</text:p>
          </table:table-cell>
          <table:table-cell table:formula="of:=MROUND([.I70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0]+1000" office:value-type="float" office:value="62000" calcext:value-type="float">
            <text:p>62000</text:p>
          </table:table-cell>
          <table:table-cell table:formula="of:=IF([.A71]&lt;=[.B$6];0; IF([.A71]&lt;[.C$6];[.C71];IF([.A71]&lt;[.D$6];[.D71];IF([.A71]&lt;[.E$6];[.E71];[.F71]))))" office:value-type="float" office:value="16703.55" calcext:value-type="float">
            <text:p>16704</text:p>
          </table:table-cell>
          <table:table-cell table:formula="of:=(1088.67 * Y + 1.4) * Y" office:value-type="float" office:value="29053.2998470603" calcext:value-type="float">
            <text:p>29053</text:p>
          </table:table-cell>
          <table:table-cell table:formula="of:=(206.43 * Z + 2397) * Z + 869.32" office:value-type="float" office:value="16727.3670749068" calcext:value-type="float">
            <text:p>16727</text:p>
          </table:table-cell>
          <table:table-cell table:formula="of:=0.42 * [.A71]-9336.45" office:value-type="float" office:value="16703.55" calcext:value-type="float">
            <text:p>16704</text:p>
          </table:table-cell>
          <table:table-cell table:formula="of:=0.45 * [.A71] - 17671.2" office:value-type="float" office:value="10228.8" calcext:value-type="float">
            <text:p>10229</text:p>
          </table:table-cell>
          <table:table-cell table:formula="of:=([.A71]-[.$B$6])/10000" office:value-type="float" office:value="5.1653" calcext:value-type="float">
            <text:p>5</text:p>
          </table:table-cell>
          <table:table-cell table:formula="of:=([.A71]-14926)/10000" office:value-type="float" office:value="4.7074" calcext:value-type="float">
            <text:p>5</text:p>
          </table:table-cell>
          <table:table-cell table:formula="of:=[.B71]/[.A71]" office:value-type="percentage" office:value="0.269412096774194" calcext:value-type="percentage">
            <text:p>26.94%</text:p>
          </table:table-cell>
          <table:table-cell table:formula="of:=MROUND([.I71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1]+1000" office:value-type="float" office:value="63000" calcext:value-type="float">
            <text:p>63000</text:p>
          </table:table-cell>
          <table:table-cell table:formula="of:=IF([.A72]&lt;=[.B$6];0; IF([.A72]&lt;[.C$6];[.C72];IF([.A72]&lt;[.D$6];[.D72];IF([.A72]&lt;[.E$6];[.E72];[.F72]))))" office:value-type="float" office:value="17123.55" calcext:value-type="float">
            <text:p>17124</text:p>
          </table:table-cell>
          <table:table-cell table:formula="of:=(1088.67 * Y + 1.4) * Y" office:value-type="float" office:value="30188.9879772603" calcext:value-type="float">
            <text:p>30189</text:p>
          </table:table-cell>
          <table:table-cell table:formula="of:=(206.43 * Z + 2397) * Z + 869.32" office:value-type="float" office:value="17163.4810913068" calcext:value-type="float">
            <text:p>17163</text:p>
          </table:table-cell>
          <table:table-cell table:formula="of:=0.42 * [.A72]-9336.45" office:value-type="float" office:value="17123.55" calcext:value-type="float">
            <text:p>17124</text:p>
          </table:table-cell>
          <table:table-cell table:formula="of:=0.45 * [.A72] - 17671.2" office:value-type="float" office:value="10678.8" calcext:value-type="float">
            <text:p>10679</text:p>
          </table:table-cell>
          <table:table-cell table:formula="of:=([.A72]-[.$B$6])/10000" office:value-type="float" office:value="5.2653" calcext:value-type="float">
            <text:p>5</text:p>
          </table:table-cell>
          <table:table-cell table:formula="of:=([.A72]-14926)/10000" office:value-type="float" office:value="4.8074" calcext:value-type="float">
            <text:p>5</text:p>
          </table:table-cell>
          <table:table-cell table:formula="of:=[.B72]/[.A72]" office:value-type="percentage" office:value="0.271802380952381" calcext:value-type="percentage">
            <text:p>27.18%</text:p>
          </table:table-cell>
          <table:table-cell table:formula="of:=MROUND([.I72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2]+1000" office:value-type="float" office:value="64000" calcext:value-type="float">
            <text:p>64000</text:p>
          </table:table-cell>
          <table:table-cell table:formula="of:=IF([.A73]&lt;=[.B$6];0; IF([.A73]&lt;[.C$6];[.C73];IF([.A73]&lt;[.D$6];[.D73];IF([.A73]&lt;[.E$6];[.E73];[.F73]))))" office:value-type="float" office:value="17543.55" calcext:value-type="float">
            <text:p>17544</text:p>
          </table:table-cell>
          <table:table-cell table:formula="of:=(1088.67 * Y + 1.4) * Y" office:value-type="float" office:value="31346.4495074603" calcext:value-type="float">
            <text:p>31346</text:p>
          </table:table-cell>
          <table:table-cell table:formula="of:=(206.43 * Z + 2397) * Z + 869.32" office:value-type="float" office:value="17603.7237077068" calcext:value-type="float">
            <text:p>17604</text:p>
          </table:table-cell>
          <table:table-cell table:formula="of:=0.42 * [.A73]-9336.45" office:value-type="float" office:value="17543.55" calcext:value-type="float">
            <text:p>17544</text:p>
          </table:table-cell>
          <table:table-cell table:formula="of:=0.45 * [.A73] - 17671.2" office:value-type="float" office:value="11128.8" calcext:value-type="float">
            <text:p>11129</text:p>
          </table:table-cell>
          <table:table-cell table:formula="of:=([.A73]-[.$B$6])/10000" office:value-type="float" office:value="5.3653" calcext:value-type="float">
            <text:p>5</text:p>
          </table:table-cell>
          <table:table-cell table:formula="of:=([.A73]-14926)/10000" office:value-type="float" office:value="4.9074" calcext:value-type="float">
            <text:p>5</text:p>
          </table:table-cell>
          <table:table-cell table:formula="of:=[.B73]/[.A73]" office:value-type="percentage" office:value="0.27411796875" calcext:value-type="percentage">
            <text:p>27.41%</text:p>
          </table:table-cell>
          <table:table-cell table:formula="of:=MROUND([.I73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3]+1000" office:value-type="float" office:value="65000" calcext:value-type="float">
            <text:p>65000</text:p>
          </table:table-cell>
          <table:table-cell table:formula="of:=IF([.A74]&lt;=[.B$6];0; IF([.A74]&lt;[.C$6];[.C74];IF([.A74]&lt;[.D$6];[.D74];IF([.A74]&lt;[.E$6];[.E74];[.F74]))))" office:value-type="float" office:value="17963.55" calcext:value-type="float">
            <text:p>17964</text:p>
          </table:table-cell>
          <table:table-cell table:formula="of:=(1088.67 * Y + 1.4) * Y" office:value-type="float" office:value="32525.6844376603" calcext:value-type="float">
            <text:p>32526</text:p>
          </table:table-cell>
          <table:table-cell table:formula="of:=(206.43 * Z + 2397) * Z + 869.32" office:value-type="float" office:value="18048.0949241068" calcext:value-type="float">
            <text:p>18048</text:p>
          </table:table-cell>
          <table:table-cell table:formula="of:=0.42 * [.A74]-9336.45" office:value-type="float" office:value="17963.55" calcext:value-type="float">
            <text:p>17964</text:p>
          </table:table-cell>
          <table:table-cell table:formula="of:=0.45 * [.A74] - 17671.2" office:value-type="float" office:value="11578.8" calcext:value-type="float">
            <text:p>11579</text:p>
          </table:table-cell>
          <table:table-cell table:formula="of:=([.A74]-[.$B$6])/10000" office:value-type="float" office:value="5.4653" calcext:value-type="float">
            <text:p>5</text:p>
          </table:table-cell>
          <table:table-cell table:formula="of:=([.A74]-14926)/10000" office:value-type="float" office:value="5.0074" calcext:value-type="float">
            <text:p>5</text:p>
          </table:table-cell>
          <table:table-cell table:formula="of:=[.B74]/[.A74]" office:value-type="percentage" office:value="0.276362307692308" calcext:value-type="percentage">
            <text:p>27.64%</text:p>
          </table:table-cell>
          <table:table-cell table:formula="of:=MROUND([.I74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4]+1000" office:value-type="float" office:value="66000" calcext:value-type="float">
            <text:p>66000</text:p>
          </table:table-cell>
          <table:table-cell table:formula="of:=IF([.A75]&lt;=[.B$6];0; IF([.A75]&lt;[.C$6];[.C75];IF([.A75]&lt;[.D$6];[.D75];IF([.A75]&lt;[.E$6];[.E75];[.F75]))))" office:value-type="float" office:value="18383.55" calcext:value-type="float">
            <text:p>18384</text:p>
          </table:table-cell>
          <table:table-cell table:formula="of:=(1088.67 * Y + 1.4) * Y" office:value-type="float" office:value="33726.6927678603" calcext:value-type="float">
            <text:p>33727</text:p>
          </table:table-cell>
          <table:table-cell table:formula="of:=(206.43 * Z + 2397) * Z + 869.32" office:value-type="float" office:value="18496.5947405068" calcext:value-type="float">
            <text:p>18497</text:p>
          </table:table-cell>
          <table:table-cell table:formula="of:=0.42 * [.A75]-9336.45" office:value-type="float" office:value="18383.55" calcext:value-type="float">
            <text:p>18384</text:p>
          </table:table-cell>
          <table:table-cell table:formula="of:=0.45 * [.A75] - 17671.2" office:value-type="float" office:value="12028.8" calcext:value-type="float">
            <text:p>12029</text:p>
          </table:table-cell>
          <table:table-cell table:formula="of:=([.A75]-[.$B$6])/10000" office:value-type="float" office:value="5.5653" calcext:value-type="float">
            <text:p>6</text:p>
          </table:table-cell>
          <table:table-cell table:formula="of:=([.A75]-14926)/10000" office:value-type="float" office:value="5.1074" calcext:value-type="float">
            <text:p>5</text:p>
          </table:table-cell>
          <table:table-cell table:formula="of:=[.B75]/[.A75]" office:value-type="percentage" office:value="0.278538636363636" calcext:value-type="percentage">
            <text:p>27.85%</text:p>
          </table:table-cell>
          <table:table-cell table:formula="of:=MROUND([.I75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5]+1000" office:value-type="float" office:value="67000" calcext:value-type="float">
            <text:p>67000</text:p>
          </table:table-cell>
          <table:table-cell table:formula="of:=IF([.A76]&lt;=[.B$6];0; IF([.A76]&lt;[.C$6];[.C76];IF([.A76]&lt;[.D$6];[.D76];IF([.A76]&lt;[.E$6];[.E76];[.F76]))))" office:value-type="float" office:value="18803.55" calcext:value-type="float">
            <text:p>18804</text:p>
          </table:table-cell>
          <table:table-cell table:formula="of:=(1088.67 * Y + 1.4) * Y" office:value-type="float" office:value="34949.4744980603" calcext:value-type="float">
            <text:p>34949</text:p>
          </table:table-cell>
          <table:table-cell table:formula="of:=(206.43 * Z + 2397) * Z + 869.32" office:value-type="float" office:value="18949.2231569068" calcext:value-type="float">
            <text:p>18949</text:p>
          </table:table-cell>
          <table:table-cell table:formula="of:=0.42 * [.A76]-9336.45" office:value-type="float" office:value="18803.55" calcext:value-type="float">
            <text:p>18804</text:p>
          </table:table-cell>
          <table:table-cell table:formula="of:=0.45 * [.A76] - 17671.2" office:value-type="float" office:value="12478.8" calcext:value-type="float">
            <text:p>12479</text:p>
          </table:table-cell>
          <table:table-cell table:formula="of:=([.A76]-[.$B$6])/10000" office:value-type="float" office:value="5.6653" calcext:value-type="float">
            <text:p>6</text:p>
          </table:table-cell>
          <table:table-cell table:formula="of:=([.A76]-14926)/10000" office:value-type="float" office:value="5.2074" calcext:value-type="float">
            <text:p>5</text:p>
          </table:table-cell>
          <table:table-cell table:formula="of:=[.B76]/[.A76]" office:value-type="percentage" office:value="0.28065" calcext:value-type="percentage">
            <text:p>28.07%</text:p>
          </table:table-cell>
          <table:table-cell table:formula="of:=MROUND([.I76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6]+1000" office:value-type="float" office:value="68000" calcext:value-type="float">
            <text:p>68000</text:p>
          </table:table-cell>
          <table:table-cell table:formula="of:=IF([.A77]&lt;=[.B$6];0; IF([.A77]&lt;[.C$6];[.C77];IF([.A77]&lt;[.D$6];[.D77];IF([.A77]&lt;[.E$6];[.E77];[.F77]))))" office:value-type="float" office:value="19223.55" calcext:value-type="float">
            <text:p>19224</text:p>
          </table:table-cell>
          <table:table-cell table:formula="of:=(1088.67 * Y + 1.4) * Y" office:value-type="float" office:value="36194.0296282603" calcext:value-type="float">
            <text:p>36194</text:p>
          </table:table-cell>
          <table:table-cell table:formula="of:=(206.43 * Z + 2397) * Z + 869.32" office:value-type="float" office:value="19405.9801733068" calcext:value-type="float">
            <text:p>19406</text:p>
          </table:table-cell>
          <table:table-cell table:formula="of:=0.42 * [.A77]-9336.45" office:value-type="float" office:value="19223.55" calcext:value-type="float">
            <text:p>19224</text:p>
          </table:table-cell>
          <table:table-cell table:formula="of:=0.45 * [.A77] - 17671.2" office:value-type="float" office:value="12928.8" calcext:value-type="float">
            <text:p>12929</text:p>
          </table:table-cell>
          <table:table-cell table:formula="of:=([.A77]-[.$B$6])/10000" office:value-type="float" office:value="5.7653" calcext:value-type="float">
            <text:p>6</text:p>
          </table:table-cell>
          <table:table-cell table:formula="of:=([.A77]-14926)/10000" office:value-type="float" office:value="5.3074" calcext:value-type="float">
            <text:p>5</text:p>
          </table:table-cell>
          <table:table-cell table:formula="of:=[.B77]/[.A77]" office:value-type="percentage" office:value="0.282699264705882" calcext:value-type="percentage">
            <text:p>28.27%</text:p>
          </table:table-cell>
          <table:table-cell table:formula="of:=MROUND([.I77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7]+1000" office:value-type="float" office:value="69000" calcext:value-type="float">
            <text:p>69000</text:p>
          </table:table-cell>
          <table:table-cell table:formula="of:=IF([.A78]&lt;=[.B$6];0; IF([.A78]&lt;[.C$6];[.C78];IF([.A78]&lt;[.D$6];[.D78];IF([.A78]&lt;[.E$6];[.E78];[.F78]))))" office:value-type="float" office:value="19643.55" calcext:value-type="float">
            <text:p>19644</text:p>
          </table:table-cell>
          <table:table-cell table:formula="of:=(1088.67 * Y + 1.4) * Y" office:value-type="float" office:value="37460.3581584603" calcext:value-type="float">
            <text:p>37460</text:p>
          </table:table-cell>
          <table:table-cell table:formula="of:=(206.43 * Z + 2397) * Z + 869.32" office:value-type="float" office:value="19866.8657897068" calcext:value-type="float">
            <text:p>19867</text:p>
          </table:table-cell>
          <table:table-cell table:formula="of:=0.42 * [.A78]-9336.45" office:value-type="float" office:value="19643.55" calcext:value-type="float">
            <text:p>19644</text:p>
          </table:table-cell>
          <table:table-cell table:formula="of:=0.45 * [.A78] - 17671.2" office:value-type="float" office:value="13378.8" calcext:value-type="float">
            <text:p>13379</text:p>
          </table:table-cell>
          <table:table-cell table:formula="of:=([.A78]-[.$B$6])/10000" office:value-type="float" office:value="5.8653" calcext:value-type="float">
            <text:p>6</text:p>
          </table:table-cell>
          <table:table-cell table:formula="of:=([.A78]-14926)/10000" office:value-type="float" office:value="5.4074" calcext:value-type="float">
            <text:p>5</text:p>
          </table:table-cell>
          <table:table-cell table:formula="of:=[.B78]/[.A78]" office:value-type="percentage" office:value="0.284689130434783" calcext:value-type="percentage">
            <text:p>28.47%</text:p>
          </table:table-cell>
          <table:table-cell table:formula="of:=MROUND([.I78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8]+1000" office:value-type="float" office:value="70000" calcext:value-type="float">
            <text:p>70000</text:p>
          </table:table-cell>
          <table:table-cell table:formula="of:=IF([.A79]&lt;=[.B$6];0; IF([.A79]&lt;[.C$6];[.C79];IF([.A79]&lt;[.D$6];[.D79];IF([.A79]&lt;[.E$6];[.E79];[.F79]))))" office:value-type="float" office:value="20063.55" calcext:value-type="float">
            <text:p>20064</text:p>
          </table:table-cell>
          <table:table-cell table:formula="of:=(1088.67 * Y + 1.4) * Y" office:value-type="float" office:value="38748.4600886603" calcext:value-type="float">
            <text:p>38748</text:p>
          </table:table-cell>
          <table:table-cell table:formula="of:=(206.43 * Z + 2397) * Z + 869.32" office:value-type="float" office:value="20331.8800061068" calcext:value-type="float">
            <text:p>20332</text:p>
          </table:table-cell>
          <table:table-cell table:formula="of:=0.42 * [.A79]-9336.45" office:value-type="float" office:value="20063.55" calcext:value-type="float">
            <text:p>20064</text:p>
          </table:table-cell>
          <table:table-cell table:formula="of:=0.45 * [.A79] - 17671.2" office:value-type="float" office:value="13828.8" calcext:value-type="float">
            <text:p>13829</text:p>
          </table:table-cell>
          <table:table-cell table:formula="of:=([.A79]-[.$B$6])/10000" office:value-type="float" office:value="5.9653" calcext:value-type="float">
            <text:p>6</text:p>
          </table:table-cell>
          <table:table-cell table:formula="of:=([.A79]-14926)/10000" office:value-type="float" office:value="5.5074" calcext:value-type="float">
            <text:p>6</text:p>
          </table:table-cell>
          <table:table-cell table:formula="of:=[.B79]/[.A79]" office:value-type="percentage" office:value="0.286622142857143" calcext:value-type="percentage">
            <text:p>28.66%</text:p>
          </table:table-cell>
          <table:table-cell table:formula="of:=MROUND([.I79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79]+1000" office:value-type="float" office:value="71000" calcext:value-type="float">
            <text:p>71000</text:p>
          </table:table-cell>
          <table:table-cell table:formula="of:=IF([.A80]&lt;=[.B$6];0; IF([.A80]&lt;[.C$6];[.C80];IF([.A80]&lt;[.D$6];[.D80];IF([.A80]&lt;[.E$6];[.E80];[.F80]))))" office:value-type="float" office:value="20483.55" calcext:value-type="float">
            <text:p>20484</text:p>
          </table:table-cell>
          <table:table-cell table:formula="of:=(1088.67 * Y + 1.4) * Y" office:value-type="float" office:value="40058.3354188603" calcext:value-type="float">
            <text:p>40058</text:p>
          </table:table-cell>
          <table:table-cell table:formula="of:=(206.43 * Z + 2397) * Z + 869.32" office:value-type="float" office:value="20801.0228225068" calcext:value-type="float">
            <text:p>20801</text:p>
          </table:table-cell>
          <table:table-cell table:formula="of:=0.42 * [.A80]-9336.45" office:value-type="float" office:value="20483.55" calcext:value-type="float">
            <text:p>20484</text:p>
          </table:table-cell>
          <table:table-cell table:formula="of:=0.45 * [.A80] - 17671.2" office:value-type="float" office:value="14278.8" calcext:value-type="float">
            <text:p>14279</text:p>
          </table:table-cell>
          <table:table-cell table:formula="of:=([.A80]-[.$B$6])/10000" office:value-type="float" office:value="6.0653" calcext:value-type="float">
            <text:p>6</text:p>
          </table:table-cell>
          <table:table-cell table:formula="of:=([.A80]-14926)/10000" office:value-type="float" office:value="5.6074" calcext:value-type="float">
            <text:p>6</text:p>
          </table:table-cell>
          <table:table-cell table:formula="of:=[.B80]/[.A80]" office:value-type="percentage" office:value="0.288500704225352" calcext:value-type="percentage">
            <text:p>28.85%</text:p>
          </table:table-cell>
          <table:table-cell table:formula="of:=MROUND([.I80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0]+1000" office:value-type="float" office:value="72000" calcext:value-type="float">
            <text:p>72000</text:p>
          </table:table-cell>
          <table:table-cell table:formula="of:=IF([.A81]&lt;=[.B$6];0; IF([.A81]&lt;[.C$6];[.C81];IF([.A81]&lt;[.D$6];[.D81];IF([.A81]&lt;[.E$6];[.E81];[.F81]))))" office:value-type="float" office:value="20903.55" calcext:value-type="float">
            <text:p>20904</text:p>
          </table:table-cell>
          <table:table-cell table:formula="of:=(1088.67 * Y + 1.4) * Y" office:value-type="float" office:value="41389.9841490603" calcext:value-type="float">
            <text:p>41390</text:p>
          </table:table-cell>
          <table:table-cell table:formula="of:=(206.43 * Z + 2397) * Z + 869.32" office:value-type="float" office:value="21274.2942389068" calcext:value-type="float">
            <text:p>21274</text:p>
          </table:table-cell>
          <table:table-cell table:formula="of:=0.42 * [.A81]-9336.45" office:value-type="float" office:value="20903.55" calcext:value-type="float">
            <text:p>20904</text:p>
          </table:table-cell>
          <table:table-cell table:formula="of:=0.45 * [.A81] - 17671.2" office:value-type="float" office:value="14728.8" calcext:value-type="float">
            <text:p>14729</text:p>
          </table:table-cell>
          <table:table-cell table:formula="of:=([.A81]-[.$B$6])/10000" office:value-type="float" office:value="6.1653" calcext:value-type="float">
            <text:p>6</text:p>
          </table:table-cell>
          <table:table-cell table:formula="of:=([.A81]-14926)/10000" office:value-type="float" office:value="5.7074" calcext:value-type="float">
            <text:p>6</text:p>
          </table:table-cell>
          <table:table-cell table:formula="of:=[.B81]/[.A81]" office:value-type="percentage" office:value="0.290327083333333" calcext:value-type="percentage">
            <text:p>29.03%</text:p>
          </table:table-cell>
          <table:table-cell table:formula="of:=MROUND([.I81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1]+1000" office:value-type="float" office:value="73000" calcext:value-type="float">
            <text:p>73000</text:p>
          </table:table-cell>
          <table:table-cell table:formula="of:=IF([.A82]&lt;=[.B$6];0; IF([.A82]&lt;[.C$6];[.C82];IF([.A82]&lt;[.D$6];[.D82];IF([.A82]&lt;[.E$6];[.E82];[.F82]))))" office:value-type="float" office:value="21323.55" calcext:value-type="float">
            <text:p>21324</text:p>
          </table:table-cell>
          <table:table-cell table:formula="of:=(1088.67 * Y + 1.4) * Y" office:value-type="float" office:value="42743.4062792603" calcext:value-type="float">
            <text:p>42743</text:p>
          </table:table-cell>
          <table:table-cell table:formula="of:=(206.43 * Z + 2397) * Z + 869.32" office:value-type="float" office:value="21751.6942553068" calcext:value-type="float">
            <text:p>21752</text:p>
          </table:table-cell>
          <table:table-cell table:formula="of:=0.42 * [.A82]-9336.45" office:value-type="float" office:value="21323.55" calcext:value-type="float">
            <text:p>21324</text:p>
          </table:table-cell>
          <table:table-cell table:formula="of:=0.45 * [.A82] - 17671.2" office:value-type="float" office:value="15178.8" calcext:value-type="float">
            <text:p>15179</text:p>
          </table:table-cell>
          <table:table-cell table:formula="of:=([.A82]-[.$B$6])/10000" office:value-type="float" office:value="6.2653" calcext:value-type="float">
            <text:p>6</text:p>
          </table:table-cell>
          <table:table-cell table:formula="of:=([.A82]-14926)/10000" office:value-type="float" office:value="5.8074" calcext:value-type="float">
            <text:p>6</text:p>
          </table:table-cell>
          <table:table-cell table:formula="of:=[.B82]/[.A82]" office:value-type="percentage" office:value="0.292103424657534" calcext:value-type="percentage">
            <text:p>29.21%</text:p>
          </table:table-cell>
          <table:table-cell table:formula="of:=MROUND([.I82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2]+1000" office:value-type="float" office:value="74000" calcext:value-type="float">
            <text:p>74000</text:p>
          </table:table-cell>
          <table:table-cell table:formula="of:=IF([.A83]&lt;=[.B$6];0; IF([.A83]&lt;[.C$6];[.C83];IF([.A83]&lt;[.D$6];[.D83];IF([.A83]&lt;[.E$6];[.E83];[.F83]))))" office:value-type="float" office:value="21743.55" calcext:value-type="float">
            <text:p>21744</text:p>
          </table:table-cell>
          <table:table-cell table:formula="of:=(1088.67 * Y + 1.4) * Y" office:value-type="float" office:value="44118.6018094603" calcext:value-type="float">
            <text:p>44119</text:p>
          </table:table-cell>
          <table:table-cell table:formula="of:=(206.43 * Z + 2397) * Z + 869.32" office:value-type="float" office:value="22233.2228717068" calcext:value-type="float">
            <text:p>22233</text:p>
          </table:table-cell>
          <table:table-cell table:formula="of:=0.42 * [.A83]-9336.45" office:value-type="float" office:value="21743.55" calcext:value-type="float">
            <text:p>21744</text:p>
          </table:table-cell>
          <table:table-cell table:formula="of:=0.45 * [.A83] - 17671.2" office:value-type="float" office:value="15628.8" calcext:value-type="float">
            <text:p>15629</text:p>
          </table:table-cell>
          <table:table-cell table:formula="of:=([.A83]-[.$B$6])/10000" office:value-type="float" office:value="6.3653" calcext:value-type="float">
            <text:p>6</text:p>
          </table:table-cell>
          <table:table-cell table:formula="of:=([.A83]-14926)/10000" office:value-type="float" office:value="5.9074" calcext:value-type="float">
            <text:p>6</text:p>
          </table:table-cell>
          <table:table-cell table:formula="of:=[.B83]/[.A83]" office:value-type="percentage" office:value="0.293831756756757" calcext:value-type="percentage">
            <text:p>29.38%</text:p>
          </table:table-cell>
          <table:table-cell table:formula="of:=MROUND([.I83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3]+1000" office:value-type="float" office:value="75000" calcext:value-type="float">
            <text:p>75000</text:p>
          </table:table-cell>
          <table:table-cell table:formula="of:=IF([.A84]&lt;=[.B$6];0; IF([.A84]&lt;[.C$6];[.C84];IF([.A84]&lt;[.D$6];[.D84];IF([.A84]&lt;[.E$6];[.E84];[.F84]))))" office:value-type="float" office:value="22163.55" calcext:value-type="float">
            <text:p>22164</text:p>
          </table:table-cell>
          <table:table-cell table:formula="of:=(1088.67 * Y + 1.4) * Y" office:value-type="float" office:value="45515.5707396603" calcext:value-type="float">
            <text:p>45516</text:p>
          </table:table-cell>
          <table:table-cell table:formula="of:=(206.43 * Z + 2397) * Z + 869.32" office:value-type="float" office:value="22718.8800881068" calcext:value-type="float">
            <text:p>22719</text:p>
          </table:table-cell>
          <table:table-cell table:formula="of:=0.42 * [.A84]-9336.45" office:value-type="float" office:value="22163.55" calcext:value-type="float">
            <text:p>22164</text:p>
          </table:table-cell>
          <table:table-cell table:formula="of:=0.45 * [.A84] - 17671.2" office:value-type="float" office:value="16078.8" calcext:value-type="float">
            <text:p>16079</text:p>
          </table:table-cell>
          <table:table-cell table:formula="of:=([.A84]-[.$B$6])/10000" office:value-type="float" office:value="6.4653" calcext:value-type="float">
            <text:p>6</text:p>
          </table:table-cell>
          <table:table-cell table:formula="of:=([.A84]-14926)/10000" office:value-type="float" office:value="6.0074" calcext:value-type="float">
            <text:p>6</text:p>
          </table:table-cell>
          <table:table-cell table:formula="of:=[.B84]/[.A84]" office:value-type="percentage" office:value="0.295514" calcext:value-type="percentage">
            <text:p>29.55%</text:p>
          </table:table-cell>
          <table:table-cell table:formula="of:=MROUND([.I84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4]+1000" office:value-type="float" office:value="76000" calcext:value-type="float">
            <text:p>76000</text:p>
          </table:table-cell>
          <table:table-cell table:formula="of:=IF([.A85]&lt;=[.B$6];0; IF([.A85]&lt;[.C$6];[.C85];IF([.A85]&lt;[.D$6];[.D85];IF([.A85]&lt;[.E$6];[.E85];[.F85]))))" office:value-type="float" office:value="22583.55" calcext:value-type="float">
            <text:p>22584</text:p>
          </table:table-cell>
          <table:table-cell table:formula="of:=(1088.67 * Y + 1.4) * Y" office:value-type="float" office:value="46934.3130698603" calcext:value-type="float">
            <text:p>46934</text:p>
          </table:table-cell>
          <table:table-cell table:formula="of:=(206.43 * Z + 2397) * Z + 869.32" office:value-type="float" office:value="23208.6659045068" calcext:value-type="float">
            <text:p>23209</text:p>
          </table:table-cell>
          <table:table-cell table:formula="of:=0.42 * [.A85]-9336.45" office:value-type="float" office:value="22583.55" calcext:value-type="float">
            <text:p>22584</text:p>
          </table:table-cell>
          <table:table-cell table:formula="of:=0.45 * [.A85] - 17671.2" office:value-type="float" office:value="16528.8" calcext:value-type="float">
            <text:p>16529</text:p>
          </table:table-cell>
          <table:table-cell table:formula="of:=([.A85]-[.$B$6])/10000" office:value-type="float" office:value="6.5653" calcext:value-type="float">
            <text:p>7</text:p>
          </table:table-cell>
          <table:table-cell table:formula="of:=([.A85]-14926)/10000" office:value-type="float" office:value="6.1074" calcext:value-type="float">
            <text:p>6</text:p>
          </table:table-cell>
          <table:table-cell table:formula="of:=[.B85]/[.A85]" office:value-type="percentage" office:value="0.297151973684211" calcext:value-type="percentage">
            <text:p>29.72%</text:p>
          </table:table-cell>
          <table:table-cell table:formula="of:=MROUND([.I85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5]+1000" office:value-type="float" office:value="77000" calcext:value-type="float">
            <text:p>77000</text:p>
          </table:table-cell>
          <table:table-cell table:formula="of:=IF([.A86]&lt;=[.B$6];0; IF([.A86]&lt;[.C$6];[.C86];IF([.A86]&lt;[.D$6];[.D86];IF([.A86]&lt;[.E$6];[.E86];[.F86]))))" office:value-type="float" office:value="23003.55" calcext:value-type="float">
            <text:p>23004</text:p>
          </table:table-cell>
          <table:table-cell table:formula="of:=(1088.67 * Y + 1.4) * Y" office:value-type="float" office:value="48374.8288000603" calcext:value-type="float">
            <text:p>48375</text:p>
          </table:table-cell>
          <table:table-cell table:formula="of:=(206.43 * Z + 2397) * Z + 869.32" office:value-type="float" office:value="23702.5803209068" calcext:value-type="float">
            <text:p>23703</text:p>
          </table:table-cell>
          <table:table-cell table:formula="of:=0.42 * [.A86]-9336.45" office:value-type="float" office:value="23003.55" calcext:value-type="float">
            <text:p>23004</text:p>
          </table:table-cell>
          <table:table-cell table:formula="of:=0.45 * [.A86] - 17671.2" office:value-type="float" office:value="16978.8" calcext:value-type="float">
            <text:p>16979</text:p>
          </table:table-cell>
          <table:table-cell table:formula="of:=([.A86]-[.$B$6])/10000" office:value-type="float" office:value="6.6653" calcext:value-type="float">
            <text:p>7</text:p>
          </table:table-cell>
          <table:table-cell table:formula="of:=([.A86]-14926)/10000" office:value-type="float" office:value="6.2074" calcext:value-type="float">
            <text:p>6</text:p>
          </table:table-cell>
          <table:table-cell table:formula="of:=[.B86]/[.A86]" office:value-type="percentage" office:value="0.298747402597403" calcext:value-type="percentage">
            <text:p>29.87%</text:p>
          </table:table-cell>
          <table:table-cell table:formula="of:=MROUND([.I86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6]+1000" office:value-type="float" office:value="78000" calcext:value-type="float">
            <text:p>78000</text:p>
          </table:table-cell>
          <table:table-cell table:formula="of:=IF([.A87]&lt;=[.B$6];0; IF([.A87]&lt;[.C$6];[.C87];IF([.A87]&lt;[.D$6];[.D87];IF([.A87]&lt;[.E$6];[.E87];[.F87]))))" office:value-type="float" office:value="23423.55" calcext:value-type="float">
            <text:p>23424</text:p>
          </table:table-cell>
          <table:table-cell table:formula="of:=(1088.67 * Y + 1.4) * Y" office:value-type="float" office:value="49837.1179302603" calcext:value-type="float">
            <text:p>49837</text:p>
          </table:table-cell>
          <table:table-cell table:formula="of:=(206.43 * Z + 2397) * Z + 869.32" office:value-type="float" office:value="24200.6233373068" calcext:value-type="float">
            <text:p>24201</text:p>
          </table:table-cell>
          <table:table-cell table:formula="of:=0.42 * [.A87]-9336.45" office:value-type="float" office:value="23423.55" calcext:value-type="float">
            <text:p>23424</text:p>
          </table:table-cell>
          <table:table-cell table:formula="of:=0.45 * [.A87] - 17671.2" office:value-type="float" office:value="17428.8" calcext:value-type="float">
            <text:p>17429</text:p>
          </table:table-cell>
          <table:table-cell table:formula="of:=([.A87]-[.$B$6])/10000" office:value-type="float" office:value="6.7653" calcext:value-type="float">
            <text:p>7</text:p>
          </table:table-cell>
          <table:table-cell table:formula="of:=([.A87]-14926)/10000" office:value-type="float" office:value="6.3074" calcext:value-type="float">
            <text:p>6</text:p>
          </table:table-cell>
          <table:table-cell table:formula="of:=[.B87]/[.A87]" office:value-type="percentage" office:value="0.300301923076923" calcext:value-type="percentage">
            <text:p>30.03%</text:p>
          </table:table-cell>
          <table:table-cell table:formula="of:=MROUND([.I87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7]+1000" office:value-type="float" office:value="79000" calcext:value-type="float">
            <text:p>79000</text:p>
          </table:table-cell>
          <table:table-cell table:formula="of:=IF([.A88]&lt;=[.B$6];0; IF([.A88]&lt;[.C$6];[.C88];IF([.A88]&lt;[.D$6];[.D88];IF([.A88]&lt;[.E$6];[.E88];[.F88]))))" office:value-type="float" office:value="23843.55" calcext:value-type="float">
            <text:p>23844</text:p>
          </table:table-cell>
          <table:table-cell table:formula="of:=(1088.67 * Y + 1.4) * Y" office:value-type="float" office:value="51321.1804604603" calcext:value-type="float">
            <text:p>51321</text:p>
          </table:table-cell>
          <table:table-cell table:formula="of:=(206.43 * Z + 2397) * Z + 869.32" office:value-type="float" office:value="24702.7949537068" calcext:value-type="float">
            <text:p>24703</text:p>
          </table:table-cell>
          <table:table-cell table:formula="of:=0.42 * [.A88]-9336.45" office:value-type="float" office:value="23843.55" calcext:value-type="float">
            <text:p>23844</text:p>
          </table:table-cell>
          <table:table-cell table:formula="of:=0.45 * [.A88] - 17671.2" office:value-type="float" office:value="17878.8" calcext:value-type="float">
            <text:p>17879</text:p>
          </table:table-cell>
          <table:table-cell table:formula="of:=([.A88]-[.$B$6])/10000" office:value-type="float" office:value="6.8653" calcext:value-type="float">
            <text:p>7</text:p>
          </table:table-cell>
          <table:table-cell table:formula="of:=([.A88]-14926)/10000" office:value-type="float" office:value="6.4074" calcext:value-type="float">
            <text:p>6</text:p>
          </table:table-cell>
          <table:table-cell table:formula="of:=[.B88]/[.A88]" office:value-type="percentage" office:value="0.301817088607595" calcext:value-type="percentage">
            <text:p>30.18%</text:p>
          </table:table-cell>
          <table:table-cell table:formula="of:=MROUND([.I88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8]+1000" office:value-type="float" office:value="80000" calcext:value-type="float">
            <text:p>80000</text:p>
          </table:table-cell>
          <table:table-cell table:formula="of:=IF([.A89]&lt;=[.B$6];0; IF([.A89]&lt;[.C$6];[.C89];IF([.A89]&lt;[.D$6];[.D89];IF([.A89]&lt;[.E$6];[.E89];[.F89]))))" office:value-type="float" office:value="24263.55" calcext:value-type="float">
            <text:p>24264</text:p>
          </table:table-cell>
          <table:table-cell table:formula="of:=(1088.67 * Y + 1.4) * Y" office:value-type="float" office:value="52827.0163906603" calcext:value-type="float">
            <text:p>52827</text:p>
          </table:table-cell>
          <table:table-cell table:formula="of:=(206.43 * Z + 2397) * Z + 869.32" office:value-type="float" office:value="25209.0951701068" calcext:value-type="float">
            <text:p>25209</text:p>
          </table:table-cell>
          <table:table-cell table:formula="of:=0.42 * [.A89]-9336.45" office:value-type="float" office:value="24263.55" calcext:value-type="float">
            <text:p>24264</text:p>
          </table:table-cell>
          <table:table-cell table:formula="of:=0.45 * [.A89] - 17671.2" office:value-type="float" office:value="18328.8" calcext:value-type="float">
            <text:p>18329</text:p>
          </table:table-cell>
          <table:table-cell table:formula="of:=([.A89]-[.$B$6])/10000" office:value-type="float" office:value="6.9653" calcext:value-type="float">
            <text:p>7</text:p>
          </table:table-cell>
          <table:table-cell table:formula="of:=([.A89]-14926)/10000" office:value-type="float" office:value="6.5074" calcext:value-type="float">
            <text:p>7</text:p>
          </table:table-cell>
          <table:table-cell table:formula="of:=[.B89]/[.A89]" office:value-type="percentage" office:value="0.303294375" calcext:value-type="percentage">
            <text:p>30.33%</text:p>
          </table:table-cell>
          <table:table-cell table:formula="of:=MROUND([.I89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89]+1000" office:value-type="float" office:value="81000" calcext:value-type="float">
            <text:p>81000</text:p>
          </table:table-cell>
          <table:table-cell table:formula="of:=IF([.A90]&lt;=[.B$6];0; IF([.A90]&lt;[.C$6];[.C90];IF([.A90]&lt;[.D$6];[.D90];IF([.A90]&lt;[.E$6];[.E90];[.F90]))))" office:value-type="float" office:value="24683.55" calcext:value-type="float">
            <text:p>24684</text:p>
          </table:table-cell>
          <table:table-cell table:formula="of:=(1088.67 * Y + 1.4) * Y" office:value-type="float" office:value="54354.6257208603" calcext:value-type="float">
            <text:p>54355</text:p>
          </table:table-cell>
          <table:table-cell table:formula="of:=(206.43 * Z + 2397) * Z + 869.32" office:value-type="float" office:value="25719.5239865068" calcext:value-type="float">
            <text:p>25720</text:p>
          </table:table-cell>
          <table:table-cell table:formula="of:=0.42 * [.A90]-9336.45" office:value-type="float" office:value="24683.55" calcext:value-type="float">
            <text:p>24684</text:p>
          </table:table-cell>
          <table:table-cell table:formula="of:=0.45 * [.A90] - 17671.2" office:value-type="float" office:value="18778.8" calcext:value-type="float">
            <text:p>18779</text:p>
          </table:table-cell>
          <table:table-cell table:formula="of:=([.A90]-[.$B$6])/10000" office:value-type="float" office:value="7.0653" calcext:value-type="float">
            <text:p>7</text:p>
          </table:table-cell>
          <table:table-cell table:formula="of:=([.A90]-14926)/10000" office:value-type="float" office:value="6.6074" calcext:value-type="float">
            <text:p>7</text:p>
          </table:table-cell>
          <table:table-cell table:formula="of:=[.B90]/[.A90]" office:value-type="percentage" office:value="0.304735185185185" calcext:value-type="percentage">
            <text:p>30.47%</text:p>
          </table:table-cell>
          <table:table-cell table:formula="of:=MROUND([.I90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0]+1000" office:value-type="float" office:value="82000" calcext:value-type="float">
            <text:p>82000</text:p>
          </table:table-cell>
          <table:table-cell table:formula="of:=IF([.A91]&lt;=[.B$6];0; IF([.A91]&lt;[.C$6];[.C91];IF([.A91]&lt;[.D$6];[.D91];IF([.A91]&lt;[.E$6];[.E91];[.F91]))))" office:value-type="float" office:value="25103.55" calcext:value-type="float">
            <text:p>25104</text:p>
          </table:table-cell>
          <table:table-cell table:formula="of:=(1088.67 * Y + 1.4) * Y" office:value-type="float" office:value="55904.0084510603" calcext:value-type="float">
            <text:p>55904</text:p>
          </table:table-cell>
          <table:table-cell table:formula="of:=(206.43 * Z + 2397) * Z + 869.32" office:value-type="float" office:value="26234.0814029068" calcext:value-type="float">
            <text:p>26234</text:p>
          </table:table-cell>
          <table:table-cell table:formula="of:=0.42 * [.A91]-9336.45" office:value-type="float" office:value="25103.55" calcext:value-type="float">
            <text:p>25104</text:p>
          </table:table-cell>
          <table:table-cell table:formula="of:=0.45 * [.A91] - 17671.2" office:value-type="float" office:value="19228.8" calcext:value-type="float">
            <text:p>19229</text:p>
          </table:table-cell>
          <table:table-cell table:formula="of:=([.A91]-[.$B$6])/10000" office:value-type="float" office:value="7.1653" calcext:value-type="float">
            <text:p>7</text:p>
          </table:table-cell>
          <table:table-cell table:formula="of:=([.A91]-14926)/10000" office:value-type="float" office:value="6.7074" calcext:value-type="float">
            <text:p>7</text:p>
          </table:table-cell>
          <table:table-cell table:formula="of:=[.B91]/[.A91]" office:value-type="percentage" office:value="0.306140853658537" calcext:value-type="percentage">
            <text:p>30.61%</text:p>
          </table:table-cell>
          <table:table-cell table:formula="of:=MROUND([.I91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1]+1000" office:value-type="float" office:value="83000" calcext:value-type="float">
            <text:p>83000</text:p>
          </table:table-cell>
          <table:table-cell table:formula="of:=IF([.A92]&lt;=[.B$6];0; IF([.A92]&lt;[.C$6];[.C92];IF([.A92]&lt;[.D$6];[.D92];IF([.A92]&lt;[.E$6];[.E92];[.F92]))))" office:value-type="float" office:value="25523.55" calcext:value-type="float">
            <text:p>25524</text:p>
          </table:table-cell>
          <table:table-cell table:formula="of:=(1088.67 * Y + 1.4) * Y" office:value-type="float" office:value="57475.1645812603" calcext:value-type="float">
            <text:p>57475</text:p>
          </table:table-cell>
          <table:table-cell table:formula="of:=(206.43 * Z + 2397) * Z + 869.32" office:value-type="float" office:value="26752.7674193068" calcext:value-type="float">
            <text:p>26753</text:p>
          </table:table-cell>
          <table:table-cell table:formula="of:=0.42 * [.A92]-9336.45" office:value-type="float" office:value="25523.55" calcext:value-type="float">
            <text:p>25524</text:p>
          </table:table-cell>
          <table:table-cell table:formula="of:=0.45 * [.A92] - 17671.2" office:value-type="float" office:value="19678.8" calcext:value-type="float">
            <text:p>19679</text:p>
          </table:table-cell>
          <table:table-cell table:formula="of:=([.A92]-[.$B$6])/10000" office:value-type="float" office:value="7.2653" calcext:value-type="float">
            <text:p>7</text:p>
          </table:table-cell>
          <table:table-cell table:formula="of:=([.A92]-14926)/10000" office:value-type="float" office:value="6.8074" calcext:value-type="float">
            <text:p>7</text:p>
          </table:table-cell>
          <table:table-cell table:formula="of:=[.B92]/[.A92]" office:value-type="percentage" office:value="0.30751265060241" calcext:value-type="percentage">
            <text:p>30.75%</text:p>
          </table:table-cell>
          <table:table-cell table:formula="of:=MROUND([.I92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2]+1000" office:value-type="float" office:value="84000" calcext:value-type="float">
            <text:p>84000</text:p>
          </table:table-cell>
          <table:table-cell table:formula="of:=IF([.A93]&lt;=[.B$6];0; IF([.A93]&lt;[.C$6];[.C93];IF([.A93]&lt;[.D$6];[.D93];IF([.A93]&lt;[.E$6];[.E93];[.F93]))))" office:value-type="float" office:value="25943.55" calcext:value-type="float">
            <text:p>25944</text:p>
          </table:table-cell>
          <table:table-cell table:formula="of:=(1088.67 * Y + 1.4) * Y" office:value-type="float" office:value="59068.0941114603" calcext:value-type="float">
            <text:p>59068</text:p>
          </table:table-cell>
          <table:table-cell table:formula="of:=(206.43 * Z + 2397) * Z + 869.32" office:value-type="float" office:value="27275.5820357068" calcext:value-type="float">
            <text:p>27276</text:p>
          </table:table-cell>
          <table:table-cell table:formula="of:=0.42 * [.A93]-9336.45" office:value-type="float" office:value="25943.55" calcext:value-type="float">
            <text:p>25944</text:p>
          </table:table-cell>
          <table:table-cell table:formula="of:=0.45 * [.A93] - 17671.2" office:value-type="float" office:value="20128.8" calcext:value-type="float">
            <text:p>20129</text:p>
          </table:table-cell>
          <table:table-cell table:formula="of:=([.A93]-[.$B$6])/10000" office:value-type="float" office:value="7.3653" calcext:value-type="float">
            <text:p>7</text:p>
          </table:table-cell>
          <table:table-cell table:formula="of:=([.A93]-14926)/10000" office:value-type="float" office:value="6.9074" calcext:value-type="float">
            <text:p>7</text:p>
          </table:table-cell>
          <table:table-cell table:formula="of:=[.B93]/[.A93]" office:value-type="percentage" office:value="0.308851785714286" calcext:value-type="percentage">
            <text:p>30.89%</text:p>
          </table:table-cell>
          <table:table-cell table:formula="of:=MROUND([.I93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3]+1000" office:value-type="float" office:value="85000" calcext:value-type="float">
            <text:p>85000</text:p>
          </table:table-cell>
          <table:table-cell table:formula="of:=IF([.A94]&lt;=[.B$6];0; IF([.A94]&lt;[.C$6];[.C94];IF([.A94]&lt;[.D$6];[.D94];IF([.A94]&lt;[.E$6];[.E94];[.F94]))))" office:value-type="float" office:value="26363.55" calcext:value-type="float">
            <text:p>26364</text:p>
          </table:table-cell>
          <table:table-cell table:formula="of:=(1088.67 * Y + 1.4) * Y" office:value-type="float" office:value="60682.7970416603" calcext:value-type="float">
            <text:p>60683</text:p>
          </table:table-cell>
          <table:table-cell table:formula="of:=(206.43 * Z + 2397) * Z + 869.32" office:value-type="float" office:value="27802.5252521068" calcext:value-type="float">
            <text:p>27803</text:p>
          </table:table-cell>
          <table:table-cell table:formula="of:=0.42 * [.A94]-9336.45" office:value-type="float" office:value="26363.55" calcext:value-type="float">
            <text:p>26364</text:p>
          </table:table-cell>
          <table:table-cell table:formula="of:=0.45 * [.A94] - 17671.2" office:value-type="float" office:value="20578.8" calcext:value-type="float">
            <text:p>20579</text:p>
          </table:table-cell>
          <table:table-cell table:formula="of:=([.A94]-[.$B$6])/10000" office:value-type="float" office:value="7.4653" calcext:value-type="float">
            <text:p>7</text:p>
          </table:table-cell>
          <table:table-cell table:formula="of:=([.A94]-14926)/10000" office:value-type="float" office:value="7.0074" calcext:value-type="float">
            <text:p>7</text:p>
          </table:table-cell>
          <table:table-cell table:formula="of:=[.B94]/[.A94]" office:value-type="percentage" office:value="0.310159411764706" calcext:value-type="percentage">
            <text:p>31.02%</text:p>
          </table:table-cell>
          <table:table-cell table:formula="of:=MROUND([.I94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4]+1000" office:value-type="float" office:value="86000" calcext:value-type="float">
            <text:p>86000</text:p>
          </table:table-cell>
          <table:table-cell table:formula="of:=IF([.A95]&lt;=[.B$6];0; IF([.A95]&lt;[.C$6];[.C95];IF([.A95]&lt;[.D$6];[.D95];IF([.A95]&lt;[.E$6];[.E95];[.F95]))))" office:value-type="float" office:value="26783.55" calcext:value-type="float">
            <text:p>26784</text:p>
          </table:table-cell>
          <table:table-cell table:formula="of:=(1088.67 * Y + 1.4) * Y" office:value-type="float" office:value="62319.2733718603" calcext:value-type="float">
            <text:p>62319</text:p>
          </table:table-cell>
          <table:table-cell table:formula="of:=(206.43 * Z + 2397) * Z + 869.32" office:value-type="float" office:value="28333.5970685068" calcext:value-type="float">
            <text:p>28334</text:p>
          </table:table-cell>
          <table:table-cell table:formula="of:=0.42 * [.A95]-9336.45" office:value-type="float" office:value="26783.55" calcext:value-type="float">
            <text:p>26784</text:p>
          </table:table-cell>
          <table:table-cell table:formula="of:=0.45 * [.A95] - 17671.2" office:value-type="float" office:value="21028.8" calcext:value-type="float">
            <text:p>21029</text:p>
          </table:table-cell>
          <table:table-cell table:formula="of:=([.A95]-[.$B$6])/10000" office:value-type="float" office:value="7.5653" calcext:value-type="float">
            <text:p>8</text:p>
          </table:table-cell>
          <table:table-cell table:formula="of:=([.A95]-14926)/10000" office:value-type="float" office:value="7.1074" calcext:value-type="float">
            <text:p>7</text:p>
          </table:table-cell>
          <table:table-cell table:formula="of:=[.B95]/[.A95]" office:value-type="percentage" office:value="0.311436627906977" calcext:value-type="percentage">
            <text:p>31.14%</text:p>
          </table:table-cell>
          <table:table-cell table:formula="of:=MROUND([.I95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5]+1000" office:value-type="float" office:value="87000" calcext:value-type="float">
            <text:p>87000</text:p>
          </table:table-cell>
          <table:table-cell table:formula="of:=IF([.A96]&lt;=[.B$6];0; IF([.A96]&lt;[.C$6];[.C96];IF([.A96]&lt;[.D$6];[.D96];IF([.A96]&lt;[.E$6];[.E96];[.F96]))))" office:value-type="float" office:value="27203.55" calcext:value-type="float">
            <text:p>27204</text:p>
          </table:table-cell>
          <table:table-cell table:formula="of:=(1088.67 * Y + 1.4) * Y" office:value-type="float" office:value="63977.5231020603" calcext:value-type="float">
            <text:p>63978</text:p>
          </table:table-cell>
          <table:table-cell table:formula="of:=(206.43 * Z + 2397) * Z + 869.32" office:value-type="float" office:value="28868.7974849068" calcext:value-type="float">
            <text:p>28869</text:p>
          </table:table-cell>
          <table:table-cell table:formula="of:=0.42 * [.A96]-9336.45" office:value-type="float" office:value="27203.55" calcext:value-type="float">
            <text:p>27204</text:p>
          </table:table-cell>
          <table:table-cell table:formula="of:=0.45 * [.A96] - 17671.2" office:value-type="float" office:value="21478.8" calcext:value-type="float">
            <text:p>21479</text:p>
          </table:table-cell>
          <table:table-cell table:formula="of:=([.A96]-[.$B$6])/10000" office:value-type="float" office:value="7.6653" calcext:value-type="float">
            <text:p>8</text:p>
          </table:table-cell>
          <table:table-cell table:formula="of:=([.A96]-14926)/10000" office:value-type="float" office:value="7.2074" calcext:value-type="float">
            <text:p>7</text:p>
          </table:table-cell>
          <table:table-cell table:formula="of:=[.B96]/[.A96]" office:value-type="percentage" office:value="0.312684482758621" calcext:value-type="percentage">
            <text:p>31.27%</text:p>
          </table:table-cell>
          <table:table-cell table:formula="of:=MROUND([.I96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6]+1000" office:value-type="float" office:value="88000" calcext:value-type="float">
            <text:p>88000</text:p>
          </table:table-cell>
          <table:table-cell table:formula="of:=IF([.A97]&lt;=[.B$6];0; IF([.A97]&lt;[.C$6];[.C97];IF([.A97]&lt;[.D$6];[.D97];IF([.A97]&lt;[.E$6];[.E97];[.F97]))))" office:value-type="float" office:value="27623.55" calcext:value-type="float">
            <text:p>27624</text:p>
          </table:table-cell>
          <table:table-cell table:formula="of:=(1088.67 * Y + 1.4) * Y" office:value-type="float" office:value="65657.5462322603" calcext:value-type="float">
            <text:p>65658</text:p>
          </table:table-cell>
          <table:table-cell table:formula="of:=(206.43 * Z + 2397) * Z + 869.32" office:value-type="float" office:value="29408.1265013068" calcext:value-type="float">
            <text:p>29408</text:p>
          </table:table-cell>
          <table:table-cell table:formula="of:=0.42 * [.A97]-9336.45" office:value-type="float" office:value="27623.55" calcext:value-type="float">
            <text:p>27624</text:p>
          </table:table-cell>
          <table:table-cell table:formula="of:=0.45 * [.A97] - 17671.2" office:value-type="float" office:value="21928.8" calcext:value-type="float">
            <text:p>21929</text:p>
          </table:table-cell>
          <table:table-cell table:formula="of:=([.A97]-[.$B$6])/10000" office:value-type="float" office:value="7.7653" calcext:value-type="float">
            <text:p>8</text:p>
          </table:table-cell>
          <table:table-cell table:formula="of:=([.A97]-14926)/10000" office:value-type="float" office:value="7.3074" calcext:value-type="float">
            <text:p>7</text:p>
          </table:table-cell>
          <table:table-cell table:formula="of:=[.B97]/[.A97]" office:value-type="percentage" office:value="0.313903977272727" calcext:value-type="percentage">
            <text:p>31.39%</text:p>
          </table:table-cell>
          <table:table-cell table:formula="of:=MROUND([.I97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7]+1000" office:value-type="float" office:value="89000" calcext:value-type="float">
            <text:p>89000</text:p>
          </table:table-cell>
          <table:table-cell table:formula="of:=IF([.A98]&lt;=[.B$6];0; IF([.A98]&lt;[.C$6];[.C98];IF([.A98]&lt;[.D$6];[.D98];IF([.A98]&lt;[.E$6];[.E98];[.F98]))))" office:value-type="float" office:value="28043.55" calcext:value-type="float">
            <text:p>28044</text:p>
          </table:table-cell>
          <table:table-cell table:formula="of:=(1088.67 * Y + 1.4) * Y" office:value-type="float" office:value="67359.3427624603" calcext:value-type="float">
            <text:p>67359</text:p>
          </table:table-cell>
          <table:table-cell table:formula="of:=(206.43 * Z + 2397) * Z + 869.32" office:value-type="float" office:value="29951.5841177068" calcext:value-type="float">
            <text:p>29952</text:p>
          </table:table-cell>
          <table:table-cell table:formula="of:=0.42 * [.A98]-9336.45" office:value-type="float" office:value="28043.55" calcext:value-type="float">
            <text:p>28044</text:p>
          </table:table-cell>
          <table:table-cell table:formula="of:=0.45 * [.A98] - 17671.2" office:value-type="float" office:value="22378.8" calcext:value-type="float">
            <text:p>22379</text:p>
          </table:table-cell>
          <table:table-cell table:formula="of:=([.A98]-[.$B$6])/10000" office:value-type="float" office:value="7.8653" calcext:value-type="float">
            <text:p>8</text:p>
          </table:table-cell>
          <table:table-cell table:formula="of:=([.A98]-14926)/10000" office:value-type="float" office:value="7.4074" calcext:value-type="float">
            <text:p>7</text:p>
          </table:table-cell>
          <table:table-cell table:formula="of:=[.B98]/[.A98]" office:value-type="percentage" office:value="0.31509606741573" calcext:value-type="percentage">
            <text:p>31.51%</text:p>
          </table:table-cell>
          <table:table-cell table:formula="of:=MROUND([.I98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8]+1000" office:value-type="float" office:value="90000" calcext:value-type="float">
            <text:p>90000</text:p>
          </table:table-cell>
          <table:table-cell table:formula="of:=IF([.A99]&lt;=[.B$6];0; IF([.A99]&lt;[.C$6];[.C99];IF([.A99]&lt;[.D$6];[.D99];IF([.A99]&lt;[.E$6];[.E99];[.F99]))))" office:value-type="float" office:value="28463.55" calcext:value-type="float">
            <text:p>28464</text:p>
          </table:table-cell>
          <table:table-cell table:formula="of:=(1088.67 * Y + 1.4) * Y" office:value-type="float" office:value="69082.9126926603" calcext:value-type="float">
            <text:p>69083</text:p>
          </table:table-cell>
          <table:table-cell table:formula="of:=(206.43 * Z + 2397) * Z + 869.32" office:value-type="float" office:value="30499.1703341068" calcext:value-type="float">
            <text:p>30499</text:p>
          </table:table-cell>
          <table:table-cell table:formula="of:=0.42 * [.A99]-9336.45" office:value-type="float" office:value="28463.55" calcext:value-type="float">
            <text:p>28464</text:p>
          </table:table-cell>
          <table:table-cell table:formula="of:=0.45 * [.A99] - 17671.2" office:value-type="float" office:value="22828.8" calcext:value-type="float">
            <text:p>22829</text:p>
          </table:table-cell>
          <table:table-cell table:formula="of:=([.A99]-[.$B$6])/10000" office:value-type="float" office:value="7.9653" calcext:value-type="float">
            <text:p>8</text:p>
          </table:table-cell>
          <table:table-cell table:formula="of:=([.A99]-14926)/10000" office:value-type="float" office:value="7.5074" calcext:value-type="float">
            <text:p>8</text:p>
          </table:table-cell>
          <table:table-cell table:formula="of:=[.B99]/[.A99]" office:value-type="percentage" office:value="0.316261666666667" calcext:value-type="percentage">
            <text:p>31.63%</text:p>
          </table:table-cell>
          <table:table-cell table:formula="of:=MROUND([.I99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99]+1000" office:value-type="float" office:value="91000" calcext:value-type="float">
            <text:p>91000</text:p>
          </table:table-cell>
          <table:table-cell table:formula="of:=IF([.A100]&lt;=[.B$6];0; IF([.A100]&lt;[.C$6];[.C100];IF([.A100]&lt;[.D$6];[.D100];IF([.A100]&lt;[.E$6];[.E100];[.F100]))))" office:value-type="float" office:value="28883.55" calcext:value-type="float">
            <text:p>28884</text:p>
          </table:table-cell>
          <table:table-cell table:formula="of:=(1088.67 * Y + 1.4) * Y" office:value-type="float" office:value="70828.2560228603" calcext:value-type="float">
            <text:p>70828</text:p>
          </table:table-cell>
          <table:table-cell table:formula="of:=(206.43 * Z + 2397) * Z + 869.32" office:value-type="float" office:value="31050.8851505068" calcext:value-type="float">
            <text:p>31051</text:p>
          </table:table-cell>
          <table:table-cell table:formula="of:=0.42 * [.A100]-9336.45" office:value-type="float" office:value="28883.55" calcext:value-type="float">
            <text:p>28884</text:p>
          </table:table-cell>
          <table:table-cell table:formula="of:=0.45 * [.A100] - 17671.2" office:value-type="float" office:value="23278.8" calcext:value-type="float">
            <text:p>23279</text:p>
          </table:table-cell>
          <table:table-cell table:formula="of:=([.A100]-[.$B$6])/10000" office:value-type="float" office:value="8.0653" calcext:value-type="float">
            <text:p>8</text:p>
          </table:table-cell>
          <table:table-cell table:formula="of:=([.A100]-14926)/10000" office:value-type="float" office:value="7.6074" calcext:value-type="float">
            <text:p>8</text:p>
          </table:table-cell>
          <table:table-cell table:formula="of:=[.B100]/[.A100]" office:value-type="percentage" office:value="0.317401648351648" calcext:value-type="percentage">
            <text:p>31.74%</text:p>
          </table:table-cell>
          <table:table-cell table:formula="of:=MROUND([.I100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0]+1000" office:value-type="float" office:value="92000" calcext:value-type="float">
            <text:p>92000</text:p>
          </table:table-cell>
          <table:table-cell table:formula="of:=IF([.A101]&lt;=[.B$6];0; IF([.A101]&lt;[.C$6];[.C101];IF([.A101]&lt;[.D$6];[.D101];IF([.A101]&lt;[.E$6];[.E101];[.F101]))))" office:value-type="float" office:value="29303.55" calcext:value-type="float">
            <text:p>29304</text:p>
          </table:table-cell>
          <table:table-cell table:formula="of:=(1088.67 * Y + 1.4) * Y" office:value-type="float" office:value="72595.3727530603" calcext:value-type="float">
            <text:p>72595</text:p>
          </table:table-cell>
          <table:table-cell table:formula="of:=(206.43 * Z + 2397) * Z + 869.32" office:value-type="float" office:value="31606.7285669068" calcext:value-type="float">
            <text:p>31607</text:p>
          </table:table-cell>
          <table:table-cell table:formula="of:=0.42 * [.A101]-9336.45" office:value-type="float" office:value="29303.55" calcext:value-type="float">
            <text:p>29304</text:p>
          </table:table-cell>
          <table:table-cell table:formula="of:=0.45 * [.A101] - 17671.2" office:value-type="float" office:value="23728.8" calcext:value-type="float">
            <text:p>23729</text:p>
          </table:table-cell>
          <table:table-cell table:formula="of:=([.A101]-[.$B$6])/10000" office:value-type="float" office:value="8.1653" calcext:value-type="float">
            <text:p>8</text:p>
          </table:table-cell>
          <table:table-cell table:formula="of:=([.A101]-14926)/10000" office:value-type="float" office:value="7.7074" calcext:value-type="float">
            <text:p>8</text:p>
          </table:table-cell>
          <table:table-cell table:formula="of:=[.B101]/[.A101]" office:value-type="percentage" office:value="0.318516847826087" calcext:value-type="percentage">
            <text:p>31.85%</text:p>
          </table:table-cell>
          <table:table-cell table:formula="of:=MROUND([.I101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1]+1000" office:value-type="float" office:value="93000" calcext:value-type="float">
            <text:p>93000</text:p>
          </table:table-cell>
          <table:table-cell table:formula="of:=IF([.A102]&lt;=[.B$6];0; IF([.A102]&lt;[.C$6];[.C102];IF([.A102]&lt;[.D$6];[.D102];IF([.A102]&lt;[.E$6];[.E102];[.F102]))))" office:value-type="float" office:value="29723.55" calcext:value-type="float">
            <text:p>29724</text:p>
          </table:table-cell>
          <table:table-cell table:formula="of:=(1088.67 * Y + 1.4) * Y" office:value-type="float" office:value="74384.2628832603" calcext:value-type="float">
            <text:p>74384</text:p>
          </table:table-cell>
          <table:table-cell table:formula="of:=(206.43 * Z + 2397) * Z + 869.32" office:value-type="float" office:value="32166.7005833068" calcext:value-type="float">
            <text:p>32167</text:p>
          </table:table-cell>
          <table:table-cell table:formula="of:=0.42 * [.A102]-9336.45" office:value-type="float" office:value="29723.55" calcext:value-type="float">
            <text:p>29724</text:p>
          </table:table-cell>
          <table:table-cell table:formula="of:=0.45 * [.A102] - 17671.2" office:value-type="float" office:value="24178.8" calcext:value-type="float">
            <text:p>24179</text:p>
          </table:table-cell>
          <table:table-cell table:formula="of:=([.A102]-[.$B$6])/10000" office:value-type="float" office:value="8.2653" calcext:value-type="float">
            <text:p>8</text:p>
          </table:table-cell>
          <table:table-cell table:formula="of:=([.A102]-14926)/10000" office:value-type="float" office:value="7.8074" calcext:value-type="float">
            <text:p>8</text:p>
          </table:table-cell>
          <table:table-cell table:formula="of:=[.B102]/[.A102]" office:value-type="percentage" office:value="0.319608064516129" calcext:value-type="percentage">
            <text:p>31.96%</text:p>
          </table:table-cell>
          <table:table-cell table:formula="of:=MROUND([.I102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2]+1000" office:value-type="float" office:value="94000" calcext:value-type="float">
            <text:p>94000</text:p>
          </table:table-cell>
          <table:table-cell table:formula="of:=IF([.A103]&lt;=[.B$6];0; IF([.A103]&lt;[.C$6];[.C103];IF([.A103]&lt;[.D$6];[.D103];IF([.A103]&lt;[.E$6];[.E103];[.F103]))))" office:value-type="float" office:value="30143.55" calcext:value-type="float">
            <text:p>30144</text:p>
          </table:table-cell>
          <table:table-cell table:formula="of:=(1088.67 * Y + 1.4) * Y" office:value-type="float" office:value="76194.9264134603" calcext:value-type="float">
            <text:p>76195</text:p>
          </table:table-cell>
          <table:table-cell table:formula="of:=(206.43 * Z + 2397) * Z + 869.32" office:value-type="float" office:value="32730.8011997068" calcext:value-type="float">
            <text:p>32731</text:p>
          </table:table-cell>
          <table:table-cell table:formula="of:=0.42 * [.A103]-9336.45" office:value-type="float" office:value="30143.55" calcext:value-type="float">
            <text:p>30144</text:p>
          </table:table-cell>
          <table:table-cell table:formula="of:=0.45 * [.A103] - 17671.2" office:value-type="float" office:value="24628.8" calcext:value-type="float">
            <text:p>24629</text:p>
          </table:table-cell>
          <table:table-cell table:formula="of:=([.A103]-[.$B$6])/10000" office:value-type="float" office:value="8.3653" calcext:value-type="float">
            <text:p>8</text:p>
          </table:table-cell>
          <table:table-cell table:formula="of:=([.A103]-14926)/10000" office:value-type="float" office:value="7.9074" calcext:value-type="float">
            <text:p>8</text:p>
          </table:table-cell>
          <table:table-cell table:formula="of:=[.B103]/[.A103]" office:value-type="percentage" office:value="0.320676063829787" calcext:value-type="percentage">
            <text:p>32.07%</text:p>
          </table:table-cell>
          <table:table-cell table:formula="of:=MROUND([.I103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3]+1000" office:value-type="float" office:value="95000" calcext:value-type="float">
            <text:p>95000</text:p>
          </table:table-cell>
          <table:table-cell table:formula="of:=IF([.A104]&lt;=[.B$6];0; IF([.A104]&lt;[.C$6];[.C104];IF([.A104]&lt;[.D$6];[.D104];IF([.A104]&lt;[.E$6];[.E104];[.F104]))))" office:value-type="float" office:value="30563.55" calcext:value-type="float">
            <text:p>30564</text:p>
          </table:table-cell>
          <table:table-cell table:formula="of:=(1088.67 * Y + 1.4) * Y" office:value-type="float" office:value="78027.3633436603" calcext:value-type="float">
            <text:p>78027</text:p>
          </table:table-cell>
          <table:table-cell table:formula="of:=(206.43 * Z + 2397) * Z + 869.32" office:value-type="float" office:value="33299.0304161068" calcext:value-type="float">
            <text:p>33299</text:p>
          </table:table-cell>
          <table:table-cell table:formula="of:=0.42 * [.A104]-9336.45" office:value-type="float" office:value="30563.55" calcext:value-type="float">
            <text:p>30564</text:p>
          </table:table-cell>
          <table:table-cell table:formula="of:=0.45 * [.A104] - 17671.2" office:value-type="float" office:value="25078.8" calcext:value-type="float">
            <text:p>25079</text:p>
          </table:table-cell>
          <table:table-cell table:formula="of:=([.A104]-[.$B$6])/10000" office:value-type="float" office:value="8.4653" calcext:value-type="float">
            <text:p>8</text:p>
          </table:table-cell>
          <table:table-cell table:formula="of:=([.A104]-14926)/10000" office:value-type="float" office:value="8.0074" calcext:value-type="float">
            <text:p>8</text:p>
          </table:table-cell>
          <table:table-cell table:formula="of:=[.B104]/[.A104]" office:value-type="percentage" office:value="0.321721578947368" calcext:value-type="percentage">
            <text:p>32.17%</text:p>
          </table:table-cell>
          <table:table-cell table:formula="of:=MROUND([.I104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4]+1000" office:value-type="float" office:value="96000" calcext:value-type="float">
            <text:p>96000</text:p>
          </table:table-cell>
          <table:table-cell table:formula="of:=IF([.A105]&lt;=[.B$6];0; IF([.A105]&lt;[.C$6];[.C105];IF([.A105]&lt;[.D$6];[.D105];IF([.A105]&lt;[.E$6];[.E105];[.F105]))))" office:value-type="float" office:value="30983.55" calcext:value-type="float">
            <text:p>30984</text:p>
          </table:table-cell>
          <table:table-cell table:formula="of:=(1088.67 * Y + 1.4) * Y" office:value-type="float" office:value="79881.5736738603" calcext:value-type="float">
            <text:p>79882</text:p>
          </table:table-cell>
          <table:table-cell table:formula="of:=(206.43 * Z + 2397) * Z + 869.32" office:value-type="float" office:value="33871.3882325068" calcext:value-type="float">
            <text:p>33871</text:p>
          </table:table-cell>
          <table:table-cell table:formula="of:=0.42 * [.A105]-9336.45" office:value-type="float" office:value="30983.55" calcext:value-type="float">
            <text:p>30984</text:p>
          </table:table-cell>
          <table:table-cell table:formula="of:=0.45 * [.A105] - 17671.2" office:value-type="float" office:value="25528.8" calcext:value-type="float">
            <text:p>25529</text:p>
          </table:table-cell>
          <table:table-cell table:formula="of:=([.A105]-[.$B$6])/10000" office:value-type="float" office:value="8.5653" calcext:value-type="float">
            <text:p>9</text:p>
          </table:table-cell>
          <table:table-cell table:formula="of:=([.A105]-14926)/10000" office:value-type="float" office:value="8.1074" calcext:value-type="float">
            <text:p>8</text:p>
          </table:table-cell>
          <table:table-cell table:formula="of:=[.B105]/[.A105]" office:value-type="percentage" office:value="0.3227453125" calcext:value-type="percentage">
            <text:p>32.27%</text:p>
          </table:table-cell>
          <table:table-cell table:formula="of:=MROUND([.I105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5]+1000" office:value-type="float" office:value="97000" calcext:value-type="float">
            <text:p>97000</text:p>
          </table:table-cell>
          <table:table-cell table:formula="of:=IF([.A106]&lt;=[.B$6];0; IF([.A106]&lt;[.C$6];[.C106];IF([.A106]&lt;[.D$6];[.D106];IF([.A106]&lt;[.E$6];[.E106];[.F106]))))" office:value-type="float" office:value="31403.55" calcext:value-type="float">
            <text:p>31404</text:p>
          </table:table-cell>
          <table:table-cell table:formula="of:=(1088.67 * Y + 1.4) * Y" office:value-type="float" office:value="81757.5574040603" calcext:value-type="float">
            <text:p>81758</text:p>
          </table:table-cell>
          <table:table-cell table:formula="of:=(206.43 * Z + 2397) * Z + 869.32" office:value-type="float" office:value="34447.8746489068" calcext:value-type="float">
            <text:p>34448</text:p>
          </table:table-cell>
          <table:table-cell table:formula="of:=0.42 * [.A106]-9336.45" office:value-type="float" office:value="31403.55" calcext:value-type="float">
            <text:p>31404</text:p>
          </table:table-cell>
          <table:table-cell table:formula="of:=0.45 * [.A106] - 17671.2" office:value-type="float" office:value="25978.8" calcext:value-type="float">
            <text:p>25979</text:p>
          </table:table-cell>
          <table:table-cell table:formula="of:=([.A106]-[.$B$6])/10000" office:value-type="float" office:value="8.6653" calcext:value-type="float">
            <text:p>9</text:p>
          </table:table-cell>
          <table:table-cell table:formula="of:=([.A106]-14926)/10000" office:value-type="float" office:value="8.2074" calcext:value-type="float">
            <text:p>8</text:p>
          </table:table-cell>
          <table:table-cell table:formula="of:=[.B106]/[.A106]" office:value-type="percentage" office:value="0.32374793814433" calcext:value-type="percentage">
            <text:p>32.37%</text:p>
          </table:table-cell>
          <table:table-cell table:formula="of:=MROUND([.I106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6]+1000" office:value-type="float" office:value="98000" calcext:value-type="float">
            <text:p>98000</text:p>
          </table:table-cell>
          <table:table-cell table:formula="of:=IF([.A107]&lt;=[.B$6];0; IF([.A107]&lt;[.C$6];[.C107];IF([.A107]&lt;[.D$6];[.D107];IF([.A107]&lt;[.E$6];[.E107];[.F107]))))" office:value-type="float" office:value="31823.55" calcext:value-type="float">
            <text:p>31824</text:p>
          </table:table-cell>
          <table:table-cell table:formula="of:=(1088.67 * Y + 1.4) * Y" office:value-type="float" office:value="83655.3145342603" calcext:value-type="float">
            <text:p>83655</text:p>
          </table:table-cell>
          <table:table-cell table:formula="of:=(206.43 * Z + 2397) * Z + 869.32" office:value-type="float" office:value="35028.4896653068" calcext:value-type="float">
            <text:p>35028</text:p>
          </table:table-cell>
          <table:table-cell table:formula="of:=0.42 * [.A107]-9336.45" office:value-type="float" office:value="31823.55" calcext:value-type="float">
            <text:p>31824</text:p>
          </table:table-cell>
          <table:table-cell table:formula="of:=0.45 * [.A107] - 17671.2" office:value-type="float" office:value="26428.8" calcext:value-type="float">
            <text:p>26429</text:p>
          </table:table-cell>
          <table:table-cell table:formula="of:=([.A107]-[.$B$6])/10000" office:value-type="float" office:value="8.7653" calcext:value-type="float">
            <text:p>9</text:p>
          </table:table-cell>
          <table:table-cell table:formula="of:=([.A107]-14926)/10000" office:value-type="float" office:value="8.3074" calcext:value-type="float">
            <text:p>8</text:p>
          </table:table-cell>
          <table:table-cell table:formula="of:=[.B107]/[.A107]" office:value-type="percentage" office:value="0.324730102040816" calcext:value-type="percentage">
            <text:p>32.47%</text:p>
          </table:table-cell>
          <table:table-cell table:formula="of:=MROUND([.I107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7]+1000" office:value-type="float" office:value="99000" calcext:value-type="float">
            <text:p>99000</text:p>
          </table:table-cell>
          <table:table-cell table:formula="of:=IF([.A108]&lt;=[.B$6];0; IF([.A108]&lt;[.C$6];[.C108];IF([.A108]&lt;[.D$6];[.D108];IF([.A108]&lt;[.E$6];[.E108];[.F108]))))" office:value-type="float" office:value="32243.55" calcext:value-type="float">
            <text:p>32244</text:p>
          </table:table-cell>
          <table:table-cell table:formula="of:=(1088.67 * Y + 1.4) * Y" office:value-type="float" office:value="85574.8450644603" calcext:value-type="float">
            <text:p>85575</text:p>
          </table:table-cell>
          <table:table-cell table:formula="of:=(206.43 * Z + 2397) * Z + 869.32" office:value-type="float" office:value="35613.2332817068" calcext:value-type="float">
            <text:p>35613</text:p>
          </table:table-cell>
          <table:table-cell table:formula="of:=0.42 * [.A108]-9336.45" office:value-type="float" office:value="32243.55" calcext:value-type="float">
            <text:p>32244</text:p>
          </table:table-cell>
          <table:table-cell table:formula="of:=0.45 * [.A108] - 17671.2" office:value-type="float" office:value="26878.8" calcext:value-type="float">
            <text:p>26879</text:p>
          </table:table-cell>
          <table:table-cell table:formula="of:=([.A108]-[.$B$6])/10000" office:value-type="float" office:value="8.8653" calcext:value-type="float">
            <text:p>9</text:p>
          </table:table-cell>
          <table:table-cell table:formula="of:=([.A108]-14926)/10000" office:value-type="float" office:value="8.4074" calcext:value-type="float">
            <text:p>8</text:p>
          </table:table-cell>
          <table:table-cell table:formula="of:=[.B108]/[.A108]" office:value-type="percentage" office:value="0.325692424242424" calcext:value-type="percentage">
            <text:p>32.57%</text:p>
          </table:table-cell>
          <table:table-cell table:formula="of:=MROUND([.I108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8]+1000" office:value-type="float" office:value="100000" calcext:value-type="float">
            <text:p>100000</text:p>
          </table:table-cell>
          <table:table-cell table:formula="of:=IF([.A109]&lt;=[.B$6];0; IF([.A109]&lt;[.C$6];[.C109];IF([.A109]&lt;[.D$6];[.D109];IF([.A109]&lt;[.E$6];[.E109];[.F109]))))" office:value-type="float" office:value="32663.55" calcext:value-type="float">
            <text:p>32664</text:p>
          </table:table-cell>
          <table:table-cell table:formula="of:=(1088.67 * Y + 1.4) * Y" office:value-type="float" office:value="87516.1489946603" calcext:value-type="float">
            <text:p>87516</text:p>
          </table:table-cell>
          <table:table-cell table:formula="of:=(206.43 * Z + 2397) * Z + 869.32" office:value-type="float" office:value="36202.1054981068" calcext:value-type="float">
            <text:p>36202</text:p>
          </table:table-cell>
          <table:table-cell table:formula="of:=0.42 * [.A109]-9336.45" office:value-type="float" office:value="32663.55" calcext:value-type="float">
            <text:p>32664</text:p>
          </table:table-cell>
          <table:table-cell table:formula="of:=0.45 * [.A109] - 17671.2" office:value-type="float" office:value="27328.8" calcext:value-type="float">
            <text:p>27329</text:p>
          </table:table-cell>
          <table:table-cell table:formula="of:=([.A109]-[.$B$6])/10000" office:value-type="float" office:value="8.9653" calcext:value-type="float">
            <text:p>9</text:p>
          </table:table-cell>
          <table:table-cell table:formula="of:=([.A109]-14926)/10000" office:value-type="float" office:value="8.5074" calcext:value-type="float">
            <text:p>9</text:p>
          </table:table-cell>
          <table:table-cell table:formula="of:=[.B109]/[.A109]" office:value-type="percentage" office:value="0.3266355" calcext:value-type="percentage">
            <text:p>32.66%</text:p>
          </table:table-cell>
          <table:table-cell table:formula="of:=MROUND([.I109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09]+1000" office:value-type="float" office:value="101000" calcext:value-type="float">
            <text:p>101000</text:p>
          </table:table-cell>
          <table:table-cell table:formula="of:=IF([.A110]&lt;=[.B$6];0; IF([.A110]&lt;[.C$6];[.C110];IF([.A110]&lt;[.D$6];[.D110];IF([.A110]&lt;[.E$6];[.E110];[.F110]))))" office:value-type="float" office:value="33083.55" calcext:value-type="float">
            <text:p>33084</text:p>
          </table:table-cell>
          <table:table-cell table:formula="of:=(1088.67 * Y + 1.4) * Y" office:value-type="float" office:value="89479.2263248603" calcext:value-type="float">
            <text:p>89479</text:p>
          </table:table-cell>
          <table:table-cell table:formula="of:=(206.43 * Z + 2397) * Z + 869.32" office:value-type="float" office:value="36795.1063145068" calcext:value-type="float">
            <text:p>36795</text:p>
          </table:table-cell>
          <table:table-cell table:formula="of:=0.42 * [.A110]-9336.45" office:value-type="float" office:value="33083.55" calcext:value-type="float">
            <text:p>33084</text:p>
          </table:table-cell>
          <table:table-cell table:formula="of:=0.45 * [.A110] - 17671.2" office:value-type="float" office:value="27778.8" calcext:value-type="float">
            <text:p>27779</text:p>
          </table:table-cell>
          <table:table-cell table:formula="of:=([.A110]-[.$B$6])/10000" office:value-type="float" office:value="9.0653" calcext:value-type="float">
            <text:p>9</text:p>
          </table:table-cell>
          <table:table-cell table:formula="of:=([.A110]-14926)/10000" office:value-type="float" office:value="8.6074" calcext:value-type="float">
            <text:p>9</text:p>
          </table:table-cell>
          <table:table-cell table:formula="of:=[.B110]/[.A110]" office:value-type="percentage" office:value="0.327559900990099" calcext:value-type="percentage">
            <text:p>32.76%</text:p>
          </table:table-cell>
          <table:table-cell table:formula="of:=MROUND([.I110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0]+1000" office:value-type="float" office:value="102000" calcext:value-type="float">
            <text:p>102000</text:p>
          </table:table-cell>
          <table:table-cell table:formula="of:=IF([.A111]&lt;=[.B$6];0; IF([.A111]&lt;[.C$6];[.C111];IF([.A111]&lt;[.D$6];[.D111];IF([.A111]&lt;[.E$6];[.E111];[.F111]))))" office:value-type="float" office:value="33503.55" calcext:value-type="float">
            <text:p>33504</text:p>
          </table:table-cell>
          <table:table-cell table:formula="of:=(1088.67 * Y + 1.4) * Y" office:value-type="float" office:value="91464.0770550603" calcext:value-type="float">
            <text:p>91464</text:p>
          </table:table-cell>
          <table:table-cell table:formula="of:=(206.43 * Z + 2397) * Z + 869.32" office:value-type="float" office:value="37392.2357309068" calcext:value-type="float">
            <text:p>37392</text:p>
          </table:table-cell>
          <table:table-cell table:formula="of:=0.42 * [.A111]-9336.45" office:value-type="float" office:value="33503.55" calcext:value-type="float">
            <text:p>33504</text:p>
          </table:table-cell>
          <table:table-cell table:formula="of:=0.45 * [.A111] - 17671.2" office:value-type="float" office:value="28228.8" calcext:value-type="float">
            <text:p>28229</text:p>
          </table:table-cell>
          <table:table-cell table:formula="of:=([.A111]-[.$B$6])/10000" office:value-type="float" office:value="9.1653" calcext:value-type="float">
            <text:p>9</text:p>
          </table:table-cell>
          <table:table-cell table:formula="of:=([.A111]-14926)/10000" office:value-type="float" office:value="8.7074" calcext:value-type="float">
            <text:p>9</text:p>
          </table:table-cell>
          <table:table-cell table:formula="of:=[.B111]/[.A111]" office:value-type="percentage" office:value="0.328466176470588" calcext:value-type="percentage">
            <text:p>32.85%</text:p>
          </table:table-cell>
          <table:table-cell table:formula="of:=MROUND([.I111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1]+1000" office:value-type="float" office:value="103000" calcext:value-type="float">
            <text:p>103000</text:p>
          </table:table-cell>
          <table:table-cell table:formula="of:=IF([.A112]&lt;=[.B$6];0; IF([.A112]&lt;[.C$6];[.C112];IF([.A112]&lt;[.D$6];[.D112];IF([.A112]&lt;[.E$6];[.E112];[.F112]))))" office:value-type="float" office:value="33923.55" calcext:value-type="float">
            <text:p>33924</text:p>
          </table:table-cell>
          <table:table-cell table:formula="of:=(1088.67 * Y + 1.4) * Y" office:value-type="float" office:value="93470.7011852603" calcext:value-type="float">
            <text:p>93471</text:p>
          </table:table-cell>
          <table:table-cell table:formula="of:=(206.43 * Z + 2397) * Z + 869.32" office:value-type="float" office:value="37993.4937473068" calcext:value-type="float">
            <text:p>37993</text:p>
          </table:table-cell>
          <table:table-cell table:formula="of:=0.42 * [.A112]-9336.45" office:value-type="float" office:value="33923.55" calcext:value-type="float">
            <text:p>33924</text:p>
          </table:table-cell>
          <table:table-cell table:formula="of:=0.45 * [.A112] - 17671.2" office:value-type="float" office:value="28678.8" calcext:value-type="float">
            <text:p>28679</text:p>
          </table:table-cell>
          <table:table-cell table:formula="of:=([.A112]-[.$B$6])/10000" office:value-type="float" office:value="9.2653" calcext:value-type="float">
            <text:p>9</text:p>
          </table:table-cell>
          <table:table-cell table:formula="of:=([.A112]-14926)/10000" office:value-type="float" office:value="8.8074" calcext:value-type="float">
            <text:p>9</text:p>
          </table:table-cell>
          <table:table-cell table:formula="of:=[.B112]/[.A112]" office:value-type="percentage" office:value="0.329354854368932" calcext:value-type="percentage">
            <text:p>32.94%</text:p>
          </table:table-cell>
          <table:table-cell table:formula="of:=MROUND([.I112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2]+1000" office:value-type="float" office:value="104000" calcext:value-type="float">
            <text:p>104000</text:p>
          </table:table-cell>
          <table:table-cell table:formula="of:=IF([.A113]&lt;=[.B$6];0; IF([.A113]&lt;[.C$6];[.C113];IF([.A113]&lt;[.D$6];[.D113];IF([.A113]&lt;[.E$6];[.E113];[.F113]))))" office:value-type="float" office:value="34343.55" calcext:value-type="float">
            <text:p>34344</text:p>
          </table:table-cell>
          <table:table-cell table:formula="of:=(1088.67 * Y + 1.4) * Y" office:value-type="float" office:value="95499.0987154603" calcext:value-type="float">
            <text:p>95499</text:p>
          </table:table-cell>
          <table:table-cell table:formula="of:=(206.43 * Z + 2397) * Z + 869.32" office:value-type="float" office:value="38598.8803637068" calcext:value-type="float">
            <text:p>38599</text:p>
          </table:table-cell>
          <table:table-cell table:formula="of:=0.42 * [.A113]-9336.45" office:value-type="float" office:value="34343.55" calcext:value-type="float">
            <text:p>34344</text:p>
          </table:table-cell>
          <table:table-cell table:formula="of:=0.45 * [.A113] - 17671.2" office:value-type="float" office:value="29128.8" calcext:value-type="float">
            <text:p>29129</text:p>
          </table:table-cell>
          <table:table-cell table:formula="of:=([.A113]-[.$B$6])/10000" office:value-type="float" office:value="9.3653" calcext:value-type="float">
            <text:p>9</text:p>
          </table:table-cell>
          <table:table-cell table:formula="of:=([.A113]-14926)/10000" office:value-type="float" office:value="8.9074" calcext:value-type="float">
            <text:p>9</text:p>
          </table:table-cell>
          <table:table-cell table:formula="of:=[.B113]/[.A113]" office:value-type="percentage" office:value="0.330226442307692" calcext:value-type="percentage">
            <text:p>33.02%</text:p>
          </table:table-cell>
          <table:table-cell table:formula="of:=MROUND([.I113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3]+1000" office:value-type="float" office:value="105000" calcext:value-type="float">
            <text:p>105000</text:p>
          </table:table-cell>
          <table:table-cell table:formula="of:=IF([.A114]&lt;=[.B$6];0; IF([.A114]&lt;[.C$6];[.C114];IF([.A114]&lt;[.D$6];[.D114];IF([.A114]&lt;[.E$6];[.E114];[.F114]))))" office:value-type="float" office:value="34763.55" calcext:value-type="float">
            <text:p>34764</text:p>
          </table:table-cell>
          <table:table-cell table:formula="of:=(1088.67 * Y + 1.4) * Y" office:value-type="float" office:value="97549.2696456603" calcext:value-type="float">
            <text:p>97549</text:p>
          </table:table-cell>
          <table:table-cell table:formula="of:=(206.43 * Z + 2397) * Z + 869.32" office:value-type="float" office:value="39208.3955801068" calcext:value-type="float">
            <text:p>39208</text:p>
          </table:table-cell>
          <table:table-cell table:formula="of:=0.42 * [.A114]-9336.45" office:value-type="float" office:value="34763.55" calcext:value-type="float">
            <text:p>34764</text:p>
          </table:table-cell>
          <table:table-cell table:formula="of:=0.45 * [.A114] - 17671.2" office:value-type="float" office:value="29578.8" calcext:value-type="float">
            <text:p>29579</text:p>
          </table:table-cell>
          <table:table-cell table:formula="of:=([.A114]-[.$B$6])/10000" office:value-type="float" office:value="9.4653" calcext:value-type="float">
            <text:p>9</text:p>
          </table:table-cell>
          <table:table-cell table:formula="of:=([.A114]-14926)/10000" office:value-type="float" office:value="9.0074" calcext:value-type="float">
            <text:p>9</text:p>
          </table:table-cell>
          <table:table-cell table:formula="of:=[.B114]/[.A114]" office:value-type="percentage" office:value="0.331081428571429" calcext:value-type="percentage">
            <text:p>33.11%</text:p>
          </table:table-cell>
          <table:table-cell table:formula="of:=MROUND([.I114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4]+1000" office:value-type="float" office:value="106000" calcext:value-type="float">
            <text:p>106000</text:p>
          </table:table-cell>
          <table:table-cell table:formula="of:=IF([.A115]&lt;=[.B$6];0; IF([.A115]&lt;[.C$6];[.C115];IF([.A115]&lt;[.D$6];[.D115];IF([.A115]&lt;[.E$6];[.E115];[.F115]))))" office:value-type="float" office:value="35183.55" calcext:value-type="float">
            <text:p>35184</text:p>
          </table:table-cell>
          <table:table-cell table:formula="of:=(1088.67 * Y + 1.4) * Y" office:value-type="float" office:value="99621.2139758603" calcext:value-type="float">
            <text:p>99621</text:p>
          </table:table-cell>
          <table:table-cell table:formula="of:=(206.43 * Z + 2397) * Z + 869.32" office:value-type="float" office:value="39822.0393965068" calcext:value-type="float">
            <text:p>39822</text:p>
          </table:table-cell>
          <table:table-cell table:formula="of:=0.42 * [.A115]-9336.45" office:value-type="float" office:value="35183.55" calcext:value-type="float">
            <text:p>35184</text:p>
          </table:table-cell>
          <table:table-cell table:formula="of:=0.45 * [.A115] - 17671.2" office:value-type="float" office:value="30028.8" calcext:value-type="float">
            <text:p>30029</text:p>
          </table:table-cell>
          <table:table-cell table:formula="of:=([.A115]-[.$B$6])/10000" office:value-type="float" office:value="9.5653" calcext:value-type="float">
            <text:p>10</text:p>
          </table:table-cell>
          <table:table-cell table:formula="of:=([.A115]-14926)/10000" office:value-type="float" office:value="9.1074" calcext:value-type="float">
            <text:p>9</text:p>
          </table:table-cell>
          <table:table-cell table:formula="of:=[.B115]/[.A115]" office:value-type="percentage" office:value="0.331920283018868" calcext:value-type="percentage">
            <text:p>33.19%</text:p>
          </table:table-cell>
          <table:table-cell table:formula="of:=MROUND([.I115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5]+1000" office:value-type="float" office:value="107000" calcext:value-type="float">
            <text:p>107000</text:p>
          </table:table-cell>
          <table:table-cell table:formula="of:=IF([.A116]&lt;=[.B$6];0; IF([.A116]&lt;[.C$6];[.C116];IF([.A116]&lt;[.D$6];[.D116];IF([.A116]&lt;[.E$6];[.E116];[.F116]))))" office:value-type="float" office:value="35603.55" calcext:value-type="float">
            <text:p>35604</text:p>
          </table:table-cell>
          <table:table-cell table:formula="of:=(1088.67 * Y + 1.4) * Y" office:value-type="float" office:value="101714.93170606" calcext:value-type="float">
            <text:p>101715</text:p>
          </table:table-cell>
          <table:table-cell table:formula="of:=(206.43 * Z + 2397) * Z + 869.32" office:value-type="float" office:value="40439.8118129068" calcext:value-type="float">
            <text:p>40440</text:p>
          </table:table-cell>
          <table:table-cell table:formula="of:=0.42 * [.A116]-9336.45" office:value-type="float" office:value="35603.55" calcext:value-type="float">
            <text:p>35604</text:p>
          </table:table-cell>
          <table:table-cell table:formula="of:=0.45 * [.A116] - 17671.2" office:value-type="float" office:value="30478.8" calcext:value-type="float">
            <text:p>30479</text:p>
          </table:table-cell>
          <table:table-cell table:formula="of:=([.A116]-[.$B$6])/10000" office:value-type="float" office:value="9.6653" calcext:value-type="float">
            <text:p>10</text:p>
          </table:table-cell>
          <table:table-cell table:formula="of:=([.A116]-14926)/10000" office:value-type="float" office:value="9.2074" calcext:value-type="float">
            <text:p>9</text:p>
          </table:table-cell>
          <table:table-cell table:formula="of:=[.B116]/[.A116]" office:value-type="percentage" office:value="0.332743457943925" calcext:value-type="percentage">
            <text:p>33.27%</text:p>
          </table:table-cell>
          <table:table-cell table:formula="of:=MROUND([.I116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6]+1000" office:value-type="float" office:value="108000" calcext:value-type="float">
            <text:p>108000</text:p>
          </table:table-cell>
          <table:table-cell table:formula="of:=IF([.A117]&lt;=[.B$6];0; IF([.A117]&lt;[.C$6];[.C117];IF([.A117]&lt;[.D$6];[.D117];IF([.A117]&lt;[.E$6];[.E117];[.F117]))))" office:value-type="float" office:value="36023.55" calcext:value-type="float">
            <text:p>36024</text:p>
          </table:table-cell>
          <table:table-cell table:formula="of:=(1088.67 * Y + 1.4) * Y" office:value-type="float" office:value="103830.42283626" calcext:value-type="float">
            <text:p>103830</text:p>
          </table:table-cell>
          <table:table-cell table:formula="of:=(206.43 * Z + 2397) * Z + 869.32" office:value-type="float" office:value="41061.7128293068" calcext:value-type="float">
            <text:p>41062</text:p>
          </table:table-cell>
          <table:table-cell table:formula="of:=0.42 * [.A117]-9336.45" office:value-type="float" office:value="36023.55" calcext:value-type="float">
            <text:p>36024</text:p>
          </table:table-cell>
          <table:table-cell table:formula="of:=0.45 * [.A117] - 17671.2" office:value-type="float" office:value="30928.8" calcext:value-type="float">
            <text:p>30929</text:p>
          </table:table-cell>
          <table:table-cell table:formula="of:=([.A117]-[.$B$6])/10000" office:value-type="float" office:value="9.7653" calcext:value-type="float">
            <text:p>10</text:p>
          </table:table-cell>
          <table:table-cell table:formula="of:=([.A117]-14926)/10000" office:value-type="float" office:value="9.3074" calcext:value-type="float">
            <text:p>9</text:p>
          </table:table-cell>
          <table:table-cell table:formula="of:=[.B117]/[.A117]" office:value-type="percentage" office:value="0.333551388888889" calcext:value-type="percentage">
            <text:p>33.36%</text:p>
          </table:table-cell>
          <table:table-cell table:formula="of:=MROUND([.I117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7]+1000" office:value-type="float" office:value="109000" calcext:value-type="float">
            <text:p>109000</text:p>
          </table:table-cell>
          <table:table-cell table:formula="of:=IF([.A118]&lt;=[.B$6];0; IF([.A118]&lt;[.C$6];[.C118];IF([.A118]&lt;[.D$6];[.D118];IF([.A118]&lt;[.E$6];[.E118];[.F118]))))" office:value-type="float" office:value="36443.55" calcext:value-type="float">
            <text:p>36444</text:p>
          </table:table-cell>
          <table:table-cell table:formula="of:=(1088.67 * Y + 1.4) * Y" office:value-type="float" office:value="105967.68736646" calcext:value-type="float">
            <text:p>105968</text:p>
          </table:table-cell>
          <table:table-cell table:formula="of:=(206.43 * Z + 2397) * Z + 869.32" office:value-type="float" office:value="41687.7424457068" calcext:value-type="float">
            <text:p>41688</text:p>
          </table:table-cell>
          <table:table-cell table:formula="of:=0.42 * [.A118]-9336.45" office:value-type="float" office:value="36443.55" calcext:value-type="float">
            <text:p>36444</text:p>
          </table:table-cell>
          <table:table-cell table:formula="of:=0.45 * [.A118] - 17671.2" office:value-type="float" office:value="31378.8" calcext:value-type="float">
            <text:p>31379</text:p>
          </table:table-cell>
          <table:table-cell table:formula="of:=([.A118]-[.$B$6])/10000" office:value-type="float" office:value="9.8653" calcext:value-type="float">
            <text:p>10</text:p>
          </table:table-cell>
          <table:table-cell table:formula="of:=([.A118]-14926)/10000" office:value-type="float" office:value="9.4074" calcext:value-type="float">
            <text:p>9</text:p>
          </table:table-cell>
          <table:table-cell table:formula="of:=[.B118]/[.A118]" office:value-type="percentage" office:value="0.334344495412844" calcext:value-type="percentage">
            <text:p>33.43%</text:p>
          </table:table-cell>
          <table:table-cell table:formula="of:=MROUND([.I118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8]+1000" office:value-type="float" office:value="110000" calcext:value-type="float">
            <text:p>110000</text:p>
          </table:table-cell>
          <table:table-cell table:formula="of:=IF([.A119]&lt;=[.B$6];0; IF([.A119]&lt;[.C$6];[.C119];IF([.A119]&lt;[.D$6];[.D119];IF([.A119]&lt;[.E$6];[.E119];[.F119]))))" office:value-type="float" office:value="36863.55" calcext:value-type="float">
            <text:p>36864</text:p>
          </table:table-cell>
          <table:table-cell table:formula="of:=(1088.67 * Y + 1.4) * Y" office:value-type="float" office:value="108126.72529666" calcext:value-type="float">
            <text:p>108127</text:p>
          </table:table-cell>
          <table:table-cell table:formula="of:=(206.43 * Z + 2397) * Z + 869.32" office:value-type="float" office:value="42317.9006621068" calcext:value-type="float">
            <text:p>42318</text:p>
          </table:table-cell>
          <table:table-cell table:formula="of:=0.42 * [.A119]-9336.45" office:value-type="float" office:value="36863.55" calcext:value-type="float">
            <text:p>36864</text:p>
          </table:table-cell>
          <table:table-cell table:formula="of:=0.45 * [.A119] - 17671.2" office:value-type="float" office:value="31828.8" calcext:value-type="float">
            <text:p>31829</text:p>
          </table:table-cell>
          <table:table-cell table:formula="of:=([.A119]-[.$B$6])/10000" office:value-type="float" office:value="9.9653" calcext:value-type="float">
            <text:p>10</text:p>
          </table:table-cell>
          <table:table-cell table:formula="of:=([.A119]-14926)/10000" office:value-type="float" office:value="9.5074" calcext:value-type="float">
            <text:p>10</text:p>
          </table:table-cell>
          <table:table-cell table:formula="of:=[.B119]/[.A119]" office:value-type="percentage" office:value="0.335123181818182" calcext:value-type="percentage">
            <text:p>33.51%</text:p>
          </table:table-cell>
          <table:table-cell table:formula="of:=MROUND([.I119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19]+1000" office:value-type="float" office:value="111000" calcext:value-type="float">
            <text:p>111000</text:p>
          </table:table-cell>
          <table:table-cell table:formula="of:=IF([.A120]&lt;=[.B$6];0; IF([.A120]&lt;[.C$6];[.C120];IF([.A120]&lt;[.D$6];[.D120];IF([.A120]&lt;[.E$6];[.E120];[.F120]))))" office:value-type="float" office:value="37283.55" calcext:value-type="float">
            <text:p>37284</text:p>
          </table:table-cell>
          <table:table-cell table:formula="of:=(1088.67 * Y + 1.4) * Y" office:value-type="float" office:value="110307.53662686" calcext:value-type="float">
            <text:p>110308</text:p>
          </table:table-cell>
          <table:table-cell table:formula="of:=(206.43 * Z + 2397) * Z + 869.32" office:value-type="float" office:value="42952.1874785068" calcext:value-type="float">
            <text:p>42952</text:p>
          </table:table-cell>
          <table:table-cell table:formula="of:=0.42 * [.A120]-9336.45" office:value-type="float" office:value="37283.55" calcext:value-type="float">
            <text:p>37284</text:p>
          </table:table-cell>
          <table:table-cell table:formula="of:=0.45 * [.A120] - 17671.2" office:value-type="float" office:value="32278.8" calcext:value-type="float">
            <text:p>32279</text:p>
          </table:table-cell>
          <table:table-cell table:formula="of:=([.A120]-[.$B$6])/10000" office:value-type="float" office:value="10.0653" calcext:value-type="float">
            <text:p>10</text:p>
          </table:table-cell>
          <table:table-cell table:formula="of:=([.A120]-14926)/10000" office:value-type="float" office:value="9.6074" calcext:value-type="float">
            <text:p>10</text:p>
          </table:table-cell>
          <table:table-cell table:formula="of:=[.B120]/[.A120]" office:value-type="percentage" office:value="0.335887837837838" calcext:value-type="percentage">
            <text:p>33.59%</text:p>
          </table:table-cell>
          <table:table-cell table:formula="of:=MROUND([.I120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0]+1000" office:value-type="float" office:value="112000" calcext:value-type="float">
            <text:p>112000</text:p>
          </table:table-cell>
          <table:table-cell table:formula="of:=IF([.A121]&lt;=[.B$6];0; IF([.A121]&lt;[.C$6];[.C121];IF([.A121]&lt;[.D$6];[.D121];IF([.A121]&lt;[.E$6];[.E121];[.F121]))))" office:value-type="float" office:value="37703.55" calcext:value-type="float">
            <text:p>37704</text:p>
          </table:table-cell>
          <table:table-cell table:formula="of:=(1088.67 * Y + 1.4) * Y" office:value-type="float" office:value="112510.12135706" calcext:value-type="float">
            <text:p>112510</text:p>
          </table:table-cell>
          <table:table-cell table:formula="of:=(206.43 * Z + 2397) * Z + 869.32" office:value-type="float" office:value="43590.6028949068" calcext:value-type="float">
            <text:p>43591</text:p>
          </table:table-cell>
          <table:table-cell table:formula="of:=0.42 * [.A121]-9336.45" office:value-type="float" office:value="37703.55" calcext:value-type="float">
            <text:p>37704</text:p>
          </table:table-cell>
          <table:table-cell table:formula="of:=0.45 * [.A121] - 17671.2" office:value-type="float" office:value="32728.8" calcext:value-type="float">
            <text:p>32729</text:p>
          </table:table-cell>
          <table:table-cell table:formula="of:=([.A121]-[.$B$6])/10000" office:value-type="float" office:value="10.1653" calcext:value-type="float">
            <text:p>10</text:p>
          </table:table-cell>
          <table:table-cell table:formula="of:=([.A121]-14926)/10000" office:value-type="float" office:value="9.7074" calcext:value-type="float">
            <text:p>10</text:p>
          </table:table-cell>
          <table:table-cell table:formula="of:=[.B121]/[.A121]" office:value-type="percentage" office:value="0.336638839285714" calcext:value-type="percentage">
            <text:p>33.66%</text:p>
          </table:table-cell>
          <table:table-cell table:formula="of:=MROUND([.I121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1]+1000" office:value-type="float" office:value="113000" calcext:value-type="float">
            <text:p>113000</text:p>
          </table:table-cell>
          <table:table-cell table:formula="of:=IF([.A122]&lt;=[.B$6];0; IF([.A122]&lt;[.C$6];[.C122];IF([.A122]&lt;[.D$6];[.D122];IF([.A122]&lt;[.E$6];[.E122];[.F122]))))" office:value-type="float" office:value="38123.55" calcext:value-type="float">
            <text:p>38124</text:p>
          </table:table-cell>
          <table:table-cell table:formula="of:=(1088.67 * Y + 1.4) * Y" office:value-type="float" office:value="114734.47948726" calcext:value-type="float">
            <text:p>114734</text:p>
          </table:table-cell>
          <table:table-cell table:formula="of:=(206.43 * Z + 2397) * Z + 869.32" office:value-type="float" office:value="44233.1469113068" calcext:value-type="float">
            <text:p>44233</text:p>
          </table:table-cell>
          <table:table-cell table:formula="of:=0.42 * [.A122]-9336.45" office:value-type="float" office:value="38123.55" calcext:value-type="float">
            <text:p>38124</text:p>
          </table:table-cell>
          <table:table-cell table:formula="of:=0.45 * [.A122] - 17671.2" office:value-type="float" office:value="33178.8" calcext:value-type="float">
            <text:p>33179</text:p>
          </table:table-cell>
          <table:table-cell table:formula="of:=([.A122]-[.$B$6])/10000" office:value-type="float" office:value="10.2653" calcext:value-type="float">
            <text:p>10</text:p>
          </table:table-cell>
          <table:table-cell table:formula="of:=([.A122]-14926)/10000" office:value-type="float" office:value="9.8074" calcext:value-type="float">
            <text:p>10</text:p>
          </table:table-cell>
          <table:table-cell table:formula="of:=[.B122]/[.A122]" office:value-type="percentage" office:value="0.337376548672566" calcext:value-type="percentage">
            <text:p>33.74%</text:p>
          </table:table-cell>
          <table:table-cell table:formula="of:=MROUND([.I122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2]+1000" office:value-type="float" office:value="114000" calcext:value-type="float">
            <text:p>114000</text:p>
          </table:table-cell>
          <table:table-cell table:formula="of:=IF([.A123]&lt;=[.B$6];0; IF([.A123]&lt;[.C$6];[.C123];IF([.A123]&lt;[.D$6];[.D123];IF([.A123]&lt;[.E$6];[.E123];[.F123]))))" office:value-type="float" office:value="38543.55" calcext:value-type="float">
            <text:p>38544</text:p>
          </table:table-cell>
          <table:table-cell table:formula="of:=(1088.67 * Y + 1.4) * Y" office:value-type="float" office:value="116980.61101746" calcext:value-type="float">
            <text:p>116981</text:p>
          </table:table-cell>
          <table:table-cell table:formula="of:=(206.43 * Z + 2397) * Z + 869.32" office:value-type="float" office:value="44879.8195277068" calcext:value-type="float">
            <text:p>44880</text:p>
          </table:table-cell>
          <table:table-cell table:formula="of:=0.42 * [.A123]-9336.45" office:value-type="float" office:value="38543.55" calcext:value-type="float">
            <text:p>38544</text:p>
          </table:table-cell>
          <table:table-cell table:formula="of:=0.45 * [.A123] - 17671.2" office:value-type="float" office:value="33628.8" calcext:value-type="float">
            <text:p>33629</text:p>
          </table:table-cell>
          <table:table-cell table:formula="of:=([.A123]-[.$B$6])/10000" office:value-type="float" office:value="10.3653" calcext:value-type="float">
            <text:p>10</text:p>
          </table:table-cell>
          <table:table-cell table:formula="of:=([.A123]-14926)/10000" office:value-type="float" office:value="9.9074" calcext:value-type="float">
            <text:p>10</text:p>
          </table:table-cell>
          <table:table-cell table:formula="of:=[.B123]/[.A123]" office:value-type="percentage" office:value="0.338101315789474" calcext:value-type="percentage">
            <text:p>33.81%</text:p>
          </table:table-cell>
          <table:table-cell table:formula="of:=MROUND([.I123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3]+1000" office:value-type="float" office:value="115000" calcext:value-type="float">
            <text:p>115000</text:p>
          </table:table-cell>
          <table:table-cell table:formula="of:=IF([.A124]&lt;=[.B$6];0; IF([.A124]&lt;[.C$6];[.C124];IF([.A124]&lt;[.D$6];[.D124];IF([.A124]&lt;[.E$6];[.E124];[.F124]))))" office:value-type="float" office:value="38963.55" calcext:value-type="float">
            <text:p>38964</text:p>
          </table:table-cell>
          <table:table-cell table:formula="of:=(1088.67 * Y + 1.4) * Y" office:value-type="float" office:value="119248.51594766" calcext:value-type="float">
            <text:p>119249</text:p>
          </table:table-cell>
          <table:table-cell table:formula="of:=(206.43 * Z + 2397) * Z + 869.32" office:value-type="float" office:value="45530.6207441068" calcext:value-type="float">
            <text:p>45531</text:p>
          </table:table-cell>
          <table:table-cell table:formula="of:=0.42 * [.A124]-9336.45" office:value-type="float" office:value="38963.55" calcext:value-type="float">
            <text:p>38964</text:p>
          </table:table-cell>
          <table:table-cell table:formula="of:=0.45 * [.A124] - 17671.2" office:value-type="float" office:value="34078.8" calcext:value-type="float">
            <text:p>34079</text:p>
          </table:table-cell>
          <table:table-cell table:formula="of:=([.A124]-[.$B$6])/10000" office:value-type="float" office:value="10.4653" calcext:value-type="float">
            <text:p>10</text:p>
          </table:table-cell>
          <table:table-cell table:formula="of:=([.A124]-14926)/10000" office:value-type="float" office:value="10.0074" calcext:value-type="float">
            <text:p>10</text:p>
          </table:table-cell>
          <table:table-cell table:formula="of:=[.B124]/[.A124]" office:value-type="percentage" office:value="0.33881347826087" calcext:value-type="percentage">
            <text:p>33.88%</text:p>
          </table:table-cell>
          <table:table-cell table:formula="of:=MROUND([.I124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4]+1000" office:value-type="float" office:value="116000" calcext:value-type="float">
            <text:p>116000</text:p>
          </table:table-cell>
          <table:table-cell table:formula="of:=IF([.A125]&lt;=[.B$6];0; IF([.A125]&lt;[.C$6];[.C125];IF([.A125]&lt;[.D$6];[.D125];IF([.A125]&lt;[.E$6];[.E125];[.F125]))))" office:value-type="float" office:value="39383.55" calcext:value-type="float">
            <text:p>39384</text:p>
          </table:table-cell>
          <table:table-cell table:formula="of:=(1088.67 * Y + 1.4) * Y" office:value-type="float" office:value="121538.19427786" calcext:value-type="float">
            <text:p>121538</text:p>
          </table:table-cell>
          <table:table-cell table:formula="of:=(206.43 * Z + 2397) * Z + 869.32" office:value-type="float" office:value="46185.5505605068" calcext:value-type="float">
            <text:p>46186</text:p>
          </table:table-cell>
          <table:table-cell table:formula="of:=0.42 * [.A125]-9336.45" office:value-type="float" office:value="39383.55" calcext:value-type="float">
            <text:p>39384</text:p>
          </table:table-cell>
          <table:table-cell table:formula="of:=0.45 * [.A125] - 17671.2" office:value-type="float" office:value="34528.8" calcext:value-type="float">
            <text:p>34529</text:p>
          </table:table-cell>
          <table:table-cell table:formula="of:=([.A125]-[.$B$6])/10000" office:value-type="float" office:value="10.5653" calcext:value-type="float">
            <text:p>11</text:p>
          </table:table-cell>
          <table:table-cell table:formula="of:=([.A125]-14926)/10000" office:value-type="float" office:value="10.1074" calcext:value-type="float">
            <text:p>10</text:p>
          </table:table-cell>
          <table:table-cell table:formula="of:=[.B125]/[.A125]" office:value-type="percentage" office:value="0.339513362068966" calcext:value-type="percentage">
            <text:p>33.95%</text:p>
          </table:table-cell>
          <table:table-cell table:formula="of:=MROUND([.I125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5]+1000" office:value-type="float" office:value="117000" calcext:value-type="float">
            <text:p>117000</text:p>
          </table:table-cell>
          <table:table-cell table:formula="of:=IF([.A126]&lt;=[.B$6];0; IF([.A126]&lt;[.C$6];[.C126];IF([.A126]&lt;[.D$6];[.D126];IF([.A126]&lt;[.E$6];[.E126];[.F126]))))" office:value-type="float" office:value="39803.55" calcext:value-type="float">
            <text:p>39804</text:p>
          </table:table-cell>
          <table:table-cell table:formula="of:=(1088.67 * Y + 1.4) * Y" office:value-type="float" office:value="123849.64600806" calcext:value-type="float">
            <text:p>123850</text:p>
          </table:table-cell>
          <table:table-cell table:formula="of:=(206.43 * Z + 2397) * Z + 869.32" office:value-type="float" office:value="46844.6089769068" calcext:value-type="float">
            <text:p>46845</text:p>
          </table:table-cell>
          <table:table-cell table:formula="of:=0.42 * [.A126]-9336.45" office:value-type="float" office:value="39803.55" calcext:value-type="float">
            <text:p>39804</text:p>
          </table:table-cell>
          <table:table-cell table:formula="of:=0.45 * [.A126] - 17671.2" office:value-type="float" office:value="34978.8" calcext:value-type="float">
            <text:p>34979</text:p>
          </table:table-cell>
          <table:table-cell table:formula="of:=([.A126]-[.$B$6])/10000" office:value-type="float" office:value="10.6653" calcext:value-type="float">
            <text:p>11</text:p>
          </table:table-cell>
          <table:table-cell table:formula="of:=([.A126]-14926)/10000" office:value-type="float" office:value="10.2074" calcext:value-type="float">
            <text:p>10</text:p>
          </table:table-cell>
          <table:table-cell table:formula="of:=[.B126]/[.A126]" office:value-type="percentage" office:value="0.340201282051282" calcext:value-type="percentage">
            <text:p>34.02%</text:p>
          </table:table-cell>
          <table:table-cell table:formula="of:=MROUND([.I126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6]+1000" office:value-type="float" office:value="118000" calcext:value-type="float">
            <text:p>118000</text:p>
          </table:table-cell>
          <table:table-cell table:formula="of:=IF([.A127]&lt;=[.B$6];0; IF([.A127]&lt;[.C$6];[.C127];IF([.A127]&lt;[.D$6];[.D127];IF([.A127]&lt;[.E$6];[.E127];[.F127]))))" office:value-type="float" office:value="40223.55" calcext:value-type="float">
            <text:p>40224</text:p>
          </table:table-cell>
          <table:table-cell table:formula="of:=(1088.67 * Y + 1.4) * Y" office:value-type="float" office:value="126182.87113826" calcext:value-type="float">
            <text:p>126183</text:p>
          </table:table-cell>
          <table:table-cell table:formula="of:=(206.43 * Z + 2397) * Z + 869.32" office:value-type="float" office:value="47507.7959933068" calcext:value-type="float">
            <text:p>47508</text:p>
          </table:table-cell>
          <table:table-cell table:formula="of:=0.42 * [.A127]-9336.45" office:value-type="float" office:value="40223.55" calcext:value-type="float">
            <text:p>40224</text:p>
          </table:table-cell>
          <table:table-cell table:formula="of:=0.45 * [.A127] - 17671.2" office:value-type="float" office:value="35428.8" calcext:value-type="float">
            <text:p>35429</text:p>
          </table:table-cell>
          <table:table-cell table:formula="of:=([.A127]-[.$B$6])/10000" office:value-type="float" office:value="10.7653" calcext:value-type="float">
            <text:p>11</text:p>
          </table:table-cell>
          <table:table-cell table:formula="of:=([.A127]-14926)/10000" office:value-type="float" office:value="10.3074" calcext:value-type="float">
            <text:p>10</text:p>
          </table:table-cell>
          <table:table-cell table:formula="of:=[.B127]/[.A127]" office:value-type="percentage" office:value="0.340877542372881" calcext:value-type="percentage">
            <text:p>34.09%</text:p>
          </table:table-cell>
          <table:table-cell table:formula="of:=MROUND([.I127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7]+1000" office:value-type="float" office:value="119000" calcext:value-type="float">
            <text:p>119000</text:p>
          </table:table-cell>
          <table:table-cell table:formula="of:=IF([.A128]&lt;=[.B$6];0; IF([.A128]&lt;[.C$6];[.C128];IF([.A128]&lt;[.D$6];[.D128];IF([.A128]&lt;[.E$6];[.E128];[.F128]))))" office:value-type="float" office:value="40643.55" calcext:value-type="float">
            <text:p>40644</text:p>
          </table:table-cell>
          <table:table-cell table:formula="of:=(1088.67 * Y + 1.4) * Y" office:value-type="float" office:value="128537.86966846" calcext:value-type="float">
            <text:p>128538</text:p>
          </table:table-cell>
          <table:table-cell table:formula="of:=(206.43 * Z + 2397) * Z + 869.32" office:value-type="float" office:value="48175.1116097068" calcext:value-type="float">
            <text:p>48175</text:p>
          </table:table-cell>
          <table:table-cell table:formula="of:=0.42 * [.A128]-9336.45" office:value-type="float" office:value="40643.55" calcext:value-type="float">
            <text:p>40644</text:p>
          </table:table-cell>
          <table:table-cell table:formula="of:=0.45 * [.A128] - 17671.2" office:value-type="float" office:value="35878.8" calcext:value-type="float">
            <text:p>35879</text:p>
          </table:table-cell>
          <table:table-cell table:formula="of:=([.A128]-[.$B$6])/10000" office:value-type="float" office:value="10.8653" calcext:value-type="float">
            <text:p>11</text:p>
          </table:table-cell>
          <table:table-cell table:formula="of:=([.A128]-14926)/10000" office:value-type="float" office:value="10.4074" calcext:value-type="float">
            <text:p>10</text:p>
          </table:table-cell>
          <table:table-cell table:formula="of:=[.B128]/[.A128]" office:value-type="percentage" office:value="0.34154243697479" calcext:value-type="percentage">
            <text:p>34.15%</text:p>
          </table:table-cell>
          <table:table-cell table:formula="of:=MROUND([.I128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8]+1000" office:value-type="float" office:value="120000" calcext:value-type="float">
            <text:p>120000</text:p>
          </table:table-cell>
          <table:table-cell table:formula="of:=IF([.A129]&lt;=[.B$6];0; IF([.A129]&lt;[.C$6];[.C129];IF([.A129]&lt;[.D$6];[.D129];IF([.A129]&lt;[.E$6];[.E129];[.F129]))))" office:value-type="float" office:value="41063.55" calcext:value-type="float">
            <text:p>41064</text:p>
          </table:table-cell>
          <table:table-cell table:formula="of:=(1088.67 * Y + 1.4) * Y" office:value-type="float" office:value="130914.64159866" calcext:value-type="float">
            <text:p>130915</text:p>
          </table:table-cell>
          <table:table-cell table:formula="of:=(206.43 * Z + 2397) * Z + 869.32" office:value-type="float" office:value="48846.5558261068" calcext:value-type="float">
            <text:p>48847</text:p>
          </table:table-cell>
          <table:table-cell table:formula="of:=0.42 * [.A129]-9336.45" office:value-type="float" office:value="41063.55" calcext:value-type="float">
            <text:p>41064</text:p>
          </table:table-cell>
          <table:table-cell table:formula="of:=0.45 * [.A129] - 17671.2" office:value-type="float" office:value="36328.8" calcext:value-type="float">
            <text:p>36329</text:p>
          </table:table-cell>
          <table:table-cell table:formula="of:=([.A129]-[.$B$6])/10000" office:value-type="float" office:value="10.9653" calcext:value-type="float">
            <text:p>11</text:p>
          </table:table-cell>
          <table:table-cell table:formula="of:=([.A129]-14926)/10000" office:value-type="float" office:value="10.5074" calcext:value-type="float">
            <text:p>11</text:p>
          </table:table-cell>
          <table:table-cell table:formula="of:=[.B129]/[.A129]" office:value-type="percentage" office:value="0.34219625" calcext:value-type="percentage">
            <text:p>34.22%</text:p>
          </table:table-cell>
          <table:table-cell table:formula="of:=MROUND([.I129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29]+1000" office:value-type="float" office:value="121000" calcext:value-type="float">
            <text:p>121000</text:p>
          </table:table-cell>
          <table:table-cell table:formula="of:=IF([.A130]&lt;=[.B$6];0; IF([.A130]&lt;[.C$6];[.C130];IF([.A130]&lt;[.D$6];[.D130];IF([.A130]&lt;[.E$6];[.E130];[.F130]))))" office:value-type="float" office:value="41483.55" calcext:value-type="float">
            <text:p>41484</text:p>
          </table:table-cell>
          <table:table-cell table:formula="of:=(1088.67 * Y + 1.4) * Y" office:value-type="float" office:value="133313.18692886" calcext:value-type="float">
            <text:p>133313</text:p>
          </table:table-cell>
          <table:table-cell table:formula="of:=(206.43 * Z + 2397) * Z + 869.32" office:value-type="float" office:value="49522.1286425068" calcext:value-type="float">
            <text:p>49522</text:p>
          </table:table-cell>
          <table:table-cell table:formula="of:=0.42 * [.A130]-9336.45" office:value-type="float" office:value="41483.55" calcext:value-type="float">
            <text:p>41484</text:p>
          </table:table-cell>
          <table:table-cell table:formula="of:=0.45 * [.A130] - 17671.2" office:value-type="float" office:value="36778.8" calcext:value-type="float">
            <text:p>36779</text:p>
          </table:table-cell>
          <table:table-cell table:formula="of:=([.A130]-[.$B$6])/10000" office:value-type="float" office:value="11.0653" calcext:value-type="float">
            <text:p>11</text:p>
          </table:table-cell>
          <table:table-cell table:formula="of:=([.A130]-14926)/10000" office:value-type="float" office:value="10.6074" calcext:value-type="float">
            <text:p>11</text:p>
          </table:table-cell>
          <table:table-cell table:formula="of:=[.B130]/[.A130]" office:value-type="percentage" office:value="0.342839256198347" calcext:value-type="percentage">
            <text:p>34.28%</text:p>
          </table:table-cell>
          <table:table-cell table:formula="of:=MROUND([.I130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0]+1000" office:value-type="float" office:value="122000" calcext:value-type="float">
            <text:p>122000</text:p>
          </table:table-cell>
          <table:table-cell table:formula="of:=IF([.A131]&lt;=[.B$6];0; IF([.A131]&lt;[.C$6];[.C131];IF([.A131]&lt;[.D$6];[.D131];IF([.A131]&lt;[.E$6];[.E131];[.F131]))))" office:value-type="float" office:value="41903.55" calcext:value-type="float">
            <text:p>41904</text:p>
          </table:table-cell>
          <table:table-cell table:formula="of:=(1088.67 * Y + 1.4) * Y" office:value-type="float" office:value="135733.50565906" calcext:value-type="float">
            <text:p>135734</text:p>
          </table:table-cell>
          <table:table-cell table:formula="of:=(206.43 * Z + 2397) * Z + 869.32" office:value-type="float" office:value="50201.8300589068" calcext:value-type="float">
            <text:p>50202</text:p>
          </table:table-cell>
          <table:table-cell table:formula="of:=0.42 * [.A131]-9336.45" office:value-type="float" office:value="41903.55" calcext:value-type="float">
            <text:p>41904</text:p>
          </table:table-cell>
          <table:table-cell table:formula="of:=0.45 * [.A131] - 17671.2" office:value-type="float" office:value="37228.8" calcext:value-type="float">
            <text:p>37229</text:p>
          </table:table-cell>
          <table:table-cell table:formula="of:=([.A131]-[.$B$6])/10000" office:value-type="float" office:value="11.1653" calcext:value-type="float">
            <text:p>11</text:p>
          </table:table-cell>
          <table:table-cell table:formula="of:=([.A131]-14926)/10000" office:value-type="float" office:value="10.7074" calcext:value-type="float">
            <text:p>11</text:p>
          </table:table-cell>
          <table:table-cell table:formula="of:=[.B131]/[.A131]" office:value-type="percentage" office:value="0.343471721311475" calcext:value-type="percentage">
            <text:p>34.35%</text:p>
          </table:table-cell>
          <table:table-cell table:formula="of:=MROUND([.I131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1]+1000" office:value-type="float" office:value="123000" calcext:value-type="float">
            <text:p>123000</text:p>
          </table:table-cell>
          <table:table-cell table:formula="of:=IF([.A132]&lt;=[.B$6];0; IF([.A132]&lt;[.C$6];[.C132];IF([.A132]&lt;[.D$6];[.D132];IF([.A132]&lt;[.E$6];[.E132];[.F132]))))" office:value-type="float" office:value="42323.55" calcext:value-type="float">
            <text:p>42324</text:p>
          </table:table-cell>
          <table:table-cell table:formula="of:=(1088.67 * Y + 1.4) * Y" office:value-type="float" office:value="138175.59778926" calcext:value-type="float">
            <text:p>138176</text:p>
          </table:table-cell>
          <table:table-cell table:formula="of:=(206.43 * Z + 2397) * Z + 869.32" office:value-type="float" office:value="50885.6600753068" calcext:value-type="float">
            <text:p>50886</text:p>
          </table:table-cell>
          <table:table-cell table:formula="of:=0.42 * [.A132]-9336.45" office:value-type="float" office:value="42323.55" calcext:value-type="float">
            <text:p>42324</text:p>
          </table:table-cell>
          <table:table-cell table:formula="of:=0.45 * [.A132] - 17671.2" office:value-type="float" office:value="37678.8" calcext:value-type="float">
            <text:p>37679</text:p>
          </table:table-cell>
          <table:table-cell table:formula="of:=([.A132]-[.$B$6])/10000" office:value-type="float" office:value="11.2653" calcext:value-type="float">
            <text:p>11</text:p>
          </table:table-cell>
          <table:table-cell table:formula="of:=([.A132]-14926)/10000" office:value-type="float" office:value="10.8074" calcext:value-type="float">
            <text:p>11</text:p>
          </table:table-cell>
          <table:table-cell table:formula="of:=[.B132]/[.A132]" office:value-type="percentage" office:value="0.344093902439024" calcext:value-type="percentage">
            <text:p>34.41%</text:p>
          </table:table-cell>
          <table:table-cell table:formula="of:=MROUND([.I132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2]+1000" office:value-type="float" office:value="124000" calcext:value-type="float">
            <text:p>124000</text:p>
          </table:table-cell>
          <table:table-cell table:formula="of:=IF([.A133]&lt;=[.B$6];0; IF([.A133]&lt;[.C$6];[.C133];IF([.A133]&lt;[.D$6];[.D133];IF([.A133]&lt;[.E$6];[.E133];[.F133]))))" office:value-type="float" office:value="42743.55" calcext:value-type="float">
            <text:p>42744</text:p>
          </table:table-cell>
          <table:table-cell table:formula="of:=(1088.67 * Y + 1.4) * Y" office:value-type="float" office:value="140639.46331946" calcext:value-type="float">
            <text:p>140639</text:p>
          </table:table-cell>
          <table:table-cell table:formula="of:=(206.43 * Z + 2397) * Z + 869.32" office:value-type="float" office:value="51573.6186917068" calcext:value-type="float">
            <text:p>51574</text:p>
          </table:table-cell>
          <table:table-cell table:formula="of:=0.42 * [.A133]-9336.45" office:value-type="float" office:value="42743.55" calcext:value-type="float">
            <text:p>42744</text:p>
          </table:table-cell>
          <table:table-cell table:formula="of:=0.45 * [.A133] - 17671.2" office:value-type="float" office:value="38128.8" calcext:value-type="float">
            <text:p>38129</text:p>
          </table:table-cell>
          <table:table-cell table:formula="of:=([.A133]-[.$B$6])/10000" office:value-type="float" office:value="11.3653" calcext:value-type="float">
            <text:p>11</text:p>
          </table:table-cell>
          <table:table-cell table:formula="of:=([.A133]-14926)/10000" office:value-type="float" office:value="10.9074" calcext:value-type="float">
            <text:p>11</text:p>
          </table:table-cell>
          <table:table-cell table:formula="of:=[.B133]/[.A133]" office:value-type="percentage" office:value="0.344706048387097" calcext:value-type="percentage">
            <text:p>34.47%</text:p>
          </table:table-cell>
          <table:table-cell table:formula="of:=MROUND([.I133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3]+1000" office:value-type="float" office:value="125000" calcext:value-type="float">
            <text:p>125000</text:p>
          </table:table-cell>
          <table:table-cell table:formula="of:=IF([.A134]&lt;=[.B$6];0; IF([.A134]&lt;[.C$6];[.C134];IF([.A134]&lt;[.D$6];[.D134];IF([.A134]&lt;[.E$6];[.E134];[.F134]))))" office:value-type="float" office:value="43163.55" calcext:value-type="float">
            <text:p>43164</text:p>
          </table:table-cell>
          <table:table-cell table:formula="of:=(1088.67 * Y + 1.4) * Y" office:value-type="float" office:value="143125.10224966" calcext:value-type="float">
            <text:p>143125</text:p>
          </table:table-cell>
          <table:table-cell table:formula="of:=(206.43 * Z + 2397) * Z + 869.32" office:value-type="float" office:value="52265.7059081068" calcext:value-type="float">
            <text:p>52266</text:p>
          </table:table-cell>
          <table:table-cell table:formula="of:=0.42 * [.A134]-9336.45" office:value-type="float" office:value="43163.55" calcext:value-type="float">
            <text:p>43164</text:p>
          </table:table-cell>
          <table:table-cell table:formula="of:=0.45 * [.A134] - 17671.2" office:value-type="float" office:value="38578.8" calcext:value-type="float">
            <text:p>38579</text:p>
          </table:table-cell>
          <table:table-cell table:formula="of:=([.A134]-[.$B$6])/10000" office:value-type="float" office:value="11.4653" calcext:value-type="float">
            <text:p>11</text:p>
          </table:table-cell>
          <table:table-cell table:formula="of:=([.A134]-14926)/10000" office:value-type="float" office:value="11.0074" calcext:value-type="float">
            <text:p>11</text:p>
          </table:table-cell>
          <table:table-cell table:formula="of:=[.B134]/[.A134]" office:value-type="percentage" office:value="0.3453084" calcext:value-type="percentage">
            <text:p>34.53%</text:p>
          </table:table-cell>
          <table:table-cell table:formula="of:=MROUND([.I134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4]+1000" office:value-type="float" office:value="126000" calcext:value-type="float">
            <text:p>126000</text:p>
          </table:table-cell>
          <table:table-cell table:formula="of:=IF([.A135]&lt;=[.B$6];0; IF([.A135]&lt;[.C$6];[.C135];IF([.A135]&lt;[.D$6];[.D135];IF([.A135]&lt;[.E$6];[.E135];[.F135]))))" office:value-type="float" office:value="43583.55" calcext:value-type="float">
            <text:p>43584</text:p>
          </table:table-cell>
          <table:table-cell table:formula="of:=(1088.67 * Y + 1.4) * Y" office:value-type="float" office:value="145632.51457986" calcext:value-type="float">
            <text:p>145633</text:p>
          </table:table-cell>
          <table:table-cell table:formula="of:=(206.43 * Z + 2397) * Z + 869.32" office:value-type="float" office:value="52961.9217245068" calcext:value-type="float">
            <text:p>52962</text:p>
          </table:table-cell>
          <table:table-cell table:formula="of:=0.42 * [.A135]-9336.45" office:value-type="float" office:value="43583.55" calcext:value-type="float">
            <text:p>43584</text:p>
          </table:table-cell>
          <table:table-cell table:formula="of:=0.45 * [.A135] - 17671.2" office:value-type="float" office:value="39028.8" calcext:value-type="float">
            <text:p>39029</text:p>
          </table:table-cell>
          <table:table-cell table:formula="of:=([.A135]-[.$B$6])/10000" office:value-type="float" office:value="11.5653" calcext:value-type="float">
            <text:p>12</text:p>
          </table:table-cell>
          <table:table-cell table:formula="of:=([.A135]-14926)/10000" office:value-type="float" office:value="11.1074" calcext:value-type="float">
            <text:p>11</text:p>
          </table:table-cell>
          <table:table-cell table:formula="of:=[.B135]/[.A135]" office:value-type="percentage" office:value="0.34590119047619" calcext:value-type="percentage">
            <text:p>34.59%</text:p>
          </table:table-cell>
          <table:table-cell table:formula="of:=MROUND([.I135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5]+1000" office:value-type="float" office:value="127000" calcext:value-type="float">
            <text:p>127000</text:p>
          </table:table-cell>
          <table:table-cell table:formula="of:=IF([.A136]&lt;=[.B$6];0; IF([.A136]&lt;[.C$6];[.C136];IF([.A136]&lt;[.D$6];[.D136];IF([.A136]&lt;[.E$6];[.E136];[.F136]))))" office:value-type="float" office:value="44003.55" calcext:value-type="float">
            <text:p>44004</text:p>
          </table:table-cell>
          <table:table-cell table:formula="of:=(1088.67 * Y + 1.4) * Y" office:value-type="float" office:value="148161.70031006" calcext:value-type="float">
            <text:p>148162</text:p>
          </table:table-cell>
          <table:table-cell table:formula="of:=(206.43 * Z + 2397) * Z + 869.32" office:value-type="float" office:value="53662.2661409068" calcext:value-type="float">
            <text:p>53662</text:p>
          </table:table-cell>
          <table:table-cell table:formula="of:=0.42 * [.A136]-9336.45" office:value-type="float" office:value="44003.55" calcext:value-type="float">
            <text:p>44004</text:p>
          </table:table-cell>
          <table:table-cell table:formula="of:=0.45 * [.A136] - 17671.2" office:value-type="float" office:value="39478.8" calcext:value-type="float">
            <text:p>39479</text:p>
          </table:table-cell>
          <table:table-cell table:formula="of:=([.A136]-[.$B$6])/10000" office:value-type="float" office:value="11.6653" calcext:value-type="float">
            <text:p>12</text:p>
          </table:table-cell>
          <table:table-cell table:formula="of:=([.A136]-14926)/10000" office:value-type="float" office:value="11.2074" calcext:value-type="float">
            <text:p>11</text:p>
          </table:table-cell>
          <table:table-cell table:formula="of:=[.B136]/[.A136]" office:value-type="percentage" office:value="0.346484645669291" calcext:value-type="percentage">
            <text:p>34.65%</text:p>
          </table:table-cell>
          <table:table-cell table:formula="of:=MROUND([.I136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6]+1000" office:value-type="float" office:value="128000" calcext:value-type="float">
            <text:p>128000</text:p>
          </table:table-cell>
          <table:table-cell table:formula="of:=IF([.A137]&lt;=[.B$6];0; IF([.A137]&lt;[.C$6];[.C137];IF([.A137]&lt;[.D$6];[.D137];IF([.A137]&lt;[.E$6];[.E137];[.F137]))))" office:value-type="float" office:value="44423.55" calcext:value-type="float">
            <text:p>44424</text:p>
          </table:table-cell>
          <table:table-cell table:formula="of:=(1088.67 * Y + 1.4) * Y" office:value-type="float" office:value="150712.65944026" calcext:value-type="float">
            <text:p>150713</text:p>
          </table:table-cell>
          <table:table-cell table:formula="of:=(206.43 * Z + 2397) * Z + 869.32" office:value-type="float" office:value="54366.7391573068" calcext:value-type="float">
            <text:p>54367</text:p>
          </table:table-cell>
          <table:table-cell table:formula="of:=0.42 * [.A137]-9336.45" office:value-type="float" office:value="44423.55" calcext:value-type="float">
            <text:p>44424</text:p>
          </table:table-cell>
          <table:table-cell table:formula="of:=0.45 * [.A137] - 17671.2" office:value-type="float" office:value="39928.8" calcext:value-type="float">
            <text:p>39929</text:p>
          </table:table-cell>
          <table:table-cell table:formula="of:=([.A137]-[.$B$6])/10000" office:value-type="float" office:value="11.7653" calcext:value-type="float">
            <text:p>12</text:p>
          </table:table-cell>
          <table:table-cell table:formula="of:=([.A137]-14926)/10000" office:value-type="float" office:value="11.3074" calcext:value-type="float">
            <text:p>11</text:p>
          </table:table-cell>
          <table:table-cell table:formula="of:=[.B137]/[.A137]" office:value-type="percentage" office:value="0.347058984375" calcext:value-type="percentage">
            <text:p>34.71%</text:p>
          </table:table-cell>
          <table:table-cell table:formula="of:=MROUND([.I137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7]+1000" office:value-type="float" office:value="129000" calcext:value-type="float">
            <text:p>129000</text:p>
          </table:table-cell>
          <table:table-cell table:formula="of:=IF([.A138]&lt;=[.B$6];0; IF([.A138]&lt;[.C$6];[.C138];IF([.A138]&lt;[.D$6];[.D138];IF([.A138]&lt;[.E$6];[.E138];[.F138]))))" office:value-type="float" office:value="44843.55" calcext:value-type="float">
            <text:p>44844</text:p>
          </table:table-cell>
          <table:table-cell table:formula="of:=(1088.67 * Y + 1.4) * Y" office:value-type="float" office:value="153285.39197046" calcext:value-type="float">
            <text:p>153285</text:p>
          </table:table-cell>
          <table:table-cell table:formula="of:=(206.43 * Z + 2397) * Z + 869.32" office:value-type="float" office:value="55075.3407737068" calcext:value-type="float">
            <text:p>55075</text:p>
          </table:table-cell>
          <table:table-cell table:formula="of:=0.42 * [.A138]-9336.45" office:value-type="float" office:value="44843.55" calcext:value-type="float">
            <text:p>44844</text:p>
          </table:table-cell>
          <table:table-cell table:formula="of:=0.45 * [.A138] - 17671.2" office:value-type="float" office:value="40378.8" calcext:value-type="float">
            <text:p>40379</text:p>
          </table:table-cell>
          <table:table-cell table:formula="of:=([.A138]-[.$B$6])/10000" office:value-type="float" office:value="11.8653" calcext:value-type="float">
            <text:p>12</text:p>
          </table:table-cell>
          <table:table-cell table:formula="of:=([.A138]-14926)/10000" office:value-type="float" office:value="11.4074" calcext:value-type="float">
            <text:p>11</text:p>
          </table:table-cell>
          <table:table-cell table:formula="of:=[.B138]/[.A138]" office:value-type="percentage" office:value="0.347624418604651" calcext:value-type="percentage">
            <text:p>34.76%</text:p>
          </table:table-cell>
          <table:table-cell table:formula="of:=MROUND([.I138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8]+1000" office:value-type="float" office:value="130000" calcext:value-type="float">
            <text:p>130000</text:p>
          </table:table-cell>
          <table:table-cell table:formula="of:=IF([.A139]&lt;=[.B$6];0; IF([.A139]&lt;[.C$6];[.C139];IF([.A139]&lt;[.D$6];[.D139];IF([.A139]&lt;[.E$6];[.E139];[.F139]))))" office:value-type="float" office:value="45263.55" calcext:value-type="float">
            <text:p>45264</text:p>
          </table:table-cell>
          <table:table-cell table:formula="of:=(1088.67 * Y + 1.4) * Y" office:value-type="float" office:value="155879.89790066" calcext:value-type="float">
            <text:p>155880</text:p>
          </table:table-cell>
          <table:table-cell table:formula="of:=(206.43 * Z + 2397) * Z + 869.32" office:value-type="float" office:value="55788.0709901068" calcext:value-type="float">
            <text:p>55788</text:p>
          </table:table-cell>
          <table:table-cell table:formula="of:=0.42 * [.A139]-9336.45" office:value-type="float" office:value="45263.55" calcext:value-type="float">
            <text:p>45264</text:p>
          </table:table-cell>
          <table:table-cell table:formula="of:=0.45 * [.A139] - 17671.2" office:value-type="float" office:value="40828.8" calcext:value-type="float">
            <text:p>40829</text:p>
          </table:table-cell>
          <table:table-cell table:formula="of:=([.A139]-[.$B$6])/10000" office:value-type="float" office:value="11.9653" calcext:value-type="float">
            <text:p>12</text:p>
          </table:table-cell>
          <table:table-cell table:formula="of:=([.A139]-14926)/10000" office:value-type="float" office:value="11.5074" calcext:value-type="float">
            <text:p>12</text:p>
          </table:table-cell>
          <table:table-cell table:formula="of:=[.B139]/[.A139]" office:value-type="percentage" office:value="0.348181153846154" calcext:value-type="percentage">
            <text:p>34.82%</text:p>
          </table:table-cell>
          <table:table-cell table:formula="of:=MROUND([.I139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39]+1000" office:value-type="float" office:value="131000" calcext:value-type="float">
            <text:p>131000</text:p>
          </table:table-cell>
          <table:table-cell table:formula="of:=IF([.A140]&lt;=[.B$6];0; IF([.A140]&lt;[.C$6];[.C140];IF([.A140]&lt;[.D$6];[.D140];IF([.A140]&lt;[.E$6];[.E140];[.F140]))))" office:value-type="float" office:value="45683.55" calcext:value-type="float">
            <text:p>45684</text:p>
          </table:table-cell>
          <table:table-cell table:formula="of:=(1088.67 * Y + 1.4) * Y" office:value-type="float" office:value="158496.17723086" calcext:value-type="float">
            <text:p>158496</text:p>
          </table:table-cell>
          <table:table-cell table:formula="of:=(206.43 * Z + 2397) * Z + 869.32" office:value-type="float" office:value="56504.9298065068" calcext:value-type="float">
            <text:p>56505</text:p>
          </table:table-cell>
          <table:table-cell table:formula="of:=0.42 * [.A140]-9336.45" office:value-type="float" office:value="45683.55" calcext:value-type="float">
            <text:p>45684</text:p>
          </table:table-cell>
          <table:table-cell table:formula="of:=0.45 * [.A140] - 17671.2" office:value-type="float" office:value="41278.8" calcext:value-type="float">
            <text:p>41279</text:p>
          </table:table-cell>
          <table:table-cell table:formula="of:=([.A140]-[.$B$6])/10000" office:value-type="float" office:value="12.0653" calcext:value-type="float">
            <text:p>12</text:p>
          </table:table-cell>
          <table:table-cell table:formula="of:=([.A140]-14926)/10000" office:value-type="float" office:value="11.6074" calcext:value-type="float">
            <text:p>12</text:p>
          </table:table-cell>
          <table:table-cell table:formula="of:=[.B140]/[.A140]" office:value-type="percentage" office:value="0.348729389312977" calcext:value-type="percentage">
            <text:p>34.87%</text:p>
          </table:table-cell>
          <table:table-cell table:formula="of:=MROUND([.I140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40]+1000" office:value-type="float" office:value="132000" calcext:value-type="float">
            <text:p>132000</text:p>
          </table:table-cell>
          <table:table-cell table:formula="of:=IF([.A141]&lt;=[.B$6];0; IF([.A141]&lt;[.C$6];[.C141];IF([.A141]&lt;[.D$6];[.D141];IF([.A141]&lt;[.E$6];[.E141];[.F141]))))" office:value-type="float" office:value="46103.55" calcext:value-type="float">
            <text:p>46104</text:p>
          </table:table-cell>
          <table:table-cell table:formula="of:=(1088.67 * Y + 1.4) * Y" office:value-type="float" office:value="161134.22996106" calcext:value-type="float">
            <text:p>161134</text:p>
          </table:table-cell>
          <table:table-cell table:formula="of:=(206.43 * Z + 2397) * Z + 869.32" office:value-type="float" office:value="57225.9172229068" calcext:value-type="float">
            <text:p>57226</text:p>
          </table:table-cell>
          <table:table-cell table:formula="of:=0.42 * [.A141]-9336.45" office:value-type="float" office:value="46103.55" calcext:value-type="float">
            <text:p>46104</text:p>
          </table:table-cell>
          <table:table-cell table:formula="of:=0.45 * [.A141] - 17671.2" office:value-type="float" office:value="41728.8" calcext:value-type="float">
            <text:p>41729</text:p>
          </table:table-cell>
          <table:table-cell table:formula="of:=([.A141]-[.$B$6])/10000" office:value-type="float" office:value="12.1653" calcext:value-type="float">
            <text:p>12</text:p>
          </table:table-cell>
          <table:table-cell table:formula="of:=([.A141]-14926)/10000" office:value-type="float" office:value="11.7074" calcext:value-type="float">
            <text:p>12</text:p>
          </table:table-cell>
          <table:table-cell table:formula="of:=[.B141]/[.A141]" office:value-type="percentage" office:value="0.349269318181818" calcext:value-type="percentage">
            <text:p>34.93%</text:p>
          </table:table-cell>
          <table:table-cell table:formula="of:=MROUND([.I141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41]+1000" office:value-type="float" office:value="133000" calcext:value-type="float">
            <text:p>133000</text:p>
          </table:table-cell>
          <table:table-cell table:formula="of:=IF([.A142]&lt;=[.B$6];0; IF([.A142]&lt;[.C$6];[.C142];IF([.A142]&lt;[.D$6];[.D142];IF([.A142]&lt;[.E$6];[.E142];[.F142]))))" office:value-type="float" office:value="46523.55" calcext:value-type="float">
            <text:p>46524</text:p>
          </table:table-cell>
          <table:table-cell table:formula="of:=(1088.67 * Y + 1.4) * Y" office:value-type="float" office:value="163794.05609126" calcext:value-type="float">
            <text:p>163794</text:p>
          </table:table-cell>
          <table:table-cell table:formula="of:=(206.43 * Z + 2397) * Z + 869.32" office:value-type="float" office:value="57951.0332393068" calcext:value-type="float">
            <text:p>57951</text:p>
          </table:table-cell>
          <table:table-cell table:formula="of:=0.42 * [.A142]-9336.45" office:value-type="float" office:value="46523.55" calcext:value-type="float">
            <text:p>46524</text:p>
          </table:table-cell>
          <table:table-cell table:formula="of:=0.45 * [.A142] - 17671.2" office:value-type="float" office:value="42178.8" calcext:value-type="float">
            <text:p>42179</text:p>
          </table:table-cell>
          <table:table-cell table:formula="of:=([.A142]-[.$B$6])/10000" office:value-type="float" office:value="12.2653" calcext:value-type="float">
            <text:p>12</text:p>
          </table:table-cell>
          <table:table-cell table:formula="of:=([.A142]-14926)/10000" office:value-type="float" office:value="11.8074" calcext:value-type="float">
            <text:p>12</text:p>
          </table:table-cell>
          <table:table-cell table:formula="of:=[.B142]/[.A142]" office:value-type="percentage" office:value="0.349801127819549" calcext:value-type="percentage">
            <text:p>34.98%</text:p>
          </table:table-cell>
          <table:table-cell table:formula="of:=MROUND([.I142];0.1)" office:value-type="percentage" office:value="0.3" calcext:value-type="percentage">
            <text:p>30.00%</text:p>
          </table:table-cell>
        </table:table-row>
        <table:table-row table:style-name="ro1">
          <table:table-cell table:formula="of:=[.A142]+1000" office:value-type="float" office:value="134000" calcext:value-type="float">
            <text:p>134000</text:p>
          </table:table-cell>
          <table:table-cell table:formula="of:=IF([.A143]&lt;=[.B$6];0; IF([.A143]&lt;[.C$6];[.C143];IF([.A143]&lt;[.D$6];[.D143];IF([.A143]&lt;[.E$6];[.E143];[.F143]))))" office:value-type="float" office:value="46943.55" calcext:value-type="float">
            <text:p>46944</text:p>
          </table:table-cell>
          <table:table-cell table:formula="of:=(1088.67 * Y + 1.4) * Y" office:value-type="float" office:value="166475.65562146" calcext:value-type="float">
            <text:p>166476</text:p>
          </table:table-cell>
          <table:table-cell table:formula="of:=(206.43 * Z + 2397) * Z + 869.32" office:value-type="float" office:value="58680.2778557068" calcext:value-type="float">
            <text:p>58680</text:p>
          </table:table-cell>
          <table:table-cell table:formula="of:=0.42 * [.A143]-9336.45" office:value-type="float" office:value="46943.55" calcext:value-type="float">
            <text:p>46944</text:p>
          </table:table-cell>
          <table:table-cell table:formula="of:=0.45 * [.A143] - 17671.2" office:value-type="float" office:value="42628.8" calcext:value-type="float">
            <text:p>42629</text:p>
          </table:table-cell>
          <table:table-cell table:formula="of:=([.A143]-[.$B$6])/10000" office:value-type="float" office:value="12.3653" calcext:value-type="float">
            <text:p>12</text:p>
          </table:table-cell>
          <table:table-cell table:formula="of:=([.A143]-14926)/10000" office:value-type="float" office:value="11.9074" calcext:value-type="float">
            <text:p>12</text:p>
          </table:table-cell>
          <table:table-cell table:formula="of:=[.B143]/[.A143]" office:value-type="percentage" office:value="0.350325" calcext:value-type="percentage">
            <text:p>35.03%</text:p>
          </table:table-cell>
          <table:table-cell table:formula="of:=MROUND([.I14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43]+1000" office:value-type="float" office:value="135000" calcext:value-type="float">
            <text:p>135000</text:p>
          </table:table-cell>
          <table:table-cell table:formula="of:=IF([.A144]&lt;=[.B$6];0; IF([.A144]&lt;[.C$6];[.C144];IF([.A144]&lt;[.D$6];[.D144];IF([.A144]&lt;[.E$6];[.E144];[.F144]))))" office:value-type="float" office:value="47363.55" calcext:value-type="float">
            <text:p>47364</text:p>
          </table:table-cell>
          <table:table-cell table:formula="of:=(1088.67 * Y + 1.4) * Y" office:value-type="float" office:value="169179.02855166" calcext:value-type="float">
            <text:p>169179</text:p>
          </table:table-cell>
          <table:table-cell table:formula="of:=(206.43 * Z + 2397) * Z + 869.32" office:value-type="float" office:value="59413.6510721068" calcext:value-type="float">
            <text:p>59414</text:p>
          </table:table-cell>
          <table:table-cell table:formula="of:=0.42 * [.A144]-9336.45" office:value-type="float" office:value="47363.55" calcext:value-type="float">
            <text:p>47364</text:p>
          </table:table-cell>
          <table:table-cell table:formula="of:=0.45 * [.A144] - 17671.2" office:value-type="float" office:value="43078.8" calcext:value-type="float">
            <text:p>43079</text:p>
          </table:table-cell>
          <table:table-cell table:formula="of:=([.A144]-[.$B$6])/10000" office:value-type="float" office:value="12.4653" calcext:value-type="float">
            <text:p>12</text:p>
          </table:table-cell>
          <table:table-cell table:formula="of:=([.A144]-14926)/10000" office:value-type="float" office:value="12.0074" calcext:value-type="float">
            <text:p>12</text:p>
          </table:table-cell>
          <table:table-cell table:formula="of:=[.B144]/[.A144]" office:value-type="percentage" office:value="0.350841111111111" calcext:value-type="percentage">
            <text:p>35.08%</text:p>
          </table:table-cell>
          <table:table-cell table:formula="of:=MROUND([.I14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44]+1000" office:value-type="float" office:value="136000" calcext:value-type="float">
            <text:p>136000</text:p>
          </table:table-cell>
          <table:table-cell table:formula="of:=IF([.A145]&lt;=[.B$6];0; IF([.A145]&lt;[.C$6];[.C145];IF([.A145]&lt;[.D$6];[.D145];IF([.A145]&lt;[.E$6];[.E145];[.F145]))))" office:value-type="float" office:value="47783.55" calcext:value-type="float">
            <text:p>47784</text:p>
          </table:table-cell>
          <table:table-cell table:formula="of:=(1088.67 * Y + 1.4) * Y" office:value-type="float" office:value="171904.17488186" calcext:value-type="float">
            <text:p>171904</text:p>
          </table:table-cell>
          <table:table-cell table:formula="of:=(206.43 * Z + 2397) * Z + 869.32" office:value-type="float" office:value="60151.1528885068" calcext:value-type="float">
            <text:p>60151</text:p>
          </table:table-cell>
          <table:table-cell table:formula="of:=0.42 * [.A145]-9336.45" office:value-type="float" office:value="47783.55" calcext:value-type="float">
            <text:p>47784</text:p>
          </table:table-cell>
          <table:table-cell table:formula="of:=0.45 * [.A145] - 17671.2" office:value-type="float" office:value="43528.8" calcext:value-type="float">
            <text:p>43529</text:p>
          </table:table-cell>
          <table:table-cell table:formula="of:=([.A145]-[.$B$6])/10000" office:value-type="float" office:value="12.5653" calcext:value-type="float">
            <text:p>13</text:p>
          </table:table-cell>
          <table:table-cell table:formula="of:=([.A145]-14926)/10000" office:value-type="float" office:value="12.1074" calcext:value-type="float">
            <text:p>12</text:p>
          </table:table-cell>
          <table:table-cell table:formula="of:=[.B145]/[.A145]" office:value-type="percentage" office:value="0.351349632352941" calcext:value-type="percentage">
            <text:p>35.13%</text:p>
          </table:table-cell>
          <table:table-cell table:formula="of:=MROUND([.I14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45]+1000" office:value-type="float" office:value="137000" calcext:value-type="float">
            <text:p>137000</text:p>
          </table:table-cell>
          <table:table-cell table:formula="of:=IF([.A146]&lt;=[.B$6];0; IF([.A146]&lt;[.C$6];[.C146];IF([.A146]&lt;[.D$6];[.D146];IF([.A146]&lt;[.E$6];[.E146];[.F146]))))" office:value-type="float" office:value="48203.55" calcext:value-type="float">
            <text:p>48204</text:p>
          </table:table-cell>
          <table:table-cell table:formula="of:=(1088.67 * Y + 1.4) * Y" office:value-type="float" office:value="174651.09461206" calcext:value-type="float">
            <text:p>174651</text:p>
          </table:table-cell>
          <table:table-cell table:formula="of:=(206.43 * Z + 2397) * Z + 869.32" office:value-type="float" office:value="60892.7833049068" calcext:value-type="float">
            <text:p>60893</text:p>
          </table:table-cell>
          <table:table-cell table:formula="of:=0.42 * [.A146]-9336.45" office:value-type="float" office:value="48203.55" calcext:value-type="float">
            <text:p>48204</text:p>
          </table:table-cell>
          <table:table-cell table:formula="of:=0.45 * [.A146] - 17671.2" office:value-type="float" office:value="43978.8" calcext:value-type="float">
            <text:p>43979</text:p>
          </table:table-cell>
          <table:table-cell table:formula="of:=([.A146]-[.$B$6])/10000" office:value-type="float" office:value="12.6653" calcext:value-type="float">
            <text:p>13</text:p>
          </table:table-cell>
          <table:table-cell table:formula="of:=([.A146]-14926)/10000" office:value-type="float" office:value="12.2074" calcext:value-type="float">
            <text:p>12</text:p>
          </table:table-cell>
          <table:table-cell table:formula="of:=[.B146]/[.A146]" office:value-type="percentage" office:value="0.351850729927007" calcext:value-type="percentage">
            <text:p>35.19%</text:p>
          </table:table-cell>
          <table:table-cell table:formula="of:=MROUND([.I14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46]+1000" office:value-type="float" office:value="138000" calcext:value-type="float">
            <text:p>138000</text:p>
          </table:table-cell>
          <table:table-cell table:formula="of:=IF([.A147]&lt;=[.B$6];0; IF([.A147]&lt;[.C$6];[.C147];IF([.A147]&lt;[.D$6];[.D147];IF([.A147]&lt;[.E$6];[.E147];[.F147]))))" office:value-type="float" office:value="48623.55" calcext:value-type="float">
            <text:p>48624</text:p>
          </table:table-cell>
          <table:table-cell table:formula="of:=(1088.67 * Y + 1.4) * Y" office:value-type="float" office:value="177419.78774226" calcext:value-type="float">
            <text:p>177420</text:p>
          </table:table-cell>
          <table:table-cell table:formula="of:=(206.43 * Z + 2397) * Z + 869.32" office:value-type="float" office:value="61638.5423213068" calcext:value-type="float">
            <text:p>61639</text:p>
          </table:table-cell>
          <table:table-cell table:formula="of:=0.42 * [.A147]-9336.45" office:value-type="float" office:value="48623.55" calcext:value-type="float">
            <text:p>48624</text:p>
          </table:table-cell>
          <table:table-cell table:formula="of:=0.45 * [.A147] - 17671.2" office:value-type="float" office:value="44428.8" calcext:value-type="float">
            <text:p>44429</text:p>
          </table:table-cell>
          <table:table-cell table:formula="of:=([.A147]-[.$B$6])/10000" office:value-type="float" office:value="12.7653" calcext:value-type="float">
            <text:p>13</text:p>
          </table:table-cell>
          <table:table-cell table:formula="of:=([.A147]-14926)/10000" office:value-type="float" office:value="12.3074" calcext:value-type="float">
            <text:p>12</text:p>
          </table:table-cell>
          <table:table-cell table:formula="of:=[.B147]/[.A147]" office:value-type="percentage" office:value="0.352344565217391" calcext:value-type="percentage">
            <text:p>35.23%</text:p>
          </table:table-cell>
          <table:table-cell table:formula="of:=MROUND([.I14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47]+1000" office:value-type="float" office:value="139000" calcext:value-type="float">
            <text:p>139000</text:p>
          </table:table-cell>
          <table:table-cell table:formula="of:=IF([.A148]&lt;=[.B$6];0; IF([.A148]&lt;[.C$6];[.C148];IF([.A148]&lt;[.D$6];[.D148];IF([.A148]&lt;[.E$6];[.E148];[.F148]))))" office:value-type="float" office:value="49043.55" calcext:value-type="float">
            <text:p>49044</text:p>
          </table:table-cell>
          <table:table-cell table:formula="of:=(1088.67 * Y + 1.4) * Y" office:value-type="float" office:value="180210.25427246" calcext:value-type="float">
            <text:p>180210</text:p>
          </table:table-cell>
          <table:table-cell table:formula="of:=(206.43 * Z + 2397) * Z + 869.32" office:value-type="float" office:value="62388.4299377068" calcext:value-type="float">
            <text:p>62388</text:p>
          </table:table-cell>
          <table:table-cell table:formula="of:=0.42 * [.A148]-9336.45" office:value-type="float" office:value="49043.55" calcext:value-type="float">
            <text:p>49044</text:p>
          </table:table-cell>
          <table:table-cell table:formula="of:=0.45 * [.A148] - 17671.2" office:value-type="float" office:value="44878.8" calcext:value-type="float">
            <text:p>44879</text:p>
          </table:table-cell>
          <table:table-cell table:formula="of:=([.A148]-[.$B$6])/10000" office:value-type="float" office:value="12.8653" calcext:value-type="float">
            <text:p>13</text:p>
          </table:table-cell>
          <table:table-cell table:formula="of:=([.A148]-14926)/10000" office:value-type="float" office:value="12.4074" calcext:value-type="float">
            <text:p>12</text:p>
          </table:table-cell>
          <table:table-cell table:formula="of:=[.B148]/[.A148]" office:value-type="percentage" office:value="0.352831294964029" calcext:value-type="percentage">
            <text:p>35.28%</text:p>
          </table:table-cell>
          <table:table-cell table:formula="of:=MROUND([.I14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48]+1000" office:value-type="float" office:value="140000" calcext:value-type="float">
            <text:p>140000</text:p>
          </table:table-cell>
          <table:table-cell table:formula="of:=IF([.A149]&lt;=[.B$6];0; IF([.A149]&lt;[.C$6];[.C149];IF([.A149]&lt;[.D$6];[.D149];IF([.A149]&lt;[.E$6];[.E149];[.F149]))))" office:value-type="float" office:value="49463.55" calcext:value-type="float">
            <text:p>49464</text:p>
          </table:table-cell>
          <table:table-cell table:formula="of:=(1088.67 * Y + 1.4) * Y" office:value-type="float" office:value="183022.49420266" calcext:value-type="float">
            <text:p>183022</text:p>
          </table:table-cell>
          <table:table-cell table:formula="of:=(206.43 * Z + 2397) * Z + 869.32" office:value-type="float" office:value="63142.4461541068" calcext:value-type="float">
            <text:p>63142</text:p>
          </table:table-cell>
          <table:table-cell table:formula="of:=0.42 * [.A149]-9336.45" office:value-type="float" office:value="49463.55" calcext:value-type="float">
            <text:p>49464</text:p>
          </table:table-cell>
          <table:table-cell table:formula="of:=0.45 * [.A149] - 17671.2" office:value-type="float" office:value="45328.8" calcext:value-type="float">
            <text:p>45329</text:p>
          </table:table-cell>
          <table:table-cell table:formula="of:=([.A149]-[.$B$6])/10000" office:value-type="float" office:value="12.9653" calcext:value-type="float">
            <text:p>13</text:p>
          </table:table-cell>
          <table:table-cell table:formula="of:=([.A149]-14926)/10000" office:value-type="float" office:value="12.5074" calcext:value-type="float">
            <text:p>13</text:p>
          </table:table-cell>
          <table:table-cell table:formula="of:=[.B149]/[.A149]" office:value-type="percentage" office:value="0.353311071428571" calcext:value-type="percentage">
            <text:p>35.33%</text:p>
          </table:table-cell>
          <table:table-cell table:formula="of:=MROUND([.I14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49]+1000" office:value-type="float" office:value="141000" calcext:value-type="float">
            <text:p>141000</text:p>
          </table:table-cell>
          <table:table-cell table:formula="of:=IF([.A150]&lt;=[.B$6];0; IF([.A150]&lt;[.C$6];[.C150];IF([.A150]&lt;[.D$6];[.D150];IF([.A150]&lt;[.E$6];[.E150];[.F150]))))" office:value-type="float" office:value="49883.55" calcext:value-type="float">
            <text:p>49884</text:p>
          </table:table-cell>
          <table:table-cell table:formula="of:=(1088.67 * Y + 1.4) * Y" office:value-type="float" office:value="185856.50753286" calcext:value-type="float">
            <text:p>185857</text:p>
          </table:table-cell>
          <table:table-cell table:formula="of:=(206.43 * Z + 2397) * Z + 869.32" office:value-type="float" office:value="63900.5909705068" calcext:value-type="float">
            <text:p>63901</text:p>
          </table:table-cell>
          <table:table-cell table:formula="of:=0.42 * [.A150]-9336.45" office:value-type="float" office:value="49883.55" calcext:value-type="float">
            <text:p>49884</text:p>
          </table:table-cell>
          <table:table-cell table:formula="of:=0.45 * [.A150] - 17671.2" office:value-type="float" office:value="45778.8" calcext:value-type="float">
            <text:p>45779</text:p>
          </table:table-cell>
          <table:table-cell table:formula="of:=([.A150]-[.$B$6])/10000" office:value-type="float" office:value="13.0653" calcext:value-type="float">
            <text:p>13</text:p>
          </table:table-cell>
          <table:table-cell table:formula="of:=([.A150]-14926)/10000" office:value-type="float" office:value="12.6074" calcext:value-type="float">
            <text:p>13</text:p>
          </table:table-cell>
          <table:table-cell table:formula="of:=[.B150]/[.A150]" office:value-type="percentage" office:value="0.353784042553192" calcext:value-type="percentage">
            <text:p>35.38%</text:p>
          </table:table-cell>
          <table:table-cell table:formula="of:=MROUND([.I15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0]+1000" office:value-type="float" office:value="142000" calcext:value-type="float">
            <text:p>142000</text:p>
          </table:table-cell>
          <table:table-cell table:formula="of:=IF([.A151]&lt;=[.B$6];0; IF([.A151]&lt;[.C$6];[.C151];IF([.A151]&lt;[.D$6];[.D151];IF([.A151]&lt;[.E$6];[.E151];[.F151]))))" office:value-type="float" office:value="50303.55" calcext:value-type="float">
            <text:p>50304</text:p>
          </table:table-cell>
          <table:table-cell table:formula="of:=(1088.67 * Y + 1.4) * Y" office:value-type="float" office:value="188712.29426306" calcext:value-type="float">
            <text:p>188712</text:p>
          </table:table-cell>
          <table:table-cell table:formula="of:=(206.43 * Z + 2397) * Z + 869.32" office:value-type="float" office:value="64662.8643869068" calcext:value-type="float">
            <text:p>64663</text:p>
          </table:table-cell>
          <table:table-cell table:formula="of:=0.42 * [.A151]-9336.45" office:value-type="float" office:value="50303.55" calcext:value-type="float">
            <text:p>50304</text:p>
          </table:table-cell>
          <table:table-cell table:formula="of:=0.45 * [.A151] - 17671.2" office:value-type="float" office:value="46228.8" calcext:value-type="float">
            <text:p>46229</text:p>
          </table:table-cell>
          <table:table-cell table:formula="of:=([.A151]-[.$B$6])/10000" office:value-type="float" office:value="13.1653" calcext:value-type="float">
            <text:p>13</text:p>
          </table:table-cell>
          <table:table-cell table:formula="of:=([.A151]-14926)/10000" office:value-type="float" office:value="12.7074" calcext:value-type="float">
            <text:p>13</text:p>
          </table:table-cell>
          <table:table-cell table:formula="of:=[.B151]/[.A151]" office:value-type="percentage" office:value="0.354250352112676" calcext:value-type="percentage">
            <text:p>35.43%</text:p>
          </table:table-cell>
          <table:table-cell table:formula="of:=MROUND([.I15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1]+1000" office:value-type="float" office:value="143000" calcext:value-type="float">
            <text:p>143000</text:p>
          </table:table-cell>
          <table:table-cell table:formula="of:=IF([.A152]&lt;=[.B$6];0; IF([.A152]&lt;[.C$6];[.C152];IF([.A152]&lt;[.D$6];[.D152];IF([.A152]&lt;[.E$6];[.E152];[.F152]))))" office:value-type="float" office:value="50723.55" calcext:value-type="float">
            <text:p>50724</text:p>
          </table:table-cell>
          <table:table-cell table:formula="of:=(1088.67 * Y + 1.4) * Y" office:value-type="float" office:value="191589.85439326" calcext:value-type="float">
            <text:p>191590</text:p>
          </table:table-cell>
          <table:table-cell table:formula="of:=(206.43 * Z + 2397) * Z + 869.32" office:value-type="float" office:value="65429.2664033068" calcext:value-type="float">
            <text:p>65429</text:p>
          </table:table-cell>
          <table:table-cell table:formula="of:=0.42 * [.A152]-9336.45" office:value-type="float" office:value="50723.55" calcext:value-type="float">
            <text:p>50724</text:p>
          </table:table-cell>
          <table:table-cell table:formula="of:=0.45 * [.A152] - 17671.2" office:value-type="float" office:value="46678.8" calcext:value-type="float">
            <text:p>46679</text:p>
          </table:table-cell>
          <table:table-cell table:formula="of:=([.A152]-[.$B$6])/10000" office:value-type="float" office:value="13.2653" calcext:value-type="float">
            <text:p>13</text:p>
          </table:table-cell>
          <table:table-cell table:formula="of:=([.A152]-14926)/10000" office:value-type="float" office:value="12.8074" calcext:value-type="float">
            <text:p>13</text:p>
          </table:table-cell>
          <table:table-cell table:formula="of:=[.B152]/[.A152]" office:value-type="percentage" office:value="0.35471013986014" calcext:value-type="percentage">
            <text:p>35.47%</text:p>
          </table:table-cell>
          <table:table-cell table:formula="of:=MROUND([.I15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2]+1000" office:value-type="float" office:value="144000" calcext:value-type="float">
            <text:p>144000</text:p>
          </table:table-cell>
          <table:table-cell table:formula="of:=IF([.A153]&lt;=[.B$6];0; IF([.A153]&lt;[.C$6];[.C153];IF([.A153]&lt;[.D$6];[.D153];IF([.A153]&lt;[.E$6];[.E153];[.F153]))))" office:value-type="float" office:value="51143.55" calcext:value-type="float">
            <text:p>51144</text:p>
          </table:table-cell>
          <table:table-cell table:formula="of:=(1088.67 * Y + 1.4) * Y" office:value-type="float" office:value="194489.18792346" calcext:value-type="float">
            <text:p>194489</text:p>
          </table:table-cell>
          <table:table-cell table:formula="of:=(206.43 * Z + 2397) * Z + 869.32" office:value-type="float" office:value="66199.7970197068" calcext:value-type="float">
            <text:p>66200</text:p>
          </table:table-cell>
          <table:table-cell table:formula="of:=0.42 * [.A153]-9336.45" office:value-type="float" office:value="51143.55" calcext:value-type="float">
            <text:p>51144</text:p>
          </table:table-cell>
          <table:table-cell table:formula="of:=0.45 * [.A153] - 17671.2" office:value-type="float" office:value="47128.8" calcext:value-type="float">
            <text:p>47129</text:p>
          </table:table-cell>
          <table:table-cell table:formula="of:=([.A153]-[.$B$6])/10000" office:value-type="float" office:value="13.3653" calcext:value-type="float">
            <text:p>13</text:p>
          </table:table-cell>
          <table:table-cell table:formula="of:=([.A153]-14926)/10000" office:value-type="float" office:value="12.9074" calcext:value-type="float">
            <text:p>13</text:p>
          </table:table-cell>
          <table:table-cell table:formula="of:=[.B153]/[.A153]" office:value-type="percentage" office:value="0.355163541666667" calcext:value-type="percentage">
            <text:p>35.52%</text:p>
          </table:table-cell>
          <table:table-cell table:formula="of:=MROUND([.I15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3]+1000" office:value-type="float" office:value="145000" calcext:value-type="float">
            <text:p>145000</text:p>
          </table:table-cell>
          <table:table-cell table:formula="of:=IF([.A154]&lt;=[.B$6];0; IF([.A154]&lt;[.C$6];[.C154];IF([.A154]&lt;[.D$6];[.D154];IF([.A154]&lt;[.E$6];[.E154];[.F154]))))" office:value-type="float" office:value="51563.55" calcext:value-type="float">
            <text:p>51564</text:p>
          </table:table-cell>
          <table:table-cell table:formula="of:=(1088.67 * Y + 1.4) * Y" office:value-type="float" office:value="197410.29485366" calcext:value-type="float">
            <text:p>197410</text:p>
          </table:table-cell>
          <table:table-cell table:formula="of:=(206.43 * Z + 2397) * Z + 869.32" office:value-type="float" office:value="66974.4562361068" calcext:value-type="float">
            <text:p>66974</text:p>
          </table:table-cell>
          <table:table-cell table:formula="of:=0.42 * [.A154]-9336.45" office:value-type="float" office:value="51563.55" calcext:value-type="float">
            <text:p>51564</text:p>
          </table:table-cell>
          <table:table-cell table:formula="of:=0.45 * [.A154] - 17671.2" office:value-type="float" office:value="47578.8" calcext:value-type="float">
            <text:p>47579</text:p>
          </table:table-cell>
          <table:table-cell table:formula="of:=([.A154]-[.$B$6])/10000" office:value-type="float" office:value="13.4653" calcext:value-type="float">
            <text:p>13</text:p>
          </table:table-cell>
          <table:table-cell table:formula="of:=([.A154]-14926)/10000" office:value-type="float" office:value="13.0074" calcext:value-type="float">
            <text:p>13</text:p>
          </table:table-cell>
          <table:table-cell table:formula="of:=[.B154]/[.A154]" office:value-type="percentage" office:value="0.355610689655172" calcext:value-type="percentage">
            <text:p>35.56%</text:p>
          </table:table-cell>
          <table:table-cell table:formula="of:=MROUND([.I15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4]+1000" office:value-type="float" office:value="146000" calcext:value-type="float">
            <text:p>146000</text:p>
          </table:table-cell>
          <table:table-cell table:formula="of:=IF([.A155]&lt;=[.B$6];0; IF([.A155]&lt;[.C$6];[.C155];IF([.A155]&lt;[.D$6];[.D155];IF([.A155]&lt;[.E$6];[.E155];[.F155]))))" office:value-type="float" office:value="51983.55" calcext:value-type="float">
            <text:p>51984</text:p>
          </table:table-cell>
          <table:table-cell table:formula="of:=(1088.67 * Y + 1.4) * Y" office:value-type="float" office:value="200353.17518386" calcext:value-type="float">
            <text:p>200353</text:p>
          </table:table-cell>
          <table:table-cell table:formula="of:=(206.43 * Z + 2397) * Z + 869.32" office:value-type="float" office:value="67753.2440525068" calcext:value-type="float">
            <text:p>67753</text:p>
          </table:table-cell>
          <table:table-cell table:formula="of:=0.42 * [.A155]-9336.45" office:value-type="float" office:value="51983.55" calcext:value-type="float">
            <text:p>51984</text:p>
          </table:table-cell>
          <table:table-cell table:formula="of:=0.45 * [.A155] - 17671.2" office:value-type="float" office:value="48028.8" calcext:value-type="float">
            <text:p>48029</text:p>
          </table:table-cell>
          <table:table-cell table:formula="of:=([.A155]-[.$B$6])/10000" office:value-type="float" office:value="13.5653" calcext:value-type="float">
            <text:p>14</text:p>
          </table:table-cell>
          <table:table-cell table:formula="of:=([.A155]-14926)/10000" office:value-type="float" office:value="13.1074" calcext:value-type="float">
            <text:p>13</text:p>
          </table:table-cell>
          <table:table-cell table:formula="of:=[.B155]/[.A155]" office:value-type="percentage" office:value="0.356051712328767" calcext:value-type="percentage">
            <text:p>35.61%</text:p>
          </table:table-cell>
          <table:table-cell table:formula="of:=MROUND([.I15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5]+1000" office:value-type="float" office:value="147000" calcext:value-type="float">
            <text:p>147000</text:p>
          </table:table-cell>
          <table:table-cell table:formula="of:=IF([.A156]&lt;=[.B$6];0; IF([.A156]&lt;[.C$6];[.C156];IF([.A156]&lt;[.D$6];[.D156];IF([.A156]&lt;[.E$6];[.E156];[.F156]))))" office:value-type="float" office:value="52403.55" calcext:value-type="float">
            <text:p>52404</text:p>
          </table:table-cell>
          <table:table-cell table:formula="of:=(1088.67 * Y + 1.4) * Y" office:value-type="float" office:value="203317.82891406" calcext:value-type="float">
            <text:p>203318</text:p>
          </table:table-cell>
          <table:table-cell table:formula="of:=(206.43 * Z + 2397) * Z + 869.32" office:value-type="float" office:value="68536.1604689068" calcext:value-type="float">
            <text:p>68536</text:p>
          </table:table-cell>
          <table:table-cell table:formula="of:=0.42 * [.A156]-9336.45" office:value-type="float" office:value="52403.55" calcext:value-type="float">
            <text:p>52404</text:p>
          </table:table-cell>
          <table:table-cell table:formula="of:=0.45 * [.A156] - 17671.2" office:value-type="float" office:value="48478.8" calcext:value-type="float">
            <text:p>48479</text:p>
          </table:table-cell>
          <table:table-cell table:formula="of:=([.A156]-[.$B$6])/10000" office:value-type="float" office:value="13.6653" calcext:value-type="float">
            <text:p>14</text:p>
          </table:table-cell>
          <table:table-cell table:formula="of:=([.A156]-14926)/10000" office:value-type="float" office:value="13.2074" calcext:value-type="float">
            <text:p>13</text:p>
          </table:table-cell>
          <table:table-cell table:formula="of:=[.B156]/[.A156]" office:value-type="percentage" office:value="0.356486734693878" calcext:value-type="percentage">
            <text:p>35.65%</text:p>
          </table:table-cell>
          <table:table-cell table:formula="of:=MROUND([.I15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6]+1000" office:value-type="float" office:value="148000" calcext:value-type="float">
            <text:p>148000</text:p>
          </table:table-cell>
          <table:table-cell table:formula="of:=IF([.A157]&lt;=[.B$6];0; IF([.A157]&lt;[.C$6];[.C157];IF([.A157]&lt;[.D$6];[.D157];IF([.A157]&lt;[.E$6];[.E157];[.F157]))))" office:value-type="float" office:value="52823.55" calcext:value-type="float">
            <text:p>52824</text:p>
          </table:table-cell>
          <table:table-cell table:formula="of:=(1088.67 * Y + 1.4) * Y" office:value-type="float" office:value="206304.25604426" calcext:value-type="float">
            <text:p>206304</text:p>
          </table:table-cell>
          <table:table-cell table:formula="of:=(206.43 * Z + 2397) * Z + 869.32" office:value-type="float" office:value="69323.2054853068" calcext:value-type="float">
            <text:p>69323</text:p>
          </table:table-cell>
          <table:table-cell table:formula="of:=0.42 * [.A157]-9336.45" office:value-type="float" office:value="52823.55" calcext:value-type="float">
            <text:p>52824</text:p>
          </table:table-cell>
          <table:table-cell table:formula="of:=0.45 * [.A157] - 17671.2" office:value-type="float" office:value="48928.8" calcext:value-type="float">
            <text:p>48929</text:p>
          </table:table-cell>
          <table:table-cell table:formula="of:=([.A157]-[.$B$6])/10000" office:value-type="float" office:value="13.7653" calcext:value-type="float">
            <text:p>14</text:p>
          </table:table-cell>
          <table:table-cell table:formula="of:=([.A157]-14926)/10000" office:value-type="float" office:value="13.3074" calcext:value-type="float">
            <text:p>13</text:p>
          </table:table-cell>
          <table:table-cell table:formula="of:=[.B157]/[.A157]" office:value-type="percentage" office:value="0.356915878378378" calcext:value-type="percentage">
            <text:p>35.69%</text:p>
          </table:table-cell>
          <table:table-cell table:formula="of:=MROUND([.I15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7]+1000" office:value-type="float" office:value="149000" calcext:value-type="float">
            <text:p>149000</text:p>
          </table:table-cell>
          <table:table-cell table:formula="of:=IF([.A158]&lt;=[.B$6];0; IF([.A158]&lt;[.C$6];[.C158];IF([.A158]&lt;[.D$6];[.D158];IF([.A158]&lt;[.E$6];[.E158];[.F158]))))" office:value-type="float" office:value="53243.55" calcext:value-type="float">
            <text:p>53244</text:p>
          </table:table-cell>
          <table:table-cell table:formula="of:=(1088.67 * Y + 1.4) * Y" office:value-type="float" office:value="209312.45657446" calcext:value-type="float">
            <text:p>209312</text:p>
          </table:table-cell>
          <table:table-cell table:formula="of:=(206.43 * Z + 2397) * Z + 869.32" office:value-type="float" office:value="70114.3791017068" calcext:value-type="float">
            <text:p>70114</text:p>
          </table:table-cell>
          <table:table-cell table:formula="of:=0.42 * [.A158]-9336.45" office:value-type="float" office:value="53243.55" calcext:value-type="float">
            <text:p>53244</text:p>
          </table:table-cell>
          <table:table-cell table:formula="of:=0.45 * [.A158] - 17671.2" office:value-type="float" office:value="49378.8" calcext:value-type="float">
            <text:p>49379</text:p>
          </table:table-cell>
          <table:table-cell table:formula="of:=([.A158]-[.$B$6])/10000" office:value-type="float" office:value="13.8653" calcext:value-type="float">
            <text:p>14</text:p>
          </table:table-cell>
          <table:table-cell table:formula="of:=([.A158]-14926)/10000" office:value-type="float" office:value="13.4074" calcext:value-type="float">
            <text:p>13</text:p>
          </table:table-cell>
          <table:table-cell table:formula="of:=[.B158]/[.A158]" office:value-type="percentage" office:value="0.357339261744966" calcext:value-type="percentage">
            <text:p>35.73%</text:p>
          </table:table-cell>
          <table:table-cell table:formula="of:=MROUND([.I15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8]+1000" office:value-type="float" office:value="150000" calcext:value-type="float">
            <text:p>150000</text:p>
          </table:table-cell>
          <table:table-cell table:formula="of:=IF([.A159]&lt;=[.B$6];0; IF([.A159]&lt;[.C$6];[.C159];IF([.A159]&lt;[.D$6];[.D159];IF([.A159]&lt;[.E$6];[.E159];[.F159]))))" office:value-type="float" office:value="53663.55" calcext:value-type="float">
            <text:p>53664</text:p>
          </table:table-cell>
          <table:table-cell table:formula="of:=(1088.67 * Y + 1.4) * Y" office:value-type="float" office:value="212342.43050466" calcext:value-type="float">
            <text:p>212342</text:p>
          </table:table-cell>
          <table:table-cell table:formula="of:=(206.43 * Z + 2397) * Z + 869.32" office:value-type="float" office:value="70909.6813181068" calcext:value-type="float">
            <text:p>70910</text:p>
          </table:table-cell>
          <table:table-cell table:formula="of:=0.42 * [.A159]-9336.45" office:value-type="float" office:value="53663.55" calcext:value-type="float">
            <text:p>53664</text:p>
          </table:table-cell>
          <table:table-cell table:formula="of:=0.45 * [.A159] - 17671.2" office:value-type="float" office:value="49828.8" calcext:value-type="float">
            <text:p>49829</text:p>
          </table:table-cell>
          <table:table-cell table:formula="of:=([.A159]-[.$B$6])/10000" office:value-type="float" office:value="13.9653" calcext:value-type="float">
            <text:p>14</text:p>
          </table:table-cell>
          <table:table-cell table:formula="of:=([.A159]-14926)/10000" office:value-type="float" office:value="13.5074" calcext:value-type="float">
            <text:p>14</text:p>
          </table:table-cell>
          <table:table-cell table:formula="of:=[.B159]/[.A159]" office:value-type="percentage" office:value="0.357757" calcext:value-type="percentage">
            <text:p>35.78%</text:p>
          </table:table-cell>
          <table:table-cell table:formula="of:=MROUND([.I15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9]+1000" office:value-type="float" office:value="151000" calcext:value-type="float">
            <text:p>151000</text:p>
          </table:table-cell>
          <table:table-cell table:formula="of:=IF([.A160]&lt;=[.B$6];0; IF([.A160]&lt;[.C$6];[.C160];IF([.A160]&lt;[.D$6];[.D160];IF([.A160]&lt;[.E$6];[.E160];[.F160]))))" office:value-type="float" office:value="54083.55" calcext:value-type="float">
            <text:p>54084</text:p>
          </table:table-cell>
          <table:table-cell table:formula="of:=(1088.67 * Y + 1.4) * Y" office:value-type="float" office:value="215394.17783486" calcext:value-type="float">
            <text:p>215394</text:p>
          </table:table-cell>
          <table:table-cell table:formula="of:=(206.43 * Z + 2397) * Z + 869.32" office:value-type="float" office:value="71709.1121345068" calcext:value-type="float">
            <text:p>71709</text:p>
          </table:table-cell>
          <table:table-cell table:formula="of:=0.42 * [.A160]-9336.45" office:value-type="float" office:value="54083.55" calcext:value-type="float">
            <text:p>54084</text:p>
          </table:table-cell>
          <table:table-cell table:formula="of:=0.45 * [.A160] - 17671.2" office:value-type="float" office:value="50278.8" calcext:value-type="float">
            <text:p>50279</text:p>
          </table:table-cell>
          <table:table-cell table:formula="of:=([.A160]-[.$B$6])/10000" office:value-type="float" office:value="14.0653" calcext:value-type="float">
            <text:p>14</text:p>
          </table:table-cell>
          <table:table-cell table:formula="of:=([.A160]-14926)/10000" office:value-type="float" office:value="13.6074" calcext:value-type="float">
            <text:p>14</text:p>
          </table:table-cell>
          <table:table-cell table:formula="of:=[.B160]/[.A160]" office:value-type="percentage" office:value="0.358169205298013" calcext:value-type="percentage">
            <text:p>35.82%</text:p>
          </table:table-cell>
          <table:table-cell table:formula="of:=MROUND([.I16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0]+1000" office:value-type="float" office:value="152000" calcext:value-type="float">
            <text:p>152000</text:p>
          </table:table-cell>
          <table:table-cell table:formula="of:=IF([.A161]&lt;=[.B$6];0; IF([.A161]&lt;[.C$6];[.C161];IF([.A161]&lt;[.D$6];[.D161];IF([.A161]&lt;[.E$6];[.E161];[.F161]))))" office:value-type="float" office:value="54503.55" calcext:value-type="float">
            <text:p>54504</text:p>
          </table:table-cell>
          <table:table-cell table:formula="of:=(1088.67 * Y + 1.4) * Y" office:value-type="float" office:value="218467.69856506" calcext:value-type="float">
            <text:p>218468</text:p>
          </table:table-cell>
          <table:table-cell table:formula="of:=(206.43 * Z + 2397) * Z + 869.32" office:value-type="float" office:value="72512.6715509068" calcext:value-type="float">
            <text:p>72513</text:p>
          </table:table-cell>
          <table:table-cell table:formula="of:=0.42 * [.A161]-9336.45" office:value-type="float" office:value="54503.55" calcext:value-type="float">
            <text:p>54504</text:p>
          </table:table-cell>
          <table:table-cell table:formula="of:=0.45 * [.A161] - 17671.2" office:value-type="float" office:value="50728.8" calcext:value-type="float">
            <text:p>50729</text:p>
          </table:table-cell>
          <table:table-cell table:formula="of:=([.A161]-[.$B$6])/10000" office:value-type="float" office:value="14.1653" calcext:value-type="float">
            <text:p>14</text:p>
          </table:table-cell>
          <table:table-cell table:formula="of:=([.A161]-14926)/10000" office:value-type="float" office:value="13.7074" calcext:value-type="float">
            <text:p>14</text:p>
          </table:table-cell>
          <table:table-cell table:formula="of:=[.B161]/[.A161]" office:value-type="percentage" office:value="0.358575986842105" calcext:value-type="percentage">
            <text:p>35.86%</text:p>
          </table:table-cell>
          <table:table-cell table:formula="of:=MROUND([.I16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1]+1000" office:value-type="float" office:value="153000" calcext:value-type="float">
            <text:p>153000</text:p>
          </table:table-cell>
          <table:table-cell table:formula="of:=IF([.A162]&lt;=[.B$6];0; IF([.A162]&lt;[.C$6];[.C162];IF([.A162]&lt;[.D$6];[.D162];IF([.A162]&lt;[.E$6];[.E162];[.F162]))))" office:value-type="float" office:value="54923.55" calcext:value-type="float">
            <text:p>54924</text:p>
          </table:table-cell>
          <table:table-cell table:formula="of:=(1088.67 * Y + 1.4) * Y" office:value-type="float" office:value="221562.99269526" calcext:value-type="float">
            <text:p>221563</text:p>
          </table:table-cell>
          <table:table-cell table:formula="of:=(206.43 * Z + 2397) * Z + 869.32" office:value-type="float" office:value="73320.3595673068" calcext:value-type="float">
            <text:p>73320</text:p>
          </table:table-cell>
          <table:table-cell table:formula="of:=0.42 * [.A162]-9336.45" office:value-type="float" office:value="54923.55" calcext:value-type="float">
            <text:p>54924</text:p>
          </table:table-cell>
          <table:table-cell table:formula="of:=0.45 * [.A162] - 17671.2" office:value-type="float" office:value="51178.8" calcext:value-type="float">
            <text:p>51179</text:p>
          </table:table-cell>
          <table:table-cell table:formula="of:=([.A162]-[.$B$6])/10000" office:value-type="float" office:value="14.2653" calcext:value-type="float">
            <text:p>14</text:p>
          </table:table-cell>
          <table:table-cell table:formula="of:=([.A162]-14926)/10000" office:value-type="float" office:value="13.8074" calcext:value-type="float">
            <text:p>14</text:p>
          </table:table-cell>
          <table:table-cell table:formula="of:=[.B162]/[.A162]" office:value-type="percentage" office:value="0.358977450980392" calcext:value-type="percentage">
            <text:p>35.90%</text:p>
          </table:table-cell>
          <table:table-cell table:formula="of:=MROUND([.I16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2]+1000" office:value-type="float" office:value="154000" calcext:value-type="float">
            <text:p>154000</text:p>
          </table:table-cell>
          <table:table-cell table:formula="of:=IF([.A163]&lt;=[.B$6];0; IF([.A163]&lt;[.C$6];[.C163];IF([.A163]&lt;[.D$6];[.D163];IF([.A163]&lt;[.E$6];[.E163];[.F163]))))" office:value-type="float" office:value="55343.55" calcext:value-type="float">
            <text:p>55344</text:p>
          </table:table-cell>
          <table:table-cell table:formula="of:=(1088.67 * Y + 1.4) * Y" office:value-type="float" office:value="224680.06022546" calcext:value-type="float">
            <text:p>224680</text:p>
          </table:table-cell>
          <table:table-cell table:formula="of:=(206.43 * Z + 2397) * Z + 869.32" office:value-type="float" office:value="74132.1761837068" calcext:value-type="float">
            <text:p>74132</text:p>
          </table:table-cell>
          <table:table-cell table:formula="of:=0.42 * [.A163]-9336.45" office:value-type="float" office:value="55343.55" calcext:value-type="float">
            <text:p>55344</text:p>
          </table:table-cell>
          <table:table-cell table:formula="of:=0.45 * [.A163] - 17671.2" office:value-type="float" office:value="51628.8" calcext:value-type="float">
            <text:p>51629</text:p>
          </table:table-cell>
          <table:table-cell table:formula="of:=([.A163]-[.$B$6])/10000" office:value-type="float" office:value="14.3653" calcext:value-type="float">
            <text:p>14</text:p>
          </table:table-cell>
          <table:table-cell table:formula="of:=([.A163]-14926)/10000" office:value-type="float" office:value="13.9074" calcext:value-type="float">
            <text:p>14</text:p>
          </table:table-cell>
          <table:table-cell table:formula="of:=[.B163]/[.A163]" office:value-type="percentage" office:value="0.359373701298701" calcext:value-type="percentage">
            <text:p>35.94%</text:p>
          </table:table-cell>
          <table:table-cell table:formula="of:=MROUND([.I16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3]+1000" office:value-type="float" office:value="155000" calcext:value-type="float">
            <text:p>155000</text:p>
          </table:table-cell>
          <table:table-cell table:formula="of:=IF([.A164]&lt;=[.B$6];0; IF([.A164]&lt;[.C$6];[.C164];IF([.A164]&lt;[.D$6];[.D164];IF([.A164]&lt;[.E$6];[.E164];[.F164]))))" office:value-type="float" office:value="55763.55" calcext:value-type="float">
            <text:p>55764</text:p>
          </table:table-cell>
          <table:table-cell table:formula="of:=(1088.67 * Y + 1.4) * Y" office:value-type="float" office:value="227818.90115566" calcext:value-type="float">
            <text:p>227819</text:p>
          </table:table-cell>
          <table:table-cell table:formula="of:=(206.43 * Z + 2397) * Z + 869.32" office:value-type="float" office:value="74948.1214001068" calcext:value-type="float">
            <text:p>74948</text:p>
          </table:table-cell>
          <table:table-cell table:formula="of:=0.42 * [.A164]-9336.45" office:value-type="float" office:value="55763.55" calcext:value-type="float">
            <text:p>55764</text:p>
          </table:table-cell>
          <table:table-cell table:formula="of:=0.45 * [.A164] - 17671.2" office:value-type="float" office:value="52078.8" calcext:value-type="float">
            <text:p>52079</text:p>
          </table:table-cell>
          <table:table-cell table:formula="of:=([.A164]-[.$B$6])/10000" office:value-type="float" office:value="14.4653" calcext:value-type="float">
            <text:p>14</text:p>
          </table:table-cell>
          <table:table-cell table:formula="of:=([.A164]-14926)/10000" office:value-type="float" office:value="14.0074" calcext:value-type="float">
            <text:p>14</text:p>
          </table:table-cell>
          <table:table-cell table:formula="of:=[.B164]/[.A164]" office:value-type="percentage" office:value="0.359764838709677" calcext:value-type="percentage">
            <text:p>35.98%</text:p>
          </table:table-cell>
          <table:table-cell table:formula="of:=MROUND([.I16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4]+1000" office:value-type="float" office:value="156000" calcext:value-type="float">
            <text:p>156000</text:p>
          </table:table-cell>
          <table:table-cell table:formula="of:=IF([.A165]&lt;=[.B$6];0; IF([.A165]&lt;[.C$6];[.C165];IF([.A165]&lt;[.D$6];[.D165];IF([.A165]&lt;[.E$6];[.E165];[.F165]))))" office:value-type="float" office:value="56183.55" calcext:value-type="float">
            <text:p>56184</text:p>
          </table:table-cell>
          <table:table-cell table:formula="of:=(1088.67 * Y + 1.4) * Y" office:value-type="float" office:value="230979.51548586" calcext:value-type="float">
            <text:p>230980</text:p>
          </table:table-cell>
          <table:table-cell table:formula="of:=(206.43 * Z + 2397) * Z + 869.32" office:value-type="float" office:value="75768.1952165068" calcext:value-type="float">
            <text:p>75768</text:p>
          </table:table-cell>
          <table:table-cell table:formula="of:=0.42 * [.A165]-9336.45" office:value-type="float" office:value="56183.55" calcext:value-type="float">
            <text:p>56184</text:p>
          </table:table-cell>
          <table:table-cell table:formula="of:=0.45 * [.A165] - 17671.2" office:value-type="float" office:value="52528.8" calcext:value-type="float">
            <text:p>52529</text:p>
          </table:table-cell>
          <table:table-cell table:formula="of:=([.A165]-[.$B$6])/10000" office:value-type="float" office:value="14.5653" calcext:value-type="float">
            <text:p>15</text:p>
          </table:table-cell>
          <table:table-cell table:formula="of:=([.A165]-14926)/10000" office:value-type="float" office:value="14.1074" calcext:value-type="float">
            <text:p>14</text:p>
          </table:table-cell>
          <table:table-cell table:formula="of:=[.B165]/[.A165]" office:value-type="percentage" office:value="0.360150961538462" calcext:value-type="percentage">
            <text:p>36.02%</text:p>
          </table:table-cell>
          <table:table-cell table:formula="of:=MROUND([.I16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5]+1000" office:value-type="float" office:value="157000" calcext:value-type="float">
            <text:p>157000</text:p>
          </table:table-cell>
          <table:table-cell table:formula="of:=IF([.A166]&lt;=[.B$6];0; IF([.A166]&lt;[.C$6];[.C166];IF([.A166]&lt;[.D$6];[.D166];IF([.A166]&lt;[.E$6];[.E166];[.F166]))))" office:value-type="float" office:value="56603.55" calcext:value-type="float">
            <text:p>56604</text:p>
          </table:table-cell>
          <table:table-cell table:formula="of:=(1088.67 * Y + 1.4) * Y" office:value-type="float" office:value="234161.90321606" calcext:value-type="float">
            <text:p>234162</text:p>
          </table:table-cell>
          <table:table-cell table:formula="of:=(206.43 * Z + 2397) * Z + 869.32" office:value-type="float" office:value="76592.3976329068" calcext:value-type="float">
            <text:p>76592</text:p>
          </table:table-cell>
          <table:table-cell table:formula="of:=0.42 * [.A166]-9336.45" office:value-type="float" office:value="56603.55" calcext:value-type="float">
            <text:p>56604</text:p>
          </table:table-cell>
          <table:table-cell table:formula="of:=0.45 * [.A166] - 17671.2" office:value-type="float" office:value="52978.8" calcext:value-type="float">
            <text:p>52979</text:p>
          </table:table-cell>
          <table:table-cell table:formula="of:=([.A166]-[.$B$6])/10000" office:value-type="float" office:value="14.6653" calcext:value-type="float">
            <text:p>15</text:p>
          </table:table-cell>
          <table:table-cell table:formula="of:=([.A166]-14926)/10000" office:value-type="float" office:value="14.2074" calcext:value-type="float">
            <text:p>14</text:p>
          </table:table-cell>
          <table:table-cell table:formula="of:=[.B166]/[.A166]" office:value-type="percentage" office:value="0.360532165605096" calcext:value-type="percentage">
            <text:p>36.05%</text:p>
          </table:table-cell>
          <table:table-cell table:formula="of:=MROUND([.I16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6]+1000" office:value-type="float" office:value="158000" calcext:value-type="float">
            <text:p>158000</text:p>
          </table:table-cell>
          <table:table-cell table:formula="of:=IF([.A167]&lt;=[.B$6];0; IF([.A167]&lt;[.C$6];[.C167];IF([.A167]&lt;[.D$6];[.D167];IF([.A167]&lt;[.E$6];[.E167];[.F167]))))" office:value-type="float" office:value="57023.55" calcext:value-type="float">
            <text:p>57024</text:p>
          </table:table-cell>
          <table:table-cell table:formula="of:=(1088.67 * Y + 1.4) * Y" office:value-type="float" office:value="237366.06434626" calcext:value-type="float">
            <text:p>237366</text:p>
          </table:table-cell>
          <table:table-cell table:formula="of:=(206.43 * Z + 2397) * Z + 869.32" office:value-type="float" office:value="77420.7286493068" calcext:value-type="float">
            <text:p>77421</text:p>
          </table:table-cell>
          <table:table-cell table:formula="of:=0.42 * [.A167]-9336.45" office:value-type="float" office:value="57023.55" calcext:value-type="float">
            <text:p>57024</text:p>
          </table:table-cell>
          <table:table-cell table:formula="of:=0.45 * [.A167] - 17671.2" office:value-type="float" office:value="53428.8" calcext:value-type="float">
            <text:p>53429</text:p>
          </table:table-cell>
          <table:table-cell table:formula="of:=([.A167]-[.$B$6])/10000" office:value-type="float" office:value="14.7653" calcext:value-type="float">
            <text:p>15</text:p>
          </table:table-cell>
          <table:table-cell table:formula="of:=([.A167]-14926)/10000" office:value-type="float" office:value="14.3074" calcext:value-type="float">
            <text:p>14</text:p>
          </table:table-cell>
          <table:table-cell table:formula="of:=[.B167]/[.A167]" office:value-type="percentage" office:value="0.360908544303797" calcext:value-type="percentage">
            <text:p>36.09%</text:p>
          </table:table-cell>
          <table:table-cell table:formula="of:=MROUND([.I16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7]+1000" office:value-type="float" office:value="159000" calcext:value-type="float">
            <text:p>159000</text:p>
          </table:table-cell>
          <table:table-cell table:formula="of:=IF([.A168]&lt;=[.B$6];0; IF([.A168]&lt;[.C$6];[.C168];IF([.A168]&lt;[.D$6];[.D168];IF([.A168]&lt;[.E$6];[.E168];[.F168]))))" office:value-type="float" office:value="57443.55" calcext:value-type="float">
            <text:p>57444</text:p>
          </table:table-cell>
          <table:table-cell table:formula="of:=(1088.67 * Y + 1.4) * Y" office:value-type="float" office:value="240591.99887646" calcext:value-type="float">
            <text:p>240592</text:p>
          </table:table-cell>
          <table:table-cell table:formula="of:=(206.43 * Z + 2397) * Z + 869.32" office:value-type="float" office:value="78253.1882657068" calcext:value-type="float">
            <text:p>78253</text:p>
          </table:table-cell>
          <table:table-cell table:formula="of:=0.42 * [.A168]-9336.45" office:value-type="float" office:value="57443.55" calcext:value-type="float">
            <text:p>57444</text:p>
          </table:table-cell>
          <table:table-cell table:formula="of:=0.45 * [.A168] - 17671.2" office:value-type="float" office:value="53878.8" calcext:value-type="float">
            <text:p>53879</text:p>
          </table:table-cell>
          <table:table-cell table:formula="of:=([.A168]-[.$B$6])/10000" office:value-type="float" office:value="14.8653" calcext:value-type="float">
            <text:p>15</text:p>
          </table:table-cell>
          <table:table-cell table:formula="of:=([.A168]-14926)/10000" office:value-type="float" office:value="14.4074" calcext:value-type="float">
            <text:p>14</text:p>
          </table:table-cell>
          <table:table-cell table:formula="of:=[.B168]/[.A168]" office:value-type="percentage" office:value="0.361280188679245" calcext:value-type="percentage">
            <text:p>36.13%</text:p>
          </table:table-cell>
          <table:table-cell table:formula="of:=MROUND([.I16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8]+1000" office:value-type="float" office:value="160000" calcext:value-type="float">
            <text:p>160000</text:p>
          </table:table-cell>
          <table:table-cell table:formula="of:=IF([.A169]&lt;=[.B$6];0; IF([.A169]&lt;[.C$6];[.C169];IF([.A169]&lt;[.D$6];[.D169];IF([.A169]&lt;[.E$6];[.E169];[.F169]))))" office:value-type="float" office:value="57863.55" calcext:value-type="float">
            <text:p>57864</text:p>
          </table:table-cell>
          <table:table-cell table:formula="of:=(1088.67 * Y + 1.4) * Y" office:value-type="float" office:value="243839.70680666" calcext:value-type="float">
            <text:p>243840</text:p>
          </table:table-cell>
          <table:table-cell table:formula="of:=(206.43 * Z + 2397) * Z + 869.32" office:value-type="float" office:value="79089.7764821068" calcext:value-type="float">
            <text:p>79090</text:p>
          </table:table-cell>
          <table:table-cell table:formula="of:=0.42 * [.A169]-9336.45" office:value-type="float" office:value="57863.55" calcext:value-type="float">
            <text:p>57864</text:p>
          </table:table-cell>
          <table:table-cell table:formula="of:=0.45 * [.A169] - 17671.2" office:value-type="float" office:value="54328.8" calcext:value-type="float">
            <text:p>54329</text:p>
          </table:table-cell>
          <table:table-cell table:formula="of:=([.A169]-[.$B$6])/10000" office:value-type="float" office:value="14.9653" calcext:value-type="float">
            <text:p>15</text:p>
          </table:table-cell>
          <table:table-cell table:formula="of:=([.A169]-14926)/10000" office:value-type="float" office:value="14.5074" calcext:value-type="float">
            <text:p>15</text:p>
          </table:table-cell>
          <table:table-cell table:formula="of:=[.B169]/[.A169]" office:value-type="percentage" office:value="0.3616471875" calcext:value-type="percentage">
            <text:p>36.16%</text:p>
          </table:table-cell>
          <table:table-cell table:formula="of:=MROUND([.I16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69]+1000" office:value-type="float" office:value="161000" calcext:value-type="float">
            <text:p>161000</text:p>
          </table:table-cell>
          <table:table-cell table:formula="of:=IF([.A170]&lt;=[.B$6];0; IF([.A170]&lt;[.C$6];[.C170];IF([.A170]&lt;[.D$6];[.D170];IF([.A170]&lt;[.E$6];[.E170];[.F170]))))" office:value-type="float" office:value="58283.55" calcext:value-type="float">
            <text:p>58284</text:p>
          </table:table-cell>
          <table:table-cell table:formula="of:=(1088.67 * Y + 1.4) * Y" office:value-type="float" office:value="247109.18813686" calcext:value-type="float">
            <text:p>247109</text:p>
          </table:table-cell>
          <table:table-cell table:formula="of:=(206.43 * Z + 2397) * Z + 869.32" office:value-type="float" office:value="79930.4932985068" calcext:value-type="float">
            <text:p>79930</text:p>
          </table:table-cell>
          <table:table-cell table:formula="of:=0.42 * [.A170]-9336.45" office:value-type="float" office:value="58283.55" calcext:value-type="float">
            <text:p>58284</text:p>
          </table:table-cell>
          <table:table-cell table:formula="of:=0.45 * [.A170] - 17671.2" office:value-type="float" office:value="54778.8" calcext:value-type="float">
            <text:p>54779</text:p>
          </table:table-cell>
          <table:table-cell table:formula="of:=([.A170]-[.$B$6])/10000" office:value-type="float" office:value="15.0653" calcext:value-type="float">
            <text:p>15</text:p>
          </table:table-cell>
          <table:table-cell table:formula="of:=([.A170]-14926)/10000" office:value-type="float" office:value="14.6074" calcext:value-type="float">
            <text:p>15</text:p>
          </table:table-cell>
          <table:table-cell table:formula="of:=[.B170]/[.A170]" office:value-type="percentage" office:value="0.362009627329193" calcext:value-type="percentage">
            <text:p>36.20%</text:p>
          </table:table-cell>
          <table:table-cell table:formula="of:=MROUND([.I17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0]+1000" office:value-type="float" office:value="162000" calcext:value-type="float">
            <text:p>162000</text:p>
          </table:table-cell>
          <table:table-cell table:formula="of:=IF([.A171]&lt;=[.B$6];0; IF([.A171]&lt;[.C$6];[.C171];IF([.A171]&lt;[.D$6];[.D171];IF([.A171]&lt;[.E$6];[.E171];[.F171]))))" office:value-type="float" office:value="58703.55" calcext:value-type="float">
            <text:p>58704</text:p>
          </table:table-cell>
          <table:table-cell table:formula="of:=(1088.67 * Y + 1.4) * Y" office:value-type="float" office:value="250400.44286706" calcext:value-type="float">
            <text:p>250400</text:p>
          </table:table-cell>
          <table:table-cell table:formula="of:=(206.43 * Z + 2397) * Z + 869.32" office:value-type="float" office:value="80775.3387149068" calcext:value-type="float">
            <text:p>80775</text:p>
          </table:table-cell>
          <table:table-cell table:formula="of:=0.42 * [.A171]-9336.45" office:value-type="float" office:value="58703.55" calcext:value-type="float">
            <text:p>58704</text:p>
          </table:table-cell>
          <table:table-cell table:formula="of:=0.45 * [.A171] - 17671.2" office:value-type="float" office:value="55228.8" calcext:value-type="float">
            <text:p>55229</text:p>
          </table:table-cell>
          <table:table-cell table:formula="of:=([.A171]-[.$B$6])/10000" office:value-type="float" office:value="15.1653" calcext:value-type="float">
            <text:p>15</text:p>
          </table:table-cell>
          <table:table-cell table:formula="of:=([.A171]-14926)/10000" office:value-type="float" office:value="14.7074" calcext:value-type="float">
            <text:p>15</text:p>
          </table:table-cell>
          <table:table-cell table:formula="of:=[.B171]/[.A171]" office:value-type="percentage" office:value="0.362367592592593" calcext:value-type="percentage">
            <text:p>36.24%</text:p>
          </table:table-cell>
          <table:table-cell table:formula="of:=MROUND([.I17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1]+1000" office:value-type="float" office:value="163000" calcext:value-type="float">
            <text:p>163000</text:p>
          </table:table-cell>
          <table:table-cell table:formula="of:=IF([.A172]&lt;=[.B$6];0; IF([.A172]&lt;[.C$6];[.C172];IF([.A172]&lt;[.D$6];[.D172];IF([.A172]&lt;[.E$6];[.E172];[.F172]))))" office:value-type="float" office:value="59123.55" calcext:value-type="float">
            <text:p>59124</text:p>
          </table:table-cell>
          <table:table-cell table:formula="of:=(1088.67 * Y + 1.4) * Y" office:value-type="float" office:value="253713.47099726" calcext:value-type="float">
            <text:p>253713</text:p>
          </table:table-cell>
          <table:table-cell table:formula="of:=(206.43 * Z + 2397) * Z + 869.32" office:value-type="float" office:value="81624.3127313068" calcext:value-type="float">
            <text:p>81624</text:p>
          </table:table-cell>
          <table:table-cell table:formula="of:=0.42 * [.A172]-9336.45" office:value-type="float" office:value="59123.55" calcext:value-type="float">
            <text:p>59124</text:p>
          </table:table-cell>
          <table:table-cell table:formula="of:=0.45 * [.A172] - 17671.2" office:value-type="float" office:value="55678.8" calcext:value-type="float">
            <text:p>55679</text:p>
          </table:table-cell>
          <table:table-cell table:formula="of:=([.A172]-[.$B$6])/10000" office:value-type="float" office:value="15.2653" calcext:value-type="float">
            <text:p>15</text:p>
          </table:table-cell>
          <table:table-cell table:formula="of:=([.A172]-14926)/10000" office:value-type="float" office:value="14.8074" calcext:value-type="float">
            <text:p>15</text:p>
          </table:table-cell>
          <table:table-cell table:formula="of:=[.B172]/[.A172]" office:value-type="percentage" office:value="0.362721165644172" calcext:value-type="percentage">
            <text:p>36.27%</text:p>
          </table:table-cell>
          <table:table-cell table:formula="of:=MROUND([.I17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2]+1000" office:value-type="float" office:value="164000" calcext:value-type="float">
            <text:p>164000</text:p>
          </table:table-cell>
          <table:table-cell table:formula="of:=IF([.A173]&lt;=[.B$6];0; IF([.A173]&lt;[.C$6];[.C173];IF([.A173]&lt;[.D$6];[.D173];IF([.A173]&lt;[.E$6];[.E173];[.F173]))))" office:value-type="float" office:value="59543.55" calcext:value-type="float">
            <text:p>59544</text:p>
          </table:table-cell>
          <table:table-cell table:formula="of:=(1088.67 * Y + 1.4) * Y" office:value-type="float" office:value="257048.27252746" calcext:value-type="float">
            <text:p>257048</text:p>
          </table:table-cell>
          <table:table-cell table:formula="of:=(206.43 * Z + 2397) * Z + 869.32" office:value-type="float" office:value="82477.4153477068" calcext:value-type="float">
            <text:p>82477</text:p>
          </table:table-cell>
          <table:table-cell table:formula="of:=0.42 * [.A173]-9336.45" office:value-type="float" office:value="59543.55" calcext:value-type="float">
            <text:p>59544</text:p>
          </table:table-cell>
          <table:table-cell table:formula="of:=0.45 * [.A173] - 17671.2" office:value-type="float" office:value="56128.8" calcext:value-type="float">
            <text:p>56129</text:p>
          </table:table-cell>
          <table:table-cell table:formula="of:=([.A173]-[.$B$6])/10000" office:value-type="float" office:value="15.3653" calcext:value-type="float">
            <text:p>15</text:p>
          </table:table-cell>
          <table:table-cell table:formula="of:=([.A173]-14926)/10000" office:value-type="float" office:value="14.9074" calcext:value-type="float">
            <text:p>15</text:p>
          </table:table-cell>
          <table:table-cell table:formula="of:=[.B173]/[.A173]" office:value-type="percentage" office:value="0.363070426829268" calcext:value-type="percentage">
            <text:p>36.31%</text:p>
          </table:table-cell>
          <table:table-cell table:formula="of:=MROUND([.I17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3]+1000" office:value-type="float" office:value="165000" calcext:value-type="float">
            <text:p>165000</text:p>
          </table:table-cell>
          <table:table-cell table:formula="of:=IF([.A174]&lt;=[.B$6];0; IF([.A174]&lt;[.C$6];[.C174];IF([.A174]&lt;[.D$6];[.D174];IF([.A174]&lt;[.E$6];[.E174];[.F174]))))" office:value-type="float" office:value="59963.55" calcext:value-type="float">
            <text:p>59964</text:p>
          </table:table-cell>
          <table:table-cell table:formula="of:=(1088.67 * Y + 1.4) * Y" office:value-type="float" office:value="260404.84745766" calcext:value-type="float">
            <text:p>260405</text:p>
          </table:table-cell>
          <table:table-cell table:formula="of:=(206.43 * Z + 2397) * Z + 869.32" office:value-type="float" office:value="83334.6465641068" calcext:value-type="float">
            <text:p>83335</text:p>
          </table:table-cell>
          <table:table-cell table:formula="of:=0.42 * [.A174]-9336.45" office:value-type="float" office:value="59963.55" calcext:value-type="float">
            <text:p>59964</text:p>
          </table:table-cell>
          <table:table-cell table:formula="of:=0.45 * [.A174] - 17671.2" office:value-type="float" office:value="56578.8" calcext:value-type="float">
            <text:p>56579</text:p>
          </table:table-cell>
          <table:table-cell table:formula="of:=([.A174]-[.$B$6])/10000" office:value-type="float" office:value="15.4653" calcext:value-type="float">
            <text:p>15</text:p>
          </table:table-cell>
          <table:table-cell table:formula="of:=([.A174]-14926)/10000" office:value-type="float" office:value="15.0074" calcext:value-type="float">
            <text:p>15</text:p>
          </table:table-cell>
          <table:table-cell table:formula="of:=[.B174]/[.A174]" office:value-type="percentage" office:value="0.363415454545455" calcext:value-type="percentage">
            <text:p>36.34%</text:p>
          </table:table-cell>
          <table:table-cell table:formula="of:=MROUND([.I17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4]+1000" office:value-type="float" office:value="166000" calcext:value-type="float">
            <text:p>166000</text:p>
          </table:table-cell>
          <table:table-cell table:formula="of:=IF([.A175]&lt;=[.B$6];0; IF([.A175]&lt;[.C$6];[.C175];IF([.A175]&lt;[.D$6];[.D175];IF([.A175]&lt;[.E$6];[.E175];[.F175]))))" office:value-type="float" office:value="60383.55" calcext:value-type="float">
            <text:p>60384</text:p>
          </table:table-cell>
          <table:table-cell table:formula="of:=(1088.67 * Y + 1.4) * Y" office:value-type="float" office:value="263783.19578786" calcext:value-type="float">
            <text:p>263783</text:p>
          </table:table-cell>
          <table:table-cell table:formula="of:=(206.43 * Z + 2397) * Z + 869.32" office:value-type="float" office:value="84196.0063805068" calcext:value-type="float">
            <text:p>84196</text:p>
          </table:table-cell>
          <table:table-cell table:formula="of:=0.42 * [.A175]-9336.45" office:value-type="float" office:value="60383.55" calcext:value-type="float">
            <text:p>60384</text:p>
          </table:table-cell>
          <table:table-cell table:formula="of:=0.45 * [.A175] - 17671.2" office:value-type="float" office:value="57028.8" calcext:value-type="float">
            <text:p>57029</text:p>
          </table:table-cell>
          <table:table-cell table:formula="of:=([.A175]-[.$B$6])/10000" office:value-type="float" office:value="15.5653" calcext:value-type="float">
            <text:p>16</text:p>
          </table:table-cell>
          <table:table-cell table:formula="of:=([.A175]-14926)/10000" office:value-type="float" office:value="15.1074" calcext:value-type="float">
            <text:p>15</text:p>
          </table:table-cell>
          <table:table-cell table:formula="of:=[.B175]/[.A175]" office:value-type="percentage" office:value="0.363756325301205" calcext:value-type="percentage">
            <text:p>36.38%</text:p>
          </table:table-cell>
          <table:table-cell table:formula="of:=MROUND([.I17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5]+1000" office:value-type="float" office:value="167000" calcext:value-type="float">
            <text:p>167000</text:p>
          </table:table-cell>
          <table:table-cell table:formula="of:=IF([.A176]&lt;=[.B$6];0; IF([.A176]&lt;[.C$6];[.C176];IF([.A176]&lt;[.D$6];[.D176];IF([.A176]&lt;[.E$6];[.E176];[.F176]))))" office:value-type="float" office:value="60803.55" calcext:value-type="float">
            <text:p>60804</text:p>
          </table:table-cell>
          <table:table-cell table:formula="of:=(1088.67 * Y + 1.4) * Y" office:value-type="float" office:value="267183.31751806" calcext:value-type="float">
            <text:p>267183</text:p>
          </table:table-cell>
          <table:table-cell table:formula="of:=(206.43 * Z + 2397) * Z + 869.32" office:value-type="float" office:value="85061.4947969068" calcext:value-type="float">
            <text:p>85061</text:p>
          </table:table-cell>
          <table:table-cell table:formula="of:=0.42 * [.A176]-9336.45" office:value-type="float" office:value="60803.55" calcext:value-type="float">
            <text:p>60804</text:p>
          </table:table-cell>
          <table:table-cell table:formula="of:=0.45 * [.A176] - 17671.2" office:value-type="float" office:value="57478.8" calcext:value-type="float">
            <text:p>57479</text:p>
          </table:table-cell>
          <table:table-cell table:formula="of:=([.A176]-[.$B$6])/10000" office:value-type="float" office:value="15.6653" calcext:value-type="float">
            <text:p>16</text:p>
          </table:table-cell>
          <table:table-cell table:formula="of:=([.A176]-14926)/10000" office:value-type="float" office:value="15.2074" calcext:value-type="float">
            <text:p>15</text:p>
          </table:table-cell>
          <table:table-cell table:formula="of:=[.B176]/[.A176]" office:value-type="percentage" office:value="0.364093113772455" calcext:value-type="percentage">
            <text:p>36.41%</text:p>
          </table:table-cell>
          <table:table-cell table:formula="of:=MROUND([.I17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6]+1000" office:value-type="float" office:value="168000" calcext:value-type="float">
            <text:p>168000</text:p>
          </table:table-cell>
          <table:table-cell table:formula="of:=IF([.A177]&lt;=[.B$6];0; IF([.A177]&lt;[.C$6];[.C177];IF([.A177]&lt;[.D$6];[.D177];IF([.A177]&lt;[.E$6];[.E177];[.F177]))))" office:value-type="float" office:value="61223.55" calcext:value-type="float">
            <text:p>61224</text:p>
          </table:table-cell>
          <table:table-cell table:formula="of:=(1088.67 * Y + 1.4) * Y" office:value-type="float" office:value="270605.21264826" calcext:value-type="float">
            <text:p>270605</text:p>
          </table:table-cell>
          <table:table-cell table:formula="of:=(206.43 * Z + 2397) * Z + 869.32" office:value-type="float" office:value="85931.1118133068" calcext:value-type="float">
            <text:p>85931</text:p>
          </table:table-cell>
          <table:table-cell table:formula="of:=0.42 * [.A177]-9336.45" office:value-type="float" office:value="61223.55" calcext:value-type="float">
            <text:p>61224</text:p>
          </table:table-cell>
          <table:table-cell table:formula="of:=0.45 * [.A177] - 17671.2" office:value-type="float" office:value="57928.8" calcext:value-type="float">
            <text:p>57929</text:p>
          </table:table-cell>
          <table:table-cell table:formula="of:=([.A177]-[.$B$6])/10000" office:value-type="float" office:value="15.7653" calcext:value-type="float">
            <text:p>16</text:p>
          </table:table-cell>
          <table:table-cell table:formula="of:=([.A177]-14926)/10000" office:value-type="float" office:value="15.3074" calcext:value-type="float">
            <text:p>15</text:p>
          </table:table-cell>
          <table:table-cell table:formula="of:=[.B177]/[.A177]" office:value-type="percentage" office:value="0.364425892857143" calcext:value-type="percentage">
            <text:p>36.44%</text:p>
          </table:table-cell>
          <table:table-cell table:formula="of:=MROUND([.I17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7]+1000" office:value-type="float" office:value="169000" calcext:value-type="float">
            <text:p>169000</text:p>
          </table:table-cell>
          <table:table-cell table:formula="of:=IF([.A178]&lt;=[.B$6];0; IF([.A178]&lt;[.C$6];[.C178];IF([.A178]&lt;[.D$6];[.D178];IF([.A178]&lt;[.E$6];[.E178];[.F178]))))" office:value-type="float" office:value="61643.55" calcext:value-type="float">
            <text:p>61644</text:p>
          </table:table-cell>
          <table:table-cell table:formula="of:=(1088.67 * Y + 1.4) * Y" office:value-type="float" office:value="274048.88117846" calcext:value-type="float">
            <text:p>274049</text:p>
          </table:table-cell>
          <table:table-cell table:formula="of:=(206.43 * Z + 2397) * Z + 869.32" office:value-type="float" office:value="86804.8574297068" calcext:value-type="float">
            <text:p>86805</text:p>
          </table:table-cell>
          <table:table-cell table:formula="of:=0.42 * [.A178]-9336.45" office:value-type="float" office:value="61643.55" calcext:value-type="float">
            <text:p>61644</text:p>
          </table:table-cell>
          <table:table-cell table:formula="of:=0.45 * [.A178] - 17671.2" office:value-type="float" office:value="58378.8" calcext:value-type="float">
            <text:p>58379</text:p>
          </table:table-cell>
          <table:table-cell table:formula="of:=([.A178]-[.$B$6])/10000" office:value-type="float" office:value="15.8653" calcext:value-type="float">
            <text:p>16</text:p>
          </table:table-cell>
          <table:table-cell table:formula="of:=([.A178]-14926)/10000" office:value-type="float" office:value="15.4074" calcext:value-type="float">
            <text:p>15</text:p>
          </table:table-cell>
          <table:table-cell table:formula="of:=[.B178]/[.A178]" office:value-type="percentage" office:value="0.364754733727811" calcext:value-type="percentage">
            <text:p>36.48%</text:p>
          </table:table-cell>
          <table:table-cell table:formula="of:=MROUND([.I17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8]+1000" office:value-type="float" office:value="170000" calcext:value-type="float">
            <text:p>170000</text:p>
          </table:table-cell>
          <table:table-cell table:formula="of:=IF([.A179]&lt;=[.B$6];0; IF([.A179]&lt;[.C$6];[.C179];IF([.A179]&lt;[.D$6];[.D179];IF([.A179]&lt;[.E$6];[.E179];[.F179]))))" office:value-type="float" office:value="62063.55" calcext:value-type="float">
            <text:p>62064</text:p>
          </table:table-cell>
          <table:table-cell table:formula="of:=(1088.67 * Y + 1.4) * Y" office:value-type="float" office:value="277514.32310866" calcext:value-type="float">
            <text:p>277514</text:p>
          </table:table-cell>
          <table:table-cell table:formula="of:=(206.43 * Z + 2397) * Z + 869.32" office:value-type="float" office:value="87682.7316461068" calcext:value-type="float">
            <text:p>87683</text:p>
          </table:table-cell>
          <table:table-cell table:formula="of:=0.42 * [.A179]-9336.45" office:value-type="float" office:value="62063.55" calcext:value-type="float">
            <text:p>62064</text:p>
          </table:table-cell>
          <table:table-cell table:formula="of:=0.45 * [.A179] - 17671.2" office:value-type="float" office:value="58828.8" calcext:value-type="float">
            <text:p>58829</text:p>
          </table:table-cell>
          <table:table-cell table:formula="of:=([.A179]-[.$B$6])/10000" office:value-type="float" office:value="15.9653" calcext:value-type="float">
            <text:p>16</text:p>
          </table:table-cell>
          <table:table-cell table:formula="of:=([.A179]-14926)/10000" office:value-type="float" office:value="15.5074" calcext:value-type="float">
            <text:p>16</text:p>
          </table:table-cell>
          <table:table-cell table:formula="of:=[.B179]/[.A179]" office:value-type="percentage" office:value="0.365079705882353" calcext:value-type="percentage">
            <text:p>36.51%</text:p>
          </table:table-cell>
          <table:table-cell table:formula="of:=MROUND([.I17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79]+1000" office:value-type="float" office:value="171000" calcext:value-type="float">
            <text:p>171000</text:p>
          </table:table-cell>
          <table:table-cell table:formula="of:=IF([.A180]&lt;=[.B$6];0; IF([.A180]&lt;[.C$6];[.C180];IF([.A180]&lt;[.D$6];[.D180];IF([.A180]&lt;[.E$6];[.E180];[.F180]))))" office:value-type="float" office:value="62483.55" calcext:value-type="float">
            <text:p>62484</text:p>
          </table:table-cell>
          <table:table-cell table:formula="of:=(1088.67 * Y + 1.4) * Y" office:value-type="float" office:value="281001.53843886" calcext:value-type="float">
            <text:p>281002</text:p>
          </table:table-cell>
          <table:table-cell table:formula="of:=(206.43 * Z + 2397) * Z + 869.32" office:value-type="float" office:value="88564.7344625068" calcext:value-type="float">
            <text:p>88565</text:p>
          </table:table-cell>
          <table:table-cell table:formula="of:=0.42 * [.A180]-9336.45" office:value-type="float" office:value="62483.55" calcext:value-type="float">
            <text:p>62484</text:p>
          </table:table-cell>
          <table:table-cell table:formula="of:=0.45 * [.A180] - 17671.2" office:value-type="float" office:value="59278.8" calcext:value-type="float">
            <text:p>59279</text:p>
          </table:table-cell>
          <table:table-cell table:formula="of:=([.A180]-[.$B$6])/10000" office:value-type="float" office:value="16.0653" calcext:value-type="float">
            <text:p>16</text:p>
          </table:table-cell>
          <table:table-cell table:formula="of:=([.A180]-14926)/10000" office:value-type="float" office:value="15.6074" calcext:value-type="float">
            <text:p>16</text:p>
          </table:table-cell>
          <table:table-cell table:formula="of:=[.B180]/[.A180]" office:value-type="percentage" office:value="0.365400877192982" calcext:value-type="percentage">
            <text:p>36.54%</text:p>
          </table:table-cell>
          <table:table-cell table:formula="of:=MROUND([.I18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0]+1000" office:value-type="float" office:value="172000" calcext:value-type="float">
            <text:p>172000</text:p>
          </table:table-cell>
          <table:table-cell table:formula="of:=IF([.A181]&lt;=[.B$6];0; IF([.A181]&lt;[.C$6];[.C181];IF([.A181]&lt;[.D$6];[.D181];IF([.A181]&lt;[.E$6];[.E181];[.F181]))))" office:value-type="float" office:value="62903.55" calcext:value-type="float">
            <text:p>62904</text:p>
          </table:table-cell>
          <table:table-cell table:formula="of:=(1088.67 * Y + 1.4) * Y" office:value-type="float" office:value="284510.52716906" calcext:value-type="float">
            <text:p>284511</text:p>
          </table:table-cell>
          <table:table-cell table:formula="of:=(206.43 * Z + 2397) * Z + 869.32" office:value-type="float" office:value="89450.8658789068" calcext:value-type="float">
            <text:p>89451</text:p>
          </table:table-cell>
          <table:table-cell table:formula="of:=0.42 * [.A181]-9336.45" office:value-type="float" office:value="62903.55" calcext:value-type="float">
            <text:p>62904</text:p>
          </table:table-cell>
          <table:table-cell table:formula="of:=0.45 * [.A181] - 17671.2" office:value-type="float" office:value="59728.8" calcext:value-type="float">
            <text:p>59729</text:p>
          </table:table-cell>
          <table:table-cell table:formula="of:=([.A181]-[.$B$6])/10000" office:value-type="float" office:value="16.1653" calcext:value-type="float">
            <text:p>16</text:p>
          </table:table-cell>
          <table:table-cell table:formula="of:=([.A181]-14926)/10000" office:value-type="float" office:value="15.7074" calcext:value-type="float">
            <text:p>16</text:p>
          </table:table-cell>
          <table:table-cell table:formula="of:=[.B181]/[.A181]" office:value-type="percentage" office:value="0.365718313953488" calcext:value-type="percentage">
            <text:p>36.57%</text:p>
          </table:table-cell>
          <table:table-cell table:formula="of:=MROUND([.I18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1]+1000" office:value-type="float" office:value="173000" calcext:value-type="float">
            <text:p>173000</text:p>
          </table:table-cell>
          <table:table-cell table:formula="of:=IF([.A182]&lt;=[.B$6];0; IF([.A182]&lt;[.C$6];[.C182];IF([.A182]&lt;[.D$6];[.D182];IF([.A182]&lt;[.E$6];[.E182];[.F182]))))" office:value-type="float" office:value="63323.55" calcext:value-type="float">
            <text:p>63324</text:p>
          </table:table-cell>
          <table:table-cell table:formula="of:=(1088.67 * Y + 1.4) * Y" office:value-type="float" office:value="288041.28929926" calcext:value-type="float">
            <text:p>288041</text:p>
          </table:table-cell>
          <table:table-cell table:formula="of:=(206.43 * Z + 2397) * Z + 869.32" office:value-type="float" office:value="90341.1258953068" calcext:value-type="float">
            <text:p>90341</text:p>
          </table:table-cell>
          <table:table-cell table:formula="of:=0.42 * [.A182]-9336.45" office:value-type="float" office:value="63323.55" calcext:value-type="float">
            <text:p>63324</text:p>
          </table:table-cell>
          <table:table-cell table:formula="of:=0.45 * [.A182] - 17671.2" office:value-type="float" office:value="60178.8" calcext:value-type="float">
            <text:p>60179</text:p>
          </table:table-cell>
          <table:table-cell table:formula="of:=([.A182]-[.$B$6])/10000" office:value-type="float" office:value="16.2653" calcext:value-type="float">
            <text:p>16</text:p>
          </table:table-cell>
          <table:table-cell table:formula="of:=([.A182]-14926)/10000" office:value-type="float" office:value="15.8074" calcext:value-type="float">
            <text:p>16</text:p>
          </table:table-cell>
          <table:table-cell table:formula="of:=[.B182]/[.A182]" office:value-type="percentage" office:value="0.366032080924855" calcext:value-type="percentage">
            <text:p>36.60%</text:p>
          </table:table-cell>
          <table:table-cell table:formula="of:=MROUND([.I18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2]+1000" office:value-type="float" office:value="174000" calcext:value-type="float">
            <text:p>174000</text:p>
          </table:table-cell>
          <table:table-cell table:formula="of:=IF([.A183]&lt;=[.B$6];0; IF([.A183]&lt;[.C$6];[.C183];IF([.A183]&lt;[.D$6];[.D183];IF([.A183]&lt;[.E$6];[.E183];[.F183]))))" office:value-type="float" office:value="63743.55" calcext:value-type="float">
            <text:p>63744</text:p>
          </table:table-cell>
          <table:table-cell table:formula="of:=(1088.67 * Y + 1.4) * Y" office:value-type="float" office:value="291593.82482946" calcext:value-type="float">
            <text:p>291594</text:p>
          </table:table-cell>
          <table:table-cell table:formula="of:=(206.43 * Z + 2397) * Z + 869.32" office:value-type="float" office:value="91235.5145117068" calcext:value-type="float">
            <text:p>91236</text:p>
          </table:table-cell>
          <table:table-cell table:formula="of:=0.42 * [.A183]-9336.45" office:value-type="float" office:value="63743.55" calcext:value-type="float">
            <text:p>63744</text:p>
          </table:table-cell>
          <table:table-cell table:formula="of:=0.45 * [.A183] - 17671.2" office:value-type="float" office:value="60628.8" calcext:value-type="float">
            <text:p>60629</text:p>
          </table:table-cell>
          <table:table-cell table:formula="of:=([.A183]-[.$B$6])/10000" office:value-type="float" office:value="16.3653" calcext:value-type="float">
            <text:p>16</text:p>
          </table:table-cell>
          <table:table-cell table:formula="of:=([.A183]-14926)/10000" office:value-type="float" office:value="15.9074" calcext:value-type="float">
            <text:p>16</text:p>
          </table:table-cell>
          <table:table-cell table:formula="of:=[.B183]/[.A183]" office:value-type="percentage" office:value="0.36634224137931" calcext:value-type="percentage">
            <text:p>36.63%</text:p>
          </table:table-cell>
          <table:table-cell table:formula="of:=MROUND([.I18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3]+1000" office:value-type="float" office:value="175000" calcext:value-type="float">
            <text:p>175000</text:p>
          </table:table-cell>
          <table:table-cell table:formula="of:=IF([.A184]&lt;=[.B$6];0; IF([.A184]&lt;[.C$6];[.C184];IF([.A184]&lt;[.D$6];[.D184];IF([.A184]&lt;[.E$6];[.E184];[.F184]))))" office:value-type="float" office:value="64163.55" calcext:value-type="float">
            <text:p>64164</text:p>
          </table:table-cell>
          <table:table-cell table:formula="of:=(1088.67 * Y + 1.4) * Y" office:value-type="float" office:value="295168.13375966" calcext:value-type="float">
            <text:p>295168</text:p>
          </table:table-cell>
          <table:table-cell table:formula="of:=(206.43 * Z + 2397) * Z + 869.32" office:value-type="float" office:value="92134.0317281068" calcext:value-type="float">
            <text:p>92134</text:p>
          </table:table-cell>
          <table:table-cell table:formula="of:=0.42 * [.A184]-9336.45" office:value-type="float" office:value="64163.55" calcext:value-type="float">
            <text:p>64164</text:p>
          </table:table-cell>
          <table:table-cell table:formula="of:=0.45 * [.A184] - 17671.2" office:value-type="float" office:value="61078.8" calcext:value-type="float">
            <text:p>61079</text:p>
          </table:table-cell>
          <table:table-cell table:formula="of:=([.A184]-[.$B$6])/10000" office:value-type="float" office:value="16.4653" calcext:value-type="float">
            <text:p>16</text:p>
          </table:table-cell>
          <table:table-cell table:formula="of:=([.A184]-14926)/10000" office:value-type="float" office:value="16.0074" calcext:value-type="float">
            <text:p>16</text:p>
          </table:table-cell>
          <table:table-cell table:formula="of:=[.B184]/[.A184]" office:value-type="percentage" office:value="0.366648857142857" calcext:value-type="percentage">
            <text:p>36.66%</text:p>
          </table:table-cell>
          <table:table-cell table:formula="of:=MROUND([.I18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4]+1000" office:value-type="float" office:value="176000" calcext:value-type="float">
            <text:p>176000</text:p>
          </table:table-cell>
          <table:table-cell table:formula="of:=IF([.A185]&lt;=[.B$6];0; IF([.A185]&lt;[.C$6];[.C185];IF([.A185]&lt;[.D$6];[.D185];IF([.A185]&lt;[.E$6];[.E185];[.F185]))))" office:value-type="float" office:value="64583.55" calcext:value-type="float">
            <text:p>64584</text:p>
          </table:table-cell>
          <table:table-cell table:formula="of:=(1088.67 * Y + 1.4) * Y" office:value-type="float" office:value="298764.21608986" calcext:value-type="float">
            <text:p>298764</text:p>
          </table:table-cell>
          <table:table-cell table:formula="of:=(206.43 * Z + 2397) * Z + 869.32" office:value-type="float" office:value="93036.6775445068" calcext:value-type="float">
            <text:p>93037</text:p>
          </table:table-cell>
          <table:table-cell table:formula="of:=0.42 * [.A185]-9336.45" office:value-type="float" office:value="64583.55" calcext:value-type="float">
            <text:p>64584</text:p>
          </table:table-cell>
          <table:table-cell table:formula="of:=0.45 * [.A185] - 17671.2" office:value-type="float" office:value="61528.8" calcext:value-type="float">
            <text:p>61529</text:p>
          </table:table-cell>
          <table:table-cell table:formula="of:=([.A185]-[.$B$6])/10000" office:value-type="float" office:value="16.5653" calcext:value-type="float">
            <text:p>17</text:p>
          </table:table-cell>
          <table:table-cell table:formula="of:=([.A185]-14926)/10000" office:value-type="float" office:value="16.1074" calcext:value-type="float">
            <text:p>16</text:p>
          </table:table-cell>
          <table:table-cell table:formula="of:=[.B185]/[.A185]" office:value-type="percentage" office:value="0.366951988636364" calcext:value-type="percentage">
            <text:p>36.70%</text:p>
          </table:table-cell>
          <table:table-cell table:formula="of:=MROUND([.I18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5]+1000" office:value-type="float" office:value="177000" calcext:value-type="float">
            <text:p>177000</text:p>
          </table:table-cell>
          <table:table-cell table:formula="of:=IF([.A186]&lt;=[.B$6];0; IF([.A186]&lt;[.C$6];[.C186];IF([.A186]&lt;[.D$6];[.D186];IF([.A186]&lt;[.E$6];[.E186];[.F186]))))" office:value-type="float" office:value="65003.55" calcext:value-type="float">
            <text:p>65004</text:p>
          </table:table-cell>
          <table:table-cell table:formula="of:=(1088.67 * Y + 1.4) * Y" office:value-type="float" office:value="302382.07182006" calcext:value-type="float">
            <text:p>302382</text:p>
          </table:table-cell>
          <table:table-cell table:formula="of:=(206.43 * Z + 2397) * Z + 869.32" office:value-type="float" office:value="93943.4519609068" calcext:value-type="float">
            <text:p>93943</text:p>
          </table:table-cell>
          <table:table-cell table:formula="of:=0.42 * [.A186]-9336.45" office:value-type="float" office:value="65003.55" calcext:value-type="float">
            <text:p>65004</text:p>
          </table:table-cell>
          <table:table-cell table:formula="of:=0.45 * [.A186] - 17671.2" office:value-type="float" office:value="61978.8" calcext:value-type="float">
            <text:p>61979</text:p>
          </table:table-cell>
          <table:table-cell table:formula="of:=([.A186]-[.$B$6])/10000" office:value-type="float" office:value="16.6653" calcext:value-type="float">
            <text:p>17</text:p>
          </table:table-cell>
          <table:table-cell table:formula="of:=([.A186]-14926)/10000" office:value-type="float" office:value="16.2074" calcext:value-type="float">
            <text:p>16</text:p>
          </table:table-cell>
          <table:table-cell table:formula="of:=[.B186]/[.A186]" office:value-type="percentage" office:value="0.367251694915254" calcext:value-type="percentage">
            <text:p>36.73%</text:p>
          </table:table-cell>
          <table:table-cell table:formula="of:=MROUND([.I18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6]+1000" office:value-type="float" office:value="178000" calcext:value-type="float">
            <text:p>178000</text:p>
          </table:table-cell>
          <table:table-cell table:formula="of:=IF([.A187]&lt;=[.B$6];0; IF([.A187]&lt;[.C$6];[.C187];IF([.A187]&lt;[.D$6];[.D187];IF([.A187]&lt;[.E$6];[.E187];[.F187]))))" office:value-type="float" office:value="65423.55" calcext:value-type="float">
            <text:p>65424</text:p>
          </table:table-cell>
          <table:table-cell table:formula="of:=(1088.67 * Y + 1.4) * Y" office:value-type="float" office:value="306021.70095026" calcext:value-type="float">
            <text:p>306022</text:p>
          </table:table-cell>
          <table:table-cell table:formula="of:=(206.43 * Z + 2397) * Z + 869.32" office:value-type="float" office:value="94854.3549773068" calcext:value-type="float">
            <text:p>94854</text:p>
          </table:table-cell>
          <table:table-cell table:formula="of:=0.42 * [.A187]-9336.45" office:value-type="float" office:value="65423.55" calcext:value-type="float">
            <text:p>65424</text:p>
          </table:table-cell>
          <table:table-cell table:formula="of:=0.45 * [.A187] - 17671.2" office:value-type="float" office:value="62428.8" calcext:value-type="float">
            <text:p>62429</text:p>
          </table:table-cell>
          <table:table-cell table:formula="of:=([.A187]-[.$B$6])/10000" office:value-type="float" office:value="16.7653" calcext:value-type="float">
            <text:p>17</text:p>
          </table:table-cell>
          <table:table-cell table:formula="of:=([.A187]-14926)/10000" office:value-type="float" office:value="16.3074" calcext:value-type="float">
            <text:p>16</text:p>
          </table:table-cell>
          <table:table-cell table:formula="of:=[.B187]/[.A187]" office:value-type="percentage" office:value="0.367548033707865" calcext:value-type="percentage">
            <text:p>36.75%</text:p>
          </table:table-cell>
          <table:table-cell table:formula="of:=MROUND([.I18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7]+1000" office:value-type="float" office:value="179000" calcext:value-type="float">
            <text:p>179000</text:p>
          </table:table-cell>
          <table:table-cell table:formula="of:=IF([.A188]&lt;=[.B$6];0; IF([.A188]&lt;[.C$6];[.C188];IF([.A188]&lt;[.D$6];[.D188];IF([.A188]&lt;[.E$6];[.E188];[.F188]))))" office:value-type="float" office:value="65843.55" calcext:value-type="float">
            <text:p>65844</text:p>
          </table:table-cell>
          <table:table-cell table:formula="of:=(1088.67 * Y + 1.4) * Y" office:value-type="float" office:value="309683.10348046" calcext:value-type="float">
            <text:p>309683</text:p>
          </table:table-cell>
          <table:table-cell table:formula="of:=(206.43 * Z + 2397) * Z + 869.32" office:value-type="float" office:value="95769.3865937068" calcext:value-type="float">
            <text:p>95769</text:p>
          </table:table-cell>
          <table:table-cell table:formula="of:=0.42 * [.A188]-9336.45" office:value-type="float" office:value="65843.55" calcext:value-type="float">
            <text:p>65844</text:p>
          </table:table-cell>
          <table:table-cell table:formula="of:=0.45 * [.A188] - 17671.2" office:value-type="float" office:value="62878.8" calcext:value-type="float">
            <text:p>62879</text:p>
          </table:table-cell>
          <table:table-cell table:formula="of:=([.A188]-[.$B$6])/10000" office:value-type="float" office:value="16.8653" calcext:value-type="float">
            <text:p>17</text:p>
          </table:table-cell>
          <table:table-cell table:formula="of:=([.A188]-14926)/10000" office:value-type="float" office:value="16.4074" calcext:value-type="float">
            <text:p>16</text:p>
          </table:table-cell>
          <table:table-cell table:formula="of:=[.B188]/[.A188]" office:value-type="percentage" office:value="0.367841061452514" calcext:value-type="percentage">
            <text:p>36.78%</text:p>
          </table:table-cell>
          <table:table-cell table:formula="of:=MROUND([.I18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8]+1000" office:value-type="float" office:value="180000" calcext:value-type="float">
            <text:p>180000</text:p>
          </table:table-cell>
          <table:table-cell table:formula="of:=IF([.A189]&lt;=[.B$6];0; IF([.A189]&lt;[.C$6];[.C189];IF([.A189]&lt;[.D$6];[.D189];IF([.A189]&lt;[.E$6];[.E189];[.F189]))))" office:value-type="float" office:value="66263.55" calcext:value-type="float">
            <text:p>66264</text:p>
          </table:table-cell>
          <table:table-cell table:formula="of:=(1088.67 * Y + 1.4) * Y" office:value-type="float" office:value="313366.27941066" calcext:value-type="float">
            <text:p>313366</text:p>
          </table:table-cell>
          <table:table-cell table:formula="of:=(206.43 * Z + 2397) * Z + 869.32" office:value-type="float" office:value="96688.5468101068" calcext:value-type="float">
            <text:p>96689</text:p>
          </table:table-cell>
          <table:table-cell table:formula="of:=0.42 * [.A189]-9336.45" office:value-type="float" office:value="66263.55" calcext:value-type="float">
            <text:p>66264</text:p>
          </table:table-cell>
          <table:table-cell table:formula="of:=0.45 * [.A189] - 17671.2" office:value-type="float" office:value="63328.8" calcext:value-type="float">
            <text:p>63329</text:p>
          </table:table-cell>
          <table:table-cell table:formula="of:=([.A189]-[.$B$6])/10000" office:value-type="float" office:value="16.9653" calcext:value-type="float">
            <text:p>17</text:p>
          </table:table-cell>
          <table:table-cell table:formula="of:=([.A189]-14926)/10000" office:value-type="float" office:value="16.5074" calcext:value-type="float">
            <text:p>17</text:p>
          </table:table-cell>
          <table:table-cell table:formula="of:=[.B189]/[.A189]" office:value-type="percentage" office:value="0.368130833333333" calcext:value-type="percentage">
            <text:p>36.81%</text:p>
          </table:table-cell>
          <table:table-cell table:formula="of:=MROUND([.I18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89]+1000" office:value-type="float" office:value="181000" calcext:value-type="float">
            <text:p>181000</text:p>
          </table:table-cell>
          <table:table-cell table:formula="of:=IF([.A190]&lt;=[.B$6];0; IF([.A190]&lt;[.C$6];[.C190];IF([.A190]&lt;[.D$6];[.D190];IF([.A190]&lt;[.E$6];[.E190];[.F190]))))" office:value-type="float" office:value="66683.55" calcext:value-type="float">
            <text:p>66684</text:p>
          </table:table-cell>
          <table:table-cell table:formula="of:=(1088.67 * Y + 1.4) * Y" office:value-type="float" office:value="317071.22874086" calcext:value-type="float">
            <text:p>317071</text:p>
          </table:table-cell>
          <table:table-cell table:formula="of:=(206.43 * Z + 2397) * Z + 869.32" office:value-type="float" office:value="97611.8356265068" calcext:value-type="float">
            <text:p>97612</text:p>
          </table:table-cell>
          <table:table-cell table:formula="of:=0.42 * [.A190]-9336.45" office:value-type="float" office:value="66683.55" calcext:value-type="float">
            <text:p>66684</text:p>
          </table:table-cell>
          <table:table-cell table:formula="of:=0.45 * [.A190] - 17671.2" office:value-type="float" office:value="63778.8" calcext:value-type="float">
            <text:p>63779</text:p>
          </table:table-cell>
          <table:table-cell table:formula="of:=([.A190]-[.$B$6])/10000" office:value-type="float" office:value="17.0653" calcext:value-type="float">
            <text:p>17</text:p>
          </table:table-cell>
          <table:table-cell table:formula="of:=([.A190]-14926)/10000" office:value-type="float" office:value="16.6074" calcext:value-type="float">
            <text:p>17</text:p>
          </table:table-cell>
          <table:table-cell table:formula="of:=[.B190]/[.A190]" office:value-type="percentage" office:value="0.368417403314917" calcext:value-type="percentage">
            <text:p>36.84%</text:p>
          </table:table-cell>
          <table:table-cell table:formula="of:=MROUND([.I19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0]+1000" office:value-type="float" office:value="182000" calcext:value-type="float">
            <text:p>182000</text:p>
          </table:table-cell>
          <table:table-cell table:formula="of:=IF([.A191]&lt;=[.B$6];0; IF([.A191]&lt;[.C$6];[.C191];IF([.A191]&lt;[.D$6];[.D191];IF([.A191]&lt;[.E$6];[.E191];[.F191]))))" office:value-type="float" office:value="67103.55" calcext:value-type="float">
            <text:p>67104</text:p>
          </table:table-cell>
          <table:table-cell table:formula="of:=(1088.67 * Y + 1.4) * Y" office:value-type="float" office:value="320797.95147106" calcext:value-type="float">
            <text:p>320798</text:p>
          </table:table-cell>
          <table:table-cell table:formula="of:=(206.43 * Z + 2397) * Z + 869.32" office:value-type="float" office:value="98539.2530429068" calcext:value-type="float">
            <text:p>98539</text:p>
          </table:table-cell>
          <table:table-cell table:formula="of:=0.42 * [.A191]-9336.45" office:value-type="float" office:value="67103.55" calcext:value-type="float">
            <text:p>67104</text:p>
          </table:table-cell>
          <table:table-cell table:formula="of:=0.45 * [.A191] - 17671.2" office:value-type="float" office:value="64228.8" calcext:value-type="float">
            <text:p>64229</text:p>
          </table:table-cell>
          <table:table-cell table:formula="of:=([.A191]-[.$B$6])/10000" office:value-type="float" office:value="17.1653" calcext:value-type="float">
            <text:p>17</text:p>
          </table:table-cell>
          <table:table-cell table:formula="of:=([.A191]-14926)/10000" office:value-type="float" office:value="16.7074" calcext:value-type="float">
            <text:p>17</text:p>
          </table:table-cell>
          <table:table-cell table:formula="of:=[.B191]/[.A191]" office:value-type="percentage" office:value="0.368700824175824" calcext:value-type="percentage">
            <text:p>36.87%</text:p>
          </table:table-cell>
          <table:table-cell table:formula="of:=MROUND([.I19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1]+1000" office:value-type="float" office:value="183000" calcext:value-type="float">
            <text:p>183000</text:p>
          </table:table-cell>
          <table:table-cell table:formula="of:=IF([.A192]&lt;=[.B$6];0; IF([.A192]&lt;[.C$6];[.C192];IF([.A192]&lt;[.D$6];[.D192];IF([.A192]&lt;[.E$6];[.E192];[.F192]))))" office:value-type="float" office:value="67523.55" calcext:value-type="float">
            <text:p>67524</text:p>
          </table:table-cell>
          <table:table-cell table:formula="of:=(1088.67 * Y + 1.4) * Y" office:value-type="float" office:value="324546.44760126" calcext:value-type="float">
            <text:p>324546</text:p>
          </table:table-cell>
          <table:table-cell table:formula="of:=(206.43 * Z + 2397) * Z + 869.32" office:value-type="float" office:value="99470.7990593068" calcext:value-type="float">
            <text:p>99471</text:p>
          </table:table-cell>
          <table:table-cell table:formula="of:=0.42 * [.A192]-9336.45" office:value-type="float" office:value="67523.55" calcext:value-type="float">
            <text:p>67524</text:p>
          </table:table-cell>
          <table:table-cell table:formula="of:=0.45 * [.A192] - 17671.2" office:value-type="float" office:value="64678.8" calcext:value-type="float">
            <text:p>64679</text:p>
          </table:table-cell>
          <table:table-cell table:formula="of:=([.A192]-[.$B$6])/10000" office:value-type="float" office:value="17.2653" calcext:value-type="float">
            <text:p>17</text:p>
          </table:table-cell>
          <table:table-cell table:formula="of:=([.A192]-14926)/10000" office:value-type="float" office:value="16.8074" calcext:value-type="float">
            <text:p>17</text:p>
          </table:table-cell>
          <table:table-cell table:formula="of:=[.B192]/[.A192]" office:value-type="percentage" office:value="0.368981147540984" calcext:value-type="percentage">
            <text:p>36.90%</text:p>
          </table:table-cell>
          <table:table-cell table:formula="of:=MROUND([.I19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2]+1000" office:value-type="float" office:value="184000" calcext:value-type="float">
            <text:p>184000</text:p>
          </table:table-cell>
          <table:table-cell table:formula="of:=IF([.A193]&lt;=[.B$6];0; IF([.A193]&lt;[.C$6];[.C193];IF([.A193]&lt;[.D$6];[.D193];IF([.A193]&lt;[.E$6];[.E193];[.F193]))))" office:value-type="float" office:value="67943.55" calcext:value-type="float">
            <text:p>67944</text:p>
          </table:table-cell>
          <table:table-cell table:formula="of:=(1088.67 * Y + 1.4) * Y" office:value-type="float" office:value="328316.71713146" calcext:value-type="float">
            <text:p>328317</text:p>
          </table:table-cell>
          <table:table-cell table:formula="of:=(206.43 * Z + 2397) * Z + 869.32" office:value-type="float" office:value="100406.473675707" calcext:value-type="float">
            <text:p>100406</text:p>
          </table:table-cell>
          <table:table-cell table:formula="of:=0.42 * [.A193]-9336.45" office:value-type="float" office:value="67943.55" calcext:value-type="float">
            <text:p>67944</text:p>
          </table:table-cell>
          <table:table-cell table:formula="of:=0.45 * [.A193] - 17671.2" office:value-type="float" office:value="65128.8" calcext:value-type="float">
            <text:p>65129</text:p>
          </table:table-cell>
          <table:table-cell table:formula="of:=([.A193]-[.$B$6])/10000" office:value-type="float" office:value="17.3653" calcext:value-type="float">
            <text:p>17</text:p>
          </table:table-cell>
          <table:table-cell table:formula="of:=([.A193]-14926)/10000" office:value-type="float" office:value="16.9074" calcext:value-type="float">
            <text:p>17</text:p>
          </table:table-cell>
          <table:table-cell table:formula="of:=[.B193]/[.A193]" office:value-type="percentage" office:value="0.369258423913043" calcext:value-type="percentage">
            <text:p>36.93%</text:p>
          </table:table-cell>
          <table:table-cell table:formula="of:=MROUND([.I19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3]+1000" office:value-type="float" office:value="185000" calcext:value-type="float">
            <text:p>185000</text:p>
          </table:table-cell>
          <table:table-cell table:formula="of:=IF([.A194]&lt;=[.B$6];0; IF([.A194]&lt;[.C$6];[.C194];IF([.A194]&lt;[.D$6];[.D194];IF([.A194]&lt;[.E$6];[.E194];[.F194]))))" office:value-type="float" office:value="68363.55" calcext:value-type="float">
            <text:p>68364</text:p>
          </table:table-cell>
          <table:table-cell table:formula="of:=(1088.67 * Y + 1.4) * Y" office:value-type="float" office:value="332108.76006166" calcext:value-type="float">
            <text:p>332109</text:p>
          </table:table-cell>
          <table:table-cell table:formula="of:=(206.43 * Z + 2397) * Z + 869.32" office:value-type="float" office:value="101346.276892107" calcext:value-type="float">
            <text:p>101346</text:p>
          </table:table-cell>
          <table:table-cell table:formula="of:=0.42 * [.A194]-9336.45" office:value-type="float" office:value="68363.55" calcext:value-type="float">
            <text:p>68364</text:p>
          </table:table-cell>
          <table:table-cell table:formula="of:=0.45 * [.A194] - 17671.2" office:value-type="float" office:value="65578.8" calcext:value-type="float">
            <text:p>65579</text:p>
          </table:table-cell>
          <table:table-cell table:formula="of:=([.A194]-[.$B$6])/10000" office:value-type="float" office:value="17.4653" calcext:value-type="float">
            <text:p>17</text:p>
          </table:table-cell>
          <table:table-cell table:formula="of:=([.A194]-14926)/10000" office:value-type="float" office:value="17.0074" calcext:value-type="float">
            <text:p>17</text:p>
          </table:table-cell>
          <table:table-cell table:formula="of:=[.B194]/[.A194]" office:value-type="percentage" office:value="0.369532702702703" calcext:value-type="percentage">
            <text:p>36.95%</text:p>
          </table:table-cell>
          <table:table-cell table:formula="of:=MROUND([.I19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4]+1000" office:value-type="float" office:value="186000" calcext:value-type="float">
            <text:p>186000</text:p>
          </table:table-cell>
          <table:table-cell table:formula="of:=IF([.A195]&lt;=[.B$6];0; IF([.A195]&lt;[.C$6];[.C195];IF([.A195]&lt;[.D$6];[.D195];IF([.A195]&lt;[.E$6];[.E195];[.F195]))))" office:value-type="float" office:value="68783.55" calcext:value-type="float">
            <text:p>68784</text:p>
          </table:table-cell>
          <table:table-cell table:formula="of:=(1088.67 * Y + 1.4) * Y" office:value-type="float" office:value="335922.57639186" calcext:value-type="float">
            <text:p>335923</text:p>
          </table:table-cell>
          <table:table-cell table:formula="of:=(206.43 * Z + 2397) * Z + 869.32" office:value-type="float" office:value="102290.208708507" calcext:value-type="float">
            <text:p>102290</text:p>
          </table:table-cell>
          <table:table-cell table:formula="of:=0.42 * [.A195]-9336.45" office:value-type="float" office:value="68783.55" calcext:value-type="float">
            <text:p>68784</text:p>
          </table:table-cell>
          <table:table-cell table:formula="of:=0.45 * [.A195] - 17671.2" office:value-type="float" office:value="66028.8" calcext:value-type="float">
            <text:p>66029</text:p>
          </table:table-cell>
          <table:table-cell table:formula="of:=([.A195]-[.$B$6])/10000" office:value-type="float" office:value="17.5653" calcext:value-type="float">
            <text:p>18</text:p>
          </table:table-cell>
          <table:table-cell table:formula="of:=([.A195]-14926)/10000" office:value-type="float" office:value="17.1074" calcext:value-type="float">
            <text:p>17</text:p>
          </table:table-cell>
          <table:table-cell table:formula="of:=[.B195]/[.A195]" office:value-type="percentage" office:value="0.369804032258064" calcext:value-type="percentage">
            <text:p>36.98%</text:p>
          </table:table-cell>
          <table:table-cell table:formula="of:=MROUND([.I19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5]+1000" office:value-type="float" office:value="187000" calcext:value-type="float">
            <text:p>187000</text:p>
          </table:table-cell>
          <table:table-cell table:formula="of:=IF([.A196]&lt;=[.B$6];0; IF([.A196]&lt;[.C$6];[.C196];IF([.A196]&lt;[.D$6];[.D196];IF([.A196]&lt;[.E$6];[.E196];[.F196]))))" office:value-type="float" office:value="69203.55" calcext:value-type="float">
            <text:p>69204</text:p>
          </table:table-cell>
          <table:table-cell table:formula="of:=(1088.67 * Y + 1.4) * Y" office:value-type="float" office:value="339758.16612206" calcext:value-type="float">
            <text:p>339758</text:p>
          </table:table-cell>
          <table:table-cell table:formula="of:=(206.43 * Z + 2397) * Z + 869.32" office:value-type="float" office:value="103238.269124907" calcext:value-type="float">
            <text:p>103238</text:p>
          </table:table-cell>
          <table:table-cell table:formula="of:=0.42 * [.A196]-9336.45" office:value-type="float" office:value="69203.55" calcext:value-type="float">
            <text:p>69204</text:p>
          </table:table-cell>
          <table:table-cell table:formula="of:=0.45 * [.A196] - 17671.2" office:value-type="float" office:value="66478.8" calcext:value-type="float">
            <text:p>66479</text:p>
          </table:table-cell>
          <table:table-cell table:formula="of:=([.A196]-[.$B$6])/10000" office:value-type="float" office:value="17.6653" calcext:value-type="float">
            <text:p>18</text:p>
          </table:table-cell>
          <table:table-cell table:formula="of:=([.A196]-14926)/10000" office:value-type="float" office:value="17.2074" calcext:value-type="float">
            <text:p>17</text:p>
          </table:table-cell>
          <table:table-cell table:formula="of:=[.B196]/[.A196]" office:value-type="percentage" office:value="0.370072459893048" calcext:value-type="percentage">
            <text:p>37.01%</text:p>
          </table:table-cell>
          <table:table-cell table:formula="of:=MROUND([.I19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6]+1000" office:value-type="float" office:value="188000" calcext:value-type="float">
            <text:p>188000</text:p>
          </table:table-cell>
          <table:table-cell table:formula="of:=IF([.A197]&lt;=[.B$6];0; IF([.A197]&lt;[.C$6];[.C197];IF([.A197]&lt;[.D$6];[.D197];IF([.A197]&lt;[.E$6];[.E197];[.F197]))))" office:value-type="float" office:value="69623.55" calcext:value-type="float">
            <text:p>69624</text:p>
          </table:table-cell>
          <table:table-cell table:formula="of:=(1088.67 * Y + 1.4) * Y" office:value-type="float" office:value="343615.52925226" calcext:value-type="float">
            <text:p>343616</text:p>
          </table:table-cell>
          <table:table-cell table:formula="of:=(206.43 * Z + 2397) * Z + 869.32" office:value-type="float" office:value="104190.458141307" calcext:value-type="float">
            <text:p>104190</text:p>
          </table:table-cell>
          <table:table-cell table:formula="of:=0.42 * [.A197]-9336.45" office:value-type="float" office:value="69623.55" calcext:value-type="float">
            <text:p>69624</text:p>
          </table:table-cell>
          <table:table-cell table:formula="of:=0.45 * [.A197] - 17671.2" office:value-type="float" office:value="66928.8" calcext:value-type="float">
            <text:p>66929</text:p>
          </table:table-cell>
          <table:table-cell table:formula="of:=([.A197]-[.$B$6])/10000" office:value-type="float" office:value="17.7653" calcext:value-type="float">
            <text:p>18</text:p>
          </table:table-cell>
          <table:table-cell table:formula="of:=([.A197]-14926)/10000" office:value-type="float" office:value="17.3074" calcext:value-type="float">
            <text:p>17</text:p>
          </table:table-cell>
          <table:table-cell table:formula="of:=[.B197]/[.A197]" office:value-type="percentage" office:value="0.370338031914894" calcext:value-type="percentage">
            <text:p>37.03%</text:p>
          </table:table-cell>
          <table:table-cell table:formula="of:=MROUND([.I19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7]+1000" office:value-type="float" office:value="189000" calcext:value-type="float">
            <text:p>189000</text:p>
          </table:table-cell>
          <table:table-cell table:formula="of:=IF([.A198]&lt;=[.B$6];0; IF([.A198]&lt;[.C$6];[.C198];IF([.A198]&lt;[.D$6];[.D198];IF([.A198]&lt;[.E$6];[.E198];[.F198]))))" office:value-type="float" office:value="70043.55" calcext:value-type="float">
            <text:p>70044</text:p>
          </table:table-cell>
          <table:table-cell table:formula="of:=(1088.67 * Y + 1.4) * Y" office:value-type="float" office:value="347494.66578246" calcext:value-type="float">
            <text:p>347495</text:p>
          </table:table-cell>
          <table:table-cell table:formula="of:=(206.43 * Z + 2397) * Z + 869.32" office:value-type="float" office:value="105146.775757707" calcext:value-type="float">
            <text:p>105147</text:p>
          </table:table-cell>
          <table:table-cell table:formula="of:=0.42 * [.A198]-9336.45" office:value-type="float" office:value="70043.55" calcext:value-type="float">
            <text:p>70044</text:p>
          </table:table-cell>
          <table:table-cell table:formula="of:=0.45 * [.A198] - 17671.2" office:value-type="float" office:value="67378.8" calcext:value-type="float">
            <text:p>67379</text:p>
          </table:table-cell>
          <table:table-cell table:formula="of:=([.A198]-[.$B$6])/10000" office:value-type="float" office:value="17.8653" calcext:value-type="float">
            <text:p>18</text:p>
          </table:table-cell>
          <table:table-cell table:formula="of:=([.A198]-14926)/10000" office:value-type="float" office:value="17.4074" calcext:value-type="float">
            <text:p>17</text:p>
          </table:table-cell>
          <table:table-cell table:formula="of:=[.B198]/[.A198]" office:value-type="percentage" office:value="0.370600793650794" calcext:value-type="percentage">
            <text:p>37.06%</text:p>
          </table:table-cell>
          <table:table-cell table:formula="of:=MROUND([.I19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8]+1000" office:value-type="float" office:value="190000" calcext:value-type="float">
            <text:p>190000</text:p>
          </table:table-cell>
          <table:table-cell table:formula="of:=IF([.A199]&lt;=[.B$6];0; IF([.A199]&lt;[.C$6];[.C199];IF([.A199]&lt;[.D$6];[.D199];IF([.A199]&lt;[.E$6];[.E199];[.F199]))))" office:value-type="float" office:value="70463.55" calcext:value-type="float">
            <text:p>70464</text:p>
          </table:table-cell>
          <table:table-cell table:formula="of:=(1088.67 * Y + 1.4) * Y" office:value-type="float" office:value="351395.57571266" calcext:value-type="float">
            <text:p>351396</text:p>
          </table:table-cell>
          <table:table-cell table:formula="of:=(206.43 * Z + 2397) * Z + 869.32" office:value-type="float" office:value="106107.221974107" calcext:value-type="float">
            <text:p>106107</text:p>
          </table:table-cell>
          <table:table-cell table:formula="of:=0.42 * [.A199]-9336.45" office:value-type="float" office:value="70463.55" calcext:value-type="float">
            <text:p>70464</text:p>
          </table:table-cell>
          <table:table-cell table:formula="of:=0.45 * [.A199] - 17671.2" office:value-type="float" office:value="67828.8" calcext:value-type="float">
            <text:p>67829</text:p>
          </table:table-cell>
          <table:table-cell table:formula="of:=([.A199]-[.$B$6])/10000" office:value-type="float" office:value="17.9653" calcext:value-type="float">
            <text:p>18</text:p>
          </table:table-cell>
          <table:table-cell table:formula="of:=([.A199]-14926)/10000" office:value-type="float" office:value="17.5074" calcext:value-type="float">
            <text:p>18</text:p>
          </table:table-cell>
          <table:table-cell table:formula="of:=[.B199]/[.A199]" office:value-type="percentage" office:value="0.370860789473684" calcext:value-type="percentage">
            <text:p>37.09%</text:p>
          </table:table-cell>
          <table:table-cell table:formula="of:=MROUND([.I19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199]+1000" office:value-type="float" office:value="191000" calcext:value-type="float">
            <text:p>191000</text:p>
          </table:table-cell>
          <table:table-cell table:formula="of:=IF([.A200]&lt;=[.B$6];0; IF([.A200]&lt;[.C$6];[.C200];IF([.A200]&lt;[.D$6];[.D200];IF([.A200]&lt;[.E$6];[.E200];[.F200]))))" office:value-type="float" office:value="70883.55" calcext:value-type="float">
            <text:p>70884</text:p>
          </table:table-cell>
          <table:table-cell table:formula="of:=(1088.67 * Y + 1.4) * Y" office:value-type="float" office:value="355318.25904286" calcext:value-type="float">
            <text:p>355318</text:p>
          </table:table-cell>
          <table:table-cell table:formula="of:=(206.43 * Z + 2397) * Z + 869.32" office:value-type="float" office:value="107071.796790507" calcext:value-type="float">
            <text:p>107072</text:p>
          </table:table-cell>
          <table:table-cell table:formula="of:=0.42 * [.A200]-9336.45" office:value-type="float" office:value="70883.55" calcext:value-type="float">
            <text:p>70884</text:p>
          </table:table-cell>
          <table:table-cell table:formula="of:=0.45 * [.A200] - 17671.2" office:value-type="float" office:value="68278.8" calcext:value-type="float">
            <text:p>68279</text:p>
          </table:table-cell>
          <table:table-cell table:formula="of:=([.A200]-[.$B$6])/10000" office:value-type="float" office:value="18.0653" calcext:value-type="float">
            <text:p>18</text:p>
          </table:table-cell>
          <table:table-cell table:formula="of:=([.A200]-14926)/10000" office:value-type="float" office:value="17.6074" calcext:value-type="float">
            <text:p>18</text:p>
          </table:table-cell>
          <table:table-cell table:formula="of:=[.B200]/[.A200]" office:value-type="percentage" office:value="0.371118062827225" calcext:value-type="percentage">
            <text:p>37.11%</text:p>
          </table:table-cell>
          <table:table-cell table:formula="of:=MROUND([.I20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0]+1000" office:value-type="float" office:value="192000" calcext:value-type="float">
            <text:p>192000</text:p>
          </table:table-cell>
          <table:table-cell table:formula="of:=IF([.A201]&lt;=[.B$6];0; IF([.A201]&lt;[.C$6];[.C201];IF([.A201]&lt;[.D$6];[.D201];IF([.A201]&lt;[.E$6];[.E201];[.F201]))))" office:value-type="float" office:value="71303.55" calcext:value-type="float">
            <text:p>71304</text:p>
          </table:table-cell>
          <table:table-cell table:formula="of:=(1088.67 * Y + 1.4) * Y" office:value-type="float" office:value="359262.71577306" calcext:value-type="float">
            <text:p>359263</text:p>
          </table:table-cell>
          <table:table-cell table:formula="of:=(206.43 * Z + 2397) * Z + 869.32" office:value-type="float" office:value="108040.500206907" calcext:value-type="float">
            <text:p>108041</text:p>
          </table:table-cell>
          <table:table-cell table:formula="of:=0.42 * [.A201]-9336.45" office:value-type="float" office:value="71303.55" calcext:value-type="float">
            <text:p>71304</text:p>
          </table:table-cell>
          <table:table-cell table:formula="of:=0.45 * [.A201] - 17671.2" office:value-type="float" office:value="68728.8" calcext:value-type="float">
            <text:p>68729</text:p>
          </table:table-cell>
          <table:table-cell table:formula="of:=([.A201]-[.$B$6])/10000" office:value-type="float" office:value="18.1653" calcext:value-type="float">
            <text:p>18</text:p>
          </table:table-cell>
          <table:table-cell table:formula="of:=([.A201]-14926)/10000" office:value-type="float" office:value="17.7074" calcext:value-type="float">
            <text:p>18</text:p>
          </table:table-cell>
          <table:table-cell table:formula="of:=[.B201]/[.A201]" office:value-type="percentage" office:value="0.37137265625" calcext:value-type="percentage">
            <text:p>37.14%</text:p>
          </table:table-cell>
          <table:table-cell table:formula="of:=MROUND([.I20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1]+1000" office:value-type="float" office:value="193000" calcext:value-type="float">
            <text:p>193000</text:p>
          </table:table-cell>
          <table:table-cell table:formula="of:=IF([.A202]&lt;=[.B$6];0; IF([.A202]&lt;[.C$6];[.C202];IF([.A202]&lt;[.D$6];[.D202];IF([.A202]&lt;[.E$6];[.E202];[.F202]))))" office:value-type="float" office:value="71723.55" calcext:value-type="float">
            <text:p>71724</text:p>
          </table:table-cell>
          <table:table-cell table:formula="of:=(1088.67 * Y + 1.4) * Y" office:value-type="float" office:value="363228.94590326" calcext:value-type="float">
            <text:p>363229</text:p>
          </table:table-cell>
          <table:table-cell table:formula="of:=(206.43 * Z + 2397) * Z + 869.32" office:value-type="float" office:value="109013.332223307" calcext:value-type="float">
            <text:p>109013</text:p>
          </table:table-cell>
          <table:table-cell table:formula="of:=0.42 * [.A202]-9336.45" office:value-type="float" office:value="71723.55" calcext:value-type="float">
            <text:p>71724</text:p>
          </table:table-cell>
          <table:table-cell table:formula="of:=0.45 * [.A202] - 17671.2" office:value-type="float" office:value="69178.8" calcext:value-type="float">
            <text:p>69179</text:p>
          </table:table-cell>
          <table:table-cell table:formula="of:=([.A202]-[.$B$6])/10000" office:value-type="float" office:value="18.2653" calcext:value-type="float">
            <text:p>18</text:p>
          </table:table-cell>
          <table:table-cell table:formula="of:=([.A202]-14926)/10000" office:value-type="float" office:value="17.8074" calcext:value-type="float">
            <text:p>18</text:p>
          </table:table-cell>
          <table:table-cell table:formula="of:=[.B202]/[.A202]" office:value-type="percentage" office:value="0.371624611398964" calcext:value-type="percentage">
            <text:p>37.16%</text:p>
          </table:table-cell>
          <table:table-cell table:formula="of:=MROUND([.I20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2]+1000" office:value-type="float" office:value="194000" calcext:value-type="float">
            <text:p>194000</text:p>
          </table:table-cell>
          <table:table-cell table:formula="of:=IF([.A203]&lt;=[.B$6];0; IF([.A203]&lt;[.C$6];[.C203];IF([.A203]&lt;[.D$6];[.D203];IF([.A203]&lt;[.E$6];[.E203];[.F203]))))" office:value-type="float" office:value="72143.55" calcext:value-type="float">
            <text:p>72144</text:p>
          </table:table-cell>
          <table:table-cell table:formula="of:=(1088.67 * Y + 1.4) * Y" office:value-type="float" office:value="367216.94943346" calcext:value-type="float">
            <text:p>367217</text:p>
          </table:table-cell>
          <table:table-cell table:formula="of:=(206.43 * Z + 2397) * Z + 869.32" office:value-type="float" office:value="109990.292839707" calcext:value-type="float">
            <text:p>109990</text:p>
          </table:table-cell>
          <table:table-cell table:formula="of:=0.42 * [.A203]-9336.45" office:value-type="float" office:value="72143.55" calcext:value-type="float">
            <text:p>72144</text:p>
          </table:table-cell>
          <table:table-cell table:formula="of:=0.45 * [.A203] - 17671.2" office:value-type="float" office:value="69628.8" calcext:value-type="float">
            <text:p>69629</text:p>
          </table:table-cell>
          <table:table-cell table:formula="of:=([.A203]-[.$B$6])/10000" office:value-type="float" office:value="18.3653" calcext:value-type="float">
            <text:p>18</text:p>
          </table:table-cell>
          <table:table-cell table:formula="of:=([.A203]-14926)/10000" office:value-type="float" office:value="17.9074" calcext:value-type="float">
            <text:p>18</text:p>
          </table:table-cell>
          <table:table-cell table:formula="of:=[.B203]/[.A203]" office:value-type="percentage" office:value="0.371873969072165" calcext:value-type="percentage">
            <text:p>37.19%</text:p>
          </table:table-cell>
          <table:table-cell table:formula="of:=MROUND([.I20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3]+1000" office:value-type="float" office:value="195000" calcext:value-type="float">
            <text:p>195000</text:p>
          </table:table-cell>
          <table:table-cell table:formula="of:=IF([.A204]&lt;=[.B$6];0; IF([.A204]&lt;[.C$6];[.C204];IF([.A204]&lt;[.D$6];[.D204];IF([.A204]&lt;[.E$6];[.E204];[.F204]))))" office:value-type="float" office:value="72563.55" calcext:value-type="float">
            <text:p>72564</text:p>
          </table:table-cell>
          <table:table-cell table:formula="of:=(1088.67 * Y + 1.4) * Y" office:value-type="float" office:value="371226.72636366" calcext:value-type="float">
            <text:p>371227</text:p>
          </table:table-cell>
          <table:table-cell table:formula="of:=(206.43 * Z + 2397) * Z + 869.32" office:value-type="float" office:value="110971.382056107" calcext:value-type="float">
            <text:p>110971</text:p>
          </table:table-cell>
          <table:table-cell table:formula="of:=0.42 * [.A204]-9336.45" office:value-type="float" office:value="72563.55" calcext:value-type="float">
            <text:p>72564</text:p>
          </table:table-cell>
          <table:table-cell table:formula="of:=0.45 * [.A204] - 17671.2" office:value-type="float" office:value="70078.8" calcext:value-type="float">
            <text:p>70079</text:p>
          </table:table-cell>
          <table:table-cell table:formula="of:=([.A204]-[.$B$6])/10000" office:value-type="float" office:value="18.4653" calcext:value-type="float">
            <text:p>18</text:p>
          </table:table-cell>
          <table:table-cell table:formula="of:=([.A204]-14926)/10000" office:value-type="float" office:value="18.0074" calcext:value-type="float">
            <text:p>18</text:p>
          </table:table-cell>
          <table:table-cell table:formula="of:=[.B204]/[.A204]" office:value-type="percentage" office:value="0.372120769230769" calcext:value-type="percentage">
            <text:p>37.21%</text:p>
          </table:table-cell>
          <table:table-cell table:formula="of:=MROUND([.I20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4]+1000" office:value-type="float" office:value="196000" calcext:value-type="float">
            <text:p>196000</text:p>
          </table:table-cell>
          <table:table-cell table:formula="of:=IF([.A205]&lt;=[.B$6];0; IF([.A205]&lt;[.C$6];[.C205];IF([.A205]&lt;[.D$6];[.D205];IF([.A205]&lt;[.E$6];[.E205];[.F205]))))" office:value-type="float" office:value="72983.55" calcext:value-type="float">
            <text:p>72984</text:p>
          </table:table-cell>
          <table:table-cell table:formula="of:=(1088.67 * Y + 1.4) * Y" office:value-type="float" office:value="375258.27669386" calcext:value-type="float">
            <text:p>375258</text:p>
          </table:table-cell>
          <table:table-cell table:formula="of:=(206.43 * Z + 2397) * Z + 869.32" office:value-type="float" office:value="111956.599872507" calcext:value-type="float">
            <text:p>111957</text:p>
          </table:table-cell>
          <table:table-cell table:formula="of:=0.42 * [.A205]-9336.45" office:value-type="float" office:value="72983.55" calcext:value-type="float">
            <text:p>72984</text:p>
          </table:table-cell>
          <table:table-cell table:formula="of:=0.45 * [.A205] - 17671.2" office:value-type="float" office:value="70528.8" calcext:value-type="float">
            <text:p>70529</text:p>
          </table:table-cell>
          <table:table-cell table:formula="of:=([.A205]-[.$B$6])/10000" office:value-type="float" office:value="18.5653" calcext:value-type="float">
            <text:p>19</text:p>
          </table:table-cell>
          <table:table-cell table:formula="of:=([.A205]-14926)/10000" office:value-type="float" office:value="18.1074" calcext:value-type="float">
            <text:p>18</text:p>
          </table:table-cell>
          <table:table-cell table:formula="of:=[.B205]/[.A205]" office:value-type="percentage" office:value="0.372365051020408" calcext:value-type="percentage">
            <text:p>37.24%</text:p>
          </table:table-cell>
          <table:table-cell table:formula="of:=MROUND([.I20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5]+1000" office:value-type="float" office:value="197000" calcext:value-type="float">
            <text:p>197000</text:p>
          </table:table-cell>
          <table:table-cell table:formula="of:=IF([.A206]&lt;=[.B$6];0; IF([.A206]&lt;[.C$6];[.C206];IF([.A206]&lt;[.D$6];[.D206];IF([.A206]&lt;[.E$6];[.E206];[.F206]))))" office:value-type="float" office:value="73403.55" calcext:value-type="float">
            <text:p>73404</text:p>
          </table:table-cell>
          <table:table-cell table:formula="of:=(1088.67 * Y + 1.4) * Y" office:value-type="float" office:value="379311.60042406" calcext:value-type="float">
            <text:p>379312</text:p>
          </table:table-cell>
          <table:table-cell table:formula="of:=(206.43 * Z + 2397) * Z + 869.32" office:value-type="float" office:value="112945.946288907" calcext:value-type="float">
            <text:p>112946</text:p>
          </table:table-cell>
          <table:table-cell table:formula="of:=0.42 * [.A206]-9336.45" office:value-type="float" office:value="73403.55" calcext:value-type="float">
            <text:p>73404</text:p>
          </table:table-cell>
          <table:table-cell table:formula="of:=0.45 * [.A206] - 17671.2" office:value-type="float" office:value="70978.8" calcext:value-type="float">
            <text:p>70979</text:p>
          </table:table-cell>
          <table:table-cell table:formula="of:=([.A206]-[.$B$6])/10000" office:value-type="float" office:value="18.6653" calcext:value-type="float">
            <text:p>19</text:p>
          </table:table-cell>
          <table:table-cell table:formula="of:=([.A206]-14926)/10000" office:value-type="float" office:value="18.2074" calcext:value-type="float">
            <text:p>18</text:p>
          </table:table-cell>
          <table:table-cell table:formula="of:=[.B206]/[.A206]" office:value-type="percentage" office:value="0.372606852791878" calcext:value-type="percentage">
            <text:p>37.26%</text:p>
          </table:table-cell>
          <table:table-cell table:formula="of:=MROUND([.I20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6]+1000" office:value-type="float" office:value="198000" calcext:value-type="float">
            <text:p>198000</text:p>
          </table:table-cell>
          <table:table-cell table:formula="of:=IF([.A207]&lt;=[.B$6];0; IF([.A207]&lt;[.C$6];[.C207];IF([.A207]&lt;[.D$6];[.D207];IF([.A207]&lt;[.E$6];[.E207];[.F207]))))" office:value-type="float" office:value="73823.55" calcext:value-type="float">
            <text:p>73824</text:p>
          </table:table-cell>
          <table:table-cell table:formula="of:=(1088.67 * Y + 1.4) * Y" office:value-type="float" office:value="383386.69755426" calcext:value-type="float">
            <text:p>383387</text:p>
          </table:table-cell>
          <table:table-cell table:formula="of:=(206.43 * Z + 2397) * Z + 869.32" office:value-type="float" office:value="113939.421305307" calcext:value-type="float">
            <text:p>113939</text:p>
          </table:table-cell>
          <table:table-cell table:formula="of:=0.42 * [.A207]-9336.45" office:value-type="float" office:value="73823.55" calcext:value-type="float">
            <text:p>73824</text:p>
          </table:table-cell>
          <table:table-cell table:formula="of:=0.45 * [.A207] - 17671.2" office:value-type="float" office:value="71428.8" calcext:value-type="float">
            <text:p>71429</text:p>
          </table:table-cell>
          <table:table-cell table:formula="of:=([.A207]-[.$B$6])/10000" office:value-type="float" office:value="18.7653" calcext:value-type="float">
            <text:p>19</text:p>
          </table:table-cell>
          <table:table-cell table:formula="of:=([.A207]-14926)/10000" office:value-type="float" office:value="18.3074" calcext:value-type="float">
            <text:p>18</text:p>
          </table:table-cell>
          <table:table-cell table:formula="of:=[.B207]/[.A207]" office:value-type="percentage" office:value="0.372846212121212" calcext:value-type="percentage">
            <text:p>37.28%</text:p>
          </table:table-cell>
          <table:table-cell table:formula="of:=MROUND([.I20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7]+1000" office:value-type="float" office:value="199000" calcext:value-type="float">
            <text:p>199000</text:p>
          </table:table-cell>
          <table:table-cell table:formula="of:=IF([.A208]&lt;=[.B$6];0; IF([.A208]&lt;[.C$6];[.C208];IF([.A208]&lt;[.D$6];[.D208];IF([.A208]&lt;[.E$6];[.E208];[.F208]))))" office:value-type="float" office:value="74243.55" calcext:value-type="float">
            <text:p>74244</text:p>
          </table:table-cell>
          <table:table-cell table:formula="of:=(1088.67 * Y + 1.4) * Y" office:value-type="float" office:value="387483.56808446" calcext:value-type="float">
            <text:p>387484</text:p>
          </table:table-cell>
          <table:table-cell table:formula="of:=(206.43 * Z + 2397) * Z + 869.32" office:value-type="float" office:value="114937.024921707" calcext:value-type="float">
            <text:p>114937</text:p>
          </table:table-cell>
          <table:table-cell table:formula="of:=0.42 * [.A208]-9336.45" office:value-type="float" office:value="74243.55" calcext:value-type="float">
            <text:p>74244</text:p>
          </table:table-cell>
          <table:table-cell table:formula="of:=0.45 * [.A208] - 17671.2" office:value-type="float" office:value="71878.8" calcext:value-type="float">
            <text:p>71879</text:p>
          </table:table-cell>
          <table:table-cell table:formula="of:=([.A208]-[.$B$6])/10000" office:value-type="float" office:value="18.8653" calcext:value-type="float">
            <text:p>19</text:p>
          </table:table-cell>
          <table:table-cell table:formula="of:=([.A208]-14926)/10000" office:value-type="float" office:value="18.4074" calcext:value-type="float">
            <text:p>18</text:p>
          </table:table-cell>
          <table:table-cell table:formula="of:=[.B208]/[.A208]" office:value-type="percentage" office:value="0.373083165829146" calcext:value-type="percentage">
            <text:p>37.31%</text:p>
          </table:table-cell>
          <table:table-cell table:formula="of:=MROUND([.I20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8]+1000" office:value-type="float" office:value="200000" calcext:value-type="float">
            <text:p>200000</text:p>
          </table:table-cell>
          <table:table-cell table:formula="of:=IF([.A209]&lt;=[.B$6];0; IF([.A209]&lt;[.C$6];[.C209];IF([.A209]&lt;[.D$6];[.D209];IF([.A209]&lt;[.E$6];[.E209];[.F209]))))" office:value-type="float" office:value="74663.55" calcext:value-type="float">
            <text:p>74664</text:p>
          </table:table-cell>
          <table:table-cell table:formula="of:=(1088.67 * Y + 1.4) * Y" office:value-type="float" office:value="391602.21201466" calcext:value-type="float">
            <text:p>391602</text:p>
          </table:table-cell>
          <table:table-cell table:formula="of:=(206.43 * Z + 2397) * Z + 869.32" office:value-type="float" office:value="115938.757138107" calcext:value-type="float">
            <text:p>115939</text:p>
          </table:table-cell>
          <table:table-cell table:formula="of:=0.42 * [.A209]-9336.45" office:value-type="float" office:value="74663.55" calcext:value-type="float">
            <text:p>74664</text:p>
          </table:table-cell>
          <table:table-cell table:formula="of:=0.45 * [.A209] - 17671.2" office:value-type="float" office:value="72328.8" calcext:value-type="float">
            <text:p>72329</text:p>
          </table:table-cell>
          <table:table-cell table:formula="of:=([.A209]-[.$B$6])/10000" office:value-type="float" office:value="18.9653" calcext:value-type="float">
            <text:p>19</text:p>
          </table:table-cell>
          <table:table-cell table:formula="of:=([.A209]-14926)/10000" office:value-type="float" office:value="18.5074" calcext:value-type="float">
            <text:p>19</text:p>
          </table:table-cell>
          <table:table-cell table:formula="of:=[.B209]/[.A209]" office:value-type="percentage" office:value="0.37331775" calcext:value-type="percentage">
            <text:p>37.33%</text:p>
          </table:table-cell>
          <table:table-cell table:formula="of:=MROUND([.I20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09]+1000" office:value-type="float" office:value="201000" calcext:value-type="float">
            <text:p>201000</text:p>
          </table:table-cell>
          <table:table-cell table:formula="of:=IF([.A210]&lt;=[.B$6];0; IF([.A210]&lt;[.C$6];[.C210];IF([.A210]&lt;[.D$6];[.D210];IF([.A210]&lt;[.E$6];[.E210];[.F210]))))" office:value-type="float" office:value="75083.55" calcext:value-type="float">
            <text:p>75084</text:p>
          </table:table-cell>
          <table:table-cell table:formula="of:=(1088.67 * Y + 1.4) * Y" office:value-type="float" office:value="395742.62934486" calcext:value-type="float">
            <text:p>395743</text:p>
          </table:table-cell>
          <table:table-cell table:formula="of:=(206.43 * Z + 2397) * Z + 869.32" office:value-type="float" office:value="116944.617954507" calcext:value-type="float">
            <text:p>116945</text:p>
          </table:table-cell>
          <table:table-cell table:formula="of:=0.42 * [.A210]-9336.45" office:value-type="float" office:value="75083.55" calcext:value-type="float">
            <text:p>75084</text:p>
          </table:table-cell>
          <table:table-cell table:formula="of:=0.45 * [.A210] - 17671.2" office:value-type="float" office:value="72778.8" calcext:value-type="float">
            <text:p>72779</text:p>
          </table:table-cell>
          <table:table-cell table:formula="of:=([.A210]-[.$B$6])/10000" office:value-type="float" office:value="19.0653" calcext:value-type="float">
            <text:p>19</text:p>
          </table:table-cell>
          <table:table-cell table:formula="of:=([.A210]-14926)/10000" office:value-type="float" office:value="18.6074" calcext:value-type="float">
            <text:p>19</text:p>
          </table:table-cell>
          <table:table-cell table:formula="of:=[.B210]/[.A210]" office:value-type="percentage" office:value="0.37355" calcext:value-type="percentage">
            <text:p>37.36%</text:p>
          </table:table-cell>
          <table:table-cell table:formula="of:=MROUND([.I21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0]+1000" office:value-type="float" office:value="202000" calcext:value-type="float">
            <text:p>202000</text:p>
          </table:table-cell>
          <table:table-cell table:formula="of:=IF([.A211]&lt;=[.B$6];0; IF([.A211]&lt;[.C$6];[.C211];IF([.A211]&lt;[.D$6];[.D211];IF([.A211]&lt;[.E$6];[.E211];[.F211]))))" office:value-type="float" office:value="75503.55" calcext:value-type="float">
            <text:p>75504</text:p>
          </table:table-cell>
          <table:table-cell table:formula="of:=(1088.67 * Y + 1.4) * Y" office:value-type="float" office:value="399904.82007506" calcext:value-type="float">
            <text:p>399905</text:p>
          </table:table-cell>
          <table:table-cell table:formula="of:=(206.43 * Z + 2397) * Z + 869.32" office:value-type="float" office:value="117954.607370907" calcext:value-type="float">
            <text:p>117955</text:p>
          </table:table-cell>
          <table:table-cell table:formula="of:=0.42 * [.A211]-9336.45" office:value-type="float" office:value="75503.55" calcext:value-type="float">
            <text:p>75504</text:p>
          </table:table-cell>
          <table:table-cell table:formula="of:=0.45 * [.A211] - 17671.2" office:value-type="float" office:value="73228.8" calcext:value-type="float">
            <text:p>73229</text:p>
          </table:table-cell>
          <table:table-cell table:formula="of:=([.A211]-[.$B$6])/10000" office:value-type="float" office:value="19.1653" calcext:value-type="float">
            <text:p>19</text:p>
          </table:table-cell>
          <table:table-cell table:formula="of:=([.A211]-14926)/10000" office:value-type="float" office:value="18.7074" calcext:value-type="float">
            <text:p>19</text:p>
          </table:table-cell>
          <table:table-cell table:formula="of:=[.B211]/[.A211]" office:value-type="percentage" office:value="0.373779950495049" calcext:value-type="percentage">
            <text:p>37.38%</text:p>
          </table:table-cell>
          <table:table-cell table:formula="of:=MROUND([.I21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1]+1000" office:value-type="float" office:value="203000" calcext:value-type="float">
            <text:p>203000</text:p>
          </table:table-cell>
          <table:table-cell table:formula="of:=IF([.A212]&lt;=[.B$6];0; IF([.A212]&lt;[.C$6];[.C212];IF([.A212]&lt;[.D$6];[.D212];IF([.A212]&lt;[.E$6];[.E212];[.F212]))))" office:value-type="float" office:value="75923.55" calcext:value-type="float">
            <text:p>75924</text:p>
          </table:table-cell>
          <table:table-cell table:formula="of:=(1088.67 * Y + 1.4) * Y" office:value-type="float" office:value="404088.78420526" calcext:value-type="float">
            <text:p>404089</text:p>
          </table:table-cell>
          <table:table-cell table:formula="of:=(206.43 * Z + 2397) * Z + 869.32" office:value-type="float" office:value="118968.725387307" calcext:value-type="float">
            <text:p>118969</text:p>
          </table:table-cell>
          <table:table-cell table:formula="of:=0.42 * [.A212]-9336.45" office:value-type="float" office:value="75923.55" calcext:value-type="float">
            <text:p>75924</text:p>
          </table:table-cell>
          <table:table-cell table:formula="of:=0.45 * [.A212] - 17671.2" office:value-type="float" office:value="73678.8" calcext:value-type="float">
            <text:p>73679</text:p>
          </table:table-cell>
          <table:table-cell table:formula="of:=([.A212]-[.$B$6])/10000" office:value-type="float" office:value="19.2653" calcext:value-type="float">
            <text:p>19</text:p>
          </table:table-cell>
          <table:table-cell table:formula="of:=([.A212]-14926)/10000" office:value-type="float" office:value="18.8074" calcext:value-type="float">
            <text:p>19</text:p>
          </table:table-cell>
          <table:table-cell table:formula="of:=[.B212]/[.A212]" office:value-type="percentage" office:value="0.37400763546798" calcext:value-type="percentage">
            <text:p>37.40%</text:p>
          </table:table-cell>
          <table:table-cell table:formula="of:=MROUND([.I21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2]+1000" office:value-type="float" office:value="204000" calcext:value-type="float">
            <text:p>204000</text:p>
          </table:table-cell>
          <table:table-cell table:formula="of:=IF([.A213]&lt;=[.B$6];0; IF([.A213]&lt;[.C$6];[.C213];IF([.A213]&lt;[.D$6];[.D213];IF([.A213]&lt;[.E$6];[.E213];[.F213]))))" office:value-type="float" office:value="76343.55" calcext:value-type="float">
            <text:p>76344</text:p>
          </table:table-cell>
          <table:table-cell table:formula="of:=(1088.67 * Y + 1.4) * Y" office:value-type="float" office:value="408294.52173546" calcext:value-type="float">
            <text:p>408295</text:p>
          </table:table-cell>
          <table:table-cell table:formula="of:=(206.43 * Z + 2397) * Z + 869.32" office:value-type="float" office:value="119986.972003707" calcext:value-type="float">
            <text:p>119987</text:p>
          </table:table-cell>
          <table:table-cell table:formula="of:=0.42 * [.A213]-9336.45" office:value-type="float" office:value="76343.55" calcext:value-type="float">
            <text:p>76344</text:p>
          </table:table-cell>
          <table:table-cell table:formula="of:=0.45 * [.A213] - 17671.2" office:value-type="float" office:value="74128.8" calcext:value-type="float">
            <text:p>74129</text:p>
          </table:table-cell>
          <table:table-cell table:formula="of:=([.A213]-[.$B$6])/10000" office:value-type="float" office:value="19.3653" calcext:value-type="float">
            <text:p>19</text:p>
          </table:table-cell>
          <table:table-cell table:formula="of:=([.A213]-14926)/10000" office:value-type="float" office:value="18.9074" calcext:value-type="float">
            <text:p>19</text:p>
          </table:table-cell>
          <table:table-cell table:formula="of:=[.B213]/[.A213]" office:value-type="percentage" office:value="0.374233088235294" calcext:value-type="percentage">
            <text:p>37.42%</text:p>
          </table:table-cell>
          <table:table-cell table:formula="of:=MROUND([.I21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3]+1000" office:value-type="float" office:value="205000" calcext:value-type="float">
            <text:p>205000</text:p>
          </table:table-cell>
          <table:table-cell table:formula="of:=IF([.A214]&lt;=[.B$6];0; IF([.A214]&lt;[.C$6];[.C214];IF([.A214]&lt;[.D$6];[.D214];IF([.A214]&lt;[.E$6];[.E214];[.F214]))))" office:value-type="float" office:value="76763.55" calcext:value-type="float">
            <text:p>76764</text:p>
          </table:table-cell>
          <table:table-cell table:formula="of:=(1088.67 * Y + 1.4) * Y" office:value-type="float" office:value="412522.03266566" calcext:value-type="float">
            <text:p>412522</text:p>
          </table:table-cell>
          <table:table-cell table:formula="of:=(206.43 * Z + 2397) * Z + 869.32" office:value-type="float" office:value="121009.347220107" calcext:value-type="float">
            <text:p>121009</text:p>
          </table:table-cell>
          <table:table-cell table:formula="of:=0.42 * [.A214]-9336.45" office:value-type="float" office:value="76763.55" calcext:value-type="float">
            <text:p>76764</text:p>
          </table:table-cell>
          <table:table-cell table:formula="of:=0.45 * [.A214] - 17671.2" office:value-type="float" office:value="74578.8" calcext:value-type="float">
            <text:p>74579</text:p>
          </table:table-cell>
          <table:table-cell table:formula="of:=([.A214]-[.$B$6])/10000" office:value-type="float" office:value="19.4653" calcext:value-type="float">
            <text:p>19</text:p>
          </table:table-cell>
          <table:table-cell table:formula="of:=([.A214]-14926)/10000" office:value-type="float" office:value="19.0074" calcext:value-type="float">
            <text:p>19</text:p>
          </table:table-cell>
          <table:table-cell table:formula="of:=[.B214]/[.A214]" office:value-type="percentage" office:value="0.374456341463415" calcext:value-type="percentage">
            <text:p>37.45%</text:p>
          </table:table-cell>
          <table:table-cell table:formula="of:=MROUND([.I21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4]+1000" office:value-type="float" office:value="206000" calcext:value-type="float">
            <text:p>206000</text:p>
          </table:table-cell>
          <table:table-cell table:formula="of:=IF([.A215]&lt;=[.B$6];0; IF([.A215]&lt;[.C$6];[.C215];IF([.A215]&lt;[.D$6];[.D215];IF([.A215]&lt;[.E$6];[.E215];[.F215]))))" office:value-type="float" office:value="77183.55" calcext:value-type="float">
            <text:p>77184</text:p>
          </table:table-cell>
          <table:table-cell table:formula="of:=(1088.67 * Y + 1.4) * Y" office:value-type="float" office:value="416771.31699586" calcext:value-type="float">
            <text:p>416771</text:p>
          </table:table-cell>
          <table:table-cell table:formula="of:=(206.43 * Z + 2397) * Z + 869.32" office:value-type="float" office:value="122035.851036507" calcext:value-type="float">
            <text:p>122036</text:p>
          </table:table-cell>
          <table:table-cell table:formula="of:=0.42 * [.A215]-9336.45" office:value-type="float" office:value="77183.55" calcext:value-type="float">
            <text:p>77184</text:p>
          </table:table-cell>
          <table:table-cell table:formula="of:=0.45 * [.A215] - 17671.2" office:value-type="float" office:value="75028.8" calcext:value-type="float">
            <text:p>75029</text:p>
          </table:table-cell>
          <table:table-cell table:formula="of:=([.A215]-[.$B$6])/10000" office:value-type="float" office:value="19.5653" calcext:value-type="float">
            <text:p>20</text:p>
          </table:table-cell>
          <table:table-cell table:formula="of:=([.A215]-14926)/10000" office:value-type="float" office:value="19.1074" calcext:value-type="float">
            <text:p>19</text:p>
          </table:table-cell>
          <table:table-cell table:formula="of:=[.B215]/[.A215]" office:value-type="percentage" office:value="0.374677427184466" calcext:value-type="percentage">
            <text:p>37.47%</text:p>
          </table:table-cell>
          <table:table-cell table:formula="of:=MROUND([.I21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5]+1000" office:value-type="float" office:value="207000" calcext:value-type="float">
            <text:p>207000</text:p>
          </table:table-cell>
          <table:table-cell table:formula="of:=IF([.A216]&lt;=[.B$6];0; IF([.A216]&lt;[.C$6];[.C216];IF([.A216]&lt;[.D$6];[.D216];IF([.A216]&lt;[.E$6];[.E216];[.F216]))))" office:value-type="float" office:value="77603.55" calcext:value-type="float">
            <text:p>77604</text:p>
          </table:table-cell>
          <table:table-cell table:formula="of:=(1088.67 * Y + 1.4) * Y" office:value-type="float" office:value="421042.37472606" calcext:value-type="float">
            <text:p>421042</text:p>
          </table:table-cell>
          <table:table-cell table:formula="of:=(206.43 * Z + 2397) * Z + 869.32" office:value-type="float" office:value="123066.483452907" calcext:value-type="float">
            <text:p>123066</text:p>
          </table:table-cell>
          <table:table-cell table:formula="of:=0.42 * [.A216]-9336.45" office:value-type="float" office:value="77603.55" calcext:value-type="float">
            <text:p>77604</text:p>
          </table:table-cell>
          <table:table-cell table:formula="of:=0.45 * [.A216] - 17671.2" office:value-type="float" office:value="75478.8" calcext:value-type="float">
            <text:p>75479</text:p>
          </table:table-cell>
          <table:table-cell table:formula="of:=([.A216]-[.$B$6])/10000" office:value-type="float" office:value="19.6653" calcext:value-type="float">
            <text:p>20</text:p>
          </table:table-cell>
          <table:table-cell table:formula="of:=([.A216]-14926)/10000" office:value-type="float" office:value="19.2074" calcext:value-type="float">
            <text:p>19</text:p>
          </table:table-cell>
          <table:table-cell table:formula="of:=[.B216]/[.A216]" office:value-type="percentage" office:value="0.374896376811594" calcext:value-type="percentage">
            <text:p>37.49%</text:p>
          </table:table-cell>
          <table:table-cell table:formula="of:=MROUND([.I21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6]+1000" office:value-type="float" office:value="208000" calcext:value-type="float">
            <text:p>208000</text:p>
          </table:table-cell>
          <table:table-cell table:formula="of:=IF([.A217]&lt;=[.B$6];0; IF([.A217]&lt;[.C$6];[.C217];IF([.A217]&lt;[.D$6];[.D217];IF([.A217]&lt;[.E$6];[.E217];[.F217]))))" office:value-type="float" office:value="78023.55" calcext:value-type="float">
            <text:p>78024</text:p>
          </table:table-cell>
          <table:table-cell table:formula="of:=(1088.67 * Y + 1.4) * Y" office:value-type="float" office:value="425335.20585626" calcext:value-type="float">
            <text:p>425335</text:p>
          </table:table-cell>
          <table:table-cell table:formula="of:=(206.43 * Z + 2397) * Z + 869.32" office:value-type="float" office:value="124101.244469307" calcext:value-type="float">
            <text:p>124101</text:p>
          </table:table-cell>
          <table:table-cell table:formula="of:=0.42 * [.A217]-9336.45" office:value-type="float" office:value="78023.55" calcext:value-type="float">
            <text:p>78024</text:p>
          </table:table-cell>
          <table:table-cell table:formula="of:=0.45 * [.A217] - 17671.2" office:value-type="float" office:value="75928.8" calcext:value-type="float">
            <text:p>75929</text:p>
          </table:table-cell>
          <table:table-cell table:formula="of:=([.A217]-[.$B$6])/10000" office:value-type="float" office:value="19.7653" calcext:value-type="float">
            <text:p>20</text:p>
          </table:table-cell>
          <table:table-cell table:formula="of:=([.A217]-14926)/10000" office:value-type="float" office:value="19.3074" calcext:value-type="float">
            <text:p>19</text:p>
          </table:table-cell>
          <table:table-cell table:formula="of:=[.B217]/[.A217]" office:value-type="percentage" office:value="0.375113221153846" calcext:value-type="percentage">
            <text:p>37.51%</text:p>
          </table:table-cell>
          <table:table-cell table:formula="of:=MROUND([.I21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7]+1000" office:value-type="float" office:value="209000" calcext:value-type="float">
            <text:p>209000</text:p>
          </table:table-cell>
          <table:table-cell table:formula="of:=IF([.A218]&lt;=[.B$6];0; IF([.A218]&lt;[.C$6];[.C218];IF([.A218]&lt;[.D$6];[.D218];IF([.A218]&lt;[.E$6];[.E218];[.F218]))))" office:value-type="float" office:value="78443.55" calcext:value-type="float">
            <text:p>78444</text:p>
          </table:table-cell>
          <table:table-cell table:formula="of:=(1088.67 * Y + 1.4) * Y" office:value-type="float" office:value="429649.81038646" calcext:value-type="float">
            <text:p>429650</text:p>
          </table:table-cell>
          <table:table-cell table:formula="of:=(206.43 * Z + 2397) * Z + 869.32" office:value-type="float" office:value="125140.134085707" calcext:value-type="float">
            <text:p>125140</text:p>
          </table:table-cell>
          <table:table-cell table:formula="of:=0.42 * [.A218]-9336.45" office:value-type="float" office:value="78443.55" calcext:value-type="float">
            <text:p>78444</text:p>
          </table:table-cell>
          <table:table-cell table:formula="of:=0.45 * [.A218] - 17671.2" office:value-type="float" office:value="76378.8" calcext:value-type="float">
            <text:p>76379</text:p>
          </table:table-cell>
          <table:table-cell table:formula="of:=([.A218]-[.$B$6])/10000" office:value-type="float" office:value="19.8653" calcext:value-type="float">
            <text:p>20</text:p>
          </table:table-cell>
          <table:table-cell table:formula="of:=([.A218]-14926)/10000" office:value-type="float" office:value="19.4074" calcext:value-type="float">
            <text:p>19</text:p>
          </table:table-cell>
          <table:table-cell table:formula="of:=[.B218]/[.A218]" office:value-type="percentage" office:value="0.375327990430622" calcext:value-type="percentage">
            <text:p>37.53%</text:p>
          </table:table-cell>
          <table:table-cell table:formula="of:=MROUND([.I21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8]+1000" office:value-type="float" office:value="210000" calcext:value-type="float">
            <text:p>210000</text:p>
          </table:table-cell>
          <table:table-cell table:formula="of:=IF([.A219]&lt;=[.B$6];0; IF([.A219]&lt;[.C$6];[.C219];IF([.A219]&lt;[.D$6];[.D219];IF([.A219]&lt;[.E$6];[.E219];[.F219]))))" office:value-type="float" office:value="78863.55" calcext:value-type="float">
            <text:p>78864</text:p>
          </table:table-cell>
          <table:table-cell table:formula="of:=(1088.67 * Y + 1.4) * Y" office:value-type="float" office:value="433986.18831666" calcext:value-type="float">
            <text:p>433986</text:p>
          </table:table-cell>
          <table:table-cell table:formula="of:=(206.43 * Z + 2397) * Z + 869.32" office:value-type="float" office:value="126183.152302107" calcext:value-type="float">
            <text:p>126183</text:p>
          </table:table-cell>
          <table:table-cell table:formula="of:=0.42 * [.A219]-9336.45" office:value-type="float" office:value="78863.55" calcext:value-type="float">
            <text:p>78864</text:p>
          </table:table-cell>
          <table:table-cell table:formula="of:=0.45 * [.A219] - 17671.2" office:value-type="float" office:value="76828.8" calcext:value-type="float">
            <text:p>76829</text:p>
          </table:table-cell>
          <table:table-cell table:formula="of:=([.A219]-[.$B$6])/10000" office:value-type="float" office:value="19.9653" calcext:value-type="float">
            <text:p>20</text:p>
          </table:table-cell>
          <table:table-cell table:formula="of:=([.A219]-14926)/10000" office:value-type="float" office:value="19.5074" calcext:value-type="float">
            <text:p>20</text:p>
          </table:table-cell>
          <table:table-cell table:formula="of:=[.B219]/[.A219]" office:value-type="percentage" office:value="0.375540714285714" calcext:value-type="percentage">
            <text:p>37.55%</text:p>
          </table:table-cell>
          <table:table-cell table:formula="of:=MROUND([.I21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19]+1000" office:value-type="float" office:value="211000" calcext:value-type="float">
            <text:p>211000</text:p>
          </table:table-cell>
          <table:table-cell table:formula="of:=IF([.A220]&lt;=[.B$6];0; IF([.A220]&lt;[.C$6];[.C220];IF([.A220]&lt;[.D$6];[.D220];IF([.A220]&lt;[.E$6];[.E220];[.F220]))))" office:value-type="float" office:value="79283.55" calcext:value-type="float">
            <text:p>79284</text:p>
          </table:table-cell>
          <table:table-cell table:formula="of:=(1088.67 * Y + 1.4) * Y" office:value-type="float" office:value="438344.33964686" calcext:value-type="float">
            <text:p>438344</text:p>
          </table:table-cell>
          <table:table-cell table:formula="of:=(206.43 * Z + 2397) * Z + 869.32" office:value-type="float" office:value="127230.299118507" calcext:value-type="float">
            <text:p>127230</text:p>
          </table:table-cell>
          <table:table-cell table:formula="of:=0.42 * [.A220]-9336.45" office:value-type="float" office:value="79283.55" calcext:value-type="float">
            <text:p>79284</text:p>
          </table:table-cell>
          <table:table-cell table:formula="of:=0.45 * [.A220] - 17671.2" office:value-type="float" office:value="77278.8" calcext:value-type="float">
            <text:p>77279</text:p>
          </table:table-cell>
          <table:table-cell table:formula="of:=([.A220]-[.$B$6])/10000" office:value-type="float" office:value="20.0653" calcext:value-type="float">
            <text:p>20</text:p>
          </table:table-cell>
          <table:table-cell table:formula="of:=([.A220]-14926)/10000" office:value-type="float" office:value="19.6074" calcext:value-type="float">
            <text:p>20</text:p>
          </table:table-cell>
          <table:table-cell table:formula="of:=[.B220]/[.A220]" office:value-type="percentage" office:value="0.375751421800948" calcext:value-type="percentage">
            <text:p>37.58%</text:p>
          </table:table-cell>
          <table:table-cell table:formula="of:=MROUND([.I22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0]+1000" office:value-type="float" office:value="212000" calcext:value-type="float">
            <text:p>212000</text:p>
          </table:table-cell>
          <table:table-cell table:formula="of:=IF([.A221]&lt;=[.B$6];0; IF([.A221]&lt;[.C$6];[.C221];IF([.A221]&lt;[.D$6];[.D221];IF([.A221]&lt;[.E$6];[.E221];[.F221]))))" office:value-type="float" office:value="79703.55" calcext:value-type="float">
            <text:p>79704</text:p>
          </table:table-cell>
          <table:table-cell table:formula="of:=(1088.67 * Y + 1.4) * Y" office:value-type="float" office:value="442724.26437706" calcext:value-type="float">
            <text:p>442724</text:p>
          </table:table-cell>
          <table:table-cell table:formula="of:=(206.43 * Z + 2397) * Z + 869.32" office:value-type="float" office:value="128281.574534907" calcext:value-type="float">
            <text:p>128282</text:p>
          </table:table-cell>
          <table:table-cell table:formula="of:=0.42 * [.A221]-9336.45" office:value-type="float" office:value="79703.55" calcext:value-type="float">
            <text:p>79704</text:p>
          </table:table-cell>
          <table:table-cell table:formula="of:=0.45 * [.A221] - 17671.2" office:value-type="float" office:value="77728.8" calcext:value-type="float">
            <text:p>77729</text:p>
          </table:table-cell>
          <table:table-cell table:formula="of:=([.A221]-[.$B$6])/10000" office:value-type="float" office:value="20.1653" calcext:value-type="float">
            <text:p>20</text:p>
          </table:table-cell>
          <table:table-cell table:formula="of:=([.A221]-14926)/10000" office:value-type="float" office:value="19.7074" calcext:value-type="float">
            <text:p>20</text:p>
          </table:table-cell>
          <table:table-cell table:formula="of:=[.B221]/[.A221]" office:value-type="percentage" office:value="0.375960141509434" calcext:value-type="percentage">
            <text:p>37.60%</text:p>
          </table:table-cell>
          <table:table-cell table:formula="of:=MROUND([.I22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1]+1000" office:value-type="float" office:value="213000" calcext:value-type="float">
            <text:p>213000</text:p>
          </table:table-cell>
          <table:table-cell table:formula="of:=IF([.A222]&lt;=[.B$6];0; IF([.A222]&lt;[.C$6];[.C222];IF([.A222]&lt;[.D$6];[.D222];IF([.A222]&lt;[.E$6];[.E222];[.F222]))))" office:value-type="float" office:value="80123.55" calcext:value-type="float">
            <text:p>80124</text:p>
          </table:table-cell>
          <table:table-cell table:formula="of:=(1088.67 * Y + 1.4) * Y" office:value-type="float" office:value="447125.96250726" calcext:value-type="float">
            <text:p>447126</text:p>
          </table:table-cell>
          <table:table-cell table:formula="of:=(206.43 * Z + 2397) * Z + 869.32" office:value-type="float" office:value="129336.978551307" calcext:value-type="float">
            <text:p>129337</text:p>
          </table:table-cell>
          <table:table-cell table:formula="of:=0.42 * [.A222]-9336.45" office:value-type="float" office:value="80123.55" calcext:value-type="float">
            <text:p>80124</text:p>
          </table:table-cell>
          <table:table-cell table:formula="of:=0.45 * [.A222] - 17671.2" office:value-type="float" office:value="78178.8" calcext:value-type="float">
            <text:p>78179</text:p>
          </table:table-cell>
          <table:table-cell table:formula="of:=([.A222]-[.$B$6])/10000" office:value-type="float" office:value="20.2653" calcext:value-type="float">
            <text:p>20</text:p>
          </table:table-cell>
          <table:table-cell table:formula="of:=([.A222]-14926)/10000" office:value-type="float" office:value="19.8074" calcext:value-type="float">
            <text:p>20</text:p>
          </table:table-cell>
          <table:table-cell table:formula="of:=[.B222]/[.A222]" office:value-type="percentage" office:value="0.376166901408451" calcext:value-type="percentage">
            <text:p>37.62%</text:p>
          </table:table-cell>
          <table:table-cell table:formula="of:=MROUND([.I22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2]+1000" office:value-type="float" office:value="214000" calcext:value-type="float">
            <text:p>214000</text:p>
          </table:table-cell>
          <table:table-cell table:formula="of:=IF([.A223]&lt;=[.B$6];0; IF([.A223]&lt;[.C$6];[.C223];IF([.A223]&lt;[.D$6];[.D223];IF([.A223]&lt;[.E$6];[.E223];[.F223]))))" office:value-type="float" office:value="80543.55" calcext:value-type="float">
            <text:p>80544</text:p>
          </table:table-cell>
          <table:table-cell table:formula="of:=(1088.67 * Y + 1.4) * Y" office:value-type="float" office:value="451549.43403746" calcext:value-type="float">
            <text:p>451549</text:p>
          </table:table-cell>
          <table:table-cell table:formula="of:=(206.43 * Z + 2397) * Z + 869.32" office:value-type="float" office:value="130396.511167707" calcext:value-type="float">
            <text:p>130397</text:p>
          </table:table-cell>
          <table:table-cell table:formula="of:=0.42 * [.A223]-9336.45" office:value-type="float" office:value="80543.55" calcext:value-type="float">
            <text:p>80544</text:p>
          </table:table-cell>
          <table:table-cell table:formula="of:=0.45 * [.A223] - 17671.2" office:value-type="float" office:value="78628.8" calcext:value-type="float">
            <text:p>78629</text:p>
          </table:table-cell>
          <table:table-cell table:formula="of:=([.A223]-[.$B$6])/10000" office:value-type="float" office:value="20.3653" calcext:value-type="float">
            <text:p>20</text:p>
          </table:table-cell>
          <table:table-cell table:formula="of:=([.A223]-14926)/10000" office:value-type="float" office:value="19.9074" calcext:value-type="float">
            <text:p>20</text:p>
          </table:table-cell>
          <table:table-cell table:formula="of:=[.B223]/[.A223]" office:value-type="percentage" office:value="0.376371728971963" calcext:value-type="percentage">
            <text:p>37.64%</text:p>
          </table:table-cell>
          <table:table-cell table:formula="of:=MROUND([.I22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3]+1000" office:value-type="float" office:value="215000" calcext:value-type="float">
            <text:p>215000</text:p>
          </table:table-cell>
          <table:table-cell table:formula="of:=IF([.A224]&lt;=[.B$6];0; IF([.A224]&lt;[.C$6];[.C224];IF([.A224]&lt;[.D$6];[.D224];IF([.A224]&lt;[.E$6];[.E224];[.F224]))))" office:value-type="float" office:value="80963.55" calcext:value-type="float">
            <text:p>80964</text:p>
          </table:table-cell>
          <table:table-cell table:formula="of:=(1088.67 * Y + 1.4) * Y" office:value-type="float" office:value="455994.67896766" calcext:value-type="float">
            <text:p>455995</text:p>
          </table:table-cell>
          <table:table-cell table:formula="of:=(206.43 * Z + 2397) * Z + 869.32" office:value-type="float" office:value="131460.172384107" calcext:value-type="float">
            <text:p>131460</text:p>
          </table:table-cell>
          <table:table-cell table:formula="of:=0.42 * [.A224]-9336.45" office:value-type="float" office:value="80963.55" calcext:value-type="float">
            <text:p>80964</text:p>
          </table:table-cell>
          <table:table-cell table:formula="of:=0.45 * [.A224] - 17671.2" office:value-type="float" office:value="79078.8" calcext:value-type="float">
            <text:p>79079</text:p>
          </table:table-cell>
          <table:table-cell table:formula="of:=([.A224]-[.$B$6])/10000" office:value-type="float" office:value="20.4653" calcext:value-type="float">
            <text:p>20</text:p>
          </table:table-cell>
          <table:table-cell table:formula="of:=([.A224]-14926)/10000" office:value-type="float" office:value="20.0074" calcext:value-type="float">
            <text:p>20</text:p>
          </table:table-cell>
          <table:table-cell table:formula="of:=[.B224]/[.A224]" office:value-type="percentage" office:value="0.376574651162791" calcext:value-type="percentage">
            <text:p>37.66%</text:p>
          </table:table-cell>
          <table:table-cell table:formula="of:=MROUND([.I22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4]+1000" office:value-type="float" office:value="216000" calcext:value-type="float">
            <text:p>216000</text:p>
          </table:table-cell>
          <table:table-cell table:formula="of:=IF([.A225]&lt;=[.B$6];0; IF([.A225]&lt;[.C$6];[.C225];IF([.A225]&lt;[.D$6];[.D225];IF([.A225]&lt;[.E$6];[.E225];[.F225]))))" office:value-type="float" office:value="81383.55" calcext:value-type="float">
            <text:p>81384</text:p>
          </table:table-cell>
          <table:table-cell table:formula="of:=(1088.67 * Y + 1.4) * Y" office:value-type="float" office:value="460461.69729786" calcext:value-type="float">
            <text:p>460462</text:p>
          </table:table-cell>
          <table:table-cell table:formula="of:=(206.43 * Z + 2397) * Z + 869.32" office:value-type="float" office:value="132527.962200507" calcext:value-type="float">
            <text:p>132528</text:p>
          </table:table-cell>
          <table:table-cell table:formula="of:=0.42 * [.A225]-9336.45" office:value-type="float" office:value="81383.55" calcext:value-type="float">
            <text:p>81384</text:p>
          </table:table-cell>
          <table:table-cell table:formula="of:=0.45 * [.A225] - 17671.2" office:value-type="float" office:value="79528.8" calcext:value-type="float">
            <text:p>79529</text:p>
          </table:table-cell>
          <table:table-cell table:formula="of:=([.A225]-[.$B$6])/10000" office:value-type="float" office:value="20.5653" calcext:value-type="float">
            <text:p>21</text:p>
          </table:table-cell>
          <table:table-cell table:formula="of:=([.A225]-14926)/10000" office:value-type="float" office:value="20.1074" calcext:value-type="float">
            <text:p>20</text:p>
          </table:table-cell>
          <table:table-cell table:formula="of:=[.B225]/[.A225]" office:value-type="percentage" office:value="0.376775694444444" calcext:value-type="percentage">
            <text:p>37.68%</text:p>
          </table:table-cell>
          <table:table-cell table:formula="of:=MROUND([.I22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5]+1000" office:value-type="float" office:value="217000" calcext:value-type="float">
            <text:p>217000</text:p>
          </table:table-cell>
          <table:table-cell table:formula="of:=IF([.A226]&lt;=[.B$6];0; IF([.A226]&lt;[.C$6];[.C226];IF([.A226]&lt;[.D$6];[.D226];IF([.A226]&lt;[.E$6];[.E226];[.F226]))))" office:value-type="float" office:value="81803.55" calcext:value-type="float">
            <text:p>81804</text:p>
          </table:table-cell>
          <table:table-cell table:formula="of:=(1088.67 * Y + 1.4) * Y" office:value-type="float" office:value="464950.48902806" calcext:value-type="float">
            <text:p>464950</text:p>
          </table:table-cell>
          <table:table-cell table:formula="of:=(206.43 * Z + 2397) * Z + 869.32" office:value-type="float" office:value="133599.880616907" calcext:value-type="float">
            <text:p>133600</text:p>
          </table:table-cell>
          <table:table-cell table:formula="of:=0.42 * [.A226]-9336.45" office:value-type="float" office:value="81803.55" calcext:value-type="float">
            <text:p>81804</text:p>
          </table:table-cell>
          <table:table-cell table:formula="of:=0.45 * [.A226] - 17671.2" office:value-type="float" office:value="79978.8" calcext:value-type="float">
            <text:p>79979</text:p>
          </table:table-cell>
          <table:table-cell table:formula="of:=([.A226]-[.$B$6])/10000" office:value-type="float" office:value="20.6653" calcext:value-type="float">
            <text:p>21</text:p>
          </table:table-cell>
          <table:table-cell table:formula="of:=([.A226]-14926)/10000" office:value-type="float" office:value="20.2074" calcext:value-type="float">
            <text:p>20</text:p>
          </table:table-cell>
          <table:table-cell table:formula="of:=[.B226]/[.A226]" office:value-type="percentage" office:value="0.376974884792627" calcext:value-type="percentage">
            <text:p>37.70%</text:p>
          </table:table-cell>
          <table:table-cell table:formula="of:=MROUND([.I22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6]+1000" office:value-type="float" office:value="218000" calcext:value-type="float">
            <text:p>218000</text:p>
          </table:table-cell>
          <table:table-cell table:formula="of:=IF([.A227]&lt;=[.B$6];0; IF([.A227]&lt;[.C$6];[.C227];IF([.A227]&lt;[.D$6];[.D227];IF([.A227]&lt;[.E$6];[.E227];[.F227]))))" office:value-type="float" office:value="82223.55" calcext:value-type="float">
            <text:p>82224</text:p>
          </table:table-cell>
          <table:table-cell table:formula="of:=(1088.67 * Y + 1.4) * Y" office:value-type="float" office:value="469461.05415826" calcext:value-type="float">
            <text:p>469461</text:p>
          </table:table-cell>
          <table:table-cell table:formula="of:=(206.43 * Z + 2397) * Z + 869.32" office:value-type="float" office:value="134675.927633307" calcext:value-type="float">
            <text:p>134676</text:p>
          </table:table-cell>
          <table:table-cell table:formula="of:=0.42 * [.A227]-9336.45" office:value-type="float" office:value="82223.55" calcext:value-type="float">
            <text:p>82224</text:p>
          </table:table-cell>
          <table:table-cell table:formula="of:=0.45 * [.A227] - 17671.2" office:value-type="float" office:value="80428.8" calcext:value-type="float">
            <text:p>80429</text:p>
          </table:table-cell>
          <table:table-cell table:formula="of:=([.A227]-[.$B$6])/10000" office:value-type="float" office:value="20.7653" calcext:value-type="float">
            <text:p>21</text:p>
          </table:table-cell>
          <table:table-cell table:formula="of:=([.A227]-14926)/10000" office:value-type="float" office:value="20.3074" calcext:value-type="float">
            <text:p>20</text:p>
          </table:table-cell>
          <table:table-cell table:formula="of:=[.B227]/[.A227]" office:value-type="percentage" office:value="0.377172247706422" calcext:value-type="percentage">
            <text:p>37.72%</text:p>
          </table:table-cell>
          <table:table-cell table:formula="of:=MROUND([.I22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7]+1000" office:value-type="float" office:value="219000" calcext:value-type="float">
            <text:p>219000</text:p>
          </table:table-cell>
          <table:table-cell table:formula="of:=IF([.A228]&lt;=[.B$6];0; IF([.A228]&lt;[.C$6];[.C228];IF([.A228]&lt;[.D$6];[.D228];IF([.A228]&lt;[.E$6];[.E228];[.F228]))))" office:value-type="float" office:value="82643.55" calcext:value-type="float">
            <text:p>82644</text:p>
          </table:table-cell>
          <table:table-cell table:formula="of:=(1088.67 * Y + 1.4) * Y" office:value-type="float" office:value="473993.39268846" calcext:value-type="float">
            <text:p>473993</text:p>
          </table:table-cell>
          <table:table-cell table:formula="of:=(206.43 * Z + 2397) * Z + 869.32" office:value-type="float" office:value="135756.103249707" calcext:value-type="float">
            <text:p>135756</text:p>
          </table:table-cell>
          <table:table-cell table:formula="of:=0.42 * [.A228]-9336.45" office:value-type="float" office:value="82643.55" calcext:value-type="float">
            <text:p>82644</text:p>
          </table:table-cell>
          <table:table-cell table:formula="of:=0.45 * [.A228] - 17671.2" office:value-type="float" office:value="80878.8" calcext:value-type="float">
            <text:p>80879</text:p>
          </table:table-cell>
          <table:table-cell table:formula="of:=([.A228]-[.$B$6])/10000" office:value-type="float" office:value="20.8653" calcext:value-type="float">
            <text:p>21</text:p>
          </table:table-cell>
          <table:table-cell table:formula="of:=([.A228]-14926)/10000" office:value-type="float" office:value="20.4074" calcext:value-type="float">
            <text:p>20</text:p>
          </table:table-cell>
          <table:table-cell table:formula="of:=[.B228]/[.A228]" office:value-type="percentage" office:value="0.377367808219178" calcext:value-type="percentage">
            <text:p>37.74%</text:p>
          </table:table-cell>
          <table:table-cell table:formula="of:=MROUND([.I22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8]+1000" office:value-type="float" office:value="220000" calcext:value-type="float">
            <text:p>220000</text:p>
          </table:table-cell>
          <table:table-cell table:formula="of:=IF([.A229]&lt;=[.B$6];0; IF([.A229]&lt;[.C$6];[.C229];IF([.A229]&lt;[.D$6];[.D229];IF([.A229]&lt;[.E$6];[.E229];[.F229]))))" office:value-type="float" office:value="83063.55" calcext:value-type="float">
            <text:p>83064</text:p>
          </table:table-cell>
          <table:table-cell table:formula="of:=(1088.67 * Y + 1.4) * Y" office:value-type="float" office:value="478547.50461866" calcext:value-type="float">
            <text:p>478548</text:p>
          </table:table-cell>
          <table:table-cell table:formula="of:=(206.43 * Z + 2397) * Z + 869.32" office:value-type="float" office:value="136840.407466107" calcext:value-type="float">
            <text:p>136840</text:p>
          </table:table-cell>
          <table:table-cell table:formula="of:=0.42 * [.A229]-9336.45" office:value-type="float" office:value="83063.55" calcext:value-type="float">
            <text:p>83064</text:p>
          </table:table-cell>
          <table:table-cell table:formula="of:=0.45 * [.A229] - 17671.2" office:value-type="float" office:value="81328.8" calcext:value-type="float">
            <text:p>81329</text:p>
          </table:table-cell>
          <table:table-cell table:formula="of:=([.A229]-[.$B$6])/10000" office:value-type="float" office:value="20.9653" calcext:value-type="float">
            <text:p>21</text:p>
          </table:table-cell>
          <table:table-cell table:formula="of:=([.A229]-14926)/10000" office:value-type="float" office:value="20.5074" calcext:value-type="float">
            <text:p>21</text:p>
          </table:table-cell>
          <table:table-cell table:formula="of:=[.B229]/[.A229]" office:value-type="percentage" office:value="0.377561590909091" calcext:value-type="percentage">
            <text:p>37.76%</text:p>
          </table:table-cell>
          <table:table-cell table:formula="of:=MROUND([.I22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29]+1000" office:value-type="float" office:value="221000" calcext:value-type="float">
            <text:p>221000</text:p>
          </table:table-cell>
          <table:table-cell table:formula="of:=IF([.A230]&lt;=[.B$6];0; IF([.A230]&lt;[.C$6];[.C230];IF([.A230]&lt;[.D$6];[.D230];IF([.A230]&lt;[.E$6];[.E230];[.F230]))))" office:value-type="float" office:value="83483.55" calcext:value-type="float">
            <text:p>83484</text:p>
          </table:table-cell>
          <table:table-cell table:formula="of:=(1088.67 * Y + 1.4) * Y" office:value-type="float" office:value="483123.38994886" calcext:value-type="float">
            <text:p>483123</text:p>
          </table:table-cell>
          <table:table-cell table:formula="of:=(206.43 * Z + 2397) * Z + 869.32" office:value-type="float" office:value="137928.840282507" calcext:value-type="float">
            <text:p>137929</text:p>
          </table:table-cell>
          <table:table-cell table:formula="of:=0.42 * [.A230]-9336.45" office:value-type="float" office:value="83483.55" calcext:value-type="float">
            <text:p>83484</text:p>
          </table:table-cell>
          <table:table-cell table:formula="of:=0.45 * [.A230] - 17671.2" office:value-type="float" office:value="81778.8" calcext:value-type="float">
            <text:p>81779</text:p>
          </table:table-cell>
          <table:table-cell table:formula="of:=([.A230]-[.$B$6])/10000" office:value-type="float" office:value="21.0653" calcext:value-type="float">
            <text:p>21</text:p>
          </table:table-cell>
          <table:table-cell table:formula="of:=([.A230]-14926)/10000" office:value-type="float" office:value="20.6074" calcext:value-type="float">
            <text:p>21</text:p>
          </table:table-cell>
          <table:table-cell table:formula="of:=[.B230]/[.A230]" office:value-type="percentage" office:value="0.377753619909502" calcext:value-type="percentage">
            <text:p>37.78%</text:p>
          </table:table-cell>
          <table:table-cell table:formula="of:=MROUND([.I23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0]+1000" office:value-type="float" office:value="222000" calcext:value-type="float">
            <text:p>222000</text:p>
          </table:table-cell>
          <table:table-cell table:formula="of:=IF([.A231]&lt;=[.B$6];0; IF([.A231]&lt;[.C$6];[.C231];IF([.A231]&lt;[.D$6];[.D231];IF([.A231]&lt;[.E$6];[.E231];[.F231]))))" office:value-type="float" office:value="83903.55" calcext:value-type="float">
            <text:p>83904</text:p>
          </table:table-cell>
          <table:table-cell table:formula="of:=(1088.67 * Y + 1.4) * Y" office:value-type="float" office:value="487721.04867906" calcext:value-type="float">
            <text:p>487721</text:p>
          </table:table-cell>
          <table:table-cell table:formula="of:=(206.43 * Z + 2397) * Z + 869.32" office:value-type="float" office:value="139021.401698907" calcext:value-type="float">
            <text:p>139021</text:p>
          </table:table-cell>
          <table:table-cell table:formula="of:=0.42 * [.A231]-9336.45" office:value-type="float" office:value="83903.55" calcext:value-type="float">
            <text:p>83904</text:p>
          </table:table-cell>
          <table:table-cell table:formula="of:=0.45 * [.A231] - 17671.2" office:value-type="float" office:value="82228.8" calcext:value-type="float">
            <text:p>82229</text:p>
          </table:table-cell>
          <table:table-cell table:formula="of:=([.A231]-[.$B$6])/10000" office:value-type="float" office:value="21.1653" calcext:value-type="float">
            <text:p>21</text:p>
          </table:table-cell>
          <table:table-cell table:formula="of:=([.A231]-14926)/10000" office:value-type="float" office:value="20.7074" calcext:value-type="float">
            <text:p>21</text:p>
          </table:table-cell>
          <table:table-cell table:formula="of:=[.B231]/[.A231]" office:value-type="percentage" office:value="0.377943918918919" calcext:value-type="percentage">
            <text:p>37.79%</text:p>
          </table:table-cell>
          <table:table-cell table:formula="of:=MROUND([.I23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1]+1000" office:value-type="float" office:value="223000" calcext:value-type="float">
            <text:p>223000</text:p>
          </table:table-cell>
          <table:table-cell table:formula="of:=IF([.A232]&lt;=[.B$6];0; IF([.A232]&lt;[.C$6];[.C232];IF([.A232]&lt;[.D$6];[.D232];IF([.A232]&lt;[.E$6];[.E232];[.F232]))))" office:value-type="float" office:value="84323.55" calcext:value-type="float">
            <text:p>84324</text:p>
          </table:table-cell>
          <table:table-cell table:formula="of:=(1088.67 * Y + 1.4) * Y" office:value-type="float" office:value="492340.48080926" calcext:value-type="float">
            <text:p>492340</text:p>
          </table:table-cell>
          <table:table-cell table:formula="of:=(206.43 * Z + 2397) * Z + 869.32" office:value-type="float" office:value="140118.091715307" calcext:value-type="float">
            <text:p>140118</text:p>
          </table:table-cell>
          <table:table-cell table:formula="of:=0.42 * [.A232]-9336.45" office:value-type="float" office:value="84323.55" calcext:value-type="float">
            <text:p>84324</text:p>
          </table:table-cell>
          <table:table-cell table:formula="of:=0.45 * [.A232] - 17671.2" office:value-type="float" office:value="82678.8" calcext:value-type="float">
            <text:p>82679</text:p>
          </table:table-cell>
          <table:table-cell table:formula="of:=([.A232]-[.$B$6])/10000" office:value-type="float" office:value="21.2653" calcext:value-type="float">
            <text:p>21</text:p>
          </table:table-cell>
          <table:table-cell table:formula="of:=([.A232]-14926)/10000" office:value-type="float" office:value="20.8074" calcext:value-type="float">
            <text:p>21</text:p>
          </table:table-cell>
          <table:table-cell table:formula="of:=[.B232]/[.A232]" office:value-type="percentage" office:value="0.378132511210762" calcext:value-type="percentage">
            <text:p>37.81%</text:p>
          </table:table-cell>
          <table:table-cell table:formula="of:=MROUND([.I23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2]+1000" office:value-type="float" office:value="224000" calcext:value-type="float">
            <text:p>224000</text:p>
          </table:table-cell>
          <table:table-cell table:formula="of:=IF([.A233]&lt;=[.B$6];0; IF([.A233]&lt;[.C$6];[.C233];IF([.A233]&lt;[.D$6];[.D233];IF([.A233]&lt;[.E$6];[.E233];[.F233]))))" office:value-type="float" office:value="84743.55" calcext:value-type="float">
            <text:p>84744</text:p>
          </table:table-cell>
          <table:table-cell table:formula="of:=(1088.67 * Y + 1.4) * Y" office:value-type="float" office:value="496981.68633946" calcext:value-type="float">
            <text:p>496982</text:p>
          </table:table-cell>
          <table:table-cell table:formula="of:=(206.43 * Z + 2397) * Z + 869.32" office:value-type="float" office:value="141218.910331707" calcext:value-type="float">
            <text:p>141219</text:p>
          </table:table-cell>
          <table:table-cell table:formula="of:=0.42 * [.A233]-9336.45" office:value-type="float" office:value="84743.55" calcext:value-type="float">
            <text:p>84744</text:p>
          </table:table-cell>
          <table:table-cell table:formula="of:=0.45 * [.A233] - 17671.2" office:value-type="float" office:value="83128.8" calcext:value-type="float">
            <text:p>83129</text:p>
          </table:table-cell>
          <table:table-cell table:formula="of:=([.A233]-[.$B$6])/10000" office:value-type="float" office:value="21.3653" calcext:value-type="float">
            <text:p>21</text:p>
          </table:table-cell>
          <table:table-cell table:formula="of:=([.A233]-14926)/10000" office:value-type="float" office:value="20.9074" calcext:value-type="float">
            <text:p>21</text:p>
          </table:table-cell>
          <table:table-cell table:formula="of:=[.B233]/[.A233]" office:value-type="percentage" office:value="0.378319419642857" calcext:value-type="percentage">
            <text:p>37.83%</text:p>
          </table:table-cell>
          <table:table-cell table:formula="of:=MROUND([.I23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3]+1000" office:value-type="float" office:value="225000" calcext:value-type="float">
            <text:p>225000</text:p>
          </table:table-cell>
          <table:table-cell table:formula="of:=IF([.A234]&lt;=[.B$6];0; IF([.A234]&lt;[.C$6];[.C234];IF([.A234]&lt;[.D$6];[.D234];IF([.A234]&lt;[.E$6];[.E234];[.F234]))))" office:value-type="float" office:value="85163.55" calcext:value-type="float">
            <text:p>85164</text:p>
          </table:table-cell>
          <table:table-cell table:formula="of:=(1088.67 * Y + 1.4) * Y" office:value-type="float" office:value="501644.66526966" calcext:value-type="float">
            <text:p>501645</text:p>
          </table:table-cell>
          <table:table-cell table:formula="of:=(206.43 * Z + 2397) * Z + 869.32" office:value-type="float" office:value="142323.857548107" calcext:value-type="float">
            <text:p>142324</text:p>
          </table:table-cell>
          <table:table-cell table:formula="of:=0.42 * [.A234]-9336.45" office:value-type="float" office:value="85163.55" calcext:value-type="float">
            <text:p>85164</text:p>
          </table:table-cell>
          <table:table-cell table:formula="of:=0.45 * [.A234] - 17671.2" office:value-type="float" office:value="83578.8" calcext:value-type="float">
            <text:p>83579</text:p>
          </table:table-cell>
          <table:table-cell table:formula="of:=([.A234]-[.$B$6])/10000" office:value-type="float" office:value="21.4653" calcext:value-type="float">
            <text:p>21</text:p>
          </table:table-cell>
          <table:table-cell table:formula="of:=([.A234]-14926)/10000" office:value-type="float" office:value="21.0074" calcext:value-type="float">
            <text:p>21</text:p>
          </table:table-cell>
          <table:table-cell table:formula="of:=[.B234]/[.A234]" office:value-type="percentage" office:value="0.378504666666667" calcext:value-type="percentage">
            <text:p>37.85%</text:p>
          </table:table-cell>
          <table:table-cell table:formula="of:=MROUND([.I23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4]+1000" office:value-type="float" office:value="226000" calcext:value-type="float">
            <text:p>226000</text:p>
          </table:table-cell>
          <table:table-cell table:formula="of:=IF([.A235]&lt;=[.B$6];0; IF([.A235]&lt;[.C$6];[.C235];IF([.A235]&lt;[.D$6];[.D235];IF([.A235]&lt;[.E$6];[.E235];[.F235]))))" office:value-type="float" office:value="85583.55" calcext:value-type="float">
            <text:p>85584</text:p>
          </table:table-cell>
          <table:table-cell table:formula="of:=(1088.67 * Y + 1.4) * Y" office:value-type="float" office:value="506329.41759986" calcext:value-type="float">
            <text:p>506329</text:p>
          </table:table-cell>
          <table:table-cell table:formula="of:=(206.43 * Z + 2397) * Z + 869.32" office:value-type="float" office:value="143432.933364507" calcext:value-type="float">
            <text:p>143433</text:p>
          </table:table-cell>
          <table:table-cell table:formula="of:=0.42 * [.A235]-9336.45" office:value-type="float" office:value="85583.55" calcext:value-type="float">
            <text:p>85584</text:p>
          </table:table-cell>
          <table:table-cell table:formula="of:=0.45 * [.A235] - 17671.2" office:value-type="float" office:value="84028.8" calcext:value-type="float">
            <text:p>84029</text:p>
          </table:table-cell>
          <table:table-cell table:formula="of:=([.A235]-[.$B$6])/10000" office:value-type="float" office:value="21.5653" calcext:value-type="float">
            <text:p>22</text:p>
          </table:table-cell>
          <table:table-cell table:formula="of:=([.A235]-14926)/10000" office:value-type="float" office:value="21.1074" calcext:value-type="float">
            <text:p>21</text:p>
          </table:table-cell>
          <table:table-cell table:formula="of:=[.B235]/[.A235]" office:value-type="percentage" office:value="0.378688274336283" calcext:value-type="percentage">
            <text:p>37.87%</text:p>
          </table:table-cell>
          <table:table-cell table:formula="of:=MROUND([.I23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5]+1000" office:value-type="float" office:value="227000" calcext:value-type="float">
            <text:p>227000</text:p>
          </table:table-cell>
          <table:table-cell table:formula="of:=IF([.A236]&lt;=[.B$6];0; IF([.A236]&lt;[.C$6];[.C236];IF([.A236]&lt;[.D$6];[.D236];IF([.A236]&lt;[.E$6];[.E236];[.F236]))))" office:value-type="float" office:value="86003.55" calcext:value-type="float">
            <text:p>86004</text:p>
          </table:table-cell>
          <table:table-cell table:formula="of:=(1088.67 * Y + 1.4) * Y" office:value-type="float" office:value="511035.94333006" calcext:value-type="float">
            <text:p>511036</text:p>
          </table:table-cell>
          <table:table-cell table:formula="of:=(206.43 * Z + 2397) * Z + 869.32" office:value-type="float" office:value="144546.137780907" calcext:value-type="float">
            <text:p>144546</text:p>
          </table:table-cell>
          <table:table-cell table:formula="of:=0.42 * [.A236]-9336.45" office:value-type="float" office:value="86003.55" calcext:value-type="float">
            <text:p>86004</text:p>
          </table:table-cell>
          <table:table-cell table:formula="of:=0.45 * [.A236] - 17671.2" office:value-type="float" office:value="84478.8" calcext:value-type="float">
            <text:p>84479</text:p>
          </table:table-cell>
          <table:table-cell table:formula="of:=([.A236]-[.$B$6])/10000" office:value-type="float" office:value="21.6653" calcext:value-type="float">
            <text:p>22</text:p>
          </table:table-cell>
          <table:table-cell table:formula="of:=([.A236]-14926)/10000" office:value-type="float" office:value="21.2074" calcext:value-type="float">
            <text:p>21</text:p>
          </table:table-cell>
          <table:table-cell table:formula="of:=[.B236]/[.A236]" office:value-type="percentage" office:value="0.378870264317181" calcext:value-type="percentage">
            <text:p>37.89%</text:p>
          </table:table-cell>
          <table:table-cell table:formula="of:=MROUND([.I23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6]+1000" office:value-type="float" office:value="228000" calcext:value-type="float">
            <text:p>228000</text:p>
          </table:table-cell>
          <table:table-cell table:formula="of:=IF([.A237]&lt;=[.B$6];0; IF([.A237]&lt;[.C$6];[.C237];IF([.A237]&lt;[.D$6];[.D237];IF([.A237]&lt;[.E$6];[.E237];[.F237]))))" office:value-type="float" office:value="86423.55" calcext:value-type="float">
            <text:p>86424</text:p>
          </table:table-cell>
          <table:table-cell table:formula="of:=(1088.67 * Y + 1.4) * Y" office:value-type="float" office:value="515764.24246026" calcext:value-type="float">
            <text:p>515764</text:p>
          </table:table-cell>
          <table:table-cell table:formula="of:=(206.43 * Z + 2397) * Z + 869.32" office:value-type="float" office:value="145663.470797307" calcext:value-type="float">
            <text:p>145663</text:p>
          </table:table-cell>
          <table:table-cell table:formula="of:=0.42 * [.A237]-9336.45" office:value-type="float" office:value="86423.55" calcext:value-type="float">
            <text:p>86424</text:p>
          </table:table-cell>
          <table:table-cell table:formula="of:=0.45 * [.A237] - 17671.2" office:value-type="float" office:value="84928.8" calcext:value-type="float">
            <text:p>84929</text:p>
          </table:table-cell>
          <table:table-cell table:formula="of:=([.A237]-[.$B$6])/10000" office:value-type="float" office:value="21.7653" calcext:value-type="float">
            <text:p>22</text:p>
          </table:table-cell>
          <table:table-cell table:formula="of:=([.A237]-14926)/10000" office:value-type="float" office:value="21.3074" calcext:value-type="float">
            <text:p>21</text:p>
          </table:table-cell>
          <table:table-cell table:formula="of:=[.B237]/[.A237]" office:value-type="percentage" office:value="0.379050657894737" calcext:value-type="percentage">
            <text:p>37.91%</text:p>
          </table:table-cell>
          <table:table-cell table:formula="of:=MROUND([.I23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7]+1000" office:value-type="float" office:value="229000" calcext:value-type="float">
            <text:p>229000</text:p>
          </table:table-cell>
          <table:table-cell table:formula="of:=IF([.A238]&lt;=[.B$6];0; IF([.A238]&lt;[.C$6];[.C238];IF([.A238]&lt;[.D$6];[.D238];IF([.A238]&lt;[.E$6];[.E238];[.F238]))))" office:value-type="float" office:value="86843.55" calcext:value-type="float">
            <text:p>86844</text:p>
          </table:table-cell>
          <table:table-cell table:formula="of:=(1088.67 * Y + 1.4) * Y" office:value-type="float" office:value="520514.31499046" calcext:value-type="float">
            <text:p>520514</text:p>
          </table:table-cell>
          <table:table-cell table:formula="of:=(206.43 * Z + 2397) * Z + 869.32" office:value-type="float" office:value="146784.932413707" calcext:value-type="float">
            <text:p>146785</text:p>
          </table:table-cell>
          <table:table-cell table:formula="of:=0.42 * [.A238]-9336.45" office:value-type="float" office:value="86843.55" calcext:value-type="float">
            <text:p>86844</text:p>
          </table:table-cell>
          <table:table-cell table:formula="of:=0.45 * [.A238] - 17671.2" office:value-type="float" office:value="85378.8" calcext:value-type="float">
            <text:p>85379</text:p>
          </table:table-cell>
          <table:table-cell table:formula="of:=([.A238]-[.$B$6])/10000" office:value-type="float" office:value="21.8653" calcext:value-type="float">
            <text:p>22</text:p>
          </table:table-cell>
          <table:table-cell table:formula="of:=([.A238]-14926)/10000" office:value-type="float" office:value="21.4074" calcext:value-type="float">
            <text:p>21</text:p>
          </table:table-cell>
          <table:table-cell table:formula="of:=[.B238]/[.A238]" office:value-type="percentage" office:value="0.379229475982533" calcext:value-type="percentage">
            <text:p>37.92%</text:p>
          </table:table-cell>
          <table:table-cell table:formula="of:=MROUND([.I23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8]+1000" office:value-type="float" office:value="230000" calcext:value-type="float">
            <text:p>230000</text:p>
          </table:table-cell>
          <table:table-cell table:formula="of:=IF([.A239]&lt;=[.B$6];0; IF([.A239]&lt;[.C$6];[.C239];IF([.A239]&lt;[.D$6];[.D239];IF([.A239]&lt;[.E$6];[.E239];[.F239]))))" office:value-type="float" office:value="87263.55" calcext:value-type="float">
            <text:p>87264</text:p>
          </table:table-cell>
          <table:table-cell table:formula="of:=(1088.67 * Y + 1.4) * Y" office:value-type="float" office:value="525286.16092066" calcext:value-type="float">
            <text:p>525286</text:p>
          </table:table-cell>
          <table:table-cell table:formula="of:=(206.43 * Z + 2397) * Z + 869.32" office:value-type="float" office:value="147910.522630107" calcext:value-type="float">
            <text:p>147911</text:p>
          </table:table-cell>
          <table:table-cell table:formula="of:=0.42 * [.A239]-9336.45" office:value-type="float" office:value="87263.55" calcext:value-type="float">
            <text:p>87264</text:p>
          </table:table-cell>
          <table:table-cell table:formula="of:=0.45 * [.A239] - 17671.2" office:value-type="float" office:value="85828.8" calcext:value-type="float">
            <text:p>85829</text:p>
          </table:table-cell>
          <table:table-cell table:formula="of:=([.A239]-[.$B$6])/10000" office:value-type="float" office:value="21.9653" calcext:value-type="float">
            <text:p>22</text:p>
          </table:table-cell>
          <table:table-cell table:formula="of:=([.A239]-14926)/10000" office:value-type="float" office:value="21.5074" calcext:value-type="float">
            <text:p>22</text:p>
          </table:table-cell>
          <table:table-cell table:formula="of:=[.B239]/[.A239]" office:value-type="percentage" office:value="0.379406739130435" calcext:value-type="percentage">
            <text:p>37.94%</text:p>
          </table:table-cell>
          <table:table-cell table:formula="of:=MROUND([.I23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39]+1000" office:value-type="float" office:value="231000" calcext:value-type="float">
            <text:p>231000</text:p>
          </table:table-cell>
          <table:table-cell table:formula="of:=IF([.A240]&lt;=[.B$6];0; IF([.A240]&lt;[.C$6];[.C240];IF([.A240]&lt;[.D$6];[.D240];IF([.A240]&lt;[.E$6];[.E240];[.F240]))))" office:value-type="float" office:value="87683.55" calcext:value-type="float">
            <text:p>87684</text:p>
          </table:table-cell>
          <table:table-cell table:formula="of:=(1088.67 * Y + 1.4) * Y" office:value-type="float" office:value="530079.78025086" calcext:value-type="float">
            <text:p>530080</text:p>
          </table:table-cell>
          <table:table-cell table:formula="of:=(206.43 * Z + 2397) * Z + 869.32" office:value-type="float" office:value="149040.241446507" calcext:value-type="float">
            <text:p>149040</text:p>
          </table:table-cell>
          <table:table-cell table:formula="of:=0.42 * [.A240]-9336.45" office:value-type="float" office:value="87683.55" calcext:value-type="float">
            <text:p>87684</text:p>
          </table:table-cell>
          <table:table-cell table:formula="of:=0.45 * [.A240] - 17671.2" office:value-type="float" office:value="86278.8" calcext:value-type="float">
            <text:p>86279</text:p>
          </table:table-cell>
          <table:table-cell table:formula="of:=([.A240]-[.$B$6])/10000" office:value-type="float" office:value="22.0653" calcext:value-type="float">
            <text:p>22</text:p>
          </table:table-cell>
          <table:table-cell table:formula="of:=([.A240]-14926)/10000" office:value-type="float" office:value="21.6074" calcext:value-type="float">
            <text:p>22</text:p>
          </table:table-cell>
          <table:table-cell table:formula="of:=[.B240]/[.A240]" office:value-type="percentage" office:value="0.379582467532468" calcext:value-type="percentage">
            <text:p>37.96%</text:p>
          </table:table-cell>
          <table:table-cell table:formula="of:=MROUND([.I24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0]+1000" office:value-type="float" office:value="232000" calcext:value-type="float">
            <text:p>232000</text:p>
          </table:table-cell>
          <table:table-cell table:formula="of:=IF([.A241]&lt;=[.B$6];0; IF([.A241]&lt;[.C$6];[.C241];IF([.A241]&lt;[.D$6];[.D241];IF([.A241]&lt;[.E$6];[.E241];[.F241]))))" office:value-type="float" office:value="88103.55" calcext:value-type="float">
            <text:p>88104</text:p>
          </table:table-cell>
          <table:table-cell table:formula="of:=(1088.67 * Y + 1.4) * Y" office:value-type="float" office:value="534895.17298106" calcext:value-type="float">
            <text:p>534895</text:p>
          </table:table-cell>
          <table:table-cell table:formula="of:=(206.43 * Z + 2397) * Z + 869.32" office:value-type="float" office:value="150174.088862907" calcext:value-type="float">
            <text:p>150174</text:p>
          </table:table-cell>
          <table:table-cell table:formula="of:=0.42 * [.A241]-9336.45" office:value-type="float" office:value="88103.55" calcext:value-type="float">
            <text:p>88104</text:p>
          </table:table-cell>
          <table:table-cell table:formula="of:=0.45 * [.A241] - 17671.2" office:value-type="float" office:value="86728.8" calcext:value-type="float">
            <text:p>86729</text:p>
          </table:table-cell>
          <table:table-cell table:formula="of:=([.A241]-[.$B$6])/10000" office:value-type="float" office:value="22.1653" calcext:value-type="float">
            <text:p>22</text:p>
          </table:table-cell>
          <table:table-cell table:formula="of:=([.A241]-14926)/10000" office:value-type="float" office:value="21.7074" calcext:value-type="float">
            <text:p>22</text:p>
          </table:table-cell>
          <table:table-cell table:formula="of:=[.B241]/[.A241]" office:value-type="percentage" office:value="0.379756681034483" calcext:value-type="percentage">
            <text:p>37.98%</text:p>
          </table:table-cell>
          <table:table-cell table:formula="of:=MROUND([.I24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1]+1000" office:value-type="float" office:value="233000" calcext:value-type="float">
            <text:p>233000</text:p>
          </table:table-cell>
          <table:table-cell table:formula="of:=IF([.A242]&lt;=[.B$6];0; IF([.A242]&lt;[.C$6];[.C242];IF([.A242]&lt;[.D$6];[.D242];IF([.A242]&lt;[.E$6];[.E242];[.F242]))))" office:value-type="float" office:value="88523.55" calcext:value-type="float">
            <text:p>88524</text:p>
          </table:table-cell>
          <table:table-cell table:formula="of:=(1088.67 * Y + 1.4) * Y" office:value-type="float" office:value="539732.33911126" calcext:value-type="float">
            <text:p>539732</text:p>
          </table:table-cell>
          <table:table-cell table:formula="of:=(206.43 * Z + 2397) * Z + 869.32" office:value-type="float" office:value="151312.064879307" calcext:value-type="float">
            <text:p>151312</text:p>
          </table:table-cell>
          <table:table-cell table:formula="of:=0.42 * [.A242]-9336.45" office:value-type="float" office:value="88523.55" calcext:value-type="float">
            <text:p>88524</text:p>
          </table:table-cell>
          <table:table-cell table:formula="of:=0.45 * [.A242] - 17671.2" office:value-type="float" office:value="87178.8" calcext:value-type="float">
            <text:p>87179</text:p>
          </table:table-cell>
          <table:table-cell table:formula="of:=([.A242]-[.$B$6])/10000" office:value-type="float" office:value="22.2653" calcext:value-type="float">
            <text:p>22</text:p>
          </table:table-cell>
          <table:table-cell table:formula="of:=([.A242]-14926)/10000" office:value-type="float" office:value="21.8074" calcext:value-type="float">
            <text:p>22</text:p>
          </table:table-cell>
          <table:table-cell table:formula="of:=[.B242]/[.A242]" office:value-type="percentage" office:value="0.379929399141631" calcext:value-type="percentage">
            <text:p>37.99%</text:p>
          </table:table-cell>
          <table:table-cell table:formula="of:=MROUND([.I24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2]+1000" office:value-type="float" office:value="234000" calcext:value-type="float">
            <text:p>234000</text:p>
          </table:table-cell>
          <table:table-cell table:formula="of:=IF([.A243]&lt;=[.B$6];0; IF([.A243]&lt;[.C$6];[.C243];IF([.A243]&lt;[.D$6];[.D243];IF([.A243]&lt;[.E$6];[.E243];[.F243]))))" office:value-type="float" office:value="88943.55" calcext:value-type="float">
            <text:p>88944</text:p>
          </table:table-cell>
          <table:table-cell table:formula="of:=(1088.67 * Y + 1.4) * Y" office:value-type="float" office:value="544591.27864146" calcext:value-type="float">
            <text:p>544591</text:p>
          </table:table-cell>
          <table:table-cell table:formula="of:=(206.43 * Z + 2397) * Z + 869.32" office:value-type="float" office:value="152454.169495707" calcext:value-type="float">
            <text:p>152454</text:p>
          </table:table-cell>
          <table:table-cell table:formula="of:=0.42 * [.A243]-9336.45" office:value-type="float" office:value="88943.55" calcext:value-type="float">
            <text:p>88944</text:p>
          </table:table-cell>
          <table:table-cell table:formula="of:=0.45 * [.A243] - 17671.2" office:value-type="float" office:value="87628.8" calcext:value-type="float">
            <text:p>87629</text:p>
          </table:table-cell>
          <table:table-cell table:formula="of:=([.A243]-[.$B$6])/10000" office:value-type="float" office:value="22.3653" calcext:value-type="float">
            <text:p>22</text:p>
          </table:table-cell>
          <table:table-cell table:formula="of:=([.A243]-14926)/10000" office:value-type="float" office:value="21.9074" calcext:value-type="float">
            <text:p>22</text:p>
          </table:table-cell>
          <table:table-cell table:formula="of:=[.B243]/[.A243]" office:value-type="percentage" office:value="0.380100641025641" calcext:value-type="percentage">
            <text:p>38.01%</text:p>
          </table:table-cell>
          <table:table-cell table:formula="of:=MROUND([.I24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3]+1000" office:value-type="float" office:value="235000" calcext:value-type="float">
            <text:p>235000</text:p>
          </table:table-cell>
          <table:table-cell table:formula="of:=IF([.A244]&lt;=[.B$6];0; IF([.A244]&lt;[.C$6];[.C244];IF([.A244]&lt;[.D$6];[.D244];IF([.A244]&lt;[.E$6];[.E244];[.F244]))))" office:value-type="float" office:value="89363.55" calcext:value-type="float">
            <text:p>89364</text:p>
          </table:table-cell>
          <table:table-cell table:formula="of:=(1088.67 * Y + 1.4) * Y" office:value-type="float" office:value="549471.99157166" calcext:value-type="float">
            <text:p>549472</text:p>
          </table:table-cell>
          <table:table-cell table:formula="of:=(206.43 * Z + 2397) * Z + 869.32" office:value-type="float" office:value="153600.402712107" calcext:value-type="float">
            <text:p>153600</text:p>
          </table:table-cell>
          <table:table-cell table:formula="of:=0.42 * [.A244]-9336.45" office:value-type="float" office:value="89363.55" calcext:value-type="float">
            <text:p>89364</text:p>
          </table:table-cell>
          <table:table-cell table:formula="of:=0.45 * [.A244] - 17671.2" office:value-type="float" office:value="88078.8" calcext:value-type="float">
            <text:p>88079</text:p>
          </table:table-cell>
          <table:table-cell table:formula="of:=([.A244]-[.$B$6])/10000" office:value-type="float" office:value="22.4653" calcext:value-type="float">
            <text:p>22</text:p>
          </table:table-cell>
          <table:table-cell table:formula="of:=([.A244]-14926)/10000" office:value-type="float" office:value="22.0074" calcext:value-type="float">
            <text:p>22</text:p>
          </table:table-cell>
          <table:table-cell table:formula="of:=[.B244]/[.A244]" office:value-type="percentage" office:value="0.380270425531915" calcext:value-type="percentage">
            <text:p>38.03%</text:p>
          </table:table-cell>
          <table:table-cell table:formula="of:=MROUND([.I24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4]+1000" office:value-type="float" office:value="236000" calcext:value-type="float">
            <text:p>236000</text:p>
          </table:table-cell>
          <table:table-cell table:formula="of:=IF([.A245]&lt;=[.B$6];0; IF([.A245]&lt;[.C$6];[.C245];IF([.A245]&lt;[.D$6];[.D245];IF([.A245]&lt;[.E$6];[.E245];[.F245]))))" office:value-type="float" office:value="89783.55" calcext:value-type="float">
            <text:p>89784</text:p>
          </table:table-cell>
          <table:table-cell table:formula="of:=(1088.67 * Y + 1.4) * Y" office:value-type="float" office:value="554374.47790186" calcext:value-type="float">
            <text:p>554374</text:p>
          </table:table-cell>
          <table:table-cell table:formula="of:=(206.43 * Z + 2397) * Z + 869.32" office:value-type="float" office:value="154750.764528507" calcext:value-type="float">
            <text:p>154751</text:p>
          </table:table-cell>
          <table:table-cell table:formula="of:=0.42 * [.A245]-9336.45" office:value-type="float" office:value="89783.55" calcext:value-type="float">
            <text:p>89784</text:p>
          </table:table-cell>
          <table:table-cell table:formula="of:=0.45 * [.A245] - 17671.2" office:value-type="float" office:value="88528.8" calcext:value-type="float">
            <text:p>88529</text:p>
          </table:table-cell>
          <table:table-cell table:formula="of:=([.A245]-[.$B$6])/10000" office:value-type="float" office:value="22.5653" calcext:value-type="float">
            <text:p>23</text:p>
          </table:table-cell>
          <table:table-cell table:formula="of:=([.A245]-14926)/10000" office:value-type="float" office:value="22.1074" calcext:value-type="float">
            <text:p>22</text:p>
          </table:table-cell>
          <table:table-cell table:formula="of:=[.B245]/[.A245]" office:value-type="percentage" office:value="0.380438771186441" calcext:value-type="percentage">
            <text:p>38.04%</text:p>
          </table:table-cell>
          <table:table-cell table:formula="of:=MROUND([.I24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5]+1000" office:value-type="float" office:value="237000" calcext:value-type="float">
            <text:p>237000</text:p>
          </table:table-cell>
          <table:table-cell table:formula="of:=IF([.A246]&lt;=[.B$6];0; IF([.A246]&lt;[.C$6];[.C246];IF([.A246]&lt;[.D$6];[.D246];IF([.A246]&lt;[.E$6];[.E246];[.F246]))))" office:value-type="float" office:value="90203.55" calcext:value-type="float">
            <text:p>90204</text:p>
          </table:table-cell>
          <table:table-cell table:formula="of:=(1088.67 * Y + 1.4) * Y" office:value-type="float" office:value="559298.73763206" calcext:value-type="float">
            <text:p>559299</text:p>
          </table:table-cell>
          <table:table-cell table:formula="of:=(206.43 * Z + 2397) * Z + 869.32" office:value-type="float" office:value="155905.254944907" calcext:value-type="float">
            <text:p>155905</text:p>
          </table:table-cell>
          <table:table-cell table:formula="of:=0.42 * [.A246]-9336.45" office:value-type="float" office:value="90203.55" calcext:value-type="float">
            <text:p>90204</text:p>
          </table:table-cell>
          <table:table-cell table:formula="of:=0.45 * [.A246] - 17671.2" office:value-type="float" office:value="88978.8" calcext:value-type="float">
            <text:p>88979</text:p>
          </table:table-cell>
          <table:table-cell table:formula="of:=([.A246]-[.$B$6])/10000" office:value-type="float" office:value="22.6653" calcext:value-type="float">
            <text:p>23</text:p>
          </table:table-cell>
          <table:table-cell table:formula="of:=([.A246]-14926)/10000" office:value-type="float" office:value="22.2074" calcext:value-type="float">
            <text:p>22</text:p>
          </table:table-cell>
          <table:table-cell table:formula="of:=[.B246]/[.A246]" office:value-type="percentage" office:value="0.380605696202532" calcext:value-type="percentage">
            <text:p>38.06%</text:p>
          </table:table-cell>
          <table:table-cell table:formula="of:=MROUND([.I24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6]+1000" office:value-type="float" office:value="238000" calcext:value-type="float">
            <text:p>238000</text:p>
          </table:table-cell>
          <table:table-cell table:formula="of:=IF([.A247]&lt;=[.B$6];0; IF([.A247]&lt;[.C$6];[.C247];IF([.A247]&lt;[.D$6];[.D247];IF([.A247]&lt;[.E$6];[.E247];[.F247]))))" office:value-type="float" office:value="90623.55" calcext:value-type="float">
            <text:p>90624</text:p>
          </table:table-cell>
          <table:table-cell table:formula="of:=(1088.67 * Y + 1.4) * Y" office:value-type="float" office:value="564244.77076226" calcext:value-type="float">
            <text:p>564245</text:p>
          </table:table-cell>
          <table:table-cell table:formula="of:=(206.43 * Z + 2397) * Z + 869.32" office:value-type="float" office:value="157063.873961307" calcext:value-type="float">
            <text:p>157064</text:p>
          </table:table-cell>
          <table:table-cell table:formula="of:=0.42 * [.A247]-9336.45" office:value-type="float" office:value="90623.55" calcext:value-type="float">
            <text:p>90624</text:p>
          </table:table-cell>
          <table:table-cell table:formula="of:=0.45 * [.A247] - 17671.2" office:value-type="float" office:value="89428.8" calcext:value-type="float">
            <text:p>89429</text:p>
          </table:table-cell>
          <table:table-cell table:formula="of:=([.A247]-[.$B$6])/10000" office:value-type="float" office:value="22.7653" calcext:value-type="float">
            <text:p>23</text:p>
          </table:table-cell>
          <table:table-cell table:formula="of:=([.A247]-14926)/10000" office:value-type="float" office:value="22.3074" calcext:value-type="float">
            <text:p>22</text:p>
          </table:table-cell>
          <table:table-cell table:formula="of:=[.B247]/[.A247]" office:value-type="percentage" office:value="0.380771218487395" calcext:value-type="percentage">
            <text:p>38.08%</text:p>
          </table:table-cell>
          <table:table-cell table:formula="of:=MROUND([.I24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7]+1000" office:value-type="float" office:value="239000" calcext:value-type="float">
            <text:p>239000</text:p>
          </table:table-cell>
          <table:table-cell table:formula="of:=IF([.A248]&lt;=[.B$6];0; IF([.A248]&lt;[.C$6];[.C248];IF([.A248]&lt;[.D$6];[.D248];IF([.A248]&lt;[.E$6];[.E248];[.F248]))))" office:value-type="float" office:value="91043.55" calcext:value-type="float">
            <text:p>91044</text:p>
          </table:table-cell>
          <table:table-cell table:formula="of:=(1088.67 * Y + 1.4) * Y" office:value-type="float" office:value="569212.577292461" calcext:value-type="float">
            <text:p>569213</text:p>
          </table:table-cell>
          <table:table-cell table:formula="of:=(206.43 * Z + 2397) * Z + 869.32" office:value-type="float" office:value="158226.621577707" calcext:value-type="float">
            <text:p>158227</text:p>
          </table:table-cell>
          <table:table-cell table:formula="of:=0.42 * [.A248]-9336.45" office:value-type="float" office:value="91043.55" calcext:value-type="float">
            <text:p>91044</text:p>
          </table:table-cell>
          <table:table-cell table:formula="of:=0.45 * [.A248] - 17671.2" office:value-type="float" office:value="89878.8" calcext:value-type="float">
            <text:p>89879</text:p>
          </table:table-cell>
          <table:table-cell table:formula="of:=([.A248]-[.$B$6])/10000" office:value-type="float" office:value="22.8653" calcext:value-type="float">
            <text:p>23</text:p>
          </table:table-cell>
          <table:table-cell table:formula="of:=([.A248]-14926)/10000" office:value-type="float" office:value="22.4074" calcext:value-type="float">
            <text:p>22</text:p>
          </table:table-cell>
          <table:table-cell table:formula="of:=[.B248]/[.A248]" office:value-type="percentage" office:value="0.380935355648536" calcext:value-type="percentage">
            <text:p>38.09%</text:p>
          </table:table-cell>
          <table:table-cell table:formula="of:=MROUND([.I24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8]+1000" office:value-type="float" office:value="240000" calcext:value-type="float">
            <text:p>240000</text:p>
          </table:table-cell>
          <table:table-cell table:formula="of:=IF([.A249]&lt;=[.B$6];0; IF([.A249]&lt;[.C$6];[.C249];IF([.A249]&lt;[.D$6];[.D249];IF([.A249]&lt;[.E$6];[.E249];[.F249]))))" office:value-type="float" office:value="91463.55" calcext:value-type="float">
            <text:p>91464</text:p>
          </table:table-cell>
          <table:table-cell table:formula="of:=(1088.67 * Y + 1.4) * Y" office:value-type="float" office:value="574202.15722266" calcext:value-type="float">
            <text:p>574202</text:p>
          </table:table-cell>
          <table:table-cell table:formula="of:=(206.43 * Z + 2397) * Z + 869.32" office:value-type="float" office:value="159393.497794107" calcext:value-type="float">
            <text:p>159393</text:p>
          </table:table-cell>
          <table:table-cell table:formula="of:=0.42 * [.A249]-9336.45" office:value-type="float" office:value="91463.55" calcext:value-type="float">
            <text:p>91464</text:p>
          </table:table-cell>
          <table:table-cell table:formula="of:=0.45 * [.A249] - 17671.2" office:value-type="float" office:value="90328.8" calcext:value-type="float">
            <text:p>90329</text:p>
          </table:table-cell>
          <table:table-cell table:formula="of:=([.A249]-[.$B$6])/10000" office:value-type="float" office:value="22.9653" calcext:value-type="float">
            <text:p>23</text:p>
          </table:table-cell>
          <table:table-cell table:formula="of:=([.A249]-14926)/10000" office:value-type="float" office:value="22.5074" calcext:value-type="float">
            <text:p>23</text:p>
          </table:table-cell>
          <table:table-cell table:formula="of:=[.B249]/[.A249]" office:value-type="percentage" office:value="0.381098125" calcext:value-type="percentage">
            <text:p>38.11%</text:p>
          </table:table-cell>
          <table:table-cell table:formula="of:=MROUND([.I24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49]+1000" office:value-type="float" office:value="241000" calcext:value-type="float">
            <text:p>241000</text:p>
          </table:table-cell>
          <table:table-cell table:formula="of:=IF([.A250]&lt;=[.B$6];0; IF([.A250]&lt;[.C$6];[.C250];IF([.A250]&lt;[.D$6];[.D250];IF([.A250]&lt;[.E$6];[.E250];[.F250]))))" office:value-type="float" office:value="91883.55" calcext:value-type="float">
            <text:p>91884</text:p>
          </table:table-cell>
          <table:table-cell table:formula="of:=(1088.67 * Y + 1.4) * Y" office:value-type="float" office:value="579213.51055286" calcext:value-type="float">
            <text:p>579214</text:p>
          </table:table-cell>
          <table:table-cell table:formula="of:=(206.43 * Z + 2397) * Z + 869.32" office:value-type="float" office:value="160564.502610507" calcext:value-type="float">
            <text:p>160565</text:p>
          </table:table-cell>
          <table:table-cell table:formula="of:=0.42 * [.A250]-9336.45" office:value-type="float" office:value="91883.55" calcext:value-type="float">
            <text:p>91884</text:p>
          </table:table-cell>
          <table:table-cell table:formula="of:=0.45 * [.A250] - 17671.2" office:value-type="float" office:value="90778.8" calcext:value-type="float">
            <text:p>90779</text:p>
          </table:table-cell>
          <table:table-cell table:formula="of:=([.A250]-[.$B$6])/10000" office:value-type="float" office:value="23.0653" calcext:value-type="float">
            <text:p>23</text:p>
          </table:table-cell>
          <table:table-cell table:formula="of:=([.A250]-14926)/10000" office:value-type="float" office:value="22.6074" calcext:value-type="float">
            <text:p>23</text:p>
          </table:table-cell>
          <table:table-cell table:formula="of:=[.B250]/[.A250]" office:value-type="percentage" office:value="0.381259543568465" calcext:value-type="percentage">
            <text:p>38.13%</text:p>
          </table:table-cell>
          <table:table-cell table:formula="of:=MROUND([.I25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0]+1000" office:value-type="float" office:value="242000" calcext:value-type="float">
            <text:p>242000</text:p>
          </table:table-cell>
          <table:table-cell table:formula="of:=IF([.A251]&lt;=[.B$6];0; IF([.A251]&lt;[.C$6];[.C251];IF([.A251]&lt;[.D$6];[.D251];IF([.A251]&lt;[.E$6];[.E251];[.F251]))))" office:value-type="float" office:value="92303.55" calcext:value-type="float">
            <text:p>92304</text:p>
          </table:table-cell>
          <table:table-cell table:formula="of:=(1088.67 * Y + 1.4) * Y" office:value-type="float" office:value="584246.63728306" calcext:value-type="float">
            <text:p>584247</text:p>
          </table:table-cell>
          <table:table-cell table:formula="of:=(206.43 * Z + 2397) * Z + 869.32" office:value-type="float" office:value="161739.636026907" calcext:value-type="float">
            <text:p>161740</text:p>
          </table:table-cell>
          <table:table-cell table:formula="of:=0.42 * [.A251]-9336.45" office:value-type="float" office:value="92303.55" calcext:value-type="float">
            <text:p>92304</text:p>
          </table:table-cell>
          <table:table-cell table:formula="of:=0.45 * [.A251] - 17671.2" office:value-type="float" office:value="91228.8" calcext:value-type="float">
            <text:p>91229</text:p>
          </table:table-cell>
          <table:table-cell table:formula="of:=([.A251]-[.$B$6])/10000" office:value-type="float" office:value="23.1653" calcext:value-type="float">
            <text:p>23</text:p>
          </table:table-cell>
          <table:table-cell table:formula="of:=([.A251]-14926)/10000" office:value-type="float" office:value="22.7074" calcext:value-type="float">
            <text:p>23</text:p>
          </table:table-cell>
          <table:table-cell table:formula="of:=[.B251]/[.A251]" office:value-type="percentage" office:value="0.381419628099174" calcext:value-type="percentage">
            <text:p>38.14%</text:p>
          </table:table-cell>
          <table:table-cell table:formula="of:=MROUND([.I25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1]+1000" office:value-type="float" office:value="243000" calcext:value-type="float">
            <text:p>243000</text:p>
          </table:table-cell>
          <table:table-cell table:formula="of:=IF([.A252]&lt;=[.B$6];0; IF([.A252]&lt;[.C$6];[.C252];IF([.A252]&lt;[.D$6];[.D252];IF([.A252]&lt;[.E$6];[.E252];[.F252]))))" office:value-type="float" office:value="92723.55" calcext:value-type="float">
            <text:p>92724</text:p>
          </table:table-cell>
          <table:table-cell table:formula="of:=(1088.67 * Y + 1.4) * Y" office:value-type="float" office:value="589301.53741326" calcext:value-type="float">
            <text:p>589302</text:p>
          </table:table-cell>
          <table:table-cell table:formula="of:=(206.43 * Z + 2397) * Z + 869.32" office:value-type="float" office:value="162918.898043307" calcext:value-type="float">
            <text:p>162919</text:p>
          </table:table-cell>
          <table:table-cell table:formula="of:=0.42 * [.A252]-9336.45" office:value-type="float" office:value="92723.55" calcext:value-type="float">
            <text:p>92724</text:p>
          </table:table-cell>
          <table:table-cell table:formula="of:=0.45 * [.A252] - 17671.2" office:value-type="float" office:value="91678.8" calcext:value-type="float">
            <text:p>91679</text:p>
          </table:table-cell>
          <table:table-cell table:formula="of:=([.A252]-[.$B$6])/10000" office:value-type="float" office:value="23.2653" calcext:value-type="float">
            <text:p>23</text:p>
          </table:table-cell>
          <table:table-cell table:formula="of:=([.A252]-14926)/10000" office:value-type="float" office:value="22.8074" calcext:value-type="float">
            <text:p>23</text:p>
          </table:table-cell>
          <table:table-cell table:formula="of:=[.B252]/[.A252]" office:value-type="percentage" office:value="0.381578395061728" calcext:value-type="percentage">
            <text:p>38.16%</text:p>
          </table:table-cell>
          <table:table-cell table:formula="of:=MROUND([.I25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2]+1000" office:value-type="float" office:value="244000" calcext:value-type="float">
            <text:p>244000</text:p>
          </table:table-cell>
          <table:table-cell table:formula="of:=IF([.A253]&lt;=[.B$6];0; IF([.A253]&lt;[.C$6];[.C253];IF([.A253]&lt;[.D$6];[.D253];IF([.A253]&lt;[.E$6];[.E253];[.F253]))))" office:value-type="float" office:value="93143.55" calcext:value-type="float">
            <text:p>93144</text:p>
          </table:table-cell>
          <table:table-cell table:formula="of:=(1088.67 * Y + 1.4) * Y" office:value-type="float" office:value="594378.210943461" calcext:value-type="float">
            <text:p>594378</text:p>
          </table:table-cell>
          <table:table-cell table:formula="of:=(206.43 * Z + 2397) * Z + 869.32" office:value-type="float" office:value="164102.288659707" calcext:value-type="float">
            <text:p>164102</text:p>
          </table:table-cell>
          <table:table-cell table:formula="of:=0.42 * [.A253]-9336.45" office:value-type="float" office:value="93143.55" calcext:value-type="float">
            <text:p>93144</text:p>
          </table:table-cell>
          <table:table-cell table:formula="of:=0.45 * [.A253] - 17671.2" office:value-type="float" office:value="92128.8" calcext:value-type="float">
            <text:p>92129</text:p>
          </table:table-cell>
          <table:table-cell table:formula="of:=([.A253]-[.$B$6])/10000" office:value-type="float" office:value="23.3653" calcext:value-type="float">
            <text:p>23</text:p>
          </table:table-cell>
          <table:table-cell table:formula="of:=([.A253]-14926)/10000" office:value-type="float" office:value="22.9074" calcext:value-type="float">
            <text:p>23</text:p>
          </table:table-cell>
          <table:table-cell table:formula="of:=[.B253]/[.A253]" office:value-type="percentage" office:value="0.381735860655738" calcext:value-type="percentage">
            <text:p>38.17%</text:p>
          </table:table-cell>
          <table:table-cell table:formula="of:=MROUND([.I25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3]+1000" office:value-type="float" office:value="245000" calcext:value-type="float">
            <text:p>245000</text:p>
          </table:table-cell>
          <table:table-cell table:formula="of:=IF([.A254]&lt;=[.B$6];0; IF([.A254]&lt;[.C$6];[.C254];IF([.A254]&lt;[.D$6];[.D254];IF([.A254]&lt;[.E$6];[.E254];[.F254]))))" office:value-type="float" office:value="93563.55" calcext:value-type="float">
            <text:p>93564</text:p>
          </table:table-cell>
          <table:table-cell table:formula="of:=(1088.67 * Y + 1.4) * Y" office:value-type="float" office:value="599476.65787366" calcext:value-type="float">
            <text:p>599477</text:p>
          </table:table-cell>
          <table:table-cell table:formula="of:=(206.43 * Z + 2397) * Z + 869.32" office:value-type="float" office:value="165289.807876107" calcext:value-type="float">
            <text:p>165290</text:p>
          </table:table-cell>
          <table:table-cell table:formula="of:=0.42 * [.A254]-9336.45" office:value-type="float" office:value="93563.55" calcext:value-type="float">
            <text:p>93564</text:p>
          </table:table-cell>
          <table:table-cell table:formula="of:=0.45 * [.A254] - 17671.2" office:value-type="float" office:value="92578.8" calcext:value-type="float">
            <text:p>92579</text:p>
          </table:table-cell>
          <table:table-cell table:formula="of:=([.A254]-[.$B$6])/10000" office:value-type="float" office:value="23.4653" calcext:value-type="float">
            <text:p>23</text:p>
          </table:table-cell>
          <table:table-cell table:formula="of:=([.A254]-14926)/10000" office:value-type="float" office:value="23.0074" calcext:value-type="float">
            <text:p>23</text:p>
          </table:table-cell>
          <table:table-cell table:formula="of:=[.B254]/[.A254]" office:value-type="percentage" office:value="0.381892040816327" calcext:value-type="percentage">
            <text:p>38.19%</text:p>
          </table:table-cell>
          <table:table-cell table:formula="of:=MROUND([.I25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4]+1000" office:value-type="float" office:value="246000" calcext:value-type="float">
            <text:p>246000</text:p>
          </table:table-cell>
          <table:table-cell table:formula="of:=IF([.A255]&lt;=[.B$6];0; IF([.A255]&lt;[.C$6];[.C255];IF([.A255]&lt;[.D$6];[.D255];IF([.A255]&lt;[.E$6];[.E255];[.F255]))))" office:value-type="float" office:value="93983.55" calcext:value-type="float">
            <text:p>93984</text:p>
          </table:table-cell>
          <table:table-cell table:formula="of:=(1088.67 * Y + 1.4) * Y" office:value-type="float" office:value="604596.87820386" calcext:value-type="float">
            <text:p>604597</text:p>
          </table:table-cell>
          <table:table-cell table:formula="of:=(206.43 * Z + 2397) * Z + 869.32" office:value-type="float" office:value="166481.455692507" calcext:value-type="float">
            <text:p>166481</text:p>
          </table:table-cell>
          <table:table-cell table:formula="of:=0.42 * [.A255]-9336.45" office:value-type="float" office:value="93983.55" calcext:value-type="float">
            <text:p>93984</text:p>
          </table:table-cell>
          <table:table-cell table:formula="of:=0.45 * [.A255] - 17671.2" office:value-type="float" office:value="93028.8" calcext:value-type="float">
            <text:p>93029</text:p>
          </table:table-cell>
          <table:table-cell table:formula="of:=([.A255]-[.$B$6])/10000" office:value-type="float" office:value="23.5653" calcext:value-type="float">
            <text:p>24</text:p>
          </table:table-cell>
          <table:table-cell table:formula="of:=([.A255]-14926)/10000" office:value-type="float" office:value="23.1074" calcext:value-type="float">
            <text:p>23</text:p>
          </table:table-cell>
          <table:table-cell table:formula="of:=[.B255]/[.A255]" office:value-type="percentage" office:value="0.382046951219512" calcext:value-type="percentage">
            <text:p>38.20%</text:p>
          </table:table-cell>
          <table:table-cell table:formula="of:=MROUND([.I25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5]+1000" office:value-type="float" office:value="247000" calcext:value-type="float">
            <text:p>247000</text:p>
          </table:table-cell>
          <table:table-cell table:formula="of:=IF([.A256]&lt;=[.B$6];0; IF([.A256]&lt;[.C$6];[.C256];IF([.A256]&lt;[.D$6];[.D256];IF([.A256]&lt;[.E$6];[.E256];[.F256]))))" office:value-type="float" office:value="94403.55" calcext:value-type="float">
            <text:p>94404</text:p>
          </table:table-cell>
          <table:table-cell table:formula="of:=(1088.67 * Y + 1.4) * Y" office:value-type="float" office:value="609738.87193406" calcext:value-type="float">
            <text:p>609739</text:p>
          </table:table-cell>
          <table:table-cell table:formula="of:=(206.43 * Z + 2397) * Z + 869.32" office:value-type="float" office:value="167677.232108907" calcext:value-type="float">
            <text:p>167677</text:p>
          </table:table-cell>
          <table:table-cell table:formula="of:=0.42 * [.A256]-9336.45" office:value-type="float" office:value="94403.55" calcext:value-type="float">
            <text:p>94404</text:p>
          </table:table-cell>
          <table:table-cell table:formula="of:=0.45 * [.A256] - 17671.2" office:value-type="float" office:value="93478.8" calcext:value-type="float">
            <text:p>93479</text:p>
          </table:table-cell>
          <table:table-cell table:formula="of:=([.A256]-[.$B$6])/10000" office:value-type="float" office:value="23.6653" calcext:value-type="float">
            <text:p>24</text:p>
          </table:table-cell>
          <table:table-cell table:formula="of:=([.A256]-14926)/10000" office:value-type="float" office:value="23.2074" calcext:value-type="float">
            <text:p>23</text:p>
          </table:table-cell>
          <table:table-cell table:formula="of:=[.B256]/[.A256]" office:value-type="percentage" office:value="0.382200607287449" calcext:value-type="percentage">
            <text:p>38.22%</text:p>
          </table:table-cell>
          <table:table-cell table:formula="of:=MROUND([.I25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6]+1000" office:value-type="float" office:value="248000" calcext:value-type="float">
            <text:p>248000</text:p>
          </table:table-cell>
          <table:table-cell table:formula="of:=IF([.A257]&lt;=[.B$6];0; IF([.A257]&lt;[.C$6];[.C257];IF([.A257]&lt;[.D$6];[.D257];IF([.A257]&lt;[.E$6];[.E257];[.F257]))))" office:value-type="float" office:value="94823.55" calcext:value-type="float">
            <text:p>94824</text:p>
          </table:table-cell>
          <table:table-cell table:formula="of:=(1088.67 * Y + 1.4) * Y" office:value-type="float" office:value="614902.63906426" calcext:value-type="float">
            <text:p>614903</text:p>
          </table:table-cell>
          <table:table-cell table:formula="of:=(206.43 * Z + 2397) * Z + 869.32" office:value-type="float" office:value="168877.137125307" calcext:value-type="float">
            <text:p>168877</text:p>
          </table:table-cell>
          <table:table-cell table:formula="of:=0.42 * [.A257]-9336.45" office:value-type="float" office:value="94823.55" calcext:value-type="float">
            <text:p>94824</text:p>
          </table:table-cell>
          <table:table-cell table:formula="of:=0.45 * [.A257] - 17671.2" office:value-type="float" office:value="93928.8" calcext:value-type="float">
            <text:p>93929</text:p>
          </table:table-cell>
          <table:table-cell table:formula="of:=([.A257]-[.$B$6])/10000" office:value-type="float" office:value="23.7653" calcext:value-type="float">
            <text:p>24</text:p>
          </table:table-cell>
          <table:table-cell table:formula="of:=([.A257]-14926)/10000" office:value-type="float" office:value="23.3074" calcext:value-type="float">
            <text:p>23</text:p>
          </table:table-cell>
          <table:table-cell table:formula="of:=[.B257]/[.A257]" office:value-type="percentage" office:value="0.382353024193548" calcext:value-type="percentage">
            <text:p>38.24%</text:p>
          </table:table-cell>
          <table:table-cell table:formula="of:=MROUND([.I25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7]+1000" office:value-type="float" office:value="249000" calcext:value-type="float">
            <text:p>249000</text:p>
          </table:table-cell>
          <table:table-cell table:formula="of:=IF([.A258]&lt;=[.B$6];0; IF([.A258]&lt;[.C$6];[.C258];IF([.A258]&lt;[.D$6];[.D258];IF([.A258]&lt;[.E$6];[.E258];[.F258]))))" office:value-type="float" office:value="95243.55" calcext:value-type="float">
            <text:p>95244</text:p>
          </table:table-cell>
          <table:table-cell table:formula="of:=(1088.67 * Y + 1.4) * Y" office:value-type="float" office:value="620088.17959446" calcext:value-type="float">
            <text:p>620088</text:p>
          </table:table-cell>
          <table:table-cell table:formula="of:=(206.43 * Z + 2397) * Z + 869.32" office:value-type="float" office:value="170081.170741707" calcext:value-type="float">
            <text:p>170081</text:p>
          </table:table-cell>
          <table:table-cell table:formula="of:=0.42 * [.A258]-9336.45" office:value-type="float" office:value="95243.55" calcext:value-type="float">
            <text:p>95244</text:p>
          </table:table-cell>
          <table:table-cell table:formula="of:=0.45 * [.A258] - 17671.2" office:value-type="float" office:value="94378.8" calcext:value-type="float">
            <text:p>94379</text:p>
          </table:table-cell>
          <table:table-cell table:formula="of:=([.A258]-[.$B$6])/10000" office:value-type="float" office:value="23.8653" calcext:value-type="float">
            <text:p>24</text:p>
          </table:table-cell>
          <table:table-cell table:formula="of:=([.A258]-14926)/10000" office:value-type="float" office:value="23.4074" calcext:value-type="float">
            <text:p>23</text:p>
          </table:table-cell>
          <table:table-cell table:formula="of:=[.B258]/[.A258]" office:value-type="percentage" office:value="0.38250421686747" calcext:value-type="percentage">
            <text:p>38.25%</text:p>
          </table:table-cell>
          <table:table-cell table:formula="of:=MROUND([.I25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8]+1000" office:value-type="float" office:value="250000" calcext:value-type="float">
            <text:p>250000</text:p>
          </table:table-cell>
          <table:table-cell table:formula="of:=IF([.A259]&lt;=[.B$6];0; IF([.A259]&lt;[.C$6];[.C259];IF([.A259]&lt;[.D$6];[.D259];IF([.A259]&lt;[.E$6];[.E259];[.F259]))))" office:value-type="float" office:value="95663.55" calcext:value-type="float">
            <text:p>95664</text:p>
          </table:table-cell>
          <table:table-cell table:formula="of:=(1088.67 * Y + 1.4) * Y" office:value-type="float" office:value="625295.49352466" calcext:value-type="float">
            <text:p>625295</text:p>
          </table:table-cell>
          <table:table-cell table:formula="of:=(206.43 * Z + 2397) * Z + 869.32" office:value-type="float" office:value="171289.332958107" calcext:value-type="float">
            <text:p>171289</text:p>
          </table:table-cell>
          <table:table-cell table:formula="of:=0.42 * [.A259]-9336.45" office:value-type="float" office:value="95663.55" calcext:value-type="float">
            <text:p>95664</text:p>
          </table:table-cell>
          <table:table-cell table:formula="of:=0.45 * [.A259] - 17671.2" office:value-type="float" office:value="94828.8" calcext:value-type="float">
            <text:p>94829</text:p>
          </table:table-cell>
          <table:table-cell table:formula="of:=([.A259]-[.$B$6])/10000" office:value-type="float" office:value="23.9653" calcext:value-type="float">
            <text:p>24</text:p>
          </table:table-cell>
          <table:table-cell table:formula="of:=([.A259]-14926)/10000" office:value-type="float" office:value="23.5074" calcext:value-type="float">
            <text:p>24</text:p>
          </table:table-cell>
          <table:table-cell table:formula="of:=[.B259]/[.A259]" office:value-type="percentage" office:value="0.3826542" calcext:value-type="percentage">
            <text:p>38.27%</text:p>
          </table:table-cell>
          <table:table-cell table:formula="of:=MROUND([.I25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59]+1000" office:value-type="float" office:value="251000" calcext:value-type="float">
            <text:p>251000</text:p>
          </table:table-cell>
          <table:table-cell table:formula="of:=IF([.A260]&lt;=[.B$6];0; IF([.A260]&lt;[.C$6];[.C260];IF([.A260]&lt;[.D$6];[.D260];IF([.A260]&lt;[.E$6];[.E260];[.F260]))))" office:value-type="float" office:value="96083.55" calcext:value-type="float">
            <text:p>96084</text:p>
          </table:table-cell>
          <table:table-cell table:formula="of:=(1088.67 * Y + 1.4) * Y" office:value-type="float" office:value="630524.58085486" calcext:value-type="float">
            <text:p>630525</text:p>
          </table:table-cell>
          <table:table-cell table:formula="of:=(206.43 * Z + 2397) * Z + 869.32" office:value-type="float" office:value="172501.623774507" calcext:value-type="float">
            <text:p>172502</text:p>
          </table:table-cell>
          <table:table-cell table:formula="of:=0.42 * [.A260]-9336.45" office:value-type="float" office:value="96083.55" calcext:value-type="float">
            <text:p>96084</text:p>
          </table:table-cell>
          <table:table-cell table:formula="of:=0.45 * [.A260] - 17671.2" office:value-type="float" office:value="95278.8" calcext:value-type="float">
            <text:p>95279</text:p>
          </table:table-cell>
          <table:table-cell table:formula="of:=([.A260]-[.$B$6])/10000" office:value-type="float" office:value="24.0653" calcext:value-type="float">
            <text:p>24</text:p>
          </table:table-cell>
          <table:table-cell table:formula="of:=([.A260]-14926)/10000" office:value-type="float" office:value="23.6074" calcext:value-type="float">
            <text:p>24</text:p>
          </table:table-cell>
          <table:table-cell table:formula="of:=[.B260]/[.A260]" office:value-type="percentage" office:value="0.382802988047809" calcext:value-type="percentage">
            <text:p>38.28%</text:p>
          </table:table-cell>
          <table:table-cell table:formula="of:=MROUND([.I26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0]+1000" office:value-type="float" office:value="252000" calcext:value-type="float">
            <text:p>252000</text:p>
          </table:table-cell>
          <table:table-cell table:formula="of:=IF([.A261]&lt;=[.B$6];0; IF([.A261]&lt;[.C$6];[.C261];IF([.A261]&lt;[.D$6];[.D261];IF([.A261]&lt;[.E$6];[.E261];[.F261]))))" office:value-type="float" office:value="96503.55" calcext:value-type="float">
            <text:p>96504</text:p>
          </table:table-cell>
          <table:table-cell table:formula="of:=(1088.67 * Y + 1.4) * Y" office:value-type="float" office:value="635775.44158506" calcext:value-type="float">
            <text:p>635775</text:p>
          </table:table-cell>
          <table:table-cell table:formula="of:=(206.43 * Z + 2397) * Z + 869.32" office:value-type="float" office:value="173718.043190907" calcext:value-type="float">
            <text:p>173718</text:p>
          </table:table-cell>
          <table:table-cell table:formula="of:=0.42 * [.A261]-9336.45" office:value-type="float" office:value="96503.55" calcext:value-type="float">
            <text:p>96504</text:p>
          </table:table-cell>
          <table:table-cell table:formula="of:=0.45 * [.A261] - 17671.2" office:value-type="float" office:value="95728.8" calcext:value-type="float">
            <text:p>95729</text:p>
          </table:table-cell>
          <table:table-cell table:formula="of:=([.A261]-[.$B$6])/10000" office:value-type="float" office:value="24.1653" calcext:value-type="float">
            <text:p>24</text:p>
          </table:table-cell>
          <table:table-cell table:formula="of:=([.A261]-14926)/10000" office:value-type="float" office:value="23.7074" calcext:value-type="float">
            <text:p>24</text:p>
          </table:table-cell>
          <table:table-cell table:formula="of:=[.B261]/[.A261]" office:value-type="percentage" office:value="0.382950595238095" calcext:value-type="percentage">
            <text:p>38.30%</text:p>
          </table:table-cell>
          <table:table-cell table:formula="of:=MROUND([.I26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1]+1000" office:value-type="float" office:value="253000" calcext:value-type="float">
            <text:p>253000</text:p>
          </table:table-cell>
          <table:table-cell table:formula="of:=IF([.A262]&lt;=[.B$6];0; IF([.A262]&lt;[.C$6];[.C262];IF([.A262]&lt;[.D$6];[.D262];IF([.A262]&lt;[.E$6];[.E262];[.F262]))))" office:value-type="float" office:value="96923.55" calcext:value-type="float">
            <text:p>96924</text:p>
          </table:table-cell>
          <table:table-cell table:formula="of:=(1088.67 * Y + 1.4) * Y" office:value-type="float" office:value="641048.07571526" calcext:value-type="float">
            <text:p>641048</text:p>
          </table:table-cell>
          <table:table-cell table:formula="of:=(206.43 * Z + 2397) * Z + 869.32" office:value-type="float" office:value="174938.591207307" calcext:value-type="float">
            <text:p>174939</text:p>
          </table:table-cell>
          <table:table-cell table:formula="of:=0.42 * [.A262]-9336.45" office:value-type="float" office:value="96923.55" calcext:value-type="float">
            <text:p>96924</text:p>
          </table:table-cell>
          <table:table-cell table:formula="of:=0.45 * [.A262] - 17671.2" office:value-type="float" office:value="96178.8" calcext:value-type="float">
            <text:p>96179</text:p>
          </table:table-cell>
          <table:table-cell table:formula="of:=([.A262]-[.$B$6])/10000" office:value-type="float" office:value="24.2653" calcext:value-type="float">
            <text:p>24</text:p>
          </table:table-cell>
          <table:table-cell table:formula="of:=([.A262]-14926)/10000" office:value-type="float" office:value="23.8074" calcext:value-type="float">
            <text:p>24</text:p>
          </table:table-cell>
          <table:table-cell table:formula="of:=[.B262]/[.A262]" office:value-type="percentage" office:value="0.383097035573123" calcext:value-type="percentage">
            <text:p>38.31%</text:p>
          </table:table-cell>
          <table:table-cell table:formula="of:=MROUND([.I26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2]+1000" office:value-type="float" office:value="254000" calcext:value-type="float">
            <text:p>254000</text:p>
          </table:table-cell>
          <table:table-cell table:formula="of:=IF([.A263]&lt;=[.B$6];0; IF([.A263]&lt;[.C$6];[.C263];IF([.A263]&lt;[.D$6];[.D263];IF([.A263]&lt;[.E$6];[.E263];[.F263]))))" office:value-type="float" office:value="97343.55" calcext:value-type="float">
            <text:p>97344</text:p>
          </table:table-cell>
          <table:table-cell table:formula="of:=(1088.67 * Y + 1.4) * Y" office:value-type="float" office:value="646342.48324546" calcext:value-type="float">
            <text:p>646342</text:p>
          </table:table-cell>
          <table:table-cell table:formula="of:=(206.43 * Z + 2397) * Z + 869.32" office:value-type="float" office:value="176163.267823707" calcext:value-type="float">
            <text:p>176163</text:p>
          </table:table-cell>
          <table:table-cell table:formula="of:=0.42 * [.A263]-9336.45" office:value-type="float" office:value="97343.55" calcext:value-type="float">
            <text:p>97344</text:p>
          </table:table-cell>
          <table:table-cell table:formula="of:=0.45 * [.A263] - 17671.2" office:value-type="float" office:value="96628.8" calcext:value-type="float">
            <text:p>96629</text:p>
          </table:table-cell>
          <table:table-cell table:formula="of:=([.A263]-[.$B$6])/10000" office:value-type="float" office:value="24.3653" calcext:value-type="float">
            <text:p>24</text:p>
          </table:table-cell>
          <table:table-cell table:formula="of:=([.A263]-14926)/10000" office:value-type="float" office:value="23.9074" calcext:value-type="float">
            <text:p>24</text:p>
          </table:table-cell>
          <table:table-cell table:formula="of:=[.B263]/[.A263]" office:value-type="percentage" office:value="0.383242322834646" calcext:value-type="percentage">
            <text:p>38.32%</text:p>
          </table:table-cell>
          <table:table-cell table:formula="of:=MROUND([.I26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3]+1000" office:value-type="float" office:value="255000" calcext:value-type="float">
            <text:p>255000</text:p>
          </table:table-cell>
          <table:table-cell table:formula="of:=IF([.A264]&lt;=[.B$6];0; IF([.A264]&lt;[.C$6];[.C264];IF([.A264]&lt;[.D$6];[.D264];IF([.A264]&lt;[.E$6];[.E264];[.F264]))))" office:value-type="float" office:value="97763.55" calcext:value-type="float">
            <text:p>97764</text:p>
          </table:table-cell>
          <table:table-cell table:formula="of:=(1088.67 * Y + 1.4) * Y" office:value-type="float" office:value="651658.66417566" calcext:value-type="float">
            <text:p>651659</text:p>
          </table:table-cell>
          <table:table-cell table:formula="of:=(206.43 * Z + 2397) * Z + 869.32" office:value-type="float" office:value="177392.073040107" calcext:value-type="float">
            <text:p>177392</text:p>
          </table:table-cell>
          <table:table-cell table:formula="of:=0.42 * [.A264]-9336.45" office:value-type="float" office:value="97763.55" calcext:value-type="float">
            <text:p>97764</text:p>
          </table:table-cell>
          <table:table-cell table:formula="of:=0.45 * [.A264] - 17671.2" office:value-type="float" office:value="97078.8" calcext:value-type="float">
            <text:p>97079</text:p>
          </table:table-cell>
          <table:table-cell table:formula="of:=([.A264]-[.$B$6])/10000" office:value-type="float" office:value="24.4653" calcext:value-type="float">
            <text:p>24</text:p>
          </table:table-cell>
          <table:table-cell table:formula="of:=([.A264]-14926)/10000" office:value-type="float" office:value="24.0074" calcext:value-type="float">
            <text:p>24</text:p>
          </table:table-cell>
          <table:table-cell table:formula="of:=[.B264]/[.A264]" office:value-type="percentage" office:value="0.383386470588235" calcext:value-type="percentage">
            <text:p>38.34%</text:p>
          </table:table-cell>
          <table:table-cell table:formula="of:=MROUND([.I26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4]+1000" office:value-type="float" office:value="256000" calcext:value-type="float">
            <text:p>256000</text:p>
          </table:table-cell>
          <table:table-cell table:formula="of:=IF([.A265]&lt;=[.B$6];0; IF([.A265]&lt;[.C$6];[.C265];IF([.A265]&lt;[.D$6];[.D265];IF([.A265]&lt;[.E$6];[.E265];[.F265]))))" office:value-type="float" office:value="98183.55" calcext:value-type="float">
            <text:p>98184</text:p>
          </table:table-cell>
          <table:table-cell table:formula="of:=(1088.67 * Y + 1.4) * Y" office:value-type="float" office:value="656996.61850586" calcext:value-type="float">
            <text:p>656997</text:p>
          </table:table-cell>
          <table:table-cell table:formula="of:=(206.43 * Z + 2397) * Z + 869.32" office:value-type="float" office:value="178625.006856507" calcext:value-type="float">
            <text:p>178625</text:p>
          </table:table-cell>
          <table:table-cell table:formula="of:=0.42 * [.A265]-9336.45" office:value-type="float" office:value="98183.55" calcext:value-type="float">
            <text:p>98184</text:p>
          </table:table-cell>
          <table:table-cell table:formula="of:=0.45 * [.A265] - 17671.2" office:value-type="float" office:value="97528.8" calcext:value-type="float">
            <text:p>97529</text:p>
          </table:table-cell>
          <table:table-cell table:formula="of:=([.A265]-[.$B$6])/10000" office:value-type="float" office:value="24.5653" calcext:value-type="float">
            <text:p>25</text:p>
          </table:table-cell>
          <table:table-cell table:formula="of:=([.A265]-14926)/10000" office:value-type="float" office:value="24.1074" calcext:value-type="float">
            <text:p>24</text:p>
          </table:table-cell>
          <table:table-cell table:formula="of:=[.B265]/[.A265]" office:value-type="percentage" office:value="0.3835294921875" calcext:value-type="percentage">
            <text:p>38.35%</text:p>
          </table:table-cell>
          <table:table-cell table:formula="of:=MROUND([.I26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5]+1000" office:value-type="float" office:value="257000" calcext:value-type="float">
            <text:p>257000</text:p>
          </table:table-cell>
          <table:table-cell table:formula="of:=IF([.A266]&lt;=[.B$6];0; IF([.A266]&lt;[.C$6];[.C266];IF([.A266]&lt;[.D$6];[.D266];IF([.A266]&lt;[.E$6];[.E266];[.F266]))))" office:value-type="float" office:value="98603.55" calcext:value-type="float">
            <text:p>98604</text:p>
          </table:table-cell>
          <table:table-cell table:formula="of:=(1088.67 * Y + 1.4) * Y" office:value-type="float" office:value="662356.34623606" calcext:value-type="float">
            <text:p>662356</text:p>
          </table:table-cell>
          <table:table-cell table:formula="of:=(206.43 * Z + 2397) * Z + 869.32" office:value-type="float" office:value="179862.069272907" calcext:value-type="float">
            <text:p>179862</text:p>
          </table:table-cell>
          <table:table-cell table:formula="of:=0.42 * [.A266]-9336.45" office:value-type="float" office:value="98603.55" calcext:value-type="float">
            <text:p>98604</text:p>
          </table:table-cell>
          <table:table-cell table:formula="of:=0.45 * [.A266] - 17671.2" office:value-type="float" office:value="97978.8" calcext:value-type="float">
            <text:p>97979</text:p>
          </table:table-cell>
          <table:table-cell table:formula="of:=([.A266]-[.$B$6])/10000" office:value-type="float" office:value="24.6653" calcext:value-type="float">
            <text:p>25</text:p>
          </table:table-cell>
          <table:table-cell table:formula="of:=([.A266]-14926)/10000" office:value-type="float" office:value="24.2074" calcext:value-type="float">
            <text:p>24</text:p>
          </table:table-cell>
          <table:table-cell table:formula="of:=[.B266]/[.A266]" office:value-type="percentage" office:value="0.38367140077821" calcext:value-type="percentage">
            <text:p>38.37%</text:p>
          </table:table-cell>
          <table:table-cell table:formula="of:=MROUND([.I26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6]+1000" office:value-type="float" office:value="258000" calcext:value-type="float">
            <text:p>258000</text:p>
          </table:table-cell>
          <table:table-cell table:formula="of:=IF([.A267]&lt;=[.B$6];0; IF([.A267]&lt;[.C$6];[.C267];IF([.A267]&lt;[.D$6];[.D267];IF([.A267]&lt;[.E$6];[.E267];[.F267]))))" office:value-type="float" office:value="99023.55" calcext:value-type="float">
            <text:p>99024</text:p>
          </table:table-cell>
          <table:table-cell table:formula="of:=(1088.67 * Y + 1.4) * Y" office:value-type="float" office:value="667737.84736626" calcext:value-type="float">
            <text:p>667738</text:p>
          </table:table-cell>
          <table:table-cell table:formula="of:=(206.43 * Z + 2397) * Z + 869.32" office:value-type="float" office:value="181103.260289307" calcext:value-type="float">
            <text:p>181103</text:p>
          </table:table-cell>
          <table:table-cell table:formula="of:=0.42 * [.A267]-9336.45" office:value-type="float" office:value="99023.55" calcext:value-type="float">
            <text:p>99024</text:p>
          </table:table-cell>
          <table:table-cell table:formula="of:=0.45 * [.A267] - 17671.2" office:value-type="float" office:value="98428.8" calcext:value-type="float">
            <text:p>98429</text:p>
          </table:table-cell>
          <table:table-cell table:formula="of:=([.A267]-[.$B$6])/10000" office:value-type="float" office:value="24.7653" calcext:value-type="float">
            <text:p>25</text:p>
          </table:table-cell>
          <table:table-cell table:formula="of:=([.A267]-14926)/10000" office:value-type="float" office:value="24.3074" calcext:value-type="float">
            <text:p>24</text:p>
          </table:table-cell>
          <table:table-cell table:formula="of:=[.B267]/[.A267]" office:value-type="percentage" office:value="0.383812209302326" calcext:value-type="percentage">
            <text:p>38.38%</text:p>
          </table:table-cell>
          <table:table-cell table:formula="of:=MROUND([.I26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7]+1000" office:value-type="float" office:value="259000" calcext:value-type="float">
            <text:p>259000</text:p>
          </table:table-cell>
          <table:table-cell table:formula="of:=IF([.A268]&lt;=[.B$6];0; IF([.A268]&lt;[.C$6];[.C268];IF([.A268]&lt;[.D$6];[.D268];IF([.A268]&lt;[.E$6];[.E268];[.F268]))))" office:value-type="float" office:value="99443.55" calcext:value-type="float">
            <text:p>99444</text:p>
          </table:table-cell>
          <table:table-cell table:formula="of:=(1088.67 * Y + 1.4) * Y" office:value-type="float" office:value="673141.12189646" calcext:value-type="float">
            <text:p>673141</text:p>
          </table:table-cell>
          <table:table-cell table:formula="of:=(206.43 * Z + 2397) * Z + 869.32" office:value-type="float" office:value="182348.579905707" calcext:value-type="float">
            <text:p>182349</text:p>
          </table:table-cell>
          <table:table-cell table:formula="of:=0.42 * [.A268]-9336.45" office:value-type="float" office:value="99443.55" calcext:value-type="float">
            <text:p>99444</text:p>
          </table:table-cell>
          <table:table-cell table:formula="of:=0.45 * [.A268] - 17671.2" office:value-type="float" office:value="98878.8" calcext:value-type="float">
            <text:p>98879</text:p>
          </table:table-cell>
          <table:table-cell table:formula="of:=([.A268]-[.$B$6])/10000" office:value-type="float" office:value="24.8653" calcext:value-type="float">
            <text:p>25</text:p>
          </table:table-cell>
          <table:table-cell table:formula="of:=([.A268]-14926)/10000" office:value-type="float" office:value="24.4074" calcext:value-type="float">
            <text:p>24</text:p>
          </table:table-cell>
          <table:table-cell table:formula="of:=[.B268]/[.A268]" office:value-type="percentage" office:value="0.38395193050193" calcext:value-type="percentage">
            <text:p>38.40%</text:p>
          </table:table-cell>
          <table:table-cell table:formula="of:=MROUND([.I26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8]+1000" office:value-type="float" office:value="260000" calcext:value-type="float">
            <text:p>260000</text:p>
          </table:table-cell>
          <table:table-cell table:formula="of:=IF([.A269]&lt;=[.B$6];0; IF([.A269]&lt;[.C$6];[.C269];IF([.A269]&lt;[.D$6];[.D269];IF([.A269]&lt;[.E$6];[.E269];[.F269]))))" office:value-type="float" office:value="99863.55" calcext:value-type="float">
            <text:p>99864</text:p>
          </table:table-cell>
          <table:table-cell table:formula="of:=(1088.67 * Y + 1.4) * Y" office:value-type="float" office:value="678566.16982666" calcext:value-type="float">
            <text:p>678566</text:p>
          </table:table-cell>
          <table:table-cell table:formula="of:=(206.43 * Z + 2397) * Z + 869.32" office:value-type="float" office:value="183598.028122107" calcext:value-type="float">
            <text:p>183598</text:p>
          </table:table-cell>
          <table:table-cell table:formula="of:=0.42 * [.A269]-9336.45" office:value-type="float" office:value="99863.55" calcext:value-type="float">
            <text:p>99864</text:p>
          </table:table-cell>
          <table:table-cell table:formula="of:=0.45 * [.A269] - 17671.2" office:value-type="float" office:value="99328.8" calcext:value-type="float">
            <text:p>99329</text:p>
          </table:table-cell>
          <table:table-cell table:formula="of:=([.A269]-[.$B$6])/10000" office:value-type="float" office:value="24.9653" calcext:value-type="float">
            <text:p>25</text:p>
          </table:table-cell>
          <table:table-cell table:formula="of:=([.A269]-14926)/10000" office:value-type="float" office:value="24.5074" calcext:value-type="float">
            <text:p>25</text:p>
          </table:table-cell>
          <table:table-cell table:formula="of:=[.B269]/[.A269]" office:value-type="percentage" office:value="0.384090576923077" calcext:value-type="percentage">
            <text:p>38.41%</text:p>
          </table:table-cell>
          <table:table-cell table:formula="of:=MROUND([.I26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69]+1000" office:value-type="float" office:value="261000" calcext:value-type="float">
            <text:p>261000</text:p>
          </table:table-cell>
          <table:table-cell table:formula="of:=IF([.A270]&lt;=[.B$6];0; IF([.A270]&lt;[.C$6];[.C270];IF([.A270]&lt;[.D$6];[.D270];IF([.A270]&lt;[.E$6];[.E270];[.F270]))))" office:value-type="float" office:value="100283.55" calcext:value-type="float">
            <text:p>100284</text:p>
          </table:table-cell>
          <table:table-cell table:formula="of:=(1088.67 * Y + 1.4) * Y" office:value-type="float" office:value="684012.991156861" calcext:value-type="float">
            <text:p>684013</text:p>
          </table:table-cell>
          <table:table-cell table:formula="of:=(206.43 * Z + 2397) * Z + 869.32" office:value-type="float" office:value="184851.604938507" calcext:value-type="float">
            <text:p>184852</text:p>
          </table:table-cell>
          <table:table-cell table:formula="of:=0.42 * [.A270]-9336.45" office:value-type="float" office:value="100283.55" calcext:value-type="float">
            <text:p>100284</text:p>
          </table:table-cell>
          <table:table-cell table:formula="of:=0.45 * [.A270] - 17671.2" office:value-type="float" office:value="99778.8" calcext:value-type="float">
            <text:p>99779</text:p>
          </table:table-cell>
          <table:table-cell table:formula="of:=([.A270]-[.$B$6])/10000" office:value-type="float" office:value="25.0653" calcext:value-type="float">
            <text:p>25</text:p>
          </table:table-cell>
          <table:table-cell table:formula="of:=([.A270]-14926)/10000" office:value-type="float" office:value="24.6074" calcext:value-type="float">
            <text:p>25</text:p>
          </table:table-cell>
          <table:table-cell table:formula="of:=[.B270]/[.A270]" office:value-type="percentage" office:value="0.38422816091954" calcext:value-type="percentage">
            <text:p>38.42%</text:p>
          </table:table-cell>
          <table:table-cell table:formula="of:=MROUND([.I27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0]+1000" office:value-type="float" office:value="262000" calcext:value-type="float">
            <text:p>262000</text:p>
          </table:table-cell>
          <table:table-cell table:formula="of:=IF([.A271]&lt;=[.B$6];0; IF([.A271]&lt;[.C$6];[.C271];IF([.A271]&lt;[.D$6];[.D271];IF([.A271]&lt;[.E$6];[.E271];[.F271]))))" office:value-type="float" office:value="100703.55" calcext:value-type="float">
            <text:p>100704</text:p>
          </table:table-cell>
          <table:table-cell table:formula="of:=(1088.67 * Y + 1.4) * Y" office:value-type="float" office:value="689481.58588706" calcext:value-type="float">
            <text:p>689482</text:p>
          </table:table-cell>
          <table:table-cell table:formula="of:=(206.43 * Z + 2397) * Z + 869.32" office:value-type="float" office:value="186109.310354907" calcext:value-type="float">
            <text:p>186109</text:p>
          </table:table-cell>
          <table:table-cell table:formula="of:=0.42 * [.A271]-9336.45" office:value-type="float" office:value="100703.55" calcext:value-type="float">
            <text:p>100704</text:p>
          </table:table-cell>
          <table:table-cell table:formula="of:=0.45 * [.A271] - 17671.2" office:value-type="float" office:value="100228.8" calcext:value-type="float">
            <text:p>100229</text:p>
          </table:table-cell>
          <table:table-cell table:formula="of:=([.A271]-[.$B$6])/10000" office:value-type="float" office:value="25.1653" calcext:value-type="float">
            <text:p>25</text:p>
          </table:table-cell>
          <table:table-cell table:formula="of:=([.A271]-14926)/10000" office:value-type="float" office:value="24.7074" calcext:value-type="float">
            <text:p>25</text:p>
          </table:table-cell>
          <table:table-cell table:formula="of:=[.B271]/[.A271]" office:value-type="percentage" office:value="0.384364694656489" calcext:value-type="percentage">
            <text:p>38.44%</text:p>
          </table:table-cell>
          <table:table-cell table:formula="of:=MROUND([.I27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1]+1000" office:value-type="float" office:value="263000" calcext:value-type="float">
            <text:p>263000</text:p>
          </table:table-cell>
          <table:table-cell table:formula="of:=IF([.A272]&lt;=[.B$6];0; IF([.A272]&lt;[.C$6];[.C272];IF([.A272]&lt;[.D$6];[.D272];IF([.A272]&lt;[.E$6];[.E272];[.F272]))))" office:value-type="float" office:value="101123.55" calcext:value-type="float">
            <text:p>101124</text:p>
          </table:table-cell>
          <table:table-cell table:formula="of:=(1088.67 * Y + 1.4) * Y" office:value-type="float" office:value="694971.95401726" calcext:value-type="float">
            <text:p>694972</text:p>
          </table:table-cell>
          <table:table-cell table:formula="of:=(206.43 * Z + 2397) * Z + 869.32" office:value-type="float" office:value="187371.144371307" calcext:value-type="float">
            <text:p>187371</text:p>
          </table:table-cell>
          <table:table-cell table:formula="of:=0.42 * [.A272]-9336.45" office:value-type="float" office:value="101123.55" calcext:value-type="float">
            <text:p>101124</text:p>
          </table:table-cell>
          <table:table-cell table:formula="of:=0.45 * [.A272] - 17671.2" office:value-type="float" office:value="100678.8" calcext:value-type="float">
            <text:p>100679</text:p>
          </table:table-cell>
          <table:table-cell table:formula="of:=([.A272]-[.$B$6])/10000" office:value-type="float" office:value="25.2653" calcext:value-type="float">
            <text:p>25</text:p>
          </table:table-cell>
          <table:table-cell table:formula="of:=([.A272]-14926)/10000" office:value-type="float" office:value="24.8074" calcext:value-type="float">
            <text:p>25</text:p>
          </table:table-cell>
          <table:table-cell table:formula="of:=[.B272]/[.A272]" office:value-type="percentage" office:value="0.384500190114068" calcext:value-type="percentage">
            <text:p>38.45%</text:p>
          </table:table-cell>
          <table:table-cell table:formula="of:=MROUND([.I27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2]+1000" office:value-type="float" office:value="264000" calcext:value-type="float">
            <text:p>264000</text:p>
          </table:table-cell>
          <table:table-cell table:formula="of:=IF([.A273]&lt;=[.B$6];0; IF([.A273]&lt;[.C$6];[.C273];IF([.A273]&lt;[.D$6];[.D273];IF([.A273]&lt;[.E$6];[.E273];[.F273]))))" office:value-type="float" office:value="101543.55" calcext:value-type="float">
            <text:p>101544</text:p>
          </table:table-cell>
          <table:table-cell table:formula="of:=(1088.67 * Y + 1.4) * Y" office:value-type="float" office:value="700484.095547461" calcext:value-type="float">
            <text:p>700484</text:p>
          </table:table-cell>
          <table:table-cell table:formula="of:=(206.43 * Z + 2397) * Z + 869.32" office:value-type="float" office:value="188637.106987707" calcext:value-type="float">
            <text:p>188637</text:p>
          </table:table-cell>
          <table:table-cell table:formula="of:=0.42 * [.A273]-9336.45" office:value-type="float" office:value="101543.55" calcext:value-type="float">
            <text:p>101544</text:p>
          </table:table-cell>
          <table:table-cell table:formula="of:=0.45 * [.A273] - 17671.2" office:value-type="float" office:value="101128.8" calcext:value-type="float">
            <text:p>101129</text:p>
          </table:table-cell>
          <table:table-cell table:formula="of:=([.A273]-[.$B$6])/10000" office:value-type="float" office:value="25.3653" calcext:value-type="float">
            <text:p>25</text:p>
          </table:table-cell>
          <table:table-cell table:formula="of:=([.A273]-14926)/10000" office:value-type="float" office:value="24.9074" calcext:value-type="float">
            <text:p>25</text:p>
          </table:table-cell>
          <table:table-cell table:formula="of:=[.B273]/[.A273]" office:value-type="percentage" office:value="0.384634659090909" calcext:value-type="percentage">
            <text:p>38.46%</text:p>
          </table:table-cell>
          <table:table-cell table:formula="of:=MROUND([.I27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3]+1000" office:value-type="float" office:value="265000" calcext:value-type="float">
            <text:p>265000</text:p>
          </table:table-cell>
          <table:table-cell table:formula="of:=IF([.A274]&lt;=[.B$6];0; IF([.A274]&lt;[.C$6];[.C274];IF([.A274]&lt;[.D$6];[.D274];IF([.A274]&lt;[.E$6];[.E274];[.F274]))))" office:value-type="float" office:value="101963.55" calcext:value-type="float">
            <text:p>101964</text:p>
          </table:table-cell>
          <table:table-cell table:formula="of:=(1088.67 * Y + 1.4) * Y" office:value-type="float" office:value="706018.01047766" calcext:value-type="float">
            <text:p>706018</text:p>
          </table:table-cell>
          <table:table-cell table:formula="of:=(206.43 * Z + 2397) * Z + 869.32" office:value-type="float" office:value="189907.198204107" calcext:value-type="float">
            <text:p>189907</text:p>
          </table:table-cell>
          <table:table-cell table:formula="of:=0.42 * [.A274]-9336.45" office:value-type="float" office:value="101963.55" calcext:value-type="float">
            <text:p>101964</text:p>
          </table:table-cell>
          <table:table-cell table:formula="of:=0.45 * [.A274] - 17671.2" office:value-type="float" office:value="101578.8" calcext:value-type="float">
            <text:p>101579</text:p>
          </table:table-cell>
          <table:table-cell table:formula="of:=([.A274]-[.$B$6])/10000" office:value-type="float" office:value="25.4653" calcext:value-type="float">
            <text:p>25</text:p>
          </table:table-cell>
          <table:table-cell table:formula="of:=([.A274]-14926)/10000" office:value-type="float" office:value="25.0074" calcext:value-type="float">
            <text:p>25</text:p>
          </table:table-cell>
          <table:table-cell table:formula="of:=[.B274]/[.A274]" office:value-type="percentage" office:value="0.384768113207547" calcext:value-type="percentage">
            <text:p>38.48%</text:p>
          </table:table-cell>
          <table:table-cell table:formula="of:=MROUND([.I27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4]+1000" office:value-type="float" office:value="266000" calcext:value-type="float">
            <text:p>266000</text:p>
          </table:table-cell>
          <table:table-cell table:formula="of:=IF([.A275]&lt;=[.B$6];0; IF([.A275]&lt;[.C$6];[.C275];IF([.A275]&lt;[.D$6];[.D275];IF([.A275]&lt;[.E$6];[.E275];[.F275]))))" office:value-type="float" office:value="102383.55" calcext:value-type="float">
            <text:p>102384</text:p>
          </table:table-cell>
          <table:table-cell table:formula="of:=(1088.67 * Y + 1.4) * Y" office:value-type="float" office:value="711573.69880786" calcext:value-type="float">
            <text:p>711574</text:p>
          </table:table-cell>
          <table:table-cell table:formula="of:=(206.43 * Z + 2397) * Z + 869.32" office:value-type="float" office:value="191181.418020507" calcext:value-type="float">
            <text:p>191181</text:p>
          </table:table-cell>
          <table:table-cell table:formula="of:=0.42 * [.A275]-9336.45" office:value-type="float" office:value="102383.55" calcext:value-type="float">
            <text:p>102384</text:p>
          </table:table-cell>
          <table:table-cell table:formula="of:=0.45 * [.A275] - 17671.2" office:value-type="float" office:value="102028.8" calcext:value-type="float">
            <text:p>102029</text:p>
          </table:table-cell>
          <table:table-cell table:formula="of:=([.A275]-[.$B$6])/10000" office:value-type="float" office:value="25.5653" calcext:value-type="float">
            <text:p>26</text:p>
          </table:table-cell>
          <table:table-cell table:formula="of:=([.A275]-14926)/10000" office:value-type="float" office:value="25.1074" calcext:value-type="float">
            <text:p>25</text:p>
          </table:table-cell>
          <table:table-cell table:formula="of:=[.B275]/[.A275]" office:value-type="percentage" office:value="0.384900563909774" calcext:value-type="percentage">
            <text:p>38.49%</text:p>
          </table:table-cell>
          <table:table-cell table:formula="of:=MROUND([.I27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5]+1000" office:value-type="float" office:value="267000" calcext:value-type="float">
            <text:p>267000</text:p>
          </table:table-cell>
          <table:table-cell table:formula="of:=IF([.A276]&lt;=[.B$6];0; IF([.A276]&lt;[.C$6];[.C276];IF([.A276]&lt;[.D$6];[.D276];IF([.A276]&lt;[.E$6];[.E276];[.F276]))))" office:value-type="float" office:value="102803.55" calcext:value-type="float">
            <text:p>102804</text:p>
          </table:table-cell>
          <table:table-cell table:formula="of:=(1088.67 * Y + 1.4) * Y" office:value-type="float" office:value="717151.16053806" calcext:value-type="float">
            <text:p>717151</text:p>
          </table:table-cell>
          <table:table-cell table:formula="of:=(206.43 * Z + 2397) * Z + 869.32" office:value-type="float" office:value="192459.766436907" calcext:value-type="float">
            <text:p>192460</text:p>
          </table:table-cell>
          <table:table-cell table:formula="of:=0.42 * [.A276]-9336.45" office:value-type="float" office:value="102803.55" calcext:value-type="float">
            <text:p>102804</text:p>
          </table:table-cell>
          <table:table-cell table:formula="of:=0.45 * [.A276] - 17671.2" office:value-type="float" office:value="102478.8" calcext:value-type="float">
            <text:p>102479</text:p>
          </table:table-cell>
          <table:table-cell table:formula="of:=([.A276]-[.$B$6])/10000" office:value-type="float" office:value="25.6653" calcext:value-type="float">
            <text:p>26</text:p>
          </table:table-cell>
          <table:table-cell table:formula="of:=([.A276]-14926)/10000" office:value-type="float" office:value="25.2074" calcext:value-type="float">
            <text:p>25</text:p>
          </table:table-cell>
          <table:table-cell table:formula="of:=[.B276]/[.A276]" office:value-type="percentage" office:value="0.38503202247191" calcext:value-type="percentage">
            <text:p>38.50%</text:p>
          </table:table-cell>
          <table:table-cell table:formula="of:=MROUND([.I27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6]+1000" office:value-type="float" office:value="268000" calcext:value-type="float">
            <text:p>268000</text:p>
          </table:table-cell>
          <table:table-cell table:formula="of:=IF([.A277]&lt;=[.B$6];0; IF([.A277]&lt;[.C$6];[.C277];IF([.A277]&lt;[.D$6];[.D277];IF([.A277]&lt;[.E$6];[.E277];[.F277]))))" office:value-type="float" office:value="103223.55" calcext:value-type="float">
            <text:p>103224</text:p>
          </table:table-cell>
          <table:table-cell table:formula="of:=(1088.67 * Y + 1.4) * Y" office:value-type="float" office:value="722750.39566826" calcext:value-type="float">
            <text:p>722750</text:p>
          </table:table-cell>
          <table:table-cell table:formula="of:=(206.43 * Z + 2397) * Z + 869.32" office:value-type="float" office:value="193742.243453307" calcext:value-type="float">
            <text:p>193742</text:p>
          </table:table-cell>
          <table:table-cell table:formula="of:=0.42 * [.A277]-9336.45" office:value-type="float" office:value="103223.55" calcext:value-type="float">
            <text:p>103224</text:p>
          </table:table-cell>
          <table:table-cell table:formula="of:=0.45 * [.A277] - 17671.2" office:value-type="float" office:value="102928.8" calcext:value-type="float">
            <text:p>102929</text:p>
          </table:table-cell>
          <table:table-cell table:formula="of:=([.A277]-[.$B$6])/10000" office:value-type="float" office:value="25.7653" calcext:value-type="float">
            <text:p>26</text:p>
          </table:table-cell>
          <table:table-cell table:formula="of:=([.A277]-14926)/10000" office:value-type="float" office:value="25.3074" calcext:value-type="float">
            <text:p>25</text:p>
          </table:table-cell>
          <table:table-cell table:formula="of:=[.B277]/[.A277]" office:value-type="percentage" office:value="0.3851625" calcext:value-type="percentage">
            <text:p>38.52%</text:p>
          </table:table-cell>
          <table:table-cell table:formula="of:=MROUND([.I27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7]+1000" office:value-type="float" office:value="269000" calcext:value-type="float">
            <text:p>269000</text:p>
          </table:table-cell>
          <table:table-cell table:formula="of:=IF([.A278]&lt;=[.B$6];0; IF([.A278]&lt;[.C$6];[.C278];IF([.A278]&lt;[.D$6];[.D278];IF([.A278]&lt;[.E$6];[.E278];[.F278]))))" office:value-type="float" office:value="103643.55" calcext:value-type="float">
            <text:p>103644</text:p>
          </table:table-cell>
          <table:table-cell table:formula="of:=(1088.67 * Y + 1.4) * Y" office:value-type="float" office:value="728371.40419846" calcext:value-type="float">
            <text:p>728371</text:p>
          </table:table-cell>
          <table:table-cell table:formula="of:=(206.43 * Z + 2397) * Z + 869.32" office:value-type="float" office:value="195028.849069707" calcext:value-type="float">
            <text:p>195029</text:p>
          </table:table-cell>
          <table:table-cell table:formula="of:=0.42 * [.A278]-9336.45" office:value-type="float" office:value="103643.55" calcext:value-type="float">
            <text:p>103644</text:p>
          </table:table-cell>
          <table:table-cell table:formula="of:=0.45 * [.A278] - 17671.2" office:value-type="float" office:value="103378.8" calcext:value-type="float">
            <text:p>103379</text:p>
          </table:table-cell>
          <table:table-cell table:formula="of:=([.A278]-[.$B$6])/10000" office:value-type="float" office:value="25.8653" calcext:value-type="float">
            <text:p>26</text:p>
          </table:table-cell>
          <table:table-cell table:formula="of:=([.A278]-14926)/10000" office:value-type="float" office:value="25.4074" calcext:value-type="float">
            <text:p>25</text:p>
          </table:table-cell>
          <table:table-cell table:formula="of:=[.B278]/[.A278]" office:value-type="percentage" office:value="0.385292007434944" calcext:value-type="percentage">
            <text:p>38.53%</text:p>
          </table:table-cell>
          <table:table-cell table:formula="of:=MROUND([.I27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8]+1000" office:value-type="float" office:value="270000" calcext:value-type="float">
            <text:p>270000</text:p>
          </table:table-cell>
          <table:table-cell table:formula="of:=IF([.A279]&lt;=[.B$6];0; IF([.A279]&lt;[.C$6];[.C279];IF([.A279]&lt;[.D$6];[.D279];IF([.A279]&lt;[.E$6];[.E279];[.F279]))))" office:value-type="float" office:value="104063.55" calcext:value-type="float">
            <text:p>104064</text:p>
          </table:table-cell>
          <table:table-cell table:formula="of:=(1088.67 * Y + 1.4) * Y" office:value-type="float" office:value="734014.18612866" calcext:value-type="float">
            <text:p>734014</text:p>
          </table:table-cell>
          <table:table-cell table:formula="of:=(206.43 * Z + 2397) * Z + 869.32" office:value-type="float" office:value="196319.583286107" calcext:value-type="float">
            <text:p>196320</text:p>
          </table:table-cell>
          <table:table-cell table:formula="of:=0.42 * [.A279]-9336.45" office:value-type="float" office:value="104063.55" calcext:value-type="float">
            <text:p>104064</text:p>
          </table:table-cell>
          <table:table-cell table:formula="of:=0.45 * [.A279] - 17671.2" office:value-type="float" office:value="103828.8" calcext:value-type="float">
            <text:p>103829</text:p>
          </table:table-cell>
          <table:table-cell table:formula="of:=([.A279]-[.$B$6])/10000" office:value-type="float" office:value="25.9653" calcext:value-type="float">
            <text:p>26</text:p>
          </table:table-cell>
          <table:table-cell table:formula="of:=([.A279]-14926)/10000" office:value-type="float" office:value="25.5074" calcext:value-type="float">
            <text:p>26</text:p>
          </table:table-cell>
          <table:table-cell table:formula="of:=[.B279]/[.A279]" office:value-type="percentage" office:value="0.385420555555556" calcext:value-type="percentage">
            <text:p>38.54%</text:p>
          </table:table-cell>
          <table:table-cell table:formula="of:=MROUND([.I27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79]+1000" office:value-type="float" office:value="271000" calcext:value-type="float">
            <text:p>271000</text:p>
          </table:table-cell>
          <table:table-cell table:formula="of:=IF([.A280]&lt;=[.B$6];0; IF([.A280]&lt;[.C$6];[.C280];IF([.A280]&lt;[.D$6];[.D280];IF([.A280]&lt;[.E$6];[.E280];[.F280]))))" office:value-type="float" office:value="104483.55" calcext:value-type="float">
            <text:p>104484</text:p>
          </table:table-cell>
          <table:table-cell table:formula="of:=(1088.67 * Y + 1.4) * Y" office:value-type="float" office:value="739678.741458861" calcext:value-type="float">
            <text:p>739679</text:p>
          </table:table-cell>
          <table:table-cell table:formula="of:=(206.43 * Z + 2397) * Z + 869.32" office:value-type="float" office:value="197614.446102507" calcext:value-type="float">
            <text:p>197614</text:p>
          </table:table-cell>
          <table:table-cell table:formula="of:=0.42 * [.A280]-9336.45" office:value-type="float" office:value="104483.55" calcext:value-type="float">
            <text:p>104484</text:p>
          </table:table-cell>
          <table:table-cell table:formula="of:=0.45 * [.A280] - 17671.2" office:value-type="float" office:value="104278.8" calcext:value-type="float">
            <text:p>104279</text:p>
          </table:table-cell>
          <table:table-cell table:formula="of:=([.A280]-[.$B$6])/10000" office:value-type="float" office:value="26.0653" calcext:value-type="float">
            <text:p>26</text:p>
          </table:table-cell>
          <table:table-cell table:formula="of:=([.A280]-14926)/10000" office:value-type="float" office:value="25.6074" calcext:value-type="float">
            <text:p>26</text:p>
          </table:table-cell>
          <table:table-cell table:formula="of:=[.B280]/[.A280]" office:value-type="percentage" office:value="0.38554815498155" calcext:value-type="percentage">
            <text:p>38.55%</text:p>
          </table:table-cell>
          <table:table-cell table:formula="of:=MROUND([.I28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0]+1000" office:value-type="float" office:value="272000" calcext:value-type="float">
            <text:p>272000</text:p>
          </table:table-cell>
          <table:table-cell table:formula="of:=IF([.A281]&lt;=[.B$6];0; IF([.A281]&lt;[.C$6];[.C281];IF([.A281]&lt;[.D$6];[.D281];IF([.A281]&lt;[.E$6];[.E281];[.F281]))))" office:value-type="float" office:value="104903.55" calcext:value-type="float">
            <text:p>104904</text:p>
          </table:table-cell>
          <table:table-cell table:formula="of:=(1088.67 * Y + 1.4) * Y" office:value-type="float" office:value="745365.07018906" calcext:value-type="float">
            <text:p>745365</text:p>
          </table:table-cell>
          <table:table-cell table:formula="of:=(206.43 * Z + 2397) * Z + 869.32" office:value-type="float" office:value="198913.437518907" calcext:value-type="float">
            <text:p>198913</text:p>
          </table:table-cell>
          <table:table-cell table:formula="of:=0.42 * [.A281]-9336.45" office:value-type="float" office:value="104903.55" calcext:value-type="float">
            <text:p>104904</text:p>
          </table:table-cell>
          <table:table-cell table:formula="of:=0.45 * [.A281] - 17671.2" office:value-type="float" office:value="104728.8" calcext:value-type="float">
            <text:p>104729</text:p>
          </table:table-cell>
          <table:table-cell table:formula="of:=([.A281]-[.$B$6])/10000" office:value-type="float" office:value="26.1653" calcext:value-type="float">
            <text:p>26</text:p>
          </table:table-cell>
          <table:table-cell table:formula="of:=([.A281]-14926)/10000" office:value-type="float" office:value="25.7074" calcext:value-type="float">
            <text:p>26</text:p>
          </table:table-cell>
          <table:table-cell table:formula="of:=[.B281]/[.A281]" office:value-type="percentage" office:value="0.385674816176471" calcext:value-type="percentage">
            <text:p>38.57%</text:p>
          </table:table-cell>
          <table:table-cell table:formula="of:=MROUND([.I28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1]+1000" office:value-type="float" office:value="273000" calcext:value-type="float">
            <text:p>273000</text:p>
          </table:table-cell>
          <table:table-cell table:formula="of:=IF([.A282]&lt;=[.B$6];0; IF([.A282]&lt;[.C$6];[.C282];IF([.A282]&lt;[.D$6];[.D282];IF([.A282]&lt;[.E$6];[.E282];[.F282]))))" office:value-type="float" office:value="105323.55" calcext:value-type="float">
            <text:p>105324</text:p>
          </table:table-cell>
          <table:table-cell table:formula="of:=(1088.67 * Y + 1.4) * Y" office:value-type="float" office:value="751073.17231926" calcext:value-type="float">
            <text:p>751073</text:p>
          </table:table-cell>
          <table:table-cell table:formula="of:=(206.43 * Z + 2397) * Z + 869.32" office:value-type="float" office:value="200216.557535307" calcext:value-type="float">
            <text:p>200217</text:p>
          </table:table-cell>
          <table:table-cell table:formula="of:=0.42 * [.A282]-9336.45" office:value-type="float" office:value="105323.55" calcext:value-type="float">
            <text:p>105324</text:p>
          </table:table-cell>
          <table:table-cell table:formula="of:=0.45 * [.A282] - 17671.2" office:value-type="float" office:value="105178.8" calcext:value-type="float">
            <text:p>105179</text:p>
          </table:table-cell>
          <table:table-cell table:formula="of:=([.A282]-[.$B$6])/10000" office:value-type="float" office:value="26.2653" calcext:value-type="float">
            <text:p>26</text:p>
          </table:table-cell>
          <table:table-cell table:formula="of:=([.A282]-14926)/10000" office:value-type="float" office:value="25.8074" calcext:value-type="float">
            <text:p>26</text:p>
          </table:table-cell>
          <table:table-cell table:formula="of:=[.B282]/[.A282]" office:value-type="percentage" office:value="0.385800549450549" calcext:value-type="percentage">
            <text:p>38.58%</text:p>
          </table:table-cell>
          <table:table-cell table:formula="of:=MROUND([.I28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2]+1000" office:value-type="float" office:value="274000" calcext:value-type="float">
            <text:p>274000</text:p>
          </table:table-cell>
          <table:table-cell table:formula="of:=IF([.A283]&lt;=[.B$6];0; IF([.A283]&lt;[.C$6];[.C283];IF([.A283]&lt;[.D$6];[.D283];IF([.A283]&lt;[.E$6];[.E283];[.F283]))))" office:value-type="float" office:value="105743.55" calcext:value-type="float">
            <text:p>105744</text:p>
          </table:table-cell>
          <table:table-cell table:formula="of:=(1088.67 * Y + 1.4) * Y" office:value-type="float" office:value="756803.047849461" calcext:value-type="float">
            <text:p>756803</text:p>
          </table:table-cell>
          <table:table-cell table:formula="of:=(206.43 * Z + 2397) * Z + 869.32" office:value-type="float" office:value="201523.806151707" calcext:value-type="float">
            <text:p>201524</text:p>
          </table:table-cell>
          <table:table-cell table:formula="of:=0.42 * [.A283]-9336.45" office:value-type="float" office:value="105743.55" calcext:value-type="float">
            <text:p>105744</text:p>
          </table:table-cell>
          <table:table-cell table:formula="of:=0.45 * [.A283] - 17671.2" office:value-type="float" office:value="105628.8" calcext:value-type="float">
            <text:p>105629</text:p>
          </table:table-cell>
          <table:table-cell table:formula="of:=([.A283]-[.$B$6])/10000" office:value-type="float" office:value="26.3653" calcext:value-type="float">
            <text:p>26</text:p>
          </table:table-cell>
          <table:table-cell table:formula="of:=([.A283]-14926)/10000" office:value-type="float" office:value="25.9074" calcext:value-type="float">
            <text:p>26</text:p>
          </table:table-cell>
          <table:table-cell table:formula="of:=[.B283]/[.A283]" office:value-type="percentage" office:value="0.385925364963504" calcext:value-type="percentage">
            <text:p>38.59%</text:p>
          </table:table-cell>
          <table:table-cell table:formula="of:=MROUND([.I28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3]+1000" office:value-type="float" office:value="275000" calcext:value-type="float">
            <text:p>275000</text:p>
          </table:table-cell>
          <table:table-cell table:formula="of:=IF([.A284]&lt;=[.B$6];0; IF([.A284]&lt;[.C$6];[.C284];IF([.A284]&lt;[.D$6];[.D284];IF([.A284]&lt;[.E$6];[.E284];[.F284]))))" office:value-type="float" office:value="106163.55" calcext:value-type="float">
            <text:p>106164</text:p>
          </table:table-cell>
          <table:table-cell table:formula="of:=(1088.67 * Y + 1.4) * Y" office:value-type="float" office:value="762554.69677966" calcext:value-type="float">
            <text:p>762555</text:p>
          </table:table-cell>
          <table:table-cell table:formula="of:=(206.43 * Z + 2397) * Z + 869.32" office:value-type="float" office:value="202835.183368107" calcext:value-type="float">
            <text:p>202835</text:p>
          </table:table-cell>
          <table:table-cell table:formula="of:=0.42 * [.A284]-9336.45" office:value-type="float" office:value="106163.55" calcext:value-type="float">
            <text:p>106164</text:p>
          </table:table-cell>
          <table:table-cell table:formula="of:=0.45 * [.A284] - 17671.2" office:value-type="float" office:value="106078.8" calcext:value-type="float">
            <text:p>106079</text:p>
          </table:table-cell>
          <table:table-cell table:formula="of:=([.A284]-[.$B$6])/10000" office:value-type="float" office:value="26.4653" calcext:value-type="float">
            <text:p>26</text:p>
          </table:table-cell>
          <table:table-cell table:formula="of:=([.A284]-14926)/10000" office:value-type="float" office:value="26.0074" calcext:value-type="float">
            <text:p>26</text:p>
          </table:table-cell>
          <table:table-cell table:formula="of:=[.B284]/[.A284]" office:value-type="percentage" office:value="0.386049272727273" calcext:value-type="percentage">
            <text:p>38.60%</text:p>
          </table:table-cell>
          <table:table-cell table:formula="of:=MROUND([.I28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4]+1000" office:value-type="float" office:value="276000" calcext:value-type="float">
            <text:p>276000</text:p>
          </table:table-cell>
          <table:table-cell table:formula="of:=IF([.A285]&lt;=[.B$6];0; IF([.A285]&lt;[.C$6];[.C285];IF([.A285]&lt;[.D$6];[.D285];IF([.A285]&lt;[.E$6];[.E285];[.F285]))))" office:value-type="float" office:value="106583.55" calcext:value-type="float">
            <text:p>106584</text:p>
          </table:table-cell>
          <table:table-cell table:formula="of:=(1088.67 * Y + 1.4) * Y" office:value-type="float" office:value="768328.11910986" calcext:value-type="float">
            <text:p>768328</text:p>
          </table:table-cell>
          <table:table-cell table:formula="of:=(206.43 * Z + 2397) * Z + 869.32" office:value-type="float" office:value="204150.689184507" calcext:value-type="float">
            <text:p>204151</text:p>
          </table:table-cell>
          <table:table-cell table:formula="of:=0.42 * [.A285]-9336.45" office:value-type="float" office:value="106583.55" calcext:value-type="float">
            <text:p>106584</text:p>
          </table:table-cell>
          <table:table-cell table:formula="of:=0.45 * [.A285] - 17671.2" office:value-type="float" office:value="106528.8" calcext:value-type="float">
            <text:p>106529</text:p>
          </table:table-cell>
          <table:table-cell table:formula="of:=([.A285]-[.$B$6])/10000" office:value-type="float" office:value="26.5653" calcext:value-type="float">
            <text:p>27</text:p>
          </table:table-cell>
          <table:table-cell table:formula="of:=([.A285]-14926)/10000" office:value-type="float" office:value="26.1074" calcext:value-type="float">
            <text:p>26</text:p>
          </table:table-cell>
          <table:table-cell table:formula="of:=[.B285]/[.A285]" office:value-type="percentage" office:value="0.386172282608696" calcext:value-type="percentage">
            <text:p>38.62%</text:p>
          </table:table-cell>
          <table:table-cell table:formula="of:=MROUND([.I28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5]+1000" office:value-type="float" office:value="277000" calcext:value-type="float">
            <text:p>277000</text:p>
          </table:table-cell>
          <table:table-cell table:formula="of:=IF([.A286]&lt;=[.B$6];0; IF([.A286]&lt;[.C$6];[.C286];IF([.A286]&lt;[.D$6];[.D286];IF([.A286]&lt;[.E$6];[.E286];[.F286]))))" office:value-type="float" office:value="107003.55" calcext:value-type="float">
            <text:p>107004</text:p>
          </table:table-cell>
          <table:table-cell table:formula="of:=(1088.67 * Y + 1.4) * Y" office:value-type="float" office:value="774123.31484006" calcext:value-type="float">
            <text:p>774123</text:p>
          </table:table-cell>
          <table:table-cell table:formula="of:=(206.43 * Z + 2397) * Z + 869.32" office:value-type="float" office:value="205470.323600907" calcext:value-type="float">
            <text:p>205470</text:p>
          </table:table-cell>
          <table:table-cell table:formula="of:=0.42 * [.A286]-9336.45" office:value-type="float" office:value="107003.55" calcext:value-type="float">
            <text:p>107004</text:p>
          </table:table-cell>
          <table:table-cell table:formula="of:=0.45 * [.A286] - 17671.2" office:value-type="float" office:value="106978.8" calcext:value-type="float">
            <text:p>106979</text:p>
          </table:table-cell>
          <table:table-cell table:formula="of:=([.A286]-[.$B$6])/10000" office:value-type="float" office:value="26.6653" calcext:value-type="float">
            <text:p>27</text:p>
          </table:table-cell>
          <table:table-cell table:formula="of:=([.A286]-14926)/10000" office:value-type="float" office:value="26.2074" calcext:value-type="float">
            <text:p>26</text:p>
          </table:table-cell>
          <table:table-cell table:formula="of:=[.B286]/[.A286]" office:value-type="percentage" office:value="0.38629440433213" calcext:value-type="percentage">
            <text:p>38.63%</text:p>
          </table:table-cell>
          <table:table-cell table:formula="of:=MROUND([.I28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6]+1000" office:value-type="float" office:value="278000" calcext:value-type="float">
            <text:p>278000</text:p>
          </table:table-cell>
          <table:table-cell table:formula="of:=IF([.A287]&lt;=[.B$6];0; IF([.A287]&lt;[.C$6];[.C287];IF([.A287]&lt;[.D$6];[.D287];IF([.A287]&lt;[.E$6];[.E287];[.F287]))))" office:value-type="float" office:value="107428.8" calcext:value-type="float">
            <text:p>107429</text:p>
          </table:table-cell>
          <table:table-cell table:formula="of:=(1088.67 * Y + 1.4) * Y" office:value-type="float" office:value="779940.28397026" calcext:value-type="float">
            <text:p>779940</text:p>
          </table:table-cell>
          <table:table-cell table:formula="of:=(206.43 * Z + 2397) * Z + 869.32" office:value-type="float" office:value="206794.086617307" calcext:value-type="float">
            <text:p>206794</text:p>
          </table:table-cell>
          <table:table-cell table:formula="of:=0.42 * [.A287]-9336.45" office:value-type="float" office:value="107423.55" calcext:value-type="float">
            <text:p>107424</text:p>
          </table:table-cell>
          <table:table-cell table:formula="of:=0.45 * [.A287] - 17671.2" office:value-type="float" office:value="107428.8" calcext:value-type="float">
            <text:p>107429</text:p>
          </table:table-cell>
          <table:table-cell table:formula="of:=([.A287]-[.$B$6])/10000" office:value-type="float" office:value="26.7653" calcext:value-type="float">
            <text:p>27</text:p>
          </table:table-cell>
          <table:table-cell table:formula="of:=([.A287]-14926)/10000" office:value-type="float" office:value="26.3074" calcext:value-type="float">
            <text:p>26</text:p>
          </table:table-cell>
          <table:table-cell table:formula="of:=[.B287]/[.A287]" office:value-type="percentage" office:value="0.386434532374101" calcext:value-type="percentage">
            <text:p>38.64%</text:p>
          </table:table-cell>
          <table:table-cell table:formula="of:=MROUND([.I28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7]+1000" office:value-type="float" office:value="279000" calcext:value-type="float">
            <text:p>279000</text:p>
          </table:table-cell>
          <table:table-cell table:formula="of:=IF([.A288]&lt;=[.B$6];0; IF([.A288]&lt;[.C$6];[.C288];IF([.A288]&lt;[.D$6];[.D288];IF([.A288]&lt;[.E$6];[.E288];[.F288]))))" office:value-type="float" office:value="107878.8" calcext:value-type="float">
            <text:p>107879</text:p>
          </table:table-cell>
          <table:table-cell table:formula="of:=(1088.67 * Y + 1.4) * Y" office:value-type="float" office:value="785779.02650046" calcext:value-type="float">
            <text:p>785779</text:p>
          </table:table-cell>
          <table:table-cell table:formula="of:=(206.43 * Z + 2397) * Z + 869.32" office:value-type="float" office:value="208121.978233707" calcext:value-type="float">
            <text:p>208122</text:p>
          </table:table-cell>
          <table:table-cell table:formula="of:=0.42 * [.A288]-9336.45" office:value-type="float" office:value="107843.55" calcext:value-type="float">
            <text:p>107844</text:p>
          </table:table-cell>
          <table:table-cell table:formula="of:=0.45 * [.A288] - 17671.2" office:value-type="float" office:value="107878.8" calcext:value-type="float">
            <text:p>107879</text:p>
          </table:table-cell>
          <table:table-cell table:formula="of:=([.A288]-[.$B$6])/10000" office:value-type="float" office:value="26.8653" calcext:value-type="float">
            <text:p>27</text:p>
          </table:table-cell>
          <table:table-cell table:formula="of:=([.A288]-14926)/10000" office:value-type="float" office:value="26.4074" calcext:value-type="float">
            <text:p>26</text:p>
          </table:table-cell>
          <table:table-cell table:formula="of:=[.B288]/[.A288]" office:value-type="percentage" office:value="0.386662365591398" calcext:value-type="percentage">
            <text:p>38.67%</text:p>
          </table:table-cell>
          <table:table-cell table:formula="of:=MROUND([.I28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8]+1000" office:value-type="float" office:value="280000" calcext:value-type="float">
            <text:p>280000</text:p>
          </table:table-cell>
          <table:table-cell table:formula="of:=IF([.A289]&lt;=[.B$6];0; IF([.A289]&lt;[.C$6];[.C289];IF([.A289]&lt;[.D$6];[.D289];IF([.A289]&lt;[.E$6];[.E289];[.F289]))))" office:value-type="float" office:value="108328.8" calcext:value-type="float">
            <text:p>108329</text:p>
          </table:table-cell>
          <table:table-cell table:formula="of:=(1088.67 * Y + 1.4) * Y" office:value-type="float" office:value="791639.54243066" calcext:value-type="float">
            <text:p>791640</text:p>
          </table:table-cell>
          <table:table-cell table:formula="of:=(206.43 * Z + 2397) * Z + 869.32" office:value-type="float" office:value="209453.998450107" calcext:value-type="float">
            <text:p>209454</text:p>
          </table:table-cell>
          <table:table-cell table:formula="of:=0.42 * [.A289]-9336.45" office:value-type="float" office:value="108263.55" calcext:value-type="float">
            <text:p>108264</text:p>
          </table:table-cell>
          <table:table-cell table:formula="of:=0.45 * [.A289] - 17671.2" office:value-type="float" office:value="108328.8" calcext:value-type="float">
            <text:p>108329</text:p>
          </table:table-cell>
          <table:table-cell table:formula="of:=([.A289]-[.$B$6])/10000" office:value-type="float" office:value="26.9653" calcext:value-type="float">
            <text:p>27</text:p>
          </table:table-cell>
          <table:table-cell table:formula="of:=([.A289]-14926)/10000" office:value-type="float" office:value="26.5074" calcext:value-type="float">
            <text:p>27</text:p>
          </table:table-cell>
          <table:table-cell table:formula="of:=[.B289]/[.A289]" office:value-type="percentage" office:value="0.386888571428571" calcext:value-type="percentage">
            <text:p>38.69%</text:p>
          </table:table-cell>
          <table:table-cell table:formula="of:=MROUND([.I28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89]+1000" office:value-type="float" office:value="281000" calcext:value-type="float">
            <text:p>281000</text:p>
          </table:table-cell>
          <table:table-cell table:formula="of:=IF([.A290]&lt;=[.B$6];0; IF([.A290]&lt;[.C$6];[.C290];IF([.A290]&lt;[.D$6];[.D290];IF([.A290]&lt;[.E$6];[.E290];[.F290]))))" office:value-type="float" office:value="108778.8" calcext:value-type="float">
            <text:p>108779</text:p>
          </table:table-cell>
          <table:table-cell table:formula="of:=(1088.67 * Y + 1.4) * Y" office:value-type="float" office:value="797521.831760861" calcext:value-type="float">
            <text:p>797522</text:p>
          </table:table-cell>
          <table:table-cell table:formula="of:=(206.43 * Z + 2397) * Z + 869.32" office:value-type="float" office:value="210790.147266507" calcext:value-type="float">
            <text:p>210790</text:p>
          </table:table-cell>
          <table:table-cell table:formula="of:=0.42 * [.A290]-9336.45" office:value-type="float" office:value="108683.55" calcext:value-type="float">
            <text:p>108684</text:p>
          </table:table-cell>
          <table:table-cell table:formula="of:=0.45 * [.A290] - 17671.2" office:value-type="float" office:value="108778.8" calcext:value-type="float">
            <text:p>108779</text:p>
          </table:table-cell>
          <table:table-cell table:formula="of:=([.A290]-[.$B$6])/10000" office:value-type="float" office:value="27.0653" calcext:value-type="float">
            <text:p>27</text:p>
          </table:table-cell>
          <table:table-cell table:formula="of:=([.A290]-14926)/10000" office:value-type="float" office:value="26.6074" calcext:value-type="float">
            <text:p>27</text:p>
          </table:table-cell>
          <table:table-cell table:formula="of:=[.B290]/[.A290]" office:value-type="percentage" office:value="0.387113167259786" calcext:value-type="percentage">
            <text:p>38.71%</text:p>
          </table:table-cell>
          <table:table-cell table:formula="of:=MROUND([.I29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0]+1000" office:value-type="float" office:value="282000" calcext:value-type="float">
            <text:p>282000</text:p>
          </table:table-cell>
          <table:table-cell table:formula="of:=IF([.A291]&lt;=[.B$6];0; IF([.A291]&lt;[.C$6];[.C291];IF([.A291]&lt;[.D$6];[.D291];IF([.A291]&lt;[.E$6];[.E291];[.F291]))))" office:value-type="float" office:value="109228.8" calcext:value-type="float">
            <text:p>109229</text:p>
          </table:table-cell>
          <table:table-cell table:formula="of:=(1088.67 * Y + 1.4) * Y" office:value-type="float" office:value="803425.89449106" calcext:value-type="float">
            <text:p>803426</text:p>
          </table:table-cell>
          <table:table-cell table:formula="of:=(206.43 * Z + 2397) * Z + 869.32" office:value-type="float" office:value="212130.424682907" calcext:value-type="float">
            <text:p>212130</text:p>
          </table:table-cell>
          <table:table-cell table:formula="of:=0.42 * [.A291]-9336.45" office:value-type="float" office:value="109103.55" calcext:value-type="float">
            <text:p>109104</text:p>
          </table:table-cell>
          <table:table-cell table:formula="of:=0.45 * [.A291] - 17671.2" office:value-type="float" office:value="109228.8" calcext:value-type="float">
            <text:p>109229</text:p>
          </table:table-cell>
          <table:table-cell table:formula="of:=([.A291]-[.$B$6])/10000" office:value-type="float" office:value="27.1653" calcext:value-type="float">
            <text:p>27</text:p>
          </table:table-cell>
          <table:table-cell table:formula="of:=([.A291]-14926)/10000" office:value-type="float" office:value="26.7074" calcext:value-type="float">
            <text:p>27</text:p>
          </table:table-cell>
          <table:table-cell table:formula="of:=[.B291]/[.A291]" office:value-type="percentage" office:value="0.387336170212766" calcext:value-type="percentage">
            <text:p>38.73%</text:p>
          </table:table-cell>
          <table:table-cell table:formula="of:=MROUND([.I29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1]+1000" office:value-type="float" office:value="283000" calcext:value-type="float">
            <text:p>283000</text:p>
          </table:table-cell>
          <table:table-cell table:formula="of:=IF([.A292]&lt;=[.B$6];0; IF([.A292]&lt;[.C$6];[.C292];IF([.A292]&lt;[.D$6];[.D292];IF([.A292]&lt;[.E$6];[.E292];[.F292]))))" office:value-type="float" office:value="109678.8" calcext:value-type="float">
            <text:p>109679</text:p>
          </table:table-cell>
          <table:table-cell table:formula="of:=(1088.67 * Y + 1.4) * Y" office:value-type="float" office:value="809351.73062126" calcext:value-type="float">
            <text:p>809352</text:p>
          </table:table-cell>
          <table:table-cell table:formula="of:=(206.43 * Z + 2397) * Z + 869.32" office:value-type="float" office:value="213474.830699307" calcext:value-type="float">
            <text:p>213475</text:p>
          </table:table-cell>
          <table:table-cell table:formula="of:=0.42 * [.A292]-9336.45" office:value-type="float" office:value="109523.55" calcext:value-type="float">
            <text:p>109524</text:p>
          </table:table-cell>
          <table:table-cell table:formula="of:=0.45 * [.A292] - 17671.2" office:value-type="float" office:value="109678.8" calcext:value-type="float">
            <text:p>109679</text:p>
          </table:table-cell>
          <table:table-cell table:formula="of:=([.A292]-[.$B$6])/10000" office:value-type="float" office:value="27.2653" calcext:value-type="float">
            <text:p>27</text:p>
          </table:table-cell>
          <table:table-cell table:formula="of:=([.A292]-14926)/10000" office:value-type="float" office:value="26.8074" calcext:value-type="float">
            <text:p>27</text:p>
          </table:table-cell>
          <table:table-cell table:formula="of:=[.B292]/[.A292]" office:value-type="percentage" office:value="0.387557597173145" calcext:value-type="percentage">
            <text:p>38.76%</text:p>
          </table:table-cell>
          <table:table-cell table:formula="of:=MROUND([.I29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2]+1000" office:value-type="float" office:value="284000" calcext:value-type="float">
            <text:p>284000</text:p>
          </table:table-cell>
          <table:table-cell table:formula="of:=IF([.A293]&lt;=[.B$6];0; IF([.A293]&lt;[.C$6];[.C293];IF([.A293]&lt;[.D$6];[.D293];IF([.A293]&lt;[.E$6];[.E293];[.F293]))))" office:value-type="float" office:value="110128.8" calcext:value-type="float">
            <text:p>110129</text:p>
          </table:table-cell>
          <table:table-cell table:formula="of:=(1088.67 * Y + 1.4) * Y" office:value-type="float" office:value="815299.340151461" calcext:value-type="float">
            <text:p>815299</text:p>
          </table:table-cell>
          <table:table-cell table:formula="of:=(206.43 * Z + 2397) * Z + 869.32" office:value-type="float" office:value="214823.365315707" calcext:value-type="float">
            <text:p>214823</text:p>
          </table:table-cell>
          <table:table-cell table:formula="of:=0.42 * [.A293]-9336.45" office:value-type="float" office:value="109943.55" calcext:value-type="float">
            <text:p>109944</text:p>
          </table:table-cell>
          <table:table-cell table:formula="of:=0.45 * [.A293] - 17671.2" office:value-type="float" office:value="110128.8" calcext:value-type="float">
            <text:p>110129</text:p>
          </table:table-cell>
          <table:table-cell table:formula="of:=([.A293]-[.$B$6])/10000" office:value-type="float" office:value="27.3653" calcext:value-type="float">
            <text:p>27</text:p>
          </table:table-cell>
          <table:table-cell table:formula="of:=([.A293]-14926)/10000" office:value-type="float" office:value="26.9074" calcext:value-type="float">
            <text:p>27</text:p>
          </table:table-cell>
          <table:table-cell table:formula="of:=[.B293]/[.A293]" office:value-type="percentage" office:value="0.387777464788732" calcext:value-type="percentage">
            <text:p>38.78%</text:p>
          </table:table-cell>
          <table:table-cell table:formula="of:=MROUND([.I29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3]+1000" office:value-type="float" office:value="285000" calcext:value-type="float">
            <text:p>285000</text:p>
          </table:table-cell>
          <table:table-cell table:formula="of:=IF([.A294]&lt;=[.B$6];0; IF([.A294]&lt;[.C$6];[.C294];IF([.A294]&lt;[.D$6];[.D294];IF([.A294]&lt;[.E$6];[.E294];[.F294]))))" office:value-type="float" office:value="110578.8" calcext:value-type="float">
            <text:p>110579</text:p>
          </table:table-cell>
          <table:table-cell table:formula="of:=(1088.67 * Y + 1.4) * Y" office:value-type="float" office:value="821268.72308166" calcext:value-type="float">
            <text:p>821269</text:p>
          </table:table-cell>
          <table:table-cell table:formula="of:=(206.43 * Z + 2397) * Z + 869.32" office:value-type="float" office:value="216176.028532107" calcext:value-type="float">
            <text:p>216176</text:p>
          </table:table-cell>
          <table:table-cell table:formula="of:=0.42 * [.A294]-9336.45" office:value-type="float" office:value="110363.55" calcext:value-type="float">
            <text:p>110364</text:p>
          </table:table-cell>
          <table:table-cell table:formula="of:=0.45 * [.A294] - 17671.2" office:value-type="float" office:value="110578.8" calcext:value-type="float">
            <text:p>110579</text:p>
          </table:table-cell>
          <table:table-cell table:formula="of:=([.A294]-[.$B$6])/10000" office:value-type="float" office:value="27.4653" calcext:value-type="float">
            <text:p>27</text:p>
          </table:table-cell>
          <table:table-cell table:formula="of:=([.A294]-14926)/10000" office:value-type="float" office:value="27.0074" calcext:value-type="float">
            <text:p>27</text:p>
          </table:table-cell>
          <table:table-cell table:formula="of:=[.B294]/[.A294]" office:value-type="percentage" office:value="0.387995789473684" calcext:value-type="percentage">
            <text:p>38.80%</text:p>
          </table:table-cell>
          <table:table-cell table:formula="of:=MROUND([.I29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4]+1000" office:value-type="float" office:value="286000" calcext:value-type="float">
            <text:p>286000</text:p>
          </table:table-cell>
          <table:table-cell table:formula="of:=IF([.A295]&lt;=[.B$6];0; IF([.A295]&lt;[.C$6];[.C295];IF([.A295]&lt;[.D$6];[.D295];IF([.A295]&lt;[.E$6];[.E295];[.F295]))))" office:value-type="float" office:value="111028.8" calcext:value-type="float">
            <text:p>111029</text:p>
          </table:table-cell>
          <table:table-cell table:formula="of:=(1088.67 * Y + 1.4) * Y" office:value-type="float" office:value="827259.87941186" calcext:value-type="float">
            <text:p>827260</text:p>
          </table:table-cell>
          <table:table-cell table:formula="of:=(206.43 * Z + 2397) * Z + 869.32" office:value-type="float" office:value="217532.820348507" calcext:value-type="float">
            <text:p>217533</text:p>
          </table:table-cell>
          <table:table-cell table:formula="of:=0.42 * [.A295]-9336.45" office:value-type="float" office:value="110783.55" calcext:value-type="float">
            <text:p>110784</text:p>
          </table:table-cell>
          <table:table-cell table:formula="of:=0.45 * [.A295] - 17671.2" office:value-type="float" office:value="111028.8" calcext:value-type="float">
            <text:p>111029</text:p>
          </table:table-cell>
          <table:table-cell table:formula="of:=([.A295]-[.$B$6])/10000" office:value-type="float" office:value="27.5653" calcext:value-type="float">
            <text:p>28</text:p>
          </table:table-cell>
          <table:table-cell table:formula="of:=([.A295]-14926)/10000" office:value-type="float" office:value="27.1074" calcext:value-type="float">
            <text:p>27</text:p>
          </table:table-cell>
          <table:table-cell table:formula="of:=[.B295]/[.A295]" office:value-type="percentage" office:value="0.388212587412587" calcext:value-type="percentage">
            <text:p>38.82%</text:p>
          </table:table-cell>
          <table:table-cell table:formula="of:=MROUND([.I29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5]+1000" office:value-type="float" office:value="287000" calcext:value-type="float">
            <text:p>287000</text:p>
          </table:table-cell>
          <table:table-cell table:formula="of:=IF([.A296]&lt;=[.B$6];0; IF([.A296]&lt;[.C$6];[.C296];IF([.A296]&lt;[.D$6];[.D296];IF([.A296]&lt;[.E$6];[.E296];[.F296]))))" office:value-type="float" office:value="111478.8" calcext:value-type="float">
            <text:p>111479</text:p>
          </table:table-cell>
          <table:table-cell table:formula="of:=(1088.67 * Y + 1.4) * Y" office:value-type="float" office:value="833272.80914206" calcext:value-type="float">
            <text:p>833273</text:p>
          </table:table-cell>
          <table:table-cell table:formula="of:=(206.43 * Z + 2397) * Z + 869.32" office:value-type="float" office:value="218893.740764907" calcext:value-type="float">
            <text:p>218894</text:p>
          </table:table-cell>
          <table:table-cell table:formula="of:=0.42 * [.A296]-9336.45" office:value-type="float" office:value="111203.55" calcext:value-type="float">
            <text:p>111204</text:p>
          </table:table-cell>
          <table:table-cell table:formula="of:=0.45 * [.A296] - 17671.2" office:value-type="float" office:value="111478.8" calcext:value-type="float">
            <text:p>111479</text:p>
          </table:table-cell>
          <table:table-cell table:formula="of:=([.A296]-[.$B$6])/10000" office:value-type="float" office:value="27.6653" calcext:value-type="float">
            <text:p>28</text:p>
          </table:table-cell>
          <table:table-cell table:formula="of:=([.A296]-14926)/10000" office:value-type="float" office:value="27.2074" calcext:value-type="float">
            <text:p>27</text:p>
          </table:table-cell>
          <table:table-cell table:formula="of:=[.B296]/[.A296]" office:value-type="percentage" office:value="0.38842787456446" calcext:value-type="percentage">
            <text:p>38.84%</text:p>
          </table:table-cell>
          <table:table-cell table:formula="of:=MROUND([.I29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6]+1000" office:value-type="float" office:value="288000" calcext:value-type="float">
            <text:p>288000</text:p>
          </table:table-cell>
          <table:table-cell table:formula="of:=IF([.A297]&lt;=[.B$6];0; IF([.A297]&lt;[.C$6];[.C297];IF([.A297]&lt;[.D$6];[.D297];IF([.A297]&lt;[.E$6];[.E297];[.F297]))))" office:value-type="float" office:value="111928.8" calcext:value-type="float">
            <text:p>111929</text:p>
          </table:table-cell>
          <table:table-cell table:formula="of:=(1088.67 * Y + 1.4) * Y" office:value-type="float" office:value="839307.51227226" calcext:value-type="float">
            <text:p>839308</text:p>
          </table:table-cell>
          <table:table-cell table:formula="of:=(206.43 * Z + 2397) * Z + 869.32" office:value-type="float" office:value="220258.789781307" calcext:value-type="float">
            <text:p>220259</text:p>
          </table:table-cell>
          <table:table-cell table:formula="of:=0.42 * [.A297]-9336.45" office:value-type="float" office:value="111623.55" calcext:value-type="float">
            <text:p>111624</text:p>
          </table:table-cell>
          <table:table-cell table:formula="of:=0.45 * [.A297] - 17671.2" office:value-type="float" office:value="111928.8" calcext:value-type="float">
            <text:p>111929</text:p>
          </table:table-cell>
          <table:table-cell table:formula="of:=([.A297]-[.$B$6])/10000" office:value-type="float" office:value="27.7653" calcext:value-type="float">
            <text:p>28</text:p>
          </table:table-cell>
          <table:table-cell table:formula="of:=([.A297]-14926)/10000" office:value-type="float" office:value="27.3074" calcext:value-type="float">
            <text:p>27</text:p>
          </table:table-cell>
          <table:table-cell table:formula="of:=[.B297]/[.A297]" office:value-type="percentage" office:value="0.388641666666667" calcext:value-type="percentage">
            <text:p>38.86%</text:p>
          </table:table-cell>
          <table:table-cell table:formula="of:=MROUND([.I29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7]+1000" office:value-type="float" office:value="289000" calcext:value-type="float">
            <text:p>289000</text:p>
          </table:table-cell>
          <table:table-cell table:formula="of:=IF([.A298]&lt;=[.B$6];0; IF([.A298]&lt;[.C$6];[.C298];IF([.A298]&lt;[.D$6];[.D298];IF([.A298]&lt;[.E$6];[.E298];[.F298]))))" office:value-type="float" office:value="112378.8" calcext:value-type="float">
            <text:p>112379</text:p>
          </table:table-cell>
          <table:table-cell table:formula="of:=(1088.67 * Y + 1.4) * Y" office:value-type="float" office:value="845363.988802461" calcext:value-type="float">
            <text:p>845364</text:p>
          </table:table-cell>
          <table:table-cell table:formula="of:=(206.43 * Z + 2397) * Z + 869.32" office:value-type="float" office:value="221627.967397707" calcext:value-type="float">
            <text:p>221628</text:p>
          </table:table-cell>
          <table:table-cell table:formula="of:=0.42 * [.A298]-9336.45" office:value-type="float" office:value="112043.55" calcext:value-type="float">
            <text:p>112044</text:p>
          </table:table-cell>
          <table:table-cell table:formula="of:=0.45 * [.A298] - 17671.2" office:value-type="float" office:value="112378.8" calcext:value-type="float">
            <text:p>112379</text:p>
          </table:table-cell>
          <table:table-cell table:formula="of:=([.A298]-[.$B$6])/10000" office:value-type="float" office:value="27.8653" calcext:value-type="float">
            <text:p>28</text:p>
          </table:table-cell>
          <table:table-cell table:formula="of:=([.A298]-14926)/10000" office:value-type="float" office:value="27.4074" calcext:value-type="float">
            <text:p>27</text:p>
          </table:table-cell>
          <table:table-cell table:formula="of:=[.B298]/[.A298]" office:value-type="percentage" office:value="0.388853979238754" calcext:value-type="percentage">
            <text:p>38.89%</text:p>
          </table:table-cell>
          <table:table-cell table:formula="of:=MROUND([.I29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8]+1000" office:value-type="float" office:value="290000" calcext:value-type="float">
            <text:p>290000</text:p>
          </table:table-cell>
          <table:table-cell table:formula="of:=IF([.A299]&lt;=[.B$6];0; IF([.A299]&lt;[.C$6];[.C299];IF([.A299]&lt;[.D$6];[.D299];IF([.A299]&lt;[.E$6];[.E299];[.F299]))))" office:value-type="float" office:value="112828.8" calcext:value-type="float">
            <text:p>112829</text:p>
          </table:table-cell>
          <table:table-cell table:formula="of:=(1088.67 * Y + 1.4) * Y" office:value-type="float" office:value="851442.23873266" calcext:value-type="float">
            <text:p>851442</text:p>
          </table:table-cell>
          <table:table-cell table:formula="of:=(206.43 * Z + 2397) * Z + 869.32" office:value-type="float" office:value="223001.273614107" calcext:value-type="float">
            <text:p>223001</text:p>
          </table:table-cell>
          <table:table-cell table:formula="of:=0.42 * [.A299]-9336.45" office:value-type="float" office:value="112463.55" calcext:value-type="float">
            <text:p>112464</text:p>
          </table:table-cell>
          <table:table-cell table:formula="of:=0.45 * [.A299] - 17671.2" office:value-type="float" office:value="112828.8" calcext:value-type="float">
            <text:p>112829</text:p>
          </table:table-cell>
          <table:table-cell table:formula="of:=([.A299]-[.$B$6])/10000" office:value-type="float" office:value="27.9653" calcext:value-type="float">
            <text:p>28</text:p>
          </table:table-cell>
          <table:table-cell table:formula="of:=([.A299]-14926)/10000" office:value-type="float" office:value="27.5074" calcext:value-type="float">
            <text:p>28</text:p>
          </table:table-cell>
          <table:table-cell table:formula="of:=[.B299]/[.A299]" office:value-type="percentage" office:value="0.389064827586207" calcext:value-type="percentage">
            <text:p>38.91%</text:p>
          </table:table-cell>
          <table:table-cell table:formula="of:=MROUND([.I29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299]+1000" office:value-type="float" office:value="291000" calcext:value-type="float">
            <text:p>291000</text:p>
          </table:table-cell>
          <table:table-cell table:formula="of:=IF([.A300]&lt;=[.B$6];0; IF([.A300]&lt;[.C$6];[.C300];IF([.A300]&lt;[.D$6];[.D300];IF([.A300]&lt;[.E$6];[.E300];[.F300]))))" office:value-type="float" office:value="113278.8" calcext:value-type="float">
            <text:p>113279</text:p>
          </table:table-cell>
          <table:table-cell table:formula="of:=(1088.67 * Y + 1.4) * Y" office:value-type="float" office:value="857542.26206286" calcext:value-type="float">
            <text:p>857542</text:p>
          </table:table-cell>
          <table:table-cell table:formula="of:=(206.43 * Z + 2397) * Z + 869.32" office:value-type="float" office:value="224378.708430507" calcext:value-type="float">
            <text:p>224379</text:p>
          </table:table-cell>
          <table:table-cell table:formula="of:=0.42 * [.A300]-9336.45" office:value-type="float" office:value="112883.55" calcext:value-type="float">
            <text:p>112884</text:p>
          </table:table-cell>
          <table:table-cell table:formula="of:=0.45 * [.A300] - 17671.2" office:value-type="float" office:value="113278.8" calcext:value-type="float">
            <text:p>113279</text:p>
          </table:table-cell>
          <table:table-cell table:formula="of:=([.A300]-[.$B$6])/10000" office:value-type="float" office:value="28.0653" calcext:value-type="float">
            <text:p>28</text:p>
          </table:table-cell>
          <table:table-cell table:formula="of:=([.A300]-14926)/10000" office:value-type="float" office:value="27.6074" calcext:value-type="float">
            <text:p>28</text:p>
          </table:table-cell>
          <table:table-cell table:formula="of:=[.B300]/[.A300]" office:value-type="percentage" office:value="0.389274226804124" calcext:value-type="percentage">
            <text:p>38.93%</text:p>
          </table:table-cell>
          <table:table-cell table:formula="of:=MROUND([.I30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0]+1000" office:value-type="float" office:value="292000" calcext:value-type="float">
            <text:p>292000</text:p>
          </table:table-cell>
          <table:table-cell table:formula="of:=IF([.A301]&lt;=[.B$6];0; IF([.A301]&lt;[.C$6];[.C301];IF([.A301]&lt;[.D$6];[.D301];IF([.A301]&lt;[.E$6];[.E301];[.F301]))))" office:value-type="float" office:value="113728.8" calcext:value-type="float">
            <text:p>113729</text:p>
          </table:table-cell>
          <table:table-cell table:formula="of:=(1088.67 * Y + 1.4) * Y" office:value-type="float" office:value="863664.05879306" calcext:value-type="float">
            <text:p>863664</text:p>
          </table:table-cell>
          <table:table-cell table:formula="of:=(206.43 * Z + 2397) * Z + 869.32" office:value-type="float" office:value="225760.271846907" calcext:value-type="float">
            <text:p>225760</text:p>
          </table:table-cell>
          <table:table-cell table:formula="of:=0.42 * [.A301]-9336.45" office:value-type="float" office:value="113303.55" calcext:value-type="float">
            <text:p>113304</text:p>
          </table:table-cell>
          <table:table-cell table:formula="of:=0.45 * [.A301] - 17671.2" office:value-type="float" office:value="113728.8" calcext:value-type="float">
            <text:p>113729</text:p>
          </table:table-cell>
          <table:table-cell table:formula="of:=([.A301]-[.$B$6])/10000" office:value-type="float" office:value="28.1653" calcext:value-type="float">
            <text:p>28</text:p>
          </table:table-cell>
          <table:table-cell table:formula="of:=([.A301]-14926)/10000" office:value-type="float" office:value="27.7074" calcext:value-type="float">
            <text:p>28</text:p>
          </table:table-cell>
          <table:table-cell table:formula="of:=[.B301]/[.A301]" office:value-type="percentage" office:value="0.389482191780822" calcext:value-type="percentage">
            <text:p>38.95%</text:p>
          </table:table-cell>
          <table:table-cell table:formula="of:=MROUND([.I30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1]+1000" office:value-type="float" office:value="293000" calcext:value-type="float">
            <text:p>293000</text:p>
          </table:table-cell>
          <table:table-cell table:formula="of:=IF([.A302]&lt;=[.B$6];0; IF([.A302]&lt;[.C$6];[.C302];IF([.A302]&lt;[.D$6];[.D302];IF([.A302]&lt;[.E$6];[.E302];[.F302]))))" office:value-type="float" office:value="114178.8" calcext:value-type="float">
            <text:p>114179</text:p>
          </table:table-cell>
          <table:table-cell table:formula="of:=(1088.67 * Y + 1.4) * Y" office:value-type="float" office:value="869807.62892326" calcext:value-type="float">
            <text:p>869808</text:p>
          </table:table-cell>
          <table:table-cell table:formula="of:=(206.43 * Z + 2397) * Z + 869.32" office:value-type="float" office:value="227145.963863307" calcext:value-type="float">
            <text:p>227146</text:p>
          </table:table-cell>
          <table:table-cell table:formula="of:=0.42 * [.A302]-9336.45" office:value-type="float" office:value="113723.55" calcext:value-type="float">
            <text:p>113724</text:p>
          </table:table-cell>
          <table:table-cell table:formula="of:=0.45 * [.A302] - 17671.2" office:value-type="float" office:value="114178.8" calcext:value-type="float">
            <text:p>114179</text:p>
          </table:table-cell>
          <table:table-cell table:formula="of:=([.A302]-[.$B$6])/10000" office:value-type="float" office:value="28.2653" calcext:value-type="float">
            <text:p>28</text:p>
          </table:table-cell>
          <table:table-cell table:formula="of:=([.A302]-14926)/10000" office:value-type="float" office:value="27.8074" calcext:value-type="float">
            <text:p>28</text:p>
          </table:table-cell>
          <table:table-cell table:formula="of:=[.B302]/[.A302]" office:value-type="percentage" office:value="0.389688737201365" calcext:value-type="percentage">
            <text:p>38.97%</text:p>
          </table:table-cell>
          <table:table-cell table:formula="of:=MROUND([.I30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2]+1000" office:value-type="float" office:value="294000" calcext:value-type="float">
            <text:p>294000</text:p>
          </table:table-cell>
          <table:table-cell table:formula="of:=IF([.A303]&lt;=[.B$6];0; IF([.A303]&lt;[.C$6];[.C303];IF([.A303]&lt;[.D$6];[.D303];IF([.A303]&lt;[.E$6];[.E303];[.F303]))))" office:value-type="float" office:value="114628.8" calcext:value-type="float">
            <text:p>114629</text:p>
          </table:table-cell>
          <table:table-cell table:formula="of:=(1088.67 * Y + 1.4) * Y" office:value-type="float" office:value="875972.972453461" calcext:value-type="float">
            <text:p>875973</text:p>
          </table:table-cell>
          <table:table-cell table:formula="of:=(206.43 * Z + 2397) * Z + 869.32" office:value-type="float" office:value="228535.784479707" calcext:value-type="float">
            <text:p>228536</text:p>
          </table:table-cell>
          <table:table-cell table:formula="of:=0.42 * [.A303]-9336.45" office:value-type="float" office:value="114143.55" calcext:value-type="float">
            <text:p>114144</text:p>
          </table:table-cell>
          <table:table-cell table:formula="of:=0.45 * [.A303] - 17671.2" office:value-type="float" office:value="114628.8" calcext:value-type="float">
            <text:p>114629</text:p>
          </table:table-cell>
          <table:table-cell table:formula="of:=([.A303]-[.$B$6])/10000" office:value-type="float" office:value="28.3653" calcext:value-type="float">
            <text:p>28</text:p>
          </table:table-cell>
          <table:table-cell table:formula="of:=([.A303]-14926)/10000" office:value-type="float" office:value="27.9074" calcext:value-type="float">
            <text:p>28</text:p>
          </table:table-cell>
          <table:table-cell table:formula="of:=[.B303]/[.A303]" office:value-type="percentage" office:value="0.38989387755102" calcext:value-type="percentage">
            <text:p>38.99%</text:p>
          </table:table-cell>
          <table:table-cell table:formula="of:=MROUND([.I30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3]+1000" office:value-type="float" office:value="295000" calcext:value-type="float">
            <text:p>295000</text:p>
          </table:table-cell>
          <table:table-cell table:formula="of:=IF([.A304]&lt;=[.B$6];0; IF([.A304]&lt;[.C$6];[.C304];IF([.A304]&lt;[.D$6];[.D304];IF([.A304]&lt;[.E$6];[.E304];[.F304]))))" office:value-type="float" office:value="115078.8" calcext:value-type="float">
            <text:p>115079</text:p>
          </table:table-cell>
          <table:table-cell table:formula="of:=(1088.67 * Y + 1.4) * Y" office:value-type="float" office:value="882160.08938366" calcext:value-type="float">
            <text:p>882160</text:p>
          </table:table-cell>
          <table:table-cell table:formula="of:=(206.43 * Z + 2397) * Z + 869.32" office:value-type="float" office:value="229929.733696107" calcext:value-type="float">
            <text:p>229930</text:p>
          </table:table-cell>
          <table:table-cell table:formula="of:=0.42 * [.A304]-9336.45" office:value-type="float" office:value="114563.55" calcext:value-type="float">
            <text:p>114564</text:p>
          </table:table-cell>
          <table:table-cell table:formula="of:=0.45 * [.A304] - 17671.2" office:value-type="float" office:value="115078.8" calcext:value-type="float">
            <text:p>115079</text:p>
          </table:table-cell>
          <table:table-cell table:formula="of:=([.A304]-[.$B$6])/10000" office:value-type="float" office:value="28.4653" calcext:value-type="float">
            <text:p>28</text:p>
          </table:table-cell>
          <table:table-cell table:formula="of:=([.A304]-14926)/10000" office:value-type="float" office:value="28.0074" calcext:value-type="float">
            <text:p>28</text:p>
          </table:table-cell>
          <table:table-cell table:formula="of:=[.B304]/[.A304]" office:value-type="percentage" office:value="0.390097627118644" calcext:value-type="percentage">
            <text:p>39.01%</text:p>
          </table:table-cell>
          <table:table-cell table:formula="of:=MROUND([.I30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4]+1000" office:value-type="float" office:value="296000" calcext:value-type="float">
            <text:p>296000</text:p>
          </table:table-cell>
          <table:table-cell table:formula="of:=IF([.A305]&lt;=[.B$6];0; IF([.A305]&lt;[.C$6];[.C305];IF([.A305]&lt;[.D$6];[.D305];IF([.A305]&lt;[.E$6];[.E305];[.F305]))))" office:value-type="float" office:value="115528.8" calcext:value-type="float">
            <text:p>115529</text:p>
          </table:table-cell>
          <table:table-cell table:formula="of:=(1088.67 * Y + 1.4) * Y" office:value-type="float" office:value="888368.97971386" calcext:value-type="float">
            <text:p>888369</text:p>
          </table:table-cell>
          <table:table-cell table:formula="of:=(206.43 * Z + 2397) * Z + 869.32" office:value-type="float" office:value="231327.811512507" calcext:value-type="float">
            <text:p>231328</text:p>
          </table:table-cell>
          <table:table-cell table:formula="of:=0.42 * [.A305]-9336.45" office:value-type="float" office:value="114983.55" calcext:value-type="float">
            <text:p>114984</text:p>
          </table:table-cell>
          <table:table-cell table:formula="of:=0.45 * [.A305] - 17671.2" office:value-type="float" office:value="115528.8" calcext:value-type="float">
            <text:p>115529</text:p>
          </table:table-cell>
          <table:table-cell table:formula="of:=([.A305]-[.$B$6])/10000" office:value-type="float" office:value="28.5653" calcext:value-type="float">
            <text:p>29</text:p>
          </table:table-cell>
          <table:table-cell table:formula="of:=([.A305]-14926)/10000" office:value-type="float" office:value="28.1074" calcext:value-type="float">
            <text:p>28</text:p>
          </table:table-cell>
          <table:table-cell table:formula="of:=[.B305]/[.A305]" office:value-type="percentage" office:value="0.3903" calcext:value-type="percentage">
            <text:p>39.03%</text:p>
          </table:table-cell>
          <table:table-cell table:formula="of:=MROUND([.I30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5]+1000" office:value-type="float" office:value="297000" calcext:value-type="float">
            <text:p>297000</text:p>
          </table:table-cell>
          <table:table-cell table:formula="of:=IF([.A306]&lt;=[.B$6];0; IF([.A306]&lt;[.C$6];[.C306];IF([.A306]&lt;[.D$6];[.D306];IF([.A306]&lt;[.E$6];[.E306];[.F306]))))" office:value-type="float" office:value="115978.8" calcext:value-type="float">
            <text:p>115979</text:p>
          </table:table-cell>
          <table:table-cell table:formula="of:=(1088.67 * Y + 1.4) * Y" office:value-type="float" office:value="894599.64344406" calcext:value-type="float">
            <text:p>894600</text:p>
          </table:table-cell>
          <table:table-cell table:formula="of:=(206.43 * Z + 2397) * Z + 869.32" office:value-type="float" office:value="232730.017928907" calcext:value-type="float">
            <text:p>232730</text:p>
          </table:table-cell>
          <table:table-cell table:formula="of:=0.42 * [.A306]-9336.45" office:value-type="float" office:value="115403.55" calcext:value-type="float">
            <text:p>115404</text:p>
          </table:table-cell>
          <table:table-cell table:formula="of:=0.45 * [.A306] - 17671.2" office:value-type="float" office:value="115978.8" calcext:value-type="float">
            <text:p>115979</text:p>
          </table:table-cell>
          <table:table-cell table:formula="of:=([.A306]-[.$B$6])/10000" office:value-type="float" office:value="28.6653" calcext:value-type="float">
            <text:p>29</text:p>
          </table:table-cell>
          <table:table-cell table:formula="of:=([.A306]-14926)/10000" office:value-type="float" office:value="28.2074" calcext:value-type="float">
            <text:p>28</text:p>
          </table:table-cell>
          <table:table-cell table:formula="of:=[.B306]/[.A306]" office:value-type="percentage" office:value="0.39050101010101" calcext:value-type="percentage">
            <text:p>39.05%</text:p>
          </table:table-cell>
          <table:table-cell table:formula="of:=MROUND([.I30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6]+1000" office:value-type="float" office:value="298000" calcext:value-type="float">
            <text:p>298000</text:p>
          </table:table-cell>
          <table:table-cell table:formula="of:=IF([.A307]&lt;=[.B$6];0; IF([.A307]&lt;[.C$6];[.C307];IF([.A307]&lt;[.D$6];[.D307];IF([.A307]&lt;[.E$6];[.E307];[.F307]))))" office:value-type="float" office:value="116428.8" calcext:value-type="float">
            <text:p>116429</text:p>
          </table:table-cell>
          <table:table-cell table:formula="of:=(1088.67 * Y + 1.4) * Y" office:value-type="float" office:value="900852.08057426" calcext:value-type="float">
            <text:p>900852</text:p>
          </table:table-cell>
          <table:table-cell table:formula="of:=(206.43 * Z + 2397) * Z + 869.32" office:value-type="float" office:value="234136.352945307" calcext:value-type="float">
            <text:p>234136</text:p>
          </table:table-cell>
          <table:table-cell table:formula="of:=0.42 * [.A307]-9336.45" office:value-type="float" office:value="115823.55" calcext:value-type="float">
            <text:p>115824</text:p>
          </table:table-cell>
          <table:table-cell table:formula="of:=0.45 * [.A307] - 17671.2" office:value-type="float" office:value="116428.8" calcext:value-type="float">
            <text:p>116429</text:p>
          </table:table-cell>
          <table:table-cell table:formula="of:=([.A307]-[.$B$6])/10000" office:value-type="float" office:value="28.7653" calcext:value-type="float">
            <text:p>29</text:p>
          </table:table-cell>
          <table:table-cell table:formula="of:=([.A307]-14926)/10000" office:value-type="float" office:value="28.3074" calcext:value-type="float">
            <text:p>28</text:p>
          </table:table-cell>
          <table:table-cell table:formula="of:=[.B307]/[.A307]" office:value-type="percentage" office:value="0.39070067114094" calcext:value-type="percentage">
            <text:p>39.07%</text:p>
          </table:table-cell>
          <table:table-cell table:formula="of:=MROUND([.I30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7]+1000" office:value-type="float" office:value="299000" calcext:value-type="float">
            <text:p>299000</text:p>
          </table:table-cell>
          <table:table-cell table:formula="of:=IF([.A308]&lt;=[.B$6];0; IF([.A308]&lt;[.C$6];[.C308];IF([.A308]&lt;[.D$6];[.D308];IF([.A308]&lt;[.E$6];[.E308];[.F308]))))" office:value-type="float" office:value="116878.8" calcext:value-type="float">
            <text:p>116879</text:p>
          </table:table-cell>
          <table:table-cell table:formula="of:=(1088.67 * Y + 1.4) * Y" office:value-type="float" office:value="907126.29110446" calcext:value-type="float">
            <text:p>907126</text:p>
          </table:table-cell>
          <table:table-cell table:formula="of:=(206.43 * Z + 2397) * Z + 869.32" office:value-type="float" office:value="235546.816561707" calcext:value-type="float">
            <text:p>235547</text:p>
          </table:table-cell>
          <table:table-cell table:formula="of:=0.42 * [.A308]-9336.45" office:value-type="float" office:value="116243.55" calcext:value-type="float">
            <text:p>116244</text:p>
          </table:table-cell>
          <table:table-cell table:formula="of:=0.45 * [.A308] - 17671.2" office:value-type="float" office:value="116878.8" calcext:value-type="float">
            <text:p>116879</text:p>
          </table:table-cell>
          <table:table-cell table:formula="of:=([.A308]-[.$B$6])/10000" office:value-type="float" office:value="28.8653" calcext:value-type="float">
            <text:p>29</text:p>
          </table:table-cell>
          <table:table-cell table:formula="of:=([.A308]-14926)/10000" office:value-type="float" office:value="28.4074" calcext:value-type="float">
            <text:p>28</text:p>
          </table:table-cell>
          <table:table-cell table:formula="of:=[.B308]/[.A308]" office:value-type="percentage" office:value="0.390898996655518" calcext:value-type="percentage">
            <text:p>39.09%</text:p>
          </table:table-cell>
          <table:table-cell table:formula="of:=MROUND([.I30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8]+1000" office:value-type="float" office:value="300000" calcext:value-type="float">
            <text:p>300000</text:p>
          </table:table-cell>
          <table:table-cell table:formula="of:=IF([.A309]&lt;=[.B$6];0; IF([.A309]&lt;[.C$6];[.C309];IF([.A309]&lt;[.D$6];[.D309];IF([.A309]&lt;[.E$6];[.E309];[.F309]))))" office:value-type="float" office:value="117328.8" calcext:value-type="float">
            <text:p>117329</text:p>
          </table:table-cell>
          <table:table-cell table:formula="of:=(1088.67 * Y + 1.4) * Y" office:value-type="float" office:value="913422.27503466" calcext:value-type="float">
            <text:p>913422</text:p>
          </table:table-cell>
          <table:table-cell table:formula="of:=(206.43 * Z + 2397) * Z + 869.32" office:value-type="float" office:value="236961.408778107" calcext:value-type="float">
            <text:p>236961</text:p>
          </table:table-cell>
          <table:table-cell table:formula="of:=0.42 * [.A309]-9336.45" office:value-type="float" office:value="116663.55" calcext:value-type="float">
            <text:p>116664</text:p>
          </table:table-cell>
          <table:table-cell table:formula="of:=0.45 * [.A309] - 17671.2" office:value-type="float" office:value="117328.8" calcext:value-type="float">
            <text:p>117329</text:p>
          </table:table-cell>
          <table:table-cell table:formula="of:=([.A309]-[.$B$6])/10000" office:value-type="float" office:value="28.9653" calcext:value-type="float">
            <text:p>29</text:p>
          </table:table-cell>
          <table:table-cell table:formula="of:=([.A309]-14926)/10000" office:value-type="float" office:value="28.5074" calcext:value-type="float">
            <text:p>29</text:p>
          </table:table-cell>
          <table:table-cell table:formula="of:=[.B309]/[.A309]" office:value-type="percentage" office:value="0.391096" calcext:value-type="percentage">
            <text:p>39.11%</text:p>
          </table:table-cell>
          <table:table-cell table:formula="of:=MROUND([.I30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09]+1000" office:value-type="float" office:value="301000" calcext:value-type="float">
            <text:p>301000</text:p>
          </table:table-cell>
          <table:table-cell table:formula="of:=IF([.A310]&lt;=[.B$6];0; IF([.A310]&lt;[.C$6];[.C310];IF([.A310]&lt;[.D$6];[.D310];IF([.A310]&lt;[.E$6];[.E310];[.F310]))))" office:value-type="float" office:value="117778.8" calcext:value-type="float">
            <text:p>117779</text:p>
          </table:table-cell>
          <table:table-cell table:formula="of:=(1088.67 * Y + 1.4) * Y" office:value-type="float" office:value="919740.032364861" calcext:value-type="float">
            <text:p>919740</text:p>
          </table:table-cell>
          <table:table-cell table:formula="of:=(206.43 * Z + 2397) * Z + 869.32" office:value-type="float" office:value="238380.129594507" calcext:value-type="float">
            <text:p>238380</text:p>
          </table:table-cell>
          <table:table-cell table:formula="of:=0.42 * [.A310]-9336.45" office:value-type="float" office:value="117083.55" calcext:value-type="float">
            <text:p>117084</text:p>
          </table:table-cell>
          <table:table-cell table:formula="of:=0.45 * [.A310] - 17671.2" office:value-type="float" office:value="117778.8" calcext:value-type="float">
            <text:p>117779</text:p>
          </table:table-cell>
          <table:table-cell table:formula="of:=([.A310]-[.$B$6])/10000" office:value-type="float" office:value="29.0653" calcext:value-type="float">
            <text:p>29</text:p>
          </table:table-cell>
          <table:table-cell table:formula="of:=([.A310]-14926)/10000" office:value-type="float" office:value="28.6074" calcext:value-type="float">
            <text:p>29</text:p>
          </table:table-cell>
          <table:table-cell table:formula="of:=[.B310]/[.A310]" office:value-type="percentage" office:value="0.391291694352159" calcext:value-type="percentage">
            <text:p>39.13%</text:p>
          </table:table-cell>
          <table:table-cell table:formula="of:=MROUND([.I31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0]+1000" office:value-type="float" office:value="302000" calcext:value-type="float">
            <text:p>302000</text:p>
          </table:table-cell>
          <table:table-cell table:formula="of:=IF([.A311]&lt;=[.B$6];0; IF([.A311]&lt;[.C$6];[.C311];IF([.A311]&lt;[.D$6];[.D311];IF([.A311]&lt;[.E$6];[.E311];[.F311]))))" office:value-type="float" office:value="118228.8" calcext:value-type="float">
            <text:p>118229</text:p>
          </table:table-cell>
          <table:table-cell table:formula="of:=(1088.67 * Y + 1.4) * Y" office:value-type="float" office:value="926079.56309506" calcext:value-type="float">
            <text:p>926080</text:p>
          </table:table-cell>
          <table:table-cell table:formula="of:=(206.43 * Z + 2397) * Z + 869.32" office:value-type="float" office:value="239802.979010907" calcext:value-type="float">
            <text:p>239803</text:p>
          </table:table-cell>
          <table:table-cell table:formula="of:=0.42 * [.A311]-9336.45" office:value-type="float" office:value="117503.55" calcext:value-type="float">
            <text:p>117504</text:p>
          </table:table-cell>
          <table:table-cell table:formula="of:=0.45 * [.A311] - 17671.2" office:value-type="float" office:value="118228.8" calcext:value-type="float">
            <text:p>118229</text:p>
          </table:table-cell>
          <table:table-cell table:formula="of:=([.A311]-[.$B$6])/10000" office:value-type="float" office:value="29.1653" calcext:value-type="float">
            <text:p>29</text:p>
          </table:table-cell>
          <table:table-cell table:formula="of:=([.A311]-14926)/10000" office:value-type="float" office:value="28.7074" calcext:value-type="float">
            <text:p>29</text:p>
          </table:table-cell>
          <table:table-cell table:formula="of:=[.B311]/[.A311]" office:value-type="percentage" office:value="0.391486092715232" calcext:value-type="percentage">
            <text:p>39.15%</text:p>
          </table:table-cell>
          <table:table-cell table:formula="of:=MROUND([.I31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1]+1000" office:value-type="float" office:value="303000" calcext:value-type="float">
            <text:p>303000</text:p>
          </table:table-cell>
          <table:table-cell table:formula="of:=IF([.A312]&lt;=[.B$6];0; IF([.A312]&lt;[.C$6];[.C312];IF([.A312]&lt;[.D$6];[.D312];IF([.A312]&lt;[.E$6];[.E312];[.F312]))))" office:value-type="float" office:value="118678.8" calcext:value-type="float">
            <text:p>118679</text:p>
          </table:table-cell>
          <table:table-cell table:formula="of:=(1088.67 * Y + 1.4) * Y" office:value-type="float" office:value="932440.86722526" calcext:value-type="float">
            <text:p>932441</text:p>
          </table:table-cell>
          <table:table-cell table:formula="of:=(206.43 * Z + 2397) * Z + 869.32" office:value-type="float" office:value="241229.957027307" calcext:value-type="float">
            <text:p>241230</text:p>
          </table:table-cell>
          <table:table-cell table:formula="of:=0.42 * [.A312]-9336.45" office:value-type="float" office:value="117923.55" calcext:value-type="float">
            <text:p>117924</text:p>
          </table:table-cell>
          <table:table-cell table:formula="of:=0.45 * [.A312] - 17671.2" office:value-type="float" office:value="118678.8" calcext:value-type="float">
            <text:p>118679</text:p>
          </table:table-cell>
          <table:table-cell table:formula="of:=([.A312]-[.$B$6])/10000" office:value-type="float" office:value="29.2653" calcext:value-type="float">
            <text:p>29</text:p>
          </table:table-cell>
          <table:table-cell table:formula="of:=([.A312]-14926)/10000" office:value-type="float" office:value="28.8074" calcext:value-type="float">
            <text:p>29</text:p>
          </table:table-cell>
          <table:table-cell table:formula="of:=[.B312]/[.A312]" office:value-type="percentage" office:value="0.391679207920792" calcext:value-type="percentage">
            <text:p>39.17%</text:p>
          </table:table-cell>
          <table:table-cell table:formula="of:=MROUND([.I31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2]+1000" office:value-type="float" office:value="304000" calcext:value-type="float">
            <text:p>304000</text:p>
          </table:table-cell>
          <table:table-cell table:formula="of:=IF([.A313]&lt;=[.B$6];0; IF([.A313]&lt;[.C$6];[.C313];IF([.A313]&lt;[.D$6];[.D313];IF([.A313]&lt;[.E$6];[.E313];[.F313]))))" office:value-type="float" office:value="119128.8" calcext:value-type="float">
            <text:p>119129</text:p>
          </table:table-cell>
          <table:table-cell table:formula="of:=(1088.67 * Y + 1.4) * Y" office:value-type="float" office:value="938823.944755461" calcext:value-type="float">
            <text:p>938824</text:p>
          </table:table-cell>
          <table:table-cell table:formula="of:=(206.43 * Z + 2397) * Z + 869.32" office:value-type="float" office:value="242661.063643707" calcext:value-type="float">
            <text:p>242661</text:p>
          </table:table-cell>
          <table:table-cell table:formula="of:=0.42 * [.A313]-9336.45" office:value-type="float" office:value="118343.55" calcext:value-type="float">
            <text:p>118344</text:p>
          </table:table-cell>
          <table:table-cell table:formula="of:=0.45 * [.A313] - 17671.2" office:value-type="float" office:value="119128.8" calcext:value-type="float">
            <text:p>119129</text:p>
          </table:table-cell>
          <table:table-cell table:formula="of:=([.A313]-[.$B$6])/10000" office:value-type="float" office:value="29.3653" calcext:value-type="float">
            <text:p>29</text:p>
          </table:table-cell>
          <table:table-cell table:formula="of:=([.A313]-14926)/10000" office:value-type="float" office:value="28.9074" calcext:value-type="float">
            <text:p>29</text:p>
          </table:table-cell>
          <table:table-cell table:formula="of:=[.B313]/[.A313]" office:value-type="percentage" office:value="0.391871052631579" calcext:value-type="percentage">
            <text:p>39.19%</text:p>
          </table:table-cell>
          <table:table-cell table:formula="of:=MROUND([.I31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3]+1000" office:value-type="float" office:value="305000" calcext:value-type="float">
            <text:p>305000</text:p>
          </table:table-cell>
          <table:table-cell table:formula="of:=IF([.A314]&lt;=[.B$6];0; IF([.A314]&lt;[.C$6];[.C314];IF([.A314]&lt;[.D$6];[.D314];IF([.A314]&lt;[.E$6];[.E314];[.F314]))))" office:value-type="float" office:value="119578.8" calcext:value-type="float">
            <text:p>119579</text:p>
          </table:table-cell>
          <table:table-cell table:formula="of:=(1088.67 * Y + 1.4) * Y" office:value-type="float" office:value="945228.79568566" calcext:value-type="float">
            <text:p>945229</text:p>
          </table:table-cell>
          <table:table-cell table:formula="of:=(206.43 * Z + 2397) * Z + 869.32" office:value-type="float" office:value="244096.298860107" calcext:value-type="float">
            <text:p>244096</text:p>
          </table:table-cell>
          <table:table-cell table:formula="of:=0.42 * [.A314]-9336.45" office:value-type="float" office:value="118763.55" calcext:value-type="float">
            <text:p>118764</text:p>
          </table:table-cell>
          <table:table-cell table:formula="of:=0.45 * [.A314] - 17671.2" office:value-type="float" office:value="119578.8" calcext:value-type="float">
            <text:p>119579</text:p>
          </table:table-cell>
          <table:table-cell table:formula="of:=([.A314]-[.$B$6])/10000" office:value-type="float" office:value="29.4653" calcext:value-type="float">
            <text:p>29</text:p>
          </table:table-cell>
          <table:table-cell table:formula="of:=([.A314]-14926)/10000" office:value-type="float" office:value="29.0074" calcext:value-type="float">
            <text:p>29</text:p>
          </table:table-cell>
          <table:table-cell table:formula="of:=[.B314]/[.A314]" office:value-type="percentage" office:value="0.392061639344262" calcext:value-type="percentage">
            <text:p>39.21%</text:p>
          </table:table-cell>
          <table:table-cell table:formula="of:=MROUND([.I31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4]+1000" office:value-type="float" office:value="306000" calcext:value-type="float">
            <text:p>306000</text:p>
          </table:table-cell>
          <table:table-cell table:formula="of:=IF([.A315]&lt;=[.B$6];0; IF([.A315]&lt;[.C$6];[.C315];IF([.A315]&lt;[.D$6];[.D315];IF([.A315]&lt;[.E$6];[.E315];[.F315]))))" office:value-type="float" office:value="120028.8" calcext:value-type="float">
            <text:p>120029</text:p>
          </table:table-cell>
          <table:table-cell table:formula="of:=(1088.67 * Y + 1.4) * Y" office:value-type="float" office:value="951655.420015861" calcext:value-type="float">
            <text:p>951655</text:p>
          </table:table-cell>
          <table:table-cell table:formula="of:=(206.43 * Z + 2397) * Z + 869.32" office:value-type="float" office:value="245535.662676507" calcext:value-type="float">
            <text:p>245536</text:p>
          </table:table-cell>
          <table:table-cell table:formula="of:=0.42 * [.A315]-9336.45" office:value-type="float" office:value="119183.55" calcext:value-type="float">
            <text:p>119184</text:p>
          </table:table-cell>
          <table:table-cell table:formula="of:=0.45 * [.A315] - 17671.2" office:value-type="float" office:value="120028.8" calcext:value-type="float">
            <text:p>120029</text:p>
          </table:table-cell>
          <table:table-cell table:formula="of:=([.A315]-[.$B$6])/10000" office:value-type="float" office:value="29.5653" calcext:value-type="float">
            <text:p>30</text:p>
          </table:table-cell>
          <table:table-cell table:formula="of:=([.A315]-14926)/10000" office:value-type="float" office:value="29.1074" calcext:value-type="float">
            <text:p>29</text:p>
          </table:table-cell>
          <table:table-cell table:formula="of:=[.B315]/[.A315]" office:value-type="percentage" office:value="0.392250980392157" calcext:value-type="percentage">
            <text:p>39.23%</text:p>
          </table:table-cell>
          <table:table-cell table:formula="of:=MROUND([.I31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5]+1000" office:value-type="float" office:value="307000" calcext:value-type="float">
            <text:p>307000</text:p>
          </table:table-cell>
          <table:table-cell table:formula="of:=IF([.A316]&lt;=[.B$6];0; IF([.A316]&lt;[.C$6];[.C316];IF([.A316]&lt;[.D$6];[.D316];IF([.A316]&lt;[.E$6];[.E316];[.F316]))))" office:value-type="float" office:value="120478.8" calcext:value-type="float">
            <text:p>120479</text:p>
          </table:table-cell>
          <table:table-cell table:formula="of:=(1088.67 * Y + 1.4) * Y" office:value-type="float" office:value="958103.81774606" calcext:value-type="float">
            <text:p>958104</text:p>
          </table:table-cell>
          <table:table-cell table:formula="of:=(206.43 * Z + 2397) * Z + 869.32" office:value-type="float" office:value="246979.155092907" calcext:value-type="float">
            <text:p>246979</text:p>
          </table:table-cell>
          <table:table-cell table:formula="of:=0.42 * [.A316]-9336.45" office:value-type="float" office:value="119603.55" calcext:value-type="float">
            <text:p>119604</text:p>
          </table:table-cell>
          <table:table-cell table:formula="of:=0.45 * [.A316] - 17671.2" office:value-type="float" office:value="120478.8" calcext:value-type="float">
            <text:p>120479</text:p>
          </table:table-cell>
          <table:table-cell table:formula="of:=([.A316]-[.$B$6])/10000" office:value-type="float" office:value="29.6653" calcext:value-type="float">
            <text:p>30</text:p>
          </table:table-cell>
          <table:table-cell table:formula="of:=([.A316]-14926)/10000" office:value-type="float" office:value="29.2074" calcext:value-type="float">
            <text:p>29</text:p>
          </table:table-cell>
          <table:table-cell table:formula="of:=[.B316]/[.A316]" office:value-type="percentage" office:value="0.392439087947883" calcext:value-type="percentage">
            <text:p>39.24%</text:p>
          </table:table-cell>
          <table:table-cell table:formula="of:=MROUND([.I31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6]+1000" office:value-type="float" office:value="308000" calcext:value-type="float">
            <text:p>308000</text:p>
          </table:table-cell>
          <table:table-cell table:formula="of:=IF([.A317]&lt;=[.B$6];0; IF([.A317]&lt;[.C$6];[.C317];IF([.A317]&lt;[.D$6];[.D317];IF([.A317]&lt;[.E$6];[.E317];[.F317]))))" office:value-type="float" office:value="120928.8" calcext:value-type="float">
            <text:p>120929</text:p>
          </table:table-cell>
          <table:table-cell table:formula="of:=(1088.67 * Y + 1.4) * Y" office:value-type="float" office:value="964573.98887626" calcext:value-type="float">
            <text:p>964574</text:p>
          </table:table-cell>
          <table:table-cell table:formula="of:=(206.43 * Z + 2397) * Z + 869.32" office:value-type="float" office:value="248426.776109307" calcext:value-type="float">
            <text:p>248427</text:p>
          </table:table-cell>
          <table:table-cell table:formula="of:=0.42 * [.A317]-9336.45" office:value-type="float" office:value="120023.55" calcext:value-type="float">
            <text:p>120024</text:p>
          </table:table-cell>
          <table:table-cell table:formula="of:=0.45 * [.A317] - 17671.2" office:value-type="float" office:value="120928.8" calcext:value-type="float">
            <text:p>120929</text:p>
          </table:table-cell>
          <table:table-cell table:formula="of:=([.A317]-[.$B$6])/10000" office:value-type="float" office:value="29.7653" calcext:value-type="float">
            <text:p>30</text:p>
          </table:table-cell>
          <table:table-cell table:formula="of:=([.A317]-14926)/10000" office:value-type="float" office:value="29.3074" calcext:value-type="float">
            <text:p>29</text:p>
          </table:table-cell>
          <table:table-cell table:formula="of:=[.B317]/[.A317]" office:value-type="percentage" office:value="0.392625974025974" calcext:value-type="percentage">
            <text:p>39.26%</text:p>
          </table:table-cell>
          <table:table-cell table:formula="of:=MROUND([.I31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7]+1000" office:value-type="float" office:value="309000" calcext:value-type="float">
            <text:p>309000</text:p>
          </table:table-cell>
          <table:table-cell table:formula="of:=IF([.A318]&lt;=[.B$6];0; IF([.A318]&lt;[.C$6];[.C318];IF([.A318]&lt;[.D$6];[.D318];IF([.A318]&lt;[.E$6];[.E318];[.F318]))))" office:value-type="float" office:value="121378.8" calcext:value-type="float">
            <text:p>121379</text:p>
          </table:table-cell>
          <table:table-cell table:formula="of:=(1088.67 * Y + 1.4) * Y" office:value-type="float" office:value="971065.933406461" calcext:value-type="float">
            <text:p>971066</text:p>
          </table:table-cell>
          <table:table-cell table:formula="of:=(206.43 * Z + 2397) * Z + 869.32" office:value-type="float" office:value="249878.525725707" calcext:value-type="float">
            <text:p>249879</text:p>
          </table:table-cell>
          <table:table-cell table:formula="of:=0.42 * [.A318]-9336.45" office:value-type="float" office:value="120443.55" calcext:value-type="float">
            <text:p>120444</text:p>
          </table:table-cell>
          <table:table-cell table:formula="of:=0.45 * [.A318] - 17671.2" office:value-type="float" office:value="121378.8" calcext:value-type="float">
            <text:p>121379</text:p>
          </table:table-cell>
          <table:table-cell table:formula="of:=([.A318]-[.$B$6])/10000" office:value-type="float" office:value="29.8653" calcext:value-type="float">
            <text:p>30</text:p>
          </table:table-cell>
          <table:table-cell table:formula="of:=([.A318]-14926)/10000" office:value-type="float" office:value="29.4074" calcext:value-type="float">
            <text:p>29</text:p>
          </table:table-cell>
          <table:table-cell table:formula="of:=[.B318]/[.A318]" office:value-type="percentage" office:value="0.392811650485437" calcext:value-type="percentage">
            <text:p>39.28%</text:p>
          </table:table-cell>
          <table:table-cell table:formula="of:=MROUND([.I31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8]+1000" office:value-type="float" office:value="310000" calcext:value-type="float">
            <text:p>310000</text:p>
          </table:table-cell>
          <table:table-cell table:formula="of:=IF([.A319]&lt;=[.B$6];0; IF([.A319]&lt;[.C$6];[.C319];IF([.A319]&lt;[.D$6];[.D319];IF([.A319]&lt;[.E$6];[.E319];[.F319]))))" office:value-type="float" office:value="121828.8" calcext:value-type="float">
            <text:p>121829</text:p>
          </table:table-cell>
          <table:table-cell table:formula="of:=(1088.67 * Y + 1.4) * Y" office:value-type="float" office:value="977579.65133666" calcext:value-type="float">
            <text:p>977580</text:p>
          </table:table-cell>
          <table:table-cell table:formula="of:=(206.43 * Z + 2397) * Z + 869.32" office:value-type="float" office:value="251334.403942107" calcext:value-type="float">
            <text:p>251334</text:p>
          </table:table-cell>
          <table:table-cell table:formula="of:=0.42 * [.A319]-9336.45" office:value-type="float" office:value="120863.55" calcext:value-type="float">
            <text:p>120864</text:p>
          </table:table-cell>
          <table:table-cell table:formula="of:=0.45 * [.A319] - 17671.2" office:value-type="float" office:value="121828.8" calcext:value-type="float">
            <text:p>121829</text:p>
          </table:table-cell>
          <table:table-cell table:formula="of:=([.A319]-[.$B$6])/10000" office:value-type="float" office:value="29.9653" calcext:value-type="float">
            <text:p>30</text:p>
          </table:table-cell>
          <table:table-cell table:formula="of:=([.A319]-14926)/10000" office:value-type="float" office:value="29.5074" calcext:value-type="float">
            <text:p>30</text:p>
          </table:table-cell>
          <table:table-cell table:formula="of:=[.B319]/[.A319]" office:value-type="percentage" office:value="0.392996129032258" calcext:value-type="percentage">
            <text:p>39.30%</text:p>
          </table:table-cell>
          <table:table-cell table:formula="of:=MROUND([.I31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19]+1000" office:value-type="float" office:value="311000" calcext:value-type="float">
            <text:p>311000</text:p>
          </table:table-cell>
          <table:table-cell table:formula="of:=IF([.A320]&lt;=[.B$6];0; IF([.A320]&lt;[.C$6];[.C320];IF([.A320]&lt;[.D$6];[.D320];IF([.A320]&lt;[.E$6];[.E320];[.F320]))))" office:value-type="float" office:value="122278.8" calcext:value-type="float">
            <text:p>122279</text:p>
          </table:table-cell>
          <table:table-cell table:formula="of:=(1088.67 * Y + 1.4) * Y" office:value-type="float" office:value="984115.14266686" calcext:value-type="float">
            <text:p>984115</text:p>
          </table:table-cell>
          <table:table-cell table:formula="of:=(206.43 * Z + 2397) * Z + 869.32" office:value-type="float" office:value="252794.410758507" calcext:value-type="float">
            <text:p>252794</text:p>
          </table:table-cell>
          <table:table-cell table:formula="of:=0.42 * [.A320]-9336.45" office:value-type="float" office:value="121283.55" calcext:value-type="float">
            <text:p>121284</text:p>
          </table:table-cell>
          <table:table-cell table:formula="of:=0.45 * [.A320] - 17671.2" office:value-type="float" office:value="122278.8" calcext:value-type="float">
            <text:p>122279</text:p>
          </table:table-cell>
          <table:table-cell table:formula="of:=([.A320]-[.$B$6])/10000" office:value-type="float" office:value="30.0653" calcext:value-type="float">
            <text:p>30</text:p>
          </table:table-cell>
          <table:table-cell table:formula="of:=([.A320]-14926)/10000" office:value-type="float" office:value="29.6074" calcext:value-type="float">
            <text:p>30</text:p>
          </table:table-cell>
          <table:table-cell table:formula="of:=[.B320]/[.A320]" office:value-type="percentage" office:value="0.393179421221865" calcext:value-type="percentage">
            <text:p>39.32%</text:p>
          </table:table-cell>
          <table:table-cell table:formula="of:=MROUND([.I32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0]+1000" office:value-type="float" office:value="312000" calcext:value-type="float">
            <text:p>312000</text:p>
          </table:table-cell>
          <table:table-cell table:formula="of:=IF([.A321]&lt;=[.B$6];0; IF([.A321]&lt;[.C$6];[.C321];IF([.A321]&lt;[.D$6];[.D321];IF([.A321]&lt;[.E$6];[.E321];[.F321]))))" office:value-type="float" office:value="122728.8" calcext:value-type="float">
            <text:p>122729</text:p>
          </table:table-cell>
          <table:table-cell table:formula="of:=(1088.67 * Y + 1.4) * Y" office:value-type="float" office:value="990672.40739706" calcext:value-type="float">
            <text:p>990672</text:p>
          </table:table-cell>
          <table:table-cell table:formula="of:=(206.43 * Z + 2397) * Z + 869.32" office:value-type="float" office:value="254258.546174907" calcext:value-type="float">
            <text:p>254259</text:p>
          </table:table-cell>
          <table:table-cell table:formula="of:=0.42 * [.A321]-9336.45" office:value-type="float" office:value="121703.55" calcext:value-type="float">
            <text:p>121704</text:p>
          </table:table-cell>
          <table:table-cell table:formula="of:=0.45 * [.A321] - 17671.2" office:value-type="float" office:value="122728.8" calcext:value-type="float">
            <text:p>122729</text:p>
          </table:table-cell>
          <table:table-cell table:formula="of:=([.A321]-[.$B$6])/10000" office:value-type="float" office:value="30.1653" calcext:value-type="float">
            <text:p>30</text:p>
          </table:table-cell>
          <table:table-cell table:formula="of:=([.A321]-14926)/10000" office:value-type="float" office:value="29.7074" calcext:value-type="float">
            <text:p>30</text:p>
          </table:table-cell>
          <table:table-cell table:formula="of:=[.B321]/[.A321]" office:value-type="percentage" office:value="0.393361538461538" calcext:value-type="percentage">
            <text:p>39.34%</text:p>
          </table:table-cell>
          <table:table-cell table:formula="of:=MROUND([.I32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1]+1000" office:value-type="float" office:value="313000" calcext:value-type="float">
            <text:p>313000</text:p>
          </table:table-cell>
          <table:table-cell table:formula="of:=IF([.A322]&lt;=[.B$6];0; IF([.A322]&lt;[.C$6];[.C322];IF([.A322]&lt;[.D$6];[.D322];IF([.A322]&lt;[.E$6];[.E322];[.F322]))))" office:value-type="float" office:value="123178.8" calcext:value-type="float">
            <text:p>123179</text:p>
          </table:table-cell>
          <table:table-cell table:formula="of:=(1088.67 * Y + 1.4) * Y" office:value-type="float" office:value="997251.44552726" calcext:value-type="float">
            <text:p>997251</text:p>
          </table:table-cell>
          <table:table-cell table:formula="of:=(206.43 * Z + 2397) * Z + 869.32" office:value-type="float" office:value="255726.810191307" calcext:value-type="float">
            <text:p>255727</text:p>
          </table:table-cell>
          <table:table-cell table:formula="of:=0.42 * [.A322]-9336.45" office:value-type="float" office:value="122123.55" calcext:value-type="float">
            <text:p>122124</text:p>
          </table:table-cell>
          <table:table-cell table:formula="of:=0.45 * [.A322] - 17671.2" office:value-type="float" office:value="123178.8" calcext:value-type="float">
            <text:p>123179</text:p>
          </table:table-cell>
          <table:table-cell table:formula="of:=([.A322]-[.$B$6])/10000" office:value-type="float" office:value="30.2653" calcext:value-type="float">
            <text:p>30</text:p>
          </table:table-cell>
          <table:table-cell table:formula="of:=([.A322]-14926)/10000" office:value-type="float" office:value="29.8074" calcext:value-type="float">
            <text:p>30</text:p>
          </table:table-cell>
          <table:table-cell table:formula="of:=[.B322]/[.A322]" office:value-type="percentage" office:value="0.39354249201278" calcext:value-type="percentage">
            <text:p>39.35%</text:p>
          </table:table-cell>
          <table:table-cell table:formula="of:=MROUND([.I32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2]+1000" office:value-type="float" office:value="314000" calcext:value-type="float">
            <text:p>314000</text:p>
          </table:table-cell>
          <table:table-cell table:formula="of:=IF([.A323]&lt;=[.B$6];0; IF([.A323]&lt;[.C$6];[.C323];IF([.A323]&lt;[.D$6];[.D323];IF([.A323]&lt;[.E$6];[.E323];[.F323]))))" office:value-type="float" office:value="123628.8" calcext:value-type="float">
            <text:p>123629</text:p>
          </table:table-cell>
          <table:table-cell table:formula="of:=(1088.67 * Y + 1.4) * Y" office:value-type="float" office:value="1003852.25705746" calcext:value-type="float">
            <text:p>1003852</text:p>
          </table:table-cell>
          <table:table-cell table:formula="of:=(206.43 * Z + 2397) * Z + 869.32" office:value-type="float" office:value="257199.202807707" calcext:value-type="float">
            <text:p>257199</text:p>
          </table:table-cell>
          <table:table-cell table:formula="of:=0.42 * [.A323]-9336.45" office:value-type="float" office:value="122543.55" calcext:value-type="float">
            <text:p>122544</text:p>
          </table:table-cell>
          <table:table-cell table:formula="of:=0.45 * [.A323] - 17671.2" office:value-type="float" office:value="123628.8" calcext:value-type="float">
            <text:p>123629</text:p>
          </table:table-cell>
          <table:table-cell table:formula="of:=([.A323]-[.$B$6])/10000" office:value-type="float" office:value="30.3653" calcext:value-type="float">
            <text:p>30</text:p>
          </table:table-cell>
          <table:table-cell table:formula="of:=([.A323]-14926)/10000" office:value-type="float" office:value="29.9074" calcext:value-type="float">
            <text:p>30</text:p>
          </table:table-cell>
          <table:table-cell table:formula="of:=[.B323]/[.A323]" office:value-type="percentage" office:value="0.393722292993631" calcext:value-type="percentage">
            <text:p>39.37%</text:p>
          </table:table-cell>
          <table:table-cell table:formula="of:=MROUND([.I32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3]+1000" office:value-type="float" office:value="315000" calcext:value-type="float">
            <text:p>315000</text:p>
          </table:table-cell>
          <table:table-cell table:formula="of:=IF([.A324]&lt;=[.B$6];0; IF([.A324]&lt;[.C$6];[.C324];IF([.A324]&lt;[.D$6];[.D324];IF([.A324]&lt;[.E$6];[.E324];[.F324]))))" office:value-type="float" office:value="124078.8" calcext:value-type="float">
            <text:p>124079</text:p>
          </table:table-cell>
          <table:table-cell table:formula="of:=(1088.67 * Y + 1.4) * Y" office:value-type="float" office:value="1010474.84198766" calcext:value-type="float">
            <text:p>1010475</text:p>
          </table:table-cell>
          <table:table-cell table:formula="of:=(206.43 * Z + 2397) * Z + 869.32" office:value-type="float" office:value="258675.724024107" calcext:value-type="float">
            <text:p>258676</text:p>
          </table:table-cell>
          <table:table-cell table:formula="of:=0.42 * [.A324]-9336.45" office:value-type="float" office:value="122963.55" calcext:value-type="float">
            <text:p>122964</text:p>
          </table:table-cell>
          <table:table-cell table:formula="of:=0.45 * [.A324] - 17671.2" office:value-type="float" office:value="124078.8" calcext:value-type="float">
            <text:p>124079</text:p>
          </table:table-cell>
          <table:table-cell table:formula="of:=([.A324]-[.$B$6])/10000" office:value-type="float" office:value="30.4653" calcext:value-type="float">
            <text:p>30</text:p>
          </table:table-cell>
          <table:table-cell table:formula="of:=([.A324]-14926)/10000" office:value-type="float" office:value="30.0074" calcext:value-type="float">
            <text:p>30</text:p>
          </table:table-cell>
          <table:table-cell table:formula="of:=[.B324]/[.A324]" office:value-type="percentage" office:value="0.393900952380952" calcext:value-type="percentage">
            <text:p>39.39%</text:p>
          </table:table-cell>
          <table:table-cell table:formula="of:=MROUND([.I32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4]+1000" office:value-type="float" office:value="316000" calcext:value-type="float">
            <text:p>316000</text:p>
          </table:table-cell>
          <table:table-cell table:formula="of:=IF([.A325]&lt;=[.B$6];0; IF([.A325]&lt;[.C$6];[.C325];IF([.A325]&lt;[.D$6];[.D325];IF([.A325]&lt;[.E$6];[.E325];[.F325]))))" office:value-type="float" office:value="124528.8" calcext:value-type="float">
            <text:p>124529</text:p>
          </table:table-cell>
          <table:table-cell table:formula="of:=(1088.67 * Y + 1.4) * Y" office:value-type="float" office:value="1017119.20031786" calcext:value-type="float">
            <text:p>1017119</text:p>
          </table:table-cell>
          <table:table-cell table:formula="of:=(206.43 * Z + 2397) * Z + 869.32" office:value-type="float" office:value="260156.373840507" calcext:value-type="float">
            <text:p>260156</text:p>
          </table:table-cell>
          <table:table-cell table:formula="of:=0.42 * [.A325]-9336.45" office:value-type="float" office:value="123383.55" calcext:value-type="float">
            <text:p>123384</text:p>
          </table:table-cell>
          <table:table-cell table:formula="of:=0.45 * [.A325] - 17671.2" office:value-type="float" office:value="124528.8" calcext:value-type="float">
            <text:p>124529</text:p>
          </table:table-cell>
          <table:table-cell table:formula="of:=([.A325]-[.$B$6])/10000" office:value-type="float" office:value="30.5653" calcext:value-type="float">
            <text:p>31</text:p>
          </table:table-cell>
          <table:table-cell table:formula="of:=([.A325]-14926)/10000" office:value-type="float" office:value="30.1074" calcext:value-type="float">
            <text:p>30</text:p>
          </table:table-cell>
          <table:table-cell table:formula="of:=[.B325]/[.A325]" office:value-type="percentage" office:value="0.394078481012658" calcext:value-type="percentage">
            <text:p>39.41%</text:p>
          </table:table-cell>
          <table:table-cell table:formula="of:=MROUND([.I32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5]+1000" office:value-type="float" office:value="317000" calcext:value-type="float">
            <text:p>317000</text:p>
          </table:table-cell>
          <table:table-cell table:formula="of:=IF([.A326]&lt;=[.B$6];0; IF([.A326]&lt;[.C$6];[.C326];IF([.A326]&lt;[.D$6];[.D326];IF([.A326]&lt;[.E$6];[.E326];[.F326]))))" office:value-type="float" office:value="124978.8" calcext:value-type="float">
            <text:p>124979</text:p>
          </table:table-cell>
          <table:table-cell table:formula="of:=(1088.67 * Y + 1.4) * Y" office:value-type="float" office:value="1023785.33204806" calcext:value-type="float">
            <text:p>1023785</text:p>
          </table:table-cell>
          <table:table-cell table:formula="of:=(206.43 * Z + 2397) * Z + 869.32" office:value-type="float" office:value="261641.152256907" calcext:value-type="float">
            <text:p>261641</text:p>
          </table:table-cell>
          <table:table-cell table:formula="of:=0.42 * [.A326]-9336.45" office:value-type="float" office:value="123803.55" calcext:value-type="float">
            <text:p>123804</text:p>
          </table:table-cell>
          <table:table-cell table:formula="of:=0.45 * [.A326] - 17671.2" office:value-type="float" office:value="124978.8" calcext:value-type="float">
            <text:p>124979</text:p>
          </table:table-cell>
          <table:table-cell table:formula="of:=([.A326]-[.$B$6])/10000" office:value-type="float" office:value="30.6653" calcext:value-type="float">
            <text:p>31</text:p>
          </table:table-cell>
          <table:table-cell table:formula="of:=([.A326]-14926)/10000" office:value-type="float" office:value="30.2074" calcext:value-type="float">
            <text:p>30</text:p>
          </table:table-cell>
          <table:table-cell table:formula="of:=[.B326]/[.A326]" office:value-type="percentage" office:value="0.394254889589905" calcext:value-type="percentage">
            <text:p>39.43%</text:p>
          </table:table-cell>
          <table:table-cell table:formula="of:=MROUND([.I32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6]+1000" office:value-type="float" office:value="318000" calcext:value-type="float">
            <text:p>318000</text:p>
          </table:table-cell>
          <table:table-cell table:formula="of:=IF([.A327]&lt;=[.B$6];0; IF([.A327]&lt;[.C$6];[.C327];IF([.A327]&lt;[.D$6];[.D327];IF([.A327]&lt;[.E$6];[.E327];[.F327]))))" office:value-type="float" office:value="125428.8" calcext:value-type="float">
            <text:p>125429</text:p>
          </table:table-cell>
          <table:table-cell table:formula="of:=(1088.67 * Y + 1.4) * Y" office:value-type="float" office:value="1030473.23717826" calcext:value-type="float">
            <text:p>1030473</text:p>
          </table:table-cell>
          <table:table-cell table:formula="of:=(206.43 * Z + 2397) * Z + 869.32" office:value-type="float" office:value="263130.059273307" calcext:value-type="float">
            <text:p>263130</text:p>
          </table:table-cell>
          <table:table-cell table:formula="of:=0.42 * [.A327]-9336.45" office:value-type="float" office:value="124223.55" calcext:value-type="float">
            <text:p>124224</text:p>
          </table:table-cell>
          <table:table-cell table:formula="of:=0.45 * [.A327] - 17671.2" office:value-type="float" office:value="125428.8" calcext:value-type="float">
            <text:p>125429</text:p>
          </table:table-cell>
          <table:table-cell table:formula="of:=([.A327]-[.$B$6])/10000" office:value-type="float" office:value="30.7653" calcext:value-type="float">
            <text:p>31</text:p>
          </table:table-cell>
          <table:table-cell table:formula="of:=([.A327]-14926)/10000" office:value-type="float" office:value="30.3074" calcext:value-type="float">
            <text:p>30</text:p>
          </table:table-cell>
          <table:table-cell table:formula="of:=[.B327]/[.A327]" office:value-type="percentage" office:value="0.394430188679245" calcext:value-type="percentage">
            <text:p>39.44%</text:p>
          </table:table-cell>
          <table:table-cell table:formula="of:=MROUND([.I32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7]+1000" office:value-type="float" office:value="319000" calcext:value-type="float">
            <text:p>319000</text:p>
          </table:table-cell>
          <table:table-cell table:formula="of:=IF([.A328]&lt;=[.B$6];0; IF([.A328]&lt;[.C$6];[.C328];IF([.A328]&lt;[.D$6];[.D328];IF([.A328]&lt;[.E$6];[.E328];[.F328]))))" office:value-type="float" office:value="125878.8" calcext:value-type="float">
            <text:p>125879</text:p>
          </table:table-cell>
          <table:table-cell table:formula="of:=(1088.67 * Y + 1.4) * Y" office:value-type="float" office:value="1037182.91570846" calcext:value-type="float">
            <text:p>1037183</text:p>
          </table:table-cell>
          <table:table-cell table:formula="of:=(206.43 * Z + 2397) * Z + 869.32" office:value-type="float" office:value="264623.094889707" calcext:value-type="float">
            <text:p>264623</text:p>
          </table:table-cell>
          <table:table-cell table:formula="of:=0.42 * [.A328]-9336.45" office:value-type="float" office:value="124643.55" calcext:value-type="float">
            <text:p>124644</text:p>
          </table:table-cell>
          <table:table-cell table:formula="of:=0.45 * [.A328] - 17671.2" office:value-type="float" office:value="125878.8" calcext:value-type="float">
            <text:p>125879</text:p>
          </table:table-cell>
          <table:table-cell table:formula="of:=([.A328]-[.$B$6])/10000" office:value-type="float" office:value="30.8653" calcext:value-type="float">
            <text:p>31</text:p>
          </table:table-cell>
          <table:table-cell table:formula="of:=([.A328]-14926)/10000" office:value-type="float" office:value="30.4074" calcext:value-type="float">
            <text:p>30</text:p>
          </table:table-cell>
          <table:table-cell table:formula="of:=[.B328]/[.A328]" office:value-type="percentage" office:value="0.394604388714734" calcext:value-type="percentage">
            <text:p>39.46%</text:p>
          </table:table-cell>
          <table:table-cell table:formula="of:=MROUND([.I32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8]+1000" office:value-type="float" office:value="320000" calcext:value-type="float">
            <text:p>320000</text:p>
          </table:table-cell>
          <table:table-cell table:formula="of:=IF([.A329]&lt;=[.B$6];0; IF([.A329]&lt;[.C$6];[.C329];IF([.A329]&lt;[.D$6];[.D329];IF([.A329]&lt;[.E$6];[.E329];[.F329]))))" office:value-type="float" office:value="126328.8" calcext:value-type="float">
            <text:p>126329</text:p>
          </table:table-cell>
          <table:table-cell table:formula="of:=(1088.67 * Y + 1.4) * Y" office:value-type="float" office:value="1043914.36763866" calcext:value-type="float">
            <text:p>1043914</text:p>
          </table:table-cell>
          <table:table-cell table:formula="of:=(206.43 * Z + 2397) * Z + 869.32" office:value-type="float" office:value="266120.259106107" calcext:value-type="float">
            <text:p>266120</text:p>
          </table:table-cell>
          <table:table-cell table:formula="of:=0.42 * [.A329]-9336.45" office:value-type="float" office:value="125063.55" calcext:value-type="float">
            <text:p>125064</text:p>
          </table:table-cell>
          <table:table-cell table:formula="of:=0.45 * [.A329] - 17671.2" office:value-type="float" office:value="126328.8" calcext:value-type="float">
            <text:p>126329</text:p>
          </table:table-cell>
          <table:table-cell table:formula="of:=([.A329]-[.$B$6])/10000" office:value-type="float" office:value="30.9653" calcext:value-type="float">
            <text:p>31</text:p>
          </table:table-cell>
          <table:table-cell table:formula="of:=([.A329]-14926)/10000" office:value-type="float" office:value="30.5074" calcext:value-type="float">
            <text:p>31</text:p>
          </table:table-cell>
          <table:table-cell table:formula="of:=[.B329]/[.A329]" office:value-type="percentage" office:value="0.3947775" calcext:value-type="percentage">
            <text:p>39.48%</text:p>
          </table:table-cell>
          <table:table-cell table:formula="of:=MROUND([.I32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29]+1000" office:value-type="float" office:value="321000" calcext:value-type="float">
            <text:p>321000</text:p>
          </table:table-cell>
          <table:table-cell table:formula="of:=IF([.A330]&lt;=[.B$6];0; IF([.A330]&lt;[.C$6];[.C330];IF([.A330]&lt;[.D$6];[.D330];IF([.A330]&lt;[.E$6];[.E330];[.F330]))))" office:value-type="float" office:value="126778.8" calcext:value-type="float">
            <text:p>126779</text:p>
          </table:table-cell>
          <table:table-cell table:formula="of:=(1088.67 * Y + 1.4) * Y" office:value-type="float" office:value="1050667.59296886" calcext:value-type="float">
            <text:p>1050668</text:p>
          </table:table-cell>
          <table:table-cell table:formula="of:=(206.43 * Z + 2397) * Z + 869.32" office:value-type="float" office:value="267621.551922507" calcext:value-type="float">
            <text:p>267622</text:p>
          </table:table-cell>
          <table:table-cell table:formula="of:=0.42 * [.A330]-9336.45" office:value-type="float" office:value="125483.55" calcext:value-type="float">
            <text:p>125484</text:p>
          </table:table-cell>
          <table:table-cell table:formula="of:=0.45 * [.A330] - 17671.2" office:value-type="float" office:value="126778.8" calcext:value-type="float">
            <text:p>126779</text:p>
          </table:table-cell>
          <table:table-cell table:formula="of:=([.A330]-[.$B$6])/10000" office:value-type="float" office:value="31.0653" calcext:value-type="float">
            <text:p>31</text:p>
          </table:table-cell>
          <table:table-cell table:formula="of:=([.A330]-14926)/10000" office:value-type="float" office:value="30.6074" calcext:value-type="float">
            <text:p>31</text:p>
          </table:table-cell>
          <table:table-cell table:formula="of:=[.B330]/[.A330]" office:value-type="percentage" office:value="0.39494953271028" calcext:value-type="percentage">
            <text:p>39.49%</text:p>
          </table:table-cell>
          <table:table-cell table:formula="of:=MROUND([.I33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0]+1000" office:value-type="float" office:value="322000" calcext:value-type="float">
            <text:p>322000</text:p>
          </table:table-cell>
          <table:table-cell table:formula="of:=IF([.A331]&lt;=[.B$6];0; IF([.A331]&lt;[.C$6];[.C331];IF([.A331]&lt;[.D$6];[.D331];IF([.A331]&lt;[.E$6];[.E331];[.F331]))))" office:value-type="float" office:value="127228.8" calcext:value-type="float">
            <text:p>127229</text:p>
          </table:table-cell>
          <table:table-cell table:formula="of:=(1088.67 * Y + 1.4) * Y" office:value-type="float" office:value="1057442.59169906" calcext:value-type="float">
            <text:p>1057443</text:p>
          </table:table-cell>
          <table:table-cell table:formula="of:=(206.43 * Z + 2397) * Z + 869.32" office:value-type="float" office:value="269126.973338907" calcext:value-type="float">
            <text:p>269127</text:p>
          </table:table-cell>
          <table:table-cell table:formula="of:=0.42 * [.A331]-9336.45" office:value-type="float" office:value="125903.55" calcext:value-type="float">
            <text:p>125904</text:p>
          </table:table-cell>
          <table:table-cell table:formula="of:=0.45 * [.A331] - 17671.2" office:value-type="float" office:value="127228.8" calcext:value-type="float">
            <text:p>127229</text:p>
          </table:table-cell>
          <table:table-cell table:formula="of:=([.A331]-[.$B$6])/10000" office:value-type="float" office:value="31.1653" calcext:value-type="float">
            <text:p>31</text:p>
          </table:table-cell>
          <table:table-cell table:formula="of:=([.A331]-14926)/10000" office:value-type="float" office:value="30.7074" calcext:value-type="float">
            <text:p>31</text:p>
          </table:table-cell>
          <table:table-cell table:formula="of:=[.B331]/[.A331]" office:value-type="percentage" office:value="0.39512049689441" calcext:value-type="percentage">
            <text:p>39.51%</text:p>
          </table:table-cell>
          <table:table-cell table:formula="of:=MROUND([.I33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1]+1000" office:value-type="float" office:value="323000" calcext:value-type="float">
            <text:p>323000</text:p>
          </table:table-cell>
          <table:table-cell table:formula="of:=IF([.A332]&lt;=[.B$6];0; IF([.A332]&lt;[.C$6];[.C332];IF([.A332]&lt;[.D$6];[.D332];IF([.A332]&lt;[.E$6];[.E332];[.F332]))))" office:value-type="float" office:value="127678.8" calcext:value-type="float">
            <text:p>127679</text:p>
          </table:table-cell>
          <table:table-cell table:formula="of:=(1088.67 * Y + 1.4) * Y" office:value-type="float" office:value="1064239.36382926" calcext:value-type="float">
            <text:p>1064239</text:p>
          </table:table-cell>
          <table:table-cell table:formula="of:=(206.43 * Z + 2397) * Z + 869.32" office:value-type="float" office:value="270636.523355307" calcext:value-type="float">
            <text:p>270637</text:p>
          </table:table-cell>
          <table:table-cell table:formula="of:=0.42 * [.A332]-9336.45" office:value-type="float" office:value="126323.55" calcext:value-type="float">
            <text:p>126324</text:p>
          </table:table-cell>
          <table:table-cell table:formula="of:=0.45 * [.A332] - 17671.2" office:value-type="float" office:value="127678.8" calcext:value-type="float">
            <text:p>127679</text:p>
          </table:table-cell>
          <table:table-cell table:formula="of:=([.A332]-[.$B$6])/10000" office:value-type="float" office:value="31.2653" calcext:value-type="float">
            <text:p>31</text:p>
          </table:table-cell>
          <table:table-cell table:formula="of:=([.A332]-14926)/10000" office:value-type="float" office:value="30.8074" calcext:value-type="float">
            <text:p>31</text:p>
          </table:table-cell>
          <table:table-cell table:formula="of:=[.B332]/[.A332]" office:value-type="percentage" office:value="0.39529040247678" calcext:value-type="percentage">
            <text:p>39.53%</text:p>
          </table:table-cell>
          <table:table-cell table:formula="of:=MROUND([.I33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2]+1000" office:value-type="float" office:value="324000" calcext:value-type="float">
            <text:p>324000</text:p>
          </table:table-cell>
          <table:table-cell table:formula="of:=IF([.A333]&lt;=[.B$6];0; IF([.A333]&lt;[.C$6];[.C333];IF([.A333]&lt;[.D$6];[.D333];IF([.A333]&lt;[.E$6];[.E333];[.F333]))))" office:value-type="float" office:value="128128.8" calcext:value-type="float">
            <text:p>128129</text:p>
          </table:table-cell>
          <table:table-cell table:formula="of:=(1088.67 * Y + 1.4) * Y" office:value-type="float" office:value="1071057.90935946" calcext:value-type="float">
            <text:p>1071058</text:p>
          </table:table-cell>
          <table:table-cell table:formula="of:=(206.43 * Z + 2397) * Z + 869.32" office:value-type="float" office:value="272150.201971707" calcext:value-type="float">
            <text:p>272150</text:p>
          </table:table-cell>
          <table:table-cell table:formula="of:=0.42 * [.A333]-9336.45" office:value-type="float" office:value="126743.55" calcext:value-type="float">
            <text:p>126744</text:p>
          </table:table-cell>
          <table:table-cell table:formula="of:=0.45 * [.A333] - 17671.2" office:value-type="float" office:value="128128.8" calcext:value-type="float">
            <text:p>128129</text:p>
          </table:table-cell>
          <table:table-cell table:formula="of:=([.A333]-[.$B$6])/10000" office:value-type="float" office:value="31.3653" calcext:value-type="float">
            <text:p>31</text:p>
          </table:table-cell>
          <table:table-cell table:formula="of:=([.A333]-14926)/10000" office:value-type="float" office:value="30.9074" calcext:value-type="float">
            <text:p>31</text:p>
          </table:table-cell>
          <table:table-cell table:formula="of:=[.B333]/[.A333]" office:value-type="percentage" office:value="0.395459259259259" calcext:value-type="percentage">
            <text:p>39.55%</text:p>
          </table:table-cell>
          <table:table-cell table:formula="of:=MROUND([.I33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3]+1000" office:value-type="float" office:value="325000" calcext:value-type="float">
            <text:p>325000</text:p>
          </table:table-cell>
          <table:table-cell table:formula="of:=IF([.A334]&lt;=[.B$6];0; IF([.A334]&lt;[.C$6];[.C334];IF([.A334]&lt;[.D$6];[.D334];IF([.A334]&lt;[.E$6];[.E334];[.F334]))))" office:value-type="float" office:value="128578.8" calcext:value-type="float">
            <text:p>128579</text:p>
          </table:table-cell>
          <table:table-cell table:formula="of:=(1088.67 * Y + 1.4) * Y" office:value-type="float" office:value="1077898.22828966" calcext:value-type="float">
            <text:p>1077898</text:p>
          </table:table-cell>
          <table:table-cell table:formula="of:=(206.43 * Z + 2397) * Z + 869.32" office:value-type="float" office:value="273668.009188107" calcext:value-type="float">
            <text:p>273668</text:p>
          </table:table-cell>
          <table:table-cell table:formula="of:=0.42 * [.A334]-9336.45" office:value-type="float" office:value="127163.55" calcext:value-type="float">
            <text:p>127164</text:p>
          </table:table-cell>
          <table:table-cell table:formula="of:=0.45 * [.A334] - 17671.2" office:value-type="float" office:value="128578.8" calcext:value-type="float">
            <text:p>128579</text:p>
          </table:table-cell>
          <table:table-cell table:formula="of:=([.A334]-[.$B$6])/10000" office:value-type="float" office:value="31.4653" calcext:value-type="float">
            <text:p>31</text:p>
          </table:table-cell>
          <table:table-cell table:formula="of:=([.A334]-14926)/10000" office:value-type="float" office:value="31.0074" calcext:value-type="float">
            <text:p>31</text:p>
          </table:table-cell>
          <table:table-cell table:formula="of:=[.B334]/[.A334]" office:value-type="percentage" office:value="0.395627076923077" calcext:value-type="percentage">
            <text:p>39.56%</text:p>
          </table:table-cell>
          <table:table-cell table:formula="of:=MROUND([.I33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4]+1000" office:value-type="float" office:value="326000" calcext:value-type="float">
            <text:p>326000</text:p>
          </table:table-cell>
          <table:table-cell table:formula="of:=IF([.A335]&lt;=[.B$6];0; IF([.A335]&lt;[.C$6];[.C335];IF([.A335]&lt;[.D$6];[.D335];IF([.A335]&lt;[.E$6];[.E335];[.F335]))))" office:value-type="float" office:value="129028.8" calcext:value-type="float">
            <text:p>129029</text:p>
          </table:table-cell>
          <table:table-cell table:formula="of:=(1088.67 * Y + 1.4) * Y" office:value-type="float" office:value="1084760.32061986" calcext:value-type="float">
            <text:p>1084760</text:p>
          </table:table-cell>
          <table:table-cell table:formula="of:=(206.43 * Z + 2397) * Z + 869.32" office:value-type="float" office:value="275189.945004507" calcext:value-type="float">
            <text:p>275190</text:p>
          </table:table-cell>
          <table:table-cell table:formula="of:=0.42 * [.A335]-9336.45" office:value-type="float" office:value="127583.55" calcext:value-type="float">
            <text:p>127584</text:p>
          </table:table-cell>
          <table:table-cell table:formula="of:=0.45 * [.A335] - 17671.2" office:value-type="float" office:value="129028.8" calcext:value-type="float">
            <text:p>129029</text:p>
          </table:table-cell>
          <table:table-cell table:formula="of:=([.A335]-[.$B$6])/10000" office:value-type="float" office:value="31.5653" calcext:value-type="float">
            <text:p>32</text:p>
          </table:table-cell>
          <table:table-cell table:formula="of:=([.A335]-14926)/10000" office:value-type="float" office:value="31.1074" calcext:value-type="float">
            <text:p>31</text:p>
          </table:table-cell>
          <table:table-cell table:formula="of:=[.B335]/[.A335]" office:value-type="percentage" office:value="0.395793865030675" calcext:value-type="percentage">
            <text:p>39.58%</text:p>
          </table:table-cell>
          <table:table-cell table:formula="of:=MROUND([.I33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5]+1000" office:value-type="float" office:value="327000" calcext:value-type="float">
            <text:p>327000</text:p>
          </table:table-cell>
          <table:table-cell table:formula="of:=IF([.A336]&lt;=[.B$6];0; IF([.A336]&lt;[.C$6];[.C336];IF([.A336]&lt;[.D$6];[.D336];IF([.A336]&lt;[.E$6];[.E336];[.F336]))))" office:value-type="float" office:value="129478.8" calcext:value-type="float">
            <text:p>129479</text:p>
          </table:table-cell>
          <table:table-cell table:formula="of:=(1088.67 * Y + 1.4) * Y" office:value-type="float" office:value="1091644.18635006" calcext:value-type="float">
            <text:p>1091644</text:p>
          </table:table-cell>
          <table:table-cell table:formula="of:=(206.43 * Z + 2397) * Z + 869.32" office:value-type="float" office:value="276716.009420907" calcext:value-type="float">
            <text:p>276716</text:p>
          </table:table-cell>
          <table:table-cell table:formula="of:=0.42 * [.A336]-9336.45" office:value-type="float" office:value="128003.55" calcext:value-type="float">
            <text:p>128004</text:p>
          </table:table-cell>
          <table:table-cell table:formula="of:=0.45 * [.A336] - 17671.2" office:value-type="float" office:value="129478.8" calcext:value-type="float">
            <text:p>129479</text:p>
          </table:table-cell>
          <table:table-cell table:formula="of:=([.A336]-[.$B$6])/10000" office:value-type="float" office:value="31.6653" calcext:value-type="float">
            <text:p>32</text:p>
          </table:table-cell>
          <table:table-cell table:formula="of:=([.A336]-14926)/10000" office:value-type="float" office:value="31.2074" calcext:value-type="float">
            <text:p>31</text:p>
          </table:table-cell>
          <table:table-cell table:formula="of:=[.B336]/[.A336]" office:value-type="percentage" office:value="0.395959633027523" calcext:value-type="percentage">
            <text:p>39.60%</text:p>
          </table:table-cell>
          <table:table-cell table:formula="of:=MROUND([.I33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6]+1000" office:value-type="float" office:value="328000" calcext:value-type="float">
            <text:p>328000</text:p>
          </table:table-cell>
          <table:table-cell table:formula="of:=IF([.A337]&lt;=[.B$6];0; IF([.A337]&lt;[.C$6];[.C337];IF([.A337]&lt;[.D$6];[.D337];IF([.A337]&lt;[.E$6];[.E337];[.F337]))))" office:value-type="float" office:value="129928.8" calcext:value-type="float">
            <text:p>129929</text:p>
          </table:table-cell>
          <table:table-cell table:formula="of:=(1088.67 * Y + 1.4) * Y" office:value-type="float" office:value="1098549.82548026" calcext:value-type="float">
            <text:p>1098550</text:p>
          </table:table-cell>
          <table:table-cell table:formula="of:=(206.43 * Z + 2397) * Z + 869.32" office:value-type="float" office:value="278246.202437307" calcext:value-type="float">
            <text:p>278246</text:p>
          </table:table-cell>
          <table:table-cell table:formula="of:=0.42 * [.A337]-9336.45" office:value-type="float" office:value="128423.55" calcext:value-type="float">
            <text:p>128424</text:p>
          </table:table-cell>
          <table:table-cell table:formula="of:=0.45 * [.A337] - 17671.2" office:value-type="float" office:value="129928.8" calcext:value-type="float">
            <text:p>129929</text:p>
          </table:table-cell>
          <table:table-cell table:formula="of:=([.A337]-[.$B$6])/10000" office:value-type="float" office:value="31.7653" calcext:value-type="float">
            <text:p>32</text:p>
          </table:table-cell>
          <table:table-cell table:formula="of:=([.A337]-14926)/10000" office:value-type="float" office:value="31.3074" calcext:value-type="float">
            <text:p>31</text:p>
          </table:table-cell>
          <table:table-cell table:formula="of:=[.B337]/[.A337]" office:value-type="percentage" office:value="0.396124390243902" calcext:value-type="percentage">
            <text:p>39.61%</text:p>
          </table:table-cell>
          <table:table-cell table:formula="of:=MROUND([.I33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7]+1000" office:value-type="float" office:value="329000" calcext:value-type="float">
            <text:p>329000</text:p>
          </table:table-cell>
          <table:table-cell table:formula="of:=IF([.A338]&lt;=[.B$6];0; IF([.A338]&lt;[.C$6];[.C338];IF([.A338]&lt;[.D$6];[.D338];IF([.A338]&lt;[.E$6];[.E338];[.F338]))))" office:value-type="float" office:value="130378.8" calcext:value-type="float">
            <text:p>130379</text:p>
          </table:table-cell>
          <table:table-cell table:formula="of:=(1088.67 * Y + 1.4) * Y" office:value-type="float" office:value="1105477.23801046" calcext:value-type="float">
            <text:p>1105477</text:p>
          </table:table-cell>
          <table:table-cell table:formula="of:=(206.43 * Z + 2397) * Z + 869.32" office:value-type="float" office:value="279780.524053707" calcext:value-type="float">
            <text:p>279781</text:p>
          </table:table-cell>
          <table:table-cell table:formula="of:=0.42 * [.A338]-9336.45" office:value-type="float" office:value="128843.55" calcext:value-type="float">
            <text:p>128844</text:p>
          </table:table-cell>
          <table:table-cell table:formula="of:=0.45 * [.A338] - 17671.2" office:value-type="float" office:value="130378.8" calcext:value-type="float">
            <text:p>130379</text:p>
          </table:table-cell>
          <table:table-cell table:formula="of:=([.A338]-[.$B$6])/10000" office:value-type="float" office:value="31.8653" calcext:value-type="float">
            <text:p>32</text:p>
          </table:table-cell>
          <table:table-cell table:formula="of:=([.A338]-14926)/10000" office:value-type="float" office:value="31.4074" calcext:value-type="float">
            <text:p>31</text:p>
          </table:table-cell>
          <table:table-cell table:formula="of:=[.B338]/[.A338]" office:value-type="percentage" office:value="0.396288145896657" calcext:value-type="percentage">
            <text:p>39.63%</text:p>
          </table:table-cell>
          <table:table-cell table:formula="of:=MROUND([.I33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8]+1000" office:value-type="float" office:value="330000" calcext:value-type="float">
            <text:p>330000</text:p>
          </table:table-cell>
          <table:table-cell table:formula="of:=IF([.A339]&lt;=[.B$6];0; IF([.A339]&lt;[.C$6];[.C339];IF([.A339]&lt;[.D$6];[.D339];IF([.A339]&lt;[.E$6];[.E339];[.F339]))))" office:value-type="float" office:value="130828.8" calcext:value-type="float">
            <text:p>130829</text:p>
          </table:table-cell>
          <table:table-cell table:formula="of:=(1088.67 * Y + 1.4) * Y" office:value-type="float" office:value="1112426.42394066" calcext:value-type="float">
            <text:p>1112426</text:p>
          </table:table-cell>
          <table:table-cell table:formula="of:=(206.43 * Z + 2397) * Z + 869.32" office:value-type="float" office:value="281318.974270107" calcext:value-type="float">
            <text:p>281319</text:p>
          </table:table-cell>
          <table:table-cell table:formula="of:=0.42 * [.A339]-9336.45" office:value-type="float" office:value="129263.55" calcext:value-type="float">
            <text:p>129264</text:p>
          </table:table-cell>
          <table:table-cell table:formula="of:=0.45 * [.A339] - 17671.2" office:value-type="float" office:value="130828.8" calcext:value-type="float">
            <text:p>130829</text:p>
          </table:table-cell>
          <table:table-cell table:formula="of:=([.A339]-[.$B$6])/10000" office:value-type="float" office:value="31.9653" calcext:value-type="float">
            <text:p>32</text:p>
          </table:table-cell>
          <table:table-cell table:formula="of:=([.A339]-14926)/10000" office:value-type="float" office:value="31.5074" calcext:value-type="float">
            <text:p>32</text:p>
          </table:table-cell>
          <table:table-cell table:formula="of:=[.B339]/[.A339]" office:value-type="percentage" office:value="0.396450909090909" calcext:value-type="percentage">
            <text:p>39.65%</text:p>
          </table:table-cell>
          <table:table-cell table:formula="of:=MROUND([.I33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39]+1000" office:value-type="float" office:value="331000" calcext:value-type="float">
            <text:p>331000</text:p>
          </table:table-cell>
          <table:table-cell table:formula="of:=IF([.A340]&lt;=[.B$6];0; IF([.A340]&lt;[.C$6];[.C340];IF([.A340]&lt;[.D$6];[.D340];IF([.A340]&lt;[.E$6];[.E340];[.F340]))))" office:value-type="float" office:value="131278.8" calcext:value-type="float">
            <text:p>131279</text:p>
          </table:table-cell>
          <table:table-cell table:formula="of:=(1088.67 * Y + 1.4) * Y" office:value-type="float" office:value="1119397.38327086" calcext:value-type="float">
            <text:p>1119397</text:p>
          </table:table-cell>
          <table:table-cell table:formula="of:=(206.43 * Z + 2397) * Z + 869.32" office:value-type="float" office:value="282861.553086507" calcext:value-type="float">
            <text:p>282862</text:p>
          </table:table-cell>
          <table:table-cell table:formula="of:=0.42 * [.A340]-9336.45" office:value-type="float" office:value="129683.55" calcext:value-type="float">
            <text:p>129684</text:p>
          </table:table-cell>
          <table:table-cell table:formula="of:=0.45 * [.A340] - 17671.2" office:value-type="float" office:value="131278.8" calcext:value-type="float">
            <text:p>131279</text:p>
          </table:table-cell>
          <table:table-cell table:formula="of:=([.A340]-[.$B$6])/10000" office:value-type="float" office:value="32.0653" calcext:value-type="float">
            <text:p>32</text:p>
          </table:table-cell>
          <table:table-cell table:formula="of:=([.A340]-14926)/10000" office:value-type="float" office:value="31.6074" calcext:value-type="float">
            <text:p>32</text:p>
          </table:table-cell>
          <table:table-cell table:formula="of:=[.B340]/[.A340]" office:value-type="percentage" office:value="0.396612688821752" calcext:value-type="percentage">
            <text:p>39.66%</text:p>
          </table:table-cell>
          <table:table-cell table:formula="of:=MROUND([.I34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0]+1000" office:value-type="float" office:value="332000" calcext:value-type="float">
            <text:p>332000</text:p>
          </table:table-cell>
          <table:table-cell table:formula="of:=IF([.A341]&lt;=[.B$6];0; IF([.A341]&lt;[.C$6];[.C341];IF([.A341]&lt;[.D$6];[.D341];IF([.A341]&lt;[.E$6];[.E341];[.F341]))))" office:value-type="float" office:value="131728.8" calcext:value-type="float">
            <text:p>131729</text:p>
          </table:table-cell>
          <table:table-cell table:formula="of:=(1088.67 * Y + 1.4) * Y" office:value-type="float" office:value="1126390.11600106" calcext:value-type="float">
            <text:p>1126390</text:p>
          </table:table-cell>
          <table:table-cell table:formula="of:=(206.43 * Z + 2397) * Z + 869.32" office:value-type="float" office:value="284408.260502907" calcext:value-type="float">
            <text:p>284408</text:p>
          </table:table-cell>
          <table:table-cell table:formula="of:=0.42 * [.A341]-9336.45" office:value-type="float" office:value="130103.55" calcext:value-type="float">
            <text:p>130104</text:p>
          </table:table-cell>
          <table:table-cell table:formula="of:=0.45 * [.A341] - 17671.2" office:value-type="float" office:value="131728.8" calcext:value-type="float">
            <text:p>131729</text:p>
          </table:table-cell>
          <table:table-cell table:formula="of:=([.A341]-[.$B$6])/10000" office:value-type="float" office:value="32.1653" calcext:value-type="float">
            <text:p>32</text:p>
          </table:table-cell>
          <table:table-cell table:formula="of:=([.A341]-14926)/10000" office:value-type="float" office:value="31.7074" calcext:value-type="float">
            <text:p>32</text:p>
          </table:table-cell>
          <table:table-cell table:formula="of:=[.B341]/[.A341]" office:value-type="percentage" office:value="0.396773493975904" calcext:value-type="percentage">
            <text:p>39.68%</text:p>
          </table:table-cell>
          <table:table-cell table:formula="of:=MROUND([.I34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1]+1000" office:value-type="float" office:value="333000" calcext:value-type="float">
            <text:p>333000</text:p>
          </table:table-cell>
          <table:table-cell table:formula="of:=IF([.A342]&lt;=[.B$6];0; IF([.A342]&lt;[.C$6];[.C342];IF([.A342]&lt;[.D$6];[.D342];IF([.A342]&lt;[.E$6];[.E342];[.F342]))))" office:value-type="float" office:value="132178.8" calcext:value-type="float">
            <text:p>132179</text:p>
          </table:table-cell>
          <table:table-cell table:formula="of:=(1088.67 * Y + 1.4) * Y" office:value-type="float" office:value="1133404.62213126" calcext:value-type="float">
            <text:p>1133405</text:p>
          </table:table-cell>
          <table:table-cell table:formula="of:=(206.43 * Z + 2397) * Z + 869.32" office:value-type="float" office:value="285959.096519307" calcext:value-type="float">
            <text:p>285959</text:p>
          </table:table-cell>
          <table:table-cell table:formula="of:=0.42 * [.A342]-9336.45" office:value-type="float" office:value="130523.55" calcext:value-type="float">
            <text:p>130524</text:p>
          </table:table-cell>
          <table:table-cell table:formula="of:=0.45 * [.A342] - 17671.2" office:value-type="float" office:value="132178.8" calcext:value-type="float">
            <text:p>132179</text:p>
          </table:table-cell>
          <table:table-cell table:formula="of:=([.A342]-[.$B$6])/10000" office:value-type="float" office:value="32.2653" calcext:value-type="float">
            <text:p>32</text:p>
          </table:table-cell>
          <table:table-cell table:formula="of:=([.A342]-14926)/10000" office:value-type="float" office:value="31.8074" calcext:value-type="float">
            <text:p>32</text:p>
          </table:table-cell>
          <table:table-cell table:formula="of:=[.B342]/[.A342]" office:value-type="percentage" office:value="0.396933333333333" calcext:value-type="percentage">
            <text:p>39.69%</text:p>
          </table:table-cell>
          <table:table-cell table:formula="of:=MROUND([.I34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2]+1000" office:value-type="float" office:value="334000" calcext:value-type="float">
            <text:p>334000</text:p>
          </table:table-cell>
          <table:table-cell table:formula="of:=IF([.A343]&lt;=[.B$6];0; IF([.A343]&lt;[.C$6];[.C343];IF([.A343]&lt;[.D$6];[.D343];IF([.A343]&lt;[.E$6];[.E343];[.F343]))))" office:value-type="float" office:value="132628.8" calcext:value-type="float">
            <text:p>132629</text:p>
          </table:table-cell>
          <table:table-cell table:formula="of:=(1088.67 * Y + 1.4) * Y" office:value-type="float" office:value="1140440.90166146" calcext:value-type="float">
            <text:p>1140441</text:p>
          </table:table-cell>
          <table:table-cell table:formula="of:=(206.43 * Z + 2397) * Z + 869.32" office:value-type="float" office:value="287514.061135707" calcext:value-type="float">
            <text:p>287514</text:p>
          </table:table-cell>
          <table:table-cell table:formula="of:=0.42 * [.A343]-9336.45" office:value-type="float" office:value="130943.55" calcext:value-type="float">
            <text:p>130944</text:p>
          </table:table-cell>
          <table:table-cell table:formula="of:=0.45 * [.A343] - 17671.2" office:value-type="float" office:value="132628.8" calcext:value-type="float">
            <text:p>132629</text:p>
          </table:table-cell>
          <table:table-cell table:formula="of:=([.A343]-[.$B$6])/10000" office:value-type="float" office:value="32.3653" calcext:value-type="float">
            <text:p>32</text:p>
          </table:table-cell>
          <table:table-cell table:formula="of:=([.A343]-14926)/10000" office:value-type="float" office:value="31.9074" calcext:value-type="float">
            <text:p>32</text:p>
          </table:table-cell>
          <table:table-cell table:formula="of:=[.B343]/[.A343]" office:value-type="percentage" office:value="0.397092215568862" calcext:value-type="percentage">
            <text:p>39.71%</text:p>
          </table:table-cell>
          <table:table-cell table:formula="of:=MROUND([.I34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3]+1000" office:value-type="float" office:value="335000" calcext:value-type="float">
            <text:p>335000</text:p>
          </table:table-cell>
          <table:table-cell table:formula="of:=IF([.A344]&lt;=[.B$6];0; IF([.A344]&lt;[.C$6];[.C344];IF([.A344]&lt;[.D$6];[.D344];IF([.A344]&lt;[.E$6];[.E344];[.F344]))))" office:value-type="float" office:value="133078.8" calcext:value-type="float">
            <text:p>133079</text:p>
          </table:table-cell>
          <table:table-cell table:formula="of:=(1088.67 * Y + 1.4) * Y" office:value-type="float" office:value="1147498.95459166" calcext:value-type="float">
            <text:p>1147499</text:p>
          </table:table-cell>
          <table:table-cell table:formula="of:=(206.43 * Z + 2397) * Z + 869.32" office:value-type="float" office:value="289073.154352107" calcext:value-type="float">
            <text:p>289073</text:p>
          </table:table-cell>
          <table:table-cell table:formula="of:=0.42 * [.A344]-9336.45" office:value-type="float" office:value="131363.55" calcext:value-type="float">
            <text:p>131364</text:p>
          </table:table-cell>
          <table:table-cell table:formula="of:=0.45 * [.A344] - 17671.2" office:value-type="float" office:value="133078.8" calcext:value-type="float">
            <text:p>133079</text:p>
          </table:table-cell>
          <table:table-cell table:formula="of:=([.A344]-[.$B$6])/10000" office:value-type="float" office:value="32.4653" calcext:value-type="float">
            <text:p>32</text:p>
          </table:table-cell>
          <table:table-cell table:formula="of:=([.A344]-14926)/10000" office:value-type="float" office:value="32.0074" calcext:value-type="float">
            <text:p>32</text:p>
          </table:table-cell>
          <table:table-cell table:formula="of:=[.B344]/[.A344]" office:value-type="percentage" office:value="0.397250149253731" calcext:value-type="percentage">
            <text:p>39.73%</text:p>
          </table:table-cell>
          <table:table-cell table:formula="of:=MROUND([.I34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4]+1000" office:value-type="float" office:value="336000" calcext:value-type="float">
            <text:p>336000</text:p>
          </table:table-cell>
          <table:table-cell table:formula="of:=IF([.A345]&lt;=[.B$6];0; IF([.A345]&lt;[.C$6];[.C345];IF([.A345]&lt;[.D$6];[.D345];IF([.A345]&lt;[.E$6];[.E345];[.F345]))))" office:value-type="float" office:value="133528.8" calcext:value-type="float">
            <text:p>133529</text:p>
          </table:table-cell>
          <table:table-cell table:formula="of:=(1088.67 * Y + 1.4) * Y" office:value-type="float" office:value="1154578.78092186" calcext:value-type="float">
            <text:p>1154579</text:p>
          </table:table-cell>
          <table:table-cell table:formula="of:=(206.43 * Z + 2397) * Z + 869.32" office:value-type="float" office:value="290636.376168507" calcext:value-type="float">
            <text:p>290636</text:p>
          </table:table-cell>
          <table:table-cell table:formula="of:=0.42 * [.A345]-9336.45" office:value-type="float" office:value="131783.55" calcext:value-type="float">
            <text:p>131784</text:p>
          </table:table-cell>
          <table:table-cell table:formula="of:=0.45 * [.A345] - 17671.2" office:value-type="float" office:value="133528.8" calcext:value-type="float">
            <text:p>133529</text:p>
          </table:table-cell>
          <table:table-cell table:formula="of:=([.A345]-[.$B$6])/10000" office:value-type="float" office:value="32.5653" calcext:value-type="float">
            <text:p>33</text:p>
          </table:table-cell>
          <table:table-cell table:formula="of:=([.A345]-14926)/10000" office:value-type="float" office:value="32.1074" calcext:value-type="float">
            <text:p>32</text:p>
          </table:table-cell>
          <table:table-cell table:formula="of:=[.B345]/[.A345]" office:value-type="percentage" office:value="0.397407142857143" calcext:value-type="percentage">
            <text:p>39.74%</text:p>
          </table:table-cell>
          <table:table-cell table:formula="of:=MROUND([.I34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5]+1000" office:value-type="float" office:value="337000" calcext:value-type="float">
            <text:p>337000</text:p>
          </table:table-cell>
          <table:table-cell table:formula="of:=IF([.A346]&lt;=[.B$6];0; IF([.A346]&lt;[.C$6];[.C346];IF([.A346]&lt;[.D$6];[.D346];IF([.A346]&lt;[.E$6];[.E346];[.F346]))))" office:value-type="float" office:value="133978.8" calcext:value-type="float">
            <text:p>133979</text:p>
          </table:table-cell>
          <table:table-cell table:formula="of:=(1088.67 * Y + 1.4) * Y" office:value-type="float" office:value="1161680.38065206" calcext:value-type="float">
            <text:p>1161680</text:p>
          </table:table-cell>
          <table:table-cell table:formula="of:=(206.43 * Z + 2397) * Z + 869.32" office:value-type="float" office:value="292203.726584907" calcext:value-type="float">
            <text:p>292204</text:p>
          </table:table-cell>
          <table:table-cell table:formula="of:=0.42 * [.A346]-9336.45" office:value-type="float" office:value="132203.55" calcext:value-type="float">
            <text:p>132204</text:p>
          </table:table-cell>
          <table:table-cell table:formula="of:=0.45 * [.A346] - 17671.2" office:value-type="float" office:value="133978.8" calcext:value-type="float">
            <text:p>133979</text:p>
          </table:table-cell>
          <table:table-cell table:formula="of:=([.A346]-[.$B$6])/10000" office:value-type="float" office:value="32.6653" calcext:value-type="float">
            <text:p>33</text:p>
          </table:table-cell>
          <table:table-cell table:formula="of:=([.A346]-14926)/10000" office:value-type="float" office:value="32.2074" calcext:value-type="float">
            <text:p>32</text:p>
          </table:table-cell>
          <table:table-cell table:formula="of:=[.B346]/[.A346]" office:value-type="percentage" office:value="0.397563204747774" calcext:value-type="percentage">
            <text:p>39.76%</text:p>
          </table:table-cell>
          <table:table-cell table:formula="of:=MROUND([.I34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6]+1000" office:value-type="float" office:value="338000" calcext:value-type="float">
            <text:p>338000</text:p>
          </table:table-cell>
          <table:table-cell table:formula="of:=IF([.A347]&lt;=[.B$6];0; IF([.A347]&lt;[.C$6];[.C347];IF([.A347]&lt;[.D$6];[.D347];IF([.A347]&lt;[.E$6];[.E347];[.F347]))))" office:value-type="float" office:value="134428.8" calcext:value-type="float">
            <text:p>134429</text:p>
          </table:table-cell>
          <table:table-cell table:formula="of:=(1088.67 * Y + 1.4) * Y" office:value-type="float" office:value="1168803.75378226" calcext:value-type="float">
            <text:p>1168804</text:p>
          </table:table-cell>
          <table:table-cell table:formula="of:=(206.43 * Z + 2397) * Z + 869.32" office:value-type="float" office:value="293775.205601307" calcext:value-type="float">
            <text:p>293775</text:p>
          </table:table-cell>
          <table:table-cell table:formula="of:=0.42 * [.A347]-9336.45" office:value-type="float" office:value="132623.55" calcext:value-type="float">
            <text:p>132624</text:p>
          </table:table-cell>
          <table:table-cell table:formula="of:=0.45 * [.A347] - 17671.2" office:value-type="float" office:value="134428.8" calcext:value-type="float">
            <text:p>134429</text:p>
          </table:table-cell>
          <table:table-cell table:formula="of:=([.A347]-[.$B$6])/10000" office:value-type="float" office:value="32.7653" calcext:value-type="float">
            <text:p>33</text:p>
          </table:table-cell>
          <table:table-cell table:formula="of:=([.A347]-14926)/10000" office:value-type="float" office:value="32.3074" calcext:value-type="float">
            <text:p>32</text:p>
          </table:table-cell>
          <table:table-cell table:formula="of:=[.B347]/[.A347]" office:value-type="percentage" office:value="0.397718343195266" calcext:value-type="percentage">
            <text:p>39.77%</text:p>
          </table:table-cell>
          <table:table-cell table:formula="of:=MROUND([.I34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7]+1000" office:value-type="float" office:value="339000" calcext:value-type="float">
            <text:p>339000</text:p>
          </table:table-cell>
          <table:table-cell table:formula="of:=IF([.A348]&lt;=[.B$6];0; IF([.A348]&lt;[.C$6];[.C348];IF([.A348]&lt;[.D$6];[.D348];IF([.A348]&lt;[.E$6];[.E348];[.F348]))))" office:value-type="float" office:value="134878.8" calcext:value-type="float">
            <text:p>134879</text:p>
          </table:table-cell>
          <table:table-cell table:formula="of:=(1088.67 * Y + 1.4) * Y" office:value-type="float" office:value="1175948.90031246" calcext:value-type="float">
            <text:p>1175949</text:p>
          </table:table-cell>
          <table:table-cell table:formula="of:=(206.43 * Z + 2397) * Z + 869.32" office:value-type="float" office:value="295350.813217707" calcext:value-type="float">
            <text:p>295351</text:p>
          </table:table-cell>
          <table:table-cell table:formula="of:=0.42 * [.A348]-9336.45" office:value-type="float" office:value="133043.55" calcext:value-type="float">
            <text:p>133044</text:p>
          </table:table-cell>
          <table:table-cell table:formula="of:=0.45 * [.A348] - 17671.2" office:value-type="float" office:value="134878.8" calcext:value-type="float">
            <text:p>134879</text:p>
          </table:table-cell>
          <table:table-cell table:formula="of:=([.A348]-[.$B$6])/10000" office:value-type="float" office:value="32.8653" calcext:value-type="float">
            <text:p>33</text:p>
          </table:table-cell>
          <table:table-cell table:formula="of:=([.A348]-14926)/10000" office:value-type="float" office:value="32.4074" calcext:value-type="float">
            <text:p>32</text:p>
          </table:table-cell>
          <table:table-cell table:formula="of:=[.B348]/[.A348]" office:value-type="percentage" office:value="0.397872566371681" calcext:value-type="percentage">
            <text:p>39.79%</text:p>
          </table:table-cell>
          <table:table-cell table:formula="of:=MROUND([.I34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8]+1000" office:value-type="float" office:value="340000" calcext:value-type="float">
            <text:p>340000</text:p>
          </table:table-cell>
          <table:table-cell table:formula="of:=IF([.A349]&lt;=[.B$6];0; IF([.A349]&lt;[.C$6];[.C349];IF([.A349]&lt;[.D$6];[.D349];IF([.A349]&lt;[.E$6];[.E349];[.F349]))))" office:value-type="float" office:value="135328.8" calcext:value-type="float">
            <text:p>135329</text:p>
          </table:table-cell>
          <table:table-cell table:formula="of:=(1088.67 * Y + 1.4) * Y" office:value-type="float" office:value="1183115.82024266" calcext:value-type="float">
            <text:p>1183116</text:p>
          </table:table-cell>
          <table:table-cell table:formula="of:=(206.43 * Z + 2397) * Z + 869.32" office:value-type="float" office:value="296930.549434107" calcext:value-type="float">
            <text:p>296931</text:p>
          </table:table-cell>
          <table:table-cell table:formula="of:=0.42 * [.A349]-9336.45" office:value-type="float" office:value="133463.55" calcext:value-type="float">
            <text:p>133464</text:p>
          </table:table-cell>
          <table:table-cell table:formula="of:=0.45 * [.A349] - 17671.2" office:value-type="float" office:value="135328.8" calcext:value-type="float">
            <text:p>135329</text:p>
          </table:table-cell>
          <table:table-cell table:formula="of:=([.A349]-[.$B$6])/10000" office:value-type="float" office:value="32.9653" calcext:value-type="float">
            <text:p>33</text:p>
          </table:table-cell>
          <table:table-cell table:formula="of:=([.A349]-14926)/10000" office:value-type="float" office:value="32.5074" calcext:value-type="float">
            <text:p>33</text:p>
          </table:table-cell>
          <table:table-cell table:formula="of:=[.B349]/[.A349]" office:value-type="percentage" office:value="0.398025882352941" calcext:value-type="percentage">
            <text:p>39.80%</text:p>
          </table:table-cell>
          <table:table-cell table:formula="of:=MROUND([.I34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49]+1000" office:value-type="float" office:value="341000" calcext:value-type="float">
            <text:p>341000</text:p>
          </table:table-cell>
          <table:table-cell table:formula="of:=IF([.A350]&lt;=[.B$6];0; IF([.A350]&lt;[.C$6];[.C350];IF([.A350]&lt;[.D$6];[.D350];IF([.A350]&lt;[.E$6];[.E350];[.F350]))))" office:value-type="float" office:value="135778.8" calcext:value-type="float">
            <text:p>135779</text:p>
          </table:table-cell>
          <table:table-cell table:formula="of:=(1088.67 * Y + 1.4) * Y" office:value-type="float" office:value="1190304.51357286" calcext:value-type="float">
            <text:p>1190305</text:p>
          </table:table-cell>
          <table:table-cell table:formula="of:=(206.43 * Z + 2397) * Z + 869.32" office:value-type="float" office:value="298514.414250507" calcext:value-type="float">
            <text:p>298514</text:p>
          </table:table-cell>
          <table:table-cell table:formula="of:=0.42 * [.A350]-9336.45" office:value-type="float" office:value="133883.55" calcext:value-type="float">
            <text:p>133884</text:p>
          </table:table-cell>
          <table:table-cell table:formula="of:=0.45 * [.A350] - 17671.2" office:value-type="float" office:value="135778.8" calcext:value-type="float">
            <text:p>135779</text:p>
          </table:table-cell>
          <table:table-cell table:formula="of:=([.A350]-[.$B$6])/10000" office:value-type="float" office:value="33.0653" calcext:value-type="float">
            <text:p>33</text:p>
          </table:table-cell>
          <table:table-cell table:formula="of:=([.A350]-14926)/10000" office:value-type="float" office:value="32.6074" calcext:value-type="float">
            <text:p>33</text:p>
          </table:table-cell>
          <table:table-cell table:formula="of:=[.B350]/[.A350]" office:value-type="percentage" office:value="0.398178299120235" calcext:value-type="percentage">
            <text:p>39.82%</text:p>
          </table:table-cell>
          <table:table-cell table:formula="of:=MROUND([.I35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0]+1000" office:value-type="float" office:value="342000" calcext:value-type="float">
            <text:p>342000</text:p>
          </table:table-cell>
          <table:table-cell table:formula="of:=IF([.A351]&lt;=[.B$6];0; IF([.A351]&lt;[.C$6];[.C351];IF([.A351]&lt;[.D$6];[.D351];IF([.A351]&lt;[.E$6];[.E351];[.F351]))))" office:value-type="float" office:value="136228.8" calcext:value-type="float">
            <text:p>136229</text:p>
          </table:table-cell>
          <table:table-cell table:formula="of:=(1088.67 * Y + 1.4) * Y" office:value-type="float" office:value="1197514.98030306" calcext:value-type="float">
            <text:p>1197515</text:p>
          </table:table-cell>
          <table:table-cell table:formula="of:=(206.43 * Z + 2397) * Z + 869.32" office:value-type="float" office:value="300102.407666907" calcext:value-type="float">
            <text:p>300102</text:p>
          </table:table-cell>
          <table:table-cell table:formula="of:=0.42 * [.A351]-9336.45" office:value-type="float" office:value="134303.55" calcext:value-type="float">
            <text:p>134304</text:p>
          </table:table-cell>
          <table:table-cell table:formula="of:=0.45 * [.A351] - 17671.2" office:value-type="float" office:value="136228.8" calcext:value-type="float">
            <text:p>136229</text:p>
          </table:table-cell>
          <table:table-cell table:formula="of:=([.A351]-[.$B$6])/10000" office:value-type="float" office:value="33.1653" calcext:value-type="float">
            <text:p>33</text:p>
          </table:table-cell>
          <table:table-cell table:formula="of:=([.A351]-14926)/10000" office:value-type="float" office:value="32.7074" calcext:value-type="float">
            <text:p>33</text:p>
          </table:table-cell>
          <table:table-cell table:formula="of:=[.B351]/[.A351]" office:value-type="percentage" office:value="0.398329824561403" calcext:value-type="percentage">
            <text:p>39.83%</text:p>
          </table:table-cell>
          <table:table-cell table:formula="of:=MROUND([.I35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1]+1000" office:value-type="float" office:value="343000" calcext:value-type="float">
            <text:p>343000</text:p>
          </table:table-cell>
          <table:table-cell table:formula="of:=IF([.A352]&lt;=[.B$6];0; IF([.A352]&lt;[.C$6];[.C352];IF([.A352]&lt;[.D$6];[.D352];IF([.A352]&lt;[.E$6];[.E352];[.F352]))))" office:value-type="float" office:value="136678.8" calcext:value-type="float">
            <text:p>136679</text:p>
          </table:table-cell>
          <table:table-cell table:formula="of:=(1088.67 * Y + 1.4) * Y" office:value-type="float" office:value="1204747.22043326" calcext:value-type="float">
            <text:p>1204747</text:p>
          </table:table-cell>
          <table:table-cell table:formula="of:=(206.43 * Z + 2397) * Z + 869.32" office:value-type="float" office:value="301694.529683307" calcext:value-type="float">
            <text:p>301695</text:p>
          </table:table-cell>
          <table:table-cell table:formula="of:=0.42 * [.A352]-9336.45" office:value-type="float" office:value="134723.55" calcext:value-type="float">
            <text:p>134724</text:p>
          </table:table-cell>
          <table:table-cell table:formula="of:=0.45 * [.A352] - 17671.2" office:value-type="float" office:value="136678.8" calcext:value-type="float">
            <text:p>136679</text:p>
          </table:table-cell>
          <table:table-cell table:formula="of:=([.A352]-[.$B$6])/10000" office:value-type="float" office:value="33.2653" calcext:value-type="float">
            <text:p>33</text:p>
          </table:table-cell>
          <table:table-cell table:formula="of:=([.A352]-14926)/10000" office:value-type="float" office:value="32.8074" calcext:value-type="float">
            <text:p>33</text:p>
          </table:table-cell>
          <table:table-cell table:formula="of:=[.B352]/[.A352]" office:value-type="percentage" office:value="0.398480466472303" calcext:value-type="percentage">
            <text:p>39.85%</text:p>
          </table:table-cell>
          <table:table-cell table:formula="of:=MROUND([.I35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2]+1000" office:value-type="float" office:value="344000" calcext:value-type="float">
            <text:p>344000</text:p>
          </table:table-cell>
          <table:table-cell table:formula="of:=IF([.A353]&lt;=[.B$6];0; IF([.A353]&lt;[.C$6];[.C353];IF([.A353]&lt;[.D$6];[.D353];IF([.A353]&lt;[.E$6];[.E353];[.F353]))))" office:value-type="float" office:value="137128.8" calcext:value-type="float">
            <text:p>137129</text:p>
          </table:table-cell>
          <table:table-cell table:formula="of:=(1088.67 * Y + 1.4) * Y" office:value-type="float" office:value="1212001.23396346" calcext:value-type="float">
            <text:p>1212001</text:p>
          </table:table-cell>
          <table:table-cell table:formula="of:=(206.43 * Z + 2397) * Z + 869.32" office:value-type="float" office:value="303290.780299707" calcext:value-type="float">
            <text:p>303291</text:p>
          </table:table-cell>
          <table:table-cell table:formula="of:=0.42 * [.A353]-9336.45" office:value-type="float" office:value="135143.55" calcext:value-type="float">
            <text:p>135144</text:p>
          </table:table-cell>
          <table:table-cell table:formula="of:=0.45 * [.A353] - 17671.2" office:value-type="float" office:value="137128.8" calcext:value-type="float">
            <text:p>137129</text:p>
          </table:table-cell>
          <table:table-cell table:formula="of:=([.A353]-[.$B$6])/10000" office:value-type="float" office:value="33.3653" calcext:value-type="float">
            <text:p>33</text:p>
          </table:table-cell>
          <table:table-cell table:formula="of:=([.A353]-14926)/10000" office:value-type="float" office:value="32.9074" calcext:value-type="float">
            <text:p>33</text:p>
          </table:table-cell>
          <table:table-cell table:formula="of:=[.B353]/[.A353]" office:value-type="percentage" office:value="0.398630232558139" calcext:value-type="percentage">
            <text:p>39.86%</text:p>
          </table:table-cell>
          <table:table-cell table:formula="of:=MROUND([.I35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3]+1000" office:value-type="float" office:value="345000" calcext:value-type="float">
            <text:p>345000</text:p>
          </table:table-cell>
          <table:table-cell table:formula="of:=IF([.A354]&lt;=[.B$6];0; IF([.A354]&lt;[.C$6];[.C354];IF([.A354]&lt;[.D$6];[.D354];IF([.A354]&lt;[.E$6];[.E354];[.F354]))))" office:value-type="float" office:value="137578.8" calcext:value-type="float">
            <text:p>137579</text:p>
          </table:table-cell>
          <table:table-cell table:formula="of:=(1088.67 * Y + 1.4) * Y" office:value-type="float" office:value="1219277.02089366" calcext:value-type="float">
            <text:p>1219277</text:p>
          </table:table-cell>
          <table:table-cell table:formula="of:=(206.43 * Z + 2397) * Z + 869.32" office:value-type="float" office:value="304891.159516107" calcext:value-type="float">
            <text:p>304891</text:p>
          </table:table-cell>
          <table:table-cell table:formula="of:=0.42 * [.A354]-9336.45" office:value-type="float" office:value="135563.55" calcext:value-type="float">
            <text:p>135564</text:p>
          </table:table-cell>
          <table:table-cell table:formula="of:=0.45 * [.A354] - 17671.2" office:value-type="float" office:value="137578.8" calcext:value-type="float">
            <text:p>137579</text:p>
          </table:table-cell>
          <table:table-cell table:formula="of:=([.A354]-[.$B$6])/10000" office:value-type="float" office:value="33.4653" calcext:value-type="float">
            <text:p>33</text:p>
          </table:table-cell>
          <table:table-cell table:formula="of:=([.A354]-14926)/10000" office:value-type="float" office:value="33.0074" calcext:value-type="float">
            <text:p>33</text:p>
          </table:table-cell>
          <table:table-cell table:formula="of:=[.B354]/[.A354]" office:value-type="percentage" office:value="0.398779130434783" calcext:value-type="percentage">
            <text:p>39.88%</text:p>
          </table:table-cell>
          <table:table-cell table:formula="of:=MROUND([.I35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4]+1000" office:value-type="float" office:value="346000" calcext:value-type="float">
            <text:p>346000</text:p>
          </table:table-cell>
          <table:table-cell table:formula="of:=IF([.A355]&lt;=[.B$6];0; IF([.A355]&lt;[.C$6];[.C355];IF([.A355]&lt;[.D$6];[.D355];IF([.A355]&lt;[.E$6];[.E355];[.F355]))))" office:value-type="float" office:value="138028.8" calcext:value-type="float">
            <text:p>138029</text:p>
          </table:table-cell>
          <table:table-cell table:formula="of:=(1088.67 * Y + 1.4) * Y" office:value-type="float" office:value="1226574.58122386" calcext:value-type="float">
            <text:p>1226575</text:p>
          </table:table-cell>
          <table:table-cell table:formula="of:=(206.43 * Z + 2397) * Z + 869.32" office:value-type="float" office:value="306495.667332507" calcext:value-type="float">
            <text:p>306496</text:p>
          </table:table-cell>
          <table:table-cell table:formula="of:=0.42 * [.A355]-9336.45" office:value-type="float" office:value="135983.55" calcext:value-type="float">
            <text:p>135984</text:p>
          </table:table-cell>
          <table:table-cell table:formula="of:=0.45 * [.A355] - 17671.2" office:value-type="float" office:value="138028.8" calcext:value-type="float">
            <text:p>138029</text:p>
          </table:table-cell>
          <table:table-cell table:formula="of:=([.A355]-[.$B$6])/10000" office:value-type="float" office:value="33.5653" calcext:value-type="float">
            <text:p>34</text:p>
          </table:table-cell>
          <table:table-cell table:formula="of:=([.A355]-14926)/10000" office:value-type="float" office:value="33.1074" calcext:value-type="float">
            <text:p>33</text:p>
          </table:table-cell>
          <table:table-cell table:formula="of:=[.B355]/[.A355]" office:value-type="percentage" office:value="0.398927167630058" calcext:value-type="percentage">
            <text:p>39.89%</text:p>
          </table:table-cell>
          <table:table-cell table:formula="of:=MROUND([.I35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5]+1000" office:value-type="float" office:value="347000" calcext:value-type="float">
            <text:p>347000</text:p>
          </table:table-cell>
          <table:table-cell table:formula="of:=IF([.A356]&lt;=[.B$6];0; IF([.A356]&lt;[.C$6];[.C356];IF([.A356]&lt;[.D$6];[.D356];IF([.A356]&lt;[.E$6];[.E356];[.F356]))))" office:value-type="float" office:value="138478.8" calcext:value-type="float">
            <text:p>138479</text:p>
          </table:table-cell>
          <table:table-cell table:formula="of:=(1088.67 * Y + 1.4) * Y" office:value-type="float" office:value="1233893.91495406" calcext:value-type="float">
            <text:p>1233894</text:p>
          </table:table-cell>
          <table:table-cell table:formula="of:=(206.43 * Z + 2397) * Z + 869.32" office:value-type="float" office:value="308104.303748907" calcext:value-type="float">
            <text:p>308104</text:p>
          </table:table-cell>
          <table:table-cell table:formula="of:=0.42 * [.A356]-9336.45" office:value-type="float" office:value="136403.55" calcext:value-type="float">
            <text:p>136404</text:p>
          </table:table-cell>
          <table:table-cell table:formula="of:=0.45 * [.A356] - 17671.2" office:value-type="float" office:value="138478.8" calcext:value-type="float">
            <text:p>138479</text:p>
          </table:table-cell>
          <table:table-cell table:formula="of:=([.A356]-[.$B$6])/10000" office:value-type="float" office:value="33.6653" calcext:value-type="float">
            <text:p>34</text:p>
          </table:table-cell>
          <table:table-cell table:formula="of:=([.A356]-14926)/10000" office:value-type="float" office:value="33.2074" calcext:value-type="float">
            <text:p>33</text:p>
          </table:table-cell>
          <table:table-cell table:formula="of:=[.B356]/[.A356]" office:value-type="percentage" office:value="0.399074351585014" calcext:value-type="percentage">
            <text:p>39.91%</text:p>
          </table:table-cell>
          <table:table-cell table:formula="of:=MROUND([.I35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6]+1000" office:value-type="float" office:value="348000" calcext:value-type="float">
            <text:p>348000</text:p>
          </table:table-cell>
          <table:table-cell table:formula="of:=IF([.A357]&lt;=[.B$6];0; IF([.A357]&lt;[.C$6];[.C357];IF([.A357]&lt;[.D$6];[.D357];IF([.A357]&lt;[.E$6];[.E357];[.F357]))))" office:value-type="float" office:value="138928.8" calcext:value-type="float">
            <text:p>138929</text:p>
          </table:table-cell>
          <table:table-cell table:formula="of:=(1088.67 * Y + 1.4) * Y" office:value-type="float" office:value="1241235.02208426" calcext:value-type="float">
            <text:p>1241235</text:p>
          </table:table-cell>
          <table:table-cell table:formula="of:=(206.43 * Z + 2397) * Z + 869.32" office:value-type="float" office:value="309717.068765307" calcext:value-type="float">
            <text:p>309717</text:p>
          </table:table-cell>
          <table:table-cell table:formula="of:=0.42 * [.A357]-9336.45" office:value-type="float" office:value="136823.55" calcext:value-type="float">
            <text:p>136824</text:p>
          </table:table-cell>
          <table:table-cell table:formula="of:=0.45 * [.A357] - 17671.2" office:value-type="float" office:value="138928.8" calcext:value-type="float">
            <text:p>138929</text:p>
          </table:table-cell>
          <table:table-cell table:formula="of:=([.A357]-[.$B$6])/10000" office:value-type="float" office:value="33.7653" calcext:value-type="float">
            <text:p>34</text:p>
          </table:table-cell>
          <table:table-cell table:formula="of:=([.A357]-14926)/10000" office:value-type="float" office:value="33.3074" calcext:value-type="float">
            <text:p>33</text:p>
          </table:table-cell>
          <table:table-cell table:formula="of:=[.B357]/[.A357]" office:value-type="percentage" office:value="0.399220689655172" calcext:value-type="percentage">
            <text:p>39.92%</text:p>
          </table:table-cell>
          <table:table-cell table:formula="of:=MROUND([.I35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7]+1000" office:value-type="float" office:value="349000" calcext:value-type="float">
            <text:p>349000</text:p>
          </table:table-cell>
          <table:table-cell table:formula="of:=IF([.A358]&lt;=[.B$6];0; IF([.A358]&lt;[.C$6];[.C358];IF([.A358]&lt;[.D$6];[.D358];IF([.A358]&lt;[.E$6];[.E358];[.F358]))))" office:value-type="float" office:value="139378.8" calcext:value-type="float">
            <text:p>139379</text:p>
          </table:table-cell>
          <table:table-cell table:formula="of:=(1088.67 * Y + 1.4) * Y" office:value-type="float" office:value="1248597.90261446" calcext:value-type="float">
            <text:p>1248598</text:p>
          </table:table-cell>
          <table:table-cell table:formula="of:=(206.43 * Z + 2397) * Z + 869.32" office:value-type="float" office:value="311333.962381707" calcext:value-type="float">
            <text:p>311334</text:p>
          </table:table-cell>
          <table:table-cell table:formula="of:=0.42 * [.A358]-9336.45" office:value-type="float" office:value="137243.55" calcext:value-type="float">
            <text:p>137244</text:p>
          </table:table-cell>
          <table:table-cell table:formula="of:=0.45 * [.A358] - 17671.2" office:value-type="float" office:value="139378.8" calcext:value-type="float">
            <text:p>139379</text:p>
          </table:table-cell>
          <table:table-cell table:formula="of:=([.A358]-[.$B$6])/10000" office:value-type="float" office:value="33.8653" calcext:value-type="float">
            <text:p>34</text:p>
          </table:table-cell>
          <table:table-cell table:formula="of:=([.A358]-14926)/10000" office:value-type="float" office:value="33.4074" calcext:value-type="float">
            <text:p>33</text:p>
          </table:table-cell>
          <table:table-cell table:formula="of:=[.B358]/[.A358]" office:value-type="percentage" office:value="0.399366189111748" calcext:value-type="percentage">
            <text:p>39.94%</text:p>
          </table:table-cell>
          <table:table-cell table:formula="of:=MROUND([.I35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8]+1000" office:value-type="float" office:value="350000" calcext:value-type="float">
            <text:p>350000</text:p>
          </table:table-cell>
          <table:table-cell table:formula="of:=IF([.A359]&lt;=[.B$6];0; IF([.A359]&lt;[.C$6];[.C359];IF([.A359]&lt;[.D$6];[.D359];IF([.A359]&lt;[.E$6];[.E359];[.F359]))))" office:value-type="float" office:value="139828.8" calcext:value-type="float">
            <text:p>139829</text:p>
          </table:table-cell>
          <table:table-cell table:formula="of:=(1088.67 * Y + 1.4) * Y" office:value-type="float" office:value="1255982.55654466" calcext:value-type="float">
            <text:p>1255983</text:p>
          </table:table-cell>
          <table:table-cell table:formula="of:=(206.43 * Z + 2397) * Z + 869.32" office:value-type="float" office:value="312954.984598107" calcext:value-type="float">
            <text:p>312955</text:p>
          </table:table-cell>
          <table:table-cell table:formula="of:=0.42 * [.A359]-9336.45" office:value-type="float" office:value="137663.55" calcext:value-type="float">
            <text:p>137664</text:p>
          </table:table-cell>
          <table:table-cell table:formula="of:=0.45 * [.A359] - 17671.2" office:value-type="float" office:value="139828.8" calcext:value-type="float">
            <text:p>139829</text:p>
          </table:table-cell>
          <table:table-cell table:formula="of:=([.A359]-[.$B$6])/10000" office:value-type="float" office:value="33.9653" calcext:value-type="float">
            <text:p>34</text:p>
          </table:table-cell>
          <table:table-cell table:formula="of:=([.A359]-14926)/10000" office:value-type="float" office:value="33.5074" calcext:value-type="float">
            <text:p>34</text:p>
          </table:table-cell>
          <table:table-cell table:formula="of:=[.B359]/[.A359]" office:value-type="percentage" office:value="0.399510857142857" calcext:value-type="percentage">
            <text:p>39.95%</text:p>
          </table:table-cell>
          <table:table-cell table:formula="of:=MROUND([.I35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59]+1000" office:value-type="float" office:value="351000" calcext:value-type="float">
            <text:p>351000</text:p>
          </table:table-cell>
          <table:table-cell table:formula="of:=IF([.A360]&lt;=[.B$6];0; IF([.A360]&lt;[.C$6];[.C360];IF([.A360]&lt;[.D$6];[.D360];IF([.A360]&lt;[.E$6];[.E360];[.F360]))))" office:value-type="float" office:value="140278.8" calcext:value-type="float">
            <text:p>140279</text:p>
          </table:table-cell>
          <table:table-cell table:formula="of:=(1088.67 * Y + 1.4) * Y" office:value-type="float" office:value="1263388.98387486" calcext:value-type="float">
            <text:p>1263389</text:p>
          </table:table-cell>
          <table:table-cell table:formula="of:=(206.43 * Z + 2397) * Z + 869.32" office:value-type="float" office:value="314580.135414507" calcext:value-type="float">
            <text:p>314580</text:p>
          </table:table-cell>
          <table:table-cell table:formula="of:=0.42 * [.A360]-9336.45" office:value-type="float" office:value="138083.55" calcext:value-type="float">
            <text:p>138084</text:p>
          </table:table-cell>
          <table:table-cell table:formula="of:=0.45 * [.A360] - 17671.2" office:value-type="float" office:value="140278.8" calcext:value-type="float">
            <text:p>140279</text:p>
          </table:table-cell>
          <table:table-cell table:formula="of:=([.A360]-[.$B$6])/10000" office:value-type="float" office:value="34.0653" calcext:value-type="float">
            <text:p>34</text:p>
          </table:table-cell>
          <table:table-cell table:formula="of:=([.A360]-14926)/10000" office:value-type="float" office:value="33.6074" calcext:value-type="float">
            <text:p>34</text:p>
          </table:table-cell>
          <table:table-cell table:formula="of:=[.B360]/[.A360]" office:value-type="percentage" office:value="0.399654700854701" calcext:value-type="percentage">
            <text:p>39.97%</text:p>
          </table:table-cell>
          <table:table-cell table:formula="of:=MROUND([.I36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0]+1000" office:value-type="float" office:value="352000" calcext:value-type="float">
            <text:p>352000</text:p>
          </table:table-cell>
          <table:table-cell table:formula="of:=IF([.A361]&lt;=[.B$6];0; IF([.A361]&lt;[.C$6];[.C361];IF([.A361]&lt;[.D$6];[.D361];IF([.A361]&lt;[.E$6];[.E361];[.F361]))))" office:value-type="float" office:value="140728.8" calcext:value-type="float">
            <text:p>140729</text:p>
          </table:table-cell>
          <table:table-cell table:formula="of:=(1088.67 * Y + 1.4) * Y" office:value-type="float" office:value="1270817.18460506" calcext:value-type="float">
            <text:p>1270817</text:p>
          </table:table-cell>
          <table:table-cell table:formula="of:=(206.43 * Z + 2397) * Z + 869.32" office:value-type="float" office:value="316209.414830907" calcext:value-type="float">
            <text:p>316209</text:p>
          </table:table-cell>
          <table:table-cell table:formula="of:=0.42 * [.A361]-9336.45" office:value-type="float" office:value="138503.55" calcext:value-type="float">
            <text:p>138504</text:p>
          </table:table-cell>
          <table:table-cell table:formula="of:=0.45 * [.A361] - 17671.2" office:value-type="float" office:value="140728.8" calcext:value-type="float">
            <text:p>140729</text:p>
          </table:table-cell>
          <table:table-cell table:formula="of:=([.A361]-[.$B$6])/10000" office:value-type="float" office:value="34.1653" calcext:value-type="float">
            <text:p>34</text:p>
          </table:table-cell>
          <table:table-cell table:formula="of:=([.A361]-14926)/10000" office:value-type="float" office:value="33.7074" calcext:value-type="float">
            <text:p>34</text:p>
          </table:table-cell>
          <table:table-cell table:formula="of:=[.B361]/[.A361]" office:value-type="percentage" office:value="0.399797727272727" calcext:value-type="percentage">
            <text:p>39.98%</text:p>
          </table:table-cell>
          <table:table-cell table:formula="of:=MROUND([.I36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1]+1000" office:value-type="float" office:value="353000" calcext:value-type="float">
            <text:p>353000</text:p>
          </table:table-cell>
          <table:table-cell table:formula="of:=IF([.A362]&lt;=[.B$6];0; IF([.A362]&lt;[.C$6];[.C362];IF([.A362]&lt;[.D$6];[.D362];IF([.A362]&lt;[.E$6];[.E362];[.F362]))))" office:value-type="float" office:value="141178.8" calcext:value-type="float">
            <text:p>141179</text:p>
          </table:table-cell>
          <table:table-cell table:formula="of:=(1088.67 * Y + 1.4) * Y" office:value-type="float" office:value="1278267.15873526" calcext:value-type="float">
            <text:p>1278267</text:p>
          </table:table-cell>
          <table:table-cell table:formula="of:=(206.43 * Z + 2397) * Z + 869.32" office:value-type="float" office:value="317842.822847307" calcext:value-type="float">
            <text:p>317843</text:p>
          </table:table-cell>
          <table:table-cell table:formula="of:=0.42 * [.A362]-9336.45" office:value-type="float" office:value="138923.55" calcext:value-type="float">
            <text:p>138924</text:p>
          </table:table-cell>
          <table:table-cell table:formula="of:=0.45 * [.A362] - 17671.2" office:value-type="float" office:value="141178.8" calcext:value-type="float">
            <text:p>141179</text:p>
          </table:table-cell>
          <table:table-cell table:formula="of:=([.A362]-[.$B$6])/10000" office:value-type="float" office:value="34.2653" calcext:value-type="float">
            <text:p>34</text:p>
          </table:table-cell>
          <table:table-cell table:formula="of:=([.A362]-14926)/10000" office:value-type="float" office:value="33.8074" calcext:value-type="float">
            <text:p>34</text:p>
          </table:table-cell>
          <table:table-cell table:formula="of:=[.B362]/[.A362]" office:value-type="percentage" office:value="0.399939943342776" calcext:value-type="percentage">
            <text:p>39.99%</text:p>
          </table:table-cell>
          <table:table-cell table:formula="of:=MROUND([.I36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2]+1000" office:value-type="float" office:value="354000" calcext:value-type="float">
            <text:p>354000</text:p>
          </table:table-cell>
          <table:table-cell table:formula="of:=IF([.A363]&lt;=[.B$6];0; IF([.A363]&lt;[.C$6];[.C363];IF([.A363]&lt;[.D$6];[.D363];IF([.A363]&lt;[.E$6];[.E363];[.F363]))))" office:value-type="float" office:value="141628.8" calcext:value-type="float">
            <text:p>141629</text:p>
          </table:table-cell>
          <table:table-cell table:formula="of:=(1088.67 * Y + 1.4) * Y" office:value-type="float" office:value="1285738.90626546" calcext:value-type="float">
            <text:p>1285739</text:p>
          </table:table-cell>
          <table:table-cell table:formula="of:=(206.43 * Z + 2397) * Z + 869.32" office:value-type="float" office:value="319480.359463707" calcext:value-type="float">
            <text:p>319480</text:p>
          </table:table-cell>
          <table:table-cell table:formula="of:=0.42 * [.A363]-9336.45" office:value-type="float" office:value="139343.55" calcext:value-type="float">
            <text:p>139344</text:p>
          </table:table-cell>
          <table:table-cell table:formula="of:=0.45 * [.A363] - 17671.2" office:value-type="float" office:value="141628.8" calcext:value-type="float">
            <text:p>141629</text:p>
          </table:table-cell>
          <table:table-cell table:formula="of:=([.A363]-[.$B$6])/10000" office:value-type="float" office:value="34.3653" calcext:value-type="float">
            <text:p>34</text:p>
          </table:table-cell>
          <table:table-cell table:formula="of:=([.A363]-14926)/10000" office:value-type="float" office:value="33.9074" calcext:value-type="float">
            <text:p>34</text:p>
          </table:table-cell>
          <table:table-cell table:formula="of:=[.B363]/[.A363]" office:value-type="percentage" office:value="0.400081355932203" calcext:value-type="percentage">
            <text:p>40.01%</text:p>
          </table:table-cell>
          <table:table-cell table:formula="of:=MROUND([.I36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3]+1000" office:value-type="float" office:value="355000" calcext:value-type="float">
            <text:p>355000</text:p>
          </table:table-cell>
          <table:table-cell table:formula="of:=IF([.A364]&lt;=[.B$6];0; IF([.A364]&lt;[.C$6];[.C364];IF([.A364]&lt;[.D$6];[.D364];IF([.A364]&lt;[.E$6];[.E364];[.F364]))))" office:value-type="float" office:value="142078.8" calcext:value-type="float">
            <text:p>142079</text:p>
          </table:table-cell>
          <table:table-cell table:formula="of:=(1088.67 * Y + 1.4) * Y" office:value-type="float" office:value="1293232.42719566" calcext:value-type="float">
            <text:p>1293232</text:p>
          </table:table-cell>
          <table:table-cell table:formula="of:=(206.43 * Z + 2397) * Z + 869.32" office:value-type="float" office:value="321122.024680107" calcext:value-type="float">
            <text:p>321122</text:p>
          </table:table-cell>
          <table:table-cell table:formula="of:=0.42 * [.A364]-9336.45" office:value-type="float" office:value="139763.55" calcext:value-type="float">
            <text:p>139764</text:p>
          </table:table-cell>
          <table:table-cell table:formula="of:=0.45 * [.A364] - 17671.2" office:value-type="float" office:value="142078.8" calcext:value-type="float">
            <text:p>142079</text:p>
          </table:table-cell>
          <table:table-cell table:formula="of:=([.A364]-[.$B$6])/10000" office:value-type="float" office:value="34.4653" calcext:value-type="float">
            <text:p>34</text:p>
          </table:table-cell>
          <table:table-cell table:formula="of:=([.A364]-14926)/10000" office:value-type="float" office:value="34.0074" calcext:value-type="float">
            <text:p>34</text:p>
          </table:table-cell>
          <table:table-cell table:formula="of:=[.B364]/[.A364]" office:value-type="percentage" office:value="0.400221971830986" calcext:value-type="percentage">
            <text:p>40.02%</text:p>
          </table:table-cell>
          <table:table-cell table:formula="of:=MROUND([.I36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4]+1000" office:value-type="float" office:value="356000" calcext:value-type="float">
            <text:p>356000</text:p>
          </table:table-cell>
          <table:table-cell table:formula="of:=IF([.A365]&lt;=[.B$6];0; IF([.A365]&lt;[.C$6];[.C365];IF([.A365]&lt;[.D$6];[.D365];IF([.A365]&lt;[.E$6];[.E365];[.F365]))))" office:value-type="float" office:value="142528.8" calcext:value-type="float">
            <text:p>142529</text:p>
          </table:table-cell>
          <table:table-cell table:formula="of:=(1088.67 * Y + 1.4) * Y" office:value-type="float" office:value="1300747.72152586" calcext:value-type="float">
            <text:p>1300748</text:p>
          </table:table-cell>
          <table:table-cell table:formula="of:=(206.43 * Z + 2397) * Z + 869.32" office:value-type="float" office:value="322767.818496507" calcext:value-type="float">
            <text:p>322768</text:p>
          </table:table-cell>
          <table:table-cell table:formula="of:=0.42 * [.A365]-9336.45" office:value-type="float" office:value="140183.55" calcext:value-type="float">
            <text:p>140184</text:p>
          </table:table-cell>
          <table:table-cell table:formula="of:=0.45 * [.A365] - 17671.2" office:value-type="float" office:value="142528.8" calcext:value-type="float">
            <text:p>142529</text:p>
          </table:table-cell>
          <table:table-cell table:formula="of:=([.A365]-[.$B$6])/10000" office:value-type="float" office:value="34.5653" calcext:value-type="float">
            <text:p>35</text:p>
          </table:table-cell>
          <table:table-cell table:formula="of:=([.A365]-14926)/10000" office:value-type="float" office:value="34.1074" calcext:value-type="float">
            <text:p>34</text:p>
          </table:table-cell>
          <table:table-cell table:formula="of:=[.B365]/[.A365]" office:value-type="percentage" office:value="0.400361797752809" calcext:value-type="percentage">
            <text:p>40.04%</text:p>
          </table:table-cell>
          <table:table-cell table:formula="of:=MROUND([.I36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5]+1000" office:value-type="float" office:value="357000" calcext:value-type="float">
            <text:p>357000</text:p>
          </table:table-cell>
          <table:table-cell table:formula="of:=IF([.A366]&lt;=[.B$6];0; IF([.A366]&lt;[.C$6];[.C366];IF([.A366]&lt;[.D$6];[.D366];IF([.A366]&lt;[.E$6];[.E366];[.F366]))))" office:value-type="float" office:value="142978.8" calcext:value-type="float">
            <text:p>142979</text:p>
          </table:table-cell>
          <table:table-cell table:formula="of:=(1088.67 * Y + 1.4) * Y" office:value-type="float" office:value="1308284.78925606" calcext:value-type="float">
            <text:p>1308285</text:p>
          </table:table-cell>
          <table:table-cell table:formula="of:=(206.43 * Z + 2397) * Z + 869.32" office:value-type="float" office:value="324417.740912907" calcext:value-type="float">
            <text:p>324418</text:p>
          </table:table-cell>
          <table:table-cell table:formula="of:=0.42 * [.A366]-9336.45" office:value-type="float" office:value="140603.55" calcext:value-type="float">
            <text:p>140604</text:p>
          </table:table-cell>
          <table:table-cell table:formula="of:=0.45 * [.A366] - 17671.2" office:value-type="float" office:value="142978.8" calcext:value-type="float">
            <text:p>142979</text:p>
          </table:table-cell>
          <table:table-cell table:formula="of:=([.A366]-[.$B$6])/10000" office:value-type="float" office:value="34.6653" calcext:value-type="float">
            <text:p>35</text:p>
          </table:table-cell>
          <table:table-cell table:formula="of:=([.A366]-14926)/10000" office:value-type="float" office:value="34.2074" calcext:value-type="float">
            <text:p>34</text:p>
          </table:table-cell>
          <table:table-cell table:formula="of:=[.B366]/[.A366]" office:value-type="percentage" office:value="0.400500840336134" calcext:value-type="percentage">
            <text:p>40.05%</text:p>
          </table:table-cell>
          <table:table-cell table:formula="of:=MROUND([.I36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6]+1000" office:value-type="float" office:value="358000" calcext:value-type="float">
            <text:p>358000</text:p>
          </table:table-cell>
          <table:table-cell table:formula="of:=IF([.A367]&lt;=[.B$6];0; IF([.A367]&lt;[.C$6];[.C367];IF([.A367]&lt;[.D$6];[.D367];IF([.A367]&lt;[.E$6];[.E367];[.F367]))))" office:value-type="float" office:value="143428.8" calcext:value-type="float">
            <text:p>143429</text:p>
          </table:table-cell>
          <table:table-cell table:formula="of:=(1088.67 * Y + 1.4) * Y" office:value-type="float" office:value="1315843.63038626" calcext:value-type="float">
            <text:p>1315844</text:p>
          </table:table-cell>
          <table:table-cell table:formula="of:=(206.43 * Z + 2397) * Z + 869.32" office:value-type="float" office:value="326071.791929307" calcext:value-type="float">
            <text:p>326072</text:p>
          </table:table-cell>
          <table:table-cell table:formula="of:=0.42 * [.A367]-9336.45" office:value-type="float" office:value="141023.55" calcext:value-type="float">
            <text:p>141024</text:p>
          </table:table-cell>
          <table:table-cell table:formula="of:=0.45 * [.A367] - 17671.2" office:value-type="float" office:value="143428.8" calcext:value-type="float">
            <text:p>143429</text:p>
          </table:table-cell>
          <table:table-cell table:formula="of:=([.A367]-[.$B$6])/10000" office:value-type="float" office:value="34.7653" calcext:value-type="float">
            <text:p>35</text:p>
          </table:table-cell>
          <table:table-cell table:formula="of:=([.A367]-14926)/10000" office:value-type="float" office:value="34.3074" calcext:value-type="float">
            <text:p>34</text:p>
          </table:table-cell>
          <table:table-cell table:formula="of:=[.B367]/[.A367]" office:value-type="percentage" office:value="0.400639106145251" calcext:value-type="percentage">
            <text:p>40.06%</text:p>
          </table:table-cell>
          <table:table-cell table:formula="of:=MROUND([.I36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7]+1000" office:value-type="float" office:value="359000" calcext:value-type="float">
            <text:p>359000</text:p>
          </table:table-cell>
          <table:table-cell table:formula="of:=IF([.A368]&lt;=[.B$6];0; IF([.A368]&lt;[.C$6];[.C368];IF([.A368]&lt;[.D$6];[.D368];IF([.A368]&lt;[.E$6];[.E368];[.F368]))))" office:value-type="float" office:value="143878.8" calcext:value-type="float">
            <text:p>143879</text:p>
          </table:table-cell>
          <table:table-cell table:formula="of:=(1088.67 * Y + 1.4) * Y" office:value-type="float" office:value="1323424.24491646" calcext:value-type="float">
            <text:p>1323424</text:p>
          </table:table-cell>
          <table:table-cell table:formula="of:=(206.43 * Z + 2397) * Z + 869.32" office:value-type="float" office:value="327729.971545707" calcext:value-type="float">
            <text:p>327730</text:p>
          </table:table-cell>
          <table:table-cell table:formula="of:=0.42 * [.A368]-9336.45" office:value-type="float" office:value="141443.55" calcext:value-type="float">
            <text:p>141444</text:p>
          </table:table-cell>
          <table:table-cell table:formula="of:=0.45 * [.A368] - 17671.2" office:value-type="float" office:value="143878.8" calcext:value-type="float">
            <text:p>143879</text:p>
          </table:table-cell>
          <table:table-cell table:formula="of:=([.A368]-[.$B$6])/10000" office:value-type="float" office:value="34.8653" calcext:value-type="float">
            <text:p>35</text:p>
          </table:table-cell>
          <table:table-cell table:formula="of:=([.A368]-14926)/10000" office:value-type="float" office:value="34.4074" calcext:value-type="float">
            <text:p>34</text:p>
          </table:table-cell>
          <table:table-cell table:formula="of:=[.B368]/[.A368]" office:value-type="percentage" office:value="0.400776601671309" calcext:value-type="percentage">
            <text:p>40.08%</text:p>
          </table:table-cell>
          <table:table-cell table:formula="of:=MROUND([.I36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8]+1000" office:value-type="float" office:value="360000" calcext:value-type="float">
            <text:p>360000</text:p>
          </table:table-cell>
          <table:table-cell table:formula="of:=IF([.A369]&lt;=[.B$6];0; IF([.A369]&lt;[.C$6];[.C369];IF([.A369]&lt;[.D$6];[.D369];IF([.A369]&lt;[.E$6];[.E369];[.F369]))))" office:value-type="float" office:value="144328.8" calcext:value-type="float">
            <text:p>144329</text:p>
          </table:table-cell>
          <table:table-cell table:formula="of:=(1088.67 * Y + 1.4) * Y" office:value-type="float" office:value="1331026.63284666" calcext:value-type="float">
            <text:p>1331027</text:p>
          </table:table-cell>
          <table:table-cell table:formula="of:=(206.43 * Z + 2397) * Z + 869.32" office:value-type="float" office:value="329392.279762107" calcext:value-type="float">
            <text:p>329392</text:p>
          </table:table-cell>
          <table:table-cell table:formula="of:=0.42 * [.A369]-9336.45" office:value-type="float" office:value="141863.55" calcext:value-type="float">
            <text:p>141864</text:p>
          </table:table-cell>
          <table:table-cell table:formula="of:=0.45 * [.A369] - 17671.2" office:value-type="float" office:value="144328.8" calcext:value-type="float">
            <text:p>144329</text:p>
          </table:table-cell>
          <table:table-cell table:formula="of:=([.A369]-[.$B$6])/10000" office:value-type="float" office:value="34.9653" calcext:value-type="float">
            <text:p>35</text:p>
          </table:table-cell>
          <table:table-cell table:formula="of:=([.A369]-14926)/10000" office:value-type="float" office:value="34.5074" calcext:value-type="float">
            <text:p>35</text:p>
          </table:table-cell>
          <table:table-cell table:formula="of:=[.B369]/[.A369]" office:value-type="percentage" office:value="0.400913333333333" calcext:value-type="percentage">
            <text:p>40.09%</text:p>
          </table:table-cell>
          <table:table-cell table:formula="of:=MROUND([.I36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69]+1000" office:value-type="float" office:value="361000" calcext:value-type="float">
            <text:p>361000</text:p>
          </table:table-cell>
          <table:table-cell table:formula="of:=IF([.A370]&lt;=[.B$6];0; IF([.A370]&lt;[.C$6];[.C370];IF([.A370]&lt;[.D$6];[.D370];IF([.A370]&lt;[.E$6];[.E370];[.F370]))))" office:value-type="float" office:value="144778.8" calcext:value-type="float">
            <text:p>144779</text:p>
          </table:table-cell>
          <table:table-cell table:formula="of:=(1088.67 * Y + 1.4) * Y" office:value-type="float" office:value="1338650.79417686" calcext:value-type="float">
            <text:p>1338651</text:p>
          </table:table-cell>
          <table:table-cell table:formula="of:=(206.43 * Z + 2397) * Z + 869.32" office:value-type="float" office:value="331058.716578507" calcext:value-type="float">
            <text:p>331059</text:p>
          </table:table-cell>
          <table:table-cell table:formula="of:=0.42 * [.A370]-9336.45" office:value-type="float" office:value="142283.55" calcext:value-type="float">
            <text:p>142284</text:p>
          </table:table-cell>
          <table:table-cell table:formula="of:=0.45 * [.A370] - 17671.2" office:value-type="float" office:value="144778.8" calcext:value-type="float">
            <text:p>144779</text:p>
          </table:table-cell>
          <table:table-cell table:formula="of:=([.A370]-[.$B$6])/10000" office:value-type="float" office:value="35.0653" calcext:value-type="float">
            <text:p>35</text:p>
          </table:table-cell>
          <table:table-cell table:formula="of:=([.A370]-14926)/10000" office:value-type="float" office:value="34.6074" calcext:value-type="float">
            <text:p>35</text:p>
          </table:table-cell>
          <table:table-cell table:formula="of:=[.B370]/[.A370]" office:value-type="percentage" office:value="0.401049307479224" calcext:value-type="percentage">
            <text:p>40.10%</text:p>
          </table:table-cell>
          <table:table-cell table:formula="of:=MROUND([.I37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0]+1000" office:value-type="float" office:value="362000" calcext:value-type="float">
            <text:p>362000</text:p>
          </table:table-cell>
          <table:table-cell table:formula="of:=IF([.A371]&lt;=[.B$6];0; IF([.A371]&lt;[.C$6];[.C371];IF([.A371]&lt;[.D$6];[.D371];IF([.A371]&lt;[.E$6];[.E371];[.F371]))))" office:value-type="float" office:value="145228.8" calcext:value-type="float">
            <text:p>145229</text:p>
          </table:table-cell>
          <table:table-cell table:formula="of:=(1088.67 * Y + 1.4) * Y" office:value-type="float" office:value="1346296.72890706" calcext:value-type="float">
            <text:p>1346297</text:p>
          </table:table-cell>
          <table:table-cell table:formula="of:=(206.43 * Z + 2397) * Z + 869.32" office:value-type="float" office:value="332729.281994907" calcext:value-type="float">
            <text:p>332729</text:p>
          </table:table-cell>
          <table:table-cell table:formula="of:=0.42 * [.A371]-9336.45" office:value-type="float" office:value="142703.55" calcext:value-type="float">
            <text:p>142704</text:p>
          </table:table-cell>
          <table:table-cell table:formula="of:=0.45 * [.A371] - 17671.2" office:value-type="float" office:value="145228.8" calcext:value-type="float">
            <text:p>145229</text:p>
          </table:table-cell>
          <table:table-cell table:formula="of:=([.A371]-[.$B$6])/10000" office:value-type="float" office:value="35.1653" calcext:value-type="float">
            <text:p>35</text:p>
          </table:table-cell>
          <table:table-cell table:formula="of:=([.A371]-14926)/10000" office:value-type="float" office:value="34.7074" calcext:value-type="float">
            <text:p>35</text:p>
          </table:table-cell>
          <table:table-cell table:formula="of:=[.B371]/[.A371]" office:value-type="percentage" office:value="0.40118453038674" calcext:value-type="percentage">
            <text:p>40.12%</text:p>
          </table:table-cell>
          <table:table-cell table:formula="of:=MROUND([.I37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1]+1000" office:value-type="float" office:value="363000" calcext:value-type="float">
            <text:p>363000</text:p>
          </table:table-cell>
          <table:table-cell table:formula="of:=IF([.A372]&lt;=[.B$6];0; IF([.A372]&lt;[.C$6];[.C372];IF([.A372]&lt;[.D$6];[.D372];IF([.A372]&lt;[.E$6];[.E372];[.F372]))))" office:value-type="float" office:value="145678.8" calcext:value-type="float">
            <text:p>145679</text:p>
          </table:table-cell>
          <table:table-cell table:formula="of:=(1088.67 * Y + 1.4) * Y" office:value-type="float" office:value="1353964.43703726" calcext:value-type="float">
            <text:p>1353964</text:p>
          </table:table-cell>
          <table:table-cell table:formula="of:=(206.43 * Z + 2397) * Z + 869.32" office:value-type="float" office:value="334403.976011307" calcext:value-type="float">
            <text:p>334404</text:p>
          </table:table-cell>
          <table:table-cell table:formula="of:=0.42 * [.A372]-9336.45" office:value-type="float" office:value="143123.55" calcext:value-type="float">
            <text:p>143124</text:p>
          </table:table-cell>
          <table:table-cell table:formula="of:=0.45 * [.A372] - 17671.2" office:value-type="float" office:value="145678.8" calcext:value-type="float">
            <text:p>145679</text:p>
          </table:table-cell>
          <table:table-cell table:formula="of:=([.A372]-[.$B$6])/10000" office:value-type="float" office:value="35.2653" calcext:value-type="float">
            <text:p>35</text:p>
          </table:table-cell>
          <table:table-cell table:formula="of:=([.A372]-14926)/10000" office:value-type="float" office:value="34.8074" calcext:value-type="float">
            <text:p>35</text:p>
          </table:table-cell>
          <table:table-cell table:formula="of:=[.B372]/[.A372]" office:value-type="percentage" office:value="0.401319008264463" calcext:value-type="percentage">
            <text:p>40.13%</text:p>
          </table:table-cell>
          <table:table-cell table:formula="of:=MROUND([.I37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2]+1000" office:value-type="float" office:value="364000" calcext:value-type="float">
            <text:p>364000</text:p>
          </table:table-cell>
          <table:table-cell table:formula="of:=IF([.A373]&lt;=[.B$6];0; IF([.A373]&lt;[.C$6];[.C373];IF([.A373]&lt;[.D$6];[.D373];IF([.A373]&lt;[.E$6];[.E373];[.F373]))))" office:value-type="float" office:value="146128.8" calcext:value-type="float">
            <text:p>146129</text:p>
          </table:table-cell>
          <table:table-cell table:formula="of:=(1088.67 * Y + 1.4) * Y" office:value-type="float" office:value="1361653.91856746" calcext:value-type="float">
            <text:p>1361654</text:p>
          </table:table-cell>
          <table:table-cell table:formula="of:=(206.43 * Z + 2397) * Z + 869.32" office:value-type="float" office:value="336082.798627707" calcext:value-type="float">
            <text:p>336083</text:p>
          </table:table-cell>
          <table:table-cell table:formula="of:=0.42 * [.A373]-9336.45" office:value-type="float" office:value="143543.55" calcext:value-type="float">
            <text:p>143544</text:p>
          </table:table-cell>
          <table:table-cell table:formula="of:=0.45 * [.A373] - 17671.2" office:value-type="float" office:value="146128.8" calcext:value-type="float">
            <text:p>146129</text:p>
          </table:table-cell>
          <table:table-cell table:formula="of:=([.A373]-[.$B$6])/10000" office:value-type="float" office:value="35.3653" calcext:value-type="float">
            <text:p>35</text:p>
          </table:table-cell>
          <table:table-cell table:formula="of:=([.A373]-14926)/10000" office:value-type="float" office:value="34.9074" calcext:value-type="float">
            <text:p>35</text:p>
          </table:table-cell>
          <table:table-cell table:formula="of:=[.B373]/[.A373]" office:value-type="percentage" office:value="0.401452747252747" calcext:value-type="percentage">
            <text:p>40.15%</text:p>
          </table:table-cell>
          <table:table-cell table:formula="of:=MROUND([.I37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3]+1000" office:value-type="float" office:value="365000" calcext:value-type="float">
            <text:p>365000</text:p>
          </table:table-cell>
          <table:table-cell table:formula="of:=IF([.A374]&lt;=[.B$6];0; IF([.A374]&lt;[.C$6];[.C374];IF([.A374]&lt;[.D$6];[.D374];IF([.A374]&lt;[.E$6];[.E374];[.F374]))))" office:value-type="float" office:value="146578.8" calcext:value-type="float">
            <text:p>146579</text:p>
          </table:table-cell>
          <table:table-cell table:formula="of:=(1088.67 * Y + 1.4) * Y" office:value-type="float" office:value="1369365.17349766" calcext:value-type="float">
            <text:p>1369365</text:p>
          </table:table-cell>
          <table:table-cell table:formula="of:=(206.43 * Z + 2397) * Z + 869.32" office:value-type="float" office:value="337765.749844107" calcext:value-type="float">
            <text:p>337766</text:p>
          </table:table-cell>
          <table:table-cell table:formula="of:=0.42 * [.A374]-9336.45" office:value-type="float" office:value="143963.55" calcext:value-type="float">
            <text:p>143964</text:p>
          </table:table-cell>
          <table:table-cell table:formula="of:=0.45 * [.A374] - 17671.2" office:value-type="float" office:value="146578.8" calcext:value-type="float">
            <text:p>146579</text:p>
          </table:table-cell>
          <table:table-cell table:formula="of:=([.A374]-[.$B$6])/10000" office:value-type="float" office:value="35.4653" calcext:value-type="float">
            <text:p>35</text:p>
          </table:table-cell>
          <table:table-cell table:formula="of:=([.A374]-14926)/10000" office:value-type="float" office:value="35.0074" calcext:value-type="float">
            <text:p>35</text:p>
          </table:table-cell>
          <table:table-cell table:formula="of:=[.B374]/[.A374]" office:value-type="percentage" office:value="0.401585753424657" calcext:value-type="percentage">
            <text:p>40.16%</text:p>
          </table:table-cell>
          <table:table-cell table:formula="of:=MROUND([.I37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4]+1000" office:value-type="float" office:value="366000" calcext:value-type="float">
            <text:p>366000</text:p>
          </table:table-cell>
          <table:table-cell table:formula="of:=IF([.A375]&lt;=[.B$6];0; IF([.A375]&lt;[.C$6];[.C375];IF([.A375]&lt;[.D$6];[.D375];IF([.A375]&lt;[.E$6];[.E375];[.F375]))))" office:value-type="float" office:value="147028.8" calcext:value-type="float">
            <text:p>147029</text:p>
          </table:table-cell>
          <table:table-cell table:formula="of:=(1088.67 * Y + 1.4) * Y" office:value-type="float" office:value="1377098.20182786" calcext:value-type="float">
            <text:p>1377098</text:p>
          </table:table-cell>
          <table:table-cell table:formula="of:=(206.43 * Z + 2397) * Z + 869.32" office:value-type="float" office:value="339452.829660507" calcext:value-type="float">
            <text:p>339453</text:p>
          </table:table-cell>
          <table:table-cell table:formula="of:=0.42 * [.A375]-9336.45" office:value-type="float" office:value="144383.55" calcext:value-type="float">
            <text:p>144384</text:p>
          </table:table-cell>
          <table:table-cell table:formula="of:=0.45 * [.A375] - 17671.2" office:value-type="float" office:value="147028.8" calcext:value-type="float">
            <text:p>147029</text:p>
          </table:table-cell>
          <table:table-cell table:formula="of:=([.A375]-[.$B$6])/10000" office:value-type="float" office:value="35.5653" calcext:value-type="float">
            <text:p>36</text:p>
          </table:table-cell>
          <table:table-cell table:formula="of:=([.A375]-14926)/10000" office:value-type="float" office:value="35.1074" calcext:value-type="float">
            <text:p>35</text:p>
          </table:table-cell>
          <table:table-cell table:formula="of:=[.B375]/[.A375]" office:value-type="percentage" office:value="0.401718032786885" calcext:value-type="percentage">
            <text:p>40.17%</text:p>
          </table:table-cell>
          <table:table-cell table:formula="of:=MROUND([.I37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5]+1000" office:value-type="float" office:value="367000" calcext:value-type="float">
            <text:p>367000</text:p>
          </table:table-cell>
          <table:table-cell table:formula="of:=IF([.A376]&lt;=[.B$6];0; IF([.A376]&lt;[.C$6];[.C376];IF([.A376]&lt;[.D$6];[.D376];IF([.A376]&lt;[.E$6];[.E376];[.F376]))))" office:value-type="float" office:value="147478.8" calcext:value-type="float">
            <text:p>147479</text:p>
          </table:table-cell>
          <table:table-cell table:formula="of:=(1088.67 * Y + 1.4) * Y" office:value-type="float" office:value="1384853.00355806" calcext:value-type="float">
            <text:p>1384853</text:p>
          </table:table-cell>
          <table:table-cell table:formula="of:=(206.43 * Z + 2397) * Z + 869.32" office:value-type="float" office:value="341144.038076907" calcext:value-type="float">
            <text:p>341144</text:p>
          </table:table-cell>
          <table:table-cell table:formula="of:=0.42 * [.A376]-9336.45" office:value-type="float" office:value="144803.55" calcext:value-type="float">
            <text:p>144804</text:p>
          </table:table-cell>
          <table:table-cell table:formula="of:=0.45 * [.A376] - 17671.2" office:value-type="float" office:value="147478.8" calcext:value-type="float">
            <text:p>147479</text:p>
          </table:table-cell>
          <table:table-cell table:formula="of:=([.A376]-[.$B$6])/10000" office:value-type="float" office:value="35.6653" calcext:value-type="float">
            <text:p>36</text:p>
          </table:table-cell>
          <table:table-cell table:formula="of:=([.A376]-14926)/10000" office:value-type="float" office:value="35.2074" calcext:value-type="float">
            <text:p>35</text:p>
          </table:table-cell>
          <table:table-cell table:formula="of:=[.B376]/[.A376]" office:value-type="percentage" office:value="0.401849591280654" calcext:value-type="percentage">
            <text:p>40.18%</text:p>
          </table:table-cell>
          <table:table-cell table:formula="of:=MROUND([.I37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6]+1000" office:value-type="float" office:value="368000" calcext:value-type="float">
            <text:p>368000</text:p>
          </table:table-cell>
          <table:table-cell table:formula="of:=IF([.A377]&lt;=[.B$6];0; IF([.A377]&lt;[.C$6];[.C377];IF([.A377]&lt;[.D$6];[.D377];IF([.A377]&lt;[.E$6];[.E377];[.F377]))))" office:value-type="float" office:value="147928.8" calcext:value-type="float">
            <text:p>147929</text:p>
          </table:table-cell>
          <table:table-cell table:formula="of:=(1088.67 * Y + 1.4) * Y" office:value-type="float" office:value="1392629.57868826" calcext:value-type="float">
            <text:p>1392630</text:p>
          </table:table-cell>
          <table:table-cell table:formula="of:=(206.43 * Z + 2397) * Z + 869.32" office:value-type="float" office:value="342839.375093307" calcext:value-type="float">
            <text:p>342839</text:p>
          </table:table-cell>
          <table:table-cell table:formula="of:=0.42 * [.A377]-9336.45" office:value-type="float" office:value="145223.55" calcext:value-type="float">
            <text:p>145224</text:p>
          </table:table-cell>
          <table:table-cell table:formula="of:=0.45 * [.A377] - 17671.2" office:value-type="float" office:value="147928.8" calcext:value-type="float">
            <text:p>147929</text:p>
          </table:table-cell>
          <table:table-cell table:formula="of:=([.A377]-[.$B$6])/10000" office:value-type="float" office:value="35.7653" calcext:value-type="float">
            <text:p>36</text:p>
          </table:table-cell>
          <table:table-cell table:formula="of:=([.A377]-14926)/10000" office:value-type="float" office:value="35.3074" calcext:value-type="float">
            <text:p>35</text:p>
          </table:table-cell>
          <table:table-cell table:formula="of:=[.B377]/[.A377]" office:value-type="percentage" office:value="0.401980434782609" calcext:value-type="percentage">
            <text:p>40.20%</text:p>
          </table:table-cell>
          <table:table-cell table:formula="of:=MROUND([.I37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7]+1000" office:value-type="float" office:value="369000" calcext:value-type="float">
            <text:p>369000</text:p>
          </table:table-cell>
          <table:table-cell table:formula="of:=IF([.A378]&lt;=[.B$6];0; IF([.A378]&lt;[.C$6];[.C378];IF([.A378]&lt;[.D$6];[.D378];IF([.A378]&lt;[.E$6];[.E378];[.F378]))))" office:value-type="float" office:value="148378.8" calcext:value-type="float">
            <text:p>148379</text:p>
          </table:table-cell>
          <table:table-cell table:formula="of:=(1088.67 * Y + 1.4) * Y" office:value-type="float" office:value="1400427.92721846" calcext:value-type="float">
            <text:p>1400428</text:p>
          </table:table-cell>
          <table:table-cell table:formula="of:=(206.43 * Z + 2397) * Z + 869.32" office:value-type="float" office:value="344538.840709707" calcext:value-type="float">
            <text:p>344539</text:p>
          </table:table-cell>
          <table:table-cell table:formula="of:=0.42 * [.A378]-9336.45" office:value-type="float" office:value="145643.55" calcext:value-type="float">
            <text:p>145644</text:p>
          </table:table-cell>
          <table:table-cell table:formula="of:=0.45 * [.A378] - 17671.2" office:value-type="float" office:value="148378.8" calcext:value-type="float">
            <text:p>148379</text:p>
          </table:table-cell>
          <table:table-cell table:formula="of:=([.A378]-[.$B$6])/10000" office:value-type="float" office:value="35.8653" calcext:value-type="float">
            <text:p>36</text:p>
          </table:table-cell>
          <table:table-cell table:formula="of:=([.A378]-14926)/10000" office:value-type="float" office:value="35.4074" calcext:value-type="float">
            <text:p>35</text:p>
          </table:table-cell>
          <table:table-cell table:formula="of:=[.B378]/[.A378]" office:value-type="percentage" office:value="0.402110569105691" calcext:value-type="percentage">
            <text:p>40.21%</text:p>
          </table:table-cell>
          <table:table-cell table:formula="of:=MROUND([.I37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8]+1000" office:value-type="float" office:value="370000" calcext:value-type="float">
            <text:p>370000</text:p>
          </table:table-cell>
          <table:table-cell table:formula="of:=IF([.A379]&lt;=[.B$6];0; IF([.A379]&lt;[.C$6];[.C379];IF([.A379]&lt;[.D$6];[.D379];IF([.A379]&lt;[.E$6];[.E379];[.F379]))))" office:value-type="float" office:value="148828.8" calcext:value-type="float">
            <text:p>148829</text:p>
          </table:table-cell>
          <table:table-cell table:formula="of:=(1088.67 * Y + 1.4) * Y" office:value-type="float" office:value="1408248.04914866" calcext:value-type="float">
            <text:p>1408248</text:p>
          </table:table-cell>
          <table:table-cell table:formula="of:=(206.43 * Z + 2397) * Z + 869.32" office:value-type="float" office:value="346242.434926107" calcext:value-type="float">
            <text:p>346242</text:p>
          </table:table-cell>
          <table:table-cell table:formula="of:=0.42 * [.A379]-9336.45" office:value-type="float" office:value="146063.55" calcext:value-type="float">
            <text:p>146064</text:p>
          </table:table-cell>
          <table:table-cell table:formula="of:=0.45 * [.A379] - 17671.2" office:value-type="float" office:value="148828.8" calcext:value-type="float">
            <text:p>148829</text:p>
          </table:table-cell>
          <table:table-cell table:formula="of:=([.A379]-[.$B$6])/10000" office:value-type="float" office:value="35.9653" calcext:value-type="float">
            <text:p>36</text:p>
          </table:table-cell>
          <table:table-cell table:formula="of:=([.A379]-14926)/10000" office:value-type="float" office:value="35.5074" calcext:value-type="float">
            <text:p>36</text:p>
          </table:table-cell>
          <table:table-cell table:formula="of:=[.B379]/[.A379]" office:value-type="percentage" office:value="0.40224" calcext:value-type="percentage">
            <text:p>40.22%</text:p>
          </table:table-cell>
          <table:table-cell table:formula="of:=MROUND([.I37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79]+1000" office:value-type="float" office:value="371000" calcext:value-type="float">
            <text:p>371000</text:p>
          </table:table-cell>
          <table:table-cell table:formula="of:=IF([.A380]&lt;=[.B$6];0; IF([.A380]&lt;[.C$6];[.C380];IF([.A380]&lt;[.D$6];[.D380];IF([.A380]&lt;[.E$6];[.E380];[.F380]))))" office:value-type="float" office:value="149278.8" calcext:value-type="float">
            <text:p>149279</text:p>
          </table:table-cell>
          <table:table-cell table:formula="of:=(1088.67 * Y + 1.4) * Y" office:value-type="float" office:value="1416089.94447886" calcext:value-type="float">
            <text:p>1416090</text:p>
          </table:table-cell>
          <table:table-cell table:formula="of:=(206.43 * Z + 2397) * Z + 869.32" office:value-type="float" office:value="347950.157742507" calcext:value-type="float">
            <text:p>347950</text:p>
          </table:table-cell>
          <table:table-cell table:formula="of:=0.42 * [.A380]-9336.45" office:value-type="float" office:value="146483.55" calcext:value-type="float">
            <text:p>146484</text:p>
          </table:table-cell>
          <table:table-cell table:formula="of:=0.45 * [.A380] - 17671.2" office:value-type="float" office:value="149278.8" calcext:value-type="float">
            <text:p>149279</text:p>
          </table:table-cell>
          <table:table-cell table:formula="of:=([.A380]-[.$B$6])/10000" office:value-type="float" office:value="36.0653" calcext:value-type="float">
            <text:p>36</text:p>
          </table:table-cell>
          <table:table-cell table:formula="of:=([.A380]-14926)/10000" office:value-type="float" office:value="35.6074" calcext:value-type="float">
            <text:p>36</text:p>
          </table:table-cell>
          <table:table-cell table:formula="of:=[.B380]/[.A380]" office:value-type="percentage" office:value="0.402368733153639" calcext:value-type="percentage">
            <text:p>40.24%</text:p>
          </table:table-cell>
          <table:table-cell table:formula="of:=MROUND([.I38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0]+1000" office:value-type="float" office:value="372000" calcext:value-type="float">
            <text:p>372000</text:p>
          </table:table-cell>
          <table:table-cell table:formula="of:=IF([.A381]&lt;=[.B$6];0; IF([.A381]&lt;[.C$6];[.C381];IF([.A381]&lt;[.D$6];[.D381];IF([.A381]&lt;[.E$6];[.E381];[.F381]))))" office:value-type="float" office:value="149728.8" calcext:value-type="float">
            <text:p>149729</text:p>
          </table:table-cell>
          <table:table-cell table:formula="of:=(1088.67 * Y + 1.4) * Y" office:value-type="float" office:value="1423953.61320906" calcext:value-type="float">
            <text:p>1423954</text:p>
          </table:table-cell>
          <table:table-cell table:formula="of:=(206.43 * Z + 2397) * Z + 869.32" office:value-type="float" office:value="349662.009158907" calcext:value-type="float">
            <text:p>349662</text:p>
          </table:table-cell>
          <table:table-cell table:formula="of:=0.42 * [.A381]-9336.45" office:value-type="float" office:value="146903.55" calcext:value-type="float">
            <text:p>146904</text:p>
          </table:table-cell>
          <table:table-cell table:formula="of:=0.45 * [.A381] - 17671.2" office:value-type="float" office:value="149728.8" calcext:value-type="float">
            <text:p>149729</text:p>
          </table:table-cell>
          <table:table-cell table:formula="of:=([.A381]-[.$B$6])/10000" office:value-type="float" office:value="36.1653" calcext:value-type="float">
            <text:p>36</text:p>
          </table:table-cell>
          <table:table-cell table:formula="of:=([.A381]-14926)/10000" office:value-type="float" office:value="35.7074" calcext:value-type="float">
            <text:p>36</text:p>
          </table:table-cell>
          <table:table-cell table:formula="of:=[.B381]/[.A381]" office:value-type="percentage" office:value="0.402496774193548" calcext:value-type="percentage">
            <text:p>40.25%</text:p>
          </table:table-cell>
          <table:table-cell table:formula="of:=MROUND([.I38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1]+1000" office:value-type="float" office:value="373000" calcext:value-type="float">
            <text:p>373000</text:p>
          </table:table-cell>
          <table:table-cell table:formula="of:=IF([.A382]&lt;=[.B$6];0; IF([.A382]&lt;[.C$6];[.C382];IF([.A382]&lt;[.D$6];[.D382];IF([.A382]&lt;[.E$6];[.E382];[.F382]))))" office:value-type="float" office:value="150178.8" calcext:value-type="float">
            <text:p>150179</text:p>
          </table:table-cell>
          <table:table-cell table:formula="of:=(1088.67 * Y + 1.4) * Y" office:value-type="float" office:value="1431839.05533926" calcext:value-type="float">
            <text:p>1431839</text:p>
          </table:table-cell>
          <table:table-cell table:formula="of:=(206.43 * Z + 2397) * Z + 869.32" office:value-type="float" office:value="351377.989175307" calcext:value-type="float">
            <text:p>351378</text:p>
          </table:table-cell>
          <table:table-cell table:formula="of:=0.42 * [.A382]-9336.45" office:value-type="float" office:value="147323.55" calcext:value-type="float">
            <text:p>147324</text:p>
          </table:table-cell>
          <table:table-cell table:formula="of:=0.45 * [.A382] - 17671.2" office:value-type="float" office:value="150178.8" calcext:value-type="float">
            <text:p>150179</text:p>
          </table:table-cell>
          <table:table-cell table:formula="of:=([.A382]-[.$B$6])/10000" office:value-type="float" office:value="36.2653" calcext:value-type="float">
            <text:p>36</text:p>
          </table:table-cell>
          <table:table-cell table:formula="of:=([.A382]-14926)/10000" office:value-type="float" office:value="35.8074" calcext:value-type="float">
            <text:p>36</text:p>
          </table:table-cell>
          <table:table-cell table:formula="of:=[.B382]/[.A382]" office:value-type="percentage" office:value="0.402624128686327" calcext:value-type="percentage">
            <text:p>40.26%</text:p>
          </table:table-cell>
          <table:table-cell table:formula="of:=MROUND([.I38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2]+1000" office:value-type="float" office:value="374000" calcext:value-type="float">
            <text:p>374000</text:p>
          </table:table-cell>
          <table:table-cell table:formula="of:=IF([.A383]&lt;=[.B$6];0; IF([.A383]&lt;[.C$6];[.C383];IF([.A383]&lt;[.D$6];[.D383];IF([.A383]&lt;[.E$6];[.E383];[.F383]))))" office:value-type="float" office:value="150628.8" calcext:value-type="float">
            <text:p>150629</text:p>
          </table:table-cell>
          <table:table-cell table:formula="of:=(1088.67 * Y + 1.4) * Y" office:value-type="float" office:value="1439746.27086946" calcext:value-type="float">
            <text:p>1439746</text:p>
          </table:table-cell>
          <table:table-cell table:formula="of:=(206.43 * Z + 2397) * Z + 869.32" office:value-type="float" office:value="353098.097791707" calcext:value-type="float">
            <text:p>353098</text:p>
          </table:table-cell>
          <table:table-cell table:formula="of:=0.42 * [.A383]-9336.45" office:value-type="float" office:value="147743.55" calcext:value-type="float">
            <text:p>147744</text:p>
          </table:table-cell>
          <table:table-cell table:formula="of:=0.45 * [.A383] - 17671.2" office:value-type="float" office:value="150628.8" calcext:value-type="float">
            <text:p>150629</text:p>
          </table:table-cell>
          <table:table-cell table:formula="of:=([.A383]-[.$B$6])/10000" office:value-type="float" office:value="36.3653" calcext:value-type="float">
            <text:p>36</text:p>
          </table:table-cell>
          <table:table-cell table:formula="of:=([.A383]-14926)/10000" office:value-type="float" office:value="35.9074" calcext:value-type="float">
            <text:p>36</text:p>
          </table:table-cell>
          <table:table-cell table:formula="of:=[.B383]/[.A383]" office:value-type="percentage" office:value="0.402750802139037" calcext:value-type="percentage">
            <text:p>40.28%</text:p>
          </table:table-cell>
          <table:table-cell table:formula="of:=MROUND([.I38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3]+1000" office:value-type="float" office:value="375000" calcext:value-type="float">
            <text:p>375000</text:p>
          </table:table-cell>
          <table:table-cell table:formula="of:=IF([.A384]&lt;=[.B$6];0; IF([.A384]&lt;[.C$6];[.C384];IF([.A384]&lt;[.D$6];[.D384];IF([.A384]&lt;[.E$6];[.E384];[.F384]))))" office:value-type="float" office:value="151078.8" calcext:value-type="float">
            <text:p>151079</text:p>
          </table:table-cell>
          <table:table-cell table:formula="of:=(1088.67 * Y + 1.4) * Y" office:value-type="float" office:value="1447675.25979966" calcext:value-type="float">
            <text:p>1447675</text:p>
          </table:table-cell>
          <table:table-cell table:formula="of:=(206.43 * Z + 2397) * Z + 869.32" office:value-type="float" office:value="354822.335008107" calcext:value-type="float">
            <text:p>354822</text:p>
          </table:table-cell>
          <table:table-cell table:formula="of:=0.42 * [.A384]-9336.45" office:value-type="float" office:value="148163.55" calcext:value-type="float">
            <text:p>148164</text:p>
          </table:table-cell>
          <table:table-cell table:formula="of:=0.45 * [.A384] - 17671.2" office:value-type="float" office:value="151078.8" calcext:value-type="float">
            <text:p>151079</text:p>
          </table:table-cell>
          <table:table-cell table:formula="of:=([.A384]-[.$B$6])/10000" office:value-type="float" office:value="36.4653" calcext:value-type="float">
            <text:p>36</text:p>
          </table:table-cell>
          <table:table-cell table:formula="of:=([.A384]-14926)/10000" office:value-type="float" office:value="36.0074" calcext:value-type="float">
            <text:p>36</text:p>
          </table:table-cell>
          <table:table-cell table:formula="of:=[.B384]/[.A384]" office:value-type="percentage" office:value="0.4028768" calcext:value-type="percentage">
            <text:p>40.29%</text:p>
          </table:table-cell>
          <table:table-cell table:formula="of:=MROUND([.I38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4]+1000" office:value-type="float" office:value="376000" calcext:value-type="float">
            <text:p>376000</text:p>
          </table:table-cell>
          <table:table-cell table:formula="of:=IF([.A385]&lt;=[.B$6];0; IF([.A385]&lt;[.C$6];[.C385];IF([.A385]&lt;[.D$6];[.D385];IF([.A385]&lt;[.E$6];[.E385];[.F385]))))" office:value-type="float" office:value="151528.8" calcext:value-type="float">
            <text:p>151529</text:p>
          </table:table-cell>
          <table:table-cell table:formula="of:=(1088.67 * Y + 1.4) * Y" office:value-type="float" office:value="1455626.02212986" calcext:value-type="float">
            <text:p>1455626</text:p>
          </table:table-cell>
          <table:table-cell table:formula="of:=(206.43 * Z + 2397) * Z + 869.32" office:value-type="float" office:value="356550.700824507" calcext:value-type="float">
            <text:p>356551</text:p>
          </table:table-cell>
          <table:table-cell table:formula="of:=0.42 * [.A385]-9336.45" office:value-type="float" office:value="148583.55" calcext:value-type="float">
            <text:p>148584</text:p>
          </table:table-cell>
          <table:table-cell table:formula="of:=0.45 * [.A385] - 17671.2" office:value-type="float" office:value="151528.8" calcext:value-type="float">
            <text:p>151529</text:p>
          </table:table-cell>
          <table:table-cell table:formula="of:=([.A385]-[.$B$6])/10000" office:value-type="float" office:value="36.5653" calcext:value-type="float">
            <text:p>37</text:p>
          </table:table-cell>
          <table:table-cell table:formula="of:=([.A385]-14926)/10000" office:value-type="float" office:value="36.1074" calcext:value-type="float">
            <text:p>36</text:p>
          </table:table-cell>
          <table:table-cell table:formula="of:=[.B385]/[.A385]" office:value-type="percentage" office:value="0.403002127659574" calcext:value-type="percentage">
            <text:p>40.30%</text:p>
          </table:table-cell>
          <table:table-cell table:formula="of:=MROUND([.I38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5]+1000" office:value-type="float" office:value="377000" calcext:value-type="float">
            <text:p>377000</text:p>
          </table:table-cell>
          <table:table-cell table:formula="of:=IF([.A386]&lt;=[.B$6];0; IF([.A386]&lt;[.C$6];[.C386];IF([.A386]&lt;[.D$6];[.D386];IF([.A386]&lt;[.E$6];[.E386];[.F386]))))" office:value-type="float" office:value="151978.8" calcext:value-type="float">
            <text:p>151979</text:p>
          </table:table-cell>
          <table:table-cell table:formula="of:=(1088.67 * Y + 1.4) * Y" office:value-type="float" office:value="1463598.55786006" calcext:value-type="float">
            <text:p>1463599</text:p>
          </table:table-cell>
          <table:table-cell table:formula="of:=(206.43 * Z + 2397) * Z + 869.32" office:value-type="float" office:value="358283.195240907" calcext:value-type="float">
            <text:p>358283</text:p>
          </table:table-cell>
          <table:table-cell table:formula="of:=0.42 * [.A386]-9336.45" office:value-type="float" office:value="149003.55" calcext:value-type="float">
            <text:p>149004</text:p>
          </table:table-cell>
          <table:table-cell table:formula="of:=0.45 * [.A386] - 17671.2" office:value-type="float" office:value="151978.8" calcext:value-type="float">
            <text:p>151979</text:p>
          </table:table-cell>
          <table:table-cell table:formula="of:=([.A386]-[.$B$6])/10000" office:value-type="float" office:value="36.6653" calcext:value-type="float">
            <text:p>37</text:p>
          </table:table-cell>
          <table:table-cell table:formula="of:=([.A386]-14926)/10000" office:value-type="float" office:value="36.2074" calcext:value-type="float">
            <text:p>36</text:p>
          </table:table-cell>
          <table:table-cell table:formula="of:=[.B386]/[.A386]" office:value-type="percentage" office:value="0.403126790450928" calcext:value-type="percentage">
            <text:p>40.31%</text:p>
          </table:table-cell>
          <table:table-cell table:formula="of:=MROUND([.I38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6]+1000" office:value-type="float" office:value="378000" calcext:value-type="float">
            <text:p>378000</text:p>
          </table:table-cell>
          <table:table-cell table:formula="of:=IF([.A387]&lt;=[.B$6];0; IF([.A387]&lt;[.C$6];[.C387];IF([.A387]&lt;[.D$6];[.D387];IF([.A387]&lt;[.E$6];[.E387];[.F387]))))" office:value-type="float" office:value="152428.8" calcext:value-type="float">
            <text:p>152429</text:p>
          </table:table-cell>
          <table:table-cell table:formula="of:=(1088.67 * Y + 1.4) * Y" office:value-type="float" office:value="1471592.86699026" calcext:value-type="float">
            <text:p>1471593</text:p>
          </table:table-cell>
          <table:table-cell table:formula="of:=(206.43 * Z + 2397) * Z + 869.32" office:value-type="float" office:value="360019.818257307" calcext:value-type="float">
            <text:p>360020</text:p>
          </table:table-cell>
          <table:table-cell table:formula="of:=0.42 * [.A387]-9336.45" office:value-type="float" office:value="149423.55" calcext:value-type="float">
            <text:p>149424</text:p>
          </table:table-cell>
          <table:table-cell table:formula="of:=0.45 * [.A387] - 17671.2" office:value-type="float" office:value="152428.8" calcext:value-type="float">
            <text:p>152429</text:p>
          </table:table-cell>
          <table:table-cell table:formula="of:=([.A387]-[.$B$6])/10000" office:value-type="float" office:value="36.7653" calcext:value-type="float">
            <text:p>37</text:p>
          </table:table-cell>
          <table:table-cell table:formula="of:=([.A387]-14926)/10000" office:value-type="float" office:value="36.3074" calcext:value-type="float">
            <text:p>36</text:p>
          </table:table-cell>
          <table:table-cell table:formula="of:=[.B387]/[.A387]" office:value-type="percentage" office:value="0.403250793650794" calcext:value-type="percentage">
            <text:p>40.33%</text:p>
          </table:table-cell>
          <table:table-cell table:formula="of:=MROUND([.I38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7]+1000" office:value-type="float" office:value="379000" calcext:value-type="float">
            <text:p>379000</text:p>
          </table:table-cell>
          <table:table-cell table:formula="of:=IF([.A388]&lt;=[.B$6];0; IF([.A388]&lt;[.C$6];[.C388];IF([.A388]&lt;[.D$6];[.D388];IF([.A388]&lt;[.E$6];[.E388];[.F388]))))" office:value-type="float" office:value="152878.8" calcext:value-type="float">
            <text:p>152879</text:p>
          </table:table-cell>
          <table:table-cell table:formula="of:=(1088.67 * Y + 1.4) * Y" office:value-type="float" office:value="1479608.94952046" calcext:value-type="float">
            <text:p>1479609</text:p>
          </table:table-cell>
          <table:table-cell table:formula="of:=(206.43 * Z + 2397) * Z + 869.32" office:value-type="float" office:value="361760.569873707" calcext:value-type="float">
            <text:p>361761</text:p>
          </table:table-cell>
          <table:table-cell table:formula="of:=0.42 * [.A388]-9336.45" office:value-type="float" office:value="149843.55" calcext:value-type="float">
            <text:p>149844</text:p>
          </table:table-cell>
          <table:table-cell table:formula="of:=0.45 * [.A388] - 17671.2" office:value-type="float" office:value="152878.8" calcext:value-type="float">
            <text:p>152879</text:p>
          </table:table-cell>
          <table:table-cell table:formula="of:=([.A388]-[.$B$6])/10000" office:value-type="float" office:value="36.8653" calcext:value-type="float">
            <text:p>37</text:p>
          </table:table-cell>
          <table:table-cell table:formula="of:=([.A388]-14926)/10000" office:value-type="float" office:value="36.4074" calcext:value-type="float">
            <text:p>36</text:p>
          </table:table-cell>
          <table:table-cell table:formula="of:=[.B388]/[.A388]" office:value-type="percentage" office:value="0.403374142480211" calcext:value-type="percentage">
            <text:p>40.34%</text:p>
          </table:table-cell>
          <table:table-cell table:formula="of:=MROUND([.I38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8]+1000" office:value-type="float" office:value="380000" calcext:value-type="float">
            <text:p>380000</text:p>
          </table:table-cell>
          <table:table-cell table:formula="of:=IF([.A389]&lt;=[.B$6];0; IF([.A389]&lt;[.C$6];[.C389];IF([.A389]&lt;[.D$6];[.D389];IF([.A389]&lt;[.E$6];[.E389];[.F389]))))" office:value-type="float" office:value="153328.8" calcext:value-type="float">
            <text:p>153329</text:p>
          </table:table-cell>
          <table:table-cell table:formula="of:=(1088.67 * Y + 1.4) * Y" office:value-type="float" office:value="1487646.80545066" calcext:value-type="float">
            <text:p>1487647</text:p>
          </table:table-cell>
          <table:table-cell table:formula="of:=(206.43 * Z + 2397) * Z + 869.32" office:value-type="float" office:value="363505.450090107" calcext:value-type="float">
            <text:p>363505</text:p>
          </table:table-cell>
          <table:table-cell table:formula="of:=0.42 * [.A389]-9336.45" office:value-type="float" office:value="150263.55" calcext:value-type="float">
            <text:p>150264</text:p>
          </table:table-cell>
          <table:table-cell table:formula="of:=0.45 * [.A389] - 17671.2" office:value-type="float" office:value="153328.8" calcext:value-type="float">
            <text:p>153329</text:p>
          </table:table-cell>
          <table:table-cell table:formula="of:=([.A389]-[.$B$6])/10000" office:value-type="float" office:value="36.9653" calcext:value-type="float">
            <text:p>37</text:p>
          </table:table-cell>
          <table:table-cell table:formula="of:=([.A389]-14926)/10000" office:value-type="float" office:value="36.5074" calcext:value-type="float">
            <text:p>37</text:p>
          </table:table-cell>
          <table:table-cell table:formula="of:=[.B389]/[.A389]" office:value-type="percentage" office:value="0.403496842105263" calcext:value-type="percentage">
            <text:p>40.35%</text:p>
          </table:table-cell>
          <table:table-cell table:formula="of:=MROUND([.I38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89]+1000" office:value-type="float" office:value="381000" calcext:value-type="float">
            <text:p>381000</text:p>
          </table:table-cell>
          <table:table-cell table:formula="of:=IF([.A390]&lt;=[.B$6];0; IF([.A390]&lt;[.C$6];[.C390];IF([.A390]&lt;[.D$6];[.D390];IF([.A390]&lt;[.E$6];[.E390];[.F390]))))" office:value-type="float" office:value="153778.8" calcext:value-type="float">
            <text:p>153779</text:p>
          </table:table-cell>
          <table:table-cell table:formula="of:=(1088.67 * Y + 1.4) * Y" office:value-type="float" office:value="1495706.43478086" calcext:value-type="float">
            <text:p>1495706</text:p>
          </table:table-cell>
          <table:table-cell table:formula="of:=(206.43 * Z + 2397) * Z + 869.32" office:value-type="float" office:value="365254.458906507" calcext:value-type="float">
            <text:p>365254</text:p>
          </table:table-cell>
          <table:table-cell table:formula="of:=0.42 * [.A390]-9336.45" office:value-type="float" office:value="150683.55" calcext:value-type="float">
            <text:p>150684</text:p>
          </table:table-cell>
          <table:table-cell table:formula="of:=0.45 * [.A390] - 17671.2" office:value-type="float" office:value="153778.8" calcext:value-type="float">
            <text:p>153779</text:p>
          </table:table-cell>
          <table:table-cell table:formula="of:=([.A390]-[.$B$6])/10000" office:value-type="float" office:value="37.0653" calcext:value-type="float">
            <text:p>37</text:p>
          </table:table-cell>
          <table:table-cell table:formula="of:=([.A390]-14926)/10000" office:value-type="float" office:value="36.6074" calcext:value-type="float">
            <text:p>37</text:p>
          </table:table-cell>
          <table:table-cell table:formula="of:=[.B390]/[.A390]" office:value-type="percentage" office:value="0.403618897637795" calcext:value-type="percentage">
            <text:p>40.36%</text:p>
          </table:table-cell>
          <table:table-cell table:formula="of:=MROUND([.I39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0]+1000" office:value-type="float" office:value="382000" calcext:value-type="float">
            <text:p>382000</text:p>
          </table:table-cell>
          <table:table-cell table:formula="of:=IF([.A391]&lt;=[.B$6];0; IF([.A391]&lt;[.C$6];[.C391];IF([.A391]&lt;[.D$6];[.D391];IF([.A391]&lt;[.E$6];[.E391];[.F391]))))" office:value-type="float" office:value="154228.8" calcext:value-type="float">
            <text:p>154229</text:p>
          </table:table-cell>
          <table:table-cell table:formula="of:=(1088.67 * Y + 1.4) * Y" office:value-type="float" office:value="1503787.83751106" calcext:value-type="float">
            <text:p>1503788</text:p>
          </table:table-cell>
          <table:table-cell table:formula="of:=(206.43 * Z + 2397) * Z + 869.32" office:value-type="float" office:value="367007.596322907" calcext:value-type="float">
            <text:p>367008</text:p>
          </table:table-cell>
          <table:table-cell table:formula="of:=0.42 * [.A391]-9336.45" office:value-type="float" office:value="151103.55" calcext:value-type="float">
            <text:p>151104</text:p>
          </table:table-cell>
          <table:table-cell table:formula="of:=0.45 * [.A391] - 17671.2" office:value-type="float" office:value="154228.8" calcext:value-type="float">
            <text:p>154229</text:p>
          </table:table-cell>
          <table:table-cell table:formula="of:=([.A391]-[.$B$6])/10000" office:value-type="float" office:value="37.1653" calcext:value-type="float">
            <text:p>37</text:p>
          </table:table-cell>
          <table:table-cell table:formula="of:=([.A391]-14926)/10000" office:value-type="float" office:value="36.7074" calcext:value-type="float">
            <text:p>37</text:p>
          </table:table-cell>
          <table:table-cell table:formula="of:=[.B391]/[.A391]" office:value-type="percentage" office:value="0.403740314136126" calcext:value-type="percentage">
            <text:p>40.37%</text:p>
          </table:table-cell>
          <table:table-cell table:formula="of:=MROUND([.I39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1]+1000" office:value-type="float" office:value="383000" calcext:value-type="float">
            <text:p>383000</text:p>
          </table:table-cell>
          <table:table-cell table:formula="of:=IF([.A392]&lt;=[.B$6];0; IF([.A392]&lt;[.C$6];[.C392];IF([.A392]&lt;[.D$6];[.D392];IF([.A392]&lt;[.E$6];[.E392];[.F392]))))" office:value-type="float" office:value="154678.8" calcext:value-type="float">
            <text:p>154679</text:p>
          </table:table-cell>
          <table:table-cell table:formula="of:=(1088.67 * Y + 1.4) * Y" office:value-type="float" office:value="1511891.01364126" calcext:value-type="float">
            <text:p>1511891</text:p>
          </table:table-cell>
          <table:table-cell table:formula="of:=(206.43 * Z + 2397) * Z + 869.32" office:value-type="float" office:value="368764.862339307" calcext:value-type="float">
            <text:p>368765</text:p>
          </table:table-cell>
          <table:table-cell table:formula="of:=0.42 * [.A392]-9336.45" office:value-type="float" office:value="151523.55" calcext:value-type="float">
            <text:p>151524</text:p>
          </table:table-cell>
          <table:table-cell table:formula="of:=0.45 * [.A392] - 17671.2" office:value-type="float" office:value="154678.8" calcext:value-type="float">
            <text:p>154679</text:p>
          </table:table-cell>
          <table:table-cell table:formula="of:=([.A392]-[.$B$6])/10000" office:value-type="float" office:value="37.2653" calcext:value-type="float">
            <text:p>37</text:p>
          </table:table-cell>
          <table:table-cell table:formula="of:=([.A392]-14926)/10000" office:value-type="float" office:value="36.8074" calcext:value-type="float">
            <text:p>37</text:p>
          </table:table-cell>
          <table:table-cell table:formula="of:=[.B392]/[.A392]" office:value-type="percentage" office:value="0.403861096605744" calcext:value-type="percentage">
            <text:p>40.39%</text:p>
          </table:table-cell>
          <table:table-cell table:formula="of:=MROUND([.I39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2]+1000" office:value-type="float" office:value="384000" calcext:value-type="float">
            <text:p>384000</text:p>
          </table:table-cell>
          <table:table-cell table:formula="of:=IF([.A393]&lt;=[.B$6];0; IF([.A393]&lt;[.C$6];[.C393];IF([.A393]&lt;[.D$6];[.D393];IF([.A393]&lt;[.E$6];[.E393];[.F393]))))" office:value-type="float" office:value="155128.8" calcext:value-type="float">
            <text:p>155129</text:p>
          </table:table-cell>
          <table:table-cell table:formula="of:=(1088.67 * Y + 1.4) * Y" office:value-type="float" office:value="1520015.96317146" calcext:value-type="float">
            <text:p>1520016</text:p>
          </table:table-cell>
          <table:table-cell table:formula="of:=(206.43 * Z + 2397) * Z + 869.32" office:value-type="float" office:value="370526.256955707" calcext:value-type="float">
            <text:p>370526</text:p>
          </table:table-cell>
          <table:table-cell table:formula="of:=0.42 * [.A393]-9336.45" office:value-type="float" office:value="151943.55" calcext:value-type="float">
            <text:p>151944</text:p>
          </table:table-cell>
          <table:table-cell table:formula="of:=0.45 * [.A393] - 17671.2" office:value-type="float" office:value="155128.8" calcext:value-type="float">
            <text:p>155129</text:p>
          </table:table-cell>
          <table:table-cell table:formula="of:=([.A393]-[.$B$6])/10000" office:value-type="float" office:value="37.3653" calcext:value-type="float">
            <text:p>37</text:p>
          </table:table-cell>
          <table:table-cell table:formula="of:=([.A393]-14926)/10000" office:value-type="float" office:value="36.9074" calcext:value-type="float">
            <text:p>37</text:p>
          </table:table-cell>
          <table:table-cell table:formula="of:=[.B393]/[.A393]" office:value-type="percentage" office:value="0.40398125" calcext:value-type="percentage">
            <text:p>40.40%</text:p>
          </table:table-cell>
          <table:table-cell table:formula="of:=MROUND([.I39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3]+1000" office:value-type="float" office:value="385000" calcext:value-type="float">
            <text:p>385000</text:p>
          </table:table-cell>
          <table:table-cell table:formula="of:=IF([.A394]&lt;=[.B$6];0; IF([.A394]&lt;[.C$6];[.C394];IF([.A394]&lt;[.D$6];[.D394];IF([.A394]&lt;[.E$6];[.E394];[.F394]))))" office:value-type="float" office:value="155578.8" calcext:value-type="float">
            <text:p>155579</text:p>
          </table:table-cell>
          <table:table-cell table:formula="of:=(1088.67 * Y + 1.4) * Y" office:value-type="float" office:value="1528162.68610166" calcext:value-type="float">
            <text:p>1528163</text:p>
          </table:table-cell>
          <table:table-cell table:formula="of:=(206.43 * Z + 2397) * Z + 869.32" office:value-type="float" office:value="372291.780172107" calcext:value-type="float">
            <text:p>372292</text:p>
          </table:table-cell>
          <table:table-cell table:formula="of:=0.42 * [.A394]-9336.45" office:value-type="float" office:value="152363.55" calcext:value-type="float">
            <text:p>152364</text:p>
          </table:table-cell>
          <table:table-cell table:formula="of:=0.45 * [.A394] - 17671.2" office:value-type="float" office:value="155578.8" calcext:value-type="float">
            <text:p>155579</text:p>
          </table:table-cell>
          <table:table-cell table:formula="of:=([.A394]-[.$B$6])/10000" office:value-type="float" office:value="37.4653" calcext:value-type="float">
            <text:p>37</text:p>
          </table:table-cell>
          <table:table-cell table:formula="of:=([.A394]-14926)/10000" office:value-type="float" office:value="37.0074" calcext:value-type="float">
            <text:p>37</text:p>
          </table:table-cell>
          <table:table-cell table:formula="of:=[.B394]/[.A394]" office:value-type="percentage" office:value="0.404100779220779" calcext:value-type="percentage">
            <text:p>40.41%</text:p>
          </table:table-cell>
          <table:table-cell table:formula="of:=MROUND([.I39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4]+1000" office:value-type="float" office:value="386000" calcext:value-type="float">
            <text:p>386000</text:p>
          </table:table-cell>
          <table:table-cell table:formula="of:=IF([.A395]&lt;=[.B$6];0; IF([.A395]&lt;[.C$6];[.C395];IF([.A395]&lt;[.D$6];[.D395];IF([.A395]&lt;[.E$6];[.E395];[.F395]))))" office:value-type="float" office:value="156028.8" calcext:value-type="float">
            <text:p>156029</text:p>
          </table:table-cell>
          <table:table-cell table:formula="of:=(1088.67 * Y + 1.4) * Y" office:value-type="float" office:value="1536331.18243186" calcext:value-type="float">
            <text:p>1536331</text:p>
          </table:table-cell>
          <table:table-cell table:formula="of:=(206.43 * Z + 2397) * Z + 869.32" office:value-type="float" office:value="374061.431988507" calcext:value-type="float">
            <text:p>374061</text:p>
          </table:table-cell>
          <table:table-cell table:formula="of:=0.42 * [.A395]-9336.45" office:value-type="float" office:value="152783.55" calcext:value-type="float">
            <text:p>152784</text:p>
          </table:table-cell>
          <table:table-cell table:formula="of:=0.45 * [.A395] - 17671.2" office:value-type="float" office:value="156028.8" calcext:value-type="float">
            <text:p>156029</text:p>
          </table:table-cell>
          <table:table-cell table:formula="of:=([.A395]-[.$B$6])/10000" office:value-type="float" office:value="37.5653" calcext:value-type="float">
            <text:p>38</text:p>
          </table:table-cell>
          <table:table-cell table:formula="of:=([.A395]-14926)/10000" office:value-type="float" office:value="37.1074" calcext:value-type="float">
            <text:p>37</text:p>
          </table:table-cell>
          <table:table-cell table:formula="of:=[.B395]/[.A395]" office:value-type="percentage" office:value="0.404219689119171" calcext:value-type="percentage">
            <text:p>40.42%</text:p>
          </table:table-cell>
          <table:table-cell table:formula="of:=MROUND([.I39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5]+1000" office:value-type="float" office:value="387000" calcext:value-type="float">
            <text:p>387000</text:p>
          </table:table-cell>
          <table:table-cell table:formula="of:=IF([.A396]&lt;=[.B$6];0; IF([.A396]&lt;[.C$6];[.C396];IF([.A396]&lt;[.D$6];[.D396];IF([.A396]&lt;[.E$6];[.E396];[.F396]))))" office:value-type="float" office:value="156478.8" calcext:value-type="float">
            <text:p>156479</text:p>
          </table:table-cell>
          <table:table-cell table:formula="of:=(1088.67 * Y + 1.4) * Y" office:value-type="float" office:value="1544521.45216206" calcext:value-type="float">
            <text:p>1544521</text:p>
          </table:table-cell>
          <table:table-cell table:formula="of:=(206.43 * Z + 2397) * Z + 869.32" office:value-type="float" office:value="375835.212404907" calcext:value-type="float">
            <text:p>375835</text:p>
          </table:table-cell>
          <table:table-cell table:formula="of:=0.42 * [.A396]-9336.45" office:value-type="float" office:value="153203.55" calcext:value-type="float">
            <text:p>153204</text:p>
          </table:table-cell>
          <table:table-cell table:formula="of:=0.45 * [.A396] - 17671.2" office:value-type="float" office:value="156478.8" calcext:value-type="float">
            <text:p>156479</text:p>
          </table:table-cell>
          <table:table-cell table:formula="of:=([.A396]-[.$B$6])/10000" office:value-type="float" office:value="37.6653" calcext:value-type="float">
            <text:p>38</text:p>
          </table:table-cell>
          <table:table-cell table:formula="of:=([.A396]-14926)/10000" office:value-type="float" office:value="37.2074" calcext:value-type="float">
            <text:p>37</text:p>
          </table:table-cell>
          <table:table-cell table:formula="of:=[.B396]/[.A396]" office:value-type="percentage" office:value="0.404337984496124" calcext:value-type="percentage">
            <text:p>40.43%</text:p>
          </table:table-cell>
          <table:table-cell table:formula="of:=MROUND([.I39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6]+1000" office:value-type="float" office:value="388000" calcext:value-type="float">
            <text:p>388000</text:p>
          </table:table-cell>
          <table:table-cell table:formula="of:=IF([.A397]&lt;=[.B$6];0; IF([.A397]&lt;[.C$6];[.C397];IF([.A397]&lt;[.D$6];[.D397];IF([.A397]&lt;[.E$6];[.E397];[.F397]))))" office:value-type="float" office:value="156928.8" calcext:value-type="float">
            <text:p>156929</text:p>
          </table:table-cell>
          <table:table-cell table:formula="of:=(1088.67 * Y + 1.4) * Y" office:value-type="float" office:value="1552733.49529226" calcext:value-type="float">
            <text:p>1552733</text:p>
          </table:table-cell>
          <table:table-cell table:formula="of:=(206.43 * Z + 2397) * Z + 869.32" office:value-type="float" office:value="377613.121421307" calcext:value-type="float">
            <text:p>377613</text:p>
          </table:table-cell>
          <table:table-cell table:formula="of:=0.42 * [.A397]-9336.45" office:value-type="float" office:value="153623.55" calcext:value-type="float">
            <text:p>153624</text:p>
          </table:table-cell>
          <table:table-cell table:formula="of:=0.45 * [.A397] - 17671.2" office:value-type="float" office:value="156928.8" calcext:value-type="float">
            <text:p>156929</text:p>
          </table:table-cell>
          <table:table-cell table:formula="of:=([.A397]-[.$B$6])/10000" office:value-type="float" office:value="37.7653" calcext:value-type="float">
            <text:p>38</text:p>
          </table:table-cell>
          <table:table-cell table:formula="of:=([.A397]-14926)/10000" office:value-type="float" office:value="37.3074" calcext:value-type="float">
            <text:p>37</text:p>
          </table:table-cell>
          <table:table-cell table:formula="of:=[.B397]/[.A397]" office:value-type="percentage" office:value="0.404455670103093" calcext:value-type="percentage">
            <text:p>40.45%</text:p>
          </table:table-cell>
          <table:table-cell table:formula="of:=MROUND([.I39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7]+1000" office:value-type="float" office:value="389000" calcext:value-type="float">
            <text:p>389000</text:p>
          </table:table-cell>
          <table:table-cell table:formula="of:=IF([.A398]&lt;=[.B$6];0; IF([.A398]&lt;[.C$6];[.C398];IF([.A398]&lt;[.D$6];[.D398];IF([.A398]&lt;[.E$6];[.E398];[.F398]))))" office:value-type="float" office:value="157378.8" calcext:value-type="float">
            <text:p>157379</text:p>
          </table:table-cell>
          <table:table-cell table:formula="of:=(1088.67 * Y + 1.4) * Y" office:value-type="float" office:value="1560967.31182246" calcext:value-type="float">
            <text:p>1560967</text:p>
          </table:table-cell>
          <table:table-cell table:formula="of:=(206.43 * Z + 2397) * Z + 869.32" office:value-type="float" office:value="379395.159037707" calcext:value-type="float">
            <text:p>379395</text:p>
          </table:table-cell>
          <table:table-cell table:formula="of:=0.42 * [.A398]-9336.45" office:value-type="float" office:value="154043.55" calcext:value-type="float">
            <text:p>154044</text:p>
          </table:table-cell>
          <table:table-cell table:formula="of:=0.45 * [.A398] - 17671.2" office:value-type="float" office:value="157378.8" calcext:value-type="float">
            <text:p>157379</text:p>
          </table:table-cell>
          <table:table-cell table:formula="of:=([.A398]-[.$B$6])/10000" office:value-type="float" office:value="37.8653" calcext:value-type="float">
            <text:p>38</text:p>
          </table:table-cell>
          <table:table-cell table:formula="of:=([.A398]-14926)/10000" office:value-type="float" office:value="37.4074" calcext:value-type="float">
            <text:p>37</text:p>
          </table:table-cell>
          <table:table-cell table:formula="of:=[.B398]/[.A398]" office:value-type="percentage" office:value="0.404572750642673" calcext:value-type="percentage">
            <text:p>40.46%</text:p>
          </table:table-cell>
          <table:table-cell table:formula="of:=MROUND([.I39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8]+1000" office:value-type="float" office:value="390000" calcext:value-type="float">
            <text:p>390000</text:p>
          </table:table-cell>
          <table:table-cell table:formula="of:=IF([.A399]&lt;=[.B$6];0; IF([.A399]&lt;[.C$6];[.C399];IF([.A399]&lt;[.D$6];[.D399];IF([.A399]&lt;[.E$6];[.E399];[.F399]))))" office:value-type="float" office:value="157828.8" calcext:value-type="float">
            <text:p>157829</text:p>
          </table:table-cell>
          <table:table-cell table:formula="of:=(1088.67 * Y + 1.4) * Y" office:value-type="float" office:value="1569222.90175266" calcext:value-type="float">
            <text:p>1569223</text:p>
          </table:table-cell>
          <table:table-cell table:formula="of:=(206.43 * Z + 2397) * Z + 869.32" office:value-type="float" office:value="381181.325254107" calcext:value-type="float">
            <text:p>381181</text:p>
          </table:table-cell>
          <table:table-cell table:formula="of:=0.42 * [.A399]-9336.45" office:value-type="float" office:value="154463.55" calcext:value-type="float">
            <text:p>154464</text:p>
          </table:table-cell>
          <table:table-cell table:formula="of:=0.45 * [.A399] - 17671.2" office:value-type="float" office:value="157828.8" calcext:value-type="float">
            <text:p>157829</text:p>
          </table:table-cell>
          <table:table-cell table:formula="of:=([.A399]-[.$B$6])/10000" office:value-type="float" office:value="37.9653" calcext:value-type="float">
            <text:p>38</text:p>
          </table:table-cell>
          <table:table-cell table:formula="of:=([.A399]-14926)/10000" office:value-type="float" office:value="37.5074" calcext:value-type="float">
            <text:p>38</text:p>
          </table:table-cell>
          <table:table-cell table:formula="of:=[.B399]/[.A399]" office:value-type="percentage" office:value="0.404689230769231" calcext:value-type="percentage">
            <text:p>40.47%</text:p>
          </table:table-cell>
          <table:table-cell table:formula="of:=MROUND([.I39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399]+1000" office:value-type="float" office:value="391000" calcext:value-type="float">
            <text:p>391000</text:p>
          </table:table-cell>
          <table:table-cell table:formula="of:=IF([.A400]&lt;=[.B$6];0; IF([.A400]&lt;[.C$6];[.C400];IF([.A400]&lt;[.D$6];[.D400];IF([.A400]&lt;[.E$6];[.E400];[.F400]))))" office:value-type="float" office:value="158278.8" calcext:value-type="float">
            <text:p>158279</text:p>
          </table:table-cell>
          <table:table-cell table:formula="of:=(1088.67 * Y + 1.4) * Y" office:value-type="float" office:value="1577500.26508286" calcext:value-type="float">
            <text:p>1577500</text:p>
          </table:table-cell>
          <table:table-cell table:formula="of:=(206.43 * Z + 2397) * Z + 869.32" office:value-type="float" office:value="382971.620070507" calcext:value-type="float">
            <text:p>382972</text:p>
          </table:table-cell>
          <table:table-cell table:formula="of:=0.42 * [.A400]-9336.45" office:value-type="float" office:value="154883.55" calcext:value-type="float">
            <text:p>154884</text:p>
          </table:table-cell>
          <table:table-cell table:formula="of:=0.45 * [.A400] - 17671.2" office:value-type="float" office:value="158278.8" calcext:value-type="float">
            <text:p>158279</text:p>
          </table:table-cell>
          <table:table-cell table:formula="of:=([.A400]-[.$B$6])/10000" office:value-type="float" office:value="38.0653" calcext:value-type="float">
            <text:p>38</text:p>
          </table:table-cell>
          <table:table-cell table:formula="of:=([.A400]-14926)/10000" office:value-type="float" office:value="37.6074" calcext:value-type="float">
            <text:p>38</text:p>
          </table:table-cell>
          <table:table-cell table:formula="of:=[.B400]/[.A400]" office:value-type="percentage" office:value="0.404805115089514" calcext:value-type="percentage">
            <text:p>40.48%</text:p>
          </table:table-cell>
          <table:table-cell table:formula="of:=MROUND([.I40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0]+1000" office:value-type="float" office:value="392000" calcext:value-type="float">
            <text:p>392000</text:p>
          </table:table-cell>
          <table:table-cell table:formula="of:=IF([.A401]&lt;=[.B$6];0; IF([.A401]&lt;[.C$6];[.C401];IF([.A401]&lt;[.D$6];[.D401];IF([.A401]&lt;[.E$6];[.E401];[.F401]))))" office:value-type="float" office:value="158728.8" calcext:value-type="float">
            <text:p>158729</text:p>
          </table:table-cell>
          <table:table-cell table:formula="of:=(1088.67 * Y + 1.4) * Y" office:value-type="float" office:value="1585799.40181306" calcext:value-type="float">
            <text:p>1585799</text:p>
          </table:table-cell>
          <table:table-cell table:formula="of:=(206.43 * Z + 2397) * Z + 869.32" office:value-type="float" office:value="384766.043486907" calcext:value-type="float">
            <text:p>384766</text:p>
          </table:table-cell>
          <table:table-cell table:formula="of:=0.42 * [.A401]-9336.45" office:value-type="float" office:value="155303.55" calcext:value-type="float">
            <text:p>155304</text:p>
          </table:table-cell>
          <table:table-cell table:formula="of:=0.45 * [.A401] - 17671.2" office:value-type="float" office:value="158728.8" calcext:value-type="float">
            <text:p>158729</text:p>
          </table:table-cell>
          <table:table-cell table:formula="of:=([.A401]-[.$B$6])/10000" office:value-type="float" office:value="38.1653" calcext:value-type="float">
            <text:p>38</text:p>
          </table:table-cell>
          <table:table-cell table:formula="of:=([.A401]-14926)/10000" office:value-type="float" office:value="37.7074" calcext:value-type="float">
            <text:p>38</text:p>
          </table:table-cell>
          <table:table-cell table:formula="of:=[.B401]/[.A401]" office:value-type="percentage" office:value="0.404920408163265" calcext:value-type="percentage">
            <text:p>40.49%</text:p>
          </table:table-cell>
          <table:table-cell table:formula="of:=MROUND([.I40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1]+1000" office:value-type="float" office:value="393000" calcext:value-type="float">
            <text:p>393000</text:p>
          </table:table-cell>
          <table:table-cell table:formula="of:=IF([.A402]&lt;=[.B$6];0; IF([.A402]&lt;[.C$6];[.C402];IF([.A402]&lt;[.D$6];[.D402];IF([.A402]&lt;[.E$6];[.E402];[.F402]))))" office:value-type="float" office:value="159178.8" calcext:value-type="float">
            <text:p>159179</text:p>
          </table:table-cell>
          <table:table-cell table:formula="of:=(1088.67 * Y + 1.4) * Y" office:value-type="float" office:value="1594120.31194326" calcext:value-type="float">
            <text:p>1594120</text:p>
          </table:table-cell>
          <table:table-cell table:formula="of:=(206.43 * Z + 2397) * Z + 869.32" office:value-type="float" office:value="386564.595503307" calcext:value-type="float">
            <text:p>386565</text:p>
          </table:table-cell>
          <table:table-cell table:formula="of:=0.42 * [.A402]-9336.45" office:value-type="float" office:value="155723.55" calcext:value-type="float">
            <text:p>155724</text:p>
          </table:table-cell>
          <table:table-cell table:formula="of:=0.45 * [.A402] - 17671.2" office:value-type="float" office:value="159178.8" calcext:value-type="float">
            <text:p>159179</text:p>
          </table:table-cell>
          <table:table-cell table:formula="of:=([.A402]-[.$B$6])/10000" office:value-type="float" office:value="38.2653" calcext:value-type="float">
            <text:p>38</text:p>
          </table:table-cell>
          <table:table-cell table:formula="of:=([.A402]-14926)/10000" office:value-type="float" office:value="37.8074" calcext:value-type="float">
            <text:p>38</text:p>
          </table:table-cell>
          <table:table-cell table:formula="of:=[.B402]/[.A402]" office:value-type="percentage" office:value="0.405035114503817" calcext:value-type="percentage">
            <text:p>40.50%</text:p>
          </table:table-cell>
          <table:table-cell table:formula="of:=MROUND([.I40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2]+1000" office:value-type="float" office:value="394000" calcext:value-type="float">
            <text:p>394000</text:p>
          </table:table-cell>
          <table:table-cell table:formula="of:=IF([.A403]&lt;=[.B$6];0; IF([.A403]&lt;[.C$6];[.C403];IF([.A403]&lt;[.D$6];[.D403];IF([.A403]&lt;[.E$6];[.E403];[.F403]))))" office:value-type="float" office:value="159628.8" calcext:value-type="float">
            <text:p>159629</text:p>
          </table:table-cell>
          <table:table-cell table:formula="of:=(1088.67 * Y + 1.4) * Y" office:value-type="float" office:value="1602462.99547346" calcext:value-type="float">
            <text:p>1602463</text:p>
          </table:table-cell>
          <table:table-cell table:formula="of:=(206.43 * Z + 2397) * Z + 869.32" office:value-type="float" office:value="388367.276119707" calcext:value-type="float">
            <text:p>388367</text:p>
          </table:table-cell>
          <table:table-cell table:formula="of:=0.42 * [.A403]-9336.45" office:value-type="float" office:value="156143.55" calcext:value-type="float">
            <text:p>156144</text:p>
          </table:table-cell>
          <table:table-cell table:formula="of:=0.45 * [.A403] - 17671.2" office:value-type="float" office:value="159628.8" calcext:value-type="float">
            <text:p>159629</text:p>
          </table:table-cell>
          <table:table-cell table:formula="of:=([.A403]-[.$B$6])/10000" office:value-type="float" office:value="38.3653" calcext:value-type="float">
            <text:p>38</text:p>
          </table:table-cell>
          <table:table-cell table:formula="of:=([.A403]-14926)/10000" office:value-type="float" office:value="37.9074" calcext:value-type="float">
            <text:p>38</text:p>
          </table:table-cell>
          <table:table-cell table:formula="of:=[.B403]/[.A403]" office:value-type="percentage" office:value="0.40514923857868" calcext:value-type="percentage">
            <text:p>40.51%</text:p>
          </table:table-cell>
          <table:table-cell table:formula="of:=MROUND([.I40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3]+1000" office:value-type="float" office:value="395000" calcext:value-type="float">
            <text:p>395000</text:p>
          </table:table-cell>
          <table:table-cell table:formula="of:=IF([.A404]&lt;=[.B$6];0; IF([.A404]&lt;[.C$6];[.C404];IF([.A404]&lt;[.D$6];[.D404];IF([.A404]&lt;[.E$6];[.E404];[.F404]))))" office:value-type="float" office:value="160078.8" calcext:value-type="float">
            <text:p>160079</text:p>
          </table:table-cell>
          <table:table-cell table:formula="of:=(1088.67 * Y + 1.4) * Y" office:value-type="float" office:value="1610827.45240366" calcext:value-type="float">
            <text:p>1610827</text:p>
          </table:table-cell>
          <table:table-cell table:formula="of:=(206.43 * Z + 2397) * Z + 869.32" office:value-type="float" office:value="390174.085336107" calcext:value-type="float">
            <text:p>390174</text:p>
          </table:table-cell>
          <table:table-cell table:formula="of:=0.42 * [.A404]-9336.45" office:value-type="float" office:value="156563.55" calcext:value-type="float">
            <text:p>156564</text:p>
          </table:table-cell>
          <table:table-cell table:formula="of:=0.45 * [.A404] - 17671.2" office:value-type="float" office:value="160078.8" calcext:value-type="float">
            <text:p>160079</text:p>
          </table:table-cell>
          <table:table-cell table:formula="of:=([.A404]-[.$B$6])/10000" office:value-type="float" office:value="38.4653" calcext:value-type="float">
            <text:p>38</text:p>
          </table:table-cell>
          <table:table-cell table:formula="of:=([.A404]-14926)/10000" office:value-type="float" office:value="38.0074" calcext:value-type="float">
            <text:p>38</text:p>
          </table:table-cell>
          <table:table-cell table:formula="of:=[.B404]/[.A404]" office:value-type="percentage" office:value="0.405262784810127" calcext:value-type="percentage">
            <text:p>40.53%</text:p>
          </table:table-cell>
          <table:table-cell table:formula="of:=MROUND([.I40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4]+1000" office:value-type="float" office:value="396000" calcext:value-type="float">
            <text:p>396000</text:p>
          </table:table-cell>
          <table:table-cell table:formula="of:=IF([.A405]&lt;=[.B$6];0; IF([.A405]&lt;[.C$6];[.C405];IF([.A405]&lt;[.D$6];[.D405];IF([.A405]&lt;[.E$6];[.E405];[.F405]))))" office:value-type="float" office:value="160528.8" calcext:value-type="float">
            <text:p>160529</text:p>
          </table:table-cell>
          <table:table-cell table:formula="of:=(1088.67 * Y + 1.4) * Y" office:value-type="float" office:value="1619213.68273386" calcext:value-type="float">
            <text:p>1619214</text:p>
          </table:table-cell>
          <table:table-cell table:formula="of:=(206.43 * Z + 2397) * Z + 869.32" office:value-type="float" office:value="391985.023152507" calcext:value-type="float">
            <text:p>391985</text:p>
          </table:table-cell>
          <table:table-cell table:formula="of:=0.42 * [.A405]-9336.45" office:value-type="float" office:value="156983.55" calcext:value-type="float">
            <text:p>156984</text:p>
          </table:table-cell>
          <table:table-cell table:formula="of:=0.45 * [.A405] - 17671.2" office:value-type="float" office:value="160528.8" calcext:value-type="float">
            <text:p>160529</text:p>
          </table:table-cell>
          <table:table-cell table:formula="of:=([.A405]-[.$B$6])/10000" office:value-type="float" office:value="38.5653" calcext:value-type="float">
            <text:p>39</text:p>
          </table:table-cell>
          <table:table-cell table:formula="of:=([.A405]-14926)/10000" office:value-type="float" office:value="38.1074" calcext:value-type="float">
            <text:p>38</text:p>
          </table:table-cell>
          <table:table-cell table:formula="of:=[.B405]/[.A405]" office:value-type="percentage" office:value="0.405375757575758" calcext:value-type="percentage">
            <text:p>40.54%</text:p>
          </table:table-cell>
          <table:table-cell table:formula="of:=MROUND([.I40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5]+1000" office:value-type="float" office:value="397000" calcext:value-type="float">
            <text:p>397000</text:p>
          </table:table-cell>
          <table:table-cell table:formula="of:=IF([.A406]&lt;=[.B$6];0; IF([.A406]&lt;[.C$6];[.C406];IF([.A406]&lt;[.D$6];[.D406];IF([.A406]&lt;[.E$6];[.E406];[.F406]))))" office:value-type="float" office:value="160978.8" calcext:value-type="float">
            <text:p>160979</text:p>
          </table:table-cell>
          <table:table-cell table:formula="of:=(1088.67 * Y + 1.4) * Y" office:value-type="float" office:value="1627621.68646406" calcext:value-type="float">
            <text:p>1627622</text:p>
          </table:table-cell>
          <table:table-cell table:formula="of:=(206.43 * Z + 2397) * Z + 869.32" office:value-type="float" office:value="393800.089568907" calcext:value-type="float">
            <text:p>393800</text:p>
          </table:table-cell>
          <table:table-cell table:formula="of:=0.42 * [.A406]-9336.45" office:value-type="float" office:value="157403.55" calcext:value-type="float">
            <text:p>157404</text:p>
          </table:table-cell>
          <table:table-cell table:formula="of:=0.45 * [.A406] - 17671.2" office:value-type="float" office:value="160978.8" calcext:value-type="float">
            <text:p>160979</text:p>
          </table:table-cell>
          <table:table-cell table:formula="of:=([.A406]-[.$B$6])/10000" office:value-type="float" office:value="38.6653" calcext:value-type="float">
            <text:p>39</text:p>
          </table:table-cell>
          <table:table-cell table:formula="of:=([.A406]-14926)/10000" office:value-type="float" office:value="38.2074" calcext:value-type="float">
            <text:p>38</text:p>
          </table:table-cell>
          <table:table-cell table:formula="of:=[.B406]/[.A406]" office:value-type="percentage" office:value="0.405488161209068" calcext:value-type="percentage">
            <text:p>40.55%</text:p>
          </table:table-cell>
          <table:table-cell table:formula="of:=MROUND([.I40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6]+1000" office:value-type="float" office:value="398000" calcext:value-type="float">
            <text:p>398000</text:p>
          </table:table-cell>
          <table:table-cell table:formula="of:=IF([.A407]&lt;=[.B$6];0; IF([.A407]&lt;[.C$6];[.C407];IF([.A407]&lt;[.D$6];[.D407];IF([.A407]&lt;[.E$6];[.E407];[.F407]))))" office:value-type="float" office:value="161428.8" calcext:value-type="float">
            <text:p>161429</text:p>
          </table:table-cell>
          <table:table-cell table:formula="of:=(1088.67 * Y + 1.4) * Y" office:value-type="float" office:value="1636051.46359426" calcext:value-type="float">
            <text:p>1636051</text:p>
          </table:table-cell>
          <table:table-cell table:formula="of:=(206.43 * Z + 2397) * Z + 869.32" office:value-type="float" office:value="395619.284585307" calcext:value-type="float">
            <text:p>395619</text:p>
          </table:table-cell>
          <table:table-cell table:formula="of:=0.42 * [.A407]-9336.45" office:value-type="float" office:value="157823.55" calcext:value-type="float">
            <text:p>157824</text:p>
          </table:table-cell>
          <table:table-cell table:formula="of:=0.45 * [.A407] - 17671.2" office:value-type="float" office:value="161428.8" calcext:value-type="float">
            <text:p>161429</text:p>
          </table:table-cell>
          <table:table-cell table:formula="of:=([.A407]-[.$B$6])/10000" office:value-type="float" office:value="38.7653" calcext:value-type="float">
            <text:p>39</text:p>
          </table:table-cell>
          <table:table-cell table:formula="of:=([.A407]-14926)/10000" office:value-type="float" office:value="38.3074" calcext:value-type="float">
            <text:p>38</text:p>
          </table:table-cell>
          <table:table-cell table:formula="of:=[.B407]/[.A407]" office:value-type="percentage" office:value="0.4056" calcext:value-type="percentage">
            <text:p>40.56%</text:p>
          </table:table-cell>
          <table:table-cell table:formula="of:=MROUND([.I40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7]+1000" office:value-type="float" office:value="399000" calcext:value-type="float">
            <text:p>399000</text:p>
          </table:table-cell>
          <table:table-cell table:formula="of:=IF([.A408]&lt;=[.B$6];0; IF([.A408]&lt;[.C$6];[.C408];IF([.A408]&lt;[.D$6];[.D408];IF([.A408]&lt;[.E$6];[.E408];[.F408]))))" office:value-type="float" office:value="161878.8" calcext:value-type="float">
            <text:p>161879</text:p>
          </table:table-cell>
          <table:table-cell table:formula="of:=(1088.67 * Y + 1.4) * Y" office:value-type="float" office:value="1644503.01412446" calcext:value-type="float">
            <text:p>1644503</text:p>
          </table:table-cell>
          <table:table-cell table:formula="of:=(206.43 * Z + 2397) * Z + 869.32" office:value-type="float" office:value="397442.608201707" calcext:value-type="float">
            <text:p>397443</text:p>
          </table:table-cell>
          <table:table-cell table:formula="of:=0.42 * [.A408]-9336.45" office:value-type="float" office:value="158243.55" calcext:value-type="float">
            <text:p>158244</text:p>
          </table:table-cell>
          <table:table-cell table:formula="of:=0.45 * [.A408] - 17671.2" office:value-type="float" office:value="161878.8" calcext:value-type="float">
            <text:p>161879</text:p>
          </table:table-cell>
          <table:table-cell table:formula="of:=([.A408]-[.$B$6])/10000" office:value-type="float" office:value="38.8653" calcext:value-type="float">
            <text:p>39</text:p>
          </table:table-cell>
          <table:table-cell table:formula="of:=([.A408]-14926)/10000" office:value-type="float" office:value="38.4074" calcext:value-type="float">
            <text:p>38</text:p>
          </table:table-cell>
          <table:table-cell table:formula="of:=[.B408]/[.A408]" office:value-type="percentage" office:value="0.405711278195489" calcext:value-type="percentage">
            <text:p>40.57%</text:p>
          </table:table-cell>
          <table:table-cell table:formula="of:=MROUND([.I40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8]+1000" office:value-type="float" office:value="400000" calcext:value-type="float">
            <text:p>400000</text:p>
          </table:table-cell>
          <table:table-cell table:formula="of:=IF([.A409]&lt;=[.B$6];0; IF([.A409]&lt;[.C$6];[.C409];IF([.A409]&lt;[.D$6];[.D409];IF([.A409]&lt;[.E$6];[.E409];[.F409]))))" office:value-type="float" office:value="162328.8" calcext:value-type="float">
            <text:p>162329</text:p>
          </table:table-cell>
          <table:table-cell table:formula="of:=(1088.67 * Y + 1.4) * Y" office:value-type="float" office:value="1652976.33805466" calcext:value-type="float">
            <text:p>1652976</text:p>
          </table:table-cell>
          <table:table-cell table:formula="of:=(206.43 * Z + 2397) * Z + 869.32" office:value-type="float" office:value="399270.060418107" calcext:value-type="float">
            <text:p>399270</text:p>
          </table:table-cell>
          <table:table-cell table:formula="of:=0.42 * [.A409]-9336.45" office:value-type="float" office:value="158663.55" calcext:value-type="float">
            <text:p>158664</text:p>
          </table:table-cell>
          <table:table-cell table:formula="of:=0.45 * [.A409] - 17671.2" office:value-type="float" office:value="162328.8" calcext:value-type="float">
            <text:p>162329</text:p>
          </table:table-cell>
          <table:table-cell table:formula="of:=([.A409]-[.$B$6])/10000" office:value-type="float" office:value="38.9653" calcext:value-type="float">
            <text:p>39</text:p>
          </table:table-cell>
          <table:table-cell table:formula="of:=([.A409]-14926)/10000" office:value-type="float" office:value="38.5074" calcext:value-type="float">
            <text:p>39</text:p>
          </table:table-cell>
          <table:table-cell table:formula="of:=[.B409]/[.A409]" office:value-type="percentage" office:value="0.405822" calcext:value-type="percentage">
            <text:p>40.58%</text:p>
          </table:table-cell>
          <table:table-cell table:formula="of:=MROUND([.I40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09]+1000" office:value-type="float" office:value="401000" calcext:value-type="float">
            <text:p>401000</text:p>
          </table:table-cell>
          <table:table-cell table:formula="of:=IF([.A410]&lt;=[.B$6];0; IF([.A410]&lt;[.C$6];[.C410];IF([.A410]&lt;[.D$6];[.D410];IF([.A410]&lt;[.E$6];[.E410];[.F410]))))" office:value-type="float" office:value="162778.8" calcext:value-type="float">
            <text:p>162779</text:p>
          </table:table-cell>
          <table:table-cell table:formula="of:=(1088.67 * Y + 1.4) * Y" office:value-type="float" office:value="1661471.43538486" calcext:value-type="float">
            <text:p>1661471</text:p>
          </table:table-cell>
          <table:table-cell table:formula="of:=(206.43 * Z + 2397) * Z + 869.32" office:value-type="float" office:value="401101.641234507" calcext:value-type="float">
            <text:p>401102</text:p>
          </table:table-cell>
          <table:table-cell table:formula="of:=0.42 * [.A410]-9336.45" office:value-type="float" office:value="159083.55" calcext:value-type="float">
            <text:p>159084</text:p>
          </table:table-cell>
          <table:table-cell table:formula="of:=0.45 * [.A410] - 17671.2" office:value-type="float" office:value="162778.8" calcext:value-type="float">
            <text:p>162779</text:p>
          </table:table-cell>
          <table:table-cell table:formula="of:=([.A410]-[.$B$6])/10000" office:value-type="float" office:value="39.0653" calcext:value-type="float">
            <text:p>39</text:p>
          </table:table-cell>
          <table:table-cell table:formula="of:=([.A410]-14926)/10000" office:value-type="float" office:value="38.6074" calcext:value-type="float">
            <text:p>39</text:p>
          </table:table-cell>
          <table:table-cell table:formula="of:=[.B410]/[.A410]" office:value-type="percentage" office:value="0.40593216957606" calcext:value-type="percentage">
            <text:p>40.59%</text:p>
          </table:table-cell>
          <table:table-cell table:formula="of:=MROUND([.I41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0]+1000" office:value-type="float" office:value="402000" calcext:value-type="float">
            <text:p>402000</text:p>
          </table:table-cell>
          <table:table-cell table:formula="of:=IF([.A411]&lt;=[.B$6];0; IF([.A411]&lt;[.C$6];[.C411];IF([.A411]&lt;[.D$6];[.D411];IF([.A411]&lt;[.E$6];[.E411];[.F411]))))" office:value-type="float" office:value="163228.8" calcext:value-type="float">
            <text:p>163229</text:p>
          </table:table-cell>
          <table:table-cell table:formula="of:=(1088.67 * Y + 1.4) * Y" office:value-type="float" office:value="1669988.30611506" calcext:value-type="float">
            <text:p>1669988</text:p>
          </table:table-cell>
          <table:table-cell table:formula="of:=(206.43 * Z + 2397) * Z + 869.32" office:value-type="float" office:value="402937.350650907" calcext:value-type="float">
            <text:p>402937</text:p>
          </table:table-cell>
          <table:table-cell table:formula="of:=0.42 * [.A411]-9336.45" office:value-type="float" office:value="159503.55" calcext:value-type="float">
            <text:p>159504</text:p>
          </table:table-cell>
          <table:table-cell table:formula="of:=0.45 * [.A411] - 17671.2" office:value-type="float" office:value="163228.8" calcext:value-type="float">
            <text:p>163229</text:p>
          </table:table-cell>
          <table:table-cell table:formula="of:=([.A411]-[.$B$6])/10000" office:value-type="float" office:value="39.1653" calcext:value-type="float">
            <text:p>39</text:p>
          </table:table-cell>
          <table:table-cell table:formula="of:=([.A411]-14926)/10000" office:value-type="float" office:value="38.7074" calcext:value-type="float">
            <text:p>39</text:p>
          </table:table-cell>
          <table:table-cell table:formula="of:=[.B411]/[.A411]" office:value-type="percentage" office:value="0.406041791044776" calcext:value-type="percentage">
            <text:p>40.60%</text:p>
          </table:table-cell>
          <table:table-cell table:formula="of:=MROUND([.I41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1]+1000" office:value-type="float" office:value="403000" calcext:value-type="float">
            <text:p>403000</text:p>
          </table:table-cell>
          <table:table-cell table:formula="of:=IF([.A412]&lt;=[.B$6];0; IF([.A412]&lt;[.C$6];[.C412];IF([.A412]&lt;[.D$6];[.D412];IF([.A412]&lt;[.E$6];[.E412];[.F412]))))" office:value-type="float" office:value="163678.8" calcext:value-type="float">
            <text:p>163679</text:p>
          </table:table-cell>
          <table:table-cell table:formula="of:=(1088.67 * Y + 1.4) * Y" office:value-type="float" office:value="1678526.95024526" calcext:value-type="float">
            <text:p>1678527</text:p>
          </table:table-cell>
          <table:table-cell table:formula="of:=(206.43 * Z + 2397) * Z + 869.32" office:value-type="float" office:value="404777.188667307" calcext:value-type="float">
            <text:p>404777</text:p>
          </table:table-cell>
          <table:table-cell table:formula="of:=0.42 * [.A412]-9336.45" office:value-type="float" office:value="159923.55" calcext:value-type="float">
            <text:p>159924</text:p>
          </table:table-cell>
          <table:table-cell table:formula="of:=0.45 * [.A412] - 17671.2" office:value-type="float" office:value="163678.8" calcext:value-type="float">
            <text:p>163679</text:p>
          </table:table-cell>
          <table:table-cell table:formula="of:=([.A412]-[.$B$6])/10000" office:value-type="float" office:value="39.2653" calcext:value-type="float">
            <text:p>39</text:p>
          </table:table-cell>
          <table:table-cell table:formula="of:=([.A412]-14926)/10000" office:value-type="float" office:value="38.8074" calcext:value-type="float">
            <text:p>39</text:p>
          </table:table-cell>
          <table:table-cell table:formula="of:=[.B412]/[.A412]" office:value-type="percentage" office:value="0.406150868486352" calcext:value-type="percentage">
            <text:p>40.62%</text:p>
          </table:table-cell>
          <table:table-cell table:formula="of:=MROUND([.I41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2]+1000" office:value-type="float" office:value="404000" calcext:value-type="float">
            <text:p>404000</text:p>
          </table:table-cell>
          <table:table-cell table:formula="of:=IF([.A413]&lt;=[.B$6];0; IF([.A413]&lt;[.C$6];[.C413];IF([.A413]&lt;[.D$6];[.D413];IF([.A413]&lt;[.E$6];[.E413];[.F413]))))" office:value-type="float" office:value="164128.8" calcext:value-type="float">
            <text:p>164129</text:p>
          </table:table-cell>
          <table:table-cell table:formula="of:=(1088.67 * Y + 1.4) * Y" office:value-type="float" office:value="1687087.36777546" calcext:value-type="float">
            <text:p>1687087</text:p>
          </table:table-cell>
          <table:table-cell table:formula="of:=(206.43 * Z + 2397) * Z + 869.32" office:value-type="float" office:value="406621.155283707" calcext:value-type="float">
            <text:p>406621</text:p>
          </table:table-cell>
          <table:table-cell table:formula="of:=0.42 * [.A413]-9336.45" office:value-type="float" office:value="160343.55" calcext:value-type="float">
            <text:p>160344</text:p>
          </table:table-cell>
          <table:table-cell table:formula="of:=0.45 * [.A413] - 17671.2" office:value-type="float" office:value="164128.8" calcext:value-type="float">
            <text:p>164129</text:p>
          </table:table-cell>
          <table:table-cell table:formula="of:=([.A413]-[.$B$6])/10000" office:value-type="float" office:value="39.3653" calcext:value-type="float">
            <text:p>39</text:p>
          </table:table-cell>
          <table:table-cell table:formula="of:=([.A413]-14926)/10000" office:value-type="float" office:value="38.9074" calcext:value-type="float">
            <text:p>39</text:p>
          </table:table-cell>
          <table:table-cell table:formula="of:=[.B413]/[.A413]" office:value-type="percentage" office:value="0.406259405940594" calcext:value-type="percentage">
            <text:p>40.63%</text:p>
          </table:table-cell>
          <table:table-cell table:formula="of:=MROUND([.I41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3]+1000" office:value-type="float" office:value="405000" calcext:value-type="float">
            <text:p>405000</text:p>
          </table:table-cell>
          <table:table-cell table:formula="of:=IF([.A414]&lt;=[.B$6];0; IF([.A414]&lt;[.C$6];[.C414];IF([.A414]&lt;[.D$6];[.D414];IF([.A414]&lt;[.E$6];[.E414];[.F414]))))" office:value-type="float" office:value="164578.8" calcext:value-type="float">
            <text:p>164579</text:p>
          </table:table-cell>
          <table:table-cell table:formula="of:=(1088.67 * Y + 1.4) * Y" office:value-type="float" office:value="1695669.55870566" calcext:value-type="float">
            <text:p>1695670</text:p>
          </table:table-cell>
          <table:table-cell table:formula="of:=(206.43 * Z + 2397) * Z + 869.32" office:value-type="float" office:value="408469.250500107" calcext:value-type="float">
            <text:p>408469</text:p>
          </table:table-cell>
          <table:table-cell table:formula="of:=0.42 * [.A414]-9336.45" office:value-type="float" office:value="160763.55" calcext:value-type="float">
            <text:p>160764</text:p>
          </table:table-cell>
          <table:table-cell table:formula="of:=0.45 * [.A414] - 17671.2" office:value-type="float" office:value="164578.8" calcext:value-type="float">
            <text:p>164579</text:p>
          </table:table-cell>
          <table:table-cell table:formula="of:=([.A414]-[.$B$6])/10000" office:value-type="float" office:value="39.4653" calcext:value-type="float">
            <text:p>39</text:p>
          </table:table-cell>
          <table:table-cell table:formula="of:=([.A414]-14926)/10000" office:value-type="float" office:value="39.0074" calcext:value-type="float">
            <text:p>39</text:p>
          </table:table-cell>
          <table:table-cell table:formula="of:=[.B414]/[.A414]" office:value-type="percentage" office:value="0.406367407407407" calcext:value-type="percentage">
            <text:p>40.64%</text:p>
          </table:table-cell>
          <table:table-cell table:formula="of:=MROUND([.I41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4]+1000" office:value-type="float" office:value="406000" calcext:value-type="float">
            <text:p>406000</text:p>
          </table:table-cell>
          <table:table-cell table:formula="of:=IF([.A415]&lt;=[.B$6];0; IF([.A415]&lt;[.C$6];[.C415];IF([.A415]&lt;[.D$6];[.D415];IF([.A415]&lt;[.E$6];[.E415];[.F415]))))" office:value-type="float" office:value="165028.8" calcext:value-type="float">
            <text:p>165029</text:p>
          </table:table-cell>
          <table:table-cell table:formula="of:=(1088.67 * Y + 1.4) * Y" office:value-type="float" office:value="1704273.52303586" calcext:value-type="float">
            <text:p>1704274</text:p>
          </table:table-cell>
          <table:table-cell table:formula="of:=(206.43 * Z + 2397) * Z + 869.32" office:value-type="float" office:value="410321.474316507" calcext:value-type="float">
            <text:p>410321</text:p>
          </table:table-cell>
          <table:table-cell table:formula="of:=0.42 * [.A415]-9336.45" office:value-type="float" office:value="161183.55" calcext:value-type="float">
            <text:p>161184</text:p>
          </table:table-cell>
          <table:table-cell table:formula="of:=0.45 * [.A415] - 17671.2" office:value-type="float" office:value="165028.8" calcext:value-type="float">
            <text:p>165029</text:p>
          </table:table-cell>
          <table:table-cell table:formula="of:=([.A415]-[.$B$6])/10000" office:value-type="float" office:value="39.5653" calcext:value-type="float">
            <text:p>40</text:p>
          </table:table-cell>
          <table:table-cell table:formula="of:=([.A415]-14926)/10000" office:value-type="float" office:value="39.1074" calcext:value-type="float">
            <text:p>39</text:p>
          </table:table-cell>
          <table:table-cell table:formula="of:=[.B415]/[.A415]" office:value-type="percentage" office:value="0.406474876847291" calcext:value-type="percentage">
            <text:p>40.65%</text:p>
          </table:table-cell>
          <table:table-cell table:formula="of:=MROUND([.I41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5]+1000" office:value-type="float" office:value="407000" calcext:value-type="float">
            <text:p>407000</text:p>
          </table:table-cell>
          <table:table-cell table:formula="of:=IF([.A416]&lt;=[.B$6];0; IF([.A416]&lt;[.C$6];[.C416];IF([.A416]&lt;[.D$6];[.D416];IF([.A416]&lt;[.E$6];[.E416];[.F416]))))" office:value-type="float" office:value="165478.8" calcext:value-type="float">
            <text:p>165479</text:p>
          </table:table-cell>
          <table:table-cell table:formula="of:=(1088.67 * Y + 1.4) * Y" office:value-type="float" office:value="1712899.26076606" calcext:value-type="float">
            <text:p>1712899</text:p>
          </table:table-cell>
          <table:table-cell table:formula="of:=(206.43 * Z + 2397) * Z + 869.32" office:value-type="float" office:value="412177.826732907" calcext:value-type="float">
            <text:p>412178</text:p>
          </table:table-cell>
          <table:table-cell table:formula="of:=0.42 * [.A416]-9336.45" office:value-type="float" office:value="161603.55" calcext:value-type="float">
            <text:p>161604</text:p>
          </table:table-cell>
          <table:table-cell table:formula="of:=0.45 * [.A416] - 17671.2" office:value-type="float" office:value="165478.8" calcext:value-type="float">
            <text:p>165479</text:p>
          </table:table-cell>
          <table:table-cell table:formula="of:=([.A416]-[.$B$6])/10000" office:value-type="float" office:value="39.6653" calcext:value-type="float">
            <text:p>40</text:p>
          </table:table-cell>
          <table:table-cell table:formula="of:=([.A416]-14926)/10000" office:value-type="float" office:value="39.2074" calcext:value-type="float">
            <text:p>39</text:p>
          </table:table-cell>
          <table:table-cell table:formula="of:=[.B416]/[.A416]" office:value-type="percentage" office:value="0.406581818181818" calcext:value-type="percentage">
            <text:p>40.66%</text:p>
          </table:table-cell>
          <table:table-cell table:formula="of:=MROUND([.I41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6]+1000" office:value-type="float" office:value="408000" calcext:value-type="float">
            <text:p>408000</text:p>
          </table:table-cell>
          <table:table-cell table:formula="of:=IF([.A417]&lt;=[.B$6];0; IF([.A417]&lt;[.C$6];[.C417];IF([.A417]&lt;[.D$6];[.D417];IF([.A417]&lt;[.E$6];[.E417];[.F417]))))" office:value-type="float" office:value="165928.8" calcext:value-type="float">
            <text:p>165929</text:p>
          </table:table-cell>
          <table:table-cell table:formula="of:=(1088.67 * Y + 1.4) * Y" office:value-type="float" office:value="1721546.77189626" calcext:value-type="float">
            <text:p>1721547</text:p>
          </table:table-cell>
          <table:table-cell table:formula="of:=(206.43 * Z + 2397) * Z + 869.32" office:value-type="float" office:value="414038.307749307" calcext:value-type="float">
            <text:p>414038</text:p>
          </table:table-cell>
          <table:table-cell table:formula="of:=0.42 * [.A417]-9336.45" office:value-type="float" office:value="162023.55" calcext:value-type="float">
            <text:p>162024</text:p>
          </table:table-cell>
          <table:table-cell table:formula="of:=0.45 * [.A417] - 17671.2" office:value-type="float" office:value="165928.8" calcext:value-type="float">
            <text:p>165929</text:p>
          </table:table-cell>
          <table:table-cell table:formula="of:=([.A417]-[.$B$6])/10000" office:value-type="float" office:value="39.7653" calcext:value-type="float">
            <text:p>40</text:p>
          </table:table-cell>
          <table:table-cell table:formula="of:=([.A417]-14926)/10000" office:value-type="float" office:value="39.3074" calcext:value-type="float">
            <text:p>39</text:p>
          </table:table-cell>
          <table:table-cell table:formula="of:=[.B417]/[.A417]" office:value-type="percentage" office:value="0.406688235294118" calcext:value-type="percentage">
            <text:p>40.67%</text:p>
          </table:table-cell>
          <table:table-cell table:formula="of:=MROUND([.I41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7]+1000" office:value-type="float" office:value="409000" calcext:value-type="float">
            <text:p>409000</text:p>
          </table:table-cell>
          <table:table-cell table:formula="of:=IF([.A418]&lt;=[.B$6];0; IF([.A418]&lt;[.C$6];[.C418];IF([.A418]&lt;[.D$6];[.D418];IF([.A418]&lt;[.E$6];[.E418];[.F418]))))" office:value-type="float" office:value="166378.8" calcext:value-type="float">
            <text:p>166379</text:p>
          </table:table-cell>
          <table:table-cell table:formula="of:=(1088.67 * Y + 1.4) * Y" office:value-type="float" office:value="1730216.05642646" calcext:value-type="float">
            <text:p>1730216</text:p>
          </table:table-cell>
          <table:table-cell table:formula="of:=(206.43 * Z + 2397) * Z + 869.32" office:value-type="float" office:value="415902.917365707" calcext:value-type="float">
            <text:p>415903</text:p>
          </table:table-cell>
          <table:table-cell table:formula="of:=0.42 * [.A418]-9336.45" office:value-type="float" office:value="162443.55" calcext:value-type="float">
            <text:p>162444</text:p>
          </table:table-cell>
          <table:table-cell table:formula="of:=0.45 * [.A418] - 17671.2" office:value-type="float" office:value="166378.8" calcext:value-type="float">
            <text:p>166379</text:p>
          </table:table-cell>
          <table:table-cell table:formula="of:=([.A418]-[.$B$6])/10000" office:value-type="float" office:value="39.8653" calcext:value-type="float">
            <text:p>40</text:p>
          </table:table-cell>
          <table:table-cell table:formula="of:=([.A418]-14926)/10000" office:value-type="float" office:value="39.4074" calcext:value-type="float">
            <text:p>39</text:p>
          </table:table-cell>
          <table:table-cell table:formula="of:=[.B418]/[.A418]" office:value-type="percentage" office:value="0.40679413202934" calcext:value-type="percentage">
            <text:p>40.68%</text:p>
          </table:table-cell>
          <table:table-cell table:formula="of:=MROUND([.I41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8]+1000" office:value-type="float" office:value="410000" calcext:value-type="float">
            <text:p>410000</text:p>
          </table:table-cell>
          <table:table-cell table:formula="of:=IF([.A419]&lt;=[.B$6];0; IF([.A419]&lt;[.C$6];[.C419];IF([.A419]&lt;[.D$6];[.D419];IF([.A419]&lt;[.E$6];[.E419];[.F419]))))" office:value-type="float" office:value="166828.8" calcext:value-type="float">
            <text:p>166829</text:p>
          </table:table-cell>
          <table:table-cell table:formula="of:=(1088.67 * Y + 1.4) * Y" office:value-type="float" office:value="1738907.11435666" calcext:value-type="float">
            <text:p>1738907</text:p>
          </table:table-cell>
          <table:table-cell table:formula="of:=(206.43 * Z + 2397) * Z + 869.32" office:value-type="float" office:value="417771.655582107" calcext:value-type="float">
            <text:p>417772</text:p>
          </table:table-cell>
          <table:table-cell table:formula="of:=0.42 * [.A419]-9336.45" office:value-type="float" office:value="162863.55" calcext:value-type="float">
            <text:p>162864</text:p>
          </table:table-cell>
          <table:table-cell table:formula="of:=0.45 * [.A419] - 17671.2" office:value-type="float" office:value="166828.8" calcext:value-type="float">
            <text:p>166829</text:p>
          </table:table-cell>
          <table:table-cell table:formula="of:=([.A419]-[.$B$6])/10000" office:value-type="float" office:value="39.9653" calcext:value-type="float">
            <text:p>40</text:p>
          </table:table-cell>
          <table:table-cell table:formula="of:=([.A419]-14926)/10000" office:value-type="float" office:value="39.5074" calcext:value-type="float">
            <text:p>40</text:p>
          </table:table-cell>
          <table:table-cell table:formula="of:=[.B419]/[.A419]" office:value-type="percentage" office:value="0.406899512195122" calcext:value-type="percentage">
            <text:p>40.69%</text:p>
          </table:table-cell>
          <table:table-cell table:formula="of:=MROUND([.I41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19]+1000" office:value-type="float" office:value="411000" calcext:value-type="float">
            <text:p>411000</text:p>
          </table:table-cell>
          <table:table-cell table:formula="of:=IF([.A420]&lt;=[.B$6];0; IF([.A420]&lt;[.C$6];[.C420];IF([.A420]&lt;[.D$6];[.D420];IF([.A420]&lt;[.E$6];[.E420];[.F420]))))" office:value-type="float" office:value="167278.8" calcext:value-type="float">
            <text:p>167279</text:p>
          </table:table-cell>
          <table:table-cell table:formula="of:=(1088.67 * Y + 1.4) * Y" office:value-type="float" office:value="1747619.94568686" calcext:value-type="float">
            <text:p>1747620</text:p>
          </table:table-cell>
          <table:table-cell table:formula="of:=(206.43 * Z + 2397) * Z + 869.32" office:value-type="float" office:value="419644.522398507" calcext:value-type="float">
            <text:p>419645</text:p>
          </table:table-cell>
          <table:table-cell table:formula="of:=0.42 * [.A420]-9336.45" office:value-type="float" office:value="163283.55" calcext:value-type="float">
            <text:p>163284</text:p>
          </table:table-cell>
          <table:table-cell table:formula="of:=0.45 * [.A420] - 17671.2" office:value-type="float" office:value="167278.8" calcext:value-type="float">
            <text:p>167279</text:p>
          </table:table-cell>
          <table:table-cell table:formula="of:=([.A420]-[.$B$6])/10000" office:value-type="float" office:value="40.0653" calcext:value-type="float">
            <text:p>40</text:p>
          </table:table-cell>
          <table:table-cell table:formula="of:=([.A420]-14926)/10000" office:value-type="float" office:value="39.6074" calcext:value-type="float">
            <text:p>40</text:p>
          </table:table-cell>
          <table:table-cell table:formula="of:=[.B420]/[.A420]" office:value-type="percentage" office:value="0.407004379562044" calcext:value-type="percentage">
            <text:p>40.70%</text:p>
          </table:table-cell>
          <table:table-cell table:formula="of:=MROUND([.I42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0]+1000" office:value-type="float" office:value="412000" calcext:value-type="float">
            <text:p>412000</text:p>
          </table:table-cell>
          <table:table-cell table:formula="of:=IF([.A421]&lt;=[.B$6];0; IF([.A421]&lt;[.C$6];[.C421];IF([.A421]&lt;[.D$6];[.D421];IF([.A421]&lt;[.E$6];[.E421];[.F421]))))" office:value-type="float" office:value="167728.8" calcext:value-type="float">
            <text:p>167729</text:p>
          </table:table-cell>
          <table:table-cell table:formula="of:=(1088.67 * Y + 1.4) * Y" office:value-type="float" office:value="1756354.55041706" calcext:value-type="float">
            <text:p>1756355</text:p>
          </table:table-cell>
          <table:table-cell table:formula="of:=(206.43 * Z + 2397) * Z + 869.32" office:value-type="float" office:value="421521.517814907" calcext:value-type="float">
            <text:p>421522</text:p>
          </table:table-cell>
          <table:table-cell table:formula="of:=0.42 * [.A421]-9336.45" office:value-type="float" office:value="163703.55" calcext:value-type="float">
            <text:p>163704</text:p>
          </table:table-cell>
          <table:table-cell table:formula="of:=0.45 * [.A421] - 17671.2" office:value-type="float" office:value="167728.8" calcext:value-type="float">
            <text:p>167729</text:p>
          </table:table-cell>
          <table:table-cell table:formula="of:=([.A421]-[.$B$6])/10000" office:value-type="float" office:value="40.1653" calcext:value-type="float">
            <text:p>40</text:p>
          </table:table-cell>
          <table:table-cell table:formula="of:=([.A421]-14926)/10000" office:value-type="float" office:value="39.7074" calcext:value-type="float">
            <text:p>40</text:p>
          </table:table-cell>
          <table:table-cell table:formula="of:=[.B421]/[.A421]" office:value-type="percentage" office:value="0.407108737864078" calcext:value-type="percentage">
            <text:p>40.71%</text:p>
          </table:table-cell>
          <table:table-cell table:formula="of:=MROUND([.I42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1]+1000" office:value-type="float" office:value="413000" calcext:value-type="float">
            <text:p>413000</text:p>
          </table:table-cell>
          <table:table-cell table:formula="of:=IF([.A422]&lt;=[.B$6];0; IF([.A422]&lt;[.C$6];[.C422];IF([.A422]&lt;[.D$6];[.D422];IF([.A422]&lt;[.E$6];[.E422];[.F422]))))" office:value-type="float" office:value="168178.8" calcext:value-type="float">
            <text:p>168179</text:p>
          </table:table-cell>
          <table:table-cell table:formula="of:=(1088.67 * Y + 1.4) * Y" office:value-type="float" office:value="1765110.92854726" calcext:value-type="float">
            <text:p>1765111</text:p>
          </table:table-cell>
          <table:table-cell table:formula="of:=(206.43 * Z + 2397) * Z + 869.32" office:value-type="float" office:value="423402.641831307" calcext:value-type="float">
            <text:p>423403</text:p>
          </table:table-cell>
          <table:table-cell table:formula="of:=0.42 * [.A422]-9336.45" office:value-type="float" office:value="164123.55" calcext:value-type="float">
            <text:p>164124</text:p>
          </table:table-cell>
          <table:table-cell table:formula="of:=0.45 * [.A422] - 17671.2" office:value-type="float" office:value="168178.8" calcext:value-type="float">
            <text:p>168179</text:p>
          </table:table-cell>
          <table:table-cell table:formula="of:=([.A422]-[.$B$6])/10000" office:value-type="float" office:value="40.2653" calcext:value-type="float">
            <text:p>40</text:p>
          </table:table-cell>
          <table:table-cell table:formula="of:=([.A422]-14926)/10000" office:value-type="float" office:value="39.8074" calcext:value-type="float">
            <text:p>40</text:p>
          </table:table-cell>
          <table:table-cell table:formula="of:=[.B422]/[.A422]" office:value-type="percentage" office:value="0.407212590799031" calcext:value-type="percentage">
            <text:p>40.72%</text:p>
          </table:table-cell>
          <table:table-cell table:formula="of:=MROUND([.I42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2]+1000" office:value-type="float" office:value="414000" calcext:value-type="float">
            <text:p>414000</text:p>
          </table:table-cell>
          <table:table-cell table:formula="of:=IF([.A423]&lt;=[.B$6];0; IF([.A423]&lt;[.C$6];[.C423];IF([.A423]&lt;[.D$6];[.D423];IF([.A423]&lt;[.E$6];[.E423];[.F423]))))" office:value-type="float" office:value="168628.8" calcext:value-type="float">
            <text:p>168629</text:p>
          </table:table-cell>
          <table:table-cell table:formula="of:=(1088.67 * Y + 1.4) * Y" office:value-type="float" office:value="1773889.08007746" calcext:value-type="float">
            <text:p>1773889</text:p>
          </table:table-cell>
          <table:table-cell table:formula="of:=(206.43 * Z + 2397) * Z + 869.32" office:value-type="float" office:value="425287.894447707" calcext:value-type="float">
            <text:p>425288</text:p>
          </table:table-cell>
          <table:table-cell table:formula="of:=0.42 * [.A423]-9336.45" office:value-type="float" office:value="164543.55" calcext:value-type="float">
            <text:p>164544</text:p>
          </table:table-cell>
          <table:table-cell table:formula="of:=0.45 * [.A423] - 17671.2" office:value-type="float" office:value="168628.8" calcext:value-type="float">
            <text:p>168629</text:p>
          </table:table-cell>
          <table:table-cell table:formula="of:=([.A423]-[.$B$6])/10000" office:value-type="float" office:value="40.3653" calcext:value-type="float">
            <text:p>40</text:p>
          </table:table-cell>
          <table:table-cell table:formula="of:=([.A423]-14926)/10000" office:value-type="float" office:value="39.9074" calcext:value-type="float">
            <text:p>40</text:p>
          </table:table-cell>
          <table:table-cell table:formula="of:=[.B423]/[.A423]" office:value-type="percentage" office:value="0.407315942028985" calcext:value-type="percentage">
            <text:p>40.73%</text:p>
          </table:table-cell>
          <table:table-cell table:formula="of:=MROUND([.I42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3]+1000" office:value-type="float" office:value="415000" calcext:value-type="float">
            <text:p>415000</text:p>
          </table:table-cell>
          <table:table-cell table:formula="of:=IF([.A424]&lt;=[.B$6];0; IF([.A424]&lt;[.C$6];[.C424];IF([.A424]&lt;[.D$6];[.D424];IF([.A424]&lt;[.E$6];[.E424];[.F424]))))" office:value-type="float" office:value="169078.8" calcext:value-type="float">
            <text:p>169079</text:p>
          </table:table-cell>
          <table:table-cell table:formula="of:=(1088.67 * Y + 1.4) * Y" office:value-type="float" office:value="1782689.00500766" calcext:value-type="float">
            <text:p>1782689</text:p>
          </table:table-cell>
          <table:table-cell table:formula="of:=(206.43 * Z + 2397) * Z + 869.32" office:value-type="float" office:value="427177.275664107" calcext:value-type="float">
            <text:p>427177</text:p>
          </table:table-cell>
          <table:table-cell table:formula="of:=0.42 * [.A424]-9336.45" office:value-type="float" office:value="164963.55" calcext:value-type="float">
            <text:p>164964</text:p>
          </table:table-cell>
          <table:table-cell table:formula="of:=0.45 * [.A424] - 17671.2" office:value-type="float" office:value="169078.8" calcext:value-type="float">
            <text:p>169079</text:p>
          </table:table-cell>
          <table:table-cell table:formula="of:=([.A424]-[.$B$6])/10000" office:value-type="float" office:value="40.4653" calcext:value-type="float">
            <text:p>40</text:p>
          </table:table-cell>
          <table:table-cell table:formula="of:=([.A424]-14926)/10000" office:value-type="float" office:value="40.0074" calcext:value-type="float">
            <text:p>40</text:p>
          </table:table-cell>
          <table:table-cell table:formula="of:=[.B424]/[.A424]" office:value-type="percentage" office:value="0.407418795180723" calcext:value-type="percentage">
            <text:p>40.74%</text:p>
          </table:table-cell>
          <table:table-cell table:formula="of:=MROUND([.I42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4]+1000" office:value-type="float" office:value="416000" calcext:value-type="float">
            <text:p>416000</text:p>
          </table:table-cell>
          <table:table-cell table:formula="of:=IF([.A425]&lt;=[.B$6];0; IF([.A425]&lt;[.C$6];[.C425];IF([.A425]&lt;[.D$6];[.D425];IF([.A425]&lt;[.E$6];[.E425];[.F425]))))" office:value-type="float" office:value="169528.8" calcext:value-type="float">
            <text:p>169529</text:p>
          </table:table-cell>
          <table:table-cell table:formula="of:=(1088.67 * Y + 1.4) * Y" office:value-type="float" office:value="1791510.70333786" calcext:value-type="float">
            <text:p>1791511</text:p>
          </table:table-cell>
          <table:table-cell table:formula="of:=(206.43 * Z + 2397) * Z + 869.32" office:value-type="float" office:value="429070.785480507" calcext:value-type="float">
            <text:p>429071</text:p>
          </table:table-cell>
          <table:table-cell table:formula="of:=0.42 * [.A425]-9336.45" office:value-type="float" office:value="165383.55" calcext:value-type="float">
            <text:p>165384</text:p>
          </table:table-cell>
          <table:table-cell table:formula="of:=0.45 * [.A425] - 17671.2" office:value-type="float" office:value="169528.8" calcext:value-type="float">
            <text:p>169529</text:p>
          </table:table-cell>
          <table:table-cell table:formula="of:=([.A425]-[.$B$6])/10000" office:value-type="float" office:value="40.5653" calcext:value-type="float">
            <text:p>41</text:p>
          </table:table-cell>
          <table:table-cell table:formula="of:=([.A425]-14926)/10000" office:value-type="float" office:value="40.1074" calcext:value-type="float">
            <text:p>40</text:p>
          </table:table-cell>
          <table:table-cell table:formula="of:=[.B425]/[.A425]" office:value-type="percentage" office:value="0.407521153846154" calcext:value-type="percentage">
            <text:p>40.75%</text:p>
          </table:table-cell>
          <table:table-cell table:formula="of:=MROUND([.I42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5]+1000" office:value-type="float" office:value="417000" calcext:value-type="float">
            <text:p>417000</text:p>
          </table:table-cell>
          <table:table-cell table:formula="of:=IF([.A426]&lt;=[.B$6];0; IF([.A426]&lt;[.C$6];[.C426];IF([.A426]&lt;[.D$6];[.D426];IF([.A426]&lt;[.E$6];[.E426];[.F426]))))" office:value-type="float" office:value="169978.8" calcext:value-type="float">
            <text:p>169979</text:p>
          </table:table-cell>
          <table:table-cell table:formula="of:=(1088.67 * Y + 1.4) * Y" office:value-type="float" office:value="1800354.17506806" calcext:value-type="float">
            <text:p>1800354</text:p>
          </table:table-cell>
          <table:table-cell table:formula="of:=(206.43 * Z + 2397) * Z + 869.32" office:value-type="float" office:value="430968.423896907" calcext:value-type="float">
            <text:p>430968</text:p>
          </table:table-cell>
          <table:table-cell table:formula="of:=0.42 * [.A426]-9336.45" office:value-type="float" office:value="165803.55" calcext:value-type="float">
            <text:p>165804</text:p>
          </table:table-cell>
          <table:table-cell table:formula="of:=0.45 * [.A426] - 17671.2" office:value-type="float" office:value="169978.8" calcext:value-type="float">
            <text:p>169979</text:p>
          </table:table-cell>
          <table:table-cell table:formula="of:=([.A426]-[.$B$6])/10000" office:value-type="float" office:value="40.6653" calcext:value-type="float">
            <text:p>41</text:p>
          </table:table-cell>
          <table:table-cell table:formula="of:=([.A426]-14926)/10000" office:value-type="float" office:value="40.2074" calcext:value-type="float">
            <text:p>40</text:p>
          </table:table-cell>
          <table:table-cell table:formula="of:=[.B426]/[.A426]" office:value-type="percentage" office:value="0.407623021582734" calcext:value-type="percentage">
            <text:p>40.76%</text:p>
          </table:table-cell>
          <table:table-cell table:formula="of:=MROUND([.I42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6]+1000" office:value-type="float" office:value="418000" calcext:value-type="float">
            <text:p>418000</text:p>
          </table:table-cell>
          <table:table-cell table:formula="of:=IF([.A427]&lt;=[.B$6];0; IF([.A427]&lt;[.C$6];[.C427];IF([.A427]&lt;[.D$6];[.D427];IF([.A427]&lt;[.E$6];[.E427];[.F427]))))" office:value-type="float" office:value="170428.8" calcext:value-type="float">
            <text:p>170429</text:p>
          </table:table-cell>
          <table:table-cell table:formula="of:=(1088.67 * Y + 1.4) * Y" office:value-type="float" office:value="1809219.42019826" calcext:value-type="float">
            <text:p>1809219</text:p>
          </table:table-cell>
          <table:table-cell table:formula="of:=(206.43 * Z + 2397) * Z + 869.32" office:value-type="float" office:value="432870.190913307" calcext:value-type="float">
            <text:p>432870</text:p>
          </table:table-cell>
          <table:table-cell table:formula="of:=0.42 * [.A427]-9336.45" office:value-type="float" office:value="166223.55" calcext:value-type="float">
            <text:p>166224</text:p>
          </table:table-cell>
          <table:table-cell table:formula="of:=0.45 * [.A427] - 17671.2" office:value-type="float" office:value="170428.8" calcext:value-type="float">
            <text:p>170429</text:p>
          </table:table-cell>
          <table:table-cell table:formula="of:=([.A427]-[.$B$6])/10000" office:value-type="float" office:value="40.7653" calcext:value-type="float">
            <text:p>41</text:p>
          </table:table-cell>
          <table:table-cell table:formula="of:=([.A427]-14926)/10000" office:value-type="float" office:value="40.3074" calcext:value-type="float">
            <text:p>40</text:p>
          </table:table-cell>
          <table:table-cell table:formula="of:=[.B427]/[.A427]" office:value-type="percentage" office:value="0.407724401913876" calcext:value-type="percentage">
            <text:p>40.77%</text:p>
          </table:table-cell>
          <table:table-cell table:formula="of:=MROUND([.I42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7]+1000" office:value-type="float" office:value="419000" calcext:value-type="float">
            <text:p>419000</text:p>
          </table:table-cell>
          <table:table-cell table:formula="of:=IF([.A428]&lt;=[.B$6];0; IF([.A428]&lt;[.C$6];[.C428];IF([.A428]&lt;[.D$6];[.D428];IF([.A428]&lt;[.E$6];[.E428];[.F428]))))" office:value-type="float" office:value="170878.8" calcext:value-type="float">
            <text:p>170879</text:p>
          </table:table-cell>
          <table:table-cell table:formula="of:=(1088.67 * Y + 1.4) * Y" office:value-type="float" office:value="1818106.43872846" calcext:value-type="float">
            <text:p>1818106</text:p>
          </table:table-cell>
          <table:table-cell table:formula="of:=(206.43 * Z + 2397) * Z + 869.32" office:value-type="float" office:value="434776.086529707" calcext:value-type="float">
            <text:p>434776</text:p>
          </table:table-cell>
          <table:table-cell table:formula="of:=0.42 * [.A428]-9336.45" office:value-type="float" office:value="166643.55" calcext:value-type="float">
            <text:p>166644</text:p>
          </table:table-cell>
          <table:table-cell table:formula="of:=0.45 * [.A428] - 17671.2" office:value-type="float" office:value="170878.8" calcext:value-type="float">
            <text:p>170879</text:p>
          </table:table-cell>
          <table:table-cell table:formula="of:=([.A428]-[.$B$6])/10000" office:value-type="float" office:value="40.8653" calcext:value-type="float">
            <text:p>41</text:p>
          </table:table-cell>
          <table:table-cell table:formula="of:=([.A428]-14926)/10000" office:value-type="float" office:value="40.4074" calcext:value-type="float">
            <text:p>40</text:p>
          </table:table-cell>
          <table:table-cell table:formula="of:=[.B428]/[.A428]" office:value-type="percentage" office:value="0.407825298329356" calcext:value-type="percentage">
            <text:p>40.78%</text:p>
          </table:table-cell>
          <table:table-cell table:formula="of:=MROUND([.I42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8]+1000" office:value-type="float" office:value="420000" calcext:value-type="float">
            <text:p>420000</text:p>
          </table:table-cell>
          <table:table-cell table:formula="of:=IF([.A429]&lt;=[.B$6];0; IF([.A429]&lt;[.C$6];[.C429];IF([.A429]&lt;[.D$6];[.D429];IF([.A429]&lt;[.E$6];[.E429];[.F429]))))" office:value-type="float" office:value="171328.8" calcext:value-type="float">
            <text:p>171329</text:p>
          </table:table-cell>
          <table:table-cell table:formula="of:=(1088.67 * Y + 1.4) * Y" office:value-type="float" office:value="1827015.23065866" calcext:value-type="float">
            <text:p>1827015</text:p>
          </table:table-cell>
          <table:table-cell table:formula="of:=(206.43 * Z + 2397) * Z + 869.32" office:value-type="float" office:value="436686.110746107" calcext:value-type="float">
            <text:p>436686</text:p>
          </table:table-cell>
          <table:table-cell table:formula="of:=0.42 * [.A429]-9336.45" office:value-type="float" office:value="167063.55" calcext:value-type="float">
            <text:p>167064</text:p>
          </table:table-cell>
          <table:table-cell table:formula="of:=0.45 * [.A429] - 17671.2" office:value-type="float" office:value="171328.8" calcext:value-type="float">
            <text:p>171329</text:p>
          </table:table-cell>
          <table:table-cell table:formula="of:=([.A429]-[.$B$6])/10000" office:value-type="float" office:value="40.9653" calcext:value-type="float">
            <text:p>41</text:p>
          </table:table-cell>
          <table:table-cell table:formula="of:=([.A429]-14926)/10000" office:value-type="float" office:value="40.5074" calcext:value-type="float">
            <text:p>41</text:p>
          </table:table-cell>
          <table:table-cell table:formula="of:=[.B429]/[.A429]" office:value-type="percentage" office:value="0.407925714285714" calcext:value-type="percentage">
            <text:p>40.79%</text:p>
          </table:table-cell>
          <table:table-cell table:formula="of:=MROUND([.I42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29]+1000" office:value-type="float" office:value="421000" calcext:value-type="float">
            <text:p>421000</text:p>
          </table:table-cell>
          <table:table-cell table:formula="of:=IF([.A430]&lt;=[.B$6];0; IF([.A430]&lt;[.C$6];[.C430];IF([.A430]&lt;[.D$6];[.D430];IF([.A430]&lt;[.E$6];[.E430];[.F430]))))" office:value-type="float" office:value="171778.8" calcext:value-type="float">
            <text:p>171779</text:p>
          </table:table-cell>
          <table:table-cell table:formula="of:=(1088.67 * Y + 1.4) * Y" office:value-type="float" office:value="1835945.79598886" calcext:value-type="float">
            <text:p>1835946</text:p>
          </table:table-cell>
          <table:table-cell table:formula="of:=(206.43 * Z + 2397) * Z + 869.32" office:value-type="float" office:value="438600.263562507" calcext:value-type="float">
            <text:p>438600</text:p>
          </table:table-cell>
          <table:table-cell table:formula="of:=0.42 * [.A430]-9336.45" office:value-type="float" office:value="167483.55" calcext:value-type="float">
            <text:p>167484</text:p>
          </table:table-cell>
          <table:table-cell table:formula="of:=0.45 * [.A430] - 17671.2" office:value-type="float" office:value="171778.8" calcext:value-type="float">
            <text:p>171779</text:p>
          </table:table-cell>
          <table:table-cell table:formula="of:=([.A430]-[.$B$6])/10000" office:value-type="float" office:value="41.0653" calcext:value-type="float">
            <text:p>41</text:p>
          </table:table-cell>
          <table:table-cell table:formula="of:=([.A430]-14926)/10000" office:value-type="float" office:value="40.6074" calcext:value-type="float">
            <text:p>41</text:p>
          </table:table-cell>
          <table:table-cell table:formula="of:=[.B430]/[.A430]" office:value-type="percentage" office:value="0.408025653206651" calcext:value-type="percentage">
            <text:p>40.80%</text:p>
          </table:table-cell>
          <table:table-cell table:formula="of:=MROUND([.I43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0]+1000" office:value-type="float" office:value="422000" calcext:value-type="float">
            <text:p>422000</text:p>
          </table:table-cell>
          <table:table-cell table:formula="of:=IF([.A431]&lt;=[.B$6];0; IF([.A431]&lt;[.C$6];[.C431];IF([.A431]&lt;[.D$6];[.D431];IF([.A431]&lt;[.E$6];[.E431];[.F431]))))" office:value-type="float" office:value="172228.8" calcext:value-type="float">
            <text:p>172229</text:p>
          </table:table-cell>
          <table:table-cell table:formula="of:=(1088.67 * Y + 1.4) * Y" office:value-type="float" office:value="1844898.13471906" calcext:value-type="float">
            <text:p>1844898</text:p>
          </table:table-cell>
          <table:table-cell table:formula="of:=(206.43 * Z + 2397) * Z + 869.32" office:value-type="float" office:value="440518.544978907" calcext:value-type="float">
            <text:p>440519</text:p>
          </table:table-cell>
          <table:table-cell table:formula="of:=0.42 * [.A431]-9336.45" office:value-type="float" office:value="167903.55" calcext:value-type="float">
            <text:p>167904</text:p>
          </table:table-cell>
          <table:table-cell table:formula="of:=0.45 * [.A431] - 17671.2" office:value-type="float" office:value="172228.8" calcext:value-type="float">
            <text:p>172229</text:p>
          </table:table-cell>
          <table:table-cell table:formula="of:=([.A431]-[.$B$6])/10000" office:value-type="float" office:value="41.1653" calcext:value-type="float">
            <text:p>41</text:p>
          </table:table-cell>
          <table:table-cell table:formula="of:=([.A431]-14926)/10000" office:value-type="float" office:value="40.7074" calcext:value-type="float">
            <text:p>41</text:p>
          </table:table-cell>
          <table:table-cell table:formula="of:=[.B431]/[.A431]" office:value-type="percentage" office:value="0.408125118483412" calcext:value-type="percentage">
            <text:p>40.81%</text:p>
          </table:table-cell>
          <table:table-cell table:formula="of:=MROUND([.I43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1]+1000" office:value-type="float" office:value="423000" calcext:value-type="float">
            <text:p>423000</text:p>
          </table:table-cell>
          <table:table-cell table:formula="of:=IF([.A432]&lt;=[.B$6];0; IF([.A432]&lt;[.C$6];[.C432];IF([.A432]&lt;[.D$6];[.D432];IF([.A432]&lt;[.E$6];[.E432];[.F432]))))" office:value-type="float" office:value="172678.8" calcext:value-type="float">
            <text:p>172679</text:p>
          </table:table-cell>
          <table:table-cell table:formula="of:=(1088.67 * Y + 1.4) * Y" office:value-type="float" office:value="1853872.24684926" calcext:value-type="float">
            <text:p>1853872</text:p>
          </table:table-cell>
          <table:table-cell table:formula="of:=(206.43 * Z + 2397) * Z + 869.32" office:value-type="float" office:value="442440.954995307" calcext:value-type="float">
            <text:p>442441</text:p>
          </table:table-cell>
          <table:table-cell table:formula="of:=0.42 * [.A432]-9336.45" office:value-type="float" office:value="168323.55" calcext:value-type="float">
            <text:p>168324</text:p>
          </table:table-cell>
          <table:table-cell table:formula="of:=0.45 * [.A432] - 17671.2" office:value-type="float" office:value="172678.8" calcext:value-type="float">
            <text:p>172679</text:p>
          </table:table-cell>
          <table:table-cell table:formula="of:=([.A432]-[.$B$6])/10000" office:value-type="float" office:value="41.2653" calcext:value-type="float">
            <text:p>41</text:p>
          </table:table-cell>
          <table:table-cell table:formula="of:=([.A432]-14926)/10000" office:value-type="float" office:value="40.8074" calcext:value-type="float">
            <text:p>41</text:p>
          </table:table-cell>
          <table:table-cell table:formula="of:=[.B432]/[.A432]" office:value-type="percentage" office:value="0.408224113475177" calcext:value-type="percentage">
            <text:p>40.82%</text:p>
          </table:table-cell>
          <table:table-cell table:formula="of:=MROUND([.I43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2]+1000" office:value-type="float" office:value="424000" calcext:value-type="float">
            <text:p>424000</text:p>
          </table:table-cell>
          <table:table-cell table:formula="of:=IF([.A433]&lt;=[.B$6];0; IF([.A433]&lt;[.C$6];[.C433];IF([.A433]&lt;[.D$6];[.D433];IF([.A433]&lt;[.E$6];[.E433];[.F433]))))" office:value-type="float" office:value="173128.8" calcext:value-type="float">
            <text:p>173129</text:p>
          </table:table-cell>
          <table:table-cell table:formula="of:=(1088.67 * Y + 1.4) * Y" office:value-type="float" office:value="1862868.13237946" calcext:value-type="float">
            <text:p>1862868</text:p>
          </table:table-cell>
          <table:table-cell table:formula="of:=(206.43 * Z + 2397) * Z + 869.32" office:value-type="float" office:value="444367.493611707" calcext:value-type="float">
            <text:p>444367</text:p>
          </table:table-cell>
          <table:table-cell table:formula="of:=0.42 * [.A433]-9336.45" office:value-type="float" office:value="168743.55" calcext:value-type="float">
            <text:p>168744</text:p>
          </table:table-cell>
          <table:table-cell table:formula="of:=0.45 * [.A433] - 17671.2" office:value-type="float" office:value="173128.8" calcext:value-type="float">
            <text:p>173129</text:p>
          </table:table-cell>
          <table:table-cell table:formula="of:=([.A433]-[.$B$6])/10000" office:value-type="float" office:value="41.3653" calcext:value-type="float">
            <text:p>41</text:p>
          </table:table-cell>
          <table:table-cell table:formula="of:=([.A433]-14926)/10000" office:value-type="float" office:value="40.9074" calcext:value-type="float">
            <text:p>41</text:p>
          </table:table-cell>
          <table:table-cell table:formula="of:=[.B433]/[.A433]" office:value-type="percentage" office:value="0.408322641509434" calcext:value-type="percentage">
            <text:p>40.83%</text:p>
          </table:table-cell>
          <table:table-cell table:formula="of:=MROUND([.I43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3]+1000" office:value-type="float" office:value="425000" calcext:value-type="float">
            <text:p>425000</text:p>
          </table:table-cell>
          <table:table-cell table:formula="of:=IF([.A434]&lt;=[.B$6];0; IF([.A434]&lt;[.C$6];[.C434];IF([.A434]&lt;[.D$6];[.D434];IF([.A434]&lt;[.E$6];[.E434];[.F434]))))" office:value-type="float" office:value="173578.8" calcext:value-type="float">
            <text:p>173579</text:p>
          </table:table-cell>
          <table:table-cell table:formula="of:=(1088.67 * Y + 1.4) * Y" office:value-type="float" office:value="1871885.79130966" calcext:value-type="float">
            <text:p>1871886</text:p>
          </table:table-cell>
          <table:table-cell table:formula="of:=(206.43 * Z + 2397) * Z + 869.32" office:value-type="float" office:value="446298.160828107" calcext:value-type="float">
            <text:p>446298</text:p>
          </table:table-cell>
          <table:table-cell table:formula="of:=0.42 * [.A434]-9336.45" office:value-type="float" office:value="169163.55" calcext:value-type="float">
            <text:p>169164</text:p>
          </table:table-cell>
          <table:table-cell table:formula="of:=0.45 * [.A434] - 17671.2" office:value-type="float" office:value="173578.8" calcext:value-type="float">
            <text:p>173579</text:p>
          </table:table-cell>
          <table:table-cell table:formula="of:=([.A434]-[.$B$6])/10000" office:value-type="float" office:value="41.4653" calcext:value-type="float">
            <text:p>41</text:p>
          </table:table-cell>
          <table:table-cell table:formula="of:=([.A434]-14926)/10000" office:value-type="float" office:value="41.0074" calcext:value-type="float">
            <text:p>41</text:p>
          </table:table-cell>
          <table:table-cell table:formula="of:=[.B434]/[.A434]" office:value-type="percentage" office:value="0.408420705882353" calcext:value-type="percentage">
            <text:p>40.84%</text:p>
          </table:table-cell>
          <table:table-cell table:formula="of:=MROUND([.I43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4]+1000" office:value-type="float" office:value="426000" calcext:value-type="float">
            <text:p>426000</text:p>
          </table:table-cell>
          <table:table-cell table:formula="of:=IF([.A435]&lt;=[.B$6];0; IF([.A435]&lt;[.C$6];[.C435];IF([.A435]&lt;[.D$6];[.D435];IF([.A435]&lt;[.E$6];[.E435];[.F435]))))" office:value-type="float" office:value="174028.8" calcext:value-type="float">
            <text:p>174029</text:p>
          </table:table-cell>
          <table:table-cell table:formula="of:=(1088.67 * Y + 1.4) * Y" office:value-type="float" office:value="1880925.22363986" calcext:value-type="float">
            <text:p>1880925</text:p>
          </table:table-cell>
          <table:table-cell table:formula="of:=(206.43 * Z + 2397) * Z + 869.32" office:value-type="float" office:value="448232.956644507" calcext:value-type="float">
            <text:p>448233</text:p>
          </table:table-cell>
          <table:table-cell table:formula="of:=0.42 * [.A435]-9336.45" office:value-type="float" office:value="169583.55" calcext:value-type="float">
            <text:p>169584</text:p>
          </table:table-cell>
          <table:table-cell table:formula="of:=0.45 * [.A435] - 17671.2" office:value-type="float" office:value="174028.8" calcext:value-type="float">
            <text:p>174029</text:p>
          </table:table-cell>
          <table:table-cell table:formula="of:=([.A435]-[.$B$6])/10000" office:value-type="float" office:value="41.5653" calcext:value-type="float">
            <text:p>42</text:p>
          </table:table-cell>
          <table:table-cell table:formula="of:=([.A435]-14926)/10000" office:value-type="float" office:value="41.1074" calcext:value-type="float">
            <text:p>41</text:p>
          </table:table-cell>
          <table:table-cell table:formula="of:=[.B435]/[.A435]" office:value-type="percentage" office:value="0.408518309859155" calcext:value-type="percentage">
            <text:p>40.85%</text:p>
          </table:table-cell>
          <table:table-cell table:formula="of:=MROUND([.I43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5]+1000" office:value-type="float" office:value="427000" calcext:value-type="float">
            <text:p>427000</text:p>
          </table:table-cell>
          <table:table-cell table:formula="of:=IF([.A436]&lt;=[.B$6];0; IF([.A436]&lt;[.C$6];[.C436];IF([.A436]&lt;[.D$6];[.D436];IF([.A436]&lt;[.E$6];[.E436];[.F436]))))" office:value-type="float" office:value="174478.8" calcext:value-type="float">
            <text:p>174479</text:p>
          </table:table-cell>
          <table:table-cell table:formula="of:=(1088.67 * Y + 1.4) * Y" office:value-type="float" office:value="1889986.42937006" calcext:value-type="float">
            <text:p>1889986</text:p>
          </table:table-cell>
          <table:table-cell table:formula="of:=(206.43 * Z + 2397) * Z + 869.32" office:value-type="float" office:value="450171.881060907" calcext:value-type="float">
            <text:p>450172</text:p>
          </table:table-cell>
          <table:table-cell table:formula="of:=0.42 * [.A436]-9336.45" office:value-type="float" office:value="170003.55" calcext:value-type="float">
            <text:p>170004</text:p>
          </table:table-cell>
          <table:table-cell table:formula="of:=0.45 * [.A436] - 17671.2" office:value-type="float" office:value="174478.8" calcext:value-type="float">
            <text:p>174479</text:p>
          </table:table-cell>
          <table:table-cell table:formula="of:=([.A436]-[.$B$6])/10000" office:value-type="float" office:value="41.6653" calcext:value-type="float">
            <text:p>42</text:p>
          </table:table-cell>
          <table:table-cell table:formula="of:=([.A436]-14926)/10000" office:value-type="float" office:value="41.2074" calcext:value-type="float">
            <text:p>41</text:p>
          </table:table-cell>
          <table:table-cell table:formula="of:=[.B436]/[.A436]" office:value-type="percentage" office:value="0.408615456674473" calcext:value-type="percentage">
            <text:p>40.86%</text:p>
          </table:table-cell>
          <table:table-cell table:formula="of:=MROUND([.I43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6]+1000" office:value-type="float" office:value="428000" calcext:value-type="float">
            <text:p>428000</text:p>
          </table:table-cell>
          <table:table-cell table:formula="of:=IF([.A437]&lt;=[.B$6];0; IF([.A437]&lt;[.C$6];[.C437];IF([.A437]&lt;[.D$6];[.D437];IF([.A437]&lt;[.E$6];[.E437];[.F437]))))" office:value-type="float" office:value="174928.8" calcext:value-type="float">
            <text:p>174929</text:p>
          </table:table-cell>
          <table:table-cell table:formula="of:=(1088.67 * Y + 1.4) * Y" office:value-type="float" office:value="1899069.40850026" calcext:value-type="float">
            <text:p>1899069</text:p>
          </table:table-cell>
          <table:table-cell table:formula="of:=(206.43 * Z + 2397) * Z + 869.32" office:value-type="float" office:value="452114.934077307" calcext:value-type="float">
            <text:p>452115</text:p>
          </table:table-cell>
          <table:table-cell table:formula="of:=0.42 * [.A437]-9336.45" office:value-type="float" office:value="170423.55" calcext:value-type="float">
            <text:p>170424</text:p>
          </table:table-cell>
          <table:table-cell table:formula="of:=0.45 * [.A437] - 17671.2" office:value-type="float" office:value="174928.8" calcext:value-type="float">
            <text:p>174929</text:p>
          </table:table-cell>
          <table:table-cell table:formula="of:=([.A437]-[.$B$6])/10000" office:value-type="float" office:value="41.7653" calcext:value-type="float">
            <text:p>42</text:p>
          </table:table-cell>
          <table:table-cell table:formula="of:=([.A437]-14926)/10000" office:value-type="float" office:value="41.3074" calcext:value-type="float">
            <text:p>41</text:p>
          </table:table-cell>
          <table:table-cell table:formula="of:=[.B437]/[.A437]" office:value-type="percentage" office:value="0.40871214953271" calcext:value-type="percentage">
            <text:p>40.87%</text:p>
          </table:table-cell>
          <table:table-cell table:formula="of:=MROUND([.I43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7]+1000" office:value-type="float" office:value="429000" calcext:value-type="float">
            <text:p>429000</text:p>
          </table:table-cell>
          <table:table-cell table:formula="of:=IF([.A438]&lt;=[.B$6];0; IF([.A438]&lt;[.C$6];[.C438];IF([.A438]&lt;[.D$6];[.D438];IF([.A438]&lt;[.E$6];[.E438];[.F438]))))" office:value-type="float" office:value="175378.8" calcext:value-type="float">
            <text:p>175379</text:p>
          </table:table-cell>
          <table:table-cell table:formula="of:=(1088.67 * Y + 1.4) * Y" office:value-type="float" office:value="1908174.16103046" calcext:value-type="float">
            <text:p>1908174</text:p>
          </table:table-cell>
          <table:table-cell table:formula="of:=(206.43 * Z + 2397) * Z + 869.32" office:value-type="float" office:value="454062.115693707" calcext:value-type="float">
            <text:p>454062</text:p>
          </table:table-cell>
          <table:table-cell table:formula="of:=0.42 * [.A438]-9336.45" office:value-type="float" office:value="170843.55" calcext:value-type="float">
            <text:p>170844</text:p>
          </table:table-cell>
          <table:table-cell table:formula="of:=0.45 * [.A438] - 17671.2" office:value-type="float" office:value="175378.8" calcext:value-type="float">
            <text:p>175379</text:p>
          </table:table-cell>
          <table:table-cell table:formula="of:=([.A438]-[.$B$6])/10000" office:value-type="float" office:value="41.8653" calcext:value-type="float">
            <text:p>42</text:p>
          </table:table-cell>
          <table:table-cell table:formula="of:=([.A438]-14926)/10000" office:value-type="float" office:value="41.4074" calcext:value-type="float">
            <text:p>41</text:p>
          </table:table-cell>
          <table:table-cell table:formula="of:=[.B438]/[.A438]" office:value-type="percentage" office:value="0.408808391608392" calcext:value-type="percentage">
            <text:p>40.88%</text:p>
          </table:table-cell>
          <table:table-cell table:formula="of:=MROUND([.I43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8]+1000" office:value-type="float" office:value="430000" calcext:value-type="float">
            <text:p>430000</text:p>
          </table:table-cell>
          <table:table-cell table:formula="of:=IF([.A439]&lt;=[.B$6];0; IF([.A439]&lt;[.C$6];[.C439];IF([.A439]&lt;[.D$6];[.D439];IF([.A439]&lt;[.E$6];[.E439];[.F439]))))" office:value-type="float" office:value="175828.8" calcext:value-type="float">
            <text:p>175829</text:p>
          </table:table-cell>
          <table:table-cell table:formula="of:=(1088.67 * Y + 1.4) * Y" office:value-type="float" office:value="1917300.68696066" calcext:value-type="float">
            <text:p>1917301</text:p>
          </table:table-cell>
          <table:table-cell table:formula="of:=(206.43 * Z + 2397) * Z + 869.32" office:value-type="float" office:value="456013.425910107" calcext:value-type="float">
            <text:p>456013</text:p>
          </table:table-cell>
          <table:table-cell table:formula="of:=0.42 * [.A439]-9336.45" office:value-type="float" office:value="171263.55" calcext:value-type="float">
            <text:p>171264</text:p>
          </table:table-cell>
          <table:table-cell table:formula="of:=0.45 * [.A439] - 17671.2" office:value-type="float" office:value="175828.8" calcext:value-type="float">
            <text:p>175829</text:p>
          </table:table-cell>
          <table:table-cell table:formula="of:=([.A439]-[.$B$6])/10000" office:value-type="float" office:value="41.9653" calcext:value-type="float">
            <text:p>42</text:p>
          </table:table-cell>
          <table:table-cell table:formula="of:=([.A439]-14926)/10000" office:value-type="float" office:value="41.5074" calcext:value-type="float">
            <text:p>42</text:p>
          </table:table-cell>
          <table:table-cell table:formula="of:=[.B439]/[.A439]" office:value-type="percentage" office:value="0.408904186046512" calcext:value-type="percentage">
            <text:p>40.89%</text:p>
          </table:table-cell>
          <table:table-cell table:formula="of:=MROUND([.I43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39]+1000" office:value-type="float" office:value="431000" calcext:value-type="float">
            <text:p>431000</text:p>
          </table:table-cell>
          <table:table-cell table:formula="of:=IF([.A440]&lt;=[.B$6];0; IF([.A440]&lt;[.C$6];[.C440];IF([.A440]&lt;[.D$6];[.D440];IF([.A440]&lt;[.E$6];[.E440];[.F440]))))" office:value-type="float" office:value="176278.8" calcext:value-type="float">
            <text:p>176279</text:p>
          </table:table-cell>
          <table:table-cell table:formula="of:=(1088.67 * Y + 1.4) * Y" office:value-type="float" office:value="1926448.98629086" calcext:value-type="float">
            <text:p>1926449</text:p>
          </table:table-cell>
          <table:table-cell table:formula="of:=(206.43 * Z + 2397) * Z + 869.32" office:value-type="float" office:value="457968.864726507" calcext:value-type="float">
            <text:p>457969</text:p>
          </table:table-cell>
          <table:table-cell table:formula="of:=0.42 * [.A440]-9336.45" office:value-type="float" office:value="171683.55" calcext:value-type="float">
            <text:p>171684</text:p>
          </table:table-cell>
          <table:table-cell table:formula="of:=0.45 * [.A440] - 17671.2" office:value-type="float" office:value="176278.8" calcext:value-type="float">
            <text:p>176279</text:p>
          </table:table-cell>
          <table:table-cell table:formula="of:=([.A440]-[.$B$6])/10000" office:value-type="float" office:value="42.0653" calcext:value-type="float">
            <text:p>42</text:p>
          </table:table-cell>
          <table:table-cell table:formula="of:=([.A440]-14926)/10000" office:value-type="float" office:value="41.6074" calcext:value-type="float">
            <text:p>42</text:p>
          </table:table-cell>
          <table:table-cell table:formula="of:=[.B440]/[.A440]" office:value-type="percentage" office:value="0.408999535962877" calcext:value-type="percentage">
            <text:p>40.90%</text:p>
          </table:table-cell>
          <table:table-cell table:formula="of:=MROUND([.I44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0]+1000" office:value-type="float" office:value="432000" calcext:value-type="float">
            <text:p>432000</text:p>
          </table:table-cell>
          <table:table-cell table:formula="of:=IF([.A441]&lt;=[.B$6];0; IF([.A441]&lt;[.C$6];[.C441];IF([.A441]&lt;[.D$6];[.D441];IF([.A441]&lt;[.E$6];[.E441];[.F441]))))" office:value-type="float" office:value="176728.8" calcext:value-type="float">
            <text:p>176729</text:p>
          </table:table-cell>
          <table:table-cell table:formula="of:=(1088.67 * Y + 1.4) * Y" office:value-type="float" office:value="1935619.05902106" calcext:value-type="float">
            <text:p>1935619</text:p>
          </table:table-cell>
          <table:table-cell table:formula="of:=(206.43 * Z + 2397) * Z + 869.32" office:value-type="float" office:value="459928.432142907" calcext:value-type="float">
            <text:p>459928</text:p>
          </table:table-cell>
          <table:table-cell table:formula="of:=0.42 * [.A441]-9336.45" office:value-type="float" office:value="172103.55" calcext:value-type="float">
            <text:p>172104</text:p>
          </table:table-cell>
          <table:table-cell table:formula="of:=0.45 * [.A441] - 17671.2" office:value-type="float" office:value="176728.8" calcext:value-type="float">
            <text:p>176729</text:p>
          </table:table-cell>
          <table:table-cell table:formula="of:=([.A441]-[.$B$6])/10000" office:value-type="float" office:value="42.1653" calcext:value-type="float">
            <text:p>42</text:p>
          </table:table-cell>
          <table:table-cell table:formula="of:=([.A441]-14926)/10000" office:value-type="float" office:value="41.7074" calcext:value-type="float">
            <text:p>42</text:p>
          </table:table-cell>
          <table:table-cell table:formula="of:=[.B441]/[.A441]" office:value-type="percentage" office:value="0.409094444444444" calcext:value-type="percentage">
            <text:p>40.91%</text:p>
          </table:table-cell>
          <table:table-cell table:formula="of:=MROUND([.I44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1]+1000" office:value-type="float" office:value="433000" calcext:value-type="float">
            <text:p>433000</text:p>
          </table:table-cell>
          <table:table-cell table:formula="of:=IF([.A442]&lt;=[.B$6];0; IF([.A442]&lt;[.C$6];[.C442];IF([.A442]&lt;[.D$6];[.D442];IF([.A442]&lt;[.E$6];[.E442];[.F442]))))" office:value-type="float" office:value="177178.8" calcext:value-type="float">
            <text:p>177179</text:p>
          </table:table-cell>
          <table:table-cell table:formula="of:=(1088.67 * Y + 1.4) * Y" office:value-type="float" office:value="1944810.90515126" calcext:value-type="float">
            <text:p>1944811</text:p>
          </table:table-cell>
          <table:table-cell table:formula="of:=(206.43 * Z + 2397) * Z + 869.32" office:value-type="float" office:value="461892.128159307" calcext:value-type="float">
            <text:p>461892</text:p>
          </table:table-cell>
          <table:table-cell table:formula="of:=0.42 * [.A442]-9336.45" office:value-type="float" office:value="172523.55" calcext:value-type="float">
            <text:p>172524</text:p>
          </table:table-cell>
          <table:table-cell table:formula="of:=0.45 * [.A442] - 17671.2" office:value-type="float" office:value="177178.8" calcext:value-type="float">
            <text:p>177179</text:p>
          </table:table-cell>
          <table:table-cell table:formula="of:=([.A442]-[.$B$6])/10000" office:value-type="float" office:value="42.2653" calcext:value-type="float">
            <text:p>42</text:p>
          </table:table-cell>
          <table:table-cell table:formula="of:=([.A442]-14926)/10000" office:value-type="float" office:value="41.8074" calcext:value-type="float">
            <text:p>42</text:p>
          </table:table-cell>
          <table:table-cell table:formula="of:=[.B442]/[.A442]" office:value-type="percentage" office:value="0.409188914549654" calcext:value-type="percentage">
            <text:p>40.92%</text:p>
          </table:table-cell>
          <table:table-cell table:formula="of:=MROUND([.I44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2]+1000" office:value-type="float" office:value="434000" calcext:value-type="float">
            <text:p>434000</text:p>
          </table:table-cell>
          <table:table-cell table:formula="of:=IF([.A443]&lt;=[.B$6];0; IF([.A443]&lt;[.C$6];[.C443];IF([.A443]&lt;[.D$6];[.D443];IF([.A443]&lt;[.E$6];[.E443];[.F443]))))" office:value-type="float" office:value="177628.8" calcext:value-type="float">
            <text:p>177629</text:p>
          </table:table-cell>
          <table:table-cell table:formula="of:=(1088.67 * Y + 1.4) * Y" office:value-type="float" office:value="1954024.52468146" calcext:value-type="float">
            <text:p>1954025</text:p>
          </table:table-cell>
          <table:table-cell table:formula="of:=(206.43 * Z + 2397) * Z + 869.32" office:value-type="float" office:value="463859.952775707" calcext:value-type="float">
            <text:p>463860</text:p>
          </table:table-cell>
          <table:table-cell table:formula="of:=0.42 * [.A443]-9336.45" office:value-type="float" office:value="172943.55" calcext:value-type="float">
            <text:p>172944</text:p>
          </table:table-cell>
          <table:table-cell table:formula="of:=0.45 * [.A443] - 17671.2" office:value-type="float" office:value="177628.8" calcext:value-type="float">
            <text:p>177629</text:p>
          </table:table-cell>
          <table:table-cell table:formula="of:=([.A443]-[.$B$6])/10000" office:value-type="float" office:value="42.3653" calcext:value-type="float">
            <text:p>42</text:p>
          </table:table-cell>
          <table:table-cell table:formula="of:=([.A443]-14926)/10000" office:value-type="float" office:value="41.9074" calcext:value-type="float">
            <text:p>42</text:p>
          </table:table-cell>
          <table:table-cell table:formula="of:=[.B443]/[.A443]" office:value-type="percentage" office:value="0.409282949308756" calcext:value-type="percentage">
            <text:p>40.93%</text:p>
          </table:table-cell>
          <table:table-cell table:formula="of:=MROUND([.I44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3]+1000" office:value-type="float" office:value="435000" calcext:value-type="float">
            <text:p>435000</text:p>
          </table:table-cell>
          <table:table-cell table:formula="of:=IF([.A444]&lt;=[.B$6];0; IF([.A444]&lt;[.C$6];[.C444];IF([.A444]&lt;[.D$6];[.D444];IF([.A444]&lt;[.E$6];[.E444];[.F444]))))" office:value-type="float" office:value="178078.8" calcext:value-type="float">
            <text:p>178079</text:p>
          </table:table-cell>
          <table:table-cell table:formula="of:=(1088.67 * Y + 1.4) * Y" office:value-type="float" office:value="1963259.91761166" calcext:value-type="float">
            <text:p>1963260</text:p>
          </table:table-cell>
          <table:table-cell table:formula="of:=(206.43 * Z + 2397) * Z + 869.32" office:value-type="float" office:value="465831.905992107" calcext:value-type="float">
            <text:p>465832</text:p>
          </table:table-cell>
          <table:table-cell table:formula="of:=0.42 * [.A444]-9336.45" office:value-type="float" office:value="173363.55" calcext:value-type="float">
            <text:p>173364</text:p>
          </table:table-cell>
          <table:table-cell table:formula="of:=0.45 * [.A444] - 17671.2" office:value-type="float" office:value="178078.8" calcext:value-type="float">
            <text:p>178079</text:p>
          </table:table-cell>
          <table:table-cell table:formula="of:=([.A444]-[.$B$6])/10000" office:value-type="float" office:value="42.4653" calcext:value-type="float">
            <text:p>42</text:p>
          </table:table-cell>
          <table:table-cell table:formula="of:=([.A444]-14926)/10000" office:value-type="float" office:value="42.0074" calcext:value-type="float">
            <text:p>42</text:p>
          </table:table-cell>
          <table:table-cell table:formula="of:=[.B444]/[.A444]" office:value-type="percentage" office:value="0.409376551724138" calcext:value-type="percentage">
            <text:p>40.94%</text:p>
          </table:table-cell>
          <table:table-cell table:formula="of:=MROUND([.I44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4]+1000" office:value-type="float" office:value="436000" calcext:value-type="float">
            <text:p>436000</text:p>
          </table:table-cell>
          <table:table-cell table:formula="of:=IF([.A445]&lt;=[.B$6];0; IF([.A445]&lt;[.C$6];[.C445];IF([.A445]&lt;[.D$6];[.D445];IF([.A445]&lt;[.E$6];[.E445];[.F445]))))" office:value-type="float" office:value="178528.8" calcext:value-type="float">
            <text:p>178529</text:p>
          </table:table-cell>
          <table:table-cell table:formula="of:=(1088.67 * Y + 1.4) * Y" office:value-type="float" office:value="1972517.08394186" calcext:value-type="float">
            <text:p>1972517</text:p>
          </table:table-cell>
          <table:table-cell table:formula="of:=(206.43 * Z + 2397) * Z + 869.32" office:value-type="float" office:value="467807.987808507" calcext:value-type="float">
            <text:p>467808</text:p>
          </table:table-cell>
          <table:table-cell table:formula="of:=0.42 * [.A445]-9336.45" office:value-type="float" office:value="173783.55" calcext:value-type="float">
            <text:p>173784</text:p>
          </table:table-cell>
          <table:table-cell table:formula="of:=0.45 * [.A445] - 17671.2" office:value-type="float" office:value="178528.8" calcext:value-type="float">
            <text:p>178529</text:p>
          </table:table-cell>
          <table:table-cell table:formula="of:=([.A445]-[.$B$6])/10000" office:value-type="float" office:value="42.5653" calcext:value-type="float">
            <text:p>43</text:p>
          </table:table-cell>
          <table:table-cell table:formula="of:=([.A445]-14926)/10000" office:value-type="float" office:value="42.1074" calcext:value-type="float">
            <text:p>42</text:p>
          </table:table-cell>
          <table:table-cell table:formula="of:=[.B445]/[.A445]" office:value-type="percentage" office:value="0.409469724770642" calcext:value-type="percentage">
            <text:p>40.95%</text:p>
          </table:table-cell>
          <table:table-cell table:formula="of:=MROUND([.I44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5]+1000" office:value-type="float" office:value="437000" calcext:value-type="float">
            <text:p>437000</text:p>
          </table:table-cell>
          <table:table-cell table:formula="of:=IF([.A446]&lt;=[.B$6];0; IF([.A446]&lt;[.C$6];[.C446];IF([.A446]&lt;[.D$6];[.D446];IF([.A446]&lt;[.E$6];[.E446];[.F446]))))" office:value-type="float" office:value="178978.8" calcext:value-type="float">
            <text:p>178979</text:p>
          </table:table-cell>
          <table:table-cell table:formula="of:=(1088.67 * Y + 1.4) * Y" office:value-type="float" office:value="1981796.02367206" calcext:value-type="float">
            <text:p>1981796</text:p>
          </table:table-cell>
          <table:table-cell table:formula="of:=(206.43 * Z + 2397) * Z + 869.32" office:value-type="float" office:value="469788.198224907" calcext:value-type="float">
            <text:p>469788</text:p>
          </table:table-cell>
          <table:table-cell table:formula="of:=0.42 * [.A446]-9336.45" office:value-type="float" office:value="174203.55" calcext:value-type="float">
            <text:p>174204</text:p>
          </table:table-cell>
          <table:table-cell table:formula="of:=0.45 * [.A446] - 17671.2" office:value-type="float" office:value="178978.8" calcext:value-type="float">
            <text:p>178979</text:p>
          </table:table-cell>
          <table:table-cell table:formula="of:=([.A446]-[.$B$6])/10000" office:value-type="float" office:value="42.6653" calcext:value-type="float">
            <text:p>43</text:p>
          </table:table-cell>
          <table:table-cell table:formula="of:=([.A446]-14926)/10000" office:value-type="float" office:value="42.2074" calcext:value-type="float">
            <text:p>42</text:p>
          </table:table-cell>
          <table:table-cell table:formula="of:=[.B446]/[.A446]" office:value-type="percentage" office:value="0.409562471395881" calcext:value-type="percentage">
            <text:p>40.96%</text:p>
          </table:table-cell>
          <table:table-cell table:formula="of:=MROUND([.I44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6]+1000" office:value-type="float" office:value="438000" calcext:value-type="float">
            <text:p>438000</text:p>
          </table:table-cell>
          <table:table-cell table:formula="of:=IF([.A447]&lt;=[.B$6];0; IF([.A447]&lt;[.C$6];[.C447];IF([.A447]&lt;[.D$6];[.D447];IF([.A447]&lt;[.E$6];[.E447];[.F447]))))" office:value-type="float" office:value="179428.8" calcext:value-type="float">
            <text:p>179429</text:p>
          </table:table-cell>
          <table:table-cell table:formula="of:=(1088.67 * Y + 1.4) * Y" office:value-type="float" office:value="1991096.73680226" calcext:value-type="float">
            <text:p>1991097</text:p>
          </table:table-cell>
          <table:table-cell table:formula="of:=(206.43 * Z + 2397) * Z + 869.32" office:value-type="float" office:value="471772.537241307" calcext:value-type="float">
            <text:p>471773</text:p>
          </table:table-cell>
          <table:table-cell table:formula="of:=0.42 * [.A447]-9336.45" office:value-type="float" office:value="174623.55" calcext:value-type="float">
            <text:p>174624</text:p>
          </table:table-cell>
          <table:table-cell table:formula="of:=0.45 * [.A447] - 17671.2" office:value-type="float" office:value="179428.8" calcext:value-type="float">
            <text:p>179429</text:p>
          </table:table-cell>
          <table:table-cell table:formula="of:=([.A447]-[.$B$6])/10000" office:value-type="float" office:value="42.7653" calcext:value-type="float">
            <text:p>43</text:p>
          </table:table-cell>
          <table:table-cell table:formula="of:=([.A447]-14926)/10000" office:value-type="float" office:value="42.3074" calcext:value-type="float">
            <text:p>42</text:p>
          </table:table-cell>
          <table:table-cell table:formula="of:=[.B447]/[.A447]" office:value-type="percentage" office:value="0.409654794520548" calcext:value-type="percentage">
            <text:p>40.97%</text:p>
          </table:table-cell>
          <table:table-cell table:formula="of:=MROUND([.I44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7]+1000" office:value-type="float" office:value="439000" calcext:value-type="float">
            <text:p>439000</text:p>
          </table:table-cell>
          <table:table-cell table:formula="of:=IF([.A448]&lt;=[.B$6];0; IF([.A448]&lt;[.C$6];[.C448];IF([.A448]&lt;[.D$6];[.D448];IF([.A448]&lt;[.E$6];[.E448];[.F448]))))" office:value-type="float" office:value="179878.8" calcext:value-type="float">
            <text:p>179879</text:p>
          </table:table-cell>
          <table:table-cell table:formula="of:=(1088.67 * Y + 1.4) * Y" office:value-type="float" office:value="2000419.22333246" calcext:value-type="float">
            <text:p>2000419</text:p>
          </table:table-cell>
          <table:table-cell table:formula="of:=(206.43 * Z + 2397) * Z + 869.32" office:value-type="float" office:value="473761.004857707" calcext:value-type="float">
            <text:p>473761</text:p>
          </table:table-cell>
          <table:table-cell table:formula="of:=0.42 * [.A448]-9336.45" office:value-type="float" office:value="175043.55" calcext:value-type="float">
            <text:p>175044</text:p>
          </table:table-cell>
          <table:table-cell table:formula="of:=0.45 * [.A448] - 17671.2" office:value-type="float" office:value="179878.8" calcext:value-type="float">
            <text:p>179879</text:p>
          </table:table-cell>
          <table:table-cell table:formula="of:=([.A448]-[.$B$6])/10000" office:value-type="float" office:value="42.8653" calcext:value-type="float">
            <text:p>43</text:p>
          </table:table-cell>
          <table:table-cell table:formula="of:=([.A448]-14926)/10000" office:value-type="float" office:value="42.4074" calcext:value-type="float">
            <text:p>42</text:p>
          </table:table-cell>
          <table:table-cell table:formula="of:=[.B448]/[.A448]" office:value-type="percentage" office:value="0.409746697038724" calcext:value-type="percentage">
            <text:p>40.97%</text:p>
          </table:table-cell>
          <table:table-cell table:formula="of:=MROUND([.I44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8]+1000" office:value-type="float" office:value="440000" calcext:value-type="float">
            <text:p>440000</text:p>
          </table:table-cell>
          <table:table-cell table:formula="of:=IF([.A449]&lt;=[.B$6];0; IF([.A449]&lt;[.C$6];[.C449];IF([.A449]&lt;[.D$6];[.D449];IF([.A449]&lt;[.E$6];[.E449];[.F449]))))" office:value-type="float" office:value="180328.8" calcext:value-type="float">
            <text:p>180329</text:p>
          </table:table-cell>
          <table:table-cell table:formula="of:=(1088.67 * Y + 1.4) * Y" office:value-type="float" office:value="2009763.48326266" calcext:value-type="float">
            <text:p>2009763</text:p>
          </table:table-cell>
          <table:table-cell table:formula="of:=(206.43 * Z + 2397) * Z + 869.32" office:value-type="float" office:value="475753.601074107" calcext:value-type="float">
            <text:p>475754</text:p>
          </table:table-cell>
          <table:table-cell table:formula="of:=0.42 * [.A449]-9336.45" office:value-type="float" office:value="175463.55" calcext:value-type="float">
            <text:p>175464</text:p>
          </table:table-cell>
          <table:table-cell table:formula="of:=0.45 * [.A449] - 17671.2" office:value-type="float" office:value="180328.8" calcext:value-type="float">
            <text:p>180329</text:p>
          </table:table-cell>
          <table:table-cell table:formula="of:=([.A449]-[.$B$6])/10000" office:value-type="float" office:value="42.9653" calcext:value-type="float">
            <text:p>43</text:p>
          </table:table-cell>
          <table:table-cell table:formula="of:=([.A449]-14926)/10000" office:value-type="float" office:value="42.5074" calcext:value-type="float">
            <text:p>43</text:p>
          </table:table-cell>
          <table:table-cell table:formula="of:=[.B449]/[.A449]" office:value-type="percentage" office:value="0.409838181818182" calcext:value-type="percentage">
            <text:p>40.98%</text:p>
          </table:table-cell>
          <table:table-cell table:formula="of:=MROUND([.I44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49]+1000" office:value-type="float" office:value="441000" calcext:value-type="float">
            <text:p>441000</text:p>
          </table:table-cell>
          <table:table-cell table:formula="of:=IF([.A450]&lt;=[.B$6];0; IF([.A450]&lt;[.C$6];[.C450];IF([.A450]&lt;[.D$6];[.D450];IF([.A450]&lt;[.E$6];[.E450];[.F450]))))" office:value-type="float" office:value="180778.8" calcext:value-type="float">
            <text:p>180779</text:p>
          </table:table-cell>
          <table:table-cell table:formula="of:=(1088.67 * Y + 1.4) * Y" office:value-type="float" office:value="2019129.51659286" calcext:value-type="float">
            <text:p>2019130</text:p>
          </table:table-cell>
          <table:table-cell table:formula="of:=(206.43 * Z + 2397) * Z + 869.32" office:value-type="float" office:value="477750.325890507" calcext:value-type="float">
            <text:p>477750</text:p>
          </table:table-cell>
          <table:table-cell table:formula="of:=0.42 * [.A450]-9336.45" office:value-type="float" office:value="175883.55" calcext:value-type="float">
            <text:p>175884</text:p>
          </table:table-cell>
          <table:table-cell table:formula="of:=0.45 * [.A450] - 17671.2" office:value-type="float" office:value="180778.8" calcext:value-type="float">
            <text:p>180779</text:p>
          </table:table-cell>
          <table:table-cell table:formula="of:=([.A450]-[.$B$6])/10000" office:value-type="float" office:value="43.0653" calcext:value-type="float">
            <text:p>43</text:p>
          </table:table-cell>
          <table:table-cell table:formula="of:=([.A450]-14926)/10000" office:value-type="float" office:value="42.6074" calcext:value-type="float">
            <text:p>43</text:p>
          </table:table-cell>
          <table:table-cell table:formula="of:=[.B450]/[.A450]" office:value-type="percentage" office:value="0.40992925170068" calcext:value-type="percentage">
            <text:p>40.99%</text:p>
          </table:table-cell>
          <table:table-cell table:formula="of:=MROUND([.I45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0]+1000" office:value-type="float" office:value="442000" calcext:value-type="float">
            <text:p>442000</text:p>
          </table:table-cell>
          <table:table-cell table:formula="of:=IF([.A451]&lt;=[.B$6];0; IF([.A451]&lt;[.C$6];[.C451];IF([.A451]&lt;[.D$6];[.D451];IF([.A451]&lt;[.E$6];[.E451];[.F451]))))" office:value-type="float" office:value="181228.8" calcext:value-type="float">
            <text:p>181229</text:p>
          </table:table-cell>
          <table:table-cell table:formula="of:=(1088.67 * Y + 1.4) * Y" office:value-type="float" office:value="2028517.32332306" calcext:value-type="float">
            <text:p>2028517</text:p>
          </table:table-cell>
          <table:table-cell table:formula="of:=(206.43 * Z + 2397) * Z + 869.32" office:value-type="float" office:value="479751.179306907" calcext:value-type="float">
            <text:p>479751</text:p>
          </table:table-cell>
          <table:table-cell table:formula="of:=0.42 * [.A451]-9336.45" office:value-type="float" office:value="176303.55" calcext:value-type="float">
            <text:p>176304</text:p>
          </table:table-cell>
          <table:table-cell table:formula="of:=0.45 * [.A451] - 17671.2" office:value-type="float" office:value="181228.8" calcext:value-type="float">
            <text:p>181229</text:p>
          </table:table-cell>
          <table:table-cell table:formula="of:=([.A451]-[.$B$6])/10000" office:value-type="float" office:value="43.1653" calcext:value-type="float">
            <text:p>43</text:p>
          </table:table-cell>
          <table:table-cell table:formula="of:=([.A451]-14926)/10000" office:value-type="float" office:value="42.7074" calcext:value-type="float">
            <text:p>43</text:p>
          </table:table-cell>
          <table:table-cell table:formula="of:=[.B451]/[.A451]" office:value-type="percentage" office:value="0.410019909502262" calcext:value-type="percentage">
            <text:p>41.00%</text:p>
          </table:table-cell>
          <table:table-cell table:formula="of:=MROUND([.I45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1]+1000" office:value-type="float" office:value="443000" calcext:value-type="float">
            <text:p>443000</text:p>
          </table:table-cell>
          <table:table-cell table:formula="of:=IF([.A452]&lt;=[.B$6];0; IF([.A452]&lt;[.C$6];[.C452];IF([.A452]&lt;[.D$6];[.D452];IF([.A452]&lt;[.E$6];[.E452];[.F452]))))" office:value-type="float" office:value="181678.8" calcext:value-type="float">
            <text:p>181679</text:p>
          </table:table-cell>
          <table:table-cell table:formula="of:=(1088.67 * Y + 1.4) * Y" office:value-type="float" office:value="2037926.90345326" calcext:value-type="float">
            <text:p>2037927</text:p>
          </table:table-cell>
          <table:table-cell table:formula="of:=(206.43 * Z + 2397) * Z + 869.32" office:value-type="float" office:value="481756.161323307" calcext:value-type="float">
            <text:p>481756</text:p>
          </table:table-cell>
          <table:table-cell table:formula="of:=0.42 * [.A452]-9336.45" office:value-type="float" office:value="176723.55" calcext:value-type="float">
            <text:p>176724</text:p>
          </table:table-cell>
          <table:table-cell table:formula="of:=0.45 * [.A452] - 17671.2" office:value-type="float" office:value="181678.8" calcext:value-type="float">
            <text:p>181679</text:p>
          </table:table-cell>
          <table:table-cell table:formula="of:=([.A452]-[.$B$6])/10000" office:value-type="float" office:value="43.2653" calcext:value-type="float">
            <text:p>43</text:p>
          </table:table-cell>
          <table:table-cell table:formula="of:=([.A452]-14926)/10000" office:value-type="float" office:value="42.8074" calcext:value-type="float">
            <text:p>43</text:p>
          </table:table-cell>
          <table:table-cell table:formula="of:=[.B452]/[.A452]" office:value-type="percentage" office:value="0.410110158013544" calcext:value-type="percentage">
            <text:p>41.01%</text:p>
          </table:table-cell>
          <table:table-cell table:formula="of:=MROUND([.I45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2]+1000" office:value-type="float" office:value="444000" calcext:value-type="float">
            <text:p>444000</text:p>
          </table:table-cell>
          <table:table-cell table:formula="of:=IF([.A453]&lt;=[.B$6];0; IF([.A453]&lt;[.C$6];[.C453];IF([.A453]&lt;[.D$6];[.D453];IF([.A453]&lt;[.E$6];[.E453];[.F453]))))" office:value-type="float" office:value="182128.8" calcext:value-type="float">
            <text:p>182129</text:p>
          </table:table-cell>
          <table:table-cell table:formula="of:=(1088.67 * Y + 1.4) * Y" office:value-type="float" office:value="2047358.25698346" calcext:value-type="float">
            <text:p>2047358</text:p>
          </table:table-cell>
          <table:table-cell table:formula="of:=(206.43 * Z + 2397) * Z + 869.32" office:value-type="float" office:value="483765.271939707" calcext:value-type="float">
            <text:p>483765</text:p>
          </table:table-cell>
          <table:table-cell table:formula="of:=0.42 * [.A453]-9336.45" office:value-type="float" office:value="177143.55" calcext:value-type="float">
            <text:p>177144</text:p>
          </table:table-cell>
          <table:table-cell table:formula="of:=0.45 * [.A453] - 17671.2" office:value-type="float" office:value="182128.8" calcext:value-type="float">
            <text:p>182129</text:p>
          </table:table-cell>
          <table:table-cell table:formula="of:=([.A453]-[.$B$6])/10000" office:value-type="float" office:value="43.3653" calcext:value-type="float">
            <text:p>43</text:p>
          </table:table-cell>
          <table:table-cell table:formula="of:=([.A453]-14926)/10000" office:value-type="float" office:value="42.9074" calcext:value-type="float">
            <text:p>43</text:p>
          </table:table-cell>
          <table:table-cell table:formula="of:=[.B453]/[.A453]" office:value-type="percentage" office:value="0.4102" calcext:value-type="percentage">
            <text:p>41.02%</text:p>
          </table:table-cell>
          <table:table-cell table:formula="of:=MROUND([.I45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3]+1000" office:value-type="float" office:value="445000" calcext:value-type="float">
            <text:p>445000</text:p>
          </table:table-cell>
          <table:table-cell table:formula="of:=IF([.A454]&lt;=[.B$6];0; IF([.A454]&lt;[.C$6];[.C454];IF([.A454]&lt;[.D$6];[.D454];IF([.A454]&lt;[.E$6];[.E454];[.F454]))))" office:value-type="float" office:value="182578.8" calcext:value-type="float">
            <text:p>182579</text:p>
          </table:table-cell>
          <table:table-cell table:formula="of:=(1088.67 * Y + 1.4) * Y" office:value-type="float" office:value="2056811.38391366" calcext:value-type="float">
            <text:p>2056811</text:p>
          </table:table-cell>
          <table:table-cell table:formula="of:=(206.43 * Z + 2397) * Z + 869.32" office:value-type="float" office:value="485778.511156107" calcext:value-type="float">
            <text:p>485779</text:p>
          </table:table-cell>
          <table:table-cell table:formula="of:=0.42 * [.A454]-9336.45" office:value-type="float" office:value="177563.55" calcext:value-type="float">
            <text:p>177564</text:p>
          </table:table-cell>
          <table:table-cell table:formula="of:=0.45 * [.A454] - 17671.2" office:value-type="float" office:value="182578.8" calcext:value-type="float">
            <text:p>182579</text:p>
          </table:table-cell>
          <table:table-cell table:formula="of:=([.A454]-[.$B$6])/10000" office:value-type="float" office:value="43.4653" calcext:value-type="float">
            <text:p>43</text:p>
          </table:table-cell>
          <table:table-cell table:formula="of:=([.A454]-14926)/10000" office:value-type="float" office:value="43.0074" calcext:value-type="float">
            <text:p>43</text:p>
          </table:table-cell>
          <table:table-cell table:formula="of:=[.B454]/[.A454]" office:value-type="percentage" office:value="0.410289438202247" calcext:value-type="percentage">
            <text:p>41.03%</text:p>
          </table:table-cell>
          <table:table-cell table:formula="of:=MROUND([.I45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4]+1000" office:value-type="float" office:value="446000" calcext:value-type="float">
            <text:p>446000</text:p>
          </table:table-cell>
          <table:table-cell table:formula="of:=IF([.A455]&lt;=[.B$6];0; IF([.A455]&lt;[.C$6];[.C455];IF([.A455]&lt;[.D$6];[.D455];IF([.A455]&lt;[.E$6];[.E455];[.F455]))))" office:value-type="float" office:value="183028.8" calcext:value-type="float">
            <text:p>183029</text:p>
          </table:table-cell>
          <table:table-cell table:formula="of:=(1088.67 * Y + 1.4) * Y" office:value-type="float" office:value="2066286.28424386" calcext:value-type="float">
            <text:p>2066286</text:p>
          </table:table-cell>
          <table:table-cell table:formula="of:=(206.43 * Z + 2397) * Z + 869.32" office:value-type="float" office:value="487795.878972507" calcext:value-type="float">
            <text:p>487796</text:p>
          </table:table-cell>
          <table:table-cell table:formula="of:=0.42 * [.A455]-9336.45" office:value-type="float" office:value="177983.55" calcext:value-type="float">
            <text:p>177984</text:p>
          </table:table-cell>
          <table:table-cell table:formula="of:=0.45 * [.A455] - 17671.2" office:value-type="float" office:value="183028.8" calcext:value-type="float">
            <text:p>183029</text:p>
          </table:table-cell>
          <table:table-cell table:formula="of:=([.A455]-[.$B$6])/10000" office:value-type="float" office:value="43.5653" calcext:value-type="float">
            <text:p>44</text:p>
          </table:table-cell>
          <table:table-cell table:formula="of:=([.A455]-14926)/10000" office:value-type="float" office:value="43.1074" calcext:value-type="float">
            <text:p>43</text:p>
          </table:table-cell>
          <table:table-cell table:formula="of:=[.B455]/[.A455]" office:value-type="percentage" office:value="0.410378475336323" calcext:value-type="percentage">
            <text:p>41.04%</text:p>
          </table:table-cell>
          <table:table-cell table:formula="of:=MROUND([.I45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5]+1000" office:value-type="float" office:value="447000" calcext:value-type="float">
            <text:p>447000</text:p>
          </table:table-cell>
          <table:table-cell table:formula="of:=IF([.A456]&lt;=[.B$6];0; IF([.A456]&lt;[.C$6];[.C456];IF([.A456]&lt;[.D$6];[.D456];IF([.A456]&lt;[.E$6];[.E456];[.F456]))))" office:value-type="float" office:value="183478.8" calcext:value-type="float">
            <text:p>183479</text:p>
          </table:table-cell>
          <table:table-cell table:formula="of:=(1088.67 * Y + 1.4) * Y" office:value-type="float" office:value="2075782.95797406" calcext:value-type="float">
            <text:p>2075783</text:p>
          </table:table-cell>
          <table:table-cell table:formula="of:=(206.43 * Z + 2397) * Z + 869.32" office:value-type="float" office:value="489817.375388907" calcext:value-type="float">
            <text:p>489817</text:p>
          </table:table-cell>
          <table:table-cell table:formula="of:=0.42 * [.A456]-9336.45" office:value-type="float" office:value="178403.55" calcext:value-type="float">
            <text:p>178404</text:p>
          </table:table-cell>
          <table:table-cell table:formula="of:=0.45 * [.A456] - 17671.2" office:value-type="float" office:value="183478.8" calcext:value-type="float">
            <text:p>183479</text:p>
          </table:table-cell>
          <table:table-cell table:formula="of:=([.A456]-[.$B$6])/10000" office:value-type="float" office:value="43.6653" calcext:value-type="float">
            <text:p>44</text:p>
          </table:table-cell>
          <table:table-cell table:formula="of:=([.A456]-14926)/10000" office:value-type="float" office:value="43.2074" calcext:value-type="float">
            <text:p>43</text:p>
          </table:table-cell>
          <table:table-cell table:formula="of:=[.B456]/[.A456]" office:value-type="percentage" office:value="0.41046711409396" calcext:value-type="percentage">
            <text:p>41.05%</text:p>
          </table:table-cell>
          <table:table-cell table:formula="of:=MROUND([.I45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6]+1000" office:value-type="float" office:value="448000" calcext:value-type="float">
            <text:p>448000</text:p>
          </table:table-cell>
          <table:table-cell table:formula="of:=IF([.A457]&lt;=[.B$6];0; IF([.A457]&lt;[.C$6];[.C457];IF([.A457]&lt;[.D$6];[.D457];IF([.A457]&lt;[.E$6];[.E457];[.F457]))))" office:value-type="float" office:value="183928.8" calcext:value-type="float">
            <text:p>183929</text:p>
          </table:table-cell>
          <table:table-cell table:formula="of:=(1088.67 * Y + 1.4) * Y" office:value-type="float" office:value="2085301.40510426" calcext:value-type="float">
            <text:p>2085301</text:p>
          </table:table-cell>
          <table:table-cell table:formula="of:=(206.43 * Z + 2397) * Z + 869.32" office:value-type="float" office:value="491843.000405307" calcext:value-type="float">
            <text:p>491843</text:p>
          </table:table-cell>
          <table:table-cell table:formula="of:=0.42 * [.A457]-9336.45" office:value-type="float" office:value="178823.55" calcext:value-type="float">
            <text:p>178824</text:p>
          </table:table-cell>
          <table:table-cell table:formula="of:=0.45 * [.A457] - 17671.2" office:value-type="float" office:value="183928.8" calcext:value-type="float">
            <text:p>183929</text:p>
          </table:table-cell>
          <table:table-cell table:formula="of:=([.A457]-[.$B$6])/10000" office:value-type="float" office:value="43.7653" calcext:value-type="float">
            <text:p>44</text:p>
          </table:table-cell>
          <table:table-cell table:formula="of:=([.A457]-14926)/10000" office:value-type="float" office:value="43.3074" calcext:value-type="float">
            <text:p>43</text:p>
          </table:table-cell>
          <table:table-cell table:formula="of:=[.B457]/[.A457]" office:value-type="percentage" office:value="0.410555357142857" calcext:value-type="percentage">
            <text:p>41.06%</text:p>
          </table:table-cell>
          <table:table-cell table:formula="of:=MROUND([.I45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7]+1000" office:value-type="float" office:value="449000" calcext:value-type="float">
            <text:p>449000</text:p>
          </table:table-cell>
          <table:table-cell table:formula="of:=IF([.A458]&lt;=[.B$6];0; IF([.A458]&lt;[.C$6];[.C458];IF([.A458]&lt;[.D$6];[.D458];IF([.A458]&lt;[.E$6];[.E458];[.F458]))))" office:value-type="float" office:value="184378.8" calcext:value-type="float">
            <text:p>184379</text:p>
          </table:table-cell>
          <table:table-cell table:formula="of:=(1088.67 * Y + 1.4) * Y" office:value-type="float" office:value="2094841.62563446" calcext:value-type="float">
            <text:p>2094842</text:p>
          </table:table-cell>
          <table:table-cell table:formula="of:=(206.43 * Z + 2397) * Z + 869.32" office:value-type="float" office:value="493872.754021707" calcext:value-type="float">
            <text:p>493873</text:p>
          </table:table-cell>
          <table:table-cell table:formula="of:=0.42 * [.A458]-9336.45" office:value-type="float" office:value="179243.55" calcext:value-type="float">
            <text:p>179244</text:p>
          </table:table-cell>
          <table:table-cell table:formula="of:=0.45 * [.A458] - 17671.2" office:value-type="float" office:value="184378.8" calcext:value-type="float">
            <text:p>184379</text:p>
          </table:table-cell>
          <table:table-cell table:formula="of:=([.A458]-[.$B$6])/10000" office:value-type="float" office:value="43.8653" calcext:value-type="float">
            <text:p>44</text:p>
          </table:table-cell>
          <table:table-cell table:formula="of:=([.A458]-14926)/10000" office:value-type="float" office:value="43.4074" calcext:value-type="float">
            <text:p>43</text:p>
          </table:table-cell>
          <table:table-cell table:formula="of:=[.B458]/[.A458]" office:value-type="percentage" office:value="0.410643207126949" calcext:value-type="percentage">
            <text:p>41.06%</text:p>
          </table:table-cell>
          <table:table-cell table:formula="of:=MROUND([.I45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8]+1000" office:value-type="float" office:value="450000" calcext:value-type="float">
            <text:p>450000</text:p>
          </table:table-cell>
          <table:table-cell table:formula="of:=IF([.A459]&lt;=[.B$6];0; IF([.A459]&lt;[.C$6];[.C459];IF([.A459]&lt;[.D$6];[.D459];IF([.A459]&lt;[.E$6];[.E459];[.F459]))))" office:value-type="float" office:value="184828.8" calcext:value-type="float">
            <text:p>184829</text:p>
          </table:table-cell>
          <table:table-cell table:formula="of:=(1088.67 * Y + 1.4) * Y" office:value-type="float" office:value="2104403.61956466" calcext:value-type="float">
            <text:p>2104404</text:p>
          </table:table-cell>
          <table:table-cell table:formula="of:=(206.43 * Z + 2397) * Z + 869.32" office:value-type="float" office:value="495906.636238107" calcext:value-type="float">
            <text:p>495907</text:p>
          </table:table-cell>
          <table:table-cell table:formula="of:=0.42 * [.A459]-9336.45" office:value-type="float" office:value="179663.55" calcext:value-type="float">
            <text:p>179664</text:p>
          </table:table-cell>
          <table:table-cell table:formula="of:=0.45 * [.A459] - 17671.2" office:value-type="float" office:value="184828.8" calcext:value-type="float">
            <text:p>184829</text:p>
          </table:table-cell>
          <table:table-cell table:formula="of:=([.A459]-[.$B$6])/10000" office:value-type="float" office:value="43.9653" calcext:value-type="float">
            <text:p>44</text:p>
          </table:table-cell>
          <table:table-cell table:formula="of:=([.A459]-14926)/10000" office:value-type="float" office:value="43.5074" calcext:value-type="float">
            <text:p>44</text:p>
          </table:table-cell>
          <table:table-cell table:formula="of:=[.B459]/[.A459]" office:value-type="percentage" office:value="0.410730666666667" calcext:value-type="percentage">
            <text:p>41.07%</text:p>
          </table:table-cell>
          <table:table-cell table:formula="of:=MROUND([.I45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59]+1000" office:value-type="float" office:value="451000" calcext:value-type="float">
            <text:p>451000</text:p>
          </table:table-cell>
          <table:table-cell table:formula="of:=IF([.A460]&lt;=[.B$6];0; IF([.A460]&lt;[.C$6];[.C460];IF([.A460]&lt;[.D$6];[.D460];IF([.A460]&lt;[.E$6];[.E460];[.F460]))))" office:value-type="float" office:value="185278.8" calcext:value-type="float">
            <text:p>185279</text:p>
          </table:table-cell>
          <table:table-cell table:formula="of:=(1088.67 * Y + 1.4) * Y" office:value-type="float" office:value="2113987.38689486" calcext:value-type="float">
            <text:p>2113987</text:p>
          </table:table-cell>
          <table:table-cell table:formula="of:=(206.43 * Z + 2397) * Z + 869.32" office:value-type="float" office:value="497944.647054507" calcext:value-type="float">
            <text:p>497945</text:p>
          </table:table-cell>
          <table:table-cell table:formula="of:=0.42 * [.A460]-9336.45" office:value-type="float" office:value="180083.55" calcext:value-type="float">
            <text:p>180084</text:p>
          </table:table-cell>
          <table:table-cell table:formula="of:=0.45 * [.A460] - 17671.2" office:value-type="float" office:value="185278.8" calcext:value-type="float">
            <text:p>185279</text:p>
          </table:table-cell>
          <table:table-cell table:formula="of:=([.A460]-[.$B$6])/10000" office:value-type="float" office:value="44.0653" calcext:value-type="float">
            <text:p>44</text:p>
          </table:table-cell>
          <table:table-cell table:formula="of:=([.A460]-14926)/10000" office:value-type="float" office:value="43.6074" calcext:value-type="float">
            <text:p>44</text:p>
          </table:table-cell>
          <table:table-cell table:formula="of:=[.B460]/[.A460]" office:value-type="percentage" office:value="0.410817738359202" calcext:value-type="percentage">
            <text:p>41.08%</text:p>
          </table:table-cell>
          <table:table-cell table:formula="of:=MROUND([.I46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0]+1000" office:value-type="float" office:value="452000" calcext:value-type="float">
            <text:p>452000</text:p>
          </table:table-cell>
          <table:table-cell table:formula="of:=IF([.A461]&lt;=[.B$6];0; IF([.A461]&lt;[.C$6];[.C461];IF([.A461]&lt;[.D$6];[.D461];IF([.A461]&lt;[.E$6];[.E461];[.F461]))))" office:value-type="float" office:value="185728.8" calcext:value-type="float">
            <text:p>185729</text:p>
          </table:table-cell>
          <table:table-cell table:formula="of:=(1088.67 * Y + 1.4) * Y" office:value-type="float" office:value="2123592.92762506" calcext:value-type="float">
            <text:p>2123593</text:p>
          </table:table-cell>
          <table:table-cell table:formula="of:=(206.43 * Z + 2397) * Z + 869.32" office:value-type="float" office:value="499986.786470907" calcext:value-type="float">
            <text:p>499987</text:p>
          </table:table-cell>
          <table:table-cell table:formula="of:=0.42 * [.A461]-9336.45" office:value-type="float" office:value="180503.55" calcext:value-type="float">
            <text:p>180504</text:p>
          </table:table-cell>
          <table:table-cell table:formula="of:=0.45 * [.A461] - 17671.2" office:value-type="float" office:value="185728.8" calcext:value-type="float">
            <text:p>185729</text:p>
          </table:table-cell>
          <table:table-cell table:formula="of:=([.A461]-[.$B$6])/10000" office:value-type="float" office:value="44.1653" calcext:value-type="float">
            <text:p>44</text:p>
          </table:table-cell>
          <table:table-cell table:formula="of:=([.A461]-14926)/10000" office:value-type="float" office:value="43.7074" calcext:value-type="float">
            <text:p>44</text:p>
          </table:table-cell>
          <table:table-cell table:formula="of:=[.B461]/[.A461]" office:value-type="percentage" office:value="0.410904424778761" calcext:value-type="percentage">
            <text:p>41.09%</text:p>
          </table:table-cell>
          <table:table-cell table:formula="of:=MROUND([.I46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1]+1000" office:value-type="float" office:value="453000" calcext:value-type="float">
            <text:p>453000</text:p>
          </table:table-cell>
          <table:table-cell table:formula="of:=IF([.A462]&lt;=[.B$6];0; IF([.A462]&lt;[.C$6];[.C462];IF([.A462]&lt;[.D$6];[.D462];IF([.A462]&lt;[.E$6];[.E462];[.F462]))))" office:value-type="float" office:value="186178.8" calcext:value-type="float">
            <text:p>186179</text:p>
          </table:table-cell>
          <table:table-cell table:formula="of:=(1088.67 * Y + 1.4) * Y" office:value-type="float" office:value="2133220.24175526" calcext:value-type="float">
            <text:p>2133220</text:p>
          </table:table-cell>
          <table:table-cell table:formula="of:=(206.43 * Z + 2397) * Z + 869.32" office:value-type="float" office:value="502033.054487307" calcext:value-type="float">
            <text:p>502033</text:p>
          </table:table-cell>
          <table:table-cell table:formula="of:=0.42 * [.A462]-9336.45" office:value-type="float" office:value="180923.55" calcext:value-type="float">
            <text:p>180924</text:p>
          </table:table-cell>
          <table:table-cell table:formula="of:=0.45 * [.A462] - 17671.2" office:value-type="float" office:value="186178.8" calcext:value-type="float">
            <text:p>186179</text:p>
          </table:table-cell>
          <table:table-cell table:formula="of:=([.A462]-[.$B$6])/10000" office:value-type="float" office:value="44.2653" calcext:value-type="float">
            <text:p>44</text:p>
          </table:table-cell>
          <table:table-cell table:formula="of:=([.A462]-14926)/10000" office:value-type="float" office:value="43.8074" calcext:value-type="float">
            <text:p>44</text:p>
          </table:table-cell>
          <table:table-cell table:formula="of:=[.B462]/[.A462]" office:value-type="percentage" office:value="0.410990728476821" calcext:value-type="percentage">
            <text:p>41.10%</text:p>
          </table:table-cell>
          <table:table-cell table:formula="of:=MROUND([.I46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2]+1000" office:value-type="float" office:value="454000" calcext:value-type="float">
            <text:p>454000</text:p>
          </table:table-cell>
          <table:table-cell table:formula="of:=IF([.A463]&lt;=[.B$6];0; IF([.A463]&lt;[.C$6];[.C463];IF([.A463]&lt;[.D$6];[.D463];IF([.A463]&lt;[.E$6];[.E463];[.F463]))))" office:value-type="float" office:value="186628.8" calcext:value-type="float">
            <text:p>186629</text:p>
          </table:table-cell>
          <table:table-cell table:formula="of:=(1088.67 * Y + 1.4) * Y" office:value-type="float" office:value="2142869.32928546" calcext:value-type="float">
            <text:p>2142869</text:p>
          </table:table-cell>
          <table:table-cell table:formula="of:=(206.43 * Z + 2397) * Z + 869.32" office:value-type="float" office:value="504083.451103707" calcext:value-type="float">
            <text:p>504083</text:p>
          </table:table-cell>
          <table:table-cell table:formula="of:=0.42 * [.A463]-9336.45" office:value-type="float" office:value="181343.55" calcext:value-type="float">
            <text:p>181344</text:p>
          </table:table-cell>
          <table:table-cell table:formula="of:=0.45 * [.A463] - 17671.2" office:value-type="float" office:value="186628.8" calcext:value-type="float">
            <text:p>186629</text:p>
          </table:table-cell>
          <table:table-cell table:formula="of:=([.A463]-[.$B$6])/10000" office:value-type="float" office:value="44.3653" calcext:value-type="float">
            <text:p>44</text:p>
          </table:table-cell>
          <table:table-cell table:formula="of:=([.A463]-14926)/10000" office:value-type="float" office:value="43.9074" calcext:value-type="float">
            <text:p>44</text:p>
          </table:table-cell>
          <table:table-cell table:formula="of:=[.B463]/[.A463]" office:value-type="percentage" office:value="0.411076651982379" calcext:value-type="percentage">
            <text:p>41.11%</text:p>
          </table:table-cell>
          <table:table-cell table:formula="of:=MROUND([.I46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3]+1000" office:value-type="float" office:value="455000" calcext:value-type="float">
            <text:p>455000</text:p>
          </table:table-cell>
          <table:table-cell table:formula="of:=IF([.A464]&lt;=[.B$6];0; IF([.A464]&lt;[.C$6];[.C464];IF([.A464]&lt;[.D$6];[.D464];IF([.A464]&lt;[.E$6];[.E464];[.F464]))))" office:value-type="float" office:value="187078.8" calcext:value-type="float">
            <text:p>187079</text:p>
          </table:table-cell>
          <table:table-cell table:formula="of:=(1088.67 * Y + 1.4) * Y" office:value-type="float" office:value="2152540.19021566" calcext:value-type="float">
            <text:p>2152540</text:p>
          </table:table-cell>
          <table:table-cell table:formula="of:=(206.43 * Z + 2397) * Z + 869.32" office:value-type="float" office:value="506137.976320107" calcext:value-type="float">
            <text:p>506138</text:p>
          </table:table-cell>
          <table:table-cell table:formula="of:=0.42 * [.A464]-9336.45" office:value-type="float" office:value="181763.55" calcext:value-type="float">
            <text:p>181764</text:p>
          </table:table-cell>
          <table:table-cell table:formula="of:=0.45 * [.A464] - 17671.2" office:value-type="float" office:value="187078.8" calcext:value-type="float">
            <text:p>187079</text:p>
          </table:table-cell>
          <table:table-cell table:formula="of:=([.A464]-[.$B$6])/10000" office:value-type="float" office:value="44.4653" calcext:value-type="float">
            <text:p>44</text:p>
          </table:table-cell>
          <table:table-cell table:formula="of:=([.A464]-14926)/10000" office:value-type="float" office:value="44.0074" calcext:value-type="float">
            <text:p>44</text:p>
          </table:table-cell>
          <table:table-cell table:formula="of:=[.B464]/[.A464]" office:value-type="percentage" office:value="0.411162197802198" calcext:value-type="percentage">
            <text:p>41.12%</text:p>
          </table:table-cell>
          <table:table-cell table:formula="of:=MROUND([.I46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4]+1000" office:value-type="float" office:value="456000" calcext:value-type="float">
            <text:p>456000</text:p>
          </table:table-cell>
          <table:table-cell table:formula="of:=IF([.A465]&lt;=[.B$6];0; IF([.A465]&lt;[.C$6];[.C465];IF([.A465]&lt;[.D$6];[.D465];IF([.A465]&lt;[.E$6];[.E465];[.F465]))))" office:value-type="float" office:value="187528.8" calcext:value-type="float">
            <text:p>187529</text:p>
          </table:table-cell>
          <table:table-cell table:formula="of:=(1088.67 * Y + 1.4) * Y" office:value-type="float" office:value="2162232.82454586" calcext:value-type="float">
            <text:p>2162233</text:p>
          </table:table-cell>
          <table:table-cell table:formula="of:=(206.43 * Z + 2397) * Z + 869.32" office:value-type="float" office:value="508196.630136507" calcext:value-type="float">
            <text:p>508197</text:p>
          </table:table-cell>
          <table:table-cell table:formula="of:=0.42 * [.A465]-9336.45" office:value-type="float" office:value="182183.55" calcext:value-type="float">
            <text:p>182184</text:p>
          </table:table-cell>
          <table:table-cell table:formula="of:=0.45 * [.A465] - 17671.2" office:value-type="float" office:value="187528.8" calcext:value-type="float">
            <text:p>187529</text:p>
          </table:table-cell>
          <table:table-cell table:formula="of:=([.A465]-[.$B$6])/10000" office:value-type="float" office:value="44.5653" calcext:value-type="float">
            <text:p>45</text:p>
          </table:table-cell>
          <table:table-cell table:formula="of:=([.A465]-14926)/10000" office:value-type="float" office:value="44.1074" calcext:value-type="float">
            <text:p>44</text:p>
          </table:table-cell>
          <table:table-cell table:formula="of:=[.B465]/[.A465]" office:value-type="percentage" office:value="0.411247368421053" calcext:value-type="percentage">
            <text:p>41.12%</text:p>
          </table:table-cell>
          <table:table-cell table:formula="of:=MROUND([.I46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5]+1000" office:value-type="float" office:value="457000" calcext:value-type="float">
            <text:p>457000</text:p>
          </table:table-cell>
          <table:table-cell table:formula="of:=IF([.A466]&lt;=[.B$6];0; IF([.A466]&lt;[.C$6];[.C466];IF([.A466]&lt;[.D$6];[.D466];IF([.A466]&lt;[.E$6];[.E466];[.F466]))))" office:value-type="float" office:value="187978.8" calcext:value-type="float">
            <text:p>187979</text:p>
          </table:table-cell>
          <table:table-cell table:formula="of:=(1088.67 * Y + 1.4) * Y" office:value-type="float" office:value="2171947.23227606" calcext:value-type="float">
            <text:p>2171947</text:p>
          </table:table-cell>
          <table:table-cell table:formula="of:=(206.43 * Z + 2397) * Z + 869.32" office:value-type="float" office:value="510259.412552907" calcext:value-type="float">
            <text:p>510259</text:p>
          </table:table-cell>
          <table:table-cell table:formula="of:=0.42 * [.A466]-9336.45" office:value-type="float" office:value="182603.55" calcext:value-type="float">
            <text:p>182604</text:p>
          </table:table-cell>
          <table:table-cell table:formula="of:=0.45 * [.A466] - 17671.2" office:value-type="float" office:value="187978.8" calcext:value-type="float">
            <text:p>187979</text:p>
          </table:table-cell>
          <table:table-cell table:formula="of:=([.A466]-[.$B$6])/10000" office:value-type="float" office:value="44.6653" calcext:value-type="float">
            <text:p>45</text:p>
          </table:table-cell>
          <table:table-cell table:formula="of:=([.A466]-14926)/10000" office:value-type="float" office:value="44.2074" calcext:value-type="float">
            <text:p>44</text:p>
          </table:table-cell>
          <table:table-cell table:formula="of:=[.B466]/[.A466]" office:value-type="percentage" office:value="0.411332166301969" calcext:value-type="percentage">
            <text:p>41.13%</text:p>
          </table:table-cell>
          <table:table-cell table:formula="of:=MROUND([.I46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6]+1000" office:value-type="float" office:value="458000" calcext:value-type="float">
            <text:p>458000</text:p>
          </table:table-cell>
          <table:table-cell table:formula="of:=IF([.A467]&lt;=[.B$6];0; IF([.A467]&lt;[.C$6];[.C467];IF([.A467]&lt;[.D$6];[.D467];IF([.A467]&lt;[.E$6];[.E467];[.F467]))))" office:value-type="float" office:value="188428.8" calcext:value-type="float">
            <text:p>188429</text:p>
          </table:table-cell>
          <table:table-cell table:formula="of:=(1088.67 * Y + 1.4) * Y" office:value-type="float" office:value="2181683.41340626" calcext:value-type="float">
            <text:p>2181683</text:p>
          </table:table-cell>
          <table:table-cell table:formula="of:=(206.43 * Z + 2397) * Z + 869.32" office:value-type="float" office:value="512326.323569307" calcext:value-type="float">
            <text:p>512326</text:p>
          </table:table-cell>
          <table:table-cell table:formula="of:=0.42 * [.A467]-9336.45" office:value-type="float" office:value="183023.55" calcext:value-type="float">
            <text:p>183024</text:p>
          </table:table-cell>
          <table:table-cell table:formula="of:=0.45 * [.A467] - 17671.2" office:value-type="float" office:value="188428.8" calcext:value-type="float">
            <text:p>188429</text:p>
          </table:table-cell>
          <table:table-cell table:formula="of:=([.A467]-[.$B$6])/10000" office:value-type="float" office:value="44.7653" calcext:value-type="float">
            <text:p>45</text:p>
          </table:table-cell>
          <table:table-cell table:formula="of:=([.A467]-14926)/10000" office:value-type="float" office:value="44.3074" calcext:value-type="float">
            <text:p>44</text:p>
          </table:table-cell>
          <table:table-cell table:formula="of:=[.B467]/[.A467]" office:value-type="percentage" office:value="0.411416593886463" calcext:value-type="percentage">
            <text:p>41.14%</text:p>
          </table:table-cell>
          <table:table-cell table:formula="of:=MROUND([.I46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7]+1000" office:value-type="float" office:value="459000" calcext:value-type="float">
            <text:p>459000</text:p>
          </table:table-cell>
          <table:table-cell table:formula="of:=IF([.A468]&lt;=[.B$6];0; IF([.A468]&lt;[.C$6];[.C468];IF([.A468]&lt;[.D$6];[.D468];IF([.A468]&lt;[.E$6];[.E468];[.F468]))))" office:value-type="float" office:value="188878.8" calcext:value-type="float">
            <text:p>188879</text:p>
          </table:table-cell>
          <table:table-cell table:formula="of:=(1088.67 * Y + 1.4) * Y" office:value-type="float" office:value="2191441.36793646" calcext:value-type="float">
            <text:p>2191441</text:p>
          </table:table-cell>
          <table:table-cell table:formula="of:=(206.43 * Z + 2397) * Z + 869.32" office:value-type="float" office:value="514397.363185707" calcext:value-type="float">
            <text:p>514397</text:p>
          </table:table-cell>
          <table:table-cell table:formula="of:=0.42 * [.A468]-9336.45" office:value-type="float" office:value="183443.55" calcext:value-type="float">
            <text:p>183444</text:p>
          </table:table-cell>
          <table:table-cell table:formula="of:=0.45 * [.A468] - 17671.2" office:value-type="float" office:value="188878.8" calcext:value-type="float">
            <text:p>188879</text:p>
          </table:table-cell>
          <table:table-cell table:formula="of:=([.A468]-[.$B$6])/10000" office:value-type="float" office:value="44.8653" calcext:value-type="float">
            <text:p>45</text:p>
          </table:table-cell>
          <table:table-cell table:formula="of:=([.A468]-14926)/10000" office:value-type="float" office:value="44.4074" calcext:value-type="float">
            <text:p>44</text:p>
          </table:table-cell>
          <table:table-cell table:formula="of:=[.B468]/[.A468]" office:value-type="percentage" office:value="0.411500653594771" calcext:value-type="percentage">
            <text:p>41.15%</text:p>
          </table:table-cell>
          <table:table-cell table:formula="of:=MROUND([.I46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8]+1000" office:value-type="float" office:value="460000" calcext:value-type="float">
            <text:p>460000</text:p>
          </table:table-cell>
          <table:table-cell table:formula="of:=IF([.A469]&lt;=[.B$6];0; IF([.A469]&lt;[.C$6];[.C469];IF([.A469]&lt;[.D$6];[.D469];IF([.A469]&lt;[.E$6];[.E469];[.F469]))))" office:value-type="float" office:value="189328.8" calcext:value-type="float">
            <text:p>189329</text:p>
          </table:table-cell>
          <table:table-cell table:formula="of:=(1088.67 * Y + 1.4) * Y" office:value-type="float" office:value="2201221.09586666" calcext:value-type="float">
            <text:p>2201221</text:p>
          </table:table-cell>
          <table:table-cell table:formula="of:=(206.43 * Z + 2397) * Z + 869.32" office:value-type="float" office:value="516472.531402107" calcext:value-type="float">
            <text:p>516473</text:p>
          </table:table-cell>
          <table:table-cell table:formula="of:=0.42 * [.A469]-9336.45" office:value-type="float" office:value="183863.55" calcext:value-type="float">
            <text:p>183864</text:p>
          </table:table-cell>
          <table:table-cell table:formula="of:=0.45 * [.A469] - 17671.2" office:value-type="float" office:value="189328.8" calcext:value-type="float">
            <text:p>189329</text:p>
          </table:table-cell>
          <table:table-cell table:formula="of:=([.A469]-[.$B$6])/10000" office:value-type="float" office:value="44.9653" calcext:value-type="float">
            <text:p>45</text:p>
          </table:table-cell>
          <table:table-cell table:formula="of:=([.A469]-14926)/10000" office:value-type="float" office:value="44.5074" calcext:value-type="float">
            <text:p>45</text:p>
          </table:table-cell>
          <table:table-cell table:formula="of:=[.B469]/[.A469]" office:value-type="percentage" office:value="0.411584347826087" calcext:value-type="percentage">
            <text:p>41.16%</text:p>
          </table:table-cell>
          <table:table-cell table:formula="of:=MROUND([.I46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69]+1000" office:value-type="float" office:value="461000" calcext:value-type="float">
            <text:p>461000</text:p>
          </table:table-cell>
          <table:table-cell table:formula="of:=IF([.A470]&lt;=[.B$6];0; IF([.A470]&lt;[.C$6];[.C470];IF([.A470]&lt;[.D$6];[.D470];IF([.A470]&lt;[.E$6];[.E470];[.F470]))))" office:value-type="float" office:value="189778.8" calcext:value-type="float">
            <text:p>189779</text:p>
          </table:table-cell>
          <table:table-cell table:formula="of:=(1088.67 * Y + 1.4) * Y" office:value-type="float" office:value="2211022.59719686" calcext:value-type="float">
            <text:p>2211023</text:p>
          </table:table-cell>
          <table:table-cell table:formula="of:=(206.43 * Z + 2397) * Z + 869.32" office:value-type="float" office:value="518551.828218507" calcext:value-type="float">
            <text:p>518552</text:p>
          </table:table-cell>
          <table:table-cell table:formula="of:=0.42 * [.A470]-9336.45" office:value-type="float" office:value="184283.55" calcext:value-type="float">
            <text:p>184284</text:p>
          </table:table-cell>
          <table:table-cell table:formula="of:=0.45 * [.A470] - 17671.2" office:value-type="float" office:value="189778.8" calcext:value-type="float">
            <text:p>189779</text:p>
          </table:table-cell>
          <table:table-cell table:formula="of:=([.A470]-[.$B$6])/10000" office:value-type="float" office:value="45.0653" calcext:value-type="float">
            <text:p>45</text:p>
          </table:table-cell>
          <table:table-cell table:formula="of:=([.A470]-14926)/10000" office:value-type="float" office:value="44.6074" calcext:value-type="float">
            <text:p>45</text:p>
          </table:table-cell>
          <table:table-cell table:formula="of:=[.B470]/[.A470]" office:value-type="percentage" office:value="0.411667678958785" calcext:value-type="percentage">
            <text:p>41.17%</text:p>
          </table:table-cell>
          <table:table-cell table:formula="of:=MROUND([.I47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0]+1000" office:value-type="float" office:value="462000" calcext:value-type="float">
            <text:p>462000</text:p>
          </table:table-cell>
          <table:table-cell table:formula="of:=IF([.A471]&lt;=[.B$6];0; IF([.A471]&lt;[.C$6];[.C471];IF([.A471]&lt;[.D$6];[.D471];IF([.A471]&lt;[.E$6];[.E471];[.F471]))))" office:value-type="float" office:value="190228.8" calcext:value-type="float">
            <text:p>190229</text:p>
          </table:table-cell>
          <table:table-cell table:formula="of:=(1088.67 * Y + 1.4) * Y" office:value-type="float" office:value="2220845.87192706" calcext:value-type="float">
            <text:p>2220846</text:p>
          </table:table-cell>
          <table:table-cell table:formula="of:=(206.43 * Z + 2397) * Z + 869.32" office:value-type="float" office:value="520635.253634907" calcext:value-type="float">
            <text:p>520635</text:p>
          </table:table-cell>
          <table:table-cell table:formula="of:=0.42 * [.A471]-9336.45" office:value-type="float" office:value="184703.55" calcext:value-type="float">
            <text:p>184704</text:p>
          </table:table-cell>
          <table:table-cell table:formula="of:=0.45 * [.A471] - 17671.2" office:value-type="float" office:value="190228.8" calcext:value-type="float">
            <text:p>190229</text:p>
          </table:table-cell>
          <table:table-cell table:formula="of:=([.A471]-[.$B$6])/10000" office:value-type="float" office:value="45.1653" calcext:value-type="float">
            <text:p>45</text:p>
          </table:table-cell>
          <table:table-cell table:formula="of:=([.A471]-14926)/10000" office:value-type="float" office:value="44.7074" calcext:value-type="float">
            <text:p>45</text:p>
          </table:table-cell>
          <table:table-cell table:formula="of:=[.B471]/[.A471]" office:value-type="percentage" office:value="0.411750649350649" calcext:value-type="percentage">
            <text:p>41.18%</text:p>
          </table:table-cell>
          <table:table-cell table:formula="of:=MROUND([.I47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1]+1000" office:value-type="float" office:value="463000" calcext:value-type="float">
            <text:p>463000</text:p>
          </table:table-cell>
          <table:table-cell table:formula="of:=IF([.A472]&lt;=[.B$6];0; IF([.A472]&lt;[.C$6];[.C472];IF([.A472]&lt;[.D$6];[.D472];IF([.A472]&lt;[.E$6];[.E472];[.F472]))))" office:value-type="float" office:value="190678.8" calcext:value-type="float">
            <text:p>190679</text:p>
          </table:table-cell>
          <table:table-cell table:formula="of:=(1088.67 * Y + 1.4) * Y" office:value-type="float" office:value="2230690.92005726" calcext:value-type="float">
            <text:p>2230691</text:p>
          </table:table-cell>
          <table:table-cell table:formula="of:=(206.43 * Z + 2397) * Z + 869.32" office:value-type="float" office:value="522722.807651307" calcext:value-type="float">
            <text:p>522723</text:p>
          </table:table-cell>
          <table:table-cell table:formula="of:=0.42 * [.A472]-9336.45" office:value-type="float" office:value="185123.55" calcext:value-type="float">
            <text:p>185124</text:p>
          </table:table-cell>
          <table:table-cell table:formula="of:=0.45 * [.A472] - 17671.2" office:value-type="float" office:value="190678.8" calcext:value-type="float">
            <text:p>190679</text:p>
          </table:table-cell>
          <table:table-cell table:formula="of:=([.A472]-[.$B$6])/10000" office:value-type="float" office:value="45.2653" calcext:value-type="float">
            <text:p>45</text:p>
          </table:table-cell>
          <table:table-cell table:formula="of:=([.A472]-14926)/10000" office:value-type="float" office:value="44.8074" calcext:value-type="float">
            <text:p>45</text:p>
          </table:table-cell>
          <table:table-cell table:formula="of:=[.B472]/[.A472]" office:value-type="percentage" office:value="0.411833261339093" calcext:value-type="percentage">
            <text:p>41.18%</text:p>
          </table:table-cell>
          <table:table-cell table:formula="of:=MROUND([.I47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2]+1000" office:value-type="float" office:value="464000" calcext:value-type="float">
            <text:p>464000</text:p>
          </table:table-cell>
          <table:table-cell table:formula="of:=IF([.A473]&lt;=[.B$6];0; IF([.A473]&lt;[.C$6];[.C473];IF([.A473]&lt;[.D$6];[.D473];IF([.A473]&lt;[.E$6];[.E473];[.F473]))))" office:value-type="float" office:value="191128.8" calcext:value-type="float">
            <text:p>191129</text:p>
          </table:table-cell>
          <table:table-cell table:formula="of:=(1088.67 * Y + 1.4) * Y" office:value-type="float" office:value="2240557.74158746" calcext:value-type="float">
            <text:p>2240558</text:p>
          </table:table-cell>
          <table:table-cell table:formula="of:=(206.43 * Z + 2397) * Z + 869.32" office:value-type="float" office:value="524814.490267707" calcext:value-type="float">
            <text:p>524814</text:p>
          </table:table-cell>
          <table:table-cell table:formula="of:=0.42 * [.A473]-9336.45" office:value-type="float" office:value="185543.55" calcext:value-type="float">
            <text:p>185544</text:p>
          </table:table-cell>
          <table:table-cell table:formula="of:=0.45 * [.A473] - 17671.2" office:value-type="float" office:value="191128.8" calcext:value-type="float">
            <text:p>191129</text:p>
          </table:table-cell>
          <table:table-cell table:formula="of:=([.A473]-[.$B$6])/10000" office:value-type="float" office:value="45.3653" calcext:value-type="float">
            <text:p>45</text:p>
          </table:table-cell>
          <table:table-cell table:formula="of:=([.A473]-14926)/10000" office:value-type="float" office:value="44.9074" calcext:value-type="float">
            <text:p>45</text:p>
          </table:table-cell>
          <table:table-cell table:formula="of:=[.B473]/[.A473]" office:value-type="percentage" office:value="0.411915517241379" calcext:value-type="percentage">
            <text:p>41.19%</text:p>
          </table:table-cell>
          <table:table-cell table:formula="of:=MROUND([.I47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3]+1000" office:value-type="float" office:value="465000" calcext:value-type="float">
            <text:p>465000</text:p>
          </table:table-cell>
          <table:table-cell table:formula="of:=IF([.A474]&lt;=[.B$6];0; IF([.A474]&lt;[.C$6];[.C474];IF([.A474]&lt;[.D$6];[.D474];IF([.A474]&lt;[.E$6];[.E474];[.F474]))))" office:value-type="float" office:value="191578.8" calcext:value-type="float">
            <text:p>191579</text:p>
          </table:table-cell>
          <table:table-cell table:formula="of:=(1088.67 * Y + 1.4) * Y" office:value-type="float" office:value="2250446.33651766" calcext:value-type="float">
            <text:p>2250446</text:p>
          </table:table-cell>
          <table:table-cell table:formula="of:=(206.43 * Z + 2397) * Z + 869.32" office:value-type="float" office:value="526910.301484107" calcext:value-type="float">
            <text:p>526910</text:p>
          </table:table-cell>
          <table:table-cell table:formula="of:=0.42 * [.A474]-9336.45" office:value-type="float" office:value="185963.55" calcext:value-type="float">
            <text:p>185964</text:p>
          </table:table-cell>
          <table:table-cell table:formula="of:=0.45 * [.A474] - 17671.2" office:value-type="float" office:value="191578.8" calcext:value-type="float">
            <text:p>191579</text:p>
          </table:table-cell>
          <table:table-cell table:formula="of:=([.A474]-[.$B$6])/10000" office:value-type="float" office:value="45.4653" calcext:value-type="float">
            <text:p>45</text:p>
          </table:table-cell>
          <table:table-cell table:formula="of:=([.A474]-14926)/10000" office:value-type="float" office:value="45.0074" calcext:value-type="float">
            <text:p>45</text:p>
          </table:table-cell>
          <table:table-cell table:formula="of:=[.B474]/[.A474]" office:value-type="percentage" office:value="0.411997419354839" calcext:value-type="percentage">
            <text:p>41.20%</text:p>
          </table:table-cell>
          <table:table-cell table:formula="of:=MROUND([.I47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4]+1000" office:value-type="float" office:value="466000" calcext:value-type="float">
            <text:p>466000</text:p>
          </table:table-cell>
          <table:table-cell table:formula="of:=IF([.A475]&lt;=[.B$6];0; IF([.A475]&lt;[.C$6];[.C475];IF([.A475]&lt;[.D$6];[.D475];IF([.A475]&lt;[.E$6];[.E475];[.F475]))))" office:value-type="float" office:value="192028.8" calcext:value-type="float">
            <text:p>192029</text:p>
          </table:table-cell>
          <table:table-cell table:formula="of:=(1088.67 * Y + 1.4) * Y" office:value-type="float" office:value="2260356.70484786" calcext:value-type="float">
            <text:p>2260357</text:p>
          </table:table-cell>
          <table:table-cell table:formula="of:=(206.43 * Z + 2397) * Z + 869.32" office:value-type="float" office:value="529010.241300507" calcext:value-type="float">
            <text:p>529010</text:p>
          </table:table-cell>
          <table:table-cell table:formula="of:=0.42 * [.A475]-9336.45" office:value-type="float" office:value="186383.55" calcext:value-type="float">
            <text:p>186384</text:p>
          </table:table-cell>
          <table:table-cell table:formula="of:=0.45 * [.A475] - 17671.2" office:value-type="float" office:value="192028.8" calcext:value-type="float">
            <text:p>192029</text:p>
          </table:table-cell>
          <table:table-cell table:formula="of:=([.A475]-[.$B$6])/10000" office:value-type="float" office:value="45.5653" calcext:value-type="float">
            <text:p>46</text:p>
          </table:table-cell>
          <table:table-cell table:formula="of:=([.A475]-14926)/10000" office:value-type="float" office:value="45.1074" calcext:value-type="float">
            <text:p>45</text:p>
          </table:table-cell>
          <table:table-cell table:formula="of:=[.B475]/[.A475]" office:value-type="percentage" office:value="0.412078969957082" calcext:value-type="percentage">
            <text:p>41.21%</text:p>
          </table:table-cell>
          <table:table-cell table:formula="of:=MROUND([.I47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5]+1000" office:value-type="float" office:value="467000" calcext:value-type="float">
            <text:p>467000</text:p>
          </table:table-cell>
          <table:table-cell table:formula="of:=IF([.A476]&lt;=[.B$6];0; IF([.A476]&lt;[.C$6];[.C476];IF([.A476]&lt;[.D$6];[.D476];IF([.A476]&lt;[.E$6];[.E476];[.F476]))))" office:value-type="float" office:value="192478.8" calcext:value-type="float">
            <text:p>192479</text:p>
          </table:table-cell>
          <table:table-cell table:formula="of:=(1088.67 * Y + 1.4) * Y" office:value-type="float" office:value="2270288.84657806" calcext:value-type="float">
            <text:p>2270289</text:p>
          </table:table-cell>
          <table:table-cell table:formula="of:=(206.43 * Z + 2397) * Z + 869.32" office:value-type="float" office:value="531114.309716907" calcext:value-type="float">
            <text:p>531114</text:p>
          </table:table-cell>
          <table:table-cell table:formula="of:=0.42 * [.A476]-9336.45" office:value-type="float" office:value="186803.55" calcext:value-type="float">
            <text:p>186804</text:p>
          </table:table-cell>
          <table:table-cell table:formula="of:=0.45 * [.A476] - 17671.2" office:value-type="float" office:value="192478.8" calcext:value-type="float">
            <text:p>192479</text:p>
          </table:table-cell>
          <table:table-cell table:formula="of:=([.A476]-[.$B$6])/10000" office:value-type="float" office:value="45.6653" calcext:value-type="float">
            <text:p>46</text:p>
          </table:table-cell>
          <table:table-cell table:formula="of:=([.A476]-14926)/10000" office:value-type="float" office:value="45.2074" calcext:value-type="float">
            <text:p>45</text:p>
          </table:table-cell>
          <table:table-cell table:formula="of:=[.B476]/[.A476]" office:value-type="percentage" office:value="0.41216017130621" calcext:value-type="percentage">
            <text:p>41.22%</text:p>
          </table:table-cell>
          <table:table-cell table:formula="of:=MROUND([.I47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6]+1000" office:value-type="float" office:value="468000" calcext:value-type="float">
            <text:p>468000</text:p>
          </table:table-cell>
          <table:table-cell table:formula="of:=IF([.A477]&lt;=[.B$6];0; IF([.A477]&lt;[.C$6];[.C477];IF([.A477]&lt;[.D$6];[.D477];IF([.A477]&lt;[.E$6];[.E477];[.F477]))))" office:value-type="float" office:value="192928.8" calcext:value-type="float">
            <text:p>192929</text:p>
          </table:table-cell>
          <table:table-cell table:formula="of:=(1088.67 * Y + 1.4) * Y" office:value-type="float" office:value="2280242.76170826" calcext:value-type="float">
            <text:p>2280243</text:p>
          </table:table-cell>
          <table:table-cell table:formula="of:=(206.43 * Z + 2397) * Z + 869.32" office:value-type="float" office:value="533222.506733307" calcext:value-type="float">
            <text:p>533223</text:p>
          </table:table-cell>
          <table:table-cell table:formula="of:=0.42 * [.A477]-9336.45" office:value-type="float" office:value="187223.55" calcext:value-type="float">
            <text:p>187224</text:p>
          </table:table-cell>
          <table:table-cell table:formula="of:=0.45 * [.A477] - 17671.2" office:value-type="float" office:value="192928.8" calcext:value-type="float">
            <text:p>192929</text:p>
          </table:table-cell>
          <table:table-cell table:formula="of:=([.A477]-[.$B$6])/10000" office:value-type="float" office:value="45.7653" calcext:value-type="float">
            <text:p>46</text:p>
          </table:table-cell>
          <table:table-cell table:formula="of:=([.A477]-14926)/10000" office:value-type="float" office:value="45.3074" calcext:value-type="float">
            <text:p>45</text:p>
          </table:table-cell>
          <table:table-cell table:formula="of:=[.B477]/[.A477]" office:value-type="percentage" office:value="0.412241025641026" calcext:value-type="percentage">
            <text:p>41.22%</text:p>
          </table:table-cell>
          <table:table-cell table:formula="of:=MROUND([.I47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7]+1000" office:value-type="float" office:value="469000" calcext:value-type="float">
            <text:p>469000</text:p>
          </table:table-cell>
          <table:table-cell table:formula="of:=IF([.A478]&lt;=[.B$6];0; IF([.A478]&lt;[.C$6];[.C478];IF([.A478]&lt;[.D$6];[.D478];IF([.A478]&lt;[.E$6];[.E478];[.F478]))))" office:value-type="float" office:value="193378.8" calcext:value-type="float">
            <text:p>193379</text:p>
          </table:table-cell>
          <table:table-cell table:formula="of:=(1088.67 * Y + 1.4) * Y" office:value-type="float" office:value="2290218.45023846" calcext:value-type="float">
            <text:p>2290218</text:p>
          </table:table-cell>
          <table:table-cell table:formula="of:=(206.43 * Z + 2397) * Z + 869.32" office:value-type="float" office:value="535334.832349707" calcext:value-type="float">
            <text:p>535335</text:p>
          </table:table-cell>
          <table:table-cell table:formula="of:=0.42 * [.A478]-9336.45" office:value-type="float" office:value="187643.55" calcext:value-type="float">
            <text:p>187644</text:p>
          </table:table-cell>
          <table:table-cell table:formula="of:=0.45 * [.A478] - 17671.2" office:value-type="float" office:value="193378.8" calcext:value-type="float">
            <text:p>193379</text:p>
          </table:table-cell>
          <table:table-cell table:formula="of:=([.A478]-[.$B$6])/10000" office:value-type="float" office:value="45.8653" calcext:value-type="float">
            <text:p>46</text:p>
          </table:table-cell>
          <table:table-cell table:formula="of:=([.A478]-14926)/10000" office:value-type="float" office:value="45.4074" calcext:value-type="float">
            <text:p>45</text:p>
          </table:table-cell>
          <table:table-cell table:formula="of:=[.B478]/[.A478]" office:value-type="percentage" office:value="0.412321535181237" calcext:value-type="percentage">
            <text:p>41.23%</text:p>
          </table:table-cell>
          <table:table-cell table:formula="of:=MROUND([.I47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8]+1000" office:value-type="float" office:value="470000" calcext:value-type="float">
            <text:p>470000</text:p>
          </table:table-cell>
          <table:table-cell table:formula="of:=IF([.A479]&lt;=[.B$6];0; IF([.A479]&lt;[.C$6];[.C479];IF([.A479]&lt;[.D$6];[.D479];IF([.A479]&lt;[.E$6];[.E479];[.F479]))))" office:value-type="float" office:value="193828.8" calcext:value-type="float">
            <text:p>193829</text:p>
          </table:table-cell>
          <table:table-cell table:formula="of:=(1088.67 * Y + 1.4) * Y" office:value-type="float" office:value="2300215.91216866" calcext:value-type="float">
            <text:p>2300216</text:p>
          </table:table-cell>
          <table:table-cell table:formula="of:=(206.43 * Z + 2397) * Z + 869.32" office:value-type="float" office:value="537451.286566107" calcext:value-type="float">
            <text:p>537451</text:p>
          </table:table-cell>
          <table:table-cell table:formula="of:=0.42 * [.A479]-9336.45" office:value-type="float" office:value="188063.55" calcext:value-type="float">
            <text:p>188064</text:p>
          </table:table-cell>
          <table:table-cell table:formula="of:=0.45 * [.A479] - 17671.2" office:value-type="float" office:value="193828.8" calcext:value-type="float">
            <text:p>193829</text:p>
          </table:table-cell>
          <table:table-cell table:formula="of:=([.A479]-[.$B$6])/10000" office:value-type="float" office:value="45.9653" calcext:value-type="float">
            <text:p>46</text:p>
          </table:table-cell>
          <table:table-cell table:formula="of:=([.A479]-14926)/10000" office:value-type="float" office:value="45.5074" calcext:value-type="float">
            <text:p>46</text:p>
          </table:table-cell>
          <table:table-cell table:formula="of:=[.B479]/[.A479]" office:value-type="percentage" office:value="0.41240170212766" calcext:value-type="percentage">
            <text:p>41.24%</text:p>
          </table:table-cell>
          <table:table-cell table:formula="of:=MROUND([.I47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79]+1000" office:value-type="float" office:value="471000" calcext:value-type="float">
            <text:p>471000</text:p>
          </table:table-cell>
          <table:table-cell table:formula="of:=IF([.A480]&lt;=[.B$6];0; IF([.A480]&lt;[.C$6];[.C480];IF([.A480]&lt;[.D$6];[.D480];IF([.A480]&lt;[.E$6];[.E480];[.F480]))))" office:value-type="float" office:value="194278.8" calcext:value-type="float">
            <text:p>194279</text:p>
          </table:table-cell>
          <table:table-cell table:formula="of:=(1088.67 * Y + 1.4) * Y" office:value-type="float" office:value="2310235.14749886" calcext:value-type="float">
            <text:p>2310235</text:p>
          </table:table-cell>
          <table:table-cell table:formula="of:=(206.43 * Z + 2397) * Z + 869.32" office:value-type="float" office:value="539571.869382507" calcext:value-type="float">
            <text:p>539572</text:p>
          </table:table-cell>
          <table:table-cell table:formula="of:=0.42 * [.A480]-9336.45" office:value-type="float" office:value="188483.55" calcext:value-type="float">
            <text:p>188484</text:p>
          </table:table-cell>
          <table:table-cell table:formula="of:=0.45 * [.A480] - 17671.2" office:value-type="float" office:value="194278.8" calcext:value-type="float">
            <text:p>194279</text:p>
          </table:table-cell>
          <table:table-cell table:formula="of:=([.A480]-[.$B$6])/10000" office:value-type="float" office:value="46.0653" calcext:value-type="float">
            <text:p>46</text:p>
          </table:table-cell>
          <table:table-cell table:formula="of:=([.A480]-14926)/10000" office:value-type="float" office:value="45.6074" calcext:value-type="float">
            <text:p>46</text:p>
          </table:table-cell>
          <table:table-cell table:formula="of:=[.B480]/[.A480]" office:value-type="percentage" office:value="0.41248152866242" calcext:value-type="percentage">
            <text:p>41.25%</text:p>
          </table:table-cell>
          <table:table-cell table:formula="of:=MROUND([.I48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0]+1000" office:value-type="float" office:value="472000" calcext:value-type="float">
            <text:p>472000</text:p>
          </table:table-cell>
          <table:table-cell table:formula="of:=IF([.A481]&lt;=[.B$6];0; IF([.A481]&lt;[.C$6];[.C481];IF([.A481]&lt;[.D$6];[.D481];IF([.A481]&lt;[.E$6];[.E481];[.F481]))))" office:value-type="float" office:value="194728.8" calcext:value-type="float">
            <text:p>194729</text:p>
          </table:table-cell>
          <table:table-cell table:formula="of:=(1088.67 * Y + 1.4) * Y" office:value-type="float" office:value="2320276.15622906" calcext:value-type="float">
            <text:p>2320276</text:p>
          </table:table-cell>
          <table:table-cell table:formula="of:=(206.43 * Z + 2397) * Z + 869.32" office:value-type="float" office:value="541696.580798907" calcext:value-type="float">
            <text:p>541697</text:p>
          </table:table-cell>
          <table:table-cell table:formula="of:=0.42 * [.A481]-9336.45" office:value-type="float" office:value="188903.55" calcext:value-type="float">
            <text:p>188904</text:p>
          </table:table-cell>
          <table:table-cell table:formula="of:=0.45 * [.A481] - 17671.2" office:value-type="float" office:value="194728.8" calcext:value-type="float">
            <text:p>194729</text:p>
          </table:table-cell>
          <table:table-cell table:formula="of:=([.A481]-[.$B$6])/10000" office:value-type="float" office:value="46.1653" calcext:value-type="float">
            <text:p>46</text:p>
          </table:table-cell>
          <table:table-cell table:formula="of:=([.A481]-14926)/10000" office:value-type="float" office:value="45.7074" calcext:value-type="float">
            <text:p>46</text:p>
          </table:table-cell>
          <table:table-cell table:formula="of:=[.B481]/[.A481]" office:value-type="percentage" office:value="0.412561016949153" calcext:value-type="percentage">
            <text:p>41.26%</text:p>
          </table:table-cell>
          <table:table-cell table:formula="of:=MROUND([.I48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1]+1000" office:value-type="float" office:value="473000" calcext:value-type="float">
            <text:p>473000</text:p>
          </table:table-cell>
          <table:table-cell table:formula="of:=IF([.A482]&lt;=[.B$6];0; IF([.A482]&lt;[.C$6];[.C482];IF([.A482]&lt;[.D$6];[.D482];IF([.A482]&lt;[.E$6];[.E482];[.F482]))))" office:value-type="float" office:value="195178.8" calcext:value-type="float">
            <text:p>195179</text:p>
          </table:table-cell>
          <table:table-cell table:formula="of:=(1088.67 * Y + 1.4) * Y" office:value-type="float" office:value="2330338.93835926" calcext:value-type="float">
            <text:p>2330339</text:p>
          </table:table-cell>
          <table:table-cell table:formula="of:=(206.43 * Z + 2397) * Z + 869.32" office:value-type="float" office:value="543825.420815307" calcext:value-type="float">
            <text:p>543825</text:p>
          </table:table-cell>
          <table:table-cell table:formula="of:=0.42 * [.A482]-9336.45" office:value-type="float" office:value="189323.55" calcext:value-type="float">
            <text:p>189324</text:p>
          </table:table-cell>
          <table:table-cell table:formula="of:=0.45 * [.A482] - 17671.2" office:value-type="float" office:value="195178.8" calcext:value-type="float">
            <text:p>195179</text:p>
          </table:table-cell>
          <table:table-cell table:formula="of:=([.A482]-[.$B$6])/10000" office:value-type="float" office:value="46.2653" calcext:value-type="float">
            <text:p>46</text:p>
          </table:table-cell>
          <table:table-cell table:formula="of:=([.A482]-14926)/10000" office:value-type="float" office:value="45.8074" calcext:value-type="float">
            <text:p>46</text:p>
          </table:table-cell>
          <table:table-cell table:formula="of:=[.B482]/[.A482]" office:value-type="percentage" office:value="0.412640169133192" calcext:value-type="percentage">
            <text:p>41.26%</text:p>
          </table:table-cell>
          <table:table-cell table:formula="of:=MROUND([.I48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2]+1000" office:value-type="float" office:value="474000" calcext:value-type="float">
            <text:p>474000</text:p>
          </table:table-cell>
          <table:table-cell table:formula="of:=IF([.A483]&lt;=[.B$6];0; IF([.A483]&lt;[.C$6];[.C483];IF([.A483]&lt;[.D$6];[.D483];IF([.A483]&lt;[.E$6];[.E483];[.F483]))))" office:value-type="float" office:value="195628.8" calcext:value-type="float">
            <text:p>195629</text:p>
          </table:table-cell>
          <table:table-cell table:formula="of:=(1088.67 * Y + 1.4) * Y" office:value-type="float" office:value="2340423.49388946" calcext:value-type="float">
            <text:p>2340423</text:p>
          </table:table-cell>
          <table:table-cell table:formula="of:=(206.43 * Z + 2397) * Z + 869.32" office:value-type="float" office:value="545958.389431707" calcext:value-type="float">
            <text:p>545958</text:p>
          </table:table-cell>
          <table:table-cell table:formula="of:=0.42 * [.A483]-9336.45" office:value-type="float" office:value="189743.55" calcext:value-type="float">
            <text:p>189744</text:p>
          </table:table-cell>
          <table:table-cell table:formula="of:=0.45 * [.A483] - 17671.2" office:value-type="float" office:value="195628.8" calcext:value-type="float">
            <text:p>195629</text:p>
          </table:table-cell>
          <table:table-cell table:formula="of:=([.A483]-[.$B$6])/10000" office:value-type="float" office:value="46.3653" calcext:value-type="float">
            <text:p>46</text:p>
          </table:table-cell>
          <table:table-cell table:formula="of:=([.A483]-14926)/10000" office:value-type="float" office:value="45.9074" calcext:value-type="float">
            <text:p>46</text:p>
          </table:table-cell>
          <table:table-cell table:formula="of:=[.B483]/[.A483]" office:value-type="percentage" office:value="0.412718987341772" calcext:value-type="percentage">
            <text:p>41.27%</text:p>
          </table:table-cell>
          <table:table-cell table:formula="of:=MROUND([.I48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3]+1000" office:value-type="float" office:value="475000" calcext:value-type="float">
            <text:p>475000</text:p>
          </table:table-cell>
          <table:table-cell table:formula="of:=IF([.A484]&lt;=[.B$6];0; IF([.A484]&lt;[.C$6];[.C484];IF([.A484]&lt;[.D$6];[.D484];IF([.A484]&lt;[.E$6];[.E484];[.F484]))))" office:value-type="float" office:value="196078.8" calcext:value-type="float">
            <text:p>196079</text:p>
          </table:table-cell>
          <table:table-cell table:formula="of:=(1088.67 * Y + 1.4) * Y" office:value-type="float" office:value="2350529.82281966" calcext:value-type="float">
            <text:p>2350530</text:p>
          </table:table-cell>
          <table:table-cell table:formula="of:=(206.43 * Z + 2397) * Z + 869.32" office:value-type="float" office:value="548095.486648107" calcext:value-type="float">
            <text:p>548095</text:p>
          </table:table-cell>
          <table:table-cell table:formula="of:=0.42 * [.A484]-9336.45" office:value-type="float" office:value="190163.55" calcext:value-type="float">
            <text:p>190164</text:p>
          </table:table-cell>
          <table:table-cell table:formula="of:=0.45 * [.A484] - 17671.2" office:value-type="float" office:value="196078.8" calcext:value-type="float">
            <text:p>196079</text:p>
          </table:table-cell>
          <table:table-cell table:formula="of:=([.A484]-[.$B$6])/10000" office:value-type="float" office:value="46.4653" calcext:value-type="float">
            <text:p>46</text:p>
          </table:table-cell>
          <table:table-cell table:formula="of:=([.A484]-14926)/10000" office:value-type="float" office:value="46.0074" calcext:value-type="float">
            <text:p>46</text:p>
          </table:table-cell>
          <table:table-cell table:formula="of:=[.B484]/[.A484]" office:value-type="percentage" office:value="0.412797473684211" calcext:value-type="percentage">
            <text:p>41.28%</text:p>
          </table:table-cell>
          <table:table-cell table:formula="of:=MROUND([.I484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4]+1000" office:value-type="float" office:value="476000" calcext:value-type="float">
            <text:p>476000</text:p>
          </table:table-cell>
          <table:table-cell table:formula="of:=IF([.A485]&lt;=[.B$6];0; IF([.A485]&lt;[.C$6];[.C485];IF([.A485]&lt;[.D$6];[.D485];IF([.A485]&lt;[.E$6];[.E485];[.F485]))))" office:value-type="float" office:value="196528.8" calcext:value-type="float">
            <text:p>196529</text:p>
          </table:table-cell>
          <table:table-cell table:formula="of:=(1088.67 * Y + 1.4) * Y" office:value-type="float" office:value="2360657.92514986" calcext:value-type="float">
            <text:p>2360658</text:p>
          </table:table-cell>
          <table:table-cell table:formula="of:=(206.43 * Z + 2397) * Z + 869.32" office:value-type="float" office:value="550236.712464507" calcext:value-type="float">
            <text:p>550237</text:p>
          </table:table-cell>
          <table:table-cell table:formula="of:=0.42 * [.A485]-9336.45" office:value-type="float" office:value="190583.55" calcext:value-type="float">
            <text:p>190584</text:p>
          </table:table-cell>
          <table:table-cell table:formula="of:=0.45 * [.A485] - 17671.2" office:value-type="float" office:value="196528.8" calcext:value-type="float">
            <text:p>196529</text:p>
          </table:table-cell>
          <table:table-cell table:formula="of:=([.A485]-[.$B$6])/10000" office:value-type="float" office:value="46.5653" calcext:value-type="float">
            <text:p>47</text:p>
          </table:table-cell>
          <table:table-cell table:formula="of:=([.A485]-14926)/10000" office:value-type="float" office:value="46.1074" calcext:value-type="float">
            <text:p>46</text:p>
          </table:table-cell>
          <table:table-cell table:formula="of:=[.B485]/[.A485]" office:value-type="percentage" office:value="0.412875630252101" calcext:value-type="percentage">
            <text:p>41.29%</text:p>
          </table:table-cell>
          <table:table-cell table:formula="of:=MROUND([.I485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5]+1000" office:value-type="float" office:value="477000" calcext:value-type="float">
            <text:p>477000</text:p>
          </table:table-cell>
          <table:table-cell table:formula="of:=IF([.A486]&lt;=[.B$6];0; IF([.A486]&lt;[.C$6];[.C486];IF([.A486]&lt;[.D$6];[.D486];IF([.A486]&lt;[.E$6];[.E486];[.F486]))))" office:value-type="float" office:value="196978.8" calcext:value-type="float">
            <text:p>196979</text:p>
          </table:table-cell>
          <table:table-cell table:formula="of:=(1088.67 * Y + 1.4) * Y" office:value-type="float" office:value="2370807.80088006" calcext:value-type="float">
            <text:p>2370808</text:p>
          </table:table-cell>
          <table:table-cell table:formula="of:=(206.43 * Z + 2397) * Z + 869.32" office:value-type="float" office:value="552382.066880907" calcext:value-type="float">
            <text:p>552382</text:p>
          </table:table-cell>
          <table:table-cell table:formula="of:=0.42 * [.A486]-9336.45" office:value-type="float" office:value="191003.55" calcext:value-type="float">
            <text:p>191004</text:p>
          </table:table-cell>
          <table:table-cell table:formula="of:=0.45 * [.A486] - 17671.2" office:value-type="float" office:value="196978.8" calcext:value-type="float">
            <text:p>196979</text:p>
          </table:table-cell>
          <table:table-cell table:formula="of:=([.A486]-[.$B$6])/10000" office:value-type="float" office:value="46.6653" calcext:value-type="float">
            <text:p>47</text:p>
          </table:table-cell>
          <table:table-cell table:formula="of:=([.A486]-14926)/10000" office:value-type="float" office:value="46.2074" calcext:value-type="float">
            <text:p>46</text:p>
          </table:table-cell>
          <table:table-cell table:formula="of:=[.B486]/[.A486]" office:value-type="percentage" office:value="0.412953459119497" calcext:value-type="percentage">
            <text:p>41.30%</text:p>
          </table:table-cell>
          <table:table-cell table:formula="of:=MROUND([.I486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6]+1000" office:value-type="float" office:value="478000" calcext:value-type="float">
            <text:p>478000</text:p>
          </table:table-cell>
          <table:table-cell table:formula="of:=IF([.A487]&lt;=[.B$6];0; IF([.A487]&lt;[.C$6];[.C487];IF([.A487]&lt;[.D$6];[.D487];IF([.A487]&lt;[.E$6];[.E487];[.F487]))))" office:value-type="float" office:value="197428.8" calcext:value-type="float">
            <text:p>197429</text:p>
          </table:table-cell>
          <table:table-cell table:formula="of:=(1088.67 * Y + 1.4) * Y" office:value-type="float" office:value="2380979.45001026" calcext:value-type="float">
            <text:p>2380979</text:p>
          </table:table-cell>
          <table:table-cell table:formula="of:=(206.43 * Z + 2397) * Z + 869.32" office:value-type="float" office:value="554531.549897307" calcext:value-type="float">
            <text:p>554532</text:p>
          </table:table-cell>
          <table:table-cell table:formula="of:=0.42 * [.A487]-9336.45" office:value-type="float" office:value="191423.55" calcext:value-type="float">
            <text:p>191424</text:p>
          </table:table-cell>
          <table:table-cell table:formula="of:=0.45 * [.A487] - 17671.2" office:value-type="float" office:value="197428.8" calcext:value-type="float">
            <text:p>197429</text:p>
          </table:table-cell>
          <table:table-cell table:formula="of:=([.A487]-[.$B$6])/10000" office:value-type="float" office:value="46.7653" calcext:value-type="float">
            <text:p>47</text:p>
          </table:table-cell>
          <table:table-cell table:formula="of:=([.A487]-14926)/10000" office:value-type="float" office:value="46.3074" calcext:value-type="float">
            <text:p>46</text:p>
          </table:table-cell>
          <table:table-cell table:formula="of:=[.B487]/[.A487]" office:value-type="percentage" office:value="0.413030962343096" calcext:value-type="percentage">
            <text:p>41.30%</text:p>
          </table:table-cell>
          <table:table-cell table:formula="of:=MROUND([.I487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7]+1000" office:value-type="float" office:value="479000" calcext:value-type="float">
            <text:p>479000</text:p>
          </table:table-cell>
          <table:table-cell table:formula="of:=IF([.A488]&lt;=[.B$6];0; IF([.A488]&lt;[.C$6];[.C488];IF([.A488]&lt;[.D$6];[.D488];IF([.A488]&lt;[.E$6];[.E488];[.F488]))))" office:value-type="float" office:value="197878.8" calcext:value-type="float">
            <text:p>197879</text:p>
          </table:table-cell>
          <table:table-cell table:formula="of:=(1088.67 * Y + 1.4) * Y" office:value-type="float" office:value="2391172.87254046" calcext:value-type="float">
            <text:p>2391173</text:p>
          </table:table-cell>
          <table:table-cell table:formula="of:=(206.43 * Z + 2397) * Z + 869.32" office:value-type="float" office:value="556685.161513707" calcext:value-type="float">
            <text:p>556685</text:p>
          </table:table-cell>
          <table:table-cell table:formula="of:=0.42 * [.A488]-9336.45" office:value-type="float" office:value="191843.55" calcext:value-type="float">
            <text:p>191844</text:p>
          </table:table-cell>
          <table:table-cell table:formula="of:=0.45 * [.A488] - 17671.2" office:value-type="float" office:value="197878.8" calcext:value-type="float">
            <text:p>197879</text:p>
          </table:table-cell>
          <table:table-cell table:formula="of:=([.A488]-[.$B$6])/10000" office:value-type="float" office:value="46.8653" calcext:value-type="float">
            <text:p>47</text:p>
          </table:table-cell>
          <table:table-cell table:formula="of:=([.A488]-14926)/10000" office:value-type="float" office:value="46.4074" calcext:value-type="float">
            <text:p>46</text:p>
          </table:table-cell>
          <table:table-cell table:formula="of:=[.B488]/[.A488]" office:value-type="percentage" office:value="0.413108141962422" calcext:value-type="percentage">
            <text:p>41.31%</text:p>
          </table:table-cell>
          <table:table-cell table:formula="of:=MROUND([.I488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8]+1000" office:value-type="float" office:value="480000" calcext:value-type="float">
            <text:p>480000</text:p>
          </table:table-cell>
          <table:table-cell table:formula="of:=IF([.A489]&lt;=[.B$6];0; IF([.A489]&lt;[.C$6];[.C489];IF([.A489]&lt;[.D$6];[.D489];IF([.A489]&lt;[.E$6];[.E489];[.F489]))))" office:value-type="float" office:value="198328.8" calcext:value-type="float">
            <text:p>198329</text:p>
          </table:table-cell>
          <table:table-cell table:formula="of:=(1088.67 * Y + 1.4) * Y" office:value-type="float" office:value="2401388.06847066" calcext:value-type="float">
            <text:p>2401388</text:p>
          </table:table-cell>
          <table:table-cell table:formula="of:=(206.43 * Z + 2397) * Z + 869.32" office:value-type="float" office:value="558842.901730107" calcext:value-type="float">
            <text:p>558843</text:p>
          </table:table-cell>
          <table:table-cell table:formula="of:=0.42 * [.A489]-9336.45" office:value-type="float" office:value="192263.55" calcext:value-type="float">
            <text:p>192264</text:p>
          </table:table-cell>
          <table:table-cell table:formula="of:=0.45 * [.A489] - 17671.2" office:value-type="float" office:value="198328.8" calcext:value-type="float">
            <text:p>198329</text:p>
          </table:table-cell>
          <table:table-cell table:formula="of:=([.A489]-[.$B$6])/10000" office:value-type="float" office:value="46.9653" calcext:value-type="float">
            <text:p>47</text:p>
          </table:table-cell>
          <table:table-cell table:formula="of:=([.A489]-14926)/10000" office:value-type="float" office:value="46.5074" calcext:value-type="float">
            <text:p>47</text:p>
          </table:table-cell>
          <table:table-cell table:formula="of:=[.B489]/[.A489]" office:value-type="percentage" office:value="0.413185" calcext:value-type="percentage">
            <text:p>41.32%</text:p>
          </table:table-cell>
          <table:table-cell table:formula="of:=MROUND([.I489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89]+1000" office:value-type="float" office:value="481000" calcext:value-type="float">
            <text:p>481000</text:p>
          </table:table-cell>
          <table:table-cell table:formula="of:=IF([.A490]&lt;=[.B$6];0; IF([.A490]&lt;[.C$6];[.C490];IF([.A490]&lt;[.D$6];[.D490];IF([.A490]&lt;[.E$6];[.E490];[.F490]))))" office:value-type="float" office:value="198778.8" calcext:value-type="float">
            <text:p>198779</text:p>
          </table:table-cell>
          <table:table-cell table:formula="of:=(1088.67 * Y + 1.4) * Y" office:value-type="float" office:value="2411625.03780086" calcext:value-type="float">
            <text:p>2411625</text:p>
          </table:table-cell>
          <table:table-cell table:formula="of:=(206.43 * Z + 2397) * Z + 869.32" office:value-type="float" office:value="561004.770546507" calcext:value-type="float">
            <text:p>561005</text:p>
          </table:table-cell>
          <table:table-cell table:formula="of:=0.42 * [.A490]-9336.45" office:value-type="float" office:value="192683.55" calcext:value-type="float">
            <text:p>192684</text:p>
          </table:table-cell>
          <table:table-cell table:formula="of:=0.45 * [.A490] - 17671.2" office:value-type="float" office:value="198778.8" calcext:value-type="float">
            <text:p>198779</text:p>
          </table:table-cell>
          <table:table-cell table:formula="of:=([.A490]-[.$B$6])/10000" office:value-type="float" office:value="47.0653" calcext:value-type="float">
            <text:p>47</text:p>
          </table:table-cell>
          <table:table-cell table:formula="of:=([.A490]-14926)/10000" office:value-type="float" office:value="46.6074" calcext:value-type="float">
            <text:p>47</text:p>
          </table:table-cell>
          <table:table-cell table:formula="of:=[.B490]/[.A490]" office:value-type="percentage" office:value="0.413261538461538" calcext:value-type="percentage">
            <text:p>41.33%</text:p>
          </table:table-cell>
          <table:table-cell table:formula="of:=MROUND([.I490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90]+1000" office:value-type="float" office:value="482000" calcext:value-type="float">
            <text:p>482000</text:p>
          </table:table-cell>
          <table:table-cell table:formula="of:=IF([.A491]&lt;=[.B$6];0; IF([.A491]&lt;[.C$6];[.C491];IF([.A491]&lt;[.D$6];[.D491];IF([.A491]&lt;[.E$6];[.E491];[.F491]))))" office:value-type="float" office:value="199228.8" calcext:value-type="float">
            <text:p>199229</text:p>
          </table:table-cell>
          <table:table-cell table:formula="of:=(1088.67 * Y + 1.4) * Y" office:value-type="float" office:value="2421883.78053106" calcext:value-type="float">
            <text:p>2421884</text:p>
          </table:table-cell>
          <table:table-cell table:formula="of:=(206.43 * Z + 2397) * Z + 869.32" office:value-type="float" office:value="563170.767962907" calcext:value-type="float">
            <text:p>563171</text:p>
          </table:table-cell>
          <table:table-cell table:formula="of:=0.42 * [.A491]-9336.45" office:value-type="float" office:value="193103.55" calcext:value-type="float">
            <text:p>193104</text:p>
          </table:table-cell>
          <table:table-cell table:formula="of:=0.45 * [.A491] - 17671.2" office:value-type="float" office:value="199228.8" calcext:value-type="float">
            <text:p>199229</text:p>
          </table:table-cell>
          <table:table-cell table:formula="of:=([.A491]-[.$B$6])/10000" office:value-type="float" office:value="47.1653" calcext:value-type="float">
            <text:p>47</text:p>
          </table:table-cell>
          <table:table-cell table:formula="of:=([.A491]-14926)/10000" office:value-type="float" office:value="46.7074" calcext:value-type="float">
            <text:p>47</text:p>
          </table:table-cell>
          <table:table-cell table:formula="of:=[.B491]/[.A491]" office:value-type="percentage" office:value="0.4133377593361" calcext:value-type="percentage">
            <text:p>41.33%</text:p>
          </table:table-cell>
          <table:table-cell table:formula="of:=MROUND([.I491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91]+1000" office:value-type="float" office:value="483000" calcext:value-type="float">
            <text:p>483000</text:p>
          </table:table-cell>
          <table:table-cell table:formula="of:=IF([.A492]&lt;=[.B$6];0; IF([.A492]&lt;[.C$6];[.C492];IF([.A492]&lt;[.D$6];[.D492];IF([.A492]&lt;[.E$6];[.E492];[.F492]))))" office:value-type="float" office:value="199678.8" calcext:value-type="float">
            <text:p>199679</text:p>
          </table:table-cell>
          <table:table-cell table:formula="of:=(1088.67 * Y + 1.4) * Y" office:value-type="float" office:value="2432164.29666126" calcext:value-type="float">
            <text:p>2432164</text:p>
          </table:table-cell>
          <table:table-cell table:formula="of:=(206.43 * Z + 2397) * Z + 869.32" office:value-type="float" office:value="565340.893979307" calcext:value-type="float">
            <text:p>565341</text:p>
          </table:table-cell>
          <table:table-cell table:formula="of:=0.42 * [.A492]-9336.45" office:value-type="float" office:value="193523.55" calcext:value-type="float">
            <text:p>193524</text:p>
          </table:table-cell>
          <table:table-cell table:formula="of:=0.45 * [.A492] - 17671.2" office:value-type="float" office:value="199678.8" calcext:value-type="float">
            <text:p>199679</text:p>
          </table:table-cell>
          <table:table-cell table:formula="of:=([.A492]-[.$B$6])/10000" office:value-type="float" office:value="47.2653" calcext:value-type="float">
            <text:p>47</text:p>
          </table:table-cell>
          <table:table-cell table:formula="of:=([.A492]-14926)/10000" office:value-type="float" office:value="46.8074" calcext:value-type="float">
            <text:p>47</text:p>
          </table:table-cell>
          <table:table-cell table:formula="of:=[.B492]/[.A492]" office:value-type="percentage" office:value="0.413413664596273" calcext:value-type="percentage">
            <text:p>41.34%</text:p>
          </table:table-cell>
          <table:table-cell table:formula="of:=MROUND([.I492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92]+1000" office:value-type="float" office:value="484000" calcext:value-type="float">
            <text:p>484000</text:p>
          </table:table-cell>
          <table:table-cell table:formula="of:=IF([.A493]&lt;=[.B$6];0; IF([.A493]&lt;[.C$6];[.C493];IF([.A493]&lt;[.D$6];[.D493];IF([.A493]&lt;[.E$6];[.E493];[.F493]))))" office:value-type="float" office:value="200128.8" calcext:value-type="float">
            <text:p>200129</text:p>
          </table:table-cell>
          <table:table-cell table:formula="of:=(1088.67 * Y + 1.4) * Y" office:value-type="float" office:value="2442466.58619146" calcext:value-type="float">
            <text:p>2442467</text:p>
          </table:table-cell>
          <table:table-cell table:formula="of:=(206.43 * Z + 2397) * Z + 869.32" office:value-type="float" office:value="567515.148595707" calcext:value-type="float">
            <text:p>567515</text:p>
          </table:table-cell>
          <table:table-cell table:formula="of:=0.42 * [.A493]-9336.45" office:value-type="float" office:value="193943.55" calcext:value-type="float">
            <text:p>193944</text:p>
          </table:table-cell>
          <table:table-cell table:formula="of:=0.45 * [.A493] - 17671.2" office:value-type="float" office:value="200128.8" calcext:value-type="float">
            <text:p>200129</text:p>
          </table:table-cell>
          <table:table-cell table:formula="of:=([.A493]-[.$B$6])/10000" office:value-type="float" office:value="47.3653" calcext:value-type="float">
            <text:p>47</text:p>
          </table:table-cell>
          <table:table-cell table:formula="of:=([.A493]-14926)/10000" office:value-type="float" office:value="46.9074" calcext:value-type="float">
            <text:p>47</text:p>
          </table:table-cell>
          <table:table-cell table:formula="of:=[.B493]/[.A493]" office:value-type="percentage" office:value="0.413489256198347" calcext:value-type="percentage">
            <text:p>41.35%</text:p>
          </table:table-cell>
          <table:table-cell table:formula="of:=MROUND([.I493];0.1)" office:value-type="percentage" office:value="0.4" calcext:value-type="percentage">
            <text:p>40.00%</text:p>
          </table:table-cell>
        </table:table-row>
        <table:table-row table:style-name="ro1">
          <table:table-cell table:formula="of:=[.A493]+1000" office:value-type="float" office:value="485000" calcext:value-type="float">
            <text:p>485000</text:p>
          </table:table-cell>
          <table:table-cell table:formula="of:=IF([.A494]&lt;=[.B$6];0; IF([.A494]&lt;[.C$6];[.C494];IF([.A494]&lt;[.D$6];[.D494];IF([.A494]&lt;[.E$6];[.E494];[.F494]))))" office:value-type="float" office:value="200578.8" calcext:value-type="float">
            <text:p>200579</text:p>
          </table:table-cell>
          <table:table-cell table:formula="of:=(1088.67 * Y + 1.4) * Y" office:value-type="float" office:value="2452790.64912166" calcext:value-type="float">
            <text:p>2452791</text:p>
          </table:table-cell>
          <table:table-cell table:formula="of:=(206.43 * Z + 2397) * Z + 869.32" office:value-type="float" office:value="569693.531812107" calcext:value-type="float">
            <text:p>569694</text:p>
          </table:table-cell>
          <table:table-cell table:formula="of:=0.42 * [.A494]-9336.45" office:value-type="float" office:value="194363.55" calcext:value-type="float">
            <text:p>194364</text:p>
          </table:table-cell>
          <table:table-cell table:formula="of:=0.45 * [.A494] - 17671.2" office:value-type="float" office:value="200578.8" calcext:value-type="float">
            <text:p>200579</text:p>
          </table:table-cell>
          <table:table-cell table:formula="of:=([.A494]-[.$B$6])/10000" office:value-type="float" office:value="47.4653" calcext:value-type="float">
            <text:p>47</text:p>
          </table:table-cell>
          <table:table-cell table:formula="of:=([.A494]-14926)/10000" office:value-type="float" office:value="47.0074" calcext:value-type="float">
            <text:p>47</text:p>
          </table:table-cell>
          <table:table-cell table:formula="of:=[.B494]/[.A494]" office:value-type="percentage" office:value="0.413564536082474" calcext:value-type="percentage">
            <text:p>41.36%</text:p>
          </table:table-cell>
          <table:table-cell table:formula="of:=MROUND([.I494];0.1)" office:value-type="percentage" office:value="0.4" calcext:value-type="percentage">
            <text:p>40.00%</text:p>
          </table:table-cell>
        </table:table-row>
      </table:table>
      <table:named-expressions>
        <table:named-range table:name="X" table:base-cell-address="$Sheet1.$A$9" table:cell-range-address="$Sheet1.$A$9:.$A$494"/>
        <table:named-range table:name="Y" table:base-cell-address="$Sheet1.$G$9" table:cell-range-address="$Sheet1.$G$9:.$G$1048576"/>
        <table:named-range table:name="Z" table:base-cell-address="$Sheet1.$H$9" table:cell-range-address="$Sheet1.$H$9:.$H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4:46:39.7334523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igl</meta:initial-creator>
    <meta:creation-date>2022-05-02T11:57:51.064328995</meta:creation-date>
    <dc:date>2022-05-03T15:08:23.331312207</dc:date>
    <dc:creator>Alexander Weigl</dc:creator>
    <meta:editing-duration>PT7H26M26S</meta:editing-duration>
    <meta:editing-cycles>2</meta:editing-cycles>
    <meta:generator>LibreOffice/7.2.6.2$Linux_X86_64 LibreOffice_project/20$Build-2</meta:generator>
    <meta:document-statistic meta:table-count="1" meta:cell-count="487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1cm" xlink:href=".." xlink:type="simple" chart:class="chart:line" chart:style-name="ch1">
        <chart:legend chart:legend-position="end" svg:x="14.163cm" svg:y="4.206cm" style:legend-expansion="high" chart:style-name="ch2"/>
        <chart:plot-area chart:style-name="ch3" table:cell-range-address="Sheet1.B8:Sheet1.B494" chart:data-source-has-labels="row" svg:x="0.319cm" svg:y="0.18cm" svg:width="13.525cm" svg:height="8.65cm">
          <chart:coordinate-region svg:x="1.681cm" svg:y="0.301cm" svg:width="12.073cm" svg:height="7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494" chart:label-cell-address="Sheet1.B8:Sheet1.B8" chart:class="chart:line">
            <chart:data-point chart:repeated="4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t</text:p>
                <draw:g>
                  <svg:desc>Sheet1.B8:Sheet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9:Sheet1.B4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336068603">
                <text:p>4.7336068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9783370603">
                <text:p>29.9783370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9964672603">
                <text:p>76.9964672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.7879974603">
                <text:p>145.7879974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7.0691041068">
                <text:p>887.0691041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9.1389205068">
                <text:p>1129.13892050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5.3373369068">
                <text:p>1375.3373369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5.6643533068">
                <text:p>1625.6643533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0.1199697068">
                <text:p>1880.1199697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8.7041861068">
                <text:p>2138.7041861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1.4170025068">
                <text:p>2401.4170025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68.2584189068">
                <text:p>2668.2584189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9.2284353068">
                <text:p>2939.2284353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4.3270517068">
                <text:p>3214.3270517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3.5542681068">
                <text:p>3493.5542681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76.9100845068">
                <text:p>3776.9100845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4.3945009068">
                <text:p>4064.3945009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56.0075173068">
                <text:p>4356.0075173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51.7491337068">
                <text:p>4651.7491337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51.6193501068">
                <text:p>4951.6193501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5.6181665068">
                <text:p>5255.6181665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63.7455829068">
                <text:p>5563.7455829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76.0015993068">
                <text:p>5876.0015993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92.3862157068">
                <text:p>6192.3862157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12.8994321068">
                <text:p>6512.8994321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37.5412485068">
                <text:p>6837.5412485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66.3116649068">
                <text:p>7166.3116649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99.2106813068">
                <text:p>7499.2106813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36.2382977068">
                <text:p>7836.23829770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77.3945141068">
                <text:p>8177.3945141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22.6793305068">
                <text:p>8522.6793305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72.0927469068">
                <text:p>8872.0927469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25.6347633068">
                <text:p>9225.6347633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83.3053797068">
                <text:p>9583.3053797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45.1045961068">
                <text:p>9945.1045961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11.0324125068">
                <text:p>10311.0324125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81.0888289068">
                <text:p>10681.0888289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55.2738453068">
                <text:p>11055.27384530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433.5874617068">
                <text:p>11433.58746170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16.0296781068">
                <text:p>11816.0296781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202.6004945068">
                <text:p>12202.6004945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93.2999109068">
                <text:p>12593.29991090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88.1279273068">
                <text:p>12988.1279273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87.0845437068">
                <text:p>13387.0845437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90.1697601068">
                <text:p>13790.1697601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197.3835765068">
                <text:p>14197.3835765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08.7259929068">
                <text:p>14608.72599290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24.1970093068">
                <text:p>15024.1970093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43.55">
                <text:p>15443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63.55">
                <text:p>15863.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83.55">
                <text:p>16283.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03.55">
                <text:p>16703.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123.55">
                <text:p>17123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43.55">
                <text:p>17543.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963.55">
                <text:p>17963.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383.55">
                <text:p>18383.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803.55">
                <text:p>18803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223.55">
                <text:p>19223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43.55">
                <text:p>19643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63.55">
                <text:p>20063.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83.55">
                <text:p>20483.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903.55">
                <text:p>20903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23.55">
                <text:p>21323.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743.55">
                <text:p>21743.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163.55">
                <text:p>22163.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83.55">
                <text:p>22583.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003.55">
                <text:p>23003.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423.55">
                <text:p>23423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843.55">
                <text:p>23843.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63.55">
                <text:p>24263.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83.55">
                <text:p>24683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103.55">
                <text:p>25103.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23.55">
                <text:p>25523.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943.55">
                <text:p>25943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363.55">
                <text:p>26363.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83.55">
                <text:p>26783.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203.55">
                <text:p>27203.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623.55">
                <text:p>27623.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43.55">
                <text:p>28043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463.55">
                <text:p>28463.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883.55">
                <text:p>28883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303.55">
                <text:p>29303.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723.55">
                <text:p>29723.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43.55">
                <text:p>30143.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563.55">
                <text:p>30563.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983.55">
                <text:p>30983.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03.55">
                <text:p>31403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823.55">
                <text:p>31823.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43.55">
                <text:p>32243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63.55">
                <text:p>32663.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083.55">
                <text:p>33083.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503.55">
                <text:p>33503.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923.55">
                <text:p>33923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343.55">
                <text:p>34343.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63.55">
                <text:p>34763.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183.55">
                <text:p>35183.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603.55">
                <text:p>35603.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023.55">
                <text:p>36023.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443.55">
                <text:p>36443.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863.55">
                <text:p>36863.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283.55">
                <text:p>37283.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703.55">
                <text:p>37703.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123.55">
                <text:p>38123.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543.55">
                <text:p>38543.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963.55">
                <text:p>38963.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383.55">
                <text:p>39383.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803.55">
                <text:p>39803.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223.55">
                <text:p>40223.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643.55">
                <text:p>40643.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063.55">
                <text:p>41063.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483.55">
                <text:p>41483.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903.55">
                <text:p>41903.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323.55">
                <text:p>42323.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743.55">
                <text:p>42743.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163.55">
                <text:p>43163.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583.55">
                <text:p>43583.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003.55">
                <text:p>44003.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423.55">
                <text:p>44423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843.55">
                <text:p>44843.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263.55">
                <text:p>45263.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683.55">
                <text:p>45683.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103.55">
                <text:p>46103.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523.55">
                <text:p>46523.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943.55">
                <text:p>46943.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363.55">
                <text:p>47363.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783.55">
                <text:p>47783.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203.55">
                <text:p>48203.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623.55">
                <text:p>48623.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043.55">
                <text:p>49043.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463.55">
                <text:p>49463.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883.55">
                <text:p>49883.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303.55">
                <text:p>50303.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723.55">
                <text:p>50723.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143.55">
                <text:p>51143.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563.55">
                <text:p>51563.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983.55">
                <text:p>51983.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403.55">
                <text:p>52403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823.55">
                <text:p>52823.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243.55">
                <text:p>53243.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663.55">
                <text:p>53663.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083.55">
                <text:p>54083.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503.55">
                <text:p>54503.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923.55">
                <text:p>54923.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343.55">
                <text:p>55343.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763.55">
                <text:p>55763.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183.55">
                <text:p>56183.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603.55">
                <text:p>56603.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23.55">
                <text:p>57023.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443.55">
                <text:p>57443.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863.55">
                <text:p>57863.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283.55">
                <text:p>58283.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703.55">
                <text:p>58703.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123.55">
                <text:p>59123.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543.55">
                <text:p>59543.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963.55">
                <text:p>59963.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383.55">
                <text:p>60383.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803.55">
                <text:p>60803.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223.55">
                <text:p>61223.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643.55">
                <text:p>61643.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063.55">
                <text:p>62063.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483.55">
                <text:p>62483.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903.55">
                <text:p>62903.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323.55">
                <text:p>63323.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3743.55">
                <text:p>63743.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163.55">
                <text:p>64163.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4583.55">
                <text:p>64583.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5003.55">
                <text:p>65003.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423.55">
                <text:p>65423.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843.55">
                <text:p>65843.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263.55">
                <text:p>66263.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683.55">
                <text:p>66683.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7103.55">
                <text:p>67103.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523.55">
                <text:p>67523.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7943.55">
                <text:p>67943.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8363.55">
                <text:p>68363.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783.55">
                <text:p>68783.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203.55">
                <text:p>69203.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623.55">
                <text:p>69623.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043.55">
                <text:p>70043.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463.55">
                <text:p>70463.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883.55">
                <text:p>70883.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303.55">
                <text:p>71303.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723.55">
                <text:p>71723.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143.55">
                <text:p>72143.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563.55">
                <text:p>72563.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983.55">
                <text:p>72983.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403.55">
                <text:p>73403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823.55">
                <text:p>73823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243.55">
                <text:p>74243.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663.55">
                <text:p>74663.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083.55">
                <text:p>75083.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5503.55">
                <text:p>75503.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5923.55">
                <text:p>75923.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6343.55">
                <text:p>76343.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6763.55">
                <text:p>76763.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7183.55">
                <text:p>77183.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603.55">
                <text:p>77603.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023.55">
                <text:p>78023.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443.55">
                <text:p>78443.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8863.55">
                <text:p>78863.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283.55">
                <text:p>79283.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9703.55">
                <text:p>79703.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0123.55">
                <text:p>80123.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0543.55">
                <text:p>80543.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963.55">
                <text:p>80963.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383.55">
                <text:p>81383.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1803.55">
                <text:p>81803.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2223.55">
                <text:p>82223.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2643.55">
                <text:p>82643.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063.55">
                <text:p>83063.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3483.55">
                <text:p>83483.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903.55">
                <text:p>83903.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323.55">
                <text:p>84323.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743.55">
                <text:p>84743.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5163.55">
                <text:p>85163.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583.55">
                <text:p>85583.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6003.55">
                <text:p>86003.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423.55">
                <text:p>86423.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843.55">
                <text:p>86843.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263.55">
                <text:p>87263.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683.55">
                <text:p>87683.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103.55">
                <text:p>88103.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523.55">
                <text:p>88523.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943.55">
                <text:p>88943.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9363.55">
                <text:p>89363.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9783.55">
                <text:p>89783.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203.55">
                <text:p>90203.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623.55">
                <text:p>90623.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1043.55">
                <text:p>91043.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1463.55">
                <text:p>91463.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883.55">
                <text:p>91883.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2303.55">
                <text:p>92303.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2723.55">
                <text:p>92723.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3143.55">
                <text:p>93143.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3563.55">
                <text:p>93563.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3983.55">
                <text:p>93983.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403.55">
                <text:p>94403.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4823.55">
                <text:p>94823.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243.55">
                <text:p>95243.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663.55">
                <text:p>95663.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083.55">
                <text:p>96083.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6503.55">
                <text:p>96503.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6923.55">
                <text:p>96923.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343.55">
                <text:p>97343.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7763.55">
                <text:p>97763.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8183.55">
                <text:p>98183.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8603.55">
                <text:p>98603.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9023.55">
                <text:p>99023.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9443.55">
                <text:p>99443.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863.55">
                <text:p>99863.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283.55">
                <text:p>100283.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703.55">
                <text:p>100703.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1123.55">
                <text:p>101123.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543.55">
                <text:p>101543.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963.55">
                <text:p>101963.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383.55">
                <text:p>102383.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803.55">
                <text:p>102803.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223.55">
                <text:p>103223.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3643.55">
                <text:p>103643.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063.55">
                <text:p>104063.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483.55">
                <text:p>104483.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4903.55">
                <text:p>104903.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5323.55">
                <text:p>105323.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5743.55">
                <text:p>105743.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163.55">
                <text:p>106163.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6583.55">
                <text:p>106583.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7003.55">
                <text:p>107003.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7428.8">
                <text:p>107428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7878.8">
                <text:p>107878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8328.8">
                <text:p>108328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8778.8">
                <text:p>108778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9228.8">
                <text:p>109228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9678.8">
                <text:p>109678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0128.8">
                <text:p>110128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0578.8">
                <text:p>110578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028.8">
                <text:p>111028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478.8">
                <text:p>111478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1928.8">
                <text:p>111928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2378.8">
                <text:p>112378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2828.8">
                <text:p>112828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3278.8">
                <text:p>113278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3728.8">
                <text:p>113728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4178.8">
                <text:p>114178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4628.8">
                <text:p>114628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078.8">
                <text:p>11507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5528.8">
                <text:p>115528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5978.8">
                <text:p>115978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6428.8">
                <text:p>116428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6878.8">
                <text:p>116878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7328.8">
                <text:p>117328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778.8">
                <text:p>117778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8228.8">
                <text:p>118228.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678.8">
                <text:p>118678.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9128.8">
                <text:p>119128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9578.8">
                <text:p>119578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0028.8">
                <text:p>120028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478.8">
                <text:p>120478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928.8">
                <text:p>120928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1378.8">
                <text:p>121378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1828.8">
                <text:p>121828.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278.8">
                <text:p>122278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2728.8">
                <text:p>122728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3178.8">
                <text:p>123178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3628.8">
                <text:p>123628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4078.8">
                <text:p>124078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4528.8">
                <text:p>124528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4978.8">
                <text:p>124978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428.8">
                <text:p>125428.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5878.8">
                <text:p>125878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6328.8">
                <text:p>126328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6778.8">
                <text:p>126778.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7228.8">
                <text:p>127228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7678.8">
                <text:p>127678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8128.8">
                <text:p>128128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8578.8">
                <text:p>128578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9028.8">
                <text:p>129028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9478.8">
                <text:p>129478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9928.8">
                <text:p>129928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0378.8">
                <text:p>130378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828.8">
                <text:p>130828.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1278.8">
                <text:p>131278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1728.8">
                <text:p>131728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2178.8">
                <text:p>132178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2628.8">
                <text:p>132628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3078.8">
                <text:p>133078.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3528.8">
                <text:p>133528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3978.8">
                <text:p>133978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4428.8">
                <text:p>134428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4878.8">
                <text:p>134878.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5328.8">
                <text:p>135328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5778.8">
                <text:p>135778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6228.8">
                <text:p>136228.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678.8">
                <text:p>136678.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128.8">
                <text:p>137128.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578.8">
                <text:p>137578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8028.8">
                <text:p>138028.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478.8">
                <text:p>138478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928.8">
                <text:p>138928.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9378.8">
                <text:p>139378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9828.8">
                <text:p>139828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278.8">
                <text:p>140278.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0728.8">
                <text:p>140728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1178.8">
                <text:p>141178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628.8">
                <text:p>141628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2078.8">
                <text:p>142078.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2528.8">
                <text:p>142528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2978.8">
                <text:p>142978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3428.8">
                <text:p>143428.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3878.8">
                <text:p>143878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4328.8">
                <text:p>144328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778.8">
                <text:p>144778.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228.8">
                <text:p>145228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5678.8">
                <text:p>145678.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6128.8">
                <text:p>146128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6578.8">
                <text:p>146578.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7028.8">
                <text:p>147028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7478.8">
                <text:p>147478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7928.8">
                <text:p>147928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8378.8">
                <text:p>14837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828.8">
                <text:p>148828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278.8">
                <text:p>149278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9728.8">
                <text:p>149728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0178.8">
                <text:p>150178.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0628.8">
                <text:p>150628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1078.8">
                <text:p>151078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1528.8">
                <text:p>151528.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1978.8">
                <text:p>151978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2428.8">
                <text:p>152428.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2878.8">
                <text:p>152878.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3328.8">
                <text:p>153328.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3778.8">
                <text:p>153778.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4228.8">
                <text:p>154228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4678.8">
                <text:p>154678.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5128.8">
                <text:p>155128.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5578.8">
                <text:p>155578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6028.8">
                <text:p>156028.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6478.8">
                <text:p>156478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6928.8">
                <text:p>156928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7378.8">
                <text:p>157378.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7828.8">
                <text:p>157828.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8278.8">
                <text:p>158278.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8728.8">
                <text:p>158728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9178.8">
                <text:p>159178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9628.8">
                <text:p>159628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0078.8">
                <text:p>160078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0528.8">
                <text:p>160528.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0978.8">
                <text:p>160978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1428.8">
                <text:p>161428.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1878.8">
                <text:p>161878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2328.8">
                <text:p>162328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2778.8">
                <text:p>162778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3228.8">
                <text:p>163228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3678.8">
                <text:p>163678.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4128.8">
                <text:p>164128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4578.8">
                <text:p>164578.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5028.8">
                <text:p>165028.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478.8">
                <text:p>165478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928.8">
                <text:p>165928.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6378.8">
                <text:p>166378.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6828.8">
                <text:p>166828.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7278.8">
                <text:p>167278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7728.8">
                <text:p>167728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8178.8">
                <text:p>168178.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8628.8">
                <text:p>168628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9078.8">
                <text:p>169078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9528.8">
                <text:p>169528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9978.8">
                <text:p>169978.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0428.8">
                <text:p>170428.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0878.8">
                <text:p>170878.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1328.8">
                <text:p>171328.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778.8">
                <text:p>171778.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2228.8">
                <text:p>172228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2678.8">
                <text:p>172678.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3128.8">
                <text:p>173128.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3578.8">
                <text:p>173578.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4028.8">
                <text:p>174028.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4478.8">
                <text:p>174478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4928.8">
                <text:p>174928.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5378.8">
                <text:p>175378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5828.8">
                <text:p>175828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6278.8">
                <text:p>176278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6728.8">
                <text:p>176728.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7178.8">
                <text:p>177178.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7628.8">
                <text:p>177628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8078.8">
                <text:p>178078.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8528.8">
                <text:p>178528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8978.8">
                <text:p>178978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9428.8">
                <text:p>179428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9878.8">
                <text:p>179878.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0328.8">
                <text:p>180328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0778.8">
                <text:p>180778.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1228.8">
                <text:p>181228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1678.8">
                <text:p>181678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2128.8">
                <text:p>182128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2578.8">
                <text:p>182578.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3028.8">
                <text:p>183028.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3478.8">
                <text:p>183478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3928.8">
                <text:p>183928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4378.8">
                <text:p>184378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4828.8">
                <text:p>184828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5278.8">
                <text:p>185278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5728.8">
                <text:p>185728.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6178.8">
                <text:p>186178.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6628.8">
                <text:p>186628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7078.8">
                <text:p>187078.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7528.8">
                <text:p>187528.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7978.8">
                <text:p>187978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8428.8">
                <text:p>188428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8878.8">
                <text:p>188878.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9328.8">
                <text:p>189328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9778.8">
                <text:p>189778.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0228.8">
                <text:p>190228.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0678.8">
                <text:p>190678.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1128.8">
                <text:p>191128.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1578.8">
                <text:p>191578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2028.8">
                <text:p>192028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2478.8">
                <text:p>192478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2928.8">
                <text:p>192928.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3378.8">
                <text:p>193378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3828.8">
                <text:p>193828.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4278.8">
                <text:p>194278.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4728.8">
                <text:p>194728.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5178.8">
                <text:p>195178.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5628.8">
                <text:p>195628.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6078.8">
                <text:p>196078.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6528.8">
                <text:p>196528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6978.8">
                <text:p>196978.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7428.8">
                <text:p>197428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7878.8">
                <text:p>197878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8328.8">
                <text:p>198328.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8778.8">
                <text:p>198778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9228.8">
                <text:p>199228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9678.8">
                <text:p>199678.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0128.8">
                <text:p>200128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0578.8">
                <text:p>20057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cc" draw:fill-color="#0000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1cm" xlink:href=".." xlink:type="simple" chart:class="chart:line" chart:style-name="ch1">
        <chart:legend chart:legend-position="end" svg:x="13.183cm" svg:y="3.957cm" style:legend-expansion="high" chart:style-name="ch2"/>
        <chart:plot-area chart:style-name="ch3" table:cell-range-address="Sheet1.A9:Sheet1.A494 Sheet1.I8:Sheet1.I494 Sheet1.J9:Sheet1.J494" chart:data-source-has-labels="both" svg:x="0.319cm" svg:y="0.18cm" svg:width="12.545cm" svg:height="8.65cm">
          <chart:coordinate-region svg:x="1.734cm" svg:y="0.18cm" svg:width="11.13cm" svg:height="7.135cm"/>
          <chart:axis chart:dimension="x" chart:name="primary-x" chart:style-name="ch4" chartooo:axis-type="auto">
            <chartooo:date-scale/>
            <chart:categories table:cell-range-address="Sheet1.A9:Sheet1.A4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9:Sheet1.I494" chart:label-cell-address="Sheet1.I8:Sheet1.I8" chart:class="chart:line">
            <chart:data-point chart:repeated="486"/>
          </chart:series>
          <chart:series chart:style-name="ch8" chart:values-cell-range-address="Sheet1.J9:Sheet1.J494" chart:class="chart:line">
            <chart:data-point chart:repeated="4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kt. %</text:p>
                <draw:g>
                  <svg:desc>Sheet1.I8:Sheet1.I8</svg:desc>
                </draw:g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9:Sheet1.A494</svg:desc>
                </draw:g>
              </table:table-cell>
              <table:table-cell office:value-type="float" office:value="NaN">
                <text:p>NaN</text:p>
                <draw:g>
                  <svg:desc>Sheet1.I9:Sheet1.I494</svg:desc>
                </draw:g>
              </table:table-cell>
              <table:table-cell office:value-type="float" office:value="NaN">
                <text:p>NaN</text:p>
                <draw:g>
                  <svg:desc>Sheet1.J9:Sheet1.J49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0430327896390909">
                <text:p>0.0004303278963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2498194755025">
                <text:p>0.002498194755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592280517386923">
                <text:p>0.0059228051738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104134283900214">
                <text:p>0.010413428390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591379402737867">
                <text:p>0.05913794027378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70571182531675">
                <text:p>0.0705711825316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809021962886353">
                <text:p>0.08090219628863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903146862948222">
                <text:p>0.09031468629482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989536826161474">
                <text:p>0.09895368261614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0693520930534">
                <text:p>0.106935209305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114353190595562">
                <text:p>0.1143531905955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121284473586673">
                <text:p>0.1212844735866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127792540665513">
                <text:p>0.1277925406655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133930293821117">
                <text:p>0.1339302938211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39742170724272">
                <text:p>0.1397421707242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145265772481031">
                <text:p>0.1452657724810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150533129663215">
                <text:p>0.1505331296632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155571697046671">
                <text:p>0.1555716970466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160405142541614">
                <text:p>0.1604051425416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165053978336893">
                <text:p>0.1650539783368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169536069887316">
                <text:p>0.1695360698873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173867049465837">
                <text:p>0.1738670494658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178060654524448">
                <text:p>0.1780606545244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182129006344318">
                <text:p>0.1821290063443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186082840917337">
                <text:p>0.1860828409173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189931701347411">
                <text:p>0.1899317013474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193684099051535">
                <text:p>0.1936840990515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197347649508074">
                <text:p>0.1973476495080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200929187120687">
                <text:p>0.2009291871206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20443486285267">
                <text:p>0.204434862852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207870227573337">
                <text:p>0.2078702275733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211240303497781">
                <text:p>0.2112403034977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214549645658298">
                <text:p>0.2145496456582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217802394993336">
                <text:p>0.2178023949933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221002324357929">
                <text:p>0.2210023243579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224152878532757">
                <text:p>0.2241528785327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227257209125677">
                <text:p>0.2272572091256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230318205110558">
                <text:p>0.2303182051105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233338519626669">
                <text:p>0.2333385196266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236320593562136">
                <text:p>0.2363205935621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239266676362878">
                <text:p>0.2392666763628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242178844440515">
                <text:p>0.2421788444405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245059017496355">
                <text:p>0.2450590174963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247908973031607">
                <text:p>0.2479089730316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250730359274669">
                <text:p>0.2507303592746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253524706723336">
                <text:p>0.2535247067233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256293438472049">
                <text:p>0.2562934384720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259037879470807">
                <text:p>0.2590378794708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261755084745763">
                <text:p>0.2617550847457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2643925">
                <text:p>0.26439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0.266943442622951">
                <text:p>0.26694344262295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0.269412096774194">
                <text:p>0.2694120967741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0.271802380952381">
                <text:p>0.2718023809523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27411796875">
                <text:p>0.274117968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276362307692308">
                <text:p>0.27636230769230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0.278538636363636">
                <text:p>0.2785386363636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0.28065">
                <text:p>0.280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0.282699264705882">
                <text:p>0.2826992647058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0.284689130434783">
                <text:p>0.2846891304347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286622142857143">
                <text:p>0.2866221428571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0.288500704225352">
                <text:p>0.28850070422535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0.290327083333333">
                <text:p>0.29032708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0.292103424657534">
                <text:p>0.29210342465753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0.293831756756757">
                <text:p>0.2938317567567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295514">
                <text:p>0.2955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0.297151973684211">
                <text:p>0.2971519736842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0.298747402597403">
                <text:p>0.29874740259740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0.300301923076923">
                <text:p>0.3003019230769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0.301817088607595">
                <text:p>0.3018170886075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303294375">
                <text:p>0.3032943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0.304735185185185">
                <text:p>0.3047351851851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0.306140853658537">
                <text:p>0.3061408536585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0.30751265060241">
                <text:p>0.307512650602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0.308851785714286">
                <text:p>0.3088517857142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310159411764706">
                <text:p>0.31015941176470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0.311436627906977">
                <text:p>0.31143662790697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0.312684482758621">
                <text:p>0.3126844827586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0.313903977272727">
                <text:p>0.3139039772727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0.31509606741573">
                <text:p>0.3150960674157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316261666666667">
                <text:p>0.31626166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0.317401648351648">
                <text:p>0.3174016483516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0.318516847826087">
                <text:p>0.31851684782608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0.319608064516129">
                <text:p>0.3196080645161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0.320676063829787">
                <text:p>0.32067606382978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321721578947368">
                <text:p>0.3217215789473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0.3227453125">
                <text:p>0.32274531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0.32374793814433">
                <text:p>0.323747938144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0.324730102040816">
                <text:p>0.3247301020408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0.325692424242424">
                <text:p>0.3256924242424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266355">
                <text:p>0.32663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0.327559900990099">
                <text:p>0.32755990099009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0.328466176470588">
                <text:p>0.3284661764705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0.329354854368932">
                <text:p>0.3293548543689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0.330226442307692">
                <text:p>0.33022644230769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0.331081428571429">
                <text:p>0.3310814285714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0.331920283018868">
                <text:p>0.3319202830188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7000">
                <text:p>107000</text:p>
              </table:table-cell>
              <table:table-cell office:value-type="float" office:value="0.332743457943925">
                <text:p>0.3327434579439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0.333551388888889">
                <text:p>0.33355138888888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9000">
                <text:p>109000</text:p>
              </table:table-cell>
              <table:table-cell office:value-type="float" office:value="0.334344495412844">
                <text:p>0.3343444954128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335123181818182">
                <text:p>0.3351231818181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0.335887837837838">
                <text:p>0.33588783783783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0.336638839285714">
                <text:p>0.3366388392857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3000">
                <text:p>113000</text:p>
              </table:table-cell>
              <table:table-cell office:value-type="float" office:value="0.337376548672566">
                <text:p>0.3373765486725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0.338101315789474">
                <text:p>0.33810131578947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0.33881347826087">
                <text:p>0.3388134782608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0.339513362068966">
                <text:p>0.3395133620689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7000">
                <text:p>117000</text:p>
              </table:table-cell>
              <table:table-cell office:value-type="float" office:value="0.340201282051282">
                <text:p>0.3402012820512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0.340877542372881">
                <text:p>0.3408775423728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9000">
                <text:p>119000</text:p>
              </table:table-cell>
              <table:table-cell office:value-type="float" office:value="0.34154243697479">
                <text:p>0.341542436974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34219625">
                <text:p>0.34219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1000">
                <text:p>121000</text:p>
              </table:table-cell>
              <table:table-cell office:value-type="float" office:value="0.342839256198347">
                <text:p>0.34283925619834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0.343471721311475">
                <text:p>0.3434717213114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3000">
                <text:p>123000</text:p>
              </table:table-cell>
              <table:table-cell office:value-type="float" office:value="0.344093902439024">
                <text:p>0.3440939024390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0.344706048387097">
                <text:p>0.34470604838709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0.3453084">
                <text:p>0.34530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0.34590119047619">
                <text:p>0.345901190476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0.346484645669291">
                <text:p>0.3464846456692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0.347058984375">
                <text:p>0.3470589843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9000">
                <text:p>129000</text:p>
              </table:table-cell>
              <table:table-cell office:value-type="float" office:value="0.347624418604651">
                <text:p>0.34762441860465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348181153846154">
                <text:p>0.34818115384615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31000">
                <text:p>131000</text:p>
              </table:table-cell>
              <table:table-cell office:value-type="float" office:value="0.348729389312977">
                <text:p>0.34872938931297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0.349269318181818">
                <text:p>0.3492693181818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33000">
                <text:p>133000</text:p>
              </table:table-cell>
              <table:table-cell office:value-type="float" office:value="0.349801127819549">
                <text:p>0.3498011278195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34000">
                <text:p>134000</text:p>
              </table:table-cell>
              <table:table-cell office:value-type="float" office:value="0.350325">
                <text:p>0.3503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0.350841111111111">
                <text:p>0.3508411111111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0.351349632352941">
                <text:p>0.3513496323529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7000">
                <text:p>137000</text:p>
              </table:table-cell>
              <table:table-cell office:value-type="float" office:value="0.351850729927007">
                <text:p>0.3518507299270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8000">
                <text:p>138000</text:p>
              </table:table-cell>
              <table:table-cell office:value-type="float" office:value="0.352344565217391">
                <text:p>0.3523445652173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9000">
                <text:p>139000</text:p>
              </table:table-cell>
              <table:table-cell office:value-type="float" office:value="0.352831294964029">
                <text:p>0.35283129496402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353311071428571">
                <text:p>0.3533110714285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1000">
                <text:p>141000</text:p>
              </table:table-cell>
              <table:table-cell office:value-type="float" office:value="0.353784042553192">
                <text:p>0.3537840425531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2000">
                <text:p>142000</text:p>
              </table:table-cell>
              <table:table-cell office:value-type="float" office:value="0.354250352112676">
                <text:p>0.3542503521126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3000">
                <text:p>143000</text:p>
              </table:table-cell>
              <table:table-cell office:value-type="float" office:value="0.35471013986014">
                <text:p>0.354710139860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0.355163541666667">
                <text:p>0.355163541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0.355610689655172">
                <text:p>0.3556106896551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6000">
                <text:p>146000</text:p>
              </table:table-cell>
              <table:table-cell office:value-type="float" office:value="0.356051712328767">
                <text:p>0.3560517123287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7000">
                <text:p>147000</text:p>
              </table:table-cell>
              <table:table-cell office:value-type="float" office:value="0.356486734693878">
                <text:p>0.3564867346938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0.356915878378378">
                <text:p>0.3569158783783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9000">
                <text:p>149000</text:p>
              </table:table-cell>
              <table:table-cell office:value-type="float" office:value="0.357339261744966">
                <text:p>0.3573392617449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357757">
                <text:p>0.3577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1000">
                <text:p>151000</text:p>
              </table:table-cell>
              <table:table-cell office:value-type="float" office:value="0.358169205298013">
                <text:p>0.35816920529801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0.358575986842105">
                <text:p>0.3585759868421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3000">
                <text:p>153000</text:p>
              </table:table-cell>
              <table:table-cell office:value-type="float" office:value="0.358977450980392">
                <text:p>0.3589774509803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4000">
                <text:p>154000</text:p>
              </table:table-cell>
              <table:table-cell office:value-type="float" office:value="0.359373701298701">
                <text:p>0.3593737012987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0.359764838709677">
                <text:p>0.3597648387096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0.360150961538462">
                <text:p>0.3601509615384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7000">
                <text:p>157000</text:p>
              </table:table-cell>
              <table:table-cell office:value-type="float" office:value="0.360532165605096">
                <text:p>0.3605321656050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8000">
                <text:p>158000</text:p>
              </table:table-cell>
              <table:table-cell office:value-type="float" office:value="0.360908544303797">
                <text:p>0.3609085443037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9000">
                <text:p>159000</text:p>
              </table:table-cell>
              <table:table-cell office:value-type="float" office:value="0.361280188679245">
                <text:p>0.3612801886792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3616471875">
                <text:p>0.36164718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1000">
                <text:p>161000</text:p>
              </table:table-cell>
              <table:table-cell office:value-type="float" office:value="0.362009627329193">
                <text:p>0.3620096273291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2000">
                <text:p>162000</text:p>
              </table:table-cell>
              <table:table-cell office:value-type="float" office:value="0.362367592592593">
                <text:p>0.3623675925925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3000">
                <text:p>163000</text:p>
              </table:table-cell>
              <table:table-cell office:value-type="float" office:value="0.362721165644172">
                <text:p>0.3627211656441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4000">
                <text:p>164000</text:p>
              </table:table-cell>
              <table:table-cell office:value-type="float" office:value="0.363070426829268">
                <text:p>0.3630704268292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0.363415454545455">
                <text:p>0.3634154545454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6000">
                <text:p>166000</text:p>
              </table:table-cell>
              <table:table-cell office:value-type="float" office:value="0.363756325301205">
                <text:p>0.3637563253012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7000">
                <text:p>167000</text:p>
              </table:table-cell>
              <table:table-cell office:value-type="float" office:value="0.364093113772455">
                <text:p>0.3640931137724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8000">
                <text:p>168000</text:p>
              </table:table-cell>
              <table:table-cell office:value-type="float" office:value="0.364425892857143">
                <text:p>0.3644258928571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9000">
                <text:p>169000</text:p>
              </table:table-cell>
              <table:table-cell office:value-type="float" office:value="0.364754733727811">
                <text:p>0.3647547337278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365079705882353">
                <text:p>0.3650797058823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0.365400877192982">
                <text:p>0.36540087719298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2000">
                <text:p>172000</text:p>
              </table:table-cell>
              <table:table-cell office:value-type="float" office:value="0.365718313953488">
                <text:p>0.3657183139534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3000">
                <text:p>173000</text:p>
              </table:table-cell>
              <table:table-cell office:value-type="float" office:value="0.366032080924855">
                <text:p>0.3660320809248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4000">
                <text:p>174000</text:p>
              </table:table-cell>
              <table:table-cell office:value-type="float" office:value="0.36634224137931">
                <text:p>0.366342241379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0.366648857142857">
                <text:p>0.3666488571428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6000">
                <text:p>176000</text:p>
              </table:table-cell>
              <table:table-cell office:value-type="float" office:value="0.366951988636364">
                <text:p>0.3669519886363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7000">
                <text:p>177000</text:p>
              </table:table-cell>
              <table:table-cell office:value-type="float" office:value="0.367251694915254">
                <text:p>0.3672516949152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8000">
                <text:p>178000</text:p>
              </table:table-cell>
              <table:table-cell office:value-type="float" office:value="0.367548033707865">
                <text:p>0.3675480337078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9000">
                <text:p>179000</text:p>
              </table:table-cell>
              <table:table-cell office:value-type="float" office:value="0.367841061452514">
                <text:p>0.3678410614525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368130833333333">
                <text:p>0.3681308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1000">
                <text:p>181000</text:p>
              </table:table-cell>
              <table:table-cell office:value-type="float" office:value="0.368417403314917">
                <text:p>0.3684174033149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2000">
                <text:p>182000</text:p>
              </table:table-cell>
              <table:table-cell office:value-type="float" office:value="0.368700824175824">
                <text:p>0.3687008241758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3000">
                <text:p>183000</text:p>
              </table:table-cell>
              <table:table-cell office:value-type="float" office:value="0.368981147540984">
                <text:p>0.3689811475409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0.369258423913043">
                <text:p>0.3692584239130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0.369532702702703">
                <text:p>0.3695327027027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6000">
                <text:p>186000</text:p>
              </table:table-cell>
              <table:table-cell office:value-type="float" office:value="0.369804032258064">
                <text:p>0.3698040322580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7000">
                <text:p>187000</text:p>
              </table:table-cell>
              <table:table-cell office:value-type="float" office:value="0.370072459893048">
                <text:p>0.3700724598930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8000">
                <text:p>188000</text:p>
              </table:table-cell>
              <table:table-cell office:value-type="float" office:value="0.370338031914894">
                <text:p>0.3703380319148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9000">
                <text:p>189000</text:p>
              </table:table-cell>
              <table:table-cell office:value-type="float" office:value="0.370600793650794">
                <text:p>0.3706007936507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370860789473684">
                <text:p>0.3708607894736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1000">
                <text:p>191000</text:p>
              </table:table-cell>
              <table:table-cell office:value-type="float" office:value="0.371118062827225">
                <text:p>0.3711180628272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2000">
                <text:p>192000</text:p>
              </table:table-cell>
              <table:table-cell office:value-type="float" office:value="0.37137265625">
                <text:p>0.371372656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3000">
                <text:p>193000</text:p>
              </table:table-cell>
              <table:table-cell office:value-type="float" office:value="0.371624611398964">
                <text:p>0.3716246113989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4000">
                <text:p>194000</text:p>
              </table:table-cell>
              <table:table-cell office:value-type="float" office:value="0.371873969072165">
                <text:p>0.3718739690721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0.372120769230769">
                <text:p>0.3721207692307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6000">
                <text:p>196000</text:p>
              </table:table-cell>
              <table:table-cell office:value-type="float" office:value="0.372365051020408">
                <text:p>0.3723650510204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7000">
                <text:p>197000</text:p>
              </table:table-cell>
              <table:table-cell office:value-type="float" office:value="0.372606852791878">
                <text:p>0.3726068527918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8000">
                <text:p>198000</text:p>
              </table:table-cell>
              <table:table-cell office:value-type="float" office:value="0.372846212121212">
                <text:p>0.3728462121212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9000">
                <text:p>199000</text:p>
              </table:table-cell>
              <table:table-cell office:value-type="float" office:value="0.373083165829146">
                <text:p>0.3730831658291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37331775">
                <text:p>0.373317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000">
                <text:p>201000</text:p>
              </table:table-cell>
              <table:table-cell office:value-type="float" office:value="0.37355">
                <text:p>0.373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2000">
                <text:p>202000</text:p>
              </table:table-cell>
              <table:table-cell office:value-type="float" office:value="0.373779950495049">
                <text:p>0.3737799504950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3000">
                <text:p>203000</text:p>
              </table:table-cell>
              <table:table-cell office:value-type="float" office:value="0.37400763546798">
                <text:p>0.374007635467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4000">
                <text:p>204000</text:p>
              </table:table-cell>
              <table:table-cell office:value-type="float" office:value="0.374233088235294">
                <text:p>0.3742330882352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0.374456341463415">
                <text:p>0.3744563414634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6000">
                <text:p>206000</text:p>
              </table:table-cell>
              <table:table-cell office:value-type="float" office:value="0.374677427184466">
                <text:p>0.3746774271844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7000">
                <text:p>207000</text:p>
              </table:table-cell>
              <table:table-cell office:value-type="float" office:value="0.374896376811594">
                <text:p>0.3748963768115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8000">
                <text:p>208000</text:p>
              </table:table-cell>
              <table:table-cell office:value-type="float" office:value="0.375113221153846">
                <text:p>0.3751132211538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9000">
                <text:p>209000</text:p>
              </table:table-cell>
              <table:table-cell office:value-type="float" office:value="0.375327990430622">
                <text:p>0.3753279904306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0.375540714285714">
                <text:p>0.3755407142857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1000">
                <text:p>211000</text:p>
              </table:table-cell>
              <table:table-cell office:value-type="float" office:value="0.375751421800948">
                <text:p>0.3757514218009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2000">
                <text:p>212000</text:p>
              </table:table-cell>
              <table:table-cell office:value-type="float" office:value="0.375960141509434">
                <text:p>0.3759601415094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3000">
                <text:p>213000</text:p>
              </table:table-cell>
              <table:table-cell office:value-type="float" office:value="0.376166901408451">
                <text:p>0.3761669014084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4000">
                <text:p>214000</text:p>
              </table:table-cell>
              <table:table-cell office:value-type="float" office:value="0.376371728971963">
                <text:p>0.37637172897196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0.376574651162791">
                <text:p>0.3765746511627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6000">
                <text:p>216000</text:p>
              </table:table-cell>
              <table:table-cell office:value-type="float" office:value="0.376775694444444">
                <text:p>0.3767756944444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7000">
                <text:p>217000</text:p>
              </table:table-cell>
              <table:table-cell office:value-type="float" office:value="0.376974884792627">
                <text:p>0.3769748847926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8000">
                <text:p>218000</text:p>
              </table:table-cell>
              <table:table-cell office:value-type="float" office:value="0.377172247706422">
                <text:p>0.3771722477064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9000">
                <text:p>219000</text:p>
              </table:table-cell>
              <table:table-cell office:value-type="float" office:value="0.377367808219178">
                <text:p>0.3773678082191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377561590909091">
                <text:p>0.3775615909090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1000">
                <text:p>221000</text:p>
              </table:table-cell>
              <table:table-cell office:value-type="float" office:value="0.377753619909502">
                <text:p>0.37775361990950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2000">
                <text:p>222000</text:p>
              </table:table-cell>
              <table:table-cell office:value-type="float" office:value="0.377943918918919">
                <text:p>0.37794391891891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3000">
                <text:p>223000</text:p>
              </table:table-cell>
              <table:table-cell office:value-type="float" office:value="0.378132511210762">
                <text:p>0.3781325112107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4000">
                <text:p>224000</text:p>
              </table:table-cell>
              <table:table-cell office:value-type="float" office:value="0.378319419642857">
                <text:p>0.3783194196428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0.378504666666667">
                <text:p>0.378504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6000">
                <text:p>226000</text:p>
              </table:table-cell>
              <table:table-cell office:value-type="float" office:value="0.378688274336283">
                <text:p>0.3786882743362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7000">
                <text:p>227000</text:p>
              </table:table-cell>
              <table:table-cell office:value-type="float" office:value="0.378870264317181">
                <text:p>0.3788702643171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8000">
                <text:p>228000</text:p>
              </table:table-cell>
              <table:table-cell office:value-type="float" office:value="0.379050657894737">
                <text:p>0.3790506578947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9000">
                <text:p>229000</text:p>
              </table:table-cell>
              <table:table-cell office:value-type="float" office:value="0.379229475982533">
                <text:p>0.3792294759825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0.379406739130435">
                <text:p>0.3794067391304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1000">
                <text:p>231000</text:p>
              </table:table-cell>
              <table:table-cell office:value-type="float" office:value="0.379582467532468">
                <text:p>0.3795824675324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2000">
                <text:p>232000</text:p>
              </table:table-cell>
              <table:table-cell office:value-type="float" office:value="0.379756681034483">
                <text:p>0.3797566810344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3000">
                <text:p>233000</text:p>
              </table:table-cell>
              <table:table-cell office:value-type="float" office:value="0.379929399141631">
                <text:p>0.3799293991416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4000">
                <text:p>234000</text:p>
              </table:table-cell>
              <table:table-cell office:value-type="float" office:value="0.380100641025641">
                <text:p>0.3801006410256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0.380270425531915">
                <text:p>0.3802704255319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6000">
                <text:p>236000</text:p>
              </table:table-cell>
              <table:table-cell office:value-type="float" office:value="0.380438771186441">
                <text:p>0.3804387711864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7000">
                <text:p>237000</text:p>
              </table:table-cell>
              <table:table-cell office:value-type="float" office:value="0.380605696202532">
                <text:p>0.3806056962025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8000">
                <text:p>238000</text:p>
              </table:table-cell>
              <table:table-cell office:value-type="float" office:value="0.380771218487395">
                <text:p>0.3807712184873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9000">
                <text:p>239000</text:p>
              </table:table-cell>
              <table:table-cell office:value-type="float" office:value="0.380935355648536">
                <text:p>0.3809353556485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381098125">
                <text:p>0.3810981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1000">
                <text:p>241000</text:p>
              </table:table-cell>
              <table:table-cell office:value-type="float" office:value="0.381259543568465">
                <text:p>0.3812595435684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2000">
                <text:p>242000</text:p>
              </table:table-cell>
              <table:table-cell office:value-type="float" office:value="0.381419628099174">
                <text:p>0.3814196280991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3000">
                <text:p>243000</text:p>
              </table:table-cell>
              <table:table-cell office:value-type="float" office:value="0.381578395061728">
                <text:p>0.3815783950617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4000">
                <text:p>244000</text:p>
              </table:table-cell>
              <table:table-cell office:value-type="float" office:value="0.381735860655738">
                <text:p>0.3817358606557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0.381892040816327">
                <text:p>0.3818920408163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6000">
                <text:p>246000</text:p>
              </table:table-cell>
              <table:table-cell office:value-type="float" office:value="0.382046951219512">
                <text:p>0.3820469512195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7000">
                <text:p>247000</text:p>
              </table:table-cell>
              <table:table-cell office:value-type="float" office:value="0.382200607287449">
                <text:p>0.3822006072874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8000">
                <text:p>248000</text:p>
              </table:table-cell>
              <table:table-cell office:value-type="float" office:value="0.382353024193548">
                <text:p>0.3823530241935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9000">
                <text:p>249000</text:p>
              </table:table-cell>
              <table:table-cell office:value-type="float" office:value="0.38250421686747">
                <text:p>0.382504216867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3826542">
                <text:p>0.38265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1000">
                <text:p>251000</text:p>
              </table:table-cell>
              <table:table-cell office:value-type="float" office:value="0.382802988047809">
                <text:p>0.3828029880478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2000">
                <text:p>252000</text:p>
              </table:table-cell>
              <table:table-cell office:value-type="float" office:value="0.382950595238095">
                <text:p>0.3829505952380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3000">
                <text:p>253000</text:p>
              </table:table-cell>
              <table:table-cell office:value-type="float" office:value="0.383097035573123">
                <text:p>0.3830970355731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4000">
                <text:p>254000</text:p>
              </table:table-cell>
              <table:table-cell office:value-type="float" office:value="0.383242322834646">
                <text:p>0.3832423228346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0.383386470588235">
                <text:p>0.3833864705882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0.3835294921875">
                <text:p>0.38352949218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7000">
                <text:p>257000</text:p>
              </table:table-cell>
              <table:table-cell office:value-type="float" office:value="0.38367140077821">
                <text:p>0.3836714007782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8000">
                <text:p>258000</text:p>
              </table:table-cell>
              <table:table-cell office:value-type="float" office:value="0.383812209302326">
                <text:p>0.3838122093023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9000">
                <text:p>259000</text:p>
              </table:table-cell>
              <table:table-cell office:value-type="float" office:value="0.38395193050193">
                <text:p>0.383951930501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384090576923077">
                <text:p>0.3840905769230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1000">
                <text:p>261000</text:p>
              </table:table-cell>
              <table:table-cell office:value-type="float" office:value="0.38422816091954">
                <text:p>0.384228160919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2000">
                <text:p>262000</text:p>
              </table:table-cell>
              <table:table-cell office:value-type="float" office:value="0.384364694656489">
                <text:p>0.3843646946564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3000">
                <text:p>263000</text:p>
              </table:table-cell>
              <table:table-cell office:value-type="float" office:value="0.384500190114068">
                <text:p>0.3845001901140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4000">
                <text:p>264000</text:p>
              </table:table-cell>
              <table:table-cell office:value-type="float" office:value="0.384634659090909">
                <text:p>0.3846346590909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0.384768113207547">
                <text:p>0.3847681132075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6000">
                <text:p>266000</text:p>
              </table:table-cell>
              <table:table-cell office:value-type="float" office:value="0.384900563909774">
                <text:p>0.3849005639097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7000">
                <text:p>267000</text:p>
              </table:table-cell>
              <table:table-cell office:value-type="float" office:value="0.38503202247191">
                <text:p>0.385032022471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8000">
                <text:p>268000</text:p>
              </table:table-cell>
              <table:table-cell office:value-type="float" office:value="0.3851625">
                <text:p>0.38516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9000">
                <text:p>269000</text:p>
              </table:table-cell>
              <table:table-cell office:value-type="float" office:value="0.385292007434944">
                <text:p>0.3852920074349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0.385420555555556">
                <text:p>0.3854205555555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1000">
                <text:p>271000</text:p>
              </table:table-cell>
              <table:table-cell office:value-type="float" office:value="0.38554815498155">
                <text:p>0.385548154981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2000">
                <text:p>272000</text:p>
              </table:table-cell>
              <table:table-cell office:value-type="float" office:value="0.385674816176471">
                <text:p>0.3856748161764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3000">
                <text:p>273000</text:p>
              </table:table-cell>
              <table:table-cell office:value-type="float" office:value="0.385800549450549">
                <text:p>0.3858005494505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4000">
                <text:p>274000</text:p>
              </table:table-cell>
              <table:table-cell office:value-type="float" office:value="0.385925364963504">
                <text:p>0.3859253649635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0.386049272727273">
                <text:p>0.3860492727272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6000">
                <text:p>276000</text:p>
              </table:table-cell>
              <table:table-cell office:value-type="float" office:value="0.386172282608696">
                <text:p>0.3861722826086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7000">
                <text:p>277000</text:p>
              </table:table-cell>
              <table:table-cell office:value-type="float" office:value="0.38629440433213">
                <text:p>0.3862944043321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8000">
                <text:p>278000</text:p>
              </table:table-cell>
              <table:table-cell office:value-type="float" office:value="0.386434532374101">
                <text:p>0.3864345323741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79000">
                <text:p>279000</text:p>
              </table:table-cell>
              <table:table-cell office:value-type="float" office:value="0.386662365591398">
                <text:p>0.3866623655913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386888571428571">
                <text:p>0.3868885714285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1000">
                <text:p>281000</text:p>
              </table:table-cell>
              <table:table-cell office:value-type="float" office:value="0.387113167259786">
                <text:p>0.3871131672597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2000">
                <text:p>282000</text:p>
              </table:table-cell>
              <table:table-cell office:value-type="float" office:value="0.387336170212766">
                <text:p>0.3873361702127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3000">
                <text:p>283000</text:p>
              </table:table-cell>
              <table:table-cell office:value-type="float" office:value="0.387557597173145">
                <text:p>0.3875575971731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4000">
                <text:p>284000</text:p>
              </table:table-cell>
              <table:table-cell office:value-type="float" office:value="0.387777464788732">
                <text:p>0.3877774647887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0.387995789473684">
                <text:p>0.3879957894736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6000">
                <text:p>286000</text:p>
              </table:table-cell>
              <table:table-cell office:value-type="float" office:value="0.388212587412587">
                <text:p>0.38821258741258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7000">
                <text:p>287000</text:p>
              </table:table-cell>
              <table:table-cell office:value-type="float" office:value="0.38842787456446">
                <text:p>0.388427874564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8000">
                <text:p>288000</text:p>
              </table:table-cell>
              <table:table-cell office:value-type="float" office:value="0.388641666666667">
                <text:p>0.388641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9000">
                <text:p>289000</text:p>
              </table:table-cell>
              <table:table-cell office:value-type="float" office:value="0.388853979238754">
                <text:p>0.3888539792387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0.389064827586207">
                <text:p>0.3890648275862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1000">
                <text:p>291000</text:p>
              </table:table-cell>
              <table:table-cell office:value-type="float" office:value="0.389274226804124">
                <text:p>0.3892742268041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2000">
                <text:p>292000</text:p>
              </table:table-cell>
              <table:table-cell office:value-type="float" office:value="0.389482191780822">
                <text:p>0.3894821917808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3000">
                <text:p>293000</text:p>
              </table:table-cell>
              <table:table-cell office:value-type="float" office:value="0.389688737201365">
                <text:p>0.3896887372013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4000">
                <text:p>294000</text:p>
              </table:table-cell>
              <table:table-cell office:value-type="float" office:value="0.38989387755102">
                <text:p>0.3898938775510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5000">
                <text:p>295000</text:p>
              </table:table-cell>
              <table:table-cell office:value-type="float" office:value="0.390097627118644">
                <text:p>0.3900976271186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6000">
                <text:p>296000</text:p>
              </table:table-cell>
              <table:table-cell office:value-type="float" office:value="0.3903">
                <text:p>0.39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7000">
                <text:p>297000</text:p>
              </table:table-cell>
              <table:table-cell office:value-type="float" office:value="0.39050101010101">
                <text:p>0.390501010101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8000">
                <text:p>298000</text:p>
              </table:table-cell>
              <table:table-cell office:value-type="float" office:value="0.39070067114094">
                <text:p>0.390700671140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9000">
                <text:p>299000</text:p>
              </table:table-cell>
              <table:table-cell office:value-type="float" office:value="0.390898996655518">
                <text:p>0.3908989966555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391096">
                <text:p>0.3910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1000">
                <text:p>301000</text:p>
              </table:table-cell>
              <table:table-cell office:value-type="float" office:value="0.391291694352159">
                <text:p>0.39129169435215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2000">
                <text:p>302000</text:p>
              </table:table-cell>
              <table:table-cell office:value-type="float" office:value="0.391486092715232">
                <text:p>0.3914860927152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3000">
                <text:p>303000</text:p>
              </table:table-cell>
              <table:table-cell office:value-type="float" office:value="0.391679207920792">
                <text:p>0.3916792079207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4000">
                <text:p>304000</text:p>
              </table:table-cell>
              <table:table-cell office:value-type="float" office:value="0.391871052631579">
                <text:p>0.39187105263157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5000">
                <text:p>305000</text:p>
              </table:table-cell>
              <table:table-cell office:value-type="float" office:value="0.392061639344262">
                <text:p>0.3920616393442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6000">
                <text:p>306000</text:p>
              </table:table-cell>
              <table:table-cell office:value-type="float" office:value="0.392250980392157">
                <text:p>0.3922509803921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7000">
                <text:p>307000</text:p>
              </table:table-cell>
              <table:table-cell office:value-type="float" office:value="0.392439087947883">
                <text:p>0.3924390879478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8000">
                <text:p>308000</text:p>
              </table:table-cell>
              <table:table-cell office:value-type="float" office:value="0.392625974025974">
                <text:p>0.3926259740259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9000">
                <text:p>309000</text:p>
              </table:table-cell>
              <table:table-cell office:value-type="float" office:value="0.392811650485437">
                <text:p>0.3928116504854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0.392996129032258">
                <text:p>0.3929961290322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1000">
                <text:p>311000</text:p>
              </table:table-cell>
              <table:table-cell office:value-type="float" office:value="0.393179421221865">
                <text:p>0.3931794212218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2000">
                <text:p>312000</text:p>
              </table:table-cell>
              <table:table-cell office:value-type="float" office:value="0.393361538461538">
                <text:p>0.3933615384615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3000">
                <text:p>313000</text:p>
              </table:table-cell>
              <table:table-cell office:value-type="float" office:value="0.39354249201278">
                <text:p>0.393542492012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4000">
                <text:p>314000</text:p>
              </table:table-cell>
              <table:table-cell office:value-type="float" office:value="0.393722292993631">
                <text:p>0.3937222929936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5000">
                <text:p>315000</text:p>
              </table:table-cell>
              <table:table-cell office:value-type="float" office:value="0.393900952380952">
                <text:p>0.3939009523809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6000">
                <text:p>316000</text:p>
              </table:table-cell>
              <table:table-cell office:value-type="float" office:value="0.394078481012658">
                <text:p>0.3940784810126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7000">
                <text:p>317000</text:p>
              </table:table-cell>
              <table:table-cell office:value-type="float" office:value="0.394254889589905">
                <text:p>0.3942548895899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8000">
                <text:p>318000</text:p>
              </table:table-cell>
              <table:table-cell office:value-type="float" office:value="0.394430188679245">
                <text:p>0.3944301886792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9000">
                <text:p>319000</text:p>
              </table:table-cell>
              <table:table-cell office:value-type="float" office:value="0.394604388714734">
                <text:p>0.3946043887147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0.3947775">
                <text:p>0.39477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1000">
                <text:p>321000</text:p>
              </table:table-cell>
              <table:table-cell office:value-type="float" office:value="0.39494953271028">
                <text:p>0.394949532710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2000">
                <text:p>322000</text:p>
              </table:table-cell>
              <table:table-cell office:value-type="float" office:value="0.39512049689441">
                <text:p>0.395120496894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3000">
                <text:p>323000</text:p>
              </table:table-cell>
              <table:table-cell office:value-type="float" office:value="0.39529040247678">
                <text:p>0.395290402476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4000">
                <text:p>324000</text:p>
              </table:table-cell>
              <table:table-cell office:value-type="float" office:value="0.395459259259259">
                <text:p>0.39545925925925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0.395627076923077">
                <text:p>0.3956270769230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6000">
                <text:p>326000</text:p>
              </table:table-cell>
              <table:table-cell office:value-type="float" office:value="0.395793865030675">
                <text:p>0.3957938650306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7000">
                <text:p>327000</text:p>
              </table:table-cell>
              <table:table-cell office:value-type="float" office:value="0.395959633027523">
                <text:p>0.3959596330275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8000">
                <text:p>328000</text:p>
              </table:table-cell>
              <table:table-cell office:value-type="float" office:value="0.396124390243902">
                <text:p>0.39612439024390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9000">
                <text:p>329000</text:p>
              </table:table-cell>
              <table:table-cell office:value-type="float" office:value="0.396288145896657">
                <text:p>0.3962881458966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0.396450909090909">
                <text:p>0.3964509090909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1000">
                <text:p>331000</text:p>
              </table:table-cell>
              <table:table-cell office:value-type="float" office:value="0.396612688821752">
                <text:p>0.3966126888217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2000">
                <text:p>332000</text:p>
              </table:table-cell>
              <table:table-cell office:value-type="float" office:value="0.396773493975904">
                <text:p>0.3967734939759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3000">
                <text:p>333000</text:p>
              </table:table-cell>
              <table:table-cell office:value-type="float" office:value="0.396933333333333">
                <text:p>0.3969333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4000">
                <text:p>334000</text:p>
              </table:table-cell>
              <table:table-cell office:value-type="float" office:value="0.397092215568862">
                <text:p>0.3970922155688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5000">
                <text:p>335000</text:p>
              </table:table-cell>
              <table:table-cell office:value-type="float" office:value="0.397250149253731">
                <text:p>0.3972501492537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6000">
                <text:p>336000</text:p>
              </table:table-cell>
              <table:table-cell office:value-type="float" office:value="0.397407142857143">
                <text:p>0.3974071428571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7000">
                <text:p>337000</text:p>
              </table:table-cell>
              <table:table-cell office:value-type="float" office:value="0.397563204747774">
                <text:p>0.3975632047477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8000">
                <text:p>338000</text:p>
              </table:table-cell>
              <table:table-cell office:value-type="float" office:value="0.397718343195266">
                <text:p>0.3977183431952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9000">
                <text:p>339000</text:p>
              </table:table-cell>
              <table:table-cell office:value-type="float" office:value="0.397872566371681">
                <text:p>0.3978725663716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0.398025882352941">
                <text:p>0.3980258823529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1000">
                <text:p>341000</text:p>
              </table:table-cell>
              <table:table-cell office:value-type="float" office:value="0.398178299120235">
                <text:p>0.3981782991202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2000">
                <text:p>342000</text:p>
              </table:table-cell>
              <table:table-cell office:value-type="float" office:value="0.398329824561403">
                <text:p>0.3983298245614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3000">
                <text:p>343000</text:p>
              </table:table-cell>
              <table:table-cell office:value-type="float" office:value="0.398480466472303">
                <text:p>0.3984804664723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4000">
                <text:p>344000</text:p>
              </table:table-cell>
              <table:table-cell office:value-type="float" office:value="0.398630232558139">
                <text:p>0.3986302325581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0.398779130434783">
                <text:p>0.3987791304347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6000">
                <text:p>346000</text:p>
              </table:table-cell>
              <table:table-cell office:value-type="float" office:value="0.398927167630058">
                <text:p>0.3989271676300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7000">
                <text:p>347000</text:p>
              </table:table-cell>
              <table:table-cell office:value-type="float" office:value="0.399074351585014">
                <text:p>0.3990743515850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8000">
                <text:p>348000</text:p>
              </table:table-cell>
              <table:table-cell office:value-type="float" office:value="0.399220689655172">
                <text:p>0.3992206896551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9000">
                <text:p>349000</text:p>
              </table:table-cell>
              <table:table-cell office:value-type="float" office:value="0.399366189111748">
                <text:p>0.3993661891117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399510857142857">
                <text:p>0.3995108571428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1000">
                <text:p>351000</text:p>
              </table:table-cell>
              <table:table-cell office:value-type="float" office:value="0.399654700854701">
                <text:p>0.3996547008547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2000">
                <text:p>352000</text:p>
              </table:table-cell>
              <table:table-cell office:value-type="float" office:value="0.399797727272727">
                <text:p>0.3997977272727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3000">
                <text:p>353000</text:p>
              </table:table-cell>
              <table:table-cell office:value-type="float" office:value="0.399939943342776">
                <text:p>0.3999399433427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4000">
                <text:p>354000</text:p>
              </table:table-cell>
              <table:table-cell office:value-type="float" office:value="0.400081355932203">
                <text:p>0.4000813559322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5000">
                <text:p>355000</text:p>
              </table:table-cell>
              <table:table-cell office:value-type="float" office:value="0.400221971830986">
                <text:p>0.4002219718309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6000">
                <text:p>356000</text:p>
              </table:table-cell>
              <table:table-cell office:value-type="float" office:value="0.400361797752809">
                <text:p>0.4003617977528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7000">
                <text:p>357000</text:p>
              </table:table-cell>
              <table:table-cell office:value-type="float" office:value="0.400500840336134">
                <text:p>0.4005008403361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8000">
                <text:p>358000</text:p>
              </table:table-cell>
              <table:table-cell office:value-type="float" office:value="0.400639106145251">
                <text:p>0.4006391061452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9000">
                <text:p>359000</text:p>
              </table:table-cell>
              <table:table-cell office:value-type="float" office:value="0.400776601671309">
                <text:p>0.4007766016713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0.400913333333333">
                <text:p>0.4009133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1000">
                <text:p>361000</text:p>
              </table:table-cell>
              <table:table-cell office:value-type="float" office:value="0.401049307479224">
                <text:p>0.4010493074792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2000">
                <text:p>362000</text:p>
              </table:table-cell>
              <table:table-cell office:value-type="float" office:value="0.40118453038674">
                <text:p>0.401184530386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3000">
                <text:p>363000</text:p>
              </table:table-cell>
              <table:table-cell office:value-type="float" office:value="0.401319008264463">
                <text:p>0.40131900826446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4000">
                <text:p>364000</text:p>
              </table:table-cell>
              <table:table-cell office:value-type="float" office:value="0.401452747252747">
                <text:p>0.4014527472527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5000">
                <text:p>365000</text:p>
              </table:table-cell>
              <table:table-cell office:value-type="float" office:value="0.401585753424657">
                <text:p>0.4015857534246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6000">
                <text:p>366000</text:p>
              </table:table-cell>
              <table:table-cell office:value-type="float" office:value="0.401718032786885">
                <text:p>0.4017180327868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7000">
                <text:p>367000</text:p>
              </table:table-cell>
              <table:table-cell office:value-type="float" office:value="0.401849591280654">
                <text:p>0.4018495912806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8000">
                <text:p>368000</text:p>
              </table:table-cell>
              <table:table-cell office:value-type="float" office:value="0.401980434782609">
                <text:p>0.4019804347826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9000">
                <text:p>369000</text:p>
              </table:table-cell>
              <table:table-cell office:value-type="float" office:value="0.402110569105691">
                <text:p>0.4021105691056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0.40224">
                <text:p>0.402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1000">
                <text:p>371000</text:p>
              </table:table-cell>
              <table:table-cell office:value-type="float" office:value="0.402368733153639">
                <text:p>0.4023687331536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2000">
                <text:p>372000</text:p>
              </table:table-cell>
              <table:table-cell office:value-type="float" office:value="0.402496774193548">
                <text:p>0.4024967741935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3000">
                <text:p>373000</text:p>
              </table:table-cell>
              <table:table-cell office:value-type="float" office:value="0.402624128686327">
                <text:p>0.4026241286863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4000">
                <text:p>374000</text:p>
              </table:table-cell>
              <table:table-cell office:value-type="float" office:value="0.402750802139037">
                <text:p>0.4027508021390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0.4028768">
                <text:p>0.40287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6000">
                <text:p>376000</text:p>
              </table:table-cell>
              <table:table-cell office:value-type="float" office:value="0.403002127659574">
                <text:p>0.4030021276595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7000">
                <text:p>377000</text:p>
              </table:table-cell>
              <table:table-cell office:value-type="float" office:value="0.403126790450928">
                <text:p>0.4031267904509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8000">
                <text:p>378000</text:p>
              </table:table-cell>
              <table:table-cell office:value-type="float" office:value="0.403250793650794">
                <text:p>0.4032507936507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9000">
                <text:p>379000</text:p>
              </table:table-cell>
              <table:table-cell office:value-type="float" office:value="0.403374142480211">
                <text:p>0.4033741424802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0.403496842105263">
                <text:p>0.40349684210526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1000">
                <text:p>381000</text:p>
              </table:table-cell>
              <table:table-cell office:value-type="float" office:value="0.403618897637795">
                <text:p>0.4036188976377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2000">
                <text:p>382000</text:p>
              </table:table-cell>
              <table:table-cell office:value-type="float" office:value="0.403740314136126">
                <text:p>0.4037403141361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3000">
                <text:p>383000</text:p>
              </table:table-cell>
              <table:table-cell office:value-type="float" office:value="0.403861096605744">
                <text:p>0.4038610966057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4000">
                <text:p>384000</text:p>
              </table:table-cell>
              <table:table-cell office:value-type="float" office:value="0.40398125">
                <text:p>0.403981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5000">
                <text:p>385000</text:p>
              </table:table-cell>
              <table:table-cell office:value-type="float" office:value="0.404100779220779">
                <text:p>0.40410077922077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6000">
                <text:p>386000</text:p>
              </table:table-cell>
              <table:table-cell office:value-type="float" office:value="0.404219689119171">
                <text:p>0.4042196891191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7000">
                <text:p>387000</text:p>
              </table:table-cell>
              <table:table-cell office:value-type="float" office:value="0.404337984496124">
                <text:p>0.4043379844961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8000">
                <text:p>388000</text:p>
              </table:table-cell>
              <table:table-cell office:value-type="float" office:value="0.404455670103093">
                <text:p>0.4044556701030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9000">
                <text:p>389000</text:p>
              </table:table-cell>
              <table:table-cell office:value-type="float" office:value="0.404572750642673">
                <text:p>0.4045727506426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0.404689230769231">
                <text:p>0.4046892307692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1000">
                <text:p>391000</text:p>
              </table:table-cell>
              <table:table-cell office:value-type="float" office:value="0.404805115089514">
                <text:p>0.4048051150895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2000">
                <text:p>392000</text:p>
              </table:table-cell>
              <table:table-cell office:value-type="float" office:value="0.404920408163265">
                <text:p>0.4049204081632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3000">
                <text:p>393000</text:p>
              </table:table-cell>
              <table:table-cell office:value-type="float" office:value="0.405035114503817">
                <text:p>0.4050351145038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4000">
                <text:p>394000</text:p>
              </table:table-cell>
              <table:table-cell office:value-type="float" office:value="0.40514923857868">
                <text:p>0.405149238578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5000">
                <text:p>395000</text:p>
              </table:table-cell>
              <table:table-cell office:value-type="float" office:value="0.405262784810127">
                <text:p>0.4052627848101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6000">
                <text:p>396000</text:p>
              </table:table-cell>
              <table:table-cell office:value-type="float" office:value="0.405375757575758">
                <text:p>0.4053757575757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7000">
                <text:p>397000</text:p>
              </table:table-cell>
              <table:table-cell office:value-type="float" office:value="0.405488161209068">
                <text:p>0.4054881612090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8000">
                <text:p>398000</text:p>
              </table:table-cell>
              <table:table-cell office:value-type="float" office:value="0.4056">
                <text:p>0.40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9000">
                <text:p>399000</text:p>
              </table:table-cell>
              <table:table-cell office:value-type="float" office:value="0.405711278195489">
                <text:p>0.4057112781954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405822">
                <text:p>0.4058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1000">
                <text:p>401000</text:p>
              </table:table-cell>
              <table:table-cell office:value-type="float" office:value="0.40593216957606">
                <text:p>0.405932169576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2000">
                <text:p>402000</text:p>
              </table:table-cell>
              <table:table-cell office:value-type="float" office:value="0.406041791044776">
                <text:p>0.4060417910447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3000">
                <text:p>403000</text:p>
              </table:table-cell>
              <table:table-cell office:value-type="float" office:value="0.406150868486352">
                <text:p>0.4061508684863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4000">
                <text:p>404000</text:p>
              </table:table-cell>
              <table:table-cell office:value-type="float" office:value="0.406259405940594">
                <text:p>0.4062594059405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5000">
                <text:p>405000</text:p>
              </table:table-cell>
              <table:table-cell office:value-type="float" office:value="0.406367407407407">
                <text:p>0.4063674074074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6000">
                <text:p>406000</text:p>
              </table:table-cell>
              <table:table-cell office:value-type="float" office:value="0.406474876847291">
                <text:p>0.4064748768472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7000">
                <text:p>407000</text:p>
              </table:table-cell>
              <table:table-cell office:value-type="float" office:value="0.406581818181818">
                <text:p>0.4065818181818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8000">
                <text:p>408000</text:p>
              </table:table-cell>
              <table:table-cell office:value-type="float" office:value="0.406688235294118">
                <text:p>0.4066882352941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9000">
                <text:p>409000</text:p>
              </table:table-cell>
              <table:table-cell office:value-type="float" office:value="0.40679413202934">
                <text:p>0.406794132029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0.406899512195122">
                <text:p>0.4068995121951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1000">
                <text:p>411000</text:p>
              </table:table-cell>
              <table:table-cell office:value-type="float" office:value="0.407004379562044">
                <text:p>0.4070043795620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2000">
                <text:p>412000</text:p>
              </table:table-cell>
              <table:table-cell office:value-type="float" office:value="0.407108737864078">
                <text:p>0.4071087378640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3000">
                <text:p>413000</text:p>
              </table:table-cell>
              <table:table-cell office:value-type="float" office:value="0.407212590799031">
                <text:p>0.4072125907990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4000">
                <text:p>414000</text:p>
              </table:table-cell>
              <table:table-cell office:value-type="float" office:value="0.407315942028985">
                <text:p>0.4073159420289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5000">
                <text:p>415000</text:p>
              </table:table-cell>
              <table:table-cell office:value-type="float" office:value="0.407418795180723">
                <text:p>0.4074187951807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6000">
                <text:p>416000</text:p>
              </table:table-cell>
              <table:table-cell office:value-type="float" office:value="0.407521153846154">
                <text:p>0.4075211538461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7000">
                <text:p>417000</text:p>
              </table:table-cell>
              <table:table-cell office:value-type="float" office:value="0.407623021582734">
                <text:p>0.4076230215827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8000">
                <text:p>418000</text:p>
              </table:table-cell>
              <table:table-cell office:value-type="float" office:value="0.407724401913876">
                <text:p>0.4077244019138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9000">
                <text:p>419000</text:p>
              </table:table-cell>
              <table:table-cell office:value-type="float" office:value="0.407825298329356">
                <text:p>0.4078252983293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0.407925714285714">
                <text:p>0.4079257142857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1000">
                <text:p>421000</text:p>
              </table:table-cell>
              <table:table-cell office:value-type="float" office:value="0.408025653206651">
                <text:p>0.4080256532066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2000">
                <text:p>422000</text:p>
              </table:table-cell>
              <table:table-cell office:value-type="float" office:value="0.408125118483412">
                <text:p>0.4081251184834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3000">
                <text:p>423000</text:p>
              </table:table-cell>
              <table:table-cell office:value-type="float" office:value="0.408224113475177">
                <text:p>0.4082241134751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4000">
                <text:p>424000</text:p>
              </table:table-cell>
              <table:table-cell office:value-type="float" office:value="0.408322641509434">
                <text:p>0.4083226415094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0.408420705882353">
                <text:p>0.4084207058823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6000">
                <text:p>426000</text:p>
              </table:table-cell>
              <table:table-cell office:value-type="float" office:value="0.408518309859155">
                <text:p>0.4085183098591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7000">
                <text:p>427000</text:p>
              </table:table-cell>
              <table:table-cell office:value-type="float" office:value="0.408615456674473">
                <text:p>0.4086154566744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000">
                <text:p>428000</text:p>
              </table:table-cell>
              <table:table-cell office:value-type="float" office:value="0.40871214953271">
                <text:p>0.408712149532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9000">
                <text:p>429000</text:p>
              </table:table-cell>
              <table:table-cell office:value-type="float" office:value="0.408808391608392">
                <text:p>0.4088083916083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0.408904186046512">
                <text:p>0.4089041860465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1000">
                <text:p>431000</text:p>
              </table:table-cell>
              <table:table-cell office:value-type="float" office:value="0.408999535962877">
                <text:p>0.4089995359628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2000">
                <text:p>432000</text:p>
              </table:table-cell>
              <table:table-cell office:value-type="float" office:value="0.409094444444444">
                <text:p>0.4090944444444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3000">
                <text:p>433000</text:p>
              </table:table-cell>
              <table:table-cell office:value-type="float" office:value="0.409188914549654">
                <text:p>0.4091889145496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4000">
                <text:p>434000</text:p>
              </table:table-cell>
              <table:table-cell office:value-type="float" office:value="0.409282949308756">
                <text:p>0.4092829493087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5000">
                <text:p>435000</text:p>
              </table:table-cell>
              <table:table-cell office:value-type="float" office:value="0.409376551724138">
                <text:p>0.4093765517241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6000">
                <text:p>436000</text:p>
              </table:table-cell>
              <table:table-cell office:value-type="float" office:value="0.409469724770642">
                <text:p>0.4094697247706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7000">
                <text:p>437000</text:p>
              </table:table-cell>
              <table:table-cell office:value-type="float" office:value="0.409562471395881">
                <text:p>0.4095624713958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000">
                <text:p>438000</text:p>
              </table:table-cell>
              <table:table-cell office:value-type="float" office:value="0.409654794520548">
                <text:p>0.4096547945205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9000">
                <text:p>439000</text:p>
              </table:table-cell>
              <table:table-cell office:value-type="float" office:value="0.409746697038724">
                <text:p>0.4097466970387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0.409838181818182">
                <text:p>0.40983818181818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1000">
                <text:p>441000</text:p>
              </table:table-cell>
              <table:table-cell office:value-type="float" office:value="0.40992925170068">
                <text:p>0.409929251700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2000">
                <text:p>442000</text:p>
              </table:table-cell>
              <table:table-cell office:value-type="float" office:value="0.410019909502262">
                <text:p>0.4100199095022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3000">
                <text:p>443000</text:p>
              </table:table-cell>
              <table:table-cell office:value-type="float" office:value="0.410110158013544">
                <text:p>0.4101101580135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4000">
                <text:p>444000</text:p>
              </table:table-cell>
              <table:table-cell office:value-type="float" office:value="0.4102">
                <text:p>0.410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5000">
                <text:p>445000</text:p>
              </table:table-cell>
              <table:table-cell office:value-type="float" office:value="0.410289438202247">
                <text:p>0.4102894382022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6000">
                <text:p>446000</text:p>
              </table:table-cell>
              <table:table-cell office:value-type="float" office:value="0.410378475336323">
                <text:p>0.4103784753363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7000">
                <text:p>447000</text:p>
              </table:table-cell>
              <table:table-cell office:value-type="float" office:value="0.41046711409396">
                <text:p>0.410467114093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8000">
                <text:p>448000</text:p>
              </table:table-cell>
              <table:table-cell office:value-type="float" office:value="0.410555357142857">
                <text:p>0.4105553571428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9000">
                <text:p>449000</text:p>
              </table:table-cell>
              <table:table-cell office:value-type="float" office:value="0.410643207126949">
                <text:p>0.4106432071269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410730666666667">
                <text:p>0.410730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1000">
                <text:p>451000</text:p>
              </table:table-cell>
              <table:table-cell office:value-type="float" office:value="0.410817738359202">
                <text:p>0.41081773835920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2000">
                <text:p>452000</text:p>
              </table:table-cell>
              <table:table-cell office:value-type="float" office:value="0.410904424778761">
                <text:p>0.4109044247787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3000">
                <text:p>453000</text:p>
              </table:table-cell>
              <table:table-cell office:value-type="float" office:value="0.410990728476821">
                <text:p>0.41099072847682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4000">
                <text:p>454000</text:p>
              </table:table-cell>
              <table:table-cell office:value-type="float" office:value="0.411076651982379">
                <text:p>0.41107665198237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5000">
                <text:p>455000</text:p>
              </table:table-cell>
              <table:table-cell office:value-type="float" office:value="0.411162197802198">
                <text:p>0.4111621978021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6000">
                <text:p>456000</text:p>
              </table:table-cell>
              <table:table-cell office:value-type="float" office:value="0.411247368421053">
                <text:p>0.4112473684210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7000">
                <text:p>457000</text:p>
              </table:table-cell>
              <table:table-cell office:value-type="float" office:value="0.411332166301969">
                <text:p>0.4113321663019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8000">
                <text:p>458000</text:p>
              </table:table-cell>
              <table:table-cell office:value-type="float" office:value="0.411416593886463">
                <text:p>0.41141659388646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9000">
                <text:p>459000</text:p>
              </table:table-cell>
              <table:table-cell office:value-type="float" office:value="0.411500653594771">
                <text:p>0.4115006535947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0.411584347826087">
                <text:p>0.41158434782608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1000">
                <text:p>461000</text:p>
              </table:table-cell>
              <table:table-cell office:value-type="float" office:value="0.411667678958785">
                <text:p>0.4116676789587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2000">
                <text:p>462000</text:p>
              </table:table-cell>
              <table:table-cell office:value-type="float" office:value="0.411750649350649">
                <text:p>0.4117506493506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3000">
                <text:p>463000</text:p>
              </table:table-cell>
              <table:table-cell office:value-type="float" office:value="0.411833261339093">
                <text:p>0.4118332613390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4000">
                <text:p>464000</text:p>
              </table:table-cell>
              <table:table-cell office:value-type="float" office:value="0.411915517241379">
                <text:p>0.41191551724137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5000">
                <text:p>465000</text:p>
              </table:table-cell>
              <table:table-cell office:value-type="float" office:value="0.411997419354839">
                <text:p>0.4119974193548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6000">
                <text:p>466000</text:p>
              </table:table-cell>
              <table:table-cell office:value-type="float" office:value="0.412078969957082">
                <text:p>0.41207896995708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7000">
                <text:p>467000</text:p>
              </table:table-cell>
              <table:table-cell office:value-type="float" office:value="0.41216017130621">
                <text:p>0.4121601713062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8000">
                <text:p>468000</text:p>
              </table:table-cell>
              <table:table-cell office:value-type="float" office:value="0.412241025641026">
                <text:p>0.4122410256410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9000">
                <text:p>469000</text:p>
              </table:table-cell>
              <table:table-cell office:value-type="float" office:value="0.412321535181237">
                <text:p>0.4123215351812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0.41240170212766">
                <text:p>0.412401702127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1000">
                <text:p>471000</text:p>
              </table:table-cell>
              <table:table-cell office:value-type="float" office:value="0.41248152866242">
                <text:p>0.412481528662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2000">
                <text:p>472000</text:p>
              </table:table-cell>
              <table:table-cell office:value-type="float" office:value="0.412561016949153">
                <text:p>0.4125610169491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3000">
                <text:p>473000</text:p>
              </table:table-cell>
              <table:table-cell office:value-type="float" office:value="0.412640169133192">
                <text:p>0.4126401691331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4000">
                <text:p>474000</text:p>
              </table:table-cell>
              <table:table-cell office:value-type="float" office:value="0.412718987341772">
                <text:p>0.4127189873417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0.412797473684211">
                <text:p>0.4127974736842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6000">
                <text:p>476000</text:p>
              </table:table-cell>
              <table:table-cell office:value-type="float" office:value="0.412875630252101">
                <text:p>0.4128756302521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7000">
                <text:p>477000</text:p>
              </table:table-cell>
              <table:table-cell office:value-type="float" office:value="0.412953459119497">
                <text:p>0.4129534591194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8000">
                <text:p>478000</text:p>
              </table:table-cell>
              <table:table-cell office:value-type="float" office:value="0.413030962343096">
                <text:p>0.4130309623430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9000">
                <text:p>479000</text:p>
              </table:table-cell>
              <table:table-cell office:value-type="float" office:value="0.413108141962422">
                <text:p>0.4131081419624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0.413185">
                <text:p>0.4131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81000">
                <text:p>481000</text:p>
              </table:table-cell>
              <table:table-cell office:value-type="float" office:value="0.413261538461538">
                <text:p>0.4132615384615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82000">
                <text:p>482000</text:p>
              </table:table-cell>
              <table:table-cell office:value-type="float" office:value="0.4133377593361">
                <text:p>0.41333775933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83000">
                <text:p>483000</text:p>
              </table:table-cell>
              <table:table-cell office:value-type="float" office:value="0.413413664596273">
                <text:p>0.4134136645962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84000">
                <text:p>484000</text:p>
              </table:table-cell>
              <table:table-cell office:value-type="float" office:value="0.413489256198347">
                <text:p>0.4134892561983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85000">
                <text:p>485000</text:p>
              </table:table-cell>
              <table:table-cell office:value-type="float" office:value="0.413564536082474">
                <text:p>0.41356453608247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